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400000260B7158D92.png" manifest:media-type="image/png"/>
  <manifest:file-entry manifest:full-path="Pictures/100002010000012C0000005E263BC466.png" manifest:media-type="image/png"/>
  <manifest:file-entry manifest:full-path="Pictures/1000020100000BEB00000084F650248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arial" svg:font-family="arial, helvetica, sans-serif"/>
    <style:font-face style:name="Aileron" svg:font-family="Aileron" style:font-family-generic="roman"/>
    <style:font-face style:name="Times New Roman1" svg:font-family="'Times New Roman'" style:font-family-generic="roman"/>
    <style:font-face style:name="Droid Sans1" svg:font-family="'Droid Sans'" style:font-adornments="Regular" style:font-family-generic="swiss"/>
    <style:font-face style:name="Times New Roman2" svg:font-family="'Times New Roman'" style:font-family-generic="system"/>
    <style:font-face style:name="Courier New" svg:font-family="'Courier New'" style:font-family-generic="modern" style:font-pitch="fixed"/>
    <style:font-face style:name="Courier New1" svg:font-family="'Courier New'" style:font-adornments="Regular" style:font-family-generic="modern" style:font-pitch="fixed"/>
    <style:font-face style:name="NSimSun" svg:font-family="NSimSun" style:font-family-generic="modern" style:font-pitch="fixed"/>
    <style:font-face style:name="Oswald" svg:font-family="Oswald" style:font-adornments="Regular" style:font-pitch="variable"/>
    <style:font-face style:name="Aileron3" svg:font-family="Aileron" style:font-family-generic="modern" style:font-pitch="variable"/>
    <style:font-face style:name="Aileron2" svg:font-family="Aileron" style:font-adornments="Bold" style:font-family-generic="modern" style:font-pitch="variable"/>
    <style:font-face style:name="Aileron1" svg:font-family="Aileron" style:font-adornments="Regular" style:font-family-generic="modern" style:font-pitch="variable"/>
    <style:font-face style:name="Aileron Heavy" svg:font-family="'Aileron Heavy'" style:font-adornments="Heavy Italic" style:font-family-generic="modern" style:font-pitch="variable"/>
    <style:font-face style:name="Aileron Light" svg:font-family="'Aileron Light'" style:font-adornments="Light Italic" style:font-family-generic="modern" style:font-pitch="variable"/>
    <style:font-face style:name="Aileron SemiBold" svg:font-family="'Aileron SemiBold'" style:font-adornments="SemiBold" style:font-family-generic="modern" style:font-pitch="variable"/>
    <style:font-face style:name="Aileron Thin" svg:font-family="'Aileron Thin'" style:font-adornments="Thi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40" style:family="table">
      <style:table-properties style:width="6.2889in" fo:margin-left="0in" table:align="left"/>
    </style:style>
    <style:style style:name="Table140.A" style:family="table-column">
      <style:table-column-properties style:column-width="0.6917in"/>
    </style:style>
    <style:style style:name="Table140.B" style:family="table-column">
      <style:table-column-properties style:column-width="1.3222in"/>
    </style:style>
    <style:style style:name="Table140.C" style:family="table-column">
      <style:table-column-properties style:column-width="1.4861in"/>
    </style:style>
    <style:style style:name="Table140.D" style:family="table-column">
      <style:table-column-properties style:column-width="1.2604in"/>
    </style:style>
    <style:style style:name="Table140.E" style:family="table-column">
      <style:table-column-properties style:column-width="1.5285in"/>
    </style:style>
    <style:style style:name="Table140.1" style:family="table-row">
      <style:table-row-properties fo:keep-together="always"/>
    </style:style>
    <style:style style:name="Table140.A1" style:family="table-cell">
      <style:table-cell-properties fo:padding="0.0382in" fo:border-left="1pt solid #000000" fo:border-right="none" fo:border-top="1pt solid #000000" fo:border-bottom="1pt solid #000000"/>
    </style:style>
    <style:style style:name="Table140.E1" style:family="table-cell">
      <style:table-cell-properties fo:padding="0.0382in" fo:border="1pt solid #000000"/>
    </style:style>
    <style:style style:name="Table140.A2" style:family="table-cell">
      <style:table-cell-properties fo:padding="0.0382in" fo:border-left="1pt solid #000000" fo:border-right="none" fo:border-top="none" fo:border-bottom="1pt solid #000000"/>
    </style:style>
    <style:style style:name="Table140.E2" style:family="table-cell">
      <style:table-cell-properties fo:padding="0.0382in" fo:border-left="1pt solid #000000" fo:border-right="1pt solid #000000" fo:border-top="none" fo:border-bottom="1pt solid #000000"/>
    </style:style>
    <style:style style:name="Table140.7" style:family="table-row">
      <style:table-row-properties style:min-row-height="0.3097in" fo:keep-together="always"/>
    </style:style>
    <style:style style:name="Table140.22" style:family="table-row">
      <style:table-row-properties style:min-row-height="0.4313in" fo:keep-together="always"/>
    </style:style>
    <style:style style:name="Table140.25" style:family="table-row">
      <style:table-row-properties style:min-row-height="0.3486in" fo:keep-together="always"/>
    </style:style>
    <style:style style:name="Table141" style:family="table">
      <style:table-properties style:width="6.2694in" table:align="center"/>
    </style:style>
    <style:style style:name="Table141.A" style:family="table-column">
      <style:table-column-properties style:column-width="0.4472in"/>
    </style:style>
    <style:style style:name="Table141.B" style:family="table-column">
      <style:table-column-properties style:column-width="0.8069in"/>
    </style:style>
    <style:style style:name="Table141.F" style:family="table-column">
      <style:table-column-properties style:column-width="1.2972in"/>
    </style:style>
    <style:style style:name="Table141.1" style:family="table-row">
      <style:table-row-properties style:min-row-height="0.4in" fo:keep-together="always"/>
    </style:style>
    <style:style style:name="Table141.A1" style:family="table-cell">
      <style:table-cell-properties fo:padding="0.0382in" fo:border-left="1pt solid #000000" fo:border-right="none" fo:border-top="1pt solid #000000" fo:border-bottom="1pt solid #000000"/>
    </style:style>
    <style:style style:name="Table141.G1" style:family="table-cell">
      <style:table-cell-properties fo:padding="0.0382in" fo:border="1pt solid #000000"/>
    </style:style>
    <style:style style:name="Table141.A2" style:family="table-cell">
      <style:table-cell-properties fo:padding="0.0382in" fo:border-left="1pt solid #000000" fo:border-right="none" fo:border-top="none" fo:border-bottom="1pt solid #000000"/>
    </style:style>
    <style:style style:name="Table141.G2" style:family="table-cell">
      <style:table-cell-properties fo:padding="0.0382in" fo:border-left="1pt solid #000000" fo:border-right="1pt solid #000000" fo:border-top="none" fo:border-bottom="1pt solid #000000"/>
    </style:style>
    <style:style style:name="Table1" style:family="table" style:master-page-name="Inner_20_Pages">
      <style:table-properties style:width="6.2701in" style:page-number="1" table:align="margins"/>
    </style:style>
    <style:style style:name="Table1.A" style:family="table-column">
      <style:table-column-properties style:column-width="4.3951in" style:rel-column-width="45941*"/>
    </style:style>
    <style:style style:name="Table1.B" style:family="table-column">
      <style:table-column-properties style:column-width="1.875in" style:rel-column-width="19594*"/>
    </style:style>
    <style:style style:name="Table1.A1" style:family="table-cell">
      <style:table-cell-properties style:vertical-align="middle" fo:padding="0.0382in" fo:border="none"/>
    </style:style>
    <style:style style:name="Table2" style:family="table">
      <style:table-properties style:width="6.2701in" style:rel-width="100%" fo:margin-left="0in" table:align="left"/>
    </style:style>
    <style:style style:name="Table2.A" style:family="table-column">
      <style:table-column-properties style:column-width="1.3667in" style:rel-column-width="1889*"/>
    </style:style>
    <style:style style:name="Table2.B" style:family="table-column">
      <style:table-column-properties style:column-width="4.9035in" style:rel-column-width="6777*"/>
    </style:style>
    <style:style style:name="Table2.A1" style:family="table-cell">
      <style:table-cell-properties fo:background-color="transparent" fo:padding="0.0403in" fo:border-left="none" fo:border-right="1pt solid #000000" fo:border-top="1pt solid #000000" fo:border-bottom="none">
        <style:background-image/>
      </style:table-cell-properties>
    </style:style>
    <style:style style:name="Table2.B1" style:family="table-cell">
      <style:table-cell-properties style:vertical-align="" fo:padding="0.0403in" fo:border-left="none" fo:border-right="none" fo:border-top="none" fo:border-bottom="1pt solid #000000"/>
    </style:style>
    <style:style style:name="Table2.A2" style:family="table-cell">
      <style:table-cell-properties fo:padding-left="0.0403in" fo:padding-right="0.1in" fo:padding-top="0.0403in" fo:padding-bottom="0.0403in" fo:border="none"/>
    </style:style>
    <style:style style:name="Table2.B2" style:family="table-cell">
      <style:table-cell-properties style:vertical-align="" fo:padding-left="0.0403in" fo:padding-right="0.1in" fo:padding-top="0.0403in" fo:padding-bottom="0.0403in" fo:border="none"/>
    </style:style>
    <style:style style:name="Table2.A4" style:family="table-cell">
      <style:table-cell-properties fo:padding-left="0.0403in" fo:padding-right="0.1in" fo:padding-top="0.0403in" fo:padding-bottom="0.0403in" fo:border="none"/>
    </style:style>
    <style:style style:name="Table3" style:family="table">
      <style:table-properties style:width="6.2701in" fo:break-before="page" table:align="margins"/>
    </style:style>
    <style:style style:name="Table3.A" style:family="table-column">
      <style:table-column-properties style:column-width="4.3951in" style:rel-column-width="45941*"/>
    </style:style>
    <style:style style:name="Table3.B" style:family="table-column">
      <style:table-column-properties style:column-width="1.875in" style:rel-column-width="19594*"/>
    </style:style>
    <style:style style:name="Table3.A1" style:family="table-cell">
      <style:table-cell-properties style:vertical-align="middle" fo:padding="0.0382in" fo:border="none"/>
    </style:style>
    <style:style style:name="Table66" style:family="table">
      <style:table-properties style:width="6.2701in" fo:break-before="page" table:align="margins"/>
    </style:style>
    <style:style style:name="Table66.A" style:family="table-column">
      <style:table-column-properties style:column-width="4.3951in" style:rel-column-width="45941*"/>
    </style:style>
    <style:style style:name="Table66.B" style:family="table-column">
      <style:table-column-properties style:column-width="1.875in" style:rel-column-width="19594*"/>
    </style:style>
    <style:style style:name="Table66.A1" style:family="table-cell">
      <style:table-cell-properties style:vertical-align="middle" fo:padding="0.0382in" fo:border="none"/>
    </style:style>
    <style:style style:name="Table4" style:family="table">
      <style:table-properties style:width="6.2701in" fo:break-before="page" table:align="margins"/>
    </style:style>
    <style:style style:name="Table4.A" style:family="table-column">
      <style:table-column-properties style:column-width="4.3951in" style:rel-column-width="45941*"/>
    </style:style>
    <style:style style:name="Table4.B" style:family="table-column">
      <style:table-column-properties style:column-width="1.875in" style:rel-column-width="19594*"/>
    </style:style>
    <style:style style:name="Table4.A1" style:family="table-cell">
      <style:table-cell-properties style:vertical-align="middle" fo:padding="0.0382in" fo:border="none"/>
    </style:style>
    <style:style style:name="Table5" style:family="table">
      <style:table-properties style:width="6.2701in" style:rel-width="100%" fo:margin-left="0in" table:align="left"/>
    </style:style>
    <style:style style:name="Table5.A" style:family="table-column">
      <style:table-column-properties style:column-width="1.3667in" style:rel-column-width="1889*"/>
    </style:style>
    <style:style style:name="Table5.B" style:family="table-column">
      <style:table-column-properties style:column-width="4.9035in" style:rel-column-width="6777*"/>
    </style:style>
    <style:style style:name="Table5.A1" style:family="table-cell">
      <style:table-cell-properties fo:background-color="transparent" fo:padding="0.0403in" fo:border-left="none" fo:border-right="1pt solid #000000" fo:border-top="1pt solid #000000" fo:border-bottom="none">
        <style:background-image/>
      </style:table-cell-properties>
    </style:style>
    <style:style style:name="Table5.B1" style:family="table-cell">
      <style:table-cell-properties style:vertical-align="" fo:padding="0.0403in" fo:border-left="none" fo:border-right="none" fo:border-top="none" fo:border-bottom="1pt solid #000000"/>
    </style:style>
    <style:style style:name="Table5.A2" style:family="table-cell">
      <style:table-cell-properties fo:padding-left="0.0403in" fo:padding-right="0.1in" fo:padding-top="0.0403in" fo:padding-bottom="0.0403in" fo:border="none"/>
    </style:style>
    <style:style style:name="Table5.B2" style:family="table-cell">
      <style:table-cell-properties style:vertical-align="" fo:padding-left="0.0403in" fo:padding-right="0.1in" fo:padding-top="0.0403in" fo:padding-bottom="0.0403in" fo:border="none"/>
    </style:style>
    <style:style style:name="Table5.A4" style:family="table-cell">
      <style:table-cell-properties fo:padding-left="0.0403in" fo:padding-right="0.1in" fo:padding-top="0.0403in" fo:padding-bottom="0.0403in" fo:border="none"/>
    </style:style>
    <style:style style:name="Table6" style:family="table">
      <style:table-properties style:width="6.2701in" fo:break-before="page" table:align="margins"/>
    </style:style>
    <style:style style:name="Table6.A" style:family="table-column">
      <style:table-column-properties style:column-width="4.3951in" style:rel-column-width="45937*"/>
    </style:style>
    <style:style style:name="Table6.B" style:family="table-column">
      <style:table-column-properties style:column-width="1.875in" style:rel-column-width="19598*"/>
    </style:style>
    <style:style style:name="Table6.A1" style:family="table-cell">
      <style:table-cell-properties style:vertical-align="middle" fo:padding="0.0382in" fo:border="none"/>
    </style:style>
    <style:style style:name="Table78" style:family="table">
      <style:table-properties style:width="6.2701in" fo:break-before="page" table:align="margins"/>
    </style:style>
    <style:style style:name="Table78.A" style:family="table-column">
      <style:table-column-properties style:column-width="4.3951in" style:rel-column-width="45941*"/>
    </style:style>
    <style:style style:name="Table78.B" style:family="table-column">
      <style:table-column-properties style:column-width="1.875in" style:rel-column-width="19594*"/>
    </style:style>
    <style:style style:name="Table78.A1" style:family="table-cell">
      <style:table-cell-properties style:vertical-align="middle" fo:padding="0.0382in" fo:border="none"/>
    </style:style>
    <style:style style:name="Table7" style:family="table">
      <style:table-properties style:width="6.2701in" fo:break-before="page" table:align="margins"/>
    </style:style>
    <style:style style:name="Table7.A" style:family="table-column">
      <style:table-column-properties style:column-width="4.3951in" style:rel-column-width="45941*"/>
    </style:style>
    <style:style style:name="Table7.B" style:family="table-column">
      <style:table-column-properties style:column-width="1.875in" style:rel-column-width="19594*"/>
    </style:style>
    <style:style style:name="Table7.A1" style:family="table-cell">
      <style:table-cell-properties style:vertical-align="middle" fo:padding="0.0382in" fo:border="none"/>
    </style:style>
    <style:style style:name="Table8" style:family="table">
      <style:table-properties style:width="6.2701in" style:rel-width="100%" fo:margin-left="0in" table:align="left"/>
    </style:style>
    <style:style style:name="Table8.A" style:family="table-column">
      <style:table-column-properties style:column-width="1.3667in" style:rel-column-width="1889*"/>
    </style:style>
    <style:style style:name="Table8.B" style:family="table-column">
      <style:table-column-properties style:column-width="4.9035in" style:rel-column-width="6777*"/>
    </style:style>
    <style:style style:name="Table8.A1" style:family="table-cell">
      <style:table-cell-properties fo:background-color="transparent" fo:padding="0.0403in" fo:border-left="none" fo:border-right="1pt solid #000000" fo:border-top="1pt solid #000000" fo:border-bottom="none">
        <style:background-image/>
      </style:table-cell-properties>
    </style:style>
    <style:style style:name="Table8.B1" style:family="table-cell">
      <style:table-cell-properties style:vertical-align="" fo:padding="0.0403in" fo:border-left="none" fo:border-right="none" fo:border-top="none" fo:border-bottom="1pt solid #000000"/>
    </style:style>
    <style:style style:name="Table8.A2" style:family="table-cell">
      <style:table-cell-properties fo:padding-left="0.0403in" fo:padding-right="0.1in" fo:padding-top="0.0403in" fo:padding-bottom="0.0403in" fo:border="none"/>
    </style:style>
    <style:style style:name="Table8.B2" style:family="table-cell">
      <style:table-cell-properties style:vertical-align="" fo:padding-left="0.0403in" fo:padding-right="0.1in" fo:padding-top="0.0403in" fo:padding-bottom="0.0403in" fo:border="none"/>
    </style:style>
    <style:style style:name="Table8.A4" style:family="table-cell">
      <style:table-cell-properties fo:padding-left="0.0403in" fo:padding-right="0.1in" fo:padding-top="0.0403in" fo:padding-bottom="0.0403in" fo:border="none"/>
    </style:style>
    <style:style style:name="Table10" style:family="table">
      <style:table-properties style:width="6.2701in" fo:break-before="page" table:align="margins"/>
    </style:style>
    <style:style style:name="Table10.A" style:family="table-column">
      <style:table-column-properties style:column-width="4.3951in" style:rel-column-width="45941*"/>
    </style:style>
    <style:style style:name="Table10.B" style:family="table-column">
      <style:table-column-properties style:column-width="1.875in" style:rel-column-width="19594*"/>
    </style:style>
    <style:style style:name="Table10.A1" style:family="table-cell">
      <style:table-cell-properties style:vertical-align="middle" fo:padding="0.0382in" fo:border="none"/>
    </style:style>
    <style:style style:name="Table9" style:family="table">
      <style:table-properties style:width="6.2701in" fo:break-before="page" table:align="margins"/>
    </style:style>
    <style:style style:name="Table9.A" style:family="table-column">
      <style:table-column-properties style:column-width="4.3951in" style:rel-column-width="45941*"/>
    </style:style>
    <style:style style:name="Table9.B" style:family="table-column">
      <style:table-column-properties style:column-width="1.875in" style:rel-column-width="19594*"/>
    </style:style>
    <style:style style:name="Table9.A1" style:family="table-cell">
      <style:table-cell-properties style:vertical-align="middle" fo:padding="0.0382in" fo:border="none"/>
    </style:style>
    <style:style style:name="Table11" style:family="table">
      <style:table-properties style:width="6.2701in" style:rel-width="100%" fo:margin-left="0in" table:align="left"/>
    </style:style>
    <style:style style:name="Table11.A" style:family="table-column">
      <style:table-column-properties style:column-width="1.3667in" style:rel-column-width="1889*"/>
    </style:style>
    <style:style style:name="Table11.B" style:family="table-column">
      <style:table-column-properties style:column-width="4.9035in" style:rel-column-width="6777*"/>
    </style:style>
    <style:style style:name="Table11.A1" style:family="table-cell">
      <style:table-cell-properties fo:background-color="transparent" fo:padding="0.0403in" fo:border-left="none" fo:border-right="1pt solid #000000" fo:border-top="1pt solid #000000" fo:border-bottom="none">
        <style:background-image/>
      </style:table-cell-properties>
    </style:style>
    <style:style style:name="Table11.B1" style:family="table-cell">
      <style:table-cell-properties style:vertical-align="" fo:padding="0.0403in" fo:border-left="none" fo:border-right="none" fo:border-top="none" fo:border-bottom="1pt solid #000000"/>
    </style:style>
    <style:style style:name="Table11.A2" style:family="table-cell">
      <style:table-cell-properties fo:padding-left="0.0403in" fo:padding-right="0.1in" fo:padding-top="0.0403in" fo:padding-bottom="0.0403in" fo:border="none"/>
    </style:style>
    <style:style style:name="Table11.B2" style:family="table-cell">
      <style:table-cell-properties style:vertical-align="" fo:padding-left="0.0403in" fo:padding-right="0.1in" fo:padding-top="0.0403in" fo:padding-bottom="0.0403in" fo:border="none"/>
    </style:style>
    <style:style style:name="Table11.A4" style:family="table-cell">
      <style:table-cell-properties fo:padding-left="0.0403in" fo:padding-right="0.1in" fo:padding-top="0.0403in" fo:padding-bottom="0.0403in" fo:border="none"/>
    </style:style>
    <style:style style:name="Table13" style:family="table">
      <style:table-properties style:width="6.2701in" fo:break-before="page" table:align="margins"/>
    </style:style>
    <style:style style:name="Table13.A" style:family="table-column">
      <style:table-column-properties style:column-width="4.3951in" style:rel-column-width="45941*"/>
    </style:style>
    <style:style style:name="Table13.B" style:family="table-column">
      <style:table-column-properties style:column-width="1.875in" style:rel-column-width="19594*"/>
    </style:style>
    <style:style style:name="Table13.A1" style:family="table-cell">
      <style:table-cell-properties style:vertical-align="middle" fo:padding="0.0382in" fo:border="none"/>
    </style:style>
    <style:style style:name="Table132" style:family="table">
      <style:table-properties style:width="5.6875in" fo:margin-left="0.5in" fo:margin-top="0in" fo:margin-bottom="0in" table:align="left"/>
    </style:style>
    <style:style style:name="Table132.A" style:family="table-column">
      <style:table-column-properties style:column-width="3.0931in"/>
    </style:style>
    <style:style style:name="Table132.B" style:family="table-column">
      <style:table-column-properties style:column-width="2.5944in"/>
    </style:style>
    <style:style style:name="Table132.1" style:family="table-row">
      <style:table-row-properties fo:keep-together="auto"/>
    </style:style>
    <style:style style:name="Table132.A1" style:family="table-cell">
      <style:table-cell-properties style:vertical-align="" fo:padding="0in" fo:border="none"/>
    </style:style>
    <style:style style:name="Table14" style:family="table">
      <style:table-properties style:width="6.2701in" fo:break-before="page" table:align="margins"/>
    </style:style>
    <style:style style:name="Table14.A" style:family="table-column">
      <style:table-column-properties style:column-width="4.3951in" style:rel-column-width="45941*"/>
    </style:style>
    <style:style style:name="Table14.B" style:family="table-column">
      <style:table-column-properties style:column-width="1.875in" style:rel-column-width="19594*"/>
    </style:style>
    <style:style style:name="Table14.A1" style:family="table-cell">
      <style:table-cell-properties style:vertical-align="middle" fo:padding="0.0382in" fo:border="none"/>
    </style:style>
    <style:style style:name="Table152" style:family="table">
      <style:table-properties style:width="5.1583in" fo:margin-left="0.5333in" table:align="left"/>
    </style:style>
    <style:style style:name="Table152.A" style:family="table-column">
      <style:table-column-properties style:column-width="1.0243in"/>
    </style:style>
    <style:style style:name="Table152.B" style:family="table-column">
      <style:table-column-properties style:column-width="1.025in"/>
    </style:style>
    <style:style style:name="Table152.D" style:family="table-column">
      <style:table-column-properties style:column-width="1.0431in"/>
    </style:style>
    <style:style style:name="Table152.E" style:family="table-column">
      <style:table-column-properties style:column-width="1.0417in"/>
    </style:style>
    <style:style style:name="Table152.A1" style:family="table-cell">
      <style:table-cell-properties fo:padding="0.0382in" fo:border="none"/>
    </style:style>
    <style:style style:name="Table15" style:family="table">
      <style:table-properties style:width="6.2701in" fo:break-before="page" table:align="margins"/>
    </style:style>
    <style:style style:name="Table15.A" style:family="table-column">
      <style:table-column-properties style:column-width="4.3951in" style:rel-column-width="45941*"/>
    </style:style>
    <style:style style:name="Table15.B" style:family="table-column">
      <style:table-column-properties style:column-width="1.875in" style:rel-column-width="19594*"/>
    </style:style>
    <style:style style:name="Table15.A1" style:family="table-cell">
      <style:table-cell-properties style:vertical-align="middle" fo:padding="0.0382in" fo:border="none"/>
    </style:style>
    <style:style style:name="Table12" style:family="table">
      <style:table-properties style:width="6.2701in" style:rel-width="100%" fo:margin-left="0in" table:align="left"/>
    </style:style>
    <style:style style:name="Table12.A" style:family="table-column">
      <style:table-column-properties style:column-width="1.3667in" style:rel-column-width="1889*"/>
    </style:style>
    <style:style style:name="Table12.B" style:family="table-column">
      <style:table-column-properties style:column-width="4.9035in" style:rel-column-width="6777*"/>
    </style:style>
    <style:style style:name="Table12.A1" style:family="table-cell">
      <style:table-cell-properties fo:background-color="transparent" fo:padding="0.0403in" fo:border-left="none" fo:border-right="1pt solid #000000" fo:border-top="1pt solid #000000" fo:border-bottom="none">
        <style:background-image/>
      </style:table-cell-properties>
    </style:style>
    <style:style style:name="Table12.B1" style:family="table-cell">
      <style:table-cell-properties style:vertical-align="" fo:padding="0.0403in" fo:border-left="none" fo:border-right="none" fo:border-top="none" fo:border-bottom="1pt solid #000000"/>
    </style:style>
    <style:style style:name="Table12.A2" style:family="table-cell">
      <style:table-cell-properties fo:padding-left="0.0403in" fo:padding-right="0.1in" fo:padding-top="0.0403in" fo:padding-bottom="0.0403in" fo:border="none"/>
    </style:style>
    <style:style style:name="Table12.B2" style:family="table-cell">
      <style:table-cell-properties style:vertical-align="" fo:padding-left="0.0403in" fo:padding-right="0.1in" fo:padding-top="0.0403in" fo:padding-bottom="0.0403in" fo:border="none"/>
    </style:style>
    <style:style style:name="Table12.A4" style:family="table-cell">
      <style:table-cell-properties fo:padding-left="0.0403in" fo:padding-right="0.1in" fo:padding-top="0.0403in" fo:padding-bottom="0.0403in" fo:border="none"/>
    </style:style>
    <style:style style:name="Table17" style:family="table">
      <style:table-properties style:width="6.2701in" fo:break-before="page" table:align="margins"/>
    </style:style>
    <style:style style:name="Table17.A" style:family="table-column">
      <style:table-column-properties style:column-width="4.3951in" style:rel-column-width="45941*"/>
    </style:style>
    <style:style style:name="Table17.B" style:family="table-column">
      <style:table-column-properties style:column-width="1.875in" style:rel-column-width="19594*"/>
    </style:style>
    <style:style style:name="Table17.A1" style:family="table-cell">
      <style:table-cell-properties style:vertical-align="middle" fo:padding="0.0382in" fo:border="none"/>
    </style:style>
    <style:style style:name="Table149" style:family="table">
      <style:table-properties style:width="6.2701in" fo:break-before="page" table:align="margins"/>
    </style:style>
    <style:style style:name="Table149.A" style:family="table-column">
      <style:table-column-properties style:column-width="4.3951in" style:rel-column-width="45941*"/>
    </style:style>
    <style:style style:name="Table149.B" style:family="table-column">
      <style:table-column-properties style:column-width="1.875in" style:rel-column-width="19594*"/>
    </style:style>
    <style:style style:name="Table149.A1" style:family="table-cell">
      <style:table-cell-properties style:vertical-align="middle" fo:padding="0.0382in" fo:border="none"/>
    </style:style>
    <style:style style:name="Table19" style:family="table">
      <style:table-properties style:width="6.2701in" fo:break-before="page" table:align="margins"/>
    </style:style>
    <style:style style:name="Table19.A" style:family="table-column">
      <style:table-column-properties style:column-width="4.3951in" style:rel-column-width="45941*"/>
    </style:style>
    <style:style style:name="Table19.B" style:family="table-column">
      <style:table-column-properties style:column-width="1.875in" style:rel-column-width="19594*"/>
    </style:style>
    <style:style style:name="Table19.A1" style:family="table-cell">
      <style:table-cell-properties style:vertical-align="middle" fo:padding="0.0382in" fo:border="none"/>
    </style:style>
    <style:style style:name="Table20" style:family="table">
      <style:table-properties style:width="6.2701in" style:rel-width="100%" fo:margin-left="0in" table:align="left"/>
    </style:style>
    <style:style style:name="Table20.A" style:family="table-column">
      <style:table-column-properties style:column-width="1.3667in" style:rel-column-width="1889*"/>
    </style:style>
    <style:style style:name="Table20.B" style:family="table-column">
      <style:table-column-properties style:column-width="4.9035in" style:rel-column-width="6777*"/>
    </style:style>
    <style:style style:name="Table20.A1" style:family="table-cell">
      <style:table-cell-properties fo:background-color="transparent" fo:padding="0.0403in" fo:border-left="none" fo:border-right="1pt solid #000000" fo:border-top="1pt solid #000000" fo:border-bottom="none">
        <style:background-image/>
      </style:table-cell-properties>
    </style:style>
    <style:style style:name="Table20.B1" style:family="table-cell">
      <style:table-cell-properties style:vertical-align="" fo:padding="0.0403in" fo:border-left="none" fo:border-right="none" fo:border-top="none" fo:border-bottom="1pt solid #000000"/>
    </style:style>
    <style:style style:name="Table20.A2" style:family="table-cell">
      <style:table-cell-properties fo:padding-left="0.0403in" fo:padding-right="0.1in" fo:padding-top="0.0403in" fo:padding-bottom="0.0403in" fo:border="none"/>
    </style:style>
    <style:style style:name="Table20.B2" style:family="table-cell">
      <style:table-cell-properties style:vertical-align="" fo:padding-left="0.0403in" fo:padding-right="0.1in" fo:padding-top="0.0403in" fo:padding-bottom="0.0403in" fo:border="none"/>
    </style:style>
    <style:style style:name="Table20.A4" style:family="table-cell">
      <style:table-cell-properties fo:padding-left="0.0403in" fo:padding-right="0.1in" fo:padding-top="0.0403in" fo:padding-bottom="0.0403in" fo:border="none"/>
    </style:style>
    <style:style style:name="Table21" style:family="table">
      <style:table-properties style:width="6.2701in" fo:break-before="page" table:align="margins"/>
    </style:style>
    <style:style style:name="Table21.A" style:family="table-column">
      <style:table-column-properties style:column-width="4.3951in" style:rel-column-width="45941*"/>
    </style:style>
    <style:style style:name="Table21.B" style:family="table-column">
      <style:table-column-properties style:column-width="1.875in" style:rel-column-width="19594*"/>
    </style:style>
    <style:style style:name="Table21.A1" style:family="table-cell">
      <style:table-cell-properties style:vertical-align="middle" fo:padding="0.0382in" fo:border="none"/>
    </style:style>
    <style:style style:name="Table22" style:family="table">
      <style:table-properties style:width="6.2701in" fo:break-before="page" table:align="margins"/>
    </style:style>
    <style:style style:name="Table22.A" style:family="table-column">
      <style:table-column-properties style:column-width="4.3951in" style:rel-column-width="45941*"/>
    </style:style>
    <style:style style:name="Table22.B" style:family="table-column">
      <style:table-column-properties style:column-width="1.875in" style:rel-column-width="19594*"/>
    </style:style>
    <style:style style:name="Table22.A1" style:family="table-cell">
      <style:table-cell-properties style:vertical-align="middle" fo:padding="0.0382in" fo:border="none"/>
    </style:style>
    <style:style style:name="Table23" style:family="table">
      <style:table-properties style:width="6.2701in" fo:break-before="page" table:align="margins"/>
    </style:style>
    <style:style style:name="Table23.A" style:family="table-column">
      <style:table-column-properties style:column-width="4.3951in" style:rel-column-width="45941*"/>
    </style:style>
    <style:style style:name="Table23.B" style:family="table-column">
      <style:table-column-properties style:column-width="1.875in" style:rel-column-width="19594*"/>
    </style:style>
    <style:style style:name="Table23.A1" style:family="table-cell">
      <style:table-cell-properties style:vertical-align="middle" fo:padding="0.0382in" fo:border="none"/>
    </style:style>
    <style:style style:name="Table24" style:family="table">
      <style:table-properties style:width="6.2701in" style:rel-width="100%" fo:margin-left="0in" table:align="left"/>
    </style:style>
    <style:style style:name="Table24.A" style:family="table-column">
      <style:table-column-properties style:column-width="1.3667in" style:rel-column-width="1968*"/>
    </style:style>
    <style:style style:name="Table24.B" style:family="table-column">
      <style:table-column-properties style:column-width="4.9035in" style:rel-column-width="7061*"/>
    </style:style>
    <style:style style:name="Table24.A1" style:family="table-cell">
      <style:table-cell-properties fo:background-color="transparent" fo:padding="0.0403in" fo:border-left="none" fo:border-right="1pt solid #000000" fo:border-top="1pt solid #000000" fo:border-bottom="none">
        <style:background-image/>
      </style:table-cell-properties>
    </style:style>
    <style:style style:name="Table24.B1" style:family="table-cell">
      <style:table-cell-properties style:vertical-align="" fo:padding="0.0403in" fo:border-left="none" fo:border-right="none" fo:border-top="none" fo:border-bottom="1pt solid #000000"/>
    </style:style>
    <style:style style:name="Table24.A2" style:family="table-cell">
      <style:table-cell-properties fo:padding-left="0.0403in" fo:padding-right="0.1in" fo:padding-top="0.0403in" fo:padding-bottom="0.0403in" fo:border="none"/>
    </style:style>
    <style:style style:name="Table24.B2" style:family="table-cell">
      <style:table-cell-properties style:vertical-align="" fo:padding-left="0.0403in" fo:padding-right="0.1in" fo:padding-top="0.0403in" fo:padding-bottom="0.0403in" fo:border="none"/>
    </style:style>
    <style:style style:name="Table24.4" style:family="table-row">
      <style:table-row-properties style:min-row-height="0.3917in"/>
    </style:style>
    <style:style style:name="Table24.A4" style:family="table-cell">
      <style:table-cell-properties fo:padding-left="0.0403in" fo:padding-right="0.1in" fo:padding-top="0.0403in" fo:padding-bottom="0.0403in" fo:border="none"/>
    </style:style>
    <style:style style:name="Table24.A5" style:family="table-cell">
      <style:table-cell-properties fo:padding="0.0403in" fo:border-left="none" fo:border-right="none" fo:border-top="1pt solid #000000" fo:border-bottom="none"/>
    </style:style>
    <style:style style:name="Table24.B5" style:family="table-cell">
      <style:table-cell-properties style:vertical-align="" fo:padding="0.0403in" fo:border-left="1pt solid #000000" fo:border-right="none" fo:border-top="none" fo:border-bottom="1pt solid #000000"/>
    </style:style>
    <style:style style:name="Table25" style:family="table">
      <style:table-properties style:width="6.2701in" fo:break-before="page" table:align="margins"/>
    </style:style>
    <style:style style:name="Table25.A" style:family="table-column">
      <style:table-column-properties style:column-width="4.3951in" style:rel-column-width="45941*"/>
    </style:style>
    <style:style style:name="Table25.B" style:family="table-column">
      <style:table-column-properties style:column-width="1.875in" style:rel-column-width="19594*"/>
    </style:style>
    <style:style style:name="Table25.A1" style:family="table-cell">
      <style:table-cell-properties style:vertical-align="middle" fo:padding="0.0382in" fo:border="none"/>
    </style:style>
    <style:style style:name="Table136" style:family="table">
      <style:table-properties style:width="5.1875in" fo:margin-left="0.5014in" table:align="left"/>
    </style:style>
    <style:style style:name="Table136.A" style:family="table-column">
      <style:table-column-properties style:column-width="2.5938in"/>
    </style:style>
    <style:style style:name="Table136.A1" style:family="table-cell">
      <style:table-cell-properties fo:padding="0.0382in" fo:border="none"/>
    </style:style>
    <style:style style:name="Table26" style:family="table">
      <style:table-properties style:width="6.2701in" fo:break-before="page" table:align="margins"/>
    </style:style>
    <style:style style:name="Table26.A" style:family="table-column">
      <style:table-column-properties style:column-width="4.3951in" style:rel-column-width="45941*"/>
    </style:style>
    <style:style style:name="Table26.B" style:family="table-column">
      <style:table-column-properties style:column-width="1.875in" style:rel-column-width="19594*"/>
    </style:style>
    <style:style style:name="Table26.A1" style:family="table-cell">
      <style:table-cell-properties style:vertical-align="middle" fo:padding="0.0382in" fo:border="none"/>
    </style:style>
    <style:style style:name="Table27" style:family="table">
      <style:table-properties style:width="6.2701in" fo:break-before="page" table:align="margins"/>
    </style:style>
    <style:style style:name="Table27.A" style:family="table-column">
      <style:table-column-properties style:column-width="4.3951in" style:rel-column-width="45941*"/>
    </style:style>
    <style:style style:name="Table27.B" style:family="table-column">
      <style:table-column-properties style:column-width="1.875in" style:rel-column-width="19594*"/>
    </style:style>
    <style:style style:name="Table27.A1" style:family="table-cell">
      <style:table-cell-properties style:vertical-align="middle" fo:padding="0.0382in" fo:border="none"/>
    </style:style>
    <style:style style:name="Table28" style:family="table">
      <style:table-properties style:width="6.2701in" style:rel-width="100%" fo:margin-left="0in" table:align="left"/>
    </style:style>
    <style:style style:name="Table28.A" style:family="table-column">
      <style:table-column-properties style:column-width="1.3667in" style:rel-column-width="1968*"/>
    </style:style>
    <style:style style:name="Table28.B" style:family="table-column">
      <style:table-column-properties style:column-width="4.9035in" style:rel-column-width="7061*"/>
    </style:style>
    <style:style style:name="Table28.A1" style:family="table-cell">
      <style:table-cell-properties fo:background-color="transparent" fo:padding="0.0403in" fo:border-left="none" fo:border-right="1pt solid #000000" fo:border-top="1pt solid #000000" fo:border-bottom="none">
        <style:background-image/>
      </style:table-cell-properties>
    </style:style>
    <style:style style:name="Table28.B1" style:family="table-cell">
      <style:table-cell-properties style:vertical-align="" fo:padding="0.0403in" fo:border-left="none" fo:border-right="none" fo:border-top="none" fo:border-bottom="1pt solid #000000"/>
    </style:style>
    <style:style style:name="Table28.A2" style:family="table-cell">
      <style:table-cell-properties fo:padding-left="0.0403in" fo:padding-right="0.1in" fo:padding-top="0.0403in" fo:padding-bottom="0.0403in" fo:border="none"/>
    </style:style>
    <style:style style:name="Table28.B2" style:family="table-cell">
      <style:table-cell-properties style:vertical-align="" fo:padding-left="0.0403in" fo:padding-right="0.1in" fo:padding-top="0.0403in" fo:padding-bottom="0.0403in" fo:border="none"/>
    </style:style>
    <style:style style:name="Table28.A4" style:family="table-cell">
      <style:table-cell-properties fo:padding-left="0.0403in" fo:padding-right="0.1in" fo:padding-top="0.0403in" fo:padding-bottom="0.0403in" fo:border="none"/>
    </style:style>
    <style:style style:name="Table28.A5" style:family="table-cell">
      <style:table-cell-properties fo:padding="0.0403in" fo:border-left="none" fo:border-right="none" fo:border-top="1pt solid #000000" fo:border-bottom="none"/>
    </style:style>
    <style:style style:name="Table28.B5" style:family="table-cell">
      <style:table-cell-properties style:vertical-align="" fo:padding="0.0403in" fo:border-left="1pt solid #000000" fo:border-right="none" fo:border-top="none" fo:border-bottom="1pt solid #000000"/>
    </style:style>
    <style:style style:name="Table29" style:family="table">
      <style:table-properties style:width="6.2701in" fo:break-before="page" table:align="margins"/>
    </style:style>
    <style:style style:name="Table29.A" style:family="table-column">
      <style:table-column-properties style:column-width="4.3951in" style:rel-column-width="45941*"/>
    </style:style>
    <style:style style:name="Table29.B" style:family="table-column">
      <style:table-column-properties style:column-width="1.875in" style:rel-column-width="19594*"/>
    </style:style>
    <style:style style:name="Table29.A1" style:family="table-cell">
      <style:table-cell-properties style:vertical-align="middle" fo:padding="0.0382in" fo:border="none"/>
    </style:style>
    <style:style style:name="Table150" style:family="table">
      <style:table-properties style:width="6.2701in" fo:break-before="page" table:align="margins"/>
    </style:style>
    <style:style style:name="Table150.A" style:family="table-column">
      <style:table-column-properties style:column-width="4.3951in" style:rel-column-width="45941*"/>
    </style:style>
    <style:style style:name="Table150.B" style:family="table-column">
      <style:table-column-properties style:column-width="1.875in" style:rel-column-width="19594*"/>
    </style:style>
    <style:style style:name="Table150.A1" style:family="table-cell">
      <style:table-cell-properties style:vertical-align="middle" fo:padding="0.0382in" fo:border="none"/>
    </style:style>
    <style:style style:name="Table31" style:family="table">
      <style:table-properties style:width="6.2701in" fo:break-before="page" table:align="margins"/>
    </style:style>
    <style:style style:name="Table31.A" style:family="table-column">
      <style:table-column-properties style:column-width="4.3951in" style:rel-column-width="45941*"/>
    </style:style>
    <style:style style:name="Table31.B" style:family="table-column">
      <style:table-column-properties style:column-width="1.875in" style:rel-column-width="19594*"/>
    </style:style>
    <style:style style:name="Table31.A1" style:family="table-cell">
      <style:table-cell-properties style:vertical-align="middle" fo:padding="0.0382in" fo:border="none"/>
    </style:style>
    <style:style style:name="Table32" style:family="table">
      <style:table-properties style:width="6.2701in" style:rel-width="100%" fo:margin-left="0in" table:align="left"/>
    </style:style>
    <style:style style:name="Table32.A" style:family="table-column">
      <style:table-column-properties style:column-width="1.3667in" style:rel-column-width="1889*"/>
    </style:style>
    <style:style style:name="Table32.B" style:family="table-column">
      <style:table-column-properties style:column-width="4.9035in" style:rel-column-width="6777*"/>
    </style:style>
    <style:style style:name="Table32.A1" style:family="table-cell">
      <style:table-cell-properties fo:background-color="transparent" fo:padding="0.0403in" fo:border-left="none" fo:border-right="1pt solid #000000" fo:border-top="1pt solid #000000" fo:border-bottom="none">
        <style:background-image/>
      </style:table-cell-properties>
    </style:style>
    <style:style style:name="Table32.B1" style:family="table-cell">
      <style:table-cell-properties style:vertical-align="" fo:padding="0.0403in" fo:border-left="none" fo:border-right="none" fo:border-top="none" fo:border-bottom="1pt solid #000000"/>
    </style:style>
    <style:style style:name="Table32.A2" style:family="table-cell">
      <style:table-cell-properties fo:padding-left="0.0403in" fo:padding-right="0.1in" fo:padding-top="0.0403in" fo:padding-bottom="0.0403in" fo:border="none"/>
    </style:style>
    <style:style style:name="Table32.B2" style:family="table-cell">
      <style:table-cell-properties style:vertical-align="" fo:padding-left="0.0403in" fo:padding-right="0.1in" fo:padding-top="0.0403in" fo:padding-bottom="0.0403in" fo:border="none"/>
    </style:style>
    <style:style style:name="Table32.A4" style:family="table-cell">
      <style:table-cell-properties fo:padding-left="0.0403in" fo:padding-right="0.1in" fo:padding-top="0.0403in" fo:padding-bottom="0.0403in" fo:border="none"/>
    </style:style>
    <style:style style:name="Table32.A6" style:family="table-cell">
      <style:table-cell-properties fo:background-color="transparent" fo:padding="0.0403in" fo:border="none">
        <style:background-image/>
      </style:table-cell-properties>
    </style:style>
    <style:style style:name="Table32.B6" style:family="table-cell">
      <style:table-cell-properties style:vertical-align="" fo:padding="0.0403in" fo:border="none"/>
    </style:style>
    <style:style style:name="Table33" style:family="table">
      <style:table-properties style:width="6.2701in" fo:break-before="page" table:align="margins"/>
    </style:style>
    <style:style style:name="Table33.A" style:family="table-column">
      <style:table-column-properties style:column-width="4.3951in" style:rel-column-width="45941*"/>
    </style:style>
    <style:style style:name="Table33.B" style:family="table-column">
      <style:table-column-properties style:column-width="1.875in" style:rel-column-width="19594*"/>
    </style:style>
    <style:style style:name="Table33.A1" style:family="table-cell">
      <style:table-cell-properties style:vertical-align="middle" fo:padding="0.0382in" fo:border="none"/>
    </style:style>
    <style:style style:name="Table145" style:family="table">
      <style:table-properties style:width="5.3125in" fo:margin-left="0.5014in" table:align="left"/>
    </style:style>
    <style:style style:name="Table145.A" style:family="table-column">
      <style:table-column-properties style:column-width="1.7708in"/>
    </style:style>
    <style:style style:name="Table145.A1" style:family="table-cell">
      <style:table-cell-properties fo:padding="0.0382in" fo:border="none"/>
    </style:style>
    <style:style style:name="Table34" style:family="table">
      <style:table-properties style:width="6.2701in" fo:break-before="page" table:align="margins"/>
    </style:style>
    <style:style style:name="Table34.A" style:family="table-column">
      <style:table-column-properties style:column-width="4.3951in" style:rel-column-width="45941*"/>
    </style:style>
    <style:style style:name="Table34.B" style:family="table-column">
      <style:table-column-properties style:column-width="1.875in" style:rel-column-width="19594*"/>
    </style:style>
    <style:style style:name="Table34.A1" style:family="table-cell">
      <style:table-cell-properties style:vertical-align="middle" fo:padding="0.0382in" fo:border="none"/>
    </style:style>
    <style:style style:name="Table35" style:family="table">
      <style:table-properties style:width="6.2701in" fo:break-before="page" table:align="margins"/>
    </style:style>
    <style:style style:name="Table35.A" style:family="table-column">
      <style:table-column-properties style:column-width="4.3951in" style:rel-column-width="45941*"/>
    </style:style>
    <style:style style:name="Table35.B" style:family="table-column">
      <style:table-column-properties style:column-width="1.875in" style:rel-column-width="19594*"/>
    </style:style>
    <style:style style:name="Table35.A1" style:family="table-cell">
      <style:table-cell-properties style:vertical-align="middle" fo:padding="0.0382in" fo:border="none"/>
    </style:style>
    <style:style style:name="Table36" style:family="table">
      <style:table-properties style:width="6.2701in" style:rel-width="100%" fo:margin-left="0in" table:align="left"/>
    </style:style>
    <style:style style:name="Table36.A" style:family="table-column">
      <style:table-column-properties style:column-width="1.3667in" style:rel-column-width="1889*"/>
    </style:style>
    <style:style style:name="Table36.B" style:family="table-column">
      <style:table-column-properties style:column-width="4.9035in" style:rel-column-width="6777*"/>
    </style:style>
    <style:style style:name="Table36.A1" style:family="table-cell">
      <style:table-cell-properties fo:background-color="transparent" fo:padding="0.0403in" fo:border-left="none" fo:border-right="1pt solid #000000" fo:border-top="1pt solid #000000" fo:border-bottom="none">
        <style:background-image/>
      </style:table-cell-properties>
    </style:style>
    <style:style style:name="Table36.B1" style:family="table-cell">
      <style:table-cell-properties style:vertical-align="" fo:padding="0.0403in" fo:border-left="none" fo:border-right="none" fo:border-top="none" fo:border-bottom="1pt solid #000000"/>
    </style:style>
    <style:style style:name="Table36.A2" style:family="table-cell">
      <style:table-cell-properties fo:padding-left="0.0403in" fo:padding-right="0.1in" fo:padding-top="0.0403in" fo:padding-bottom="0.0403in" fo:border="none"/>
    </style:style>
    <style:style style:name="Table36.B2" style:family="table-cell">
      <style:table-cell-properties style:vertical-align="" fo:padding-left="0.0403in" fo:padding-right="0.1in" fo:padding-top="0.0403in" fo:padding-bottom="0.0403in" fo:border="none"/>
    </style:style>
    <style:style style:name="Table36.A4" style:family="table-cell">
      <style:table-cell-properties fo:padding-left="0.0403in" fo:padding-right="0.1in" fo:padding-top="0.0403in" fo:padding-bottom="0.0403in" fo:border="none"/>
    </style:style>
    <style:style style:name="Table36.A5" style:family="table-cell">
      <style:table-cell-properties fo:padding="0.0403in" fo:border-left="none" fo:border-right="none" fo:border-top="1pt solid #000000" fo:border-bottom="none"/>
    </style:style>
    <style:style style:name="Table36.B5" style:family="table-cell">
      <style:table-cell-properties style:vertical-align="" fo:padding="0.0403in" fo:border-left="1pt solid #000000" fo:border-right="none" fo:border-top="none" fo:border-bottom="1pt solid #000000"/>
    </style:style>
    <style:style style:name="Table37" style:family="table">
      <style:table-properties style:width="6.2701in" fo:break-before="page" table:align="margins"/>
    </style:style>
    <style:style style:name="Table37.A" style:family="table-column">
      <style:table-column-properties style:column-width="4.3951in" style:rel-column-width="45941*"/>
    </style:style>
    <style:style style:name="Table37.B" style:family="table-column">
      <style:table-column-properties style:column-width="1.875in" style:rel-column-width="19594*"/>
    </style:style>
    <style:style style:name="Table37.A1" style:family="table-cell">
      <style:table-cell-properties style:vertical-align="middle" fo:padding="0.0382in" fo:border="none"/>
    </style:style>
    <style:style style:name="Table146" style:family="table">
      <style:table-properties style:width="5.3125in" fo:margin-left="0.5014in" table:align="left"/>
    </style:style>
    <style:style style:name="Table146.A" style:family="table-column">
      <style:table-column-properties style:column-width="1.7708in"/>
    </style:style>
    <style:style style:name="Table146.A1" style:family="table-cell">
      <style:table-cell-properties fo:padding="0.0382in" fo:border="none"/>
    </style:style>
    <style:style style:name="Table38" style:family="table">
      <style:table-properties style:width="6.2701in" fo:break-before="page" table:align="margins"/>
    </style:style>
    <style:style style:name="Table38.A" style:family="table-column">
      <style:table-column-properties style:column-width="4.3951in" style:rel-column-width="45941*"/>
    </style:style>
    <style:style style:name="Table38.B" style:family="table-column">
      <style:table-column-properties style:column-width="1.875in" style:rel-column-width="19594*"/>
    </style:style>
    <style:style style:name="Table38.A1" style:family="table-cell">
      <style:table-cell-properties style:vertical-align="middle" fo:padding="0.0382in" fo:border="none"/>
    </style:style>
    <style:style style:name="Table39" style:family="table">
      <style:table-properties style:width="6.2701in" fo:break-before="page" table:align="margins"/>
    </style:style>
    <style:style style:name="Table39.A" style:family="table-column">
      <style:table-column-properties style:column-width="4.3951in" style:rel-column-width="45941*"/>
    </style:style>
    <style:style style:name="Table39.B" style:family="table-column">
      <style:table-column-properties style:column-width="1.875in" style:rel-column-width="19594*"/>
    </style:style>
    <style:style style:name="Table39.A1" style:family="table-cell">
      <style:table-cell-properties style:vertical-align="middle" fo:padding="0.0382in" fo:border="none"/>
    </style:style>
    <style:style style:name="Table40" style:family="table">
      <style:table-properties style:width="6.2701in" style:rel-width="100%" fo:margin-left="0in" table:align="left"/>
    </style:style>
    <style:style style:name="Table40.A" style:family="table-column">
      <style:table-column-properties style:column-width="1.3667in" style:rel-column-width="1889*"/>
    </style:style>
    <style:style style:name="Table40.B" style:family="table-column">
      <style:table-column-properties style:column-width="4.9035in" style:rel-column-width="6777*"/>
    </style:style>
    <style:style style:name="Table40.A1" style:family="table-cell">
      <style:table-cell-properties fo:background-color="transparent" fo:padding="0.0403in" fo:border-left="none" fo:border-right="1pt solid #000000" fo:border-top="1pt solid #000000" fo:border-bottom="none">
        <style:background-image/>
      </style:table-cell-properties>
    </style:style>
    <style:style style:name="Table40.B1" style:family="table-cell">
      <style:table-cell-properties style:vertical-align="" fo:padding="0.0403in" fo:border-left="none" fo:border-right="none" fo:border-top="none" fo:border-bottom="1pt solid #000000"/>
    </style:style>
    <style:style style:name="Table40.A2" style:family="table-cell">
      <style:table-cell-properties fo:padding-left="0.0403in" fo:padding-right="0.1in" fo:padding-top="0.0403in" fo:padding-bottom="0.0403in" fo:border="none"/>
    </style:style>
    <style:style style:name="Table40.B2" style:family="table-cell">
      <style:table-cell-properties style:vertical-align="" fo:padding-left="0.0403in" fo:padding-right="0.1in" fo:padding-top="0.0403in" fo:padding-bottom="0.0403in" fo:border="none"/>
    </style:style>
    <style:style style:name="Table40.A4" style:family="table-cell">
      <style:table-cell-properties fo:padding-left="0.0403in" fo:padding-right="0.1in" fo:padding-top="0.0403in" fo:padding-bottom="0.0403in" fo:border="none"/>
    </style:style>
    <style:style style:name="Table41" style:family="table">
      <style:table-properties style:width="6.2701in" fo:break-before="page" table:align="margins"/>
    </style:style>
    <style:style style:name="Table41.A" style:family="table-column">
      <style:table-column-properties style:column-width="4.3951in" style:rel-column-width="45941*"/>
    </style:style>
    <style:style style:name="Table41.B" style:family="table-column">
      <style:table-column-properties style:column-width="1.875in" style:rel-column-width="19594*"/>
    </style:style>
    <style:style style:name="Table41.A1" style:family="table-cell">
      <style:table-cell-properties style:vertical-align="middle" fo:padding="0.0382in" fo:border="none"/>
    </style:style>
    <style:style style:name="Table42" style:family="table">
      <style:table-properties style:width="6.2701in" fo:break-before="page" table:align="margins"/>
    </style:style>
    <style:style style:name="Table42.A" style:family="table-column">
      <style:table-column-properties style:column-width="4.3951in" style:rel-column-width="45941*"/>
    </style:style>
    <style:style style:name="Table42.B" style:family="table-column">
      <style:table-column-properties style:column-width="1.875in" style:rel-column-width="19594*"/>
    </style:style>
    <style:style style:name="Table42.A1" style:family="table-cell">
      <style:table-cell-properties style:vertical-align="middle" fo:padding="0.0382in" fo:border="none"/>
    </style:style>
    <style:style style:name="Table43" style:family="table">
      <style:table-properties style:width="6.2701in" fo:break-before="page" table:align="margins"/>
    </style:style>
    <style:style style:name="Table43.A" style:family="table-column">
      <style:table-column-properties style:column-width="4.3951in" style:rel-column-width="45941*"/>
    </style:style>
    <style:style style:name="Table43.B" style:family="table-column">
      <style:table-column-properties style:column-width="1.875in" style:rel-column-width="19594*"/>
    </style:style>
    <style:style style:name="Table43.A1" style:family="table-cell">
      <style:table-cell-properties style:vertical-align="middle" fo:padding="0.0382in" fo:border="none"/>
    </style:style>
    <style:style style:name="Table44" style:family="table">
      <style:table-properties style:width="6.2701in" style:rel-width="100%" fo:margin-left="0in" table:align="left"/>
    </style:style>
    <style:style style:name="Table44.A" style:family="table-column">
      <style:table-column-properties style:column-width="1.3667in" style:rel-column-width="1889*"/>
    </style:style>
    <style:style style:name="Table44.B" style:family="table-column">
      <style:table-column-properties style:column-width="4.9035in" style:rel-column-width="6777*"/>
    </style:style>
    <style:style style:name="Table44.A1" style:family="table-cell">
      <style:table-cell-properties fo:background-color="transparent" fo:padding="0.0403in" fo:border-left="none" fo:border-right="1pt solid #000000" fo:border-top="1pt solid #000000" fo:border-bottom="none">
        <style:background-image/>
      </style:table-cell-properties>
    </style:style>
    <style:style style:name="Table44.B1" style:family="table-cell">
      <style:table-cell-properties style:vertical-align="" fo:padding="0.0403in" fo:border-left="none" fo:border-right="none" fo:border-top="none" fo:border-bottom="1pt solid #000000"/>
    </style:style>
    <style:style style:name="Table44.A2" style:family="table-cell">
      <style:table-cell-properties fo:padding-left="0.0403in" fo:padding-right="0.1in" fo:padding-top="0.0403in" fo:padding-bottom="0.0403in" fo:border="none"/>
    </style:style>
    <style:style style:name="Table44.B2" style:family="table-cell">
      <style:table-cell-properties style:vertical-align="" fo:padding-left="0.0403in" fo:padding-right="0.1in" fo:padding-top="0.0403in" fo:padding-bottom="0.0403in" fo:border="none"/>
    </style:style>
    <style:style style:name="Table44.A4" style:family="table-cell">
      <style:table-cell-properties fo:padding-left="0.0403in" fo:padding-right="0.1in" fo:padding-top="0.0403in" fo:padding-bottom="0.0403in" fo:border="none"/>
    </style:style>
    <style:style style:name="Table44.A5" style:family="table-cell">
      <style:table-cell-properties fo:padding="0.0403in" fo:border-left="none" fo:border-right="none" fo:border-top="1pt solid #000000" fo:border-bottom="none"/>
    </style:style>
    <style:style style:name="Table44.B5" style:family="table-cell">
      <style:table-cell-properties style:vertical-align="" fo:padding="0.0403in" fo:border-left="0.05pt solid #000000" fo:border-right="none" fo:border-top="none" fo:border-bottom="0.05pt solid #000000"/>
    </style:style>
    <style:style style:name="Table44.A6" style:family="table-cell">
      <style:table-cell-properties fo:padding-left="0.0403in" fo:padding-right="0.1in" fo:padding-top="0.0403in" fo:padding-bottom="0.0403in" fo:border="none"/>
    </style:style>
    <style:style style:name="Table147" style:family="table">
      <style:table-properties style:width="6.2701in" fo:break-before="page" table:align="margins"/>
    </style:style>
    <style:style style:name="Table147.A" style:family="table-column">
      <style:table-column-properties style:column-width="4.3951in" style:rel-column-width="45941*"/>
    </style:style>
    <style:style style:name="Table147.B" style:family="table-column">
      <style:table-column-properties style:column-width="1.875in" style:rel-column-width="19594*"/>
    </style:style>
    <style:style style:name="Table147.A1" style:family="table-cell">
      <style:table-cell-properties style:vertical-align="middle" fo:padding="0.0382in" fo:border="none"/>
    </style:style>
    <style:style style:name="Table46" style:family="table">
      <style:table-properties style:width="6.2701in" fo:break-before="page" table:align="margins"/>
    </style:style>
    <style:style style:name="Table46.A" style:family="table-column">
      <style:table-column-properties style:column-width="4.3951in" style:rel-column-width="45941*"/>
    </style:style>
    <style:style style:name="Table46.B" style:family="table-column">
      <style:table-column-properties style:column-width="1.875in" style:rel-column-width="19594*"/>
    </style:style>
    <style:style style:name="Table46.A1" style:family="table-cell">
      <style:table-cell-properties style:vertical-align="middle" fo:padding="0.0382in" fo:border="none"/>
    </style:style>
    <style:style style:name="Table47" style:family="table">
      <style:table-properties style:width="6.2701in" fo:break-before="page" table:align="margins"/>
    </style:style>
    <style:style style:name="Table47.A" style:family="table-column">
      <style:table-column-properties style:column-width="4.3951in" style:rel-column-width="45941*"/>
    </style:style>
    <style:style style:name="Table47.B" style:family="table-column">
      <style:table-column-properties style:column-width="1.875in" style:rel-column-width="19594*"/>
    </style:style>
    <style:style style:name="Table47.A1" style:family="table-cell">
      <style:table-cell-properties style:vertical-align="middle" fo:padding="0.0382in" fo:border="none"/>
    </style:style>
    <style:style style:name="Table48" style:family="table">
      <style:table-properties style:width="6.2701in" style:rel-width="100%" fo:margin-left="0in" table:align="left"/>
    </style:style>
    <style:style style:name="Table48.A" style:family="table-column">
      <style:table-column-properties style:column-width="1.3667in" style:rel-column-width="1810*"/>
    </style:style>
    <style:style style:name="Table48.B" style:family="table-column">
      <style:table-column-properties style:column-width="4.9035in" style:rel-column-width="6496*"/>
    </style:style>
    <style:style style:name="Table48.A1" style:family="table-cell">
      <style:table-cell-properties fo:background-color="transparent" fo:padding="0.0403in" fo:border-left="none" fo:border-right="1pt solid #000000" fo:border-top="1pt solid #000000" fo:border-bottom="none">
        <style:background-image/>
      </style:table-cell-properties>
    </style:style>
    <style:style style:name="Table48.B1" style:family="table-cell">
      <style:table-cell-properties style:vertical-align="" fo:padding="0.0403in" fo:border-left="none" fo:border-right="none" fo:border-top="none" fo:border-bottom="1pt solid #000000"/>
    </style:style>
    <style:style style:name="Table48.A2" style:family="table-cell">
      <style:table-cell-properties fo:padding-left="0.0403in" fo:padding-right="0.1in" fo:padding-top="0.0403in" fo:padding-bottom="0.0403in" fo:border="none"/>
    </style:style>
    <style:style style:name="Table48.B2" style:family="table-cell">
      <style:table-cell-properties style:vertical-align="" fo:padding-left="0.0403in" fo:padding-right="0.1in" fo:padding-top="0.0403in" fo:padding-bottom="0.0403in" fo:border="none"/>
    </style:style>
    <style:style style:name="Table48.A4" style:family="table-cell">
      <style:table-cell-properties fo:padding-left="0.0403in" fo:padding-right="0.1in" fo:padding-top="0.0403in" fo:padding-bottom="0.0403in" fo:border="none"/>
    </style:style>
    <style:style style:name="Table49" style:family="table">
      <style:table-properties style:width="6.2701in" fo:break-before="page" table:align="margins"/>
    </style:style>
    <style:style style:name="Table49.A" style:family="table-column">
      <style:table-column-properties style:column-width="4.3951in" style:rel-column-width="45941*"/>
    </style:style>
    <style:style style:name="Table49.B" style:family="table-column">
      <style:table-column-properties style:column-width="1.875in" style:rel-column-width="19594*"/>
    </style:style>
    <style:style style:name="Table49.A1" style:family="table-cell">
      <style:table-cell-properties style:vertical-align="middle" fo:padding="0.0382in" fo:border="none"/>
    </style:style>
    <style:style style:name="Table50" style:family="table">
      <style:table-properties style:width="6.2701in" fo:break-before="page" table:align="margins"/>
    </style:style>
    <style:style style:name="Table50.A" style:family="table-column">
      <style:table-column-properties style:column-width="4.3951in" style:rel-column-width="45941*"/>
    </style:style>
    <style:style style:name="Table50.B" style:family="table-column">
      <style:table-column-properties style:column-width="1.875in" style:rel-column-width="19594*"/>
    </style:style>
    <style:style style:name="Table50.A1" style:family="table-cell">
      <style:table-cell-properties style:vertical-align="middle" fo:padding="0.0382in" fo:border="none"/>
    </style:style>
    <style:style style:name="Table51" style:family="table">
      <style:table-properties style:width="6.2701in" fo:break-before="page" table:align="margins"/>
    </style:style>
    <style:style style:name="Table51.A" style:family="table-column">
      <style:table-column-properties style:column-width="4.3951in" style:rel-column-width="45941*"/>
    </style:style>
    <style:style style:name="Table51.B" style:family="table-column">
      <style:table-column-properties style:column-width="1.875in" style:rel-column-width="19594*"/>
    </style:style>
    <style:style style:name="Table51.A1" style:family="table-cell">
      <style:table-cell-properties style:vertical-align="middle" fo:padding="0.0382in" fo:border="none"/>
    </style:style>
    <style:style style:name="Table52" style:family="table">
      <style:table-properties style:width="6.2701in" style:rel-width="100%" fo:margin-left="0in" table:align="left"/>
    </style:style>
    <style:style style:name="Table52.A" style:family="table-column">
      <style:table-column-properties style:column-width="1.3667in" style:rel-column-width="1810*"/>
    </style:style>
    <style:style style:name="Table52.B" style:family="table-column">
      <style:table-column-properties style:column-width="4.9035in" style:rel-column-width="6496*"/>
    </style:style>
    <style:style style:name="Table52.A1" style:family="table-cell">
      <style:table-cell-properties fo:background-color="transparent" fo:padding="0.0403in" fo:border-left="none" fo:border-right="1pt solid #000000" fo:border-top="1pt solid #000000" fo:border-bottom="none">
        <style:background-image/>
      </style:table-cell-properties>
    </style:style>
    <style:style style:name="Table52.B1" style:family="table-cell">
      <style:table-cell-properties style:vertical-align="" fo:padding="0.0403in" fo:border-left="none" fo:border-right="none" fo:border-top="none" fo:border-bottom="1pt solid #000000"/>
    </style:style>
    <style:style style:name="Table52.A2" style:family="table-cell">
      <style:table-cell-properties fo:padding-left="0.0403in" fo:padding-right="0.1in" fo:padding-top="0.0403in" fo:padding-bottom="0.0403in" fo:border="none"/>
    </style:style>
    <style:style style:name="Table52.B2" style:family="table-cell">
      <style:table-cell-properties style:vertical-align="" fo:padding-left="0.0403in" fo:padding-right="0.1in" fo:padding-top="0.0403in" fo:padding-bottom="0.0403in" fo:border="none"/>
    </style:style>
    <style:style style:name="Table52.A4" style:family="table-cell">
      <style:table-cell-properties fo:padding-left="0.0403in" fo:padding-right="0.1in" fo:padding-top="0.0403in" fo:padding-bottom="0.0403in" fo:border="none"/>
    </style:style>
    <style:style style:name="Table53" style:family="table">
      <style:table-properties style:width="6.2701in" fo:break-before="page" table:align="margins"/>
    </style:style>
    <style:style style:name="Table53.A" style:family="table-column">
      <style:table-column-properties style:column-width="4.3951in" style:rel-column-width="45941*"/>
    </style:style>
    <style:style style:name="Table53.B" style:family="table-column">
      <style:table-column-properties style:column-width="1.875in" style:rel-column-width="19594*"/>
    </style:style>
    <style:style style:name="Table53.A1" style:family="table-cell">
      <style:table-cell-properties style:vertical-align="middle" fo:padding="0.0382in" fo:border="none"/>
    </style:style>
    <style:style style:name="Table18" style:family="table">
      <style:table-properties style:width="6.2701in" fo:break-before="page" table:align="margins"/>
    </style:style>
    <style:style style:name="Table18.A" style:family="table-column">
      <style:table-column-properties style:column-width="4.3951in" style:rel-column-width="45941*"/>
    </style:style>
    <style:style style:name="Table18.B" style:family="table-column">
      <style:table-column-properties style:column-width="1.875in" style:rel-column-width="19594*"/>
    </style:style>
    <style:style style:name="Table18.A1" style:family="table-cell">
      <style:table-cell-properties style:vertical-align="middle" fo:padding="0.0382in" fo:border="none"/>
    </style:style>
    <style:style style:name="Table55" style:family="table">
      <style:table-properties style:width="6.2701in" fo:break-before="page" table:align="margins"/>
    </style:style>
    <style:style style:name="Table55.A" style:family="table-column">
      <style:table-column-properties style:column-width="4.3951in" style:rel-column-width="45941*"/>
    </style:style>
    <style:style style:name="Table55.B" style:family="table-column">
      <style:table-column-properties style:column-width="1.875in" style:rel-column-width="19594*"/>
    </style:style>
    <style:style style:name="Table55.A1" style:family="table-cell">
      <style:table-cell-properties style:vertical-align="middle" fo:padding="0.0382in" fo:border="none"/>
    </style:style>
    <style:style style:name="Table56" style:family="table">
      <style:table-properties style:width="6.2701in" style:rel-width="100%" fo:margin-left="0in" table:align="left"/>
    </style:style>
    <style:style style:name="Table56.A" style:family="table-column">
      <style:table-column-properties style:column-width="1.3667in" style:rel-column-width="1810*"/>
    </style:style>
    <style:style style:name="Table56.B" style:family="table-column">
      <style:table-column-properties style:column-width="4.9035in" style:rel-column-width="6496*"/>
    </style:style>
    <style:style style:name="Table56.A1" style:family="table-cell">
      <style:table-cell-properties fo:background-color="transparent" fo:padding="0.0403in" fo:border-left="none" fo:border-right="1pt solid #000000" fo:border-top="1pt solid #000000" fo:border-bottom="none">
        <style:background-image/>
      </style:table-cell-properties>
    </style:style>
    <style:style style:name="Table56.B1" style:family="table-cell">
      <style:table-cell-properties style:vertical-align="" fo:padding="0.0403in" fo:border-left="none" fo:border-right="none" fo:border-top="none" fo:border-bottom="1pt solid #000000"/>
    </style:style>
    <style:style style:name="Table56.A2" style:family="table-cell">
      <style:table-cell-properties fo:padding-left="0.0403in" fo:padding-right="0.1in" fo:padding-top="0.0403in" fo:padding-bottom="0.0403in" fo:border="none"/>
    </style:style>
    <style:style style:name="Table56.B2" style:family="table-cell">
      <style:table-cell-properties style:vertical-align="" fo:padding-left="0.0403in" fo:padding-right="0.1in" fo:padding-top="0.0403in" fo:padding-bottom="0.0403in" fo:border="none"/>
    </style:style>
    <style:style style:name="Table56.A4" style:family="table-cell">
      <style:table-cell-properties fo:padding-left="0.0403in" fo:padding-right="0.1in" fo:padding-top="0.0403in" fo:padding-bottom="0.0403in" fo:border="none"/>
    </style:style>
    <style:style style:name="Table56.A6" style:family="table-cell">
      <style:table-cell-properties fo:background-color="transparent" fo:padding="0.0403in" fo:border="none">
        <style:background-image/>
      </style:table-cell-properties>
    </style:style>
    <style:style style:name="Table56.B6" style:family="table-cell">
      <style:table-cell-properties style:vertical-align="" fo:padding="0.0403in" fo:border="none"/>
    </style:style>
    <style:style style:name="Table58" style:family="table">
      <style:table-properties style:width="6.2701in" fo:break-before="page" table:align="margins"/>
    </style:style>
    <style:style style:name="Table58.A" style:family="table-column">
      <style:table-column-properties style:column-width="4.3951in" style:rel-column-width="45941*"/>
    </style:style>
    <style:style style:name="Table58.B" style:family="table-column">
      <style:table-column-properties style:column-width="1.875in" style:rel-column-width="19594*"/>
    </style:style>
    <style:style style:name="Table58.A1" style:family="table-cell">
      <style:table-cell-properties style:vertical-align="middle" fo:padding="0.0382in" fo:border="none"/>
    </style:style>
    <style:style style:name="Table59" style:family="table">
      <style:table-properties style:width="6.2701in" fo:break-before="page" table:align="margins"/>
    </style:style>
    <style:style style:name="Table59.A" style:family="table-column">
      <style:table-column-properties style:column-width="4.3951in" style:rel-column-width="45941*"/>
    </style:style>
    <style:style style:name="Table59.B" style:family="table-column">
      <style:table-column-properties style:column-width="1.875in" style:rel-column-width="19594*"/>
    </style:style>
    <style:style style:name="Table59.A1" style:family="table-cell">
      <style:table-cell-properties style:vertical-align="middle" fo:padding="0.0382in" fo:border="none"/>
    </style:style>
    <style:style style:name="Table60" style:family="table">
      <style:table-properties style:width="6.2701in" style:rel-width="100%" fo:margin-left="0in" table:align="left"/>
    </style:style>
    <style:style style:name="Table60.A" style:family="table-column">
      <style:table-column-properties style:column-width="1.3667in" style:rel-column-width="1810*"/>
    </style:style>
    <style:style style:name="Table60.B" style:family="table-column">
      <style:table-column-properties style:column-width="4.9035in" style:rel-column-width="6496*"/>
    </style:style>
    <style:style style:name="Table60.A1" style:family="table-cell">
      <style:table-cell-properties fo:background-color="transparent" fo:padding="0.0403in" fo:border-left="none" fo:border-right="1pt solid #000000" fo:border-top="1pt solid #000000" fo:border-bottom="none">
        <style:background-image/>
      </style:table-cell-properties>
    </style:style>
    <style:style style:name="Table60.B1" style:family="table-cell">
      <style:table-cell-properties style:vertical-align="" fo:padding="0.0403in" fo:border-left="none" fo:border-right="none" fo:border-top="none" fo:border-bottom="1pt solid #000000"/>
    </style:style>
    <style:style style:name="Table60.A2" style:family="table-cell">
      <style:table-cell-properties fo:padding-left="0.0403in" fo:padding-right="0.1in" fo:padding-top="0.0403in" fo:padding-bottom="0.0403in" fo:border="none"/>
    </style:style>
    <style:style style:name="Table60.B2" style:family="table-cell">
      <style:table-cell-properties style:vertical-align="" fo:padding-left="0.0403in" fo:padding-right="0.1in" fo:padding-top="0.0403in" fo:padding-bottom="0.0403in" fo:border="none"/>
    </style:style>
    <style:style style:name="Table60.A4" style:family="table-cell">
      <style:table-cell-properties fo:padding-left="0.0403in" fo:padding-right="0.1in" fo:padding-top="0.0403in" fo:padding-bottom="0.0403in" fo:border="none"/>
    </style:style>
    <style:style style:name="Table61" style:family="table">
      <style:table-properties style:width="6.2701in" fo:break-before="page" table:align="margins"/>
    </style:style>
    <style:style style:name="Table61.A" style:family="table-column">
      <style:table-column-properties style:column-width="4.3951in" style:rel-column-width="45941*"/>
    </style:style>
    <style:style style:name="Table61.B" style:family="table-column">
      <style:table-column-properties style:column-width="1.875in" style:rel-column-width="19594*"/>
    </style:style>
    <style:style style:name="Table61.A1" style:family="table-cell">
      <style:table-cell-properties style:vertical-align="middle" fo:padding="0.0382in" fo:border="none"/>
    </style:style>
    <style:style style:name="Table62" style:family="table">
      <style:table-properties style:width="6.2701in" fo:break-before="page" table:align="margins"/>
    </style:style>
    <style:style style:name="Table62.A" style:family="table-column">
      <style:table-column-properties style:column-width="4.3951in" style:rel-column-width="45941*"/>
    </style:style>
    <style:style style:name="Table62.B" style:family="table-column">
      <style:table-column-properties style:column-width="1.875in" style:rel-column-width="19594*"/>
    </style:style>
    <style:style style:name="Table62.A1" style:family="table-cell">
      <style:table-cell-properties style:vertical-align="middle" fo:padding="0.0382in" fo:border="none"/>
    </style:style>
    <style:style style:name="Table153" style:family="table">
      <style:table-properties style:width="4.6417in" fo:margin-left="0.5333in" table:align="left"/>
    </style:style>
    <style:style style:name="Table153.A" style:family="table-column">
      <style:table-column-properties style:column-width="1.0243in"/>
    </style:style>
    <style:style style:name="Table153.B" style:family="table-column">
      <style:table-column-properties style:column-width="1.1007in"/>
    </style:style>
    <style:style style:name="Table153.C" style:family="table-column">
      <style:table-column-properties style:column-width="1.225in"/>
    </style:style>
    <style:style style:name="Table153.D" style:family="table-column">
      <style:table-column-properties style:column-width="1.2917in"/>
    </style:style>
    <style:style style:name="Table153.A1" style:family="table-cell">
      <style:table-cell-properties fo:padding="0.0382in" fo:border="none"/>
    </style:style>
    <style:style style:name="Table63" style:family="table">
      <style:table-properties style:width="6.2701in" fo:break-before="page" table:align="margins"/>
    </style:style>
    <style:style style:name="Table63.A" style:family="table-column">
      <style:table-column-properties style:column-width="4.3951in" style:rel-column-width="45941*"/>
    </style:style>
    <style:style style:name="Table63.B" style:family="table-column">
      <style:table-column-properties style:column-width="1.875in" style:rel-column-width="19594*"/>
    </style:style>
    <style:style style:name="Table63.A1" style:family="table-cell">
      <style:table-cell-properties style:vertical-align="middle" fo:padding="0.0382in" fo:border="none"/>
    </style:style>
    <style:style style:name="Table64" style:family="table">
      <style:table-properties style:width="6.2701in" style:rel-width="100%" fo:margin-left="0in" table:align="left"/>
    </style:style>
    <style:style style:name="Table64.A" style:family="table-column">
      <style:table-column-properties style:column-width="1.3667in" style:rel-column-width="1810*"/>
    </style:style>
    <style:style style:name="Table64.B" style:family="table-column">
      <style:table-column-properties style:column-width="4.9035in" style:rel-column-width="6496*"/>
    </style:style>
    <style:style style:name="Table64.A1" style:family="table-cell">
      <style:table-cell-properties fo:background-color="transparent" fo:padding="0.0403in" fo:border-left="none" fo:border-right="1pt solid #000000" fo:border-top="1pt solid #000000" fo:border-bottom="none">
        <style:background-image/>
      </style:table-cell-properties>
    </style:style>
    <style:style style:name="Table64.B1" style:family="table-cell">
      <style:table-cell-properties style:vertical-align="" fo:padding="0.0403in" fo:border-left="none" fo:border-right="none" fo:border-top="none" fo:border-bottom="1pt solid #000000"/>
    </style:style>
    <style:style style:name="Table64.A2" style:family="table-cell">
      <style:table-cell-properties fo:padding-left="0.0403in" fo:padding-right="0.1in" fo:padding-top="0.0403in" fo:padding-bottom="0.0403in" fo:border="none"/>
    </style:style>
    <style:style style:name="Table64.B2" style:family="table-cell">
      <style:table-cell-properties style:vertical-align="" fo:padding-left="0.0403in" fo:padding-right="0.1in" fo:padding-top="0.0403in" fo:padding-bottom="0.0403in" fo:border="none"/>
    </style:style>
    <style:style style:name="Table64.A4" style:family="table-cell">
      <style:table-cell-properties fo:padding-left="0.0403in" fo:padding-right="0.1in" fo:padding-top="0.0403in" fo:padding-bottom="0.0403in" fo:border="none"/>
    </style:style>
    <style:style style:name="Table65" style:family="table">
      <style:table-properties style:width="6.2701in" fo:break-before="page" table:align="margins"/>
    </style:style>
    <style:style style:name="Table65.A" style:family="table-column">
      <style:table-column-properties style:column-width="4.3951in" style:rel-column-width="45941*"/>
    </style:style>
    <style:style style:name="Table65.B" style:family="table-column">
      <style:table-column-properties style:column-width="1.875in" style:rel-column-width="19594*"/>
    </style:style>
    <style:style style:name="Table65.A1" style:family="table-cell">
      <style:table-cell-properties style:vertical-align="middle" fo:padding="0.0382in" fo:border="none"/>
    </style:style>
    <style:style style:name="Table30" style:family="table">
      <style:table-properties style:width="6.2701in" fo:break-before="page" table:align="margins"/>
    </style:style>
    <style:style style:name="Table30.A" style:family="table-column">
      <style:table-column-properties style:column-width="4.3951in" style:rel-column-width="45941*"/>
    </style:style>
    <style:style style:name="Table30.B" style:family="table-column">
      <style:table-column-properties style:column-width="1.875in" style:rel-column-width="19594*"/>
    </style:style>
    <style:style style:name="Table30.A1" style:family="table-cell">
      <style:table-cell-properties style:vertical-align="middle" fo:padding="0.0382in" fo:border="none"/>
    </style:style>
    <style:style style:name="Table67" style:family="table">
      <style:table-properties style:width="6.2701in" fo:break-before="page" table:align="margins"/>
    </style:style>
    <style:style style:name="Table67.A" style:family="table-column">
      <style:table-column-properties style:column-width="4.3951in" style:rel-column-width="45941*"/>
    </style:style>
    <style:style style:name="Table67.B" style:family="table-column">
      <style:table-column-properties style:column-width="1.875in" style:rel-column-width="19594*"/>
    </style:style>
    <style:style style:name="Table67.A1" style:family="table-cell">
      <style:table-cell-properties style:vertical-align="middle" fo:padding="0.0382in" fo:border="none"/>
    </style:style>
    <style:style style:name="Table68" style:family="table">
      <style:table-properties style:width="6.2701in" style:rel-width="100%" fo:margin-left="0in" table:align="left"/>
    </style:style>
    <style:style style:name="Table68.A" style:family="table-column">
      <style:table-column-properties style:column-width="1.3667in" style:rel-column-width="1810*"/>
    </style:style>
    <style:style style:name="Table68.B" style:family="table-column">
      <style:table-column-properties style:column-width="4.9035in" style:rel-column-width="6496*"/>
    </style:style>
    <style:style style:name="Table68.A1" style:family="table-cell">
      <style:table-cell-properties fo:background-color="transparent" fo:padding="0.0382in" fo:border-left="none" fo:border-right="1pt solid #000000" fo:border-top="1pt solid #000000" fo:border-bottom="none">
        <style:background-image/>
      </style:table-cell-properties>
    </style:style>
    <style:style style:name="Table68.B1" style:family="table-cell">
      <style:table-cell-properties style:vertical-align="" fo:padding="0.0382in" fo:border-left="none" fo:border-right="none" fo:border-top="none" fo:border-bottom="1pt solid #000000"/>
    </style:style>
    <style:style style:name="Table68.A2" style:family="table-cell">
      <style:table-cell-properties fo:padding="0in" fo:border="none"/>
    </style:style>
    <style:style style:name="Table68.B2" style:family="table-cell">
      <style:table-cell-properties style:vertical-align="" fo:padding-left="0.0403in" fo:padding-right="0.1in" fo:padding-top="0.0403in" fo:padding-bottom="0.0403in" fo:border="none"/>
    </style:style>
    <style:style style:name="Table68.A4" style:family="table-cell">
      <style:table-cell-properties fo:padding="0in" fo:border="none"/>
    </style:style>
    <style:style style:name="Table68.A5" style:family="table-cell">
      <style:table-cell-properties fo:background-color="transparent" fo:padding="0.0403in" fo:border-left="none" fo:border-right="1pt solid #000000" fo:border-top="1pt solid #000000" fo:border-bottom="none">
        <style:background-image/>
      </style:table-cell-properties>
    </style:style>
    <style:style style:name="Table68.A6" style:family="table-cell">
      <style:table-cell-properties fo:background-color="transparent" fo:padding="0.0403in" fo:border="none">
        <style:background-image/>
      </style:table-cell-properties>
    </style:style>
    <style:style style:name="Table68.B6" style:family="table-cell">
      <style:table-cell-properties style:vertical-align="" fo:padding="0.0382in" fo:border="none"/>
    </style:style>
    <style:style style:name="Table68.A7" style:family="table-cell">
      <style:table-cell-properties fo:background-color="transparent" fo:padding="0.0403in" fo:border-left="none" fo:border-right="1pt solid #000000" fo:border-top="1pt solid #000000" fo:border-bottom="none">
        <style:background-image/>
      </style:table-cell-properties>
    </style:style>
    <style:style style:name="Table69" style:family="table">
      <style:table-properties style:width="6.2701in" fo:break-before="page" table:align="margins"/>
    </style:style>
    <style:style style:name="Table69.A" style:family="table-column">
      <style:table-column-properties style:column-width="4.3951in" style:rel-column-width="45941*"/>
    </style:style>
    <style:style style:name="Table69.B" style:family="table-column">
      <style:table-column-properties style:column-width="1.875in" style:rel-column-width="19594*"/>
    </style:style>
    <style:style style:name="Table69.A1" style:family="table-cell">
      <style:table-cell-properties style:vertical-align="middle" fo:padding="0.0382in" fo:border="none"/>
    </style:style>
    <style:style style:name="Table70" style:family="table">
      <style:table-properties style:width="6.2701in" fo:break-before="page" table:align="margins"/>
    </style:style>
    <style:style style:name="Table70.A" style:family="table-column">
      <style:table-column-properties style:column-width="4.3951in" style:rel-column-width="45941*"/>
    </style:style>
    <style:style style:name="Table70.B" style:family="table-column">
      <style:table-column-properties style:column-width="1.875in" style:rel-column-width="19594*"/>
    </style:style>
    <style:style style:name="Table70.A1" style:family="table-cell">
      <style:table-cell-properties style:vertical-align="middle" fo:padding="0.0382in" fo:border="none"/>
    </style:style>
    <style:style style:name="Table71" style:family="table">
      <style:table-properties style:width="6.2701in" fo:break-before="page" table:align="margins"/>
    </style:style>
    <style:style style:name="Table71.A" style:family="table-column">
      <style:table-column-properties style:column-width="4.3951in" style:rel-column-width="45941*"/>
    </style:style>
    <style:style style:name="Table71.B" style:family="table-column">
      <style:table-column-properties style:column-width="1.875in" style:rel-column-width="19594*"/>
    </style:style>
    <style:style style:name="Table71.A1" style:family="table-cell">
      <style:table-cell-properties style:vertical-align="middle" fo:padding="0.0382in" fo:border="none"/>
    </style:style>
    <style:style style:name="Table72" style:family="table">
      <style:table-properties style:width="6.2701in" style:rel-width="100%" fo:margin-left="0in" table:align="left"/>
    </style:style>
    <style:style style:name="Table72.A" style:family="table-column">
      <style:table-column-properties style:column-width="1.3667in" style:rel-column-width="1810*"/>
    </style:style>
    <style:style style:name="Table72.B" style:family="table-column">
      <style:table-column-properties style:column-width="4.9035in" style:rel-column-width="6496*"/>
    </style:style>
    <style:style style:name="Table72.A1" style:family="table-cell">
      <style:table-cell-properties fo:background-color="transparent" fo:padding="0.0403in" fo:border-left="none" fo:border-right="1pt solid #000000" fo:border-top="1pt solid #000000" fo:border-bottom="none">
        <style:background-image/>
      </style:table-cell-properties>
    </style:style>
    <style:style style:name="Table72.B1" style:family="table-cell">
      <style:table-cell-properties style:vertical-align="" fo:padding="0.0403in" fo:border-left="none" fo:border-right="none" fo:border-top="none" fo:border-bottom="1pt solid #000000"/>
    </style:style>
    <style:style style:name="Table72.A2" style:family="table-cell">
      <style:table-cell-properties fo:padding-left="0.0403in" fo:padding-right="0.1in" fo:padding-top="0.0403in" fo:padding-bottom="0.0403in" fo:border="none"/>
    </style:style>
    <style:style style:name="Table72.B2" style:family="table-cell">
      <style:table-cell-properties style:vertical-align="" fo:padding-left="0.0403in" fo:padding-right="0.1in" fo:padding-top="0.0403in" fo:padding-bottom="0.0403in" fo:border="none"/>
    </style:style>
    <style:style style:name="Table72.A4" style:family="table-cell">
      <style:table-cell-properties fo:padding-left="0.0403in" fo:padding-right="0.1in" fo:padding-top="0.0403in" fo:padding-bottom="0.0403in" fo:border="none"/>
    </style:style>
    <style:style style:name="Table73" style:family="table">
      <style:table-properties style:width="6.2701in" fo:break-before="page" table:align="margins"/>
    </style:style>
    <style:style style:name="Table73.A" style:family="table-column">
      <style:table-column-properties style:column-width="4.3951in" style:rel-column-width="45941*"/>
    </style:style>
    <style:style style:name="Table73.B" style:family="table-column">
      <style:table-column-properties style:column-width="1.875in" style:rel-column-width="19594*"/>
    </style:style>
    <style:style style:name="Table73.A1" style:family="table-cell">
      <style:table-cell-properties style:vertical-align="middle" fo:padding="0.0382in" fo:border="none"/>
    </style:style>
    <style:style style:name="Table159" style:family="table">
      <style:table-properties style:width="5.1875in" fo:margin-left="0.5014in" table:align="left"/>
    </style:style>
    <style:style style:name="Table159.A" style:family="table-column">
      <style:table-column-properties style:column-width="2.5938in"/>
    </style:style>
    <style:style style:name="Table159.A1" style:family="table-cell">
      <style:table-cell-properties fo:padding="0.0382in" fo:border="none"/>
    </style:style>
    <style:style style:name="Table74" style:family="table">
      <style:table-properties style:width="6.2701in" fo:break-before="page" table:align="margins"/>
    </style:style>
    <style:style style:name="Table74.A" style:family="table-column">
      <style:table-column-properties style:column-width="4.3951in" style:rel-column-width="45941*"/>
    </style:style>
    <style:style style:name="Table74.B" style:family="table-column">
      <style:table-column-properties style:column-width="1.875in" style:rel-column-width="19594*"/>
    </style:style>
    <style:style style:name="Table74.A1" style:family="table-cell">
      <style:table-cell-properties style:vertical-align="middle" fo:padding="0.0382in" fo:border="none"/>
    </style:style>
    <style:style style:name="Table75" style:family="table">
      <style:table-properties style:width="6.2701in" fo:break-before="page" table:align="margins"/>
    </style:style>
    <style:style style:name="Table75.A" style:family="table-column">
      <style:table-column-properties style:column-width="4.3951in" style:rel-column-width="45941*"/>
    </style:style>
    <style:style style:name="Table75.B" style:family="table-column">
      <style:table-column-properties style:column-width="1.875in" style:rel-column-width="19594*"/>
    </style:style>
    <style:style style:name="Table75.A1" style:family="table-cell">
      <style:table-cell-properties style:vertical-align="middle" fo:padding="0.0382in" fo:border="none"/>
    </style:style>
    <style:style style:name="Table76" style:family="table">
      <style:table-properties style:width="6.2701in" style:rel-width="100%" fo:margin-left="0in" table:align="left"/>
    </style:style>
    <style:style style:name="Table76.A" style:family="table-column">
      <style:table-column-properties style:column-width="1.3667in" style:rel-column-width="1810*"/>
    </style:style>
    <style:style style:name="Table76.B" style:family="table-column">
      <style:table-column-properties style:column-width="4.9035in" style:rel-column-width="6496*"/>
    </style:style>
    <style:style style:name="Table76.A1" style:family="table-cell">
      <style:table-cell-properties fo:background-color="transparent" fo:padding="0.0403in" fo:border-left="none" fo:border-right="1pt solid #000000" fo:border-top="1pt solid #000000" fo:border-bottom="none">
        <style:background-image/>
      </style:table-cell-properties>
    </style:style>
    <style:style style:name="Table76.B1" style:family="table-cell">
      <style:table-cell-properties style:vertical-align="" fo:padding="0.0382in" fo:border-left="none" fo:border-right="none" fo:border-top="none" fo:border-bottom="1pt solid #000000"/>
    </style:style>
    <style:style style:name="Table76.A2" style:family="table-cell">
      <style:table-cell-properties fo:padding="0.0403in" fo:border="none"/>
    </style:style>
    <style:style style:name="Table76.B2" style:family="table-cell">
      <style:table-cell-properties style:vertical-align="" fo:padding-left="0.0403in" fo:padding-right="0.1in" fo:padding-top="0.0403in" fo:padding-bottom="0.0403in" fo:border="none"/>
    </style:style>
    <style:style style:name="Table76.A4" style:family="table-cell">
      <style:table-cell-properties fo:padding="0.0403in" fo:border="none"/>
    </style:style>
    <style:style style:name="Table76.B5" style:family="table-cell">
      <style:table-cell-properties style:vertical-align="" fo:padding="0.0403in" fo:border-left="none" fo:border-right="none" fo:border-top="none" fo:border-bottom="1pt solid #000000"/>
    </style:style>
    <style:style style:name="Table77" style:family="table">
      <style:table-properties style:width="6.2701in" fo:break-before="page" table:align="margins"/>
    </style:style>
    <style:style style:name="Table77.A" style:family="table-column">
      <style:table-column-properties style:column-width="4.3951in" style:rel-column-width="45941*"/>
    </style:style>
    <style:style style:name="Table77.B" style:family="table-column">
      <style:table-column-properties style:column-width="1.875in" style:rel-column-width="19594*"/>
    </style:style>
    <style:style style:name="Table77.A1" style:family="table-cell">
      <style:table-cell-properties style:vertical-align="middle" fo:padding="0.0382in" fo:border="none"/>
    </style:style>
    <style:style style:name="Table148" style:family="table">
      <style:table-properties style:width="5.1875in" fo:margin-left="0.5014in" table:align="left"/>
    </style:style>
    <style:style style:name="Table148.A" style:family="table-column">
      <style:table-column-properties style:column-width="5.1875in"/>
    </style:style>
    <style:style style:name="Table148.A1" style:family="table-cell">
      <style:table-cell-properties fo:padding="0.0382in" fo:border="none"/>
    </style:style>
    <style:style style:name="Table54" style:family="table">
      <style:table-properties style:width="6.2701in" fo:break-before="page" table:align="margins"/>
    </style:style>
    <style:style style:name="Table54.A" style:family="table-column">
      <style:table-column-properties style:column-width="4.3951in" style:rel-column-width="45941*"/>
    </style:style>
    <style:style style:name="Table54.B" style:family="table-column">
      <style:table-column-properties style:column-width="1.875in" style:rel-column-width="19594*"/>
    </style:style>
    <style:style style:name="Table54.A1" style:family="table-cell">
      <style:table-cell-properties style:vertical-align="middle" fo:padding="0.0382in" fo:border="none"/>
    </style:style>
    <style:style style:name="Table79" style:family="table">
      <style:table-properties style:width="6.2701in" fo:break-before="page" table:align="margins"/>
    </style:style>
    <style:style style:name="Table79.A" style:family="table-column">
      <style:table-column-properties style:column-width="4.3951in" style:rel-column-width="45941*"/>
    </style:style>
    <style:style style:name="Table79.B" style:family="table-column">
      <style:table-column-properties style:column-width="1.875in" style:rel-column-width="19594*"/>
    </style:style>
    <style:style style:name="Table79.A1" style:family="table-cell">
      <style:table-cell-properties style:vertical-align="middle" fo:padding="0.0382in" fo:border="none"/>
    </style:style>
    <style:style style:name="Table80" style:family="table">
      <style:table-properties style:width="6.2701in" style:rel-width="100%" fo:margin-left="0in" table:align="left"/>
    </style:style>
    <style:style style:name="Table80.A" style:family="table-column">
      <style:table-column-properties style:column-width="1.3667in" style:rel-column-width="1810*"/>
    </style:style>
    <style:style style:name="Table80.B" style:family="table-column">
      <style:table-column-properties style:column-width="4.9035in" style:rel-column-width="6496*"/>
    </style:style>
    <style:style style:name="Table80.A1" style:family="table-cell">
      <style:table-cell-properties fo:background-color="transparent" fo:padding="0.0403in" fo:border-left="none" fo:border-right="1pt solid #000000" fo:border-top="1pt solid #000000" fo:border-bottom="none">
        <style:background-image/>
      </style:table-cell-properties>
    </style:style>
    <style:style style:name="Table80.B1" style:family="table-cell">
      <style:table-cell-properties style:vertical-align="" fo:padding="0.0382in" fo:border-left="none" fo:border-right="none" fo:border-top="none" fo:border-bottom="1pt solid #000000"/>
    </style:style>
    <style:style style:name="Table80.A2" style:family="table-cell">
      <style:table-cell-properties fo:padding-left="0.0403in" fo:padding-right="0.1in" fo:padding-top="0.0403in" fo:padding-bottom="0.0403in" fo:border="none"/>
    </style:style>
    <style:style style:name="Table80.B2" style:family="table-cell">
      <style:table-cell-properties style:vertical-align="" fo:padding-left="0.0403in" fo:padding-right="0.1in" fo:padding-top="0.0403in" fo:padding-bottom="0.0403in" fo:border="none"/>
    </style:style>
    <style:style style:name="Table80.A4" style:family="table-cell">
      <style:table-cell-properties fo:padding-left="0.0403in" fo:padding-right="0.1in" fo:padding-top="0.0403in" fo:padding-bottom="0.0403in" fo:border="none"/>
    </style:style>
    <style:style style:name="Table57" style:family="table">
      <style:table-properties style:width="6.2701in" fo:break-before="page" table:align="margins"/>
    </style:style>
    <style:style style:name="Table57.A" style:family="table-column">
      <style:table-column-properties style:column-width="4.3951in" style:rel-column-width="45941*"/>
    </style:style>
    <style:style style:name="Table57.B" style:family="table-column">
      <style:table-column-properties style:column-width="1.875in" style:rel-column-width="19594*"/>
    </style:style>
    <style:style style:name="Table57.A1" style:family="table-cell">
      <style:table-cell-properties style:vertical-align="middle" fo:padding="0.0382in" fo:border="none"/>
    </style:style>
    <style:style style:name="Table158" style:family="table">
      <style:table-properties style:width="5.1875in" fo:margin-left="0.5014in" table:align="left"/>
    </style:style>
    <style:style style:name="Table158.A" style:family="table-column">
      <style:table-column-properties style:column-width="5.1875in"/>
    </style:style>
    <style:style style:name="Table158.A1" style:family="table-cell">
      <style:table-cell-properties fo:padding="0.0382in" fo:border="none"/>
    </style:style>
    <style:style style:name="Table82" style:family="table">
      <style:table-properties style:width="6.2701in" fo:break-before="page" table:align="margins"/>
    </style:style>
    <style:style style:name="Table82.A" style:family="table-column">
      <style:table-column-properties style:column-width="4.3951in" style:rel-column-width="45941*"/>
    </style:style>
    <style:style style:name="Table82.B" style:family="table-column">
      <style:table-column-properties style:column-width="1.875in" style:rel-column-width="19594*"/>
    </style:style>
    <style:style style:name="Table82.A1" style:family="table-cell">
      <style:table-cell-properties style:vertical-align="middle" fo:padding="0.0382in" fo:border="none"/>
    </style:style>
    <style:style style:name="Table83" style:family="table">
      <style:table-properties style:width="6.2701in" fo:break-before="page" table:align="margins"/>
    </style:style>
    <style:style style:name="Table83.A" style:family="table-column">
      <style:table-column-properties style:column-width="4.3951in" style:rel-column-width="45941*"/>
    </style:style>
    <style:style style:name="Table83.B" style:family="table-column">
      <style:table-column-properties style:column-width="1.875in" style:rel-column-width="19594*"/>
    </style:style>
    <style:style style:name="Table83.A1" style:family="table-cell">
      <style:table-cell-properties style:vertical-align="middle" fo:padding="0.0382in" fo:border="none"/>
    </style:style>
    <style:style style:name="Table84" style:family="table">
      <style:table-properties style:width="6.2701in" style:rel-width="100%" fo:margin-left="0in" table:align="left"/>
    </style:style>
    <style:style style:name="Table84.A" style:family="table-column">
      <style:table-column-properties style:column-width="1.3667in" style:rel-column-width="1810*"/>
    </style:style>
    <style:style style:name="Table84.B" style:family="table-column">
      <style:table-column-properties style:column-width="4.9035in" style:rel-column-width="6496*"/>
    </style:style>
    <style:style style:name="Table84.A1" style:family="table-cell">
      <style:table-cell-properties fo:background-color="transparent" fo:padding="0.0403in" fo:border-left="none" fo:border-right="1pt solid #000000" fo:border-top="1pt solid #000000" fo:border-bottom="none">
        <style:background-image/>
      </style:table-cell-properties>
    </style:style>
    <style:style style:name="Table84.B1" style:family="table-cell">
      <style:table-cell-properties style:vertical-align="" fo:padding="0.0382in" fo:border-left="none" fo:border-right="none" fo:border-top="none" fo:border-bottom="1pt solid #000000"/>
    </style:style>
    <style:style style:name="Table84.A2" style:family="table-cell">
      <style:table-cell-properties fo:padding-left="0.0403in" fo:padding-right="0.1in" fo:padding-top="0.0403in" fo:padding-bottom="0.0403in" fo:border="none"/>
    </style:style>
    <style:style style:name="Table84.B2" style:family="table-cell">
      <style:table-cell-properties style:vertical-align="" fo:padding-left="0.0403in" fo:padding-right="0.1in" fo:padding-top="0.0403in" fo:padding-bottom="0.0403in" fo:border="none"/>
    </style:style>
    <style:style style:name="Table84.A4" style:family="table-cell">
      <style:table-cell-properties fo:padding-left="0.0403in" fo:padding-right="0.1in" fo:padding-top="0.0403in" fo:padding-bottom="0.0403in" fo:border="none"/>
    </style:style>
    <style:style style:name="Table85" style:family="table">
      <style:table-properties style:width="6.2701in" fo:break-before="page" table:align="margins"/>
    </style:style>
    <style:style style:name="Table85.A" style:family="table-column">
      <style:table-column-properties style:column-width="4.3951in" style:rel-column-width="45941*"/>
    </style:style>
    <style:style style:name="Table85.B" style:family="table-column">
      <style:table-column-properties style:column-width="1.875in" style:rel-column-width="19594*"/>
    </style:style>
    <style:style style:name="Table85.A1" style:family="table-cell">
      <style:table-cell-properties style:vertical-align="middle" fo:padding="0.0382in" fo:border="none"/>
    </style:style>
    <style:style style:name="Table160" style:family="table">
      <style:table-properties style:width="5.1875in" fo:margin-left="0.5014in" table:align="left"/>
    </style:style>
    <style:style style:name="Table160.A" style:family="table-column">
      <style:table-column-properties style:column-width="5.1875in"/>
    </style:style>
    <style:style style:name="Table160.A1" style:family="table-cell">
      <style:table-cell-properties fo:padding="0.0382in" fo:border="none"/>
    </style:style>
    <style:style style:name="Table86" style:family="table">
      <style:table-properties style:width="6.2701in" fo:break-before="page" table:align="margins"/>
    </style:style>
    <style:style style:name="Table86.A" style:family="table-column">
      <style:table-column-properties style:column-width="4.3951in" style:rel-column-width="45941*"/>
    </style:style>
    <style:style style:name="Table86.B" style:family="table-column">
      <style:table-column-properties style:column-width="1.875in" style:rel-column-width="19594*"/>
    </style:style>
    <style:style style:name="Table86.A1" style:family="table-cell">
      <style:table-cell-properties style:vertical-align="middle" fo:padding="0.0382in" fo:border="none"/>
    </style:style>
    <style:style style:name="Table87" style:family="table">
      <style:table-properties style:width="6.2701in" fo:break-before="page" table:align="margins"/>
    </style:style>
    <style:style style:name="Table87.A" style:family="table-column">
      <style:table-column-properties style:column-width="4.3951in" style:rel-column-width="45941*"/>
    </style:style>
    <style:style style:name="Table87.B" style:family="table-column">
      <style:table-column-properties style:column-width="1.875in" style:rel-column-width="19594*"/>
    </style:style>
    <style:style style:name="Table87.A1" style:family="table-cell">
      <style:table-cell-properties style:vertical-align="middle" fo:padding="0.0382in" fo:border="none"/>
    </style:style>
    <style:style style:name="Table88" style:family="table">
      <style:table-properties style:width="6.2701in" style:rel-width="100%" fo:margin-left="0in" table:align="left"/>
    </style:style>
    <style:style style:name="Table88.A" style:family="table-column">
      <style:table-column-properties style:column-width="1.3667in" style:rel-column-width="1810*"/>
    </style:style>
    <style:style style:name="Table88.B" style:family="table-column">
      <style:table-column-properties style:column-width="4.9035in" style:rel-column-width="6496*"/>
    </style:style>
    <style:style style:name="Table88.A1" style:family="table-cell">
      <style:table-cell-properties fo:background-color="transparent" fo:padding="0.0403in" fo:border-left="none" fo:border-right="1pt solid #000000" fo:border-top="1pt solid #000000" fo:border-bottom="none">
        <style:background-image/>
      </style:table-cell-properties>
    </style:style>
    <style:style style:name="Table88.B1" style:family="table-cell">
      <style:table-cell-properties style:vertical-align="" fo:padding="0.0382in" fo:border-left="none" fo:border-right="none" fo:border-top="none" fo:border-bottom="1pt solid #000000"/>
    </style:style>
    <style:style style:name="Table88.A2" style:family="table-cell">
      <style:table-cell-properties fo:padding-left="0.0403in" fo:padding-right="0.1in" fo:padding-top="0.0403in" fo:padding-bottom="0.0403in" fo:border="none"/>
    </style:style>
    <style:style style:name="Table88.B2" style:family="table-cell">
      <style:table-cell-properties style:vertical-align="" fo:padding-left="0.0403in" fo:padding-right="0.1in" fo:padding-top="0.0403in" fo:padding-bottom="0.0403in" fo:border="none"/>
    </style:style>
    <style:style style:name="Table88.A4" style:family="table-cell">
      <style:table-cell-properties fo:padding-left="0.0403in" fo:padding-right="0.1in" fo:padding-top="0.0403in" fo:padding-bottom="0.0403in" fo:border="none"/>
    </style:style>
    <style:style style:name="Table88.A5" style:family="table-cell">
      <style:table-cell-properties fo:padding="0.0403in" fo:border-left="none" fo:border-right="none" fo:border-top="1pt solid #000000" fo:border-bottom="none"/>
    </style:style>
    <style:style style:name="Table88.B5" style:family="table-cell">
      <style:table-cell-properties style:vertical-align="" fo:padding="0.0403in" fo:border-left="1pt solid #000000" fo:border-right="none" fo:border-top="none" fo:border-bottom="1pt solid #000000"/>
    </style:style>
    <style:style style:name="Table89" style:family="table">
      <style:table-properties style:width="6.2701in" fo:break-before="page" table:align="margins"/>
    </style:style>
    <style:style style:name="Table89.A" style:family="table-column">
      <style:table-column-properties style:column-width="4.3951in" style:rel-column-width="45941*"/>
    </style:style>
    <style:style style:name="Table89.B" style:family="table-column">
      <style:table-column-properties style:column-width="1.875in" style:rel-column-width="19594*"/>
    </style:style>
    <style:style style:name="Table89.A1" style:family="table-cell">
      <style:table-cell-properties style:vertical-align="middle" fo:padding="0.0382in" fo:border="none"/>
    </style:style>
    <style:style style:name="Table90" style:family="table">
      <style:table-properties style:width="6.2701in" fo:break-before="page" table:align="margins"/>
    </style:style>
    <style:style style:name="Table90.A" style:family="table-column">
      <style:table-column-properties style:column-width="4.3951in" style:rel-column-width="45941*"/>
    </style:style>
    <style:style style:name="Table90.B" style:family="table-column">
      <style:table-column-properties style:column-width="1.875in" style:rel-column-width="19594*"/>
    </style:style>
    <style:style style:name="Table90.A1" style:family="table-cell">
      <style:table-cell-properties style:vertical-align="middle" fo:padding="0.0382in" fo:border="none"/>
    </style:style>
    <style:style style:name="Table91" style:family="table">
      <style:table-properties style:width="6.2701in" fo:break-before="page" table:align="margins"/>
    </style:style>
    <style:style style:name="Table91.A" style:family="table-column">
      <style:table-column-properties style:column-width="4.3951in" style:rel-column-width="45941*"/>
    </style:style>
    <style:style style:name="Table91.B" style:family="table-column">
      <style:table-column-properties style:column-width="1.875in" style:rel-column-width="19594*"/>
    </style:style>
    <style:style style:name="Table91.A1" style:family="table-cell">
      <style:table-cell-properties style:vertical-align="middle" fo:padding="0.0382in" fo:border="none"/>
    </style:style>
    <style:style style:name="Table92" style:family="table">
      <style:table-properties style:width="6.2701in" style:rel-width="100%" fo:margin-left="0in" table:align="left"/>
    </style:style>
    <style:style style:name="Table92.A" style:family="table-column">
      <style:table-column-properties style:column-width="1.3667in" style:rel-column-width="1810*"/>
    </style:style>
    <style:style style:name="Table92.B" style:family="table-column">
      <style:table-column-properties style:column-width="4.9035in" style:rel-column-width="6496*"/>
    </style:style>
    <style:style style:name="Table92.A1" style:family="table-cell">
      <style:table-cell-properties fo:background-color="transparent" fo:padding="0.0403in" fo:border-left="none" fo:border-right="1pt solid #000000" fo:border-top="1pt solid #000000" fo:border-bottom="none">
        <style:background-image/>
      </style:table-cell-properties>
    </style:style>
    <style:style style:name="Table92.B1" style:family="table-cell">
      <style:table-cell-properties style:vertical-align="" fo:padding="0.0382in" fo:border-left="none" fo:border-right="none" fo:border-top="none" fo:border-bottom="1pt solid #000000"/>
    </style:style>
    <style:style style:name="Table92.A2" style:family="table-cell">
      <style:table-cell-properties fo:padding-left="0.0403in" fo:padding-right="0.1in" fo:padding-top="0.0403in" fo:padding-bottom="0.0403in" fo:border="none"/>
    </style:style>
    <style:style style:name="Table92.B2" style:family="table-cell">
      <style:table-cell-properties style:vertical-align="" fo:padding-left="0.0403in" fo:padding-right="0.1in" fo:padding-top="0.0403in" fo:padding-bottom="0.0403in" fo:border="none"/>
    </style:style>
    <style:style style:name="Table92.A4" style:family="table-cell">
      <style:table-cell-properties fo:padding-left="0.0403in" fo:padding-right="0.1in" fo:padding-top="0.0403in" fo:padding-bottom="0.0403in" fo:border="none"/>
    </style:style>
    <style:style style:name="Table92.A6" style:family="table-cell">
      <style:table-cell-properties fo:background-color="transparent" fo:padding="0.0403in" fo:border="none">
        <style:background-image/>
      </style:table-cell-properties>
    </style:style>
    <style:style style:name="Table92.B6" style:family="table-cell">
      <style:table-cell-properties style:vertical-align="" fo:padding="0.0382in" fo:border="none"/>
    </style:style>
    <style:style style:name="Table92.B7" style:family="table-cell">
      <style:table-cell-properties style:vertical-align="middle" fo:padding="0.0382in" fo:border-left="none" fo:border-right="none" fo:border-top="none" fo:border-bottom="1pt solid #000000"/>
    </style:style>
    <style:style style:name="Table93" style:family="table">
      <style:table-properties style:width="6.2701in" fo:break-before="page" table:align="margins"/>
    </style:style>
    <style:style style:name="Table93.A" style:family="table-column">
      <style:table-column-properties style:column-width="4.3951in" style:rel-column-width="45941*"/>
    </style:style>
    <style:style style:name="Table93.B" style:family="table-column">
      <style:table-column-properties style:column-width="1.875in" style:rel-column-width="19594*"/>
    </style:style>
    <style:style style:name="Table93.A1" style:family="table-cell">
      <style:table-cell-properties style:vertical-align="middle" fo:padding="0.0382in" fo:border="none"/>
    </style:style>
    <style:style style:name="Table94" style:family="table">
      <style:table-properties style:width="6.2701in" fo:break-before="page" table:align="margins"/>
    </style:style>
    <style:style style:name="Table94.A" style:family="table-column">
      <style:table-column-properties style:column-width="4.3951in" style:rel-column-width="45941*"/>
    </style:style>
    <style:style style:name="Table94.B" style:family="table-column">
      <style:table-column-properties style:column-width="1.875in" style:rel-column-width="19594*"/>
    </style:style>
    <style:style style:name="Table94.A1" style:family="table-cell">
      <style:table-cell-properties style:vertical-align="middle" fo:padding="0.0382in" fo:border="none"/>
    </style:style>
    <style:style style:name="Table95" style:family="table">
      <style:table-properties style:width="6.2701in" fo:break-before="page" table:align="margins"/>
    </style:style>
    <style:style style:name="Table95.A" style:family="table-column">
      <style:table-column-properties style:column-width="4.3951in" style:rel-column-width="45941*"/>
    </style:style>
    <style:style style:name="Table95.B" style:family="table-column">
      <style:table-column-properties style:column-width="1.875in" style:rel-column-width="19594*"/>
    </style:style>
    <style:style style:name="Table95.A1" style:family="table-cell">
      <style:table-cell-properties style:vertical-align="middle" fo:padding="0.0382in" fo:border="none"/>
    </style:style>
    <style:style style:name="Table96" style:family="table">
      <style:table-properties style:width="6.2701in" style:rel-width="100%" fo:margin-left="0in" table:align="left"/>
    </style:style>
    <style:style style:name="Table96.A" style:family="table-column">
      <style:table-column-properties style:column-width="1.366in" style:rel-column-width="1967*"/>
    </style:style>
    <style:style style:name="Table96.B" style:family="table-column">
      <style:table-column-properties style:column-width="4.9042in" style:rel-column-width="7062*"/>
    </style:style>
    <style:style style:name="Table96.A1" style:family="table-cell">
      <style:table-cell-properties fo:background-color="transparent" fo:padding="0.0403in" fo:border-left="none" fo:border-right="1pt solid #000000" fo:border-top="1pt solid #000000" fo:border-bottom="none">
        <style:background-image/>
      </style:table-cell-properties>
    </style:style>
    <style:style style:name="Table96.B1" style:family="table-cell">
      <style:table-cell-properties style:vertical-align="" fo:padding="0.0382in" fo:border-left="none" fo:border-right="none" fo:border-top="none" fo:border-bottom="1pt solid #000000"/>
    </style:style>
    <style:style style:name="Table96.A2" style:family="table-cell">
      <style:table-cell-properties fo:padding-left="0.0403in" fo:padding-right="0.1in" fo:padding-top="0.0403in" fo:padding-bottom="0.0403in" fo:border="none"/>
    </style:style>
    <style:style style:name="Table96.B2" style:family="table-cell">
      <style:table-cell-properties style:vertical-align="" fo:padding-left="0.0403in" fo:padding-right="0.1in" fo:padding-top="0.0403in" fo:padding-bottom="0.0403in" fo:border="none"/>
    </style:style>
    <style:style style:name="Table96.A4" style:family="table-cell">
      <style:table-cell-properties fo:padding-left="0.0403in" fo:padding-right="0.1in" fo:padding-top="0.0403in" fo:padding-bottom="0.0403in" fo:border="none"/>
    </style:style>
    <style:style style:name="Table96.A5" style:family="table-cell">
      <style:table-cell-properties fo:padding="0.0403in" fo:border-left="none" fo:border-right="none" fo:border-top="1pt solid #000000" fo:border-bottom="none"/>
    </style:style>
    <style:style style:name="Table96.B5" style:family="table-cell">
      <style:table-cell-properties style:vertical-align="" fo:padding="0.0403in" fo:border-left="1pt solid #000000" fo:border-right="none" fo:border-top="none" fo:border-bottom="1pt solid #000000"/>
    </style:style>
    <style:style style:name="Table97" style:family="table">
      <style:table-properties style:width="6.2701in" fo:break-before="page" table:align="margins"/>
    </style:style>
    <style:style style:name="Table97.A" style:family="table-column">
      <style:table-column-properties style:column-width="4.3951in" style:rel-column-width="45941*"/>
    </style:style>
    <style:style style:name="Table97.B" style:family="table-column">
      <style:table-column-properties style:column-width="1.875in" style:rel-column-width="19594*"/>
    </style:style>
    <style:style style:name="Table97.A1" style:family="table-cell">
      <style:table-cell-properties style:vertical-align="middle" fo:padding="0.0382in" fo:border="none"/>
    </style:style>
    <style:style style:name="Table98" style:family="table">
      <style:table-properties style:width="6.2701in" fo:break-before="page" table:align="margins"/>
    </style:style>
    <style:style style:name="Table98.A" style:family="table-column">
      <style:table-column-properties style:column-width="4.3951in" style:rel-column-width="45941*"/>
    </style:style>
    <style:style style:name="Table98.B" style:family="table-column">
      <style:table-column-properties style:column-width="1.875in" style:rel-column-width="19594*"/>
    </style:style>
    <style:style style:name="Table98.A1" style:family="table-cell">
      <style:table-cell-properties style:vertical-align="middle" fo:padding="0.0382in" fo:border="none"/>
    </style:style>
    <style:style style:name="Table99" style:family="table">
      <style:table-properties style:width="6.2701in" fo:break-before="page" table:align="margins"/>
    </style:style>
    <style:style style:name="Table99.A" style:family="table-column">
      <style:table-column-properties style:column-width="4.3951in" style:rel-column-width="45941*"/>
    </style:style>
    <style:style style:name="Table99.B" style:family="table-column">
      <style:table-column-properties style:column-width="1.875in" style:rel-column-width="19594*"/>
    </style:style>
    <style:style style:name="Table99.A1" style:family="table-cell">
      <style:table-cell-properties style:vertical-align="middle" fo:padding="0.0382in" fo:border="none"/>
    </style:style>
    <style:style style:name="Table100" style:family="table">
      <style:table-properties style:width="6.2701in" style:rel-width="100%" fo:margin-left="0in" table:align="left"/>
    </style:style>
    <style:style style:name="Table100.A" style:family="table-column">
      <style:table-column-properties style:column-width="1.3667in" style:rel-column-width="1810*"/>
    </style:style>
    <style:style style:name="Table100.B" style:family="table-column">
      <style:table-column-properties style:column-width="4.9035in" style:rel-column-width="6496*"/>
    </style:style>
    <style:style style:name="Table100.A1" style:family="table-cell">
      <style:table-cell-properties fo:background-color="transparent" fo:padding="0.0403in" fo:border-left="none" fo:border-right="1pt solid #000000" fo:border-top="1pt solid #000000" fo:border-bottom="none">
        <style:background-image/>
      </style:table-cell-properties>
    </style:style>
    <style:style style:name="Table100.B1" style:family="table-cell">
      <style:table-cell-properties style:vertical-align="" fo:padding="0.0382in" fo:border-left="none" fo:border-right="none" fo:border-top="none" fo:border-bottom="1pt solid #000000"/>
    </style:style>
    <style:style style:name="Table100.A2" style:family="table-cell">
      <style:table-cell-properties fo:padding-left="0.0403in" fo:padding-right="0.1in" fo:padding-top="0.0403in" fo:padding-bottom="0.0403in" fo:border="none"/>
    </style:style>
    <style:style style:name="Table100.B2" style:family="table-cell">
      <style:table-cell-properties style:vertical-align="" fo:padding-left="0.0403in" fo:padding-right="0.1in" fo:padding-top="0.0403in" fo:padding-bottom="0.0403in" fo:border="none"/>
    </style:style>
    <style:style style:name="Table100.A4" style:family="table-cell">
      <style:table-cell-properties fo:padding-left="0.0403in" fo:padding-right="0.1in" fo:padding-top="0.0403in" fo:padding-bottom="0.0403in" fo:border="none"/>
    </style:style>
    <style:style style:name="Table101" style:family="table">
      <style:table-properties style:width="6.2701in" fo:break-before="page" table:align="margins"/>
    </style:style>
    <style:style style:name="Table101.A" style:family="table-column">
      <style:table-column-properties style:column-width="4.3951in" style:rel-column-width="45941*"/>
    </style:style>
    <style:style style:name="Table101.B" style:family="table-column">
      <style:table-column-properties style:column-width="1.875in" style:rel-column-width="19594*"/>
    </style:style>
    <style:style style:name="Table101.A1" style:family="table-cell">
      <style:table-cell-properties style:vertical-align="middle" fo:padding="0.0382in" fo:border="none"/>
    </style:style>
    <style:style style:name="Table102" style:family="table">
      <style:table-properties style:width="6.2701in" fo:break-before="page" table:align="margins"/>
    </style:style>
    <style:style style:name="Table102.A" style:family="table-column">
      <style:table-column-properties style:column-width="4.3951in" style:rel-column-width="45941*"/>
    </style:style>
    <style:style style:name="Table102.B" style:family="table-column">
      <style:table-column-properties style:column-width="1.875in" style:rel-column-width="19594*"/>
    </style:style>
    <style:style style:name="Table102.A1" style:family="table-cell">
      <style:table-cell-properties style:vertical-align="middle" fo:padding="0.0382in" fo:border="none"/>
    </style:style>
    <style:style style:name="Table103" style:family="table">
      <style:table-properties style:width="6.2701in" fo:break-before="page" table:align="margins"/>
    </style:style>
    <style:style style:name="Table103.A" style:family="table-column">
      <style:table-column-properties style:column-width="4.3951in" style:rel-column-width="45941*"/>
    </style:style>
    <style:style style:name="Table103.B" style:family="table-column">
      <style:table-column-properties style:column-width="1.875in" style:rel-column-width="19594*"/>
    </style:style>
    <style:style style:name="Table103.A1" style:family="table-cell">
      <style:table-cell-properties style:vertical-align="middle" fo:padding="0.0382in" fo:border="none"/>
    </style:style>
    <style:style style:name="Table104" style:family="table">
      <style:table-properties style:width="6.2701in" style:rel-width="100%" fo:margin-left="0in" table:align="left"/>
    </style:style>
    <style:style style:name="Table104.A" style:family="table-column">
      <style:table-column-properties style:column-width="1.3667in" style:rel-column-width="1810*"/>
    </style:style>
    <style:style style:name="Table104.B" style:family="table-column">
      <style:table-column-properties style:column-width="4.9035in" style:rel-column-width="6496*"/>
    </style:style>
    <style:style style:name="Table104.A1" style:family="table-cell">
      <style:table-cell-properties fo:background-color="transparent" fo:padding="0.0403in" fo:border-left="none" fo:border-right="1pt solid #000000" fo:border-top="1pt solid #000000" fo:border-bottom="none">
        <style:background-image/>
      </style:table-cell-properties>
    </style:style>
    <style:style style:name="Table104.B1" style:family="table-cell">
      <style:table-cell-properties style:vertical-align="" fo:padding="0.0382in" fo:border-left="none" fo:border-right="none" fo:border-top="none" fo:border-bottom="1pt solid #000000"/>
    </style:style>
    <style:style style:name="Table104.A2" style:family="table-cell">
      <style:table-cell-properties fo:padding-left="0.0403in" fo:padding-right="0.1in" fo:padding-top="0.0403in" fo:padding-bottom="0.0403in" fo:border="none"/>
    </style:style>
    <style:style style:name="Table104.B2" style:family="table-cell">
      <style:table-cell-properties style:vertical-align="" fo:padding-left="0.0403in" fo:padding-right="0.1in" fo:padding-top="0.0403in" fo:padding-bottom="0.0403in" fo:border="none"/>
    </style:style>
    <style:style style:name="Table104.A4" style:family="table-cell">
      <style:table-cell-properties fo:padding-left="0.0403in" fo:padding-right="0.1in" fo:padding-top="0.0403in" fo:padding-bottom="0.0403in" fo:border="none"/>
    </style:style>
    <style:style style:name="Table106" style:family="table">
      <style:table-properties style:width="6.2701in" fo:break-before="page" table:align="margins"/>
    </style:style>
    <style:style style:name="Table106.A" style:family="table-column">
      <style:table-column-properties style:column-width="4.3951in" style:rel-column-width="45937*"/>
    </style:style>
    <style:style style:name="Table106.B" style:family="table-column">
      <style:table-column-properties style:column-width="1.875in" style:rel-column-width="19598*"/>
    </style:style>
    <style:style style:name="Table106.A1" style:family="table-cell">
      <style:table-cell-properties style:vertical-align="middle" fo:padding="0.0382in" fo:border="none"/>
    </style:style>
    <style:style style:name="Table107" style:family="table">
      <style:table-properties style:width="6.2701in" fo:break-before="page" table:align="margins"/>
    </style:style>
    <style:style style:name="Table107.A" style:family="table-column">
      <style:table-column-properties style:column-width="4.3951in" style:rel-column-width="45941*"/>
    </style:style>
    <style:style style:name="Table107.B" style:family="table-column">
      <style:table-column-properties style:column-width="1.875in" style:rel-column-width="19594*"/>
    </style:style>
    <style:style style:name="Table107.A1" style:family="table-cell">
      <style:table-cell-properties style:vertical-align="middle" fo:padding="0.0382in" fo:border="none"/>
    </style:style>
    <style:style style:name="Table108" style:family="table">
      <style:table-properties style:width="6.2701in" style:rel-width="100%" fo:margin-left="0in" table:align="left"/>
    </style:style>
    <style:style style:name="Table108.A" style:family="table-column">
      <style:table-column-properties style:column-width="1.3667in" style:rel-column-width="1810*"/>
    </style:style>
    <style:style style:name="Table108.B" style:family="table-column">
      <style:table-column-properties style:column-width="4.9035in" style:rel-column-width="6496*"/>
    </style:style>
    <style:style style:name="Table108.A1" style:family="table-cell">
      <style:table-cell-properties fo:background-color="transparent" fo:padding="0.0403in" fo:border-left="none" fo:border-right="1pt solid #000000" fo:border-top="1pt solid #000000" fo:border-bottom="none">
        <style:background-image/>
      </style:table-cell-properties>
    </style:style>
    <style:style style:name="Table108.B1" style:family="table-cell">
      <style:table-cell-properties style:vertical-align="" fo:padding="0.0382in" fo:border-left="none" fo:border-right="none" fo:border-top="none" fo:border-bottom="1pt solid #000000"/>
    </style:style>
    <style:style style:name="Table108.A2" style:family="table-cell">
      <style:table-cell-properties fo:padding-left="0.0403in" fo:padding-right="0.1in" fo:padding-top="0.0403in" fo:padding-bottom="0.0403in" fo:border="none"/>
    </style:style>
    <style:style style:name="Table108.B2" style:family="table-cell">
      <style:table-cell-properties style:vertical-align="" fo:padding-left="0.0403in" fo:padding-right="0.1in" fo:padding-top="0.0403in" fo:padding-bottom="0.0403in" fo:border="none"/>
    </style:style>
    <style:style style:name="Table108.A4" style:family="table-cell">
      <style:table-cell-properties fo:padding-left="0.0403in" fo:padding-right="0.1in" fo:padding-top="0.0403in" fo:padding-bottom="0.0403in" fo:border="none"/>
    </style:style>
    <style:style style:name="Table109" style:family="table">
      <style:table-properties style:width="6.2701in" fo:break-before="page" table:align="margins"/>
    </style:style>
    <style:style style:name="Table109.A" style:family="table-column">
      <style:table-column-properties style:column-width="4.3951in" style:rel-column-width="45941*"/>
    </style:style>
    <style:style style:name="Table109.B" style:family="table-column">
      <style:table-column-properties style:column-width="1.875in" style:rel-column-width="19594*"/>
    </style:style>
    <style:style style:name="Table109.A1" style:family="table-cell">
      <style:table-cell-properties style:vertical-align="middle" fo:padding="0.0382in" fo:border="none"/>
    </style:style>
    <style:style style:name="Table110" style:family="table">
      <style:table-properties style:width="6.2701in" fo:break-before="page" table:align="margins"/>
    </style:style>
    <style:style style:name="Table110.A" style:family="table-column">
      <style:table-column-properties style:column-width="4.3951in" style:rel-column-width="45941*"/>
    </style:style>
    <style:style style:name="Table110.B" style:family="table-column">
      <style:table-column-properties style:column-width="1.875in" style:rel-column-width="19594*"/>
    </style:style>
    <style:style style:name="Table110.A1" style:family="table-cell">
      <style:table-cell-properties style:vertical-align="middle" fo:padding="0.0382in" fo:border="none"/>
    </style:style>
    <style:style style:name="Table154" style:family="table">
      <style:table-properties style:width="5.5854in" fo:margin-left="0.5333in" table:align="left"/>
    </style:style>
    <style:style style:name="Table154.A" style:family="table-column">
      <style:table-column-properties style:column-width="1.1417in"/>
    </style:style>
    <style:style style:name="Table154.C" style:family="table-column">
      <style:table-column-properties style:column-width="1.0319in"/>
    </style:style>
    <style:style style:name="Table154.D" style:family="table-column">
      <style:table-column-properties style:column-width="1.1354in"/>
    </style:style>
    <style:style style:name="Table154.E" style:family="table-column">
      <style:table-column-properties style:column-width="1.1347in"/>
    </style:style>
    <style:style style:name="Table154.A1" style:family="table-cell">
      <style:table-cell-properties fo:padding="0.0382in" fo:border="none"/>
    </style:style>
    <style:style style:name="Table111" style:family="table">
      <style:table-properties style:width="6.2701in" fo:break-before="page" table:align="margins"/>
    </style:style>
    <style:style style:name="Table111.A" style:family="table-column">
      <style:table-column-properties style:column-width="4.3951in" style:rel-column-width="45941*"/>
    </style:style>
    <style:style style:name="Table111.B" style:family="table-column">
      <style:table-column-properties style:column-width="1.875in" style:rel-column-width="19594*"/>
    </style:style>
    <style:style style:name="Table111.A1" style:family="table-cell">
      <style:table-cell-properties style:vertical-align="middle" fo:padding="0.0382in" fo:border="none"/>
    </style:style>
    <style:style style:name="Table112" style:family="table">
      <style:table-properties style:width="6.3021in" fo:margin-left="0in" table:align="left"/>
    </style:style>
    <style:style style:name="Table112.A" style:family="table-column">
      <style:table-column-properties style:column-width="1.366in"/>
    </style:style>
    <style:style style:name="Table112.B" style:family="table-column">
      <style:table-column-properties style:column-width="4.9361in"/>
    </style:style>
    <style:style style:name="Table112.A1" style:family="table-cell">
      <style:table-cell-properties fo:background-color="transparent" fo:padding="0.0403in" fo:border-left="none" fo:border-right="1pt solid #000000" fo:border-top="1pt solid #000000" fo:border-bottom="none">
        <style:background-image/>
      </style:table-cell-properties>
    </style:style>
    <style:style style:name="Table112.B1" style:family="table-cell">
      <style:table-cell-properties style:vertical-align="" fo:padding="0.0382in" fo:border-left="none" fo:border-right="none" fo:border-top="none" fo:border-bottom="1pt solid #000000"/>
    </style:style>
    <style:style style:name="Table112.A2" style:family="table-cell">
      <style:table-cell-properties fo:padding-left="0.0403in" fo:padding-right="0.1in" fo:padding-top="0.0403in" fo:padding-bottom="0.0403in" fo:border="none"/>
    </style:style>
    <style:style style:name="Table112.B2" style:family="table-cell">
      <style:table-cell-properties style:vertical-align="" fo:padding-left="0.0403in" fo:padding-right="0.1in" fo:padding-top="0.0403in" fo:padding-bottom="0.0403in" fo:border="none"/>
    </style:style>
    <style:style style:name="Table112.A4" style:family="table-cell">
      <style:table-cell-properties fo:padding-left="0.0403in" fo:padding-right="0.1in" fo:padding-top="0.0403in" fo:padding-bottom="0.0403in" fo:border="none"/>
    </style:style>
    <style:style style:name="Table113" style:family="table">
      <style:table-properties style:width="6.2701in" fo:break-before="page" table:align="margins"/>
    </style:style>
    <style:style style:name="Table113.A" style:family="table-column">
      <style:table-column-properties style:column-width="4.3951in" style:rel-column-width="45941*"/>
    </style:style>
    <style:style style:name="Table113.B" style:family="table-column">
      <style:table-column-properties style:column-width="1.875in" style:rel-column-width="19594*"/>
    </style:style>
    <style:style style:name="Table113.A1" style:family="table-cell">
      <style:table-cell-properties style:vertical-align="middle" fo:padding="0.0382in" fo:border="none"/>
    </style:style>
    <style:style style:name="Table114" style:family="table">
      <style:table-properties style:width="6.2701in" fo:break-before="page" table:align="margins"/>
    </style:style>
    <style:style style:name="Table114.A" style:family="table-column">
      <style:table-column-properties style:column-width="4.3951in" style:rel-column-width="45941*"/>
    </style:style>
    <style:style style:name="Table114.B" style:family="table-column">
      <style:table-column-properties style:column-width="1.875in" style:rel-column-width="19594*"/>
    </style:style>
    <style:style style:name="Table114.A1" style:family="table-cell">
      <style:table-cell-properties style:vertical-align="middle" fo:padding="0.0382in" fo:border="none"/>
    </style:style>
    <style:style style:name="Table115" style:family="table">
      <style:table-properties style:width="6.2701in" fo:break-before="page" table:align="margins"/>
    </style:style>
    <style:style style:name="Table115.A" style:family="table-column">
      <style:table-column-properties style:column-width="4.3951in" style:rel-column-width="45941*"/>
    </style:style>
    <style:style style:name="Table115.B" style:family="table-column">
      <style:table-column-properties style:column-width="1.875in" style:rel-column-width="19594*"/>
    </style:style>
    <style:style style:name="Table115.A1" style:family="table-cell">
      <style:table-cell-properties style:vertical-align="middle" fo:padding="0.0382in" fo:border="none"/>
    </style:style>
    <style:style style:name="Table116" style:family="table">
      <style:table-properties style:width="6.2701in" style:rel-width="100%" fo:margin-left="0in" table:align="left"/>
    </style:style>
    <style:style style:name="Table116.A" style:family="table-column">
      <style:table-column-properties style:column-width="1.3667in" style:rel-column-width="1810*"/>
    </style:style>
    <style:style style:name="Table116.B" style:family="table-column">
      <style:table-column-properties style:column-width="4.9035in" style:rel-column-width="6496*"/>
    </style:style>
    <style:style style:name="Table116.A1" style:family="table-cell">
      <style:table-cell-properties fo:background-color="transparent" fo:padding="0.0403in" fo:border-left="none" fo:border-right="1pt solid #000000" fo:border-top="1pt solid #000000" fo:border-bottom="none">
        <style:background-image/>
      </style:table-cell-properties>
    </style:style>
    <style:style style:name="Table116.B1" style:family="table-cell">
      <style:table-cell-properties style:vertical-align="" fo:padding="0.0382in" fo:border-left="none" fo:border-right="none" fo:border-top="none" fo:border-bottom="1pt solid #000000"/>
    </style:style>
    <style:style style:name="Table116.A2" style:family="table-cell">
      <style:table-cell-properties fo:padding-left="0.0403in" fo:padding-right="0.1in" fo:padding-top="0.0403in" fo:padding-bottom="0.0403in" fo:border="none"/>
    </style:style>
    <style:style style:name="Table116.B2" style:family="table-cell">
      <style:table-cell-properties style:vertical-align="" fo:padding-left="0.0403in" fo:padding-right="0.1in" fo:padding-top="0.0403in" fo:padding-bottom="0.0403in" fo:border="none"/>
    </style:style>
    <style:style style:name="Table116.A4" style:family="table-cell">
      <style:table-cell-properties fo:padding-left="0.0403in" fo:padding-right="0.1in" fo:padding-top="0.0403in" fo:padding-bottom="0.0403in" fo:border="none"/>
    </style:style>
    <style:style style:name="Table16" style:family="table" style:master-page-name="Inner_20_Pages_20_No_20_Paw">
      <style:table-properties style:width="6.2701in" style:rel-width="100%" fo:margin-left="0in" style:page-number="auto" table:align="left"/>
    </style:style>
    <style:style style:name="Table16.A" style:family="table-column">
      <style:table-column-properties style:column-width="1.3667in" style:rel-column-width="1810*"/>
    </style:style>
    <style:style style:name="Table16.B" style:family="table-column">
      <style:table-column-properties style:column-width="4.9035in" style:rel-column-width="6496*"/>
    </style:style>
    <style:style style:name="Table16.A1" style:family="table-cell">
      <style:table-cell-properties fo:background-color="transparent" fo:padding="0.0403in" fo:border-left="none" fo:border-right="1pt solid #000000" fo:border-top="1pt solid #000000" fo:border-bottom="none">
        <style:background-image/>
      </style:table-cell-properties>
    </style:style>
    <style:style style:name="Table16.B1" style:family="table-cell">
      <style:table-cell-properties style:vertical-align="" fo:padding="0.0382in" fo:border-left="none" fo:border-right="none" fo:border-top="none" fo:border-bottom="1pt solid #000000"/>
    </style:style>
    <style:style style:name="Table105" style:family="table">
      <style:table-properties style:width="6.2701in" fo:break-before="page" table:align="margins"/>
    </style:style>
    <style:style style:name="Table105.A" style:family="table-column">
      <style:table-column-properties style:column-width="4.3951in" style:rel-column-width="45941*"/>
    </style:style>
    <style:style style:name="Table105.B" style:family="table-column">
      <style:table-column-properties style:column-width="1.875in" style:rel-column-width="19594*"/>
    </style:style>
    <style:style style:name="Table105.A1" style:family="table-cell">
      <style:table-cell-properties style:vertical-align="middle" fo:padding="0.0382in" fo:border="none"/>
    </style:style>
    <style:style style:name="Table118" style:family="table">
      <style:table-properties style:width="6.2701in" fo:break-before="page" table:align="margins"/>
    </style:style>
    <style:style style:name="Table118.A" style:family="table-column">
      <style:table-column-properties style:column-width="4.3951in" style:rel-column-width="45941*"/>
    </style:style>
    <style:style style:name="Table118.B" style:family="table-column">
      <style:table-column-properties style:column-width="1.875in" style:rel-column-width="19594*"/>
    </style:style>
    <style:style style:name="Table118.A1" style:family="table-cell">
      <style:table-cell-properties style:vertical-align="middle" fo:padding="0.0382in" fo:border="none"/>
    </style:style>
    <style:style style:name="Table119" style:family="table">
      <style:table-properties style:width="6.2701in" fo:break-before="page" table:align="margins"/>
    </style:style>
    <style:style style:name="Table119.A" style:family="table-column">
      <style:table-column-properties style:column-width="4.3951in" style:rel-column-width="45941*"/>
    </style:style>
    <style:style style:name="Table119.B" style:family="table-column">
      <style:table-column-properties style:column-width="1.875in" style:rel-column-width="19594*"/>
    </style:style>
    <style:style style:name="Table119.A1" style:family="table-cell">
      <style:table-cell-properties style:vertical-align="middle" fo:padding="0.0382in" fo:border="none"/>
    </style:style>
    <style:style style:name="Table120" style:family="table">
      <style:table-properties style:width="6.2701in" style:rel-width="100%" fo:margin-left="0in" table:align="left"/>
    </style:style>
    <style:style style:name="Table120.A" style:family="table-column">
      <style:table-column-properties style:column-width="1.3667in" style:rel-column-width="1810*"/>
    </style:style>
    <style:style style:name="Table120.B" style:family="table-column">
      <style:table-column-properties style:column-width="4.9035in" style:rel-column-width="6496*"/>
    </style:style>
    <style:style style:name="Table120.A1" style:family="table-cell">
      <style:table-cell-properties fo:background-color="transparent" fo:padding="0.0403in" fo:border-left="none" fo:border-right="1pt solid #000000" fo:border-top="1pt solid #000000" fo:border-bottom="none">
        <style:background-image/>
      </style:table-cell-properties>
    </style:style>
    <style:style style:name="Table120.B1" style:family="table-cell">
      <style:table-cell-properties style:vertical-align="" fo:padding="0.0382in" fo:border-left="none" fo:border-right="none" fo:border-top="none" fo:border-bottom="1pt solid #000000"/>
    </style:style>
    <style:style style:name="Table120.A2" style:family="table-cell">
      <style:table-cell-properties fo:padding-left="0.0403in" fo:padding-right="0.1in" fo:padding-top="0.0403in" fo:padding-bottom="0.0403in" fo:border="none"/>
    </style:style>
    <style:style style:name="Table120.B2" style:family="table-cell">
      <style:table-cell-properties style:vertical-align="" fo:padding-left="0.0403in" fo:padding-right="0.1in" fo:padding-top="0.0403in" fo:padding-bottom="0.0403in" fo:border="none"/>
    </style:style>
    <style:style style:name="Table120.A4" style:family="table-cell">
      <style:table-cell-properties fo:padding-left="0.0403in" fo:padding-right="0.1in" fo:padding-top="0.0403in" fo:padding-bottom="0.0403in" fo:border="none"/>
    </style:style>
    <style:style style:name="Table121" style:family="table">
      <style:table-properties style:width="6.2701in" fo:break-before="page" table:align="margins"/>
    </style:style>
    <style:style style:name="Table121.A" style:family="table-column">
      <style:table-column-properties style:column-width="4.3951in" style:rel-column-width="45941*"/>
    </style:style>
    <style:style style:name="Table121.B" style:family="table-column">
      <style:table-column-properties style:column-width="1.875in" style:rel-column-width="19594*"/>
    </style:style>
    <style:style style:name="Table121.A1" style:family="table-cell">
      <style:table-cell-properties style:vertical-align="middle" fo:padding="0.0382in" fo:border="none"/>
    </style:style>
    <style:style style:name="Table151" style:family="table">
      <style:table-properties style:width="5.1875in" fo:margin-left="0.5014in" table:align="left"/>
    </style:style>
    <style:style style:name="Table151.A" style:family="table-column">
      <style:table-column-properties style:column-width="2.5938in"/>
    </style:style>
    <style:style style:name="Table151.A1" style:family="table-cell">
      <style:table-cell-properties fo:padding="0.0382in" fo:border="none"/>
    </style:style>
    <style:style style:name="Table155" style:family="table">
      <style:table-properties style:width="5.1875in" fo:margin-left="0.5014in" table:align="left"/>
    </style:style>
    <style:style style:name="Table155.A" style:family="table-column">
      <style:table-column-properties style:column-width="2.5938in"/>
    </style:style>
    <style:style style:name="Table155.A1" style:family="table-cell">
      <style:table-cell-properties fo:padding="0.0382in" fo:border="none"/>
    </style:style>
    <style:style style:name="Table122" style:family="table">
      <style:table-properties style:width="6.2701in" fo:break-before="page" table:align="margins"/>
    </style:style>
    <style:style style:name="Table122.A" style:family="table-column">
      <style:table-column-properties style:column-width="4.3951in" style:rel-column-width="45941*"/>
    </style:style>
    <style:style style:name="Table122.B" style:family="table-column">
      <style:table-column-properties style:column-width="1.875in" style:rel-column-width="19594*"/>
    </style:style>
    <style:style style:name="Table122.A1" style:family="table-cell">
      <style:table-cell-properties style:vertical-align="middle" fo:padding="0.0382in" fo:border="none"/>
    </style:style>
    <style:style style:name="Table123" style:family="table">
      <style:table-properties style:width="6.2701in" fo:break-before="page" table:align="margins"/>
    </style:style>
    <style:style style:name="Table123.A" style:family="table-column">
      <style:table-column-properties style:column-width="4.3951in" style:rel-column-width="45941*"/>
    </style:style>
    <style:style style:name="Table123.B" style:family="table-column">
      <style:table-column-properties style:column-width="1.875in" style:rel-column-width="19594*"/>
    </style:style>
    <style:style style:name="Table123.A1" style:family="table-cell">
      <style:table-cell-properties style:vertical-align="middle" fo:padding="0.0382in" fo:border="none"/>
    </style:style>
    <style:style style:name="Table124" style:family="table">
      <style:table-properties style:width="6.2701in" style:rel-width="100%" fo:margin-left="0in" table:align="left"/>
    </style:style>
    <style:style style:name="Table124.A" style:family="table-column">
      <style:table-column-properties style:column-width="1.3667in" style:rel-column-width="1810*"/>
    </style:style>
    <style:style style:name="Table124.B" style:family="table-column">
      <style:table-column-properties style:column-width="4.9035in" style:rel-column-width="6496*"/>
    </style:style>
    <style:style style:name="Table124.A1" style:family="table-cell">
      <style:table-cell-properties fo:background-color="transparent" fo:padding="0.0403in" fo:border-left="none" fo:border-right="1pt solid #000000" fo:border-top="1pt solid #000000" fo:border-bottom="none">
        <style:background-image/>
      </style:table-cell-properties>
    </style:style>
    <style:style style:name="Table124.B1" style:family="table-cell">
      <style:table-cell-properties style:vertical-align="" fo:padding="0.0382in" fo:border-left="none" fo:border-right="none" fo:border-top="none" fo:border-bottom="1pt solid #000000"/>
    </style:style>
    <style:style style:name="Table124.A2" style:family="table-cell">
      <style:table-cell-properties fo:padding-left="0.0403in" fo:padding-right="0.1in" fo:padding-top="0.0403in" fo:padding-bottom="0.0403in" fo:border="none"/>
    </style:style>
    <style:style style:name="Table124.B2" style:family="table-cell">
      <style:table-cell-properties style:vertical-align="" fo:padding-left="0.0403in" fo:padding-right="0.1in" fo:padding-top="0.0403in" fo:padding-bottom="0.0403in" fo:border="none"/>
    </style:style>
    <style:style style:name="Table117" style:family="table">
      <style:table-properties style:width="6.3021in" fo:margin-left="0in" table:align="left"/>
    </style:style>
    <style:style style:name="Table117.A" style:family="table-column">
      <style:table-column-properties style:column-width="1.366in"/>
    </style:style>
    <style:style style:name="Table117.B" style:family="table-column">
      <style:table-column-properties style:column-width="4.9361in"/>
    </style:style>
    <style:style style:name="Table117.1" style:family="table-row">
      <style:table-row-properties style:min-row-height="2.0833in"/>
    </style:style>
    <style:style style:name="Table117.A1" style:family="table-cell">
      <style:table-cell-properties fo:background-color="transparent" fo:padding="0.0403in" fo:border-left="none" fo:border-right="1pt solid #000000" fo:border-top="1pt solid #000000" fo:border-bottom="none">
        <style:background-image/>
      </style:table-cell-properties>
    </style:style>
    <style:style style:name="Table117.B1" style:family="table-cell">
      <style:table-cell-properties style:vertical-align="" fo:padding="0.0382in" fo:border-left="none" fo:border-right="none" fo:border-top="none" fo:border-bottom="1pt solid #000000"/>
    </style:style>
    <style:style style:name="Table130" style:family="table">
      <style:table-properties style:width="6.2701in" fo:break-before="page" table:align="margins"/>
    </style:style>
    <style:style style:name="Table130.A" style:family="table-column">
      <style:table-column-properties style:column-width="4.3951in" style:rel-column-width="45941*"/>
    </style:style>
    <style:style style:name="Table130.B" style:family="table-column">
      <style:table-column-properties style:column-width="1.875in" style:rel-column-width="19594*"/>
    </style:style>
    <style:style style:name="Table130.A1" style:family="table-cell">
      <style:table-cell-properties style:vertical-align="middle" fo:padding="0.0382in" fo:border="none"/>
    </style:style>
    <style:style style:name="Table127" style:family="table">
      <style:table-properties style:width="6.2701in" fo:break-before="page" table:align="margins"/>
    </style:style>
    <style:style style:name="Table127.A" style:family="table-column">
      <style:table-column-properties style:column-width="4.3951in" style:rel-column-width="45941*"/>
    </style:style>
    <style:style style:name="Table127.B" style:family="table-column">
      <style:table-column-properties style:column-width="1.875in" style:rel-column-width="19594*"/>
    </style:style>
    <style:style style:name="Table127.A1" style:family="table-cell">
      <style:table-cell-properties style:vertical-align="middle" fo:padding="0.0382in" fo:border="none"/>
    </style:style>
    <style:style style:name="Table128" style:family="table">
      <style:table-properties style:width="6.2701in" style:rel-width="100%" fo:margin-left="0in" table:align="left"/>
    </style:style>
    <style:style style:name="Table128.A" style:family="table-column">
      <style:table-column-properties style:column-width="1.3667in" style:rel-column-width="1810*"/>
    </style:style>
    <style:style style:name="Table128.B" style:family="table-column">
      <style:table-column-properties style:column-width="4.9035in" style:rel-column-width="6496*"/>
    </style:style>
    <style:style style:name="Table128.A1" style:family="table-cell">
      <style:table-cell-properties fo:background-color="transparent" fo:padding="0.0403in" fo:border-left="none" fo:border-right="1pt solid #000000" fo:border-top="1pt solid #000000" fo:border-bottom="none">
        <style:background-image/>
      </style:table-cell-properties>
    </style:style>
    <style:style style:name="Table128.B1" style:family="table-cell">
      <style:table-cell-properties style:vertical-align="" fo:padding="0.0382in" fo:border-left="none" fo:border-right="none" fo:border-top="none" fo:border-bottom="1pt solid #000000"/>
    </style:style>
    <style:style style:name="Table128.A2" style:family="table-cell">
      <style:table-cell-properties fo:padding-left="0.0403in" fo:padding-right="0.1in" fo:padding-top="0.0403in" fo:padding-bottom="0.0403in" fo:border="none"/>
    </style:style>
    <style:style style:name="Table128.B2" style:family="table-cell">
      <style:table-cell-properties style:vertical-align="" fo:padding-left="0.0403in" fo:padding-right="0.1in" fo:padding-top="0.0403in" fo:padding-bottom="0.0403in" fo:border="none"/>
    </style:style>
    <style:style style:name="Table128.A4" style:family="table-cell">
      <style:table-cell-properties fo:padding-left="0.0403in" fo:padding-right="0.1in" fo:padding-top="0.0403in" fo:padding-bottom="0.0403in" fo:border="none"/>
    </style:style>
    <style:style style:name="Table128.A5" style:family="table-cell">
      <style:table-cell-properties fo:padding="0.0403in" fo:border-left="none" fo:border-right="none" fo:border-top="1pt solid #000000" fo:border-bottom="none"/>
    </style:style>
    <style:style style:name="Table128.B5" style:family="table-cell">
      <style:table-cell-properties style:vertical-align="" fo:padding="0.0403in" fo:border-left="1pt solid #000000" fo:border-right="none" fo:border-top="none" fo:border-bottom="1pt solid #000000"/>
    </style:style>
    <style:style style:name="Table162" style:family="table">
      <style:table-properties style:width="6.2701in" fo:break-before="page" table:align="margins"/>
    </style:style>
    <style:style style:name="Table162.A" style:family="table-column">
      <style:table-column-properties style:column-width="4.3951in" style:rel-column-width="45941*"/>
    </style:style>
    <style:style style:name="Table162.B" style:family="table-column">
      <style:table-column-properties style:column-width="1.875in" style:rel-column-width="19594*"/>
    </style:style>
    <style:style style:name="Table162.A1" style:family="table-cell">
      <style:table-cell-properties style:vertical-align="middle" fo:padding="0.0382in" fo:border="none"/>
    </style:style>
    <style:style style:name="Table156" style:family="table">
      <style:table-properties style:width="5.1583in" fo:margin-left="0.5333in" table:align="left"/>
    </style:style>
    <style:style style:name="Table156.A" style:family="table-column">
      <style:table-column-properties style:column-width="2.5583in"/>
    </style:style>
    <style:style style:name="Table156.B" style:family="table-column">
      <style:table-column-properties style:column-width="2.6in"/>
    </style:style>
    <style:style style:name="Table156.A1" style:family="table-cell">
      <style:table-cell-properties fo:padding="0.0382in" fo:border="none"/>
    </style:style>
    <style:style style:name="Table157" style:family="table">
      <style:table-properties style:width="5.1875in" fo:margin-left="0.5014in" table:align="left"/>
    </style:style>
    <style:style style:name="Table157.A" style:family="table-column">
      <style:table-column-properties style:column-width="2.5938in"/>
    </style:style>
    <style:style style:name="Table157.A1" style:family="table-cell">
      <style:table-cell-properties fo:padding="0.0382in" fo:border="none"/>
    </style:style>
    <style:style style:name="Table134" style:family="table">
      <style:table-properties style:width="6.2701in" fo:break-before="page" table:align="margins"/>
    </style:style>
    <style:style style:name="Table134.A" style:family="table-column">
      <style:table-column-properties style:column-width="4.3951in" style:rel-column-width="45941*"/>
    </style:style>
    <style:style style:name="Table134.B" style:family="table-column">
      <style:table-column-properties style:column-width="1.875in" style:rel-column-width="19594*"/>
    </style:style>
    <style:style style:name="Table134.A1" style:family="table-cell">
      <style:table-cell-properties style:vertical-align="middle" fo:padding="0.0382in" fo:border="none"/>
    </style:style>
    <style:style style:name="Table138" style:family="table">
      <style:table-properties style:width="5.5854in" fo:margin-left="0.5333in" table:align="left"/>
    </style:style>
    <style:style style:name="Table138.A" style:family="table-column">
      <style:table-column-properties style:column-width="1.1417in"/>
    </style:style>
    <style:style style:name="Table138.D" style:family="table-column">
      <style:table-column-properties style:column-width="1.0257in"/>
    </style:style>
    <style:style style:name="Table138.E" style:family="table-column">
      <style:table-column-properties style:column-width="1.1347in"/>
    </style:style>
    <style:style style:name="Table138.A1" style:family="table-cell">
      <style:table-cell-properties fo:padding="0.0382in" fo:border="none"/>
    </style:style>
    <style:style style:name="Table131" style:family="table">
      <style:table-properties style:width="6.2701in" fo:break-before="page" table:align="margins"/>
    </style:style>
    <style:style style:name="Table131.A" style:family="table-column">
      <style:table-column-properties style:column-width="4.3951in" style:rel-column-width="45941*"/>
    </style:style>
    <style:style style:name="Table131.B" style:family="table-column">
      <style:table-column-properties style:column-width="1.875in" style:rel-column-width="19594*"/>
    </style:style>
    <style:style style:name="Table131.A1" style:family="table-cell">
      <style:table-cell-properties style:vertical-align="middle" fo:padding="0.0382in" fo:border="none"/>
    </style:style>
    <style:style style:name="Table45" style:family="table">
      <style:table-properties style:width="6.2701in" style:rel-width="100%" fo:margin-left="0in" table:align="left"/>
    </style:style>
    <style:style style:name="Table45.A" style:family="table-column">
      <style:table-column-properties style:column-width="1.3667in" style:rel-column-width="1810*"/>
    </style:style>
    <style:style style:name="Table45.B" style:family="table-column">
      <style:table-column-properties style:column-width="4.9035in" style:rel-column-width="6496*"/>
    </style:style>
    <style:style style:name="Table45.A1" style:family="table-cell">
      <style:table-cell-properties fo:background-color="transparent" fo:padding="0.0403in" fo:border-left="none" fo:border-right="1pt solid #000000" fo:border-top="1pt solid #000000" fo:border-bottom="none">
        <style:background-image/>
      </style:table-cell-properties>
    </style:style>
    <style:style style:name="Table45.B1" style:family="table-cell">
      <style:table-cell-properties style:vertical-align="" fo:padding="0.0382in" fo:border-left="none" fo:border-right="none" fo:border-top="none" fo:border-bottom="1pt solid #000000"/>
    </style:style>
    <style:style style:name="Table45.A2" style:family="table-cell">
      <style:table-cell-properties fo:padding-left="0.0403in" fo:padding-right="0.1in" fo:padding-top="0.0403in" fo:padding-bottom="0.0403in" fo:border="none"/>
    </style:style>
    <style:style style:name="Table45.B2" style:family="table-cell">
      <style:table-cell-properties style:vertical-align="" fo:padding-left="0.0403in" fo:padding-right="0.1in" fo:padding-top="0.0403in" fo:padding-bottom="0.0403in" fo:border="none"/>
    </style:style>
    <style:style style:name="Table45.A4" style:family="table-cell">
      <style:table-cell-properties fo:padding-left="0.0403in" fo:padding-right="0.1in" fo:padding-top="0.0403in" fo:padding-bottom="0.0403in" fo:border="none"/>
    </style:style>
    <style:style style:name="Table133" style:family="table">
      <style:table-properties style:width="6.2701in" fo:break-before="page" table:align="margins"/>
    </style:style>
    <style:style style:name="Table133.A" style:family="table-column">
      <style:table-column-properties style:column-width="4.3951in" style:rel-column-width="45941*"/>
    </style:style>
    <style:style style:name="Table133.B" style:family="table-column">
      <style:table-column-properties style:column-width="1.875in" style:rel-column-width="19594*"/>
    </style:style>
    <style:style style:name="Table133.A1" style:family="table-cell">
      <style:table-cell-properties style:vertical-align="middle" fo:padding="0.0382in" fo:border="none"/>
    </style:style>
    <style:style style:name="Table126" style:family="table">
      <style:table-properties style:width="6.2701in" fo:break-before="page" table:align="margins"/>
    </style:style>
    <style:style style:name="Table126.A" style:family="table-column">
      <style:table-column-properties style:column-width="4.3951in" style:rel-column-width="45941*"/>
    </style:style>
    <style:style style:name="Table126.B" style:family="table-column">
      <style:table-column-properties style:column-width="1.875in" style:rel-column-width="19594*"/>
    </style:style>
    <style:style style:name="Table126.A1" style:family="table-cell">
      <style:table-cell-properties style:vertical-align="middle" fo:padding="0.0382in" fo:border="none"/>
    </style:style>
    <style:style style:name="Table135" style:family="table">
      <style:table-properties style:width="6.2701in" fo:break-before="page" table:align="margins"/>
    </style:style>
    <style:style style:name="Table135.A" style:family="table-column">
      <style:table-column-properties style:column-width="4.3951in" style:rel-column-width="45937*"/>
    </style:style>
    <style:style style:name="Table135.B" style:family="table-column">
      <style:table-column-properties style:column-width="1.875in" style:rel-column-width="19598*"/>
    </style:style>
    <style:style style:name="Table135.A1" style:family="table-cell">
      <style:table-cell-properties style:vertical-align="middle" fo:padding="0.0382in" fo:border="none"/>
    </style:style>
    <style:style style:name="Table81" style:family="table">
      <style:table-properties style:width="6.2701in" style:rel-width="100%" fo:margin-left="0in" table:align="left"/>
    </style:style>
    <style:style style:name="Table81.A" style:family="table-column">
      <style:table-column-properties style:column-width="1.3667in" style:rel-column-width="1810*"/>
    </style:style>
    <style:style style:name="Table81.B" style:family="table-column">
      <style:table-column-properties style:column-width="4.9035in" style:rel-column-width="6496*"/>
    </style:style>
    <style:style style:name="Table81.A1" style:family="table-cell">
      <style:table-cell-properties fo:background-color="transparent" fo:padding="0.0403in" fo:border-left="none" fo:border-right="1pt solid #000000" fo:border-top="1pt solid #000000" fo:border-bottom="none">
        <style:background-image/>
      </style:table-cell-properties>
    </style:style>
    <style:style style:name="Table81.B1" style:family="table-cell">
      <style:table-cell-properties style:vertical-align="" fo:padding="0.0382in" fo:border-left="none" fo:border-right="none" fo:border-top="none" fo:border-bottom="1pt solid #000000"/>
    </style:style>
    <style:style style:name="Table81.A2" style:family="table-cell">
      <style:table-cell-properties fo:padding-left="0.0403in" fo:padding-right="0.1in" fo:padding-top="0.0403in" fo:padding-bottom="0.0403in" fo:border="none"/>
    </style:style>
    <style:style style:name="Table81.B2" style:family="table-cell">
      <style:table-cell-properties style:vertical-align="" fo:padding-left="0.0403in" fo:padding-right="0.1in" fo:padding-top="0.0403in" fo:padding-bottom="0.0403in" fo:border="none"/>
    </style:style>
    <style:style style:name="Table81.A4" style:family="table-cell">
      <style:table-cell-properties fo:padding-left="0.0403in" fo:padding-right="0.1in" fo:padding-top="0.0403in" fo:padding-bottom="0.0403in" fo:border="none"/>
    </style:style>
    <style:style style:name="Table137" style:family="table">
      <style:table-properties style:width="6.2701in" fo:break-before="page" table:align="margins"/>
    </style:style>
    <style:style style:name="Table137.A" style:family="table-column">
      <style:table-column-properties style:column-width="4.3951in" style:rel-column-width="45941*"/>
    </style:style>
    <style:style style:name="Table137.B" style:family="table-column">
      <style:table-column-properties style:column-width="1.875in" style:rel-column-width="19594*"/>
    </style:style>
    <style:style style:name="Table137.A1" style:family="table-cell">
      <style:table-cell-properties style:vertical-align="middle" fo:padding="0.0382in" fo:border="none"/>
    </style:style>
    <style:style style:name="Table161" style:family="table">
      <style:table-properties style:width="5.1583in" fo:margin-left="0.5333in" table:align="left"/>
    </style:style>
    <style:style style:name="Table161.A" style:family="table-column">
      <style:table-column-properties style:column-width="5.1583in"/>
    </style:style>
    <style:style style:name="Table161.A1" style:family="table-cell">
      <style:table-cell-properties fo:padding="0.0382in" fo:border="none"/>
    </style:style>
    <style:style style:name="Table129" style:family="table">
      <style:table-properties style:width="6.2701in" fo:break-before="page" table:align="margins"/>
    </style:style>
    <style:style style:name="Table129.A" style:family="table-column">
      <style:table-column-properties style:column-width="4.3951in" style:rel-column-width="45941*"/>
    </style:style>
    <style:style style:name="Table129.B" style:family="table-column">
      <style:table-column-properties style:column-width="1.875in" style:rel-column-width="19594*"/>
    </style:style>
    <style:style style:name="Table129.A1" style:family="table-cell">
      <style:table-cell-properties style:vertical-align="middle" fo:padding="0.0382in" fo:border="none"/>
    </style:style>
    <style:style style:name="Table139" style:family="table">
      <style:table-properties style:width="6.2701in" fo:break-before="page" table:align="margins"/>
    </style:style>
    <style:style style:name="Table139.A" style:family="table-column">
      <style:table-column-properties style:column-width="4.3951in" style:rel-column-width="45941*"/>
    </style:style>
    <style:style style:name="Table139.B" style:family="table-column">
      <style:table-column-properties style:column-width="1.875in" style:rel-column-width="19594*"/>
    </style:style>
    <style:style style:name="Table139.A1" style:family="table-cell">
      <style:table-cell-properties style:vertical-align="middle" fo:padding="0.0382in" fo:border="none"/>
    </style:style>
    <style:style style:name="Table142" style:family="table">
      <style:table-properties style:width="6.2701in" style:rel-width="100%" fo:margin-left="0in" fo:break-before="column" table:align="left"/>
    </style:style>
    <style:style style:name="Table142.A" style:family="table-column">
      <style:table-column-properties style:column-width="1.3667in" style:rel-column-width="1810*"/>
    </style:style>
    <style:style style:name="Table142.B" style:family="table-column">
      <style:table-column-properties style:column-width="4.9035in" style:rel-column-width="6496*"/>
    </style:style>
    <style:style style:name="Table142.A1" style:family="table-cell">
      <style:table-cell-properties fo:background-color="transparent" fo:padding="0.0403in" fo:border-left="none" fo:border-right="1pt solid #000000" fo:border-top="1pt solid #000000" fo:border-bottom="none">
        <style:background-image/>
      </style:table-cell-properties>
    </style:style>
    <style:style style:name="Table142.B1" style:family="table-cell">
      <style:table-cell-properties style:vertical-align="" fo:padding="0.0382in" fo:border-left="none" fo:border-right="none" fo:border-top="none" fo:border-bottom="1pt solid #000000"/>
    </style:style>
    <style:style style:name="Table142.A2" style:family="table-cell">
      <style:table-cell-properties fo:padding-left="0.0403in" fo:padding-right="0.1in" fo:padding-top="0.0403in" fo:padding-bottom="0.0403in" fo:border="none"/>
    </style:style>
    <style:style style:name="Table142.B2" style:family="table-cell">
      <style:table-cell-properties style:vertical-align="" fo:padding-left="0.0403in" fo:padding-right="0.1in" fo:padding-top="0.0403in" fo:padding-bottom="0.0403in" fo:border="none"/>
    </style:style>
    <style:style style:name="Table142.A4" style:family="table-cell">
      <style:table-cell-properties fo:padding-left="0.0403in" fo:padding-right="0.1in" fo:padding-top="0.0403in" fo:padding-bottom="0.0403in" fo:border="none"/>
    </style:style>
    <style:style style:name="Table143" style:family="table">
      <style:table-properties style:width="6.2701in" fo:break-before="page" table:align="margins"/>
    </style:style>
    <style:style style:name="Table143.A" style:family="table-column">
      <style:table-column-properties style:column-width="4.3951in" style:rel-column-width="45941*"/>
    </style:style>
    <style:style style:name="Table143.B" style:family="table-column">
      <style:table-column-properties style:column-width="1.875in" style:rel-column-width="19594*"/>
    </style:style>
    <style:style style:name="Table143.A1" style:family="table-cell">
      <style:table-cell-properties style:vertical-align="middle" fo:padding="0.0382in" fo:border="none"/>
    </style:style>
    <style:style style:name="Table144" style:family="table">
      <style:table-properties style:width="6.2701in" fo:break-before="page" table:align="margins"/>
    </style:style>
    <style:style style:name="Table144.A" style:family="table-column">
      <style:table-column-properties style:column-width="4.3951in" style:rel-column-width="45941*"/>
    </style:style>
    <style:style style:name="Table144.B" style:family="table-column">
      <style:table-column-properties style:column-width="1.875in" style:rel-column-width="19594*"/>
    </style:style>
    <style:style style:name="Table144.A1" style:family="table-cell">
      <style:table-cell-properties style:vertical-align="middle" fo:padding="0.0382in" fo:border="none"/>
    </style:style>
    <style:style style:name="Table163" style:family="table" style:master-page-name="Inner_20_Pages_20_No_20_Paw">
      <style:table-properties style:width="6.3021in" fo:margin-left="0in" style:page-number="auto" table:align="left"/>
    </style:style>
    <style:style style:name="Table163.A" style:family="table-column">
      <style:table-column-properties style:column-width="1.366in"/>
    </style:style>
    <style:style style:name="Table163.B" style:family="table-column">
      <style:table-column-properties style:column-width="4.9361in"/>
    </style:style>
    <style:style style:name="Table163.A1" style:family="table-cell">
      <style:table-cell-properties fo:background-color="transparent" fo:padding="0.0403in" fo:border-left="none" fo:border-right="1pt solid #000000" fo:border-top="1pt solid #000000" fo:border-bottom="none">
        <style:background-image/>
      </style:table-cell-properties>
    </style:style>
    <style:style style:name="Table163.B1" style:family="table-cell">
      <style:table-cell-properties style:vertical-align="" fo:padding="0.0382in" fo:border-left="none" fo:border-right="none" fo:border-top="none" fo:border-bottom="1pt solid #000000"/>
    </style:style>
    <style:style style:name="P1" style:family="paragraph" style:parent-style-name="Footer">
      <style:paragraph-properties fo:text-align="center" style:justify-single-word="false"/>
    </style:style>
    <style:style style:name="P2" style:family="paragraph" style:parent-style-name="Footer">
      <style:paragraph-properties>
        <style:tab-stops>
          <style:tab-stop style:position="2.2083in" style:type="center"/>
          <style:tab-stop style:position="6.0181in" style:type="right"/>
        </style:tab-stops>
      </style:paragraph-properties>
    </style:style>
    <style:style style:name="P3" style:family="paragraph" style:parent-style-name="Header">
      <style:paragraph-properties fo:text-align="end" style:justify-single-word="false"/>
      <style:text-properties fo:font-size="14pt" fo:font-style="italic" fo:font-weight="bold" officeooo:rsid="0118ba5c" officeooo:paragraph-rsid="012687e7" style:font-size-asian="14pt" style:font-style-asian="italic" style:font-weight-asian="bold" style:font-size-complex="14pt" style:font-style-complex="italic" style:font-weight-complex="bold"/>
    </style:style>
    <style:style style:name="P4" style:family="paragraph" style:parent-style-name="Header">
      <style:paragraph-properties fo:text-align="end" style:justify-single-word="false"/>
      <style:text-properties fo:font-size="14pt" fo:font-style="italic" fo:font-weight="bold" officeooo:rsid="0118ba5c" officeooo:paragraph-rsid="0124cba2" style:font-size-asian="14pt" style:font-style-asian="italic" style:font-weight-asian="bold" style:font-size-complex="14pt" style:font-style-complex="italic" style:font-weight-complex="bold"/>
    </style:style>
    <style:style style:name="P5" style:family="paragraph" style:parent-style-name="Header">
      <style:paragraph-properties fo:text-align="end" style:justify-single-word="false"/>
      <style:text-properties fo:font-size="14pt" fo:font-style="normal" fo:font-weight="bold" officeooo:rsid="0118ba5c" officeooo:paragraph-rsid="01285b9e" style:font-size-asian="14pt" style:font-style-asian="normal" style:font-weight-asian="bold" style:font-size-complex="14pt" style:font-style-complex="normal" style:font-weight-complex="bold"/>
    </style:style>
    <style:style style:name="P6" style:family="paragraph" style:parent-style-name="Text_20_Body_20_Note">
      <style:text-properties officeooo:paragraph-rsid="00d9507b"/>
    </style:style>
    <style:style style:name="P7" style:family="paragraph" style:parent-style-name="Text_20_Body_20_Note">
      <style:text-properties fo:font-size="11pt" officeooo:paragraph-rsid="030c6d60" style:font-size-asian="11pt" style:font-size-complex="11pt"/>
    </style:style>
    <style:style style:name="P8" style:family="paragraph" style:parent-style-name="Text_20_Body_20_Note">
      <style:text-properties fo:font-size="11pt" officeooo:rsid="0026a35f" officeooo:paragraph-rsid="0336be5b" style:font-size-asian="11pt" style:font-size-complex="11pt"/>
    </style:style>
    <style:style style:name="P9" style:family="paragraph" style:parent-style-name="Text_20_Body_20_Note">
      <style:text-properties fo:font-size="11pt" officeooo:paragraph-rsid="0311c223" style:font-size-asian="11pt" style:font-size-complex="11pt"/>
    </style:style>
    <style:style style:name="P10" style:family="paragraph" style:parent-style-name="Text_20_Body_20_Note">
      <style:text-properties fo:font-size="11pt" officeooo:paragraph-rsid="0416c719" style:font-size-asian="11pt" style:font-size-complex="11pt"/>
    </style:style>
    <style:style style:name="P11" style:family="paragraph" style:parent-style-name="Text_20_Body_20_Note">
      <style:text-properties fo:font-size="11pt" officeooo:rsid="0311c223" officeooo:paragraph-rsid="0311c223" style:font-size-asian="11pt" style:font-size-complex="11pt"/>
    </style:style>
    <style:style style:name="P12" style:family="paragraph" style:parent-style-name="Text_20_Body_20_Note">
      <style:text-properties fo:font-size="11pt" officeooo:paragraph-rsid="01b6d64f" style:font-size-asian="11pt" style:font-size-complex="11pt"/>
    </style:style>
    <style:style style:name="P13" style:family="paragraph" style:parent-style-name="Text_20_Body_20_Note">
      <style:text-properties fo:font-size="11pt" officeooo:paragraph-rsid="0544cf40" style:font-size-asian="11pt" style:font-size-complex="11pt"/>
    </style:style>
    <style:style style:name="P14" style:family="paragraph" style:parent-style-name="Text_20_Body_20_Note">
      <style:paragraph-properties fo:text-align="end" style:justify-single-word="false"/>
      <style:text-properties fo:font-size="11pt" fo:language="none" fo:country="none" fo:font-style="italic" fo:font-weight="normal" officeooo:rsid="0118ba5c" style:font-size-asian="11pt" style:font-style-asian="italic" style:font-weight-asian="normal" style:font-size-complex="11pt" style:font-style-complex="italic" style:font-weight-complex="normal"/>
    </style:style>
    <style:style style:name="P15" style:family="paragraph" style:parent-style-name="Text_20_Body_20_Note">
      <style:text-properties fo:font-size="11pt" fo:font-style="italic" officeooo:rsid="00198718" officeooo:paragraph-rsid="05391a7e" style:font-size-asian="11pt" style:font-style-asian="italic" style:font-size-complex="11pt" style:font-style-complex="italic"/>
    </style:style>
    <style:style style:name="P16" style:family="paragraph" style:parent-style-name="Text_20_Body_20_Note">
      <style:text-properties fo:font-size="11pt" fo:font-style="italic" fo:font-weight="normal" officeooo:rsid="0118ba5c" officeooo:paragraph-rsid="0546ba0b" style:font-size-asian="11pt" style:font-style-asian="italic" style:font-weight-asian="normal" style:font-size-complex="11pt" style:font-style-complex="italic" style:font-weight-complex="normal"/>
    </style:style>
    <style:style style:name="P17" style:family="paragraph" style:parent-style-name="Text_20_Body_20_Note">
      <style:paragraph-properties fo:text-align="end" style:justify-single-word="false"/>
      <style:text-properties fo:font-size="12pt" fo:font-weight="bold" style:font-size-asian="12pt" style:font-weight-asian="bold" style:font-size-complex="12pt" style:font-weight-complex="bold"/>
    </style:style>
    <style:style style:name="P18" style:family="paragraph" style:parent-style-name="Text_20_Body_20_Note">
      <style:paragraph-properties fo:text-align="end" style:justify-single-word="false"/>
      <style:text-properties fo:font-size="12pt" fo:font-weight="bold" officeooo:paragraph-rsid="01adc1af" style:font-size-asian="12pt" style:font-weight-asian="bold" style:font-size-complex="12pt" style:font-weight-complex="bold"/>
    </style:style>
    <style:style style:name="P19" style:family="paragraph" style:parent-style-name="Text_20_Body_20_Note">
      <style:paragraph-properties fo:text-align="end" style:justify-single-word="false"/>
      <style:text-properties fo:font-size="12pt" fo:font-weight="bold" officeooo:paragraph-rsid="01b3b5e3" style:font-size-asian="12pt" style:font-weight-asian="bold" style:font-size-complex="12pt" style:font-weight-complex="bold"/>
    </style:style>
    <style:style style:name="P20" style:family="paragraph" style:parent-style-name="Text_20_Body_20_Note">
      <style:paragraph-properties fo:text-align="end" style:justify-single-word="false"/>
      <style:text-properties fo:font-size="12pt" fo:font-weight="bold" officeooo:paragraph-rsid="01b6d64f" style:font-size-asian="12pt" style:font-weight-asian="bold" style:font-size-complex="12pt" style:font-weight-complex="bold"/>
    </style:style>
    <style:style style:name="P21" style:family="paragraph" style:parent-style-name="Text_20_Body_20_Note">
      <style:paragraph-properties fo:text-align="end" style:justify-single-word="false"/>
      <style:text-properties fo:font-size="12pt" fo:font-weight="bold" officeooo:paragraph-rsid="01c294e2" style:font-size-asian="12pt" style:font-weight-asian="bold" style:font-size-complex="12pt" style:font-weight-complex="bold"/>
    </style:style>
    <style:style style:name="P22" style:family="paragraph" style:parent-style-name="Text_20_Body_20_Note">
      <style:paragraph-properties fo:text-align="end" style:justify-single-word="false"/>
      <style:text-properties fo:font-size="12pt" fo:font-weight="bold" officeooo:paragraph-rsid="01c2e2d4" style:font-size-asian="12pt" style:font-weight-asian="bold" style:font-size-complex="12pt" style:font-weight-complex="bold"/>
    </style:style>
    <style:style style:name="P23" style:family="paragraph" style:parent-style-name="Text_20_Body_20_Note">
      <style:paragraph-properties fo:text-align="end" style:justify-single-word="false"/>
      <style:text-properties fo:font-size="12pt" fo:font-weight="bold" officeooo:paragraph-rsid="0332a87c" style:font-size-asian="12pt" style:font-weight-asian="bold" style:font-size-complex="12pt" style:font-weight-complex="bold"/>
    </style:style>
    <style:style style:name="P24" style:family="paragraph" style:parent-style-name="Text_20_Body_20_Note">
      <style:paragraph-properties fo:text-align="end" style:justify-single-word="false"/>
      <style:text-properties fo:font-size="12pt" fo:font-weight="bold" officeooo:paragraph-rsid="043914dd" style:font-size-asian="12pt" style:font-weight-asian="bold" style:font-size-complex="12pt" style:font-weight-complex="bold"/>
    </style:style>
    <style:style style:name="P25" style:family="paragraph" style:parent-style-name="Text_20_Body_20_Note">
      <style:paragraph-properties fo:text-align="end" style:justify-single-word="false"/>
      <style:text-properties fo:font-size="12pt" fo:font-weight="bold" officeooo:paragraph-rsid="046f7f8c" style:font-size-asian="12pt" style:font-weight-asian="bold" style:font-size-complex="12pt" style:font-weight-complex="bold"/>
    </style:style>
    <style:style style:name="P26" style:family="paragraph" style:parent-style-name="Text_20_Body_20_Note">
      <style:paragraph-properties fo:text-align="end" style:justify-single-word="false"/>
      <style:text-properties fo:font-size="12pt" fo:font-weight="bold" officeooo:paragraph-rsid="0474f3f6" style:font-size-asian="12pt" style:font-weight-asian="bold" style:font-size-complex="12pt" style:font-weight-complex="bold"/>
    </style:style>
    <style:style style:name="P27" style:family="paragraph" style:parent-style-name="Text_20_Body_20_Note">
      <style:paragraph-properties fo:text-align="end" style:justify-single-word="false"/>
      <style:text-properties fo:font-size="12pt" fo:font-weight="bold" officeooo:paragraph-rsid="0477d60a" style:font-size-asian="12pt" style:font-weight-asian="bold" style:font-size-complex="12pt" style:font-weight-complex="bold"/>
    </style:style>
    <style:style style:name="P28" style:family="paragraph" style:parent-style-name="Text_20_Body_20_Note">
      <style:paragraph-properties fo:text-align="end" style:justify-single-word="false"/>
      <style:text-properties fo:font-size="12pt" fo:font-weight="bold" officeooo:rsid="0437f1f4" officeooo:paragraph-rsid="0437f1f4" style:font-size-asian="12pt" style:font-weight-asian="bold" style:font-size-complex="12pt" style:font-weight-complex="bold"/>
    </style:style>
    <style:style style:name="P29" style:family="paragraph" style:parent-style-name="Text_20_Body_20_Note">
      <style:paragraph-properties fo:text-align="end"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30" style:family="paragraph" style:parent-style-name="Text_20_Body_20_Note">
      <style:paragraph-properties fo:text-align="end" style:justify-single-word="false"/>
      <style:text-properties fo:font-size="12pt" fo:font-style="italic" fo:font-weight="bold" officeooo:paragraph-rsid="01c3a8d7" style:font-size-asian="12pt" style:font-style-asian="italic" style:font-weight-asian="bold" style:font-size-complex="12pt" style:font-style-complex="italic" style:font-weight-complex="bold"/>
    </style:style>
    <style:style style:name="P31" style:family="paragraph" style:parent-style-name="Text_20_Body_20_Note">
      <style:paragraph-properties fo:text-align="end" style:justify-single-word="false"/>
      <style:text-properties fo:font-size="12pt" fo:font-style="italic" fo:font-weight="bold" officeooo:paragraph-rsid="0333e4b0" style:font-size-asian="12pt" style:font-style-asian="italic" style:font-weight-asian="bold" style:font-size-complex="12pt" style:font-style-complex="italic" style:font-weight-complex="bold"/>
    </style:style>
    <style:style style:name="P32" style:family="paragraph" style:parent-style-name="Text_20_Body_20_Note">
      <style:paragraph-properties fo:text-align="end" style:justify-single-word="false"/>
      <style:text-properties fo:font-weight="bold" style:font-weight-asian="bold" style:font-weight-complex="bold"/>
    </style:style>
    <style:style style:name="P33" style:family="paragraph" style:parent-style-name="Text_20_Body_20_Note">
      <style:text-properties officeooo:paragraph-rsid="01ae7183"/>
    </style:style>
    <style:style style:name="P34" style:family="paragraph" style:parent-style-name="Text_20_Body_20_Note">
      <style:paragraph-properties fo:text-align="end" style:justify-single-word="false"/>
    </style:style>
    <style:style style:name="P35" style:family="paragraph" style:parent-style-name="Text_20_Body_20_Note">
      <style:paragraph-properties fo:text-align="end" style:justify-single-word="false"/>
      <style:text-properties officeooo:paragraph-rsid="01c1a869"/>
    </style:style>
    <style:style style:name="P36" style:family="paragraph" style:parent-style-name="Text_20_Body_20_Note">
      <style:text-properties officeooo:rsid="00254e47" officeooo:paragraph-rsid="01c4ceb9"/>
    </style:style>
    <style:style style:name="P37" style:family="paragraph" style:parent-style-name="Text_20_Body_20_Note">
      <style:text-properties fo:font-style="italic" officeooo:rsid="000a3d95" officeooo:paragraph-rsid="03023ed2" style:font-style-asian="italic" style:font-style-complex="italic"/>
    </style:style>
    <style:style style:name="P38" style:family="paragraph" style:parent-style-name="Text_20_Body_20_Note">
      <style:text-properties fo:font-style="italic" officeooo:rsid="000a3d95" officeooo:paragraph-rsid="030ddd90" style:font-style-asian="italic" style:font-style-complex="italic"/>
    </style:style>
    <style:style style:name="P39" style:family="paragraph" style:parent-style-name="Text_20_Body_20_Note">
      <style:text-properties fo:font-style="italic" officeooo:paragraph-rsid="01b3b5e3" style:font-style-asian="italic" style:font-style-complex="italic"/>
    </style:style>
    <style:style style:name="P40" style:family="paragraph" style:parent-style-name="Text_20_Body_20_Note">
      <style:text-properties officeooo:rsid="041a89dd" officeooo:paragraph-rsid="041a89dd"/>
    </style:style>
    <style:style style:name="P41" style:family="paragraph" style:parent-style-name="Text_20_Body_20_Note">
      <style:text-properties officeooo:rsid="041c156a" officeooo:paragraph-rsid="041c156a"/>
    </style:style>
    <style:style style:name="P42" style:family="paragraph" style:parent-style-name="Text_20_Body_20_Note">
      <style:text-properties officeooo:paragraph-rsid="0447dd89"/>
    </style:style>
    <style:style style:name="P43" style:family="paragraph" style:parent-style-name="Text_20_Body_20_Note">
      <style:text-properties officeooo:paragraph-rsid="0449494b"/>
    </style:style>
    <style:style style:name="P44" style:family="paragraph" style:parent-style-name="Text_20_Body_20_Note">
      <style:text-properties officeooo:rsid="0029cba5" officeooo:paragraph-rsid="044aab2d"/>
    </style:style>
    <style:style style:name="P45" style:family="paragraph" style:parent-style-name="Text_20_Body_20_Note">
      <style:text-properties fo:color="#000000" style:font-name="Aileron" fo:font-size="14pt" fo:font-style="normal" fo:font-weight="normal" officeooo:rsid="001ac719" officeooo:paragraph-rsid="0494f4ce" fo:background-color="#ffffff" style:font-size-asian="11pt" style:font-style-asian="normal" style:font-weight-asian="normal" style:font-style-complex="normal" style:font-weight-complex="normal"/>
    </style:style>
    <style:style style:name="P46" style:family="paragraph" style:parent-style-name="Text_20_Body_20_Note">
      <style:text-properties fo:color="#000000" style:font-name="Aileron" fo:font-size="14pt" fo:font-style="normal" fo:font-weight="normal" officeooo:rsid="001ac719" officeooo:paragraph-rsid="0499b9f3" fo:background-color="#ffffff" style:font-size-asian="11pt" style:font-style-asian="normal" style:font-weight-asian="normal" style:font-style-complex="normal" style:font-weight-complex="normal"/>
    </style:style>
    <style:style style:name="P47" style:family="paragraph" style:parent-style-name="Text_20_Body_20_Note">
      <style:paragraph-properties fo:text-align="start" style:justify-single-word="false"/>
      <style:text-properties fo:color="#000000" style:font-name="Aileron" fo:font-size="14pt" fo:font-style="normal" fo:font-weight="normal" officeooo:rsid="001ac719" officeooo:paragraph-rsid="0497fd88" fo:background-color="#ffffff" style:font-size-asian="11pt" style:font-style-asian="normal" style:font-weight-asian="normal" style:font-size-complex="11pt" style:font-style-complex="normal" style:font-weight-complex="normal"/>
    </style:style>
    <style:style style:name="P48" style:family="paragraph" style:parent-style-name="Text_20_Body_20_Note">
      <style:text-properties officeooo:paragraph-rsid="0494f4ce"/>
    </style:style>
    <style:style style:name="P49" style:family="paragraph" style:parent-style-name="Text_20_Body_20_Note">
      <style:text-properties officeooo:paragraph-rsid="0497fd88"/>
    </style:style>
    <style:style style:name="P50" style:family="paragraph" style:parent-style-name="Text_20_Body_20_Note">
      <style:text-properties officeooo:paragraph-rsid="04992e47"/>
    </style:style>
    <style:style style:name="P51" style:family="paragraph" style:parent-style-name="Text_20_Body_20_Note">
      <style:text-properties officeooo:paragraph-rsid="0499b9f3"/>
    </style:style>
    <style:style style:name="P52" style:family="paragraph" style:parent-style-name="Text_20_Body_20_Note">
      <style:text-properties officeooo:rsid="03a7bc9b" officeooo:paragraph-rsid="049b3f45" fo:background-color="transparent"/>
    </style:style>
    <style:style style:name="P53" style:family="paragraph" style:parent-style-name="Text_20_Body_20_Note">
      <style:text-properties officeooo:paragraph-rsid="05391a7e"/>
    </style:style>
    <style:style style:name="P54" style:family="paragraph" style:parent-style-name="Text_20_Body_20_Note">
      <style:text-properties officeooo:paragraph-rsid="053b5e19"/>
    </style:style>
    <style:style style:name="P55" style:family="paragraph" style:parent-style-name="Heading_20_2_20_Index_20_Page">
      <style:paragraph-properties style:writing-mode="lr-tb"/>
      <style:text-properties officeooo:rsid="004b5adc" officeooo:paragraph-rsid="00d50cc3"/>
    </style:style>
    <style:style style:name="P56" style:family="paragraph" style:parent-style-name="Text_20_body">
      <style:paragraph-properties style:writing-mode="lr-tb"/>
      <style:text-properties officeooo:rsid="00198718" officeooo:paragraph-rsid="00d9507b"/>
    </style:style>
    <style:style style:name="P57" style:family="paragraph" style:parent-style-name="Text_20_body">
      <style:paragraph-properties style:writing-mode="lr-tb"/>
      <style:text-properties fo:font-size="12pt" officeooo:rsid="0118ba5c" officeooo:paragraph-rsid="00d9507b" style:font-size-asian="12pt" style:font-size-complex="12pt"/>
    </style:style>
    <style:style style:name="P58" style:family="paragraph" style:parent-style-name="Text_20_body">
      <style:paragraph-properties style:writing-mode="lr-tb"/>
      <style:text-properties fo:font-size="14pt" officeooo:rsid="0171d9be" officeooo:paragraph-rsid="0171d9be"/>
    </style:style>
    <style:style style:name="P59" style:family="paragraph" style:parent-style-name="Text_20_body">
      <style:paragraph-properties style:writing-mode="lr-tb"/>
      <style:text-properties fo:font-size="14pt" officeooo:rsid="0171d9be" officeooo:paragraph-rsid="03c78939"/>
    </style:style>
    <style:style style:name="P60" style:family="paragraph" style:parent-style-name="Text_20_body">
      <style:paragraph-properties style:writing-mode="lr-tb"/>
      <style:text-properties fo:font-size="14pt" officeooo:rsid="0171d9be" officeooo:paragraph-rsid="056c749e"/>
    </style:style>
    <style:style style:name="P61" style:family="paragraph" style:parent-style-name="Text_20_body">
      <style:paragraph-properties style:writing-mode="lr-tb"/>
      <style:text-properties fo:font-size="14pt" officeooo:rsid="00254e47" officeooo:paragraph-rsid="04d6569f"/>
    </style:style>
    <style:style style:name="P62" style:family="paragraph" style:parent-style-name="Text_20_body">
      <style:paragraph-properties style:writing-mode="lr-tb"/>
      <style:text-properties style:font-name="Aileron3" fo:font-size="14pt" officeooo:rsid="0022496b" officeooo:paragraph-rsid="00d9507b" fo:background-color="#ffffff" style:font-size-asian="14pt" style:font-size-complex="14pt"/>
    </style:style>
    <style:style style:name="P63" style:family="paragraph" style:parent-style-name="Text_20_body">
      <style:paragraph-properties style:writing-mode="lr-tb"/>
      <style:text-properties fo:language="none" fo:country="none" officeooo:rsid="017c1b7a" officeooo:paragraph-rsid="03ede636"/>
    </style:style>
    <style:style style:name="P64" style:family="paragraph" style:parent-style-name="Text_20_body">
      <style:paragraph-properties fo:text-align="end" style:justify-single-word="false" style:writing-mode="lr-tb"/>
      <style:text-properties fo:language="none" fo:country="none" fo:font-style="italic" officeooo:rsid="0225923c" officeooo:paragraph-rsid="03ede636" style:font-style-asian="italic" style:font-style-complex="italic"/>
    </style:style>
    <style:style style:name="P65" style:family="paragraph" style:parent-style-name="Text_20_body">
      <style:paragraph-properties style:writing-mode="lr-tb"/>
      <style:text-properties fo:language="none" fo:country="none" officeooo:rsid="019f6bc6" officeooo:paragraph-rsid="03ede636"/>
    </style:style>
    <style:style style:name="P66" style:family="paragraph" style:parent-style-name="Text_20_body">
      <style:paragraph-properties style:writing-mode="lr-tb"/>
      <style:text-properties fo:font-size="11pt" fo:language="none" fo:country="none" fo:font-style="italic" officeooo:rsid="002d350e" officeooo:paragraph-rsid="0440d8d3" style:font-size-asian="11pt" style:font-style-asian="italic" style:font-size-complex="11pt" style:font-style-complex="italic"/>
    </style:style>
    <style:style style:name="P67" style:family="paragraph" style:parent-style-name="Text_20_body">
      <style:paragraph-properties style:writing-mode="lr-tb"/>
      <style:text-properties officeooo:paragraph-rsid="04b935db"/>
    </style:style>
    <style:style style:name="P68" style:family="paragraph" style:parent-style-name="Text_20_body">
      <style:paragraph-properties style:writing-mode="lr-tb"/>
      <style:text-properties fo:color="#000000" style:font-name="Aileron3" fo:font-size="14pt" fo:language="none" fo:country="none" fo:font-style="italic" officeooo:rsid="021e95d7" officeooo:paragraph-rsid="04c2ccfe" style:font-size-asian="14pt" style:font-style-asian="italic" style:font-style-complex="italic"/>
    </style:style>
    <style:style style:name="P69" style:family="paragraph" style:parent-style-name="Text_20_body">
      <style:paragraph-properties style:writing-mode="lr-tb"/>
      <style:text-properties fo:color="#000000" style:font-name="Aileron3" fo:font-size="14pt" fo:language="none" fo:country="none" fo:font-style="italic" officeooo:rsid="021e95d7" officeooo:paragraph-rsid="04c4b948" style:font-size-asian="14pt" style:font-style-asian="italic" style:font-style-complex="italic"/>
    </style:style>
    <style:style style:name="P70" style:family="paragraph" style:parent-style-name="Text_20_body">
      <style:paragraph-properties style:writing-mode="lr-tb"/>
      <style:text-properties officeooo:paragraph-rsid="04d37cb7"/>
    </style:style>
    <style:style style:name="P71" style:family="paragraph" style:parent-style-name="Text_20_Body_20_Note">
      <style:paragraph-properties style:writing-mode="lr-tb"/>
      <style:text-properties fo:color="#000000" style:font-name="Aileron" fo:font-size="14pt" fo:language="none" fo:country="none" fo:font-style="normal" fo:font-weight="normal" officeooo:rsid="001ac719" officeooo:paragraph-rsid="04992e47" fo:background-color="#ffffff" style:font-size-asian="11pt" style:font-style-asian="normal" style:font-weight-asian="normal" style:font-size-complex="11pt" style:font-style-complex="normal" style:font-weight-complex="normal"/>
    </style:style>
    <style:style style:name="P72" style:family="paragraph" style:parent-style-name="Text_20_Body_20_Note">
      <style:paragraph-properties style:writing-mode="lr-tb"/>
      <style:text-properties fo:font-size="11pt" fo:font-style="italic" fo:font-weight="normal" officeooo:rsid="0118ba5c" officeooo:paragraph-rsid="0569c338" style:font-size-asian="11pt" style:font-style-asian="italic" style:font-weight-asian="normal" style:font-size-complex="11pt" style:font-style-complex="italic" style:font-weight-complex="normal"/>
    </style:style>
    <style:style style:name="P73" style:family="paragraph" style:parent-style-name="Text_20_body">
      <style:text-properties officeooo:rsid="004db7dd" officeooo:paragraph-rsid="00d50cc3"/>
    </style:style>
    <style:style style:name="P74" style:family="paragraph" style:parent-style-name="Text_20_body">
      <style:text-properties officeooo:rsid="004db7dd" officeooo:paragraph-rsid="0531dc45"/>
    </style:style>
    <style:style style:name="P75" style:family="paragraph" style:parent-style-name="Text_20_body">
      <style:text-properties officeooo:rsid="001943ba" officeooo:paragraph-rsid="00d9507b"/>
    </style:style>
    <style:style style:name="P76" style:family="paragraph" style:parent-style-name="Text_20_body">
      <style:paragraph-properties fo:text-align="start" style:justify-single-word="false"/>
      <style:text-properties officeooo:rsid="001943ba" officeooo:paragraph-rsid="03b84ebf"/>
    </style:style>
    <style:style style:name="P77" style:family="paragraph" style:parent-style-name="Text_20_body">
      <style:text-properties officeooo:rsid="00254e47" officeooo:paragraph-rsid="00d9507b"/>
    </style:style>
    <style:style style:name="P78" style:family="paragraph" style:parent-style-name="Text_20_body">
      <style:text-properties officeooo:rsid="00254e47" officeooo:paragraph-rsid="03ede636"/>
    </style:style>
    <style:style style:name="P79" style:family="paragraph" style:parent-style-name="Text_20_body">
      <style:text-properties officeooo:rsid="001ce88a" officeooo:paragraph-rsid="00d9507b"/>
    </style:style>
    <style:style style:name="P80" style:family="paragraph" style:parent-style-name="Text_20_body">
      <style:text-properties officeooo:rsid="00198718" officeooo:paragraph-rsid="00d9507b"/>
    </style:style>
    <style:style style:name="P81" style:family="paragraph" style:parent-style-name="Text_20_body">
      <style:text-properties officeooo:rsid="00198718" officeooo:paragraph-rsid="034a8c02"/>
    </style:style>
    <style:style style:name="P82" style:family="paragraph" style:parent-style-name="Text_20_body">
      <style:text-properties officeooo:rsid="00198718" officeooo:paragraph-rsid="03682972"/>
    </style:style>
    <style:style style:name="P83" style:family="paragraph" style:parent-style-name="Text_20_body">
      <style:text-properties fo:font-size="14pt" officeooo:rsid="00254e47" officeooo:paragraph-rsid="03874ec3" fo:background-color="#ffffff"/>
    </style:style>
    <style:style style:name="P84" style:family="paragraph" style:parent-style-name="Text_20_body">
      <style:text-properties fo:font-size="14pt" officeooo:rsid="00254e47" officeooo:paragraph-rsid="038a7283" fo:background-color="#ffffff"/>
    </style:style>
    <style:style style:name="P85" style:family="paragraph" style:parent-style-name="Text_20_body">
      <style:text-properties fo:font-size="14pt" officeooo:rsid="0193339f" fo:background-color="#ffffff"/>
    </style:style>
    <style:style style:name="P86" style:family="paragraph" style:parent-style-name="Text_20_body">
      <style:text-properties officeooo:rsid="0022496b" officeooo:paragraph-rsid="00d9507b"/>
    </style:style>
    <style:style style:name="P87" style:family="paragraph" style:parent-style-name="Text_20_body">
      <style:text-properties officeooo:rsid="0026a35f" officeooo:paragraph-rsid="00d9507b"/>
    </style:style>
    <style:style style:name="P88" style:family="paragraph" style:parent-style-name="Text_20_body">
      <style:text-properties officeooo:rsid="0026a35f" officeooo:paragraph-rsid="056d5131"/>
    </style:style>
    <style:style style:name="P89" style:family="paragraph" style:parent-style-name="Text_20_body">
      <style:text-properties officeooo:rsid="001cf370" officeooo:paragraph-rsid="00d9507b"/>
    </style:style>
    <style:style style:name="P90" style:family="paragraph" style:parent-style-name="Text_20_body">
      <style:text-properties officeooo:rsid="004768aa" officeooo:paragraph-rsid="00d9507b"/>
    </style:style>
    <style:style style:name="P91" style:family="paragraph" style:parent-style-name="Text_20_body">
      <style:text-properties officeooo:paragraph-rsid="00d9507b"/>
    </style:style>
    <style:style style:name="P92" style:family="paragraph" style:parent-style-name="Text_20_body">
      <style:text-properties fo:font-size="11.5pt" officeooo:paragraph-rsid="00d9507b"/>
    </style:style>
    <style:style style:name="P93" style:family="paragraph" style:parent-style-name="Text_20_body">
      <style:text-properties fo:font-size="11pt" fo:language="none" fo:country="none" fo:font-style="italic" officeooo:rsid="002b5b6c" officeooo:paragraph-rsid="00d9507b" style:font-size-asian="11pt" style:font-style-asian="italic" style:font-size-complex="11pt" style:font-style-complex="italic"/>
    </style:style>
    <style:style style:name="P94" style:family="paragraph" style:parent-style-name="Text_20_body">
      <style:text-properties fo:font-size="11pt" fo:language="none" fo:country="none" fo:font-style="italic" officeooo:rsid="0029cba5" officeooo:paragraph-rsid="00d9507b" style:font-size-asian="11pt" style:font-style-asian="italic" style:font-size-complex="11pt" style:font-style-complex="italic"/>
    </style:style>
    <style:style style:name="P95" style:family="paragraph" style:parent-style-name="Text_20_body">
      <style:text-properties fo:font-size="11pt" fo:language="none" fo:country="none" fo:font-style="italic" officeooo:rsid="0029cba5" officeooo:paragraph-rsid="046bb2e0" style:font-size-asian="11pt" style:font-style-asian="italic" style:font-size-complex="11pt" style:font-style-complex="italic"/>
    </style:style>
    <style:style style:name="P96" style:family="paragraph" style:parent-style-name="Text_20_body">
      <style:paragraph-properties fo:text-align="end" style:justify-single-word="false"/>
      <style:text-properties fo:font-size="11pt" fo:language="none" fo:country="none" fo:font-style="italic" officeooo:rsid="002700e7" officeooo:paragraph-rsid="046f4521" style:font-size-asian="11pt" style:font-style-asian="italic" style:font-size-complex="11pt" style:font-style-complex="italic"/>
    </style:style>
    <style:style style:name="P97" style:family="paragraph" style:parent-style-name="Text_20_body">
      <style:paragraph-properties fo:text-align="end" style:justify-single-word="false"/>
      <style:text-properties fo:font-size="11pt" fo:language="none" fo:country="none" fo:font-style="italic" officeooo:rsid="002700e7" officeooo:paragraph-rsid="046f7f8c" style:font-size-asian="11pt" style:font-style-asian="italic" style:font-size-complex="11pt" style:font-style-complex="italic"/>
    </style:style>
    <style:style style:name="P98" style:family="paragraph" style:parent-style-name="Text_20_body">
      <style:text-properties fo:font-size="11pt" fo:language="none" fo:country="none" fo:font-style="italic" officeooo:rsid="01c2e2d4" officeooo:paragraph-rsid="05031000" style:font-size-asian="11pt" style:font-style-asian="italic" style:font-size-complex="11pt" style:font-style-complex="italic"/>
    </style:style>
    <style:style style:name="P99" style:family="paragraph" style:parent-style-name="Text_20_body">
      <style:paragraph-properties fo:text-align="start" style:justify-single-word="false"/>
      <style:text-properties fo:font-size="11pt" fo:language="none" fo:country="none" fo:font-style="italic" officeooo:rsid="01c2e2d4" officeooo:paragraph-rsid="0565c51d" style:font-size-asian="11pt" style:font-style-asian="italic" style:font-size-complex="11pt" style:font-style-complex="italic"/>
    </style:style>
    <style:style style:name="P100" style:family="paragraph" style:parent-style-name="Text_20_body">
      <style:text-properties fo:font-size="11pt" fo:font-style="italic" officeooo:rsid="01c2e2d4" style:font-size-asian="11pt" style:font-style-asian="italic" style:font-size-complex="11pt" style:font-style-complex="italic"/>
    </style:style>
    <style:style style:name="P101" style:family="paragraph" style:parent-style-name="Text_20_body">
      <style:text-properties fo:font-size="11pt" fo:font-style="italic" officeooo:rsid="01c2e2d4" officeooo:paragraph-rsid="01c2e2d4" style:font-size-asian="11pt" style:font-style-asian="italic" style:font-size-complex="11pt" style:font-style-complex="italic"/>
    </style:style>
    <style:style style:name="P102" style:family="paragraph" style:parent-style-name="Text_20_body">
      <style:text-properties fo:font-size="11pt" fo:font-style="italic" officeooo:rsid="01b3b5e3" officeooo:paragraph-rsid="0410a75f" style:font-size-asian="11pt" style:font-style-asian="italic" style:font-size-complex="11pt" style:font-style-complex="italic"/>
    </style:style>
    <style:style style:name="P103" style:family="paragraph" style:parent-style-name="Text_20_body">
      <style:text-properties officeooo:rsid="000a3d95" officeooo:paragraph-rsid="01adc1af"/>
    </style:style>
    <style:style style:name="P104" style:family="paragraph" style:parent-style-name="Text_20_body">
      <style:text-properties officeooo:paragraph-rsid="01adc1af"/>
    </style:style>
    <style:style style:name="P105" style:family="paragraph" style:parent-style-name="Text_20_body">
      <style:text-properties fo:color="#000000" style:font-name="Aileron3" fo:font-size="14pt" officeooo:rsid="002d350e" officeooo:paragraph-rsid="00d9507b" style:font-size-asian="14pt"/>
    </style:style>
    <style:style style:name="P106" style:family="paragraph" style:parent-style-name="Text_20_body">
      <style:text-properties fo:color="#000000" style:font-name="Aileron3" fo:font-size="14pt" officeooo:rsid="002d350e" officeooo:paragraph-rsid="036594f3" style:font-size-asian="14pt"/>
    </style:style>
    <style:style style:name="P107" style:family="paragraph" style:parent-style-name="Text_20_body">
      <style:text-properties fo:color="#000000" style:font-name="Aileron3" fo:font-size="14pt" officeooo:rsid="002d350e" officeooo:paragraph-rsid="036597c6" style:font-size-asian="14pt"/>
    </style:style>
    <style:style style:name="P108" style:family="paragraph" style:parent-style-name="Text_20_body">
      <style:text-properties fo:color="#000000" style:font-name="Aileron3" fo:font-size="14pt" officeooo:rsid="001ce88a" officeooo:paragraph-rsid="03dc8a57" style:font-size-asian="14pt"/>
    </style:style>
    <style:style style:name="P109" style:family="paragraph" style:parent-style-name="Text_20_body">
      <style:text-properties fo:color="#000000" style:font-name="Aileron3" fo:font-size="14pt" fo:language="none" fo:country="none" officeooo:rsid="021398f1" style:font-size-asian="14pt"/>
    </style:style>
    <style:style style:name="P110" style:family="paragraph" style:parent-style-name="Text_20_body">
      <style:text-properties fo:color="#000000" style:font-name="Aileron3" fo:font-size="14pt" fo:language="none" fo:country="none" fo:font-style="italic" officeooo:rsid="021e95d7" officeooo:paragraph-rsid="04c2ccfe" style:font-size-asian="14pt" style:font-style-asian="italic" style:font-style-complex="italic"/>
    </style:style>
    <style:style style:name="P111" style:family="paragraph" style:parent-style-name="Text_20_body">
      <style:text-properties fo:color="#000000" style:font-name="Aileron3" fo:font-size="14pt" fo:language="none" fo:country="none" fo:font-style="italic" officeooo:rsid="021e95d7" officeooo:paragraph-rsid="04c4b948" style:font-size-asian="14pt" style:font-style-asian="italic" style:font-style-complex="italic"/>
    </style:style>
    <style:style style:name="P112" style:family="paragraph" style:parent-style-name="Text_20_body">
      <style:text-properties fo:color="#000000" style:font-name="Aileron" fo:font-size="12pt" fo:font-style="italic" officeooo:rsid="001943ba" officeooo:paragraph-rsid="038a7283" style:font-size-asian="12pt" style:font-style-asian="italic"/>
    </style:style>
    <style:style style:name="P113" style:family="paragraph" style:parent-style-name="Text_20_body">
      <style:text-properties fo:color="#000000" style:text-line-through-style="none" style:text-line-through-type="none" style:font-name="Aileron3" fo:font-size="14pt" fo:language="none" fo:country="none" style:text-underline-style="none" officeooo:rsid="021ab882" officeooo:paragraph-rsid="04c2ccfe" style:font-size-asian="14pt" style:font-size-complex="14pt"/>
    </style:style>
    <style:style style:name="P114" style:family="paragraph" style:parent-style-name="Text_20_body">
      <style:text-properties fo:color="#000000" style:text-line-through-style="none" style:text-line-through-type="none" style:font-name="Aileron3" fo:font-size="14pt" fo:language="none" fo:country="none" style:text-underline-style="none" officeooo:rsid="021ab882" officeooo:paragraph-rsid="04c4b948" style:font-size-asian="14pt" style:font-size-complex="14pt"/>
    </style:style>
    <style:style style:name="P115" style:family="paragraph" style:parent-style-name="Text_20_body">
      <style:text-properties officeooo:rsid="00244726" officeooo:paragraph-rsid="0346a692"/>
    </style:style>
    <style:style style:name="P116" style:family="paragraph" style:parent-style-name="Text_20_body">
      <style:text-properties style:font-name="Aileron3" fo:font-size="14pt" officeooo:rsid="00244726" officeooo:paragraph-rsid="03486c08" fo:background-color="#ffffff" style:font-size-asian="14pt" style:font-size-complex="14pt"/>
    </style:style>
    <style:style style:name="P117" style:family="paragraph" style:parent-style-name="Text_20_body">
      <style:text-properties style:font-name="Aileron3" fo:font-size="14pt" officeooo:rsid="00244726" officeooo:paragraph-rsid="00d9507b" fo:background-color="#ffffff" style:font-size-asian="14pt" style:font-size-complex="14pt"/>
    </style:style>
    <style:style style:name="P118" style:family="paragraph" style:parent-style-name="Text_20_body">
      <style:text-properties officeooo:rsid="00ff3919" officeooo:paragraph-rsid="00d9507b"/>
    </style:style>
    <style:style style:name="P119" style:family="paragraph" style:parent-style-name="Text_20_body">
      <style:paragraph-properties fo:line-height="118%" fo:text-align="end" style:justify-single-word="false"/>
      <style:text-properties fo:font-style="italic" officeooo:rsid="0225923c" officeooo:paragraph-rsid="03c451d7" style:font-style-asian="italic" style:font-style-complex="italic"/>
    </style:style>
    <style:style style:name="P120" style:family="paragraph" style:parent-style-name="Text_20_body">
      <style:paragraph-properties fo:line-height="118%" fo:text-align="end" style:justify-single-word="false"/>
      <style:text-properties fo:font-style="italic" officeooo:rsid="0225923c" officeooo:paragraph-rsid="03c78939" style:font-style-asian="italic" style:font-style-complex="italic"/>
    </style:style>
    <style:style style:name="P121" style:family="paragraph" style:parent-style-name="Text_20_body">
      <style:paragraph-properties fo:text-align="end" style:justify-single-word="false"/>
      <style:text-properties fo:font-style="italic" officeooo:paragraph-rsid="056d5131" style:font-style-asian="italic" style:font-style-complex="italic"/>
    </style:style>
    <style:style style:name="P122" style:family="paragraph" style:parent-style-name="Text_20_body">
      <style:text-properties fo:font-style="italic" officeooo:rsid="0477d60a" style:font-style-asian="italic" style:font-style-complex="italic"/>
    </style:style>
    <style:style style:name="P123" style:family="paragraph" style:parent-style-name="Text_20_body">
      <style:text-properties officeooo:rsid="002700e7" officeooo:paragraph-rsid="00d9507b"/>
    </style:style>
    <style:style style:name="P124" style:family="paragraph" style:parent-style-name="Text_20_body">
      <style:text-properties officeooo:rsid="0029cba5" officeooo:paragraph-rsid="00d9507b"/>
    </style:style>
    <style:style style:name="P125" style:family="paragraph" style:parent-style-name="Text_20_body">
      <style:text-properties officeooo:paragraph-rsid="048643f9"/>
    </style:style>
    <style:style style:name="P126" style:family="paragraph" style:parent-style-name="Text_20_body">
      <style:text-properties officeooo:paragraph-rsid="022e9795"/>
    </style:style>
    <style:style style:name="P127" style:family="paragraph" style:parent-style-name="Text_20_body">
      <style:paragraph-properties fo:line-height="118%" fo:text-align="end" style:justify-single-word="false"/>
      <style:text-properties fo:language="none" fo:country="none" fo:font-style="italic" officeooo:rsid="02f9dced" officeooo:paragraph-rsid="04c2ccfe" style:font-style-asian="italic" style:font-style-complex="italic"/>
    </style:style>
    <style:style style:name="P128" style:family="paragraph" style:parent-style-name="Text_20_body">
      <style:paragraph-properties fo:line-height="118%" fo:text-align="end" style:justify-single-word="false"/>
      <style:text-properties fo:language="none" fo:country="none" fo:font-style="italic" officeooo:rsid="02f9dced" officeooo:paragraph-rsid="04c4b948" style:font-style-asian="italic" style:font-style-complex="italic"/>
    </style:style>
    <style:style style:name="P129" style:family="paragraph" style:parent-style-name="Text_20_body">
      <style:text-properties fo:font-size="16pt" fo:language="none" fo:country="none" fo:font-style="normal" officeooo:rsid="021ab882" officeooo:paragraph-rsid="03ec502d" style:font-size-asian="16pt" style:font-style-asian="normal" style:font-size-complex="16pt" style:font-style-complex="normal"/>
    </style:style>
    <style:style style:name="P130" style:family="paragraph" style:parent-style-name="Text_20_body">
      <style:text-properties fo:font-size="16pt" fo:language="none" fo:country="none" fo:font-style="normal" officeooo:rsid="021ab882" officeooo:paragraph-rsid="051d5094" style:font-size-asian="16pt" style:font-style-asian="normal" style:font-size-complex="16pt" style:font-style-complex="normal"/>
    </style:style>
    <style:style style:name="P131" style:family="paragraph" style:parent-style-name="Heading_20_2_20_Index_20_Page">
      <style:text-properties officeooo:rsid="004b5adc" officeooo:paragraph-rsid="00d50cc3"/>
    </style:style>
    <style:style style:name="P132" style:family="paragraph" style:parent-style-name="Heading_20_3_20_Index_20_Page">
      <style:text-properties officeooo:rsid="004b5adc" officeooo:paragraph-rsid="00d50cc3"/>
    </style:style>
    <style:style style:name="P133" style:family="paragraph" style:parent-style-name="SessionTableHeader">
      <style:text-properties fo:font-weight="normal" officeooo:rsid="004db7dd" officeooo:paragraph-rsid="00d50cc3" style:font-weight-asian="normal" style:font-weight-complex="normal"/>
    </style:style>
    <style:style style:name="P134" style:family="paragraph" style:parent-style-name="SessionTableHeader">
      <style:text-properties fo:font-weight="normal" officeooo:paragraph-rsid="00d50cc3" style:font-weight-asian="normal" style:font-weight-complex="normal"/>
    </style:style>
    <style:style style:name="P135" style:family="paragraph" style:parent-style-name="SessionTableHeader">
      <style:text-properties fo:font-weight="normal" officeooo:paragraph-rsid="001bdf23" style:font-weight-asian="normal" style:font-weight-complex="normal"/>
    </style:style>
    <style:style style:name="P136" style:family="paragraph" style:parent-style-name="Session_20_Table_20_Contents">
      <style:text-properties officeooo:paragraph-rsid="00d50cc3"/>
    </style:style>
    <style:style style:name="P137" style:family="paragraph" style:parent-style-name="Session_20_Table_20_Contents">
      <style:text-properties fo:font-style="normal" style:text-underline-style="none" style:font-style-asian="normal" style:font-style-complex="normal"/>
    </style:style>
    <style:style style:name="P138" style:family="paragraph" style:parent-style-name="Session_20_Table_20_Contents">
      <style:text-properties fo:font-style="normal" style:text-underline-style="none" officeooo:paragraph-rsid="00d50cc3" style:font-style-asian="normal" style:font-style-complex="normal"/>
    </style:style>
    <style:style style:name="P139" style:family="paragraph" style:parent-style-name="Session_20_Table_20_Contents">
      <style:text-properties fo:font-style="normal" style:text-underline-style="none" officeooo:rsid="0157da50" officeooo:paragraph-rsid="0157da50" style:font-style-asian="normal" style:font-style-complex="normal"/>
    </style:style>
    <style:style style:name="P140" style:family="paragraph" style:parent-style-name="Session_20_Table_20_Contents">
      <style:text-properties fo:font-style="normal" style:text-underline-style="none" officeooo:rsid="0157da50" officeooo:paragraph-rsid="0240b5af" style:font-style-asian="normal" style:font-style-complex="normal"/>
    </style:style>
    <style:style style:name="P141" style:family="paragraph" style:parent-style-name="Session_20_Table_20_Contents">
      <style:text-properties fo:font-style="normal" style:text-underline-style="none" officeooo:rsid="0157da50" officeooo:paragraph-rsid="036352ba" style:font-style-asian="normal" style:font-style-complex="normal"/>
    </style:style>
    <style:style style:name="P142" style:family="paragraph" style:parent-style-name="Session_20_Table_20_Contents">
      <style:text-properties fo:font-style="normal" style:text-underline-style="none" officeooo:rsid="0157da50" officeooo:paragraph-rsid="04d55ed6" style:font-style-asian="normal" style:font-style-complex="normal"/>
    </style:style>
    <style:style style:name="P143" style:family="paragraph" style:parent-style-name="Session_20_Table_20_Contents">
      <style:text-properties fo:font-style="normal" style:text-underline-style="none" officeooo:rsid="01c6ba91" officeooo:paragraph-rsid="01c6ba91" style:font-style-asian="normal" style:font-style-complex="normal"/>
    </style:style>
    <style:style style:name="P144" style:family="paragraph" style:parent-style-name="Session_20_Table_20_Contents">
      <style:text-properties fo:font-style="normal" style:text-underline-style="none" officeooo:rsid="01c6ba91" officeooo:paragraph-rsid="01c86f8c" style:font-style-asian="normal" style:font-style-complex="normal"/>
    </style:style>
    <style:style style:name="P145" style:family="paragraph" style:parent-style-name="Session_20_Table_20_Contents">
      <style:text-properties fo:font-style="normal" style:text-underline-style="none" officeooo:rsid="01c6ba91" officeooo:paragraph-rsid="040db61f" style:font-style-asian="normal" style:font-style-complex="normal"/>
    </style:style>
    <style:style style:name="P146" style:family="paragraph" style:parent-style-name="Session_20_Table_20_Contents">
      <style:text-properties fo:font-style="normal" style:text-underline-style="none" officeooo:paragraph-rsid="0240b5af" style:font-style-asian="normal" style:font-style-complex="normal"/>
    </style:style>
    <style:style style:name="P147" style:family="paragraph" style:parent-style-name="Session_20_Table_20_Contents">
      <style:text-properties fo:font-style="normal" style:text-underline-style="none" officeooo:rsid="033ccb32" officeooo:paragraph-rsid="033ccb32" style:font-style-asian="normal" style:font-style-complex="normal"/>
    </style:style>
    <style:style style:name="P148" style:family="paragraph" style:parent-style-name="Session_20_Table_20_Contents">
      <style:text-properties fo:font-style="normal" style:text-underline-style="none" officeooo:rsid="033ccb32" officeooo:paragraph-rsid="00d50cc3" style:font-style-asian="normal" style:font-style-complex="normal"/>
    </style:style>
    <style:style style:name="P149" style:family="paragraph" style:parent-style-name="Session_20_Table_20_Contents">
      <style:text-properties fo:font-style="normal" style:text-underline-style="none" officeooo:rsid="03418d72" officeooo:paragraph-rsid="03418d72" style:font-style-asian="normal" style:font-style-complex="normal"/>
    </style:style>
    <style:style style:name="P150" style:family="paragraph" style:parent-style-name="Session_20_Table_20_Contents">
      <style:text-properties fo:font-style="normal" style:text-underline-style="none" officeooo:rsid="02519c45" officeooo:paragraph-rsid="036352ba" style:font-style-asian="normal" style:font-style-complex="normal"/>
    </style:style>
    <style:style style:name="P151" style:family="paragraph" style:parent-style-name="Session_20_Table_20_Contents">
      <style:text-properties fo:font-style="normal" style:text-underline-style="none" officeooo:paragraph-rsid="036352ba" style:font-style-asian="normal" style:font-style-complex="normal"/>
    </style:style>
    <style:style style:name="P152" style:family="paragraph" style:parent-style-name="Session_20_Table_20_Contents">
      <style:text-properties fo:font-style="normal" style:text-underline-style="none" officeooo:paragraph-rsid="022d05c1" style:font-style-asian="normal" style:font-style-complex="normal"/>
    </style:style>
    <style:style style:name="P153" style:family="paragraph" style:parent-style-name="Session_20_Table_20_Contents">
      <style:text-properties fo:font-style="normal" style:text-underline-style="none" officeooo:rsid="036352ba" officeooo:paragraph-rsid="036352ba" style:font-style-asian="normal" style:font-style-complex="normal"/>
    </style:style>
    <style:style style:name="P154" style:family="paragraph" style:parent-style-name="Session_20_Table_20_Contents">
      <style:text-properties fo:font-style="normal" style:text-underline-style="none" officeooo:rsid="033841d6" officeooo:paragraph-rsid="001bdf23" style:font-style-asian="normal" style:font-style-complex="normal"/>
    </style:style>
    <style:style style:name="P155" style:family="paragraph" style:parent-style-name="Session_20_Table_20_Contents">
      <style:text-properties fo:font-style="normal" style:text-underline-style="none" officeooo:rsid="033841d6" officeooo:paragraph-rsid="001c31f5" style:font-style-asian="normal" style:font-style-complex="normal"/>
    </style:style>
    <style:style style:name="P156" style:family="paragraph" style:parent-style-name="Session_20_Table_20_Contents">
      <style:text-properties fo:font-style="normal" style:text-underline-style="none" officeooo:paragraph-rsid="001bdf23" style:font-style-asian="normal" style:font-style-complex="normal"/>
    </style:style>
    <style:style style:name="P157" style:family="paragraph" style:parent-style-name="Session_20_Table_20_Contents">
      <style:text-properties fo:font-style="normal" style:text-underline-style="none" officeooo:rsid="001bdf23" officeooo:paragraph-rsid="001bdf23" style:font-style-asian="normal" style:font-style-complex="normal"/>
    </style:style>
    <style:style style:name="P158" style:family="paragraph" style:parent-style-name="Session_20_Table_20_Contents">
      <style:text-properties fo:font-style="normal" style:text-underline-style="none" officeooo:rsid="001c31f5" officeooo:paragraph-rsid="001c31f5" style:font-style-asian="normal" style:font-style-complex="normal"/>
    </style:style>
    <style:style style:name="P159" style:family="paragraph" style:parent-style-name="Session_20_Table_20_Contents">
      <style:text-properties fo:font-style="normal" style:text-underline-style="none" officeooo:rsid="033a3545" officeooo:paragraph-rsid="001c31f5" style:font-style-asian="normal" style:font-style-complex="normal"/>
    </style:style>
    <style:style style:name="P160" style:family="paragraph" style:parent-style-name="Session_20_Table_20_Contents">
      <style:text-properties fo:font-style="normal" style:text-underline-style="none" officeooo:rsid="0341179f" officeooo:paragraph-rsid="001bdf23" style:font-style-asian="normal" style:font-style-complex="normal"/>
    </style:style>
    <style:style style:name="P161" style:family="paragraph" style:parent-style-name="Session_20_Table_20_Contents">
      <style:text-properties fo:font-style="normal" style:text-underline-style="none" officeooo:rsid="0341179f" officeooo:paragraph-rsid="03b7563a" style:font-style-asian="normal" style:font-style-complex="normal"/>
    </style:style>
    <style:style style:name="P162" style:family="paragraph" style:parent-style-name="Session_20_Table_20_Contents">
      <style:text-properties fo:font-style="normal" style:text-underline-style="none" officeooo:rsid="0361d169" officeooo:paragraph-rsid="001c31f5" style:font-style-asian="normal" style:font-style-complex="normal"/>
    </style:style>
    <style:style style:name="P163" style:family="paragraph" style:parent-style-name="Session_20_Table_20_Contents">
      <style:text-properties fo:font-style="normal" style:text-underline-style="none" officeooo:rsid="033a96d2" officeooo:paragraph-rsid="001c31f5" style:font-style-asian="normal" style:font-style-complex="normal"/>
    </style:style>
    <style:style style:name="P164" style:family="paragraph" style:parent-style-name="Session_20_Table_20_Contents">
      <style:text-properties fo:font-style="normal" style:text-underline-style="none" officeooo:rsid="0191c2ab" officeooo:paragraph-rsid="001bdf23" style:font-style-asian="normal" style:font-style-complex="normal"/>
    </style:style>
    <style:style style:name="P165" style:family="paragraph" style:parent-style-name="Session_20_Table_20_Contents">
      <style:text-properties fo:font-style="normal" style:text-underline-style="none" officeooo:rsid="03b7563a" officeooo:paragraph-rsid="03b7563a" style:font-style-asian="normal" style:font-style-complex="normal"/>
    </style:style>
    <style:style style:name="P166" style:family="paragraph" style:parent-style-name="Session_20_Table_20_Contents">
      <style:text-properties fo:font-style="normal" style:text-underline-style="none" officeooo:rsid="040db61f" officeooo:paragraph-rsid="040db61f" style:font-style-asian="normal" style:font-style-complex="normal"/>
    </style:style>
    <style:style style:name="P167" style:family="paragraph" style:parent-style-name="Session_20_Table_20_Contents">
      <style:text-properties fo:font-style="normal" style:text-underline-style="none" officeooo:paragraph-rsid="04d55ed6" style:font-style-asian="normal" style:font-style-complex="normal"/>
    </style:style>
    <style:style style:name="P168" style:family="paragraph" style:parent-style-name="Session_20_Table_20_Contents">
      <style:text-properties fo:font-style="normal" style:text-underline-style="none" officeooo:rsid="0530c2e4" officeooo:paragraph-rsid="0530c2e4" style:font-style-asian="normal" style:font-style-complex="normal"/>
    </style:style>
    <style:style style:name="P169" style:family="paragraph" style:parent-style-name="Session_20_Table_20_Contents">
      <style:text-properties fo:font-style="normal" style:font-style-asian="normal" style:font-style-complex="normal"/>
    </style:style>
    <style:style style:name="P170" style:family="paragraph" style:parent-style-name="Session_20_Table_20_Contents">
      <style:text-properties fo:font-style="normal" officeooo:rsid="0157da50" officeooo:paragraph-rsid="0157da50" style:font-style-asian="normal" style:font-style-complex="normal"/>
    </style:style>
    <style:style style:name="P171" style:family="paragraph" style:parent-style-name="Session_20_Table_20_Contents">
      <style:text-properties fo:font-style="normal" officeooo:rsid="0157da50" officeooo:paragraph-rsid="036352ba" style:font-style-asian="normal" style:font-style-complex="normal"/>
    </style:style>
    <style:style style:name="P172" style:family="paragraph" style:parent-style-name="Session_20_Table_20_Contents">
      <style:text-properties fo:font-style="normal" officeooo:rsid="0157da50" officeooo:paragraph-rsid="03f1dba8" style:font-style-asian="normal" style:font-style-complex="normal"/>
    </style:style>
    <style:style style:name="P173" style:family="paragraph" style:parent-style-name="Session_20_Table_20_Contents">
      <style:text-properties fo:font-style="normal" officeooo:rsid="0157da50" officeooo:paragraph-rsid="0156d626" style:font-style-asian="normal" style:font-style-complex="normal"/>
    </style:style>
    <style:style style:name="P174" style:family="paragraph" style:parent-style-name="Session_20_Table_20_Contents">
      <style:text-properties fo:font-style="normal" officeooo:rsid="0157da50" officeooo:paragraph-rsid="04d55ed6" style:font-style-asian="normal" style:font-style-complex="normal"/>
    </style:style>
    <style:style style:name="P175" style:family="paragraph" style:parent-style-name="Session_20_Table_20_Contents">
      <style:text-properties fo:font-style="normal" officeooo:rsid="0157da50" officeooo:paragraph-rsid="056a84c6" style:font-style-asian="normal" style:font-style-complex="normal"/>
    </style:style>
    <style:style style:name="P176" style:family="paragraph" style:parent-style-name="Session_20_Table_20_Contents">
      <style:text-properties fo:font-style="normal" officeooo:rsid="033ccb32" officeooo:paragraph-rsid="033ccb32" style:font-style-asian="normal" style:font-style-complex="normal"/>
    </style:style>
    <style:style style:name="P177" style:family="paragraph" style:parent-style-name="Session_20_Table_20_Contents">
      <style:text-properties fo:font-style="normal" officeooo:paragraph-rsid="036352ba" style:font-style-asian="normal" style:font-style-complex="normal"/>
    </style:style>
    <style:style style:name="P178" style:family="paragraph" style:parent-style-name="Session_20_Table_20_Contents">
      <style:text-properties fo:font-style="normal" officeooo:rsid="02869019" officeooo:paragraph-rsid="036352ba" style:font-style-asian="normal" style:font-style-complex="normal"/>
    </style:style>
    <style:style style:name="P179" style:family="paragraph" style:parent-style-name="Session_20_Table_20_Contents">
      <style:text-properties fo:font-style="normal" officeooo:rsid="036352ba" officeooo:paragraph-rsid="036352ba" style:font-style-asian="normal" style:font-style-complex="normal"/>
    </style:style>
    <style:style style:name="P180" style:family="paragraph" style:parent-style-name="Session_20_Table_20_Contents">
      <style:text-properties fo:font-style="normal" officeooo:paragraph-rsid="001bdf23" style:font-style-asian="normal" style:font-style-complex="normal"/>
    </style:style>
    <style:style style:name="P181" style:family="paragraph" style:parent-style-name="Session_20_Table_20_Contents">
      <style:text-properties fo:font-style="normal" officeooo:rsid="033a96d2" officeooo:paragraph-rsid="001c31f5" style:font-style-asian="normal" style:font-style-complex="normal"/>
    </style:style>
    <style:style style:name="P182" style:family="paragraph" style:parent-style-name="Session_20_Table_20_Contents">
      <style:text-properties fo:font-style="normal" officeooo:rsid="033a96d2" officeooo:paragraph-rsid="001bdf23" style:font-style-asian="normal" style:font-style-complex="normal"/>
    </style:style>
    <style:style style:name="P183" style:family="paragraph" style:parent-style-name="Session_20_Table_20_Contents">
      <style:text-properties fo:font-style="normal" officeooo:rsid="001c31f5" officeooo:paragraph-rsid="001c31f5" style:font-style-asian="normal" style:font-style-complex="normal"/>
    </style:style>
    <style:style style:name="P184" style:family="paragraph" style:parent-style-name="Session_20_Table_20_Contents">
      <style:text-properties fo:font-style="normal" officeooo:rsid="0341179f" officeooo:paragraph-rsid="001bdf23" style:font-style-asian="normal" style:font-style-complex="normal"/>
    </style:style>
    <style:style style:name="P185" style:family="paragraph" style:parent-style-name="Session_20_Table_20_Contents">
      <style:text-properties fo:font-style="normal" officeooo:rsid="0361ecc2" officeooo:paragraph-rsid="001bdf23" style:font-style-asian="normal" style:font-style-complex="normal"/>
    </style:style>
    <style:style style:name="P186" style:family="paragraph" style:parent-style-name="Session_20_Table_20_Contents">
      <style:text-properties fo:font-style="normal" officeooo:paragraph-rsid="040db61f" style:font-style-asian="normal" style:font-style-complex="normal"/>
    </style:style>
    <style:style style:name="P187" style:family="paragraph" style:parent-style-name="Session_20_Table_20_Contents">
      <style:text-properties fo:font-style="normal" officeooo:paragraph-rsid="03f1dba8" style:font-style-asian="normal" style:font-style-complex="normal"/>
    </style:style>
    <style:style style:name="P188" style:family="paragraph" style:parent-style-name="Session_20_Table_20_Contents">
      <style:text-properties fo:font-style="normal" officeooo:paragraph-rsid="04d55ed6" style:font-style-asian="normal" style:font-style-complex="normal"/>
    </style:style>
    <style:style style:name="P189" style:family="paragraph" style:parent-style-name="Session_20_Table_20_Contents">
      <style:text-properties fo:font-style="normal" officeooo:paragraph-rsid="056a84c6" style:font-style-asian="normal" style:font-style-complex="normal"/>
    </style:style>
    <style:style style:name="P190" style:family="paragraph" style:parent-style-name="Session_20_Table_20_Contents">
      <style:text-properties fo:font-style="italic" style:text-underline-style="none" officeooo:rsid="001bdf23" officeooo:paragraph-rsid="001bdf23" style:font-style-asian="italic" style:font-style-complex="italic"/>
    </style:style>
    <style:style style:name="P191" style:family="paragraph" style:parent-style-name="Standard">
      <style:text-properties officeooo:paragraph-rsid="00d9507b"/>
    </style:style>
    <style:style style:name="P192" style:family="paragraph" style:parent-style-name="Standard">
      <style:text-properties officeooo:paragraph-rsid="01adc1af"/>
    </style:style>
    <style:style style:name="P193" style:family="paragraph" style:parent-style-name="Standard">
      <style:text-properties officeooo:rsid="00254e47" officeooo:paragraph-rsid="0371c60f"/>
    </style:style>
    <style:style style:name="P194" style:family="paragraph" style:parent-style-name="Standard">
      <style:text-properties fo:font-size="11pt" officeooo:paragraph-rsid="03d77e62" style:font-size-asian="11pt" style:font-size-complex="11pt"/>
    </style:style>
    <style:style style:name="P195" style:family="paragraph" style:parent-style-name="Standard">
      <style:text-properties fo:font-variant="small-caps" fo:color="#000000" style:font-name="Aileron" fo:font-size="16pt" fo:language="en" fo:country="US" fo:font-weight="bold" officeooo:paragraph-rsid="022e9795" style:font-size-asian="16pt" style:language-asian="en" style:country-asian="IN" style:font-weight-asian="bold" style:font-name-complex="Times New Roman2" style:font-size-complex="16pt" style:language-complex="ar" style:country-complex="SA" style:font-weight-complex="bold"/>
    </style:style>
    <style:style style:name="P196" style:family="paragraph" style:parent-style-name="Standard">
      <style:text-properties officeooo:rsid="001fc175" officeooo:paragraph-rsid="04d22589"/>
    </style:style>
    <style:style style:name="P197" style:family="paragraph" style:parent-style-name="Standard">
      <style:text-properties officeooo:paragraph-rsid="056d5131"/>
    </style:style>
    <style:style style:name="P198" style:family="paragraph" style:parent-style-name="Table_20_Contents_20_Condensed">
      <style:text-properties officeooo:paragraph-rsid="01adc1af"/>
    </style:style>
    <style:style style:name="P199" style:family="paragraph" style:parent-style-name="Table_20_Contents_20_Condensed">
      <style:text-properties officeooo:rsid="00202b9c" officeooo:paragraph-rsid="01b51b16"/>
    </style:style>
    <style:style style:name="P200" style:family="paragraph" style:parent-style-name="Text_20_Body_20_Intro_20_Timing">
      <style:text-properties officeooo:paragraph-rsid="00d9507b"/>
    </style:style>
    <style:style style:name="P201" style:family="paragraph" style:parent-style-name="Text_20_Body_20_Intro">
      <style:text-properties officeooo:rsid="0013b09b" officeooo:paragraph-rsid="00d9507b"/>
    </style:style>
    <style:style style:name="P202" style:family="paragraph" style:parent-style-name="Text_20_Body_20_Intro">
      <style:text-properties officeooo:rsid="0013b09b" officeooo:paragraph-rsid="02b6662e"/>
    </style:style>
    <style:style style:name="P203" style:family="paragraph" style:parent-style-name="Text_20_Body_20_Intro">
      <style:text-properties officeooo:rsid="0013b09b" officeooo:paragraph-rsid="02b80fc8"/>
    </style:style>
    <style:style style:name="P204" style:family="paragraph" style:parent-style-name="Text_20_Body_20_Intro">
      <style:text-properties officeooo:rsid="0013c0a1" officeooo:paragraph-rsid="00d9507b"/>
    </style:style>
    <style:style style:name="P205" style:family="paragraph" style:parent-style-name="Text_20_Body_20_Intro">
      <style:text-properties officeooo:rsid="0014cf6f" officeooo:paragraph-rsid="00d9507b"/>
    </style:style>
    <style:style style:name="P206" style:family="paragraph" style:parent-style-name="Text_20_Body_20_Intro">
      <style:text-properties officeooo:rsid="0014cf6f" officeooo:paragraph-rsid="028f008f"/>
    </style:style>
    <style:style style:name="P207" style:family="paragraph" style:parent-style-name="Text_20_Body_20_Intro">
      <style:text-properties officeooo:rsid="0014cf6f" officeooo:paragraph-rsid="02a606da"/>
    </style:style>
    <style:style style:name="P208" style:family="paragraph" style:parent-style-name="Text_20_Body_20_Intro">
      <style:text-properties officeooo:paragraph-rsid="00d9507b"/>
    </style:style>
    <style:style style:name="P209" style:family="paragraph" style:parent-style-name="Text_20_Body_20_Intro">
      <style:text-properties officeooo:rsid="00530e29" officeooo:paragraph-rsid="00d9507b"/>
    </style:style>
    <style:style style:name="P210" style:family="paragraph" style:parent-style-name="Text_20_Body_20_Intro">
      <style:paragraph-properties fo:text-align="end" style:justify-single-word="false"/>
      <style:text-properties fo:font-style="italic" fo:font-weight="bold" officeooo:rsid="0014cf6f" officeooo:paragraph-rsid="00d9507b" style:font-style-asian="italic" style:font-weight-asian="bold" style:font-style-complex="italic" style:font-weight-complex="bold"/>
    </style:style>
    <style:style style:name="P211" style:family="paragraph" style:parent-style-name="Text_20_Body_20_Intro">
      <style:text-properties officeooo:rsid="02a606da" officeooo:paragraph-rsid="02a606da"/>
    </style:style>
    <style:style style:name="P212" style:family="paragraph" style:parent-style-name="Text_20_Body_20_Intro">
      <style:text-properties officeooo:rsid="028f008f" officeooo:paragraph-rsid="028f008f"/>
    </style:style>
    <style:style style:name="P213" style:family="paragraph" style:parent-style-name="Text_20_Body_20_Intro">
      <style:text-properties officeooo:rsid="02b3d7da" officeooo:paragraph-rsid="031db047"/>
    </style:style>
    <style:style style:name="P214" style:family="paragraph" style:parent-style-name="Text_20_Body_20_Intro">
      <style:text-properties officeooo:paragraph-rsid="045b9871"/>
    </style:style>
    <style:style style:name="P215" style:family="paragraph" style:parent-style-name="TableTags">
      <style:text-properties officeooo:paragraph-rsid="0014910c"/>
    </style:style>
    <style:style style:name="P216" style:family="paragraph" style:parent-style-name="TableTags">
      <style:text-properties officeooo:paragraph-rsid="01adc1af"/>
    </style:style>
    <style:style style:name="P217" style:family="paragraph" style:parent-style-name="TableTags">
      <style:text-properties officeooo:paragraph-rsid="001a04c5"/>
    </style:style>
    <style:style style:name="P218" style:family="paragraph" style:parent-style-name="TableTags">
      <style:text-properties officeooo:paragraph-rsid="001c6de6"/>
    </style:style>
    <style:style style:name="P219" style:family="paragraph" style:parent-style-name="TableTags">
      <style:text-properties officeooo:paragraph-rsid="0022269f"/>
    </style:style>
    <style:style style:name="P220" style:family="paragraph" style:parent-style-name="TableTags">
      <style:text-properties officeooo:paragraph-rsid="0025fa5a"/>
    </style:style>
    <style:style style:name="P221" style:family="paragraph" style:parent-style-name="TableTags">
      <style:text-properties officeooo:paragraph-rsid="0028697c"/>
    </style:style>
    <style:style style:name="P222" style:family="paragraph" style:parent-style-name="TableTags">
      <style:text-properties officeooo:paragraph-rsid="002ad64b"/>
    </style:style>
    <style:style style:name="P223" style:family="paragraph" style:parent-style-name="TableTags">
      <style:text-properties officeooo:paragraph-rsid="002e862e"/>
    </style:style>
    <style:style style:name="P224" style:family="paragraph" style:parent-style-name="TableTags">
      <style:text-properties officeooo:paragraph-rsid="00325267"/>
    </style:style>
    <style:style style:name="P225" style:family="paragraph" style:parent-style-name="TableTags">
      <style:text-properties officeooo:paragraph-rsid="003b0a67"/>
    </style:style>
    <style:style style:name="P226" style:family="paragraph" style:parent-style-name="TableTags">
      <style:text-properties officeooo:paragraph-rsid="0042dea2"/>
    </style:style>
    <style:style style:name="P227" style:family="paragraph" style:parent-style-name="TableTags">
      <style:text-properties officeooo:rsid="01ba98b3" officeooo:paragraph-rsid="044b4d7c"/>
    </style:style>
    <style:style style:name="P228" style:family="paragraph" style:parent-style-name="TableTags">
      <style:text-properties officeooo:rsid="01ba98b3" officeooo:paragraph-rsid="01ba98b3"/>
    </style:style>
    <style:style style:name="P229" style:family="paragraph" style:parent-style-name="TableTags">
      <style:text-properties officeooo:paragraph-rsid="01ae7183"/>
    </style:style>
    <style:style style:name="P230" style:family="paragraph" style:parent-style-name="TableTags">
      <style:text-properties officeooo:paragraph-rsid="0410a75f"/>
    </style:style>
    <style:style style:name="P231" style:family="paragraph" style:parent-style-name="TableTags">
      <style:text-properties officeooo:paragraph-rsid="041585d8"/>
    </style:style>
    <style:style style:name="P232" style:family="paragraph" style:parent-style-name="TableTags">
      <style:text-properties officeooo:paragraph-rsid="044b4d7c"/>
    </style:style>
    <style:style style:name="P233" style:family="paragraph" style:parent-style-name="TableTags">
      <style:text-properties officeooo:rsid="044b4d7c" officeooo:paragraph-rsid="044b4d7c"/>
    </style:style>
    <style:style style:name="P234" style:family="paragraph" style:parent-style-name="TableTags">
      <style:text-properties officeooo:paragraph-rsid="046f4521"/>
    </style:style>
    <style:style style:name="P235" style:family="paragraph" style:parent-style-name="TableTags">
      <style:text-properties officeooo:paragraph-rsid="046f7f8c"/>
    </style:style>
    <style:style style:name="P236" style:family="paragraph" style:parent-style-name="TableTags">
      <style:text-properties officeooo:rsid="046fa8c5" officeooo:paragraph-rsid="046fa8c5"/>
    </style:style>
    <style:style style:name="P237" style:family="paragraph" style:parent-style-name="Text_20_body">
      <style:paragraph-properties fo:margin-top="0in" fo:margin-bottom="0in" loext:contextual-spacing="false"/>
      <style:text-properties fo:font-size="14pt" officeooo:paragraph-rsid="00e5b11c" fo:background-color="#ffffff"/>
    </style:style>
    <style:style style:name="P238" style:family="paragraph" style:parent-style-name="Text_20_body">
      <style:paragraph-properties fo:margin-top="0in" fo:margin-bottom="0in" loext:contextual-spacing="false"/>
      <style:text-properties officeooo:paragraph-rsid="00e5b11c"/>
    </style:style>
    <style:style style:name="P239" style:family="paragraph" style:parent-style-name="Text_20_body">
      <style:paragraph-properties fo:margin-top="0in" fo:margin-bottom="0in" loext:contextual-spacing="false"/>
      <style:text-properties fo:color="#000000" fo:font-size="14pt" fo:font-style="italic" officeooo:rsid="01cffbb5" officeooo:paragraph-rsid="03da8c08" style:font-style-asian="italic" style:font-style-complex="italic"/>
    </style:style>
    <style:style style:name="P240" style:family="paragraph" style:parent-style-name="Text_20_body">
      <style:paragraph-properties fo:margin-top="0.3591in" fo:margin-bottom="0.1201in" loext:contextual-spacing="false"/>
      <style:text-properties fo:font-size="11.5pt"/>
    </style:style>
    <style:style style:name="P241" style:family="paragraph" style:parent-style-name="Session_20_Table_20_Contents">
      <style:paragraph-properties fo:background-color="transparent" style:shadow="none" style:vertical-align="middle" style:snap-to-layout-grid="false" style:writing-mode="lr-tb">
        <style:tab-stops/>
        <style:background-image/>
      </style:paragraph-properties>
      <style:text-properties style:font-name="Aileron1" fo:font-size="9pt" fo:font-style="normal" style:text-underline-style="none" fo:font-weight="normal" officeooo:paragraph-rsid="013a9763" style:font-size-asian="10.5pt" style:font-style-asian="normal" style:font-style-complex="normal"/>
    </style:style>
    <style:style style:name="P242" style:family="paragraph" style:parent-style-name="Session_20_Table_20_Contents">
      <style:paragraph-properties fo:background-color="transparent" style:shadow="none" style:vertical-align="middle" style:snap-to-layout-grid="false" style:writing-mode="lr-tb">
        <style:tab-stops/>
        <style:background-image/>
      </style:paragraph-properties>
      <style:text-properties style:font-name="Aileron1" fo:font-size="9pt" fo:font-style="normal" style:text-underline-style="none" fo:font-weight="normal" officeooo:paragraph-rsid="022c4a64" style:font-size-asian="10.5pt" style:font-style-asian="normal" style:font-style-complex="normal"/>
    </style:style>
    <style:style style:name="P243" style:family="paragraph" style:parent-style-name="Session_20_Table_20_Contents">
      <style:paragraph-properties fo:background-color="transparent" style:shadow="none" style:vertical-align="middle" style:snap-to-layout-grid="false" style:writing-mode="lr-tb">
        <style:tab-stops/>
        <style:background-image/>
      </style:paragraph-properties>
      <style:text-properties style:font-name="Aileron1" fo:font-size="9pt" fo:font-style="normal" style:text-underline-style="none" fo:font-weight="normal" officeooo:paragraph-rsid="036352ba" style:font-size-asian="10.5pt" style:font-style-asian="normal" style:font-style-complex="normal"/>
    </style:style>
    <style:style style:name="P244" style:family="paragraph" style:parent-style-name="Session_20_Table_20_Contents">
      <style:paragraph-properties fo:background-color="transparent" style:shadow="none" style:vertical-align="middle" style:snap-to-layout-grid="false" style:writing-mode="lr-tb">
        <style:tab-stops/>
        <style:background-image/>
      </style:paragraph-properties>
      <style:text-properties style:font-name="Aileron1" fo:font-size="9pt" fo:font-style="normal" style:text-underline-style="none" fo:font-weight="normal" officeooo:rsid="00adf8e2" officeooo:paragraph-rsid="036352ba" style:font-size-asian="10.5pt" style:font-style-asian="normal" style:font-style-complex="normal"/>
    </style:style>
    <style:style style:name="P245" style:family="paragraph" style:parent-style-name="Session_20_Table_20_Contents">
      <style:paragraph-properties fo:background-color="transparent" style:shadow="none" style:vertical-align="middle" style:snap-to-layout-grid="false" style:writing-mode="lr-tb">
        <style:tab-stops/>
        <style:background-image/>
      </style:paragraph-properties>
      <style:text-properties style:font-name="Aileron1" fo:font-size="9pt" fo:font-style="normal" style:text-underline-style="none" fo:font-weight="normal" officeooo:rsid="022c4a64" officeooo:paragraph-rsid="036352ba" style:font-size-asian="10.5pt" style:font-style-asian="normal" style:font-style-complex="normal"/>
    </style:style>
    <style:style style:name="P246" style:family="paragraph" style:parent-style-name="Session_20_Table_20_Contents">
      <style:paragraph-properties fo:background-color="transparent" style:shadow="none" style:vertical-align="middle" style:snap-to-layout-grid="false" style:writing-mode="lr-tb">
        <style:tab-stops/>
        <style:background-image/>
      </style:paragraph-properties>
      <style:text-properties style:font-name="Aileron1" fo:font-size="9pt" fo:font-style="normal" style:text-underline-style="none" fo:font-weight="normal" officeooo:rsid="036352ba" officeooo:paragraph-rsid="036352ba" style:font-size-asian="10.5pt" style:font-style-asian="normal" style:font-style-complex="normal"/>
    </style:style>
    <style:style style:name="P247" style:family="paragraph" style:parent-style-name="Session_20_Table_20_Contents">
      <style:paragraph-properties fo:background-color="transparent" style:shadow="none" style:vertical-align="middle" style:snap-to-layout-grid="false" style:writing-mode="lr-tb">
        <style:tab-stops/>
        <style:background-image/>
      </style:paragraph-properties>
      <style:text-properties style:font-name="Aileron1" fo:font-size="9pt" fo:font-style="normal" style:text-underline-style="none" fo:font-weight="normal" officeooo:rsid="02519c45" officeooo:paragraph-rsid="036352ba" style:font-size-asian="10.5pt" style:font-style-asian="normal" style:font-style-complex="normal"/>
    </style:style>
    <style:style style:name="P248" style:family="paragraph" style:parent-style-name="Session_20_Table_20_Contents">
      <style:paragraph-properties fo:text-align="center" style:justify-single-word="false" fo:background-color="transparent" style:shadow="none" style:vertical-align="middle" style:snap-to-layout-grid="false" style:writing-mode="lr-tb">
        <style:tab-stops/>
        <style:background-image/>
      </style:paragraph-properties>
      <style:text-properties style:font-name="Aileron1" fo:font-size="9pt" fo:font-style="normal" style:text-underline-style="none" fo:font-weight="normal" officeooo:rsid="0341179f" officeooo:paragraph-rsid="001bdf23" style:font-size-asian="10.5pt" style:font-style-asian="normal" style:font-style-complex="normal"/>
    </style:style>
    <style:style style:name="P249" style:family="paragraph" style:parent-style-name="Session_20_Table_20_Contents">
      <style:paragraph-properties fo:text-align="center" style:justify-single-word="false" fo:background-color="transparent" style:shadow="none" style:vertical-align="middle" style:snap-to-layout-grid="false" style:writing-mode="lr-tb">
        <style:tab-stops/>
        <style:background-image/>
      </style:paragraph-properties>
      <style:text-properties style:font-name="Aileron1" fo:font-size="9pt" style:text-underline-style="none" fo:font-weight="normal" officeooo:rsid="0154e65c" officeooo:paragraph-rsid="001bdf23" style:font-size-asian="10.5pt"/>
    </style:style>
    <style:style style:name="P250" style:family="paragraph" style:parent-style-name="Session_20_Table_20_Contents">
      <style:paragraph-properties fo:text-align="center" style:justify-single-word="false" fo:background-color="transparent" style:shadow="none" style:vertical-align="middle" style:snap-to-layout-grid="false" style:writing-mode="lr-tb">
        <style:tab-stops/>
        <style:background-image/>
      </style:paragraph-properties>
      <style:text-properties style:font-name="Aileron1" fo:font-size="9pt" style:text-underline-style="none" fo:font-weight="normal" officeooo:paragraph-rsid="001c31f5" style:font-size-asian="10.5pt"/>
    </style:style>
    <style:style style:name="P251" style:family="paragraph" style:parent-style-name="Session_20_Table_20_Contents">
      <style:paragraph-properties fo:text-align="center" style:justify-single-word="false" fo:background-color="transparent" style:shadow="none" style:vertical-align="middle" style:snap-to-layout-grid="false" style:writing-mode="lr-tb">
        <style:tab-stops/>
        <style:background-image/>
      </style:paragraph-properties>
      <style:text-properties style:font-name="Aileron1" fo:font-size="9pt" style:text-underline-style="none" fo:font-weight="normal" officeooo:paragraph-rsid="001bdf23" style:font-size-asian="10.5pt"/>
    </style:style>
    <style:style style:name="P252" style:family="paragraph" style:parent-style-name="Session_20_Table_20_Contents">
      <style:paragraph-properties fo:text-align="center" style:justify-single-word="false" fo:background-color="transparent" style:shadow="none" style:vertical-align="middle" style:snap-to-layout-grid="false" style:writing-mode="lr-tb">
        <style:tab-stops/>
        <style:background-image/>
      </style:paragraph-properties>
      <style:text-properties style:font-name="Aileron1" fo:font-size="9pt" fo:font-weight="normal" officeooo:rsid="0154e65c" officeooo:paragraph-rsid="001c31f5" style:font-size-asian="10.5pt"/>
    </style:style>
    <style:style style:name="P253" style:family="paragraph" style:parent-style-name="Session_20_Table_20_Contents">
      <style:paragraph-properties fo:text-align="center" style:justify-single-word="false" fo:background-color="transparent" style:shadow="none" style:vertical-align="middle" style:snap-to-layout-grid="false" style:writing-mode="lr-tb">
        <style:tab-stops/>
        <style:background-image/>
      </style:paragraph-properties>
      <style:text-properties style:font-name="Aileron1" fo:font-size="9pt" fo:font-weight="normal" officeooo:rsid="0154e65c" officeooo:paragraph-rsid="001bdf23" style:font-size-asian="10.5pt"/>
    </style:style>
    <style:style style:name="P254" style:family="paragraph" style:parent-style-name="Session_20_Table_20_Contents">
      <style:paragraph-properties fo:text-align="center" style:justify-single-word="false" fo:background-color="transparent" style:shadow="none" style:vertical-align="middle" style:snap-to-layout-grid="false" style:writing-mode="lr-tb">
        <style:tab-stops/>
        <style:background-image/>
      </style:paragraph-properties>
      <style:text-properties style:font-name="Aileron1" fo:font-size="9pt" fo:font-weight="normal" officeooo:rsid="001c31f5" officeooo:paragraph-rsid="001c31f5" style:font-size-asian="10.5pt"/>
    </style:style>
    <style:style style:name="P255" style:family="paragraph" style:parent-style-name="Session_20_Table_20_Contents">
      <style:paragraph-properties fo:text-align="center" style:justify-single-word="false" fo:background-color="transparent" style:shadow="none" style:vertical-align="middle" style:snap-to-layout-grid="false" style:writing-mode="lr-tb">
        <style:tab-stops/>
        <style:background-image/>
      </style:paragraph-properties>
      <style:text-properties fo:font-style="normal" officeooo:rsid="001c31f5" officeooo:paragraph-rsid="001c31f5" style:font-style-asian="normal" style:font-style-complex="normal"/>
    </style:style>
    <style:style style:name="P256" style:family="paragraph" style:parent-style-name="Session_20_Table_20_Contents">
      <style:paragraph-properties fo:text-align="center" style:justify-single-word="false" fo:background-color="transparent" style:shadow="none" style:vertical-align="middle" style:snap-to-layout-grid="false" style:writing-mode="lr-tb">
        <style:tab-stops/>
        <style:background-image/>
      </style:paragraph-properties>
      <style:text-properties fo:font-style="normal" officeooo:rsid="001c31f5" officeooo:paragraph-rsid="03b7563a" style:font-style-asian="normal" style:font-style-complex="normal"/>
    </style:style>
    <style:style style:name="P257" style:family="paragraph" style:parent-style-name="Session_20_Table_20_Contents">
      <style:paragraph-properties fo:text-align="center" style:justify-single-word="false" fo:background-color="transparent" style:shadow="none" style:vertical-align="middle" style:snap-to-layout-grid="false" style:writing-mode="lr-tb">
        <style:tab-stops/>
        <style:background-image/>
      </style:paragraph-properties>
      <style:text-properties fo:font-style="normal" officeooo:rsid="0341179f" officeooo:paragraph-rsid="001bdf23" style:font-style-asian="normal" style:font-style-complex="normal"/>
    </style:style>
    <style:style style:name="P258" style:family="paragraph" style:parent-style-name="Session_20_Table_20_Contents">
      <style:paragraph-properties fo:text-align="center" style:justify-single-word="false" fo:background-color="transparent" style:shadow="none" style:vertical-align="middle" style:snap-to-layout-grid="false" style:writing-mode="lr-tb">
        <style:tab-stops/>
        <style:background-image/>
      </style:paragraph-properties>
      <style:text-properties fo:font-style="normal" officeooo:rsid="0361d169" officeooo:paragraph-rsid="001bdf23" style:font-style-asian="normal" style:font-style-complex="normal"/>
    </style:style>
    <style:style style:name="P259" style:family="paragraph" style:parent-style-name="Session_20_Table_20_Contents">
      <style:paragraph-properties fo:text-align="center" style:justify-single-word="false" fo:background-color="transparent" style:shadow="none" style:vertical-align="middle" style:snap-to-layout-grid="false" style:writing-mode="lr-tb">
        <style:tab-stops/>
        <style:background-image/>
      </style:paragraph-properties>
      <style:text-properties fo:font-style="normal" style:text-underline-style="none" officeooo:rsid="0341179f" officeooo:paragraph-rsid="001bdf23" style:font-style-asian="normal" style:font-style-complex="normal"/>
    </style:style>
    <style:style style:name="P260" style:family="paragraph" style:parent-style-name="Session_20_Table_20_Contents">
      <style:paragraph-properties fo:text-align="center" style:justify-single-word="false" fo:background-color="transparent" style:shadow="none" style:vertical-align="middle" style:snap-to-layout-grid="false" style:writing-mode="lr-tb">
        <style:tab-stops/>
        <style:background-image/>
      </style:paragraph-properties>
      <style:text-properties fo:font-style="normal" style:text-underline-style="none" officeooo:rsid="0341179f" officeooo:paragraph-rsid="001c31f5" style:font-style-asian="normal" style:font-style-complex="normal"/>
    </style:style>
    <style:style style:name="P261" style:family="paragraph" style:parent-style-name="Session_20_Table_20_Contents">
      <style:paragraph-properties fo:text-align="center" style:justify-single-word="false" fo:background-color="transparent" style:shadow="none" style:vertical-align="middle" style:snap-to-layout-grid="false" style:writing-mode="lr-tb">
        <style:tab-stops/>
        <style:background-image/>
      </style:paragraph-properties>
      <style:text-properties fo:font-style="normal" style:text-underline-style="none" officeooo:rsid="0361ecc2" officeooo:paragraph-rsid="001c31f5" style:font-style-asian="normal" style:font-style-complex="normal"/>
    </style:style>
    <style:style style:name="P262" style:family="paragraph" style:parent-style-name="Session_20_Table_20_Contents">
      <style:paragraph-properties fo:text-align="center" style:justify-single-word="false" fo:background-color="transparent" style:shadow="none" style:vertical-align="middle" style:snap-to-layout-grid="false" style:writing-mode="lr-tb">
        <style:tab-stops/>
        <style:background-image/>
      </style:paragraph-properties>
      <style:text-properties fo:font-style="normal" style:text-underline-style="none" officeooo:rsid="0361ecc2" officeooo:paragraph-rsid="001bdf23" style:font-style-asian="normal" style:font-style-complex="normal"/>
    </style:style>
    <style:style style:name="P263" style:family="paragraph" style:parent-style-name="Text_20_Body_20_CP">
      <style:text-properties officeooo:paragraph-rsid="037c95a4"/>
    </style:style>
    <style:style style:name="P264" style:family="paragraph" style:parent-style-name="Text_20_Body_20_CP">
      <style:text-properties officeooo:paragraph-rsid="037cfdf1"/>
    </style:style>
    <style:style style:name="P265" style:family="paragraph" style:parent-style-name="Text_20_Body_20_CP">
      <style:text-properties fo:font-style="italic" officeooo:paragraph-rsid="037d83f3" style:font-style-asian="italic" style:font-style-complex="italic"/>
    </style:style>
    <style:style style:name="P266" style:family="paragraph" style:parent-style-name="Text_20_Body_20_CP">
      <style:paragraph-properties fo:text-align="end" style:justify-single-word="false"/>
      <style:text-properties officeooo:rsid="037686fb" officeooo:paragraph-rsid="037d83f3"/>
    </style:style>
    <style:style style:name="P267" style:family="paragraph" style:parent-style-name="Text_20_Body_20_CP">
      <style:text-properties officeooo:rsid="037686fb" officeooo:paragraph-rsid="037d83f3"/>
    </style:style>
    <style:style style:name="P268" style:family="paragraph" style:parent-style-name="Text_20_Body_20_CP">
      <style:text-properties officeooo:paragraph-rsid="037d83f3"/>
    </style:style>
    <style:style style:name="P269" style:family="paragraph" style:parent-style-name="Text_20_Body_20_CP">
      <style:text-properties officeooo:rsid="00213944" officeooo:paragraph-rsid="0397a770"/>
    </style:style>
    <style:style style:name="P270" style:family="paragraph" style:parent-style-name="Text_20_Body_20_CP">
      <style:text-properties officeooo:rsid="00213944" officeooo:paragraph-rsid="039ba981"/>
    </style:style>
    <style:style style:name="P271" style:family="paragraph" style:parent-style-name="Text_20_Body_20_CP">
      <style:text-properties officeooo:rsid="0108646a" officeooo:paragraph-rsid="0397a770"/>
    </style:style>
    <style:style style:name="P272" style:family="paragraph" style:parent-style-name="Text_20_Body_20_CP">
      <style:text-properties officeooo:rsid="0108646a" officeooo:paragraph-rsid="039ba981"/>
    </style:style>
    <style:style style:name="P273" style:family="paragraph" style:parent-style-name="Text_20_Body_20_CP">
      <style:text-properties officeooo:rsid="00153369" officeooo:paragraph-rsid="0397a770"/>
    </style:style>
    <style:style style:name="P274" style:family="paragraph" style:parent-style-name="Text_20_Body_20_CP">
      <style:text-properties officeooo:rsid="00153369" officeooo:paragraph-rsid="039ba981"/>
    </style:style>
    <style:style style:name="P275" style:family="paragraph" style:parent-style-name="Text_20_Body_20_CP">
      <style:text-properties officeooo:rsid="01099bb8" officeooo:paragraph-rsid="0397a770"/>
    </style:style>
    <style:style style:name="P276" style:family="paragraph" style:parent-style-name="Text_20_Body_20_CP">
      <style:text-properties officeooo:rsid="01099bb8" officeooo:paragraph-rsid="039ba981"/>
    </style:style>
    <style:style style:name="P277" style:family="paragraph" style:parent-style-name="Text_20_Body_20_CP">
      <style:text-properties officeooo:rsid="01405e19" officeooo:paragraph-rsid="03c5eee4" style:font-weight-asian="bold" style:font-weight-complex="bold"/>
    </style:style>
    <style:style style:name="P278" style:family="paragraph" style:parent-style-name="Text_20_Body_20_CP">
      <style:text-properties officeooo:rsid="03a49c68" officeooo:paragraph-rsid="03a66a1d" style:font-weight-asian="bold" style:font-weight-complex="bold"/>
    </style:style>
    <style:style style:name="P279" style:family="paragraph" style:parent-style-name="Text_20_Body_20_CP">
      <style:text-properties officeooo:rsid="03a49c68" officeooo:paragraph-rsid="03c5eee4" style:font-weight-asian="bold" style:font-weight-complex="bold"/>
    </style:style>
    <style:style style:name="P280" style:family="paragraph" style:parent-style-name="Text_20_Body_20_CP">
      <style:text-properties officeooo:rsid="001bfec2" officeooo:paragraph-rsid="03c5eee4" style:font-weight-asian="bold" style:font-weight-complex="bold"/>
    </style:style>
    <style:style style:name="P281" style:family="paragraph" style:parent-style-name="Text_20_Body_20_CP">
      <style:text-properties fo:font-style="normal" officeooo:rsid="03aa8c0a" officeooo:paragraph-rsid="03f76f14" style:font-style-asian="normal" style:font-weight-asian="bold" style:font-style-complex="normal" style:font-weight-complex="bold"/>
    </style:style>
    <style:style style:name="P282" style:family="paragraph" style:parent-style-name="Text_20_Body_20_CP">
      <style:text-properties fo:font-style="normal" officeooo:rsid="03a49c68" officeooo:paragraph-rsid="03c5eee4" style:font-style-asian="normal" style:font-weight-asian="bold" style:font-style-complex="normal" style:font-weight-complex="bold"/>
    </style:style>
    <style:style style:name="P283" style:family="paragraph" style:parent-style-name="Text_20_Body_20_CP">
      <style:text-properties style:font-name="Aileron3" fo:font-size="14pt" officeooo:rsid="01dfeb7b" officeooo:paragraph-rsid="03c4c821"/>
    </style:style>
    <style:style style:name="P284" style:family="paragraph" style:parent-style-name="Text_20_Body_20_CP">
      <style:text-properties fo:color="#000000" officeooo:paragraph-rsid="03c4a22c"/>
    </style:style>
    <style:style style:name="P285" style:family="paragraph" style:parent-style-name="Text_20_Body_20_CP">
      <style:text-properties officeooo:paragraph-rsid="03c4a22c"/>
    </style:style>
    <style:style style:name="P286" style:family="paragraph" style:parent-style-name="Text_20_Body_20_CP">
      <style:text-properties officeooo:paragraph-rsid="03c4c821"/>
    </style:style>
    <style:style style:name="P287" style:family="paragraph" style:parent-style-name="Text_20_Body_20_CP">
      <style:text-properties officeooo:rsid="048be255" officeooo:paragraph-rsid="048be255"/>
    </style:style>
    <style:style style:name="P288" style:family="paragraph" style:parent-style-name="Text_20_Body_20_CP">
      <style:text-properties officeooo:rsid="048d133f" officeooo:paragraph-rsid="048d133f"/>
    </style:style>
    <style:style style:name="P289" style:family="paragraph" style:parent-style-name="Text_20_Body_20_CP">
      <style:paragraph-properties fo:margin-left="1in" fo:margin-right="1in" fo:margin-top="0in" fo:margin-bottom="0.1201in" loext:contextual-spacing="false" fo:line-height="118%" fo:text-indent="0in" style:auto-text-indent="false">
        <style:tab-stops>
          <style:tab-stop style:position="1.25in"/>
          <style:tab-stop style:position="1.5in"/>
        </style:tab-stops>
      </style:paragraph-properties>
      <style:text-properties fo:font-style="italic" officeooo:rsid="001bfec2" officeooo:paragraph-rsid="03a66a1d" style:font-style-asian="italic" style:font-weight-asian="bold" style:font-style-complex="italic" style:font-weight-complex="bold"/>
    </style:style>
    <style:style style:name="P290" style:family="paragraph" style:parent-style-name="Text_20_Body_20_CP">
      <style:paragraph-properties fo:margin-left="1in" fo:margin-right="1in" fo:margin-top="0in" fo:margin-bottom="0.1201in" loext:contextual-spacing="false" fo:line-height="118%" fo:text-indent="0in" style:auto-text-indent="false">
        <style:tab-stops>
          <style:tab-stop style:position="1.25in"/>
          <style:tab-stop style:position="1.5in"/>
        </style:tab-stops>
      </style:paragraph-properties>
      <style:text-properties fo:font-style="italic" officeooo:rsid="001bfec2" officeooo:paragraph-rsid="03c5eee4" style:font-style-asian="italic" style:font-weight-asian="bold" style:font-style-complex="italic" style:font-weight-complex="bold"/>
    </style:style>
    <style:style style:name="P291" style:family="paragraph" style:parent-style-name="Text_20_Body_20_CP">
      <style:paragraph-properties fo:margin-left="1in" fo:margin-right="1in" fo:margin-top="0in" fo:margin-bottom="0.1201in" loext:contextual-spacing="false" fo:line-height="118%" fo:text-indent="0in" style:auto-text-indent="false">
        <style:tab-stops>
          <style:tab-stop style:position="1.25in"/>
          <style:tab-stop style:position="1.5in"/>
        </style:tab-stops>
      </style:paragraph-properties>
      <style:text-properties fo:font-style="italic" officeooo:rsid="001bfec2" officeooo:paragraph-rsid="03f76f14" style:font-style-asian="italic" style:font-weight-asian="bold" style:font-style-complex="italic" style:font-weight-complex="bold"/>
    </style:style>
    <style:style style:name="P292" style:family="paragraph" style:parent-style-name="Text_20_Body_20_CP">
      <style:paragraph-properties fo:margin-left="1in" fo:margin-right="1in" fo:margin-top="0in" fo:margin-bottom="0.1201in" loext:contextual-spacing="false" fo:line-height="118%" fo:text-indent="0in" style:auto-text-indent="false">
        <style:tab-stops>
          <style:tab-stop style:position="1.25in"/>
          <style:tab-stop style:position="1.5in"/>
        </style:tab-stops>
      </style:paragraph-properties>
      <style:text-properties fo:font-style="italic" officeooo:rsid="03a14d39" officeooo:paragraph-rsid="03c5eee4" style:font-style-asian="italic" style:font-weight-asian="bold" style:font-style-complex="italic" style:font-weight-complex="bold"/>
    </style:style>
    <style:style style:name="P293" style:family="paragraph" style:parent-style-name="Text_20_Body_20_CP">
      <style:paragraph-properties fo:margin-left="1in" fo:margin-right="1in" fo:margin-top="0in" fo:margin-bottom="0.1201in" loext:contextual-spacing="false" fo:line-height="118%" fo:text-indent="0in" style:auto-text-indent="false">
        <style:tab-stops>
          <style:tab-stop style:position="1.25in"/>
          <style:tab-stop style:position="1.5in"/>
        </style:tab-stops>
      </style:paragraph-properties>
      <style:text-properties fo:font-style="normal" officeooo:rsid="03a84aff" officeooo:paragraph-rsid="03a84aff" style:font-style-asian="normal" style:font-weight-asian="bold" style:font-style-complex="normal" style:font-weight-complex="bold"/>
    </style:style>
    <style:style style:name="P294" style:family="paragraph" style:parent-style-name="Text_20_Body_20_CP">
      <style:paragraph-properties fo:margin-left="1in" fo:margin-right="1in" fo:margin-top="0in" fo:margin-bottom="0.1201in" loext:contextual-spacing="false" fo:line-height="118%" fo:text-indent="0in" style:auto-text-indent="false">
        <style:tab-stops>
          <style:tab-stop style:position="1.25in"/>
          <style:tab-stop style:position="1.5in"/>
        </style:tab-stops>
      </style:paragraph-properties>
      <style:text-properties fo:font-style="normal" officeooo:rsid="03a84aff" officeooo:paragraph-rsid="03f76f14" style:font-style-asian="normal" style:font-weight-asian="bold" style:font-style-complex="normal" style:font-weight-complex="bold"/>
    </style:style>
    <style:style style:name="P295" style:family="paragraph" style:parent-style-name="Text_20_Body_20_CP">
      <style:paragraph-properties fo:margin-left="1in" fo:margin-right="1in" fo:margin-top="0in" fo:margin-bottom="0.1201in" loext:contextual-spacing="false" fo:line-height="118%" fo:text-indent="0in" style:auto-text-indent="false">
        <style:tab-stops>
          <style:tab-stop style:position="1.25in"/>
          <style:tab-stop style:position="1.5in"/>
        </style:tab-stops>
      </style:paragraph-properties>
      <style:text-properties fo:font-style="normal" officeooo:rsid="03a14d39" officeooo:paragraph-rsid="03c5eee4" style:font-style-asian="normal" style:font-weight-asian="bold" style:font-style-complex="normal" style:font-weight-complex="bold"/>
    </style:style>
    <style:style style:name="P296" style:family="paragraph" style:parent-style-name="Text_20_Body_20_CP" style:master-page-name="">
      <style:paragraph-properties fo:margin-left="1in" fo:margin-right="1in" fo:margin-top="0in" fo:margin-bottom="0.1201in" loext:contextual-spacing="false" fo:line-height="118%" fo:text-indent="0in" style:auto-text-indent="false" style:page-number="auto">
        <style:tab-stops>
          <style:tab-stop style:position="1.25in"/>
          <style:tab-stop style:position="1.5in"/>
        </style:tab-stops>
      </style:paragraph-properties>
      <style:text-properties fo:font-style="normal" officeooo:rsid="03a84aff" officeooo:paragraph-rsid="03a66a1d" style:font-style-asian="normal" style:font-weight-asian="bold" style:font-style-complex="normal" style:font-weight-complex="bold"/>
    </style:style>
    <style:style style:name="P297" style:family="paragraph" style:parent-style-name="Text_20_Body_20_CP" style:master-page-name="">
      <style:paragraph-properties fo:margin-left="1in" fo:margin-right="1in" fo:margin-top="0in" fo:margin-bottom="0.1201in" loext:contextual-spacing="false" fo:line-height="118%" fo:text-indent="0in" style:auto-text-indent="false" style:page-number="auto">
        <style:tab-stops>
          <style:tab-stop style:position="1.25in"/>
          <style:tab-stop style:position="1.5in"/>
        </style:tab-stops>
      </style:paragraph-properties>
      <style:text-properties fo:font-style="normal" officeooo:rsid="03a84aff" officeooo:paragraph-rsid="03f76f14" style:font-style-asian="normal" style:font-weight-asian="bold" style:font-style-complex="normal" style:font-weight-complex="bold"/>
    </style:style>
    <style:style style:name="P298" style:family="paragraph" style:parent-style-name="Text_20_Body_20_CP" style:master-page-name="">
      <style:paragraph-properties fo:margin-left="1in" fo:margin-right="1in" fo:margin-top="0in" fo:margin-bottom="0.1201in" loext:contextual-spacing="false" fo:line-height="118%" fo:text-indent="0in" style:auto-text-indent="false" style:page-number="auto">
        <style:tab-stops>
          <style:tab-stop style:position="1.25in"/>
          <style:tab-stop style:position="1.5in"/>
        </style:tab-stops>
      </style:paragraph-properties>
      <style:text-properties fo:font-style="normal" officeooo:rsid="03a14d39" officeooo:paragraph-rsid="03c5eee4" style:font-style-asian="normal" style:font-weight-asian="bold" style:font-style-complex="normal" style:font-weight-complex="bold"/>
    </style:style>
    <style:style style:name="P299" style:family="paragraph" style:parent-style-name="Text_20_Body_20_CP">
      <style:paragraph-properties fo:margin-left="0in" fo:margin-right="1in" fo:text-indent="0in" style:auto-text-indent="false"/>
      <style:text-properties officeooo:paragraph-rsid="03c4a22c"/>
    </style:style>
    <style:style style:name="P300" style:family="paragraph" style:parent-style-name="Text_20_Body_20_CP" style:master-page-name="">
      <style:paragraph-properties fo:margin-left="1.0236in" fo:margin-right="0.9839in" fo:margin-top="0in" fo:margin-bottom="0.1201in" loext:contextual-spacing="false" fo:line-height="118%" fo:text-indent="0in" style:auto-text-indent="false" style:page-number="auto">
        <style:tab-stops/>
      </style:paragraph-properties>
      <style:text-properties fo:font-style="normal" officeooo:rsid="03aa8c0a" officeooo:paragraph-rsid="03aa8c0a" style:font-style-asian="normal" style:font-weight-asian="bold" style:font-style-complex="normal" style:font-weight-complex="bold"/>
    </style:style>
    <style:style style:name="P301" style:family="paragraph" style:parent-style-name="Text_20_Body_20_CP" style:master-page-name="">
      <style:paragraph-properties fo:margin-left="1.0236in" fo:margin-right="0.9839in" fo:margin-top="0in" fo:margin-bottom="0.1201in" loext:contextual-spacing="false" fo:line-height="118%" fo:text-indent="0in" style:auto-text-indent="false" style:page-number="auto">
        <style:tab-stops/>
      </style:paragraph-properties>
      <style:text-properties fo:font-style="normal" officeooo:rsid="03aa8c0a" officeooo:paragraph-rsid="03f76f14" style:font-style-asian="normal" style:font-weight-asian="bold" style:font-style-complex="normal" style:font-weight-complex="bold"/>
    </style:style>
    <style:style style:name="P302" style:family="paragraph" style:parent-style-name="Text_20_Body_20_CP" style:master-page-name="">
      <style:paragraph-properties fo:margin-left="1.0236in" fo:margin-right="0.9839in" fo:margin-top="0in" fo:margin-bottom="0.1201in" loext:contextual-spacing="false" fo:line-height="118%" fo:text-indent="0in" style:auto-text-indent="false" style:page-number="auto">
        <style:tab-stops/>
      </style:paragraph-properties>
      <style:text-properties fo:font-style="normal" officeooo:rsid="03ac9182" officeooo:paragraph-rsid="04a9b0e7" style:font-style-asian="normal" style:font-weight-asian="bold" style:font-style-complex="normal" style:font-weight-complex="bold"/>
    </style:style>
    <style:style style:name="P303" style:family="paragraph" style:parent-style-name="Text_20_Body_20_CP" style:master-page-name="">
      <style:paragraph-properties fo:margin-left="1.0236in" fo:margin-right="0.9839in" fo:margin-top="0in" fo:margin-bottom="0.1201in" loext:contextual-spacing="false" fo:line-height="118%" fo:text-indent="0in" style:auto-text-indent="false" style:page-number="auto">
        <style:tab-stops/>
      </style:paragraph-properties>
      <style:text-properties fo:font-style="normal" officeooo:rsid="03ac9182" officeooo:paragraph-rsid="04b150db" style:font-style-asian="normal" style:font-weight-asian="bold" style:font-style-complex="normal" style:font-weight-complex="bold"/>
    </style:style>
    <style:style style:name="P304" style:family="paragraph" style:parent-style-name="Text_20_Body_20_CP" style:master-page-name="">
      <style:paragraph-properties fo:margin-left="1.0236in" fo:margin-right="0.9839in" fo:margin-top="0in" fo:margin-bottom="0.1201in" loext:contextual-spacing="false" fo:line-height="118%" fo:text-indent="0in" style:auto-text-indent="false" style:page-number="auto">
        <style:tab-stops/>
      </style:paragraph-properties>
      <style:text-properties fo:font-style="normal" officeooo:rsid="03acbf61" officeooo:paragraph-rsid="03acbf61" style:font-style-asian="normal" style:font-weight-asian="bold" style:font-style-complex="normal" style:font-weight-complex="bold"/>
    </style:style>
    <style:style style:name="P305" style:family="paragraph" style:parent-style-name="Text_20_Body_20_CP" style:master-page-name="">
      <style:paragraph-properties fo:margin-left="1.0236in" fo:margin-right="0.9839in" fo:margin-top="0in" fo:margin-bottom="0.1201in" loext:contextual-spacing="false" fo:line-height="118%" fo:text-indent="0in" style:auto-text-indent="false" style:page-number="auto">
        <style:tab-stops/>
      </style:paragraph-properties>
      <style:text-properties fo:font-style="normal" officeooo:rsid="03a49c68" officeooo:paragraph-rsid="03c5eee4" style:font-style-asian="normal" style:font-weight-asian="bold" style:font-style-complex="normal" style:font-weight-complex="bold"/>
    </style:style>
    <style:style style:name="P306" style:family="paragraph" style:parent-style-name="Text_20_Body_20_CP" style:master-page-name="">
      <style:paragraph-properties fo:margin-left="1.0236in" fo:margin-right="0.9839in" fo:margin-top="0in" fo:margin-bottom="0.1201in" loext:contextual-spacing="false" fo:line-height="118%" fo:text-indent="0in" style:auto-text-indent="false" style:page-number="auto">
        <style:tab-stops/>
      </style:paragraph-properties>
      <style:text-properties officeooo:paragraph-rsid="03f76f14"/>
    </style:style>
    <style:style style:name="P307" style:family="paragraph" style:parent-style-name="Text_20_Body_20_CP" style:master-page-name="">
      <style:paragraph-properties fo:margin-left="1.0236in" fo:margin-right="0.9839in" fo:margin-top="0in" fo:margin-bottom="0.1201in" loext:contextual-spacing="false" fo:line-height="118%" fo:text-indent="0in" style:auto-text-indent="false" style:page-number="auto">
        <style:tab-stops/>
      </style:paragraph-properties>
      <style:text-properties fo:font-size="11pt" fo:language="none" fo:country="none" fo:font-style="italic" officeooo:rsid="001f785a" officeooo:paragraph-rsid="03c5eee4" style:font-size-asian="11pt" style:font-style-asian="italic" style:font-weight-asian="bold" style:font-size-complex="11pt" style:font-style-complex="italic" style:font-weight-complex="bold"/>
    </style:style>
    <style:style style:name="P308" style:family="paragraph" style:parent-style-name="Text_20_Body_20_CP">
      <style:paragraph-properties fo:margin-left="1.0236in" fo:margin-right="0.9839in" fo:margin-top="0in" fo:margin-bottom="0.1201in" loext:contextual-spacing="false" fo:line-height="118%" fo:text-indent="0in" style:auto-text-indent="false">
        <style:tab-stops/>
      </style:paragraph-properties>
      <style:text-properties fo:font-size="11pt" fo:language="none" fo:country="none" fo:font-style="italic" officeooo:rsid="001f785a" officeooo:paragraph-rsid="03a66a1d" style:font-size-asian="11pt" style:font-style-asian="italic" style:font-weight-asian="bold" style:font-size-complex="11pt" style:font-style-complex="italic" style:font-weight-complex="bold"/>
    </style:style>
    <style:style style:name="P309" style:family="paragraph" style:parent-style-name="Text_20_Body_20_CP">
      <style:paragraph-properties fo:margin-left="1.0236in" fo:margin-right="0.9839in" fo:margin-top="0in" fo:margin-bottom="0.1201in" loext:contextual-spacing="false" fo:line-height="118%" fo:text-indent="0in" style:auto-text-indent="false">
        <style:tab-stops/>
      </style:paragraph-properties>
      <style:text-properties fo:font-style="italic" officeooo:rsid="0402170b" officeooo:paragraph-rsid="0402170b" style:font-style-asian="italic" style:font-style-complex="italic"/>
    </style:style>
    <style:style style:name="P310" style:family="paragraph" style:parent-style-name="Text_20_Body_20_CP">
      <style:paragraph-properties fo:margin-left="1.8508in" fo:margin-right="0.9839in" fo:margin-top="0in" fo:margin-bottom="0.1201in" loext:contextual-spacing="false" fo:line-height="118%" fo:text-indent="-0.8272in" style:auto-text-indent="false">
        <style:tab-stops>
          <style:tab-stop style:position="1.25in"/>
          <style:tab-stop style:position="1.5in"/>
        </style:tab-stops>
      </style:paragraph-properties>
      <style:text-properties fo:font-style="italic" officeooo:rsid="03a14d39" officeooo:paragraph-rsid="03c5eee4" style:font-style-asian="italic" style:font-weight-asian="bold" style:font-style-complex="italic" style:font-weight-complex="bold"/>
    </style:style>
    <style:style style:name="P311" style:family="paragraph" style:parent-style-name="Text_20_Body_20_CP">
      <style:paragraph-properties fo:margin-left="1.8508in" fo:margin-right="0.9839in" fo:margin-top="0in" fo:margin-bottom="0.1201in" loext:contextual-spacing="false" fo:line-height="118%" fo:text-indent="-0.8272in" style:auto-text-indent="false">
        <style:tab-stops>
          <style:tab-stop style:position="1.25in"/>
          <style:tab-stop style:position="1.5in"/>
        </style:tab-stops>
      </style:paragraph-properties>
      <style:text-properties fo:font-style="normal" officeooo:rsid="03a14d39" officeooo:paragraph-rsid="03c5eee4" style:font-style-asian="normal" style:font-weight-asian="bold" style:font-style-complex="normal" style:font-weight-complex="bold"/>
    </style:style>
    <style:style style:name="P312" style:family="paragraph" style:parent-style-name="Text_20_Body_20_CP">
      <style:paragraph-properties fo:margin-left="1.8508in" fo:margin-right="0.9839in" fo:margin-top="0in" fo:margin-bottom="0.1201in" loext:contextual-spacing="false" fo:line-height="118%" fo:text-indent="-0.8272in" style:auto-text-indent="false">
        <style:tab-stops>
          <style:tab-stop style:position="1.25in"/>
          <style:tab-stop style:position="1.5in"/>
        </style:tab-stops>
      </style:paragraph-properties>
      <style:text-properties fo:font-style="normal" officeooo:rsid="03a2a20f" officeooo:paragraph-rsid="03c5eee4" style:font-style-asian="normal" style:font-weight-asian="bold" style:font-style-complex="normal" style:font-weight-complex="bold"/>
    </style:style>
    <style:style style:name="P313" style:family="paragraph" style:parent-style-name="Text_20_Body_20_CP" style:master-page-name="">
      <style:paragraph-properties fo:margin-left="1.8508in" fo:margin-right="0.9839in" fo:margin-top="0in" fo:margin-bottom="0.1201in" loext:contextual-spacing="false" fo:line-height="118%" fo:text-indent="-0.8272in" style:auto-text-indent="false" style:page-number="auto">
        <style:tab-stops>
          <style:tab-stop style:position="1.25in"/>
          <style:tab-stop style:position="1.5in"/>
        </style:tab-stops>
      </style:paragraph-properties>
      <style:text-properties fo:font-style="italic" officeooo:rsid="03a14d39" officeooo:paragraph-rsid="03c5eee4" style:font-style-asian="italic" style:font-weight-asian="bold" style:font-style-complex="italic" style:font-weight-complex="bold"/>
    </style:style>
    <style:style style:name="P314" style:family="paragraph" style:parent-style-name="Text_20_Body_20_CP" style:master-page-name="">
      <style:paragraph-properties fo:margin-left="1.7319in" fo:margin-right="0.9839in" fo:margin-top="0in" fo:margin-bottom="0.1201in" loext:contextual-spacing="false" fo:line-height="118%" fo:text-indent="-0.7083in" style:auto-text-indent="false" style:page-number="auto">
        <style:tab-stops>
          <style:tab-stop style:position="1.25in"/>
          <style:tab-stop style:position="1.5in"/>
        </style:tab-stops>
      </style:paragraph-properties>
      <style:text-properties fo:font-style="italic" officeooo:rsid="001bfec2" officeooo:paragraph-rsid="03a66a1d" style:font-style-asian="italic" style:font-weight-asian="bold" style:font-style-complex="italic" style:font-weight-complex="bold"/>
    </style:style>
    <style:style style:name="P315" style:family="paragraph" style:parent-style-name="Text_20_Body_20_CP" style:master-page-name="">
      <style:paragraph-properties fo:margin-left="1.7319in" fo:margin-right="0.9839in" fo:margin-top="0in" fo:margin-bottom="0.1201in" loext:contextual-spacing="false" fo:line-height="118%" fo:text-indent="-0.7083in" style:auto-text-indent="false" style:page-number="auto">
        <style:tab-stops>
          <style:tab-stop style:position="1.25in"/>
          <style:tab-stop style:position="1.5in"/>
        </style:tab-stops>
      </style:paragraph-properties>
      <style:text-properties fo:font-style="italic" officeooo:rsid="001bfec2" officeooo:paragraph-rsid="03f76f14" style:font-style-asian="italic" style:font-weight-asian="bold" style:font-style-complex="italic" style:font-weight-complex="bold"/>
    </style:style>
    <style:style style:name="P316" style:family="paragraph" style:parent-style-name="Text_20_Body_20_CP" style:master-page-name="">
      <style:paragraph-properties fo:margin-left="1.7319in" fo:margin-right="0.9839in" fo:margin-top="0in" fo:margin-bottom="0.1201in" loext:contextual-spacing="false" fo:line-height="118%" fo:text-indent="-0.6693in" style:auto-text-indent="false" style:page-number="auto">
        <style:tab-stops>
          <style:tab-stop style:position="1.25in"/>
          <style:tab-stop style:position="1.5in"/>
        </style:tab-stops>
      </style:paragraph-properties>
      <style:text-properties fo:font-style="italic" officeooo:rsid="03a14d39" officeooo:paragraph-rsid="03f76f14" style:font-style-asian="italic" style:font-weight-asian="bold" style:font-style-complex="italic" style:font-weight-complex="bold"/>
    </style:style>
    <style:style style:name="P317" style:family="paragraph" style:parent-style-name="Text_20_Body_20_CP" style:master-page-name="">
      <style:paragraph-properties fo:margin-left="1.7319in" fo:margin-right="0.9839in" fo:margin-top="0in" fo:margin-bottom="0.1201in" loext:contextual-spacing="false" fo:line-height="118%" fo:text-indent="-0.6693in" style:auto-text-indent="false" style:page-number="auto">
        <style:tab-stops>
          <style:tab-stop style:position="1.25in"/>
          <style:tab-stop style:position="1.5in"/>
        </style:tab-stops>
      </style:paragraph-properties>
      <style:text-properties fo:font-style="italic" officeooo:rsid="03a14d39" officeooo:paragraph-rsid="04ad2dc9" style:font-style-asian="italic" style:font-weight-asian="bold" style:font-style-complex="italic" style:font-weight-complex="bold"/>
    </style:style>
    <style:style style:name="P318" style:family="paragraph" style:parent-style-name="Text_20_Body_20_CP" style:master-page-name="">
      <style:paragraph-properties fo:margin-left="1.5354in" fo:margin-right="0.9839in" fo:margin-top="0in" fo:margin-bottom="0.1201in" loext:contextual-spacing="false" fo:line-height="118%" fo:text-indent="-0.4335in" style:auto-text-indent="false" style:page-number="auto">
        <style:tab-stops>
          <style:tab-stop style:position="1.25in"/>
          <style:tab-stop style:position="1.5in"/>
        </style:tab-stops>
      </style:paragraph-properties>
      <style:text-properties fo:font-style="normal" officeooo:rsid="03a14d39" officeooo:paragraph-rsid="03a84aff" style:font-style-asian="normal" style:font-weight-asian="bold" style:font-style-complex="normal" style:font-weight-complex="bold"/>
    </style:style>
    <style:style style:name="P319" style:family="paragraph" style:parent-style-name="Text_20_Body_20_CP" style:master-page-name="">
      <style:paragraph-properties fo:margin-left="1.5354in" fo:margin-right="0.9839in" fo:margin-top="0in" fo:margin-bottom="0.1201in" loext:contextual-spacing="false" fo:line-height="118%" fo:text-indent="-0.4335in" style:auto-text-indent="false" style:page-number="auto">
        <style:tab-stops>
          <style:tab-stop style:position="1.25in"/>
          <style:tab-stop style:position="1.5in"/>
        </style:tab-stops>
      </style:paragraph-properties>
      <style:text-properties fo:font-style="normal" officeooo:rsid="03a14d39" officeooo:paragraph-rsid="03f76f14" style:font-style-asian="normal" style:font-weight-asian="bold" style:font-style-complex="normal" style:font-weight-complex="bold"/>
    </style:style>
    <style:style style:name="P320" style:family="paragraph" style:parent-style-name="Text_20_Body_20_CP" style:master-page-name="">
      <style:paragraph-properties fo:margin-left="0in" fo:margin-right="0.9839in" fo:margin-top="0in" fo:margin-bottom="0.1201in" loext:contextual-spacing="false" fo:line-height="118%" fo:text-indent="0in" style:auto-text-indent="false" style:page-number="auto">
        <style:tab-stops/>
      </style:paragraph-properties>
      <style:text-properties fo:font-style="normal" officeooo:rsid="03b11143" officeooo:paragraph-rsid="03f76f14" style:font-style-asian="normal" style:font-weight-asian="bold" style:font-style-complex="normal" style:font-weight-complex="bold"/>
    </style:style>
    <style:style style:name="P321" style:family="paragraph" style:parent-style-name="Text_20_Body_20_CP" style:master-page-name="">
      <style:paragraph-properties style:page-number="auto"/>
      <style:text-properties officeooo:rsid="01405e19" officeooo:paragraph-rsid="03a66a1d" style:font-weight-asian="bold" style:font-weight-complex="bold"/>
    </style:style>
    <style:style style:name="P322" style:family="paragraph" style:parent-style-name="Text_20_Body_20_CP" style:master-page-name="">
      <style:paragraph-properties fo:margin-left="1.5354in" fo:margin-right="0.9839in" fo:margin-top="0in" fo:margin-bottom="0.1201in" loext:contextual-spacing="false" fo:line-height="118%" fo:text-indent="-0.472in" style:auto-text-indent="false" style:page-number="auto">
        <style:tab-stops>
          <style:tab-stop style:position="1.25in"/>
          <style:tab-stop style:position="1.5in"/>
        </style:tab-stops>
      </style:paragraph-properties>
      <style:text-properties officeooo:rsid="03a14d39" officeooo:paragraph-rsid="03f76f14" style:font-weight-asian="bold" style:font-weight-complex="bold"/>
    </style:style>
    <style:style style:name="P323"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1" fo:font-size="12pt" fo:language="en" fo:country="IN" style:font-size-asian="12pt" style:language-asian="en" style:country-asian="IN" style:font-name-complex="Times New Roman2" style:font-size-complex="12pt" style:language-complex="ar" style:country-complex="SA"/>
    </style:style>
    <style:style style:name="P324" style:family="paragraph" style:parent-style-name="Standard">
      <style:paragraph-properties fo:margin-left="0.5in" fo:margin-right="0in" fo:margin-top="0.0693in" fo:margin-bottom="0.122in" loext:contextual-spacing="false" fo:line-height="117%" fo:text-align="start" style:justify-single-word="false" fo:orphans="2" fo:widows="2" fo:text-indent="0in" style:auto-text-indent="false" style:vertical-align="auto"/>
      <style:text-properties fo:color="#000000" style:font-name="Aileron" fo:font-size="14pt" fo:language="en" fo:country="IN" fo:font-style="italic" style:font-size-asian="14pt" style:language-asian="en" style:country-asian="IN" style:font-style-asian="italic" style:font-name-complex="Times New Roman2" style:font-size-complex="14pt" style:language-complex="ar" style:country-complex="SA" style:font-style-complex="italic"/>
    </style:style>
    <style:style style:name="P325" style:family="paragraph" style:parent-style-name="Standard" style:list-style-name="WWNum1">
      <style:paragraph-properties fo:margin-left="0.5in" fo:margin-right="0in" fo:margin-top="0.0693in" fo:margin-bottom="0.122in" loext:contextual-spacing="false" fo:line-height="117%" fo:text-align="start" style:justify-single-word="false" fo:orphans="2" fo:widows="2" fo:text-indent="-0.25in" style:auto-text-indent="false" style:vertical-align="auto">
        <style:tab-stops>
          <style:tab-stop style:position="0.5in"/>
        </style:tab-stops>
      </style:paragraph-properties>
      <style:text-properties fo:color="#000000" style:font-name="Aileron" fo:font-size="14pt" fo:language="en" fo:country="IN" style:font-size-asian="14pt" style:language-asian="en" style:country-asian="IN" style:font-name-complex="Times New Roman2" style:font-size-complex="14pt" style:language-complex="ar" style:country-complex="SA"/>
    </style:style>
    <style:style style:name="P326" style:family="paragraph" style:parent-style-name="Standard" style:list-style-name="WWNum1">
      <style:paragraph-properties fo:margin-left="0.5in" fo:margin-right="0in" fo:margin-top="0.0693in" fo:margin-bottom="0.122in" loext:contextual-spacing="false" fo:line-height="117%" fo:text-align="start" style:justify-single-word="false" fo:orphans="2" fo:widows="2" fo:text-indent="-0.25in" style:auto-text-indent="false" style:vertical-align="auto">
        <style:tab-stops>
          <style:tab-stop style:position="0.5in"/>
        </style:tab-stops>
      </style:paragraph-properties>
    </style:style>
    <style:style style:name="P327" style:family="paragraph" style:parent-style-name="Standard" style:master-page-name="Inner_20_Pages_20_No_20_Paw">
      <style:paragraph-properties style:page-number="auto"/>
      <style:text-properties officeooo:paragraph-rsid="056d5131"/>
    </style:style>
    <style:style style:name="P328" style:family="paragraph" style:parent-style-name="Table_20_Contents_20_Condensed">
      <style:paragraph-properties fo:text-align="end" style:justify-single-word="false"/>
      <style:text-properties fo:font-style="italic" officeooo:rsid="056f23a2" officeooo:paragraph-rsid="056f23a2" style:font-style-asian="italic" style:font-style-complex="italic"/>
    </style:style>
    <style:style style:name="P329" style:family="paragraph" style:parent-style-name="Table_20_Contents_20_Condensed">
      <style:text-properties officeooo:paragraph-rsid="0570972d"/>
    </style:style>
    <style:style style:name="P330" style:family="paragraph" style:parent-style-name="Text_20_Body_20_CP" style:list-style-name="L79">
      <style:paragraph-properties fo:text-align="end" style:justify-single-word="false"/>
      <style:text-properties style:font-name="Aileron3" fo:font-size="14pt" officeooo:rsid="01dfeb7b" officeooo:paragraph-rsid="037d83f3" fo:background-color="#ffffff" style:font-size-asian="14pt" style:font-size-complex="14pt"/>
    </style:style>
    <style:style style:name="P331" style:family="paragraph" style:parent-style-name="Text_20_Body_20_CP">
      <style:text-properties officeooo:rsid="048d133f" officeooo:paragraph-rsid="048d133f"/>
    </style:style>
    <style:style style:name="P332" style:family="paragraph" style:parent-style-name="Text_20_Body_20_CP">
      <style:paragraph-properties fo:text-align="end" style:justify-single-word="false"/>
      <style:text-properties officeooo:rsid="056e693b" officeooo:paragraph-rsid="056e693b"/>
    </style:style>
    <style:style style:name="P333" style:family="paragraph" style:parent-style-name="Text_20_Body_20_CP">
      <style:paragraph-properties fo:text-align="end" style:justify-single-word="false"/>
      <style:text-properties officeooo:rsid="056f23a2" officeooo:paragraph-rsid="056f23a2"/>
    </style:style>
    <style:style style:name="P334" style:family="paragraph" style:parent-style-name="Text_20_Body_20_CP" style:list-style-name="L73">
      <style:text-properties fo:font-style="normal" officeooo:paragraph-rsid="037cfdf1" style:font-style-asian="normal" style:font-style-complex="normal"/>
    </style:style>
    <style:style style:name="P335" style:family="paragraph" style:parent-style-name="Text_20_Body_20_CP">
      <style:paragraph-properties fo:text-align="end" style:justify-single-word="false"/>
      <style:text-properties fo:color="#000000" fo:font-style="italic" officeooo:rsid="056f23a2" officeooo:paragraph-rsid="056f23a2" style:font-style-asian="italic" style:font-style-complex="italic"/>
    </style:style>
    <style:style style:name="P336" style:family="paragraph" style:parent-style-name="Text_20_Body_20_CP">
      <style:paragraph-properties fo:text-align="end" style:justify-single-word="false"/>
      <style:text-properties officeooo:rsid="0570972d" officeooo:paragraph-rsid="0570972d" style:font-weight-asian="bold" style:font-weight-complex="bold"/>
    </style:style>
    <style:style style:name="P337" style:family="paragraph" style:parent-style-name="Text_20_Body_20_CP">
      <style:paragraph-properties fo:text-align="end" style:justify-single-word="false"/>
      <style:text-properties fo:font-style="italic" officeooo:rsid="0570972d" officeooo:paragraph-rsid="0570972d" style:font-style-asian="italic" style:font-weight-asian="bold" style:font-style-complex="italic" style:font-weight-complex="bold"/>
    </style:style>
    <style:style style:name="P338" style:family="paragraph" style:parent-style-name="Text_20_Body_20_CP" style:master-page-name="Inner_20_Pages_20_No_20_Paw">
      <style:paragraph-properties style:page-number="auto"/>
      <style:text-properties officeooo:paragraph-rsid="03c4c821"/>
    </style:style>
    <style:style style:name="P339" style:family="paragraph" style:parent-style-name="Text_20_Body_20_CP" style:master-page-name="Inner_20_Pages_20_No_20_Paw">
      <style:paragraph-properties style:page-number="auto"/>
      <style:text-properties officeooo:rsid="048d133f" officeooo:paragraph-rsid="048d133f"/>
    </style:style>
    <style:style style:name="P340" style:family="paragraph" style:parent-style-name="Text_20_Body_20_CP" style:master-page-name="Inner_20_Pages_20_No_20_Paw">
      <style:paragraph-properties style:page-number="auto"/>
      <style:text-properties officeooo:paragraph-rsid="037c95a4"/>
    </style:style>
    <style:style style:name="P341" style:family="paragraph" style:parent-style-name="Text_20_Body_20_CP" style:master-page-name="Inner_20_Pages_20_No_20_Paw">
      <style:paragraph-properties style:page-number="auto"/>
      <style:text-properties fo:color="#000000" officeooo:paragraph-rsid="03c4a22c"/>
    </style:style>
    <style:style style:name="P342" style:family="paragraph" style:parent-style-name="Text_20_Body_20_CP" style:master-page-name="Inner_20_Pages_20_No_20_Paw">
      <style:paragraph-properties style:page-number="auto"/>
      <style:text-properties officeooo:rsid="01405e19" officeooo:paragraph-rsid="03c5eee4" style:font-weight-asian="bold" style:font-weight-complex="bold"/>
    </style:style>
    <style:style style:name="P343" style:family="paragraph" style:parent-style-name="Text_20_Body_20_CP" style:master-page-name="Inner_20_Pages_20_No_20_Paw">
      <style:paragraph-properties style:page-number="auto"/>
      <style:text-properties officeooo:rsid="03a49c68" officeooo:paragraph-rsid="03f76f14" style:font-weight-asian="bold" style:font-weight-complex="bold"/>
    </style:style>
    <style:style style:name="P344" style:family="paragraph" style:parent-style-name="Text_20_Body_20_CP" style:master-page-name="Inner_20_Pages_20_No_20_Paw">
      <style:paragraph-properties style:page-number="auto"/>
      <style:text-properties fo:font-style="normal" officeooo:rsid="03aa8c0a" officeooo:paragraph-rsid="03aa8c0a" style:font-style-asian="normal" style:font-weight-asian="bold" style:font-style-complex="normal" style:font-weight-complex="bold"/>
    </style:style>
    <style:style style:name="P345" style:family="paragraph" style:parent-style-name="Text_20_Body_20_CP">
      <style:paragraph-properties fo:margin-left="1.8508in" fo:margin-right="0.9839in" fo:margin-top="0in" fo:margin-bottom="0.1201in" loext:contextual-spacing="false" fo:line-height="118%" fo:text-align="end" style:justify-single-word="false" fo:text-indent="-0.8272in" style:auto-text-indent="false">
        <style:tab-stops>
          <style:tab-stop style:position="1.25in"/>
          <style:tab-stop style:position="1.5in"/>
        </style:tab-stops>
      </style:paragraph-properties>
      <style:text-properties fo:font-style="italic" officeooo:rsid="0570972d" officeooo:paragraph-rsid="0570972d" style:font-style-asian="italic" style:font-weight-asian="bold" style:font-style-complex="italic" style:font-weight-complex="bold"/>
    </style:style>
    <style:style style:name="P346" style:family="paragraph" style:parent-style-name="Text_20_Body_20_CP" style:master-page-name="Inner_20_Pages_20_No_20_Paw">
      <style:paragraph-properties fo:margin-left="1.8508in" fo:margin-right="0.9839in" fo:margin-top="0in" fo:margin-bottom="0.1201in" loext:contextual-spacing="false" fo:line-height="118%" fo:text-indent="-0.8272in" style:auto-text-indent="false" style:page-number="auto">
        <style:tab-stops>
          <style:tab-stop style:position="1.25in"/>
          <style:tab-stop style:position="1.5in"/>
        </style:tab-stops>
      </style:paragraph-properties>
      <style:text-properties fo:font-style="italic" officeooo:rsid="03a14d39" officeooo:paragraph-rsid="03c5eee4" style:font-style-asian="italic" style:font-weight-asian="bold" style:font-style-complex="italic" style:font-weight-complex="bold"/>
    </style:style>
    <style:style style:name="P347" style:family="paragraph" style:parent-style-name="Text_20_Body_20_Intro" style:list-style-name="L1">
      <style:text-properties officeooo:paragraph-rsid="00d9507b"/>
    </style:style>
    <style:style style:name="P348" style:family="paragraph" style:parent-style-name="Text_20_Body_20_Intro" style:list-style-name="L2">
      <style:text-properties officeooo:rsid="0013b09b" officeooo:paragraph-rsid="00d9507b"/>
    </style:style>
    <style:style style:name="P349" style:family="paragraph" style:parent-style-name="Text_20_Body_20_Intro" style:list-style-name="L2">
      <style:text-properties officeooo:rsid="0013b09b" officeooo:paragraph-rsid="02b9b6d7"/>
    </style:style>
    <style:style style:name="P350" style:family="paragraph" style:parent-style-name="Text_20_Body_20_Intro" style:list-style-name="L2">
      <style:text-properties officeooo:rsid="0013b09b" officeooo:paragraph-rsid="02ba2be8"/>
    </style:style>
    <style:style style:name="P351" style:family="paragraph" style:parent-style-name="Text_20_Body_20_Intro" style:list-style-name="L2">
      <style:text-properties officeooo:rsid="0013b09b" officeooo:paragraph-rsid="02ba2d5c"/>
    </style:style>
    <style:style style:name="P352" style:family="paragraph" style:parent-style-name="Text_20_Body_20_Intro" style:list-style-name="L5">
      <style:text-properties officeooo:rsid="0013b09b" officeooo:paragraph-rsid="00d9507b"/>
    </style:style>
    <style:style style:name="P353" style:family="paragraph" style:parent-style-name="Text_20_Body_20_Intro" style:list-style-name="L3">
      <style:text-properties officeooo:rsid="02cfdf46" officeooo:paragraph-rsid="05350484"/>
    </style:style>
    <style:style style:name="P354" style:family="paragraph" style:parent-style-name="Text_20_Body_20_Intro" style:list-style-name="L6">
      <style:text-properties officeooo:rsid="0013c0a1" officeooo:paragraph-rsid="00d9507b"/>
    </style:style>
    <style:style style:name="P355" style:family="paragraph" style:parent-style-name="Text_20_Body_20_Intro" style:list-style-name="L6">
      <style:text-properties officeooo:rsid="0013c0a1" officeooo:paragraph-rsid="011674cd"/>
    </style:style>
    <style:style style:name="P356" style:family="paragraph" style:parent-style-name="Text_20_Body_20_Intro" style:list-style-name="L6">
      <style:paragraph-properties>
        <style:tab-stops>
          <style:tab-stop style:position="0.5256in"/>
        </style:tab-stops>
      </style:paragraph-properties>
      <style:text-properties officeooo:rsid="0013c0a1" officeooo:paragraph-rsid="011674cd"/>
    </style:style>
    <style:style style:name="P357" style:family="paragraph" style:parent-style-name="Text_20_Body_20_Intro" style:list-style-name="L6">
      <style:text-properties officeooo:rsid="00455fa2" officeooo:paragraph-rsid="00d9507b"/>
    </style:style>
    <style:style style:name="P358" style:family="paragraph" style:parent-style-name="Text_20_Body_20_Intro" style:list-style-name="L6">
      <style:text-properties officeooo:rsid="01c5a9e7" officeooo:paragraph-rsid="05350b76"/>
    </style:style>
    <style:style style:name="P359" style:family="paragraph" style:parent-style-name="Text_20_Body_20_Intro" style:list-style-name="L7">
      <style:text-properties fo:font-style="italic" officeooo:rsid="00ef9b65" officeooo:paragraph-rsid="00ef9b65" style:font-style-asian="italic" style:font-style-complex="italic"/>
    </style:style>
    <style:style style:name="P360" style:family="paragraph" style:parent-style-name="Text_20_Body_20_Intro" style:list-style-name="L7">
      <style:text-properties fo:font-style="italic" officeooo:rsid="015fe578" officeooo:paragraph-rsid="015fe578" style:font-style-asian="italic" style:font-style-complex="italic"/>
    </style:style>
    <style:style style:name="P361" style:family="paragraph" style:parent-style-name="Text_20_Body_20_Intro" style:list-style-name="L8"/>
    <style:style style:name="P362" style:family="paragraph" style:parent-style-name="Text_20_Body_20_Intro" style:list-style-name="L8">
      <style:text-properties officeooo:rsid="0014cf6f" officeooo:paragraph-rsid="00d9507b"/>
    </style:style>
    <style:style style:name="P363" style:family="paragraph" style:parent-style-name="Text_20_Body_20_Intro" style:list-style-name="L9">
      <style:text-properties officeooo:rsid="0014cf6f" officeooo:paragraph-rsid="028f008f"/>
    </style:style>
    <style:style style:name="P364" style:family="paragraph" style:parent-style-name="Text_20_Body_20_Intro" style:list-style-name="L13">
      <style:text-properties officeooo:rsid="0014cf6f" officeooo:paragraph-rsid="00d9507b"/>
    </style:style>
    <style:style style:name="P365" style:family="paragraph" style:parent-style-name="Text_20_Body_20_Intro" style:list-style-name="L14">
      <style:text-properties officeooo:rsid="0014cf6f" officeooo:paragraph-rsid="045b9871"/>
    </style:style>
    <style:style style:name="P366" style:family="paragraph" style:parent-style-name="Text_20_Body_20_Intro" style:list-style-name="L10"/>
    <style:style style:name="P367" style:family="paragraph" style:parent-style-name="Text_20_Body_20_Intro" style:list-style-name="L10">
      <style:text-properties officeooo:rsid="028f008f" officeooo:paragraph-rsid="028f008f"/>
    </style:style>
    <style:style style:name="P368" style:family="paragraph" style:parent-style-name="Text_20_Body_20_Intro" style:list-style-name="L11"/>
    <style:style style:name="P369" style:family="paragraph" style:parent-style-name="Text_20_Body_20_Intro" style:list-style-name="L11">
      <style:text-properties officeooo:paragraph-rsid="029cc198"/>
    </style:style>
    <style:style style:name="P370" style:family="paragraph" style:parent-style-name="Text_20_Body_20_Intro" style:list-style-name="L11">
      <style:text-properties officeooo:rsid="0290ed93"/>
    </style:style>
    <style:style style:name="P371" style:family="paragraph" style:parent-style-name="Text_20_Body_20_Intro" style:list-style-name="L12"/>
    <style:style style:name="P372" style:family="paragraph" style:parent-style-name="Text_20_Body_20_Intro" style:list-style-name="L12">
      <style:text-properties officeooo:paragraph-rsid="029fb8d6"/>
    </style:style>
    <style:style style:name="P373" style:family="paragraph" style:parent-style-name="Text_20_Body_20_Intro" style:list-style-name="L12">
      <style:text-properties fo:font-size="12pt" style:font-size-asian="12pt" style:font-size-complex="12pt"/>
    </style:style>
    <style:style style:name="P374" style:family="paragraph" style:parent-style-name="Text_20_Body_20_Intro" style:list-style-name="L12">
      <style:text-properties fo:font-size="12pt" officeooo:paragraph-rsid="029fb8d6" style:font-size-asian="12pt" style:font-size-complex="12pt"/>
    </style:style>
    <style:style style:name="P375" style:family="paragraph" style:parent-style-name="Text_20_Body_20_Intro" style:list-style-name="L13">
      <style:text-properties officeooo:rsid="02a08c7d" officeooo:paragraph-rsid="02a08c7d"/>
    </style:style>
    <style:style style:name="P376" style:family="paragraph" style:parent-style-name="Text_20_Body_20_Intro" style:list-style-name="L13">
      <style:text-properties officeooo:rsid="02a1af8a" officeooo:paragraph-rsid="02a1af8a"/>
    </style:style>
    <style:style style:name="P377" style:family="paragraph" style:parent-style-name="Text_20_Body_20_Intro" style:list-style-name="L13">
      <style:text-properties officeooo:rsid="02a4cfb0" officeooo:paragraph-rsid="02a4cfb0"/>
    </style:style>
    <style:style style:name="P378" style:family="paragraph" style:parent-style-name="Text_20_Body_20_Intro" style:list-style-name="L14">
      <style:text-properties officeooo:paragraph-rsid="045b9871"/>
    </style:style>
    <style:style style:name="P379" style:family="paragraph" style:parent-style-name="Text_20_Body_20_Intro" style:list-style-name="L3">
      <style:paragraph-properties fo:margin-left="0.8752in" fo:margin-right="0in" fo:text-indent="-0.25in" style:auto-text-indent="false"/>
      <style:text-properties officeooo:paragraph-rsid="00d9507b"/>
    </style:style>
    <style:style style:name="P380" style:family="paragraph" style:parent-style-name="Text_20_Body_20_Intro" style:list-style-name="L3">
      <style:paragraph-properties fo:margin-left="0.8752in" fo:margin-right="0in" fo:text-indent="-0.25in" style:auto-text-indent="false"/>
      <style:text-properties officeooo:paragraph-rsid="02cfd0e5"/>
    </style:style>
    <style:style style:name="P381" style:family="paragraph" style:parent-style-name="Text_20_Body_20_Intro" style:list-style-name="L3">
      <style:paragraph-properties fo:margin-left="0.8752in" fo:margin-right="0in" fo:text-indent="-0.25in" style:auto-text-indent="false"/>
      <style:text-properties officeooo:paragraph-rsid="031d7abf"/>
    </style:style>
    <style:style style:name="P382" style:family="paragraph" style:parent-style-name="Text_20_Body_20_Intro" style:list-style-name="L3">
      <style:paragraph-properties fo:margin-left="0.8752in" fo:margin-right="0in" fo:text-indent="-0.25in" style:auto-text-indent="false"/>
      <style:text-properties officeooo:paragraph-rsid="02ea2574"/>
    </style:style>
    <style:style style:name="P383" style:family="paragraph" style:parent-style-name="Text_20_Body_20_Intro" style:list-style-name="L3">
      <style:paragraph-properties fo:margin-left="0.8752in" fo:margin-right="0in" fo:text-indent="-0.25in" style:auto-text-indent="false"/>
      <style:text-properties fo:font-weight="normal" officeooo:rsid="02c10f96" officeooo:paragraph-rsid="02cfd0e5" style:font-weight-asian="normal" style:font-weight-complex="normal"/>
    </style:style>
    <style:style style:name="P384" style:family="paragraph" style:parent-style-name="Text_20_Body_20_Intro" style:list-style-name="L3">
      <style:paragraph-properties fo:margin-left="0.8752in" fo:margin-right="0in" fo:text-indent="-0.25in" style:auto-text-indent="false"/>
      <style:text-properties fo:font-weight="normal" officeooo:rsid="02bf9c32" officeooo:paragraph-rsid="02cfd0e5" style:font-weight-asian="normal" style:font-weight-complex="normal"/>
    </style:style>
    <style:style style:name="P385" style:family="paragraph" style:parent-style-name="Text_20_Body_20_Intro" style:list-style-name="L3">
      <style:paragraph-properties fo:margin-left="0.8752in" fo:margin-right="0in" fo:text-indent="-0.25in" style:auto-text-indent="false"/>
      <style:text-properties fo:font-weight="normal" officeooo:rsid="031d7abf" officeooo:paragraph-rsid="031d7abf" style:font-weight-asian="normal" style:font-weight-complex="normal"/>
    </style:style>
    <style:style style:name="P386" style:family="paragraph" style:parent-style-name="Text_20_Body_20_Intro" style:list-style-name="L3">
      <style:paragraph-properties fo:margin-left="0.8752in" fo:margin-right="0in" fo:text-indent="-0.25in" style:auto-text-indent="false"/>
      <style:text-properties officeooo:rsid="02cfdf46" officeooo:paragraph-rsid="02dc294e"/>
    </style:style>
    <style:style style:name="P387" style:family="paragraph" style:parent-style-name="Text_20_Body_20_Intro" style:list-style-name="L3">
      <style:paragraph-properties fo:margin-left="0.8752in" fo:margin-right="0in" fo:text-indent="-0.25in" style:auto-text-indent="false"/>
      <style:text-properties officeooo:rsid="02cfdf46" officeooo:paragraph-rsid="02dff2a2"/>
    </style:style>
    <style:style style:name="P388" style:family="paragraph" style:parent-style-name="Text_20_Body_20_Intro" style:list-style-name="L3">
      <style:paragraph-properties fo:margin-left="0.8752in" fo:margin-right="0in" fo:text-indent="-0.25in" style:auto-text-indent="false"/>
      <style:text-properties officeooo:rsid="02cfdf46" officeooo:paragraph-rsid="04cb6c39"/>
    </style:style>
    <style:style style:name="P389" style:family="paragraph" style:parent-style-name="Text_20_Body_20_Intro" style:list-style-name="L3">
      <style:paragraph-properties fo:margin-left="0.8752in" fo:margin-right="0in" fo:text-indent="-0.25in" style:auto-text-indent="false"/>
      <style:text-properties fo:font-style="normal" fo:font-weight="normal" officeooo:rsid="02cffba5" officeooo:paragraph-rsid="02dff2a2" style:font-style-asian="normal" style:font-weight-asian="normal" style:font-style-complex="normal" style:font-weight-complex="normal"/>
    </style:style>
    <style:style style:name="P390" style:family="paragraph" style:parent-style-name="Text_20_Body_20_Intro" style:list-style-name="L4" style:master-page-name="">
      <style:paragraph-properties fo:margin-left="1.5354in" fo:margin-right="0in" fo:margin-top="0in" fo:margin-bottom="0.15in" loext:contextual-spacing="false" fo:line-height="115%" fo:orphans="2" fo:widows="2" fo:text-indent="-0.2362in" style:auto-text-indent="false" style:page-number="auto"/>
      <style:text-properties officeooo:paragraph-rsid="04c83ef0"/>
    </style:style>
    <style:style style:name="P391" style:family="paragraph" style:parent-style-name="Text_20_Body_20_Intro" style:list-style-name="L4">
      <style:paragraph-properties fo:margin-left="1.5354in" fo:margin-right="0in" fo:margin-top="0in" fo:margin-bottom="0.15in" loext:contextual-spacing="false" fo:line-height="115%" fo:orphans="2" fo:widows="2" fo:text-indent="-0.2362in" style:auto-text-indent="false"/>
      <style:text-properties officeooo:paragraph-rsid="04c9b822"/>
    </style:style>
    <style:style style:name="P392" style:family="paragraph" style:parent-style-name="Text_20_Body_20_Intro" style:list-style-name="L4">
      <style:paragraph-properties fo:margin-left="1.5354in" fo:margin-right="0in" fo:margin-top="0in" fo:margin-bottom="0.15in" loext:contextual-spacing="false" fo:line-height="115%" fo:orphans="2" fo:widows="2" fo:text-indent="-0.2362in" style:auto-text-indent="false"/>
      <style:text-properties officeooo:paragraph-rsid="0532bc4c"/>
    </style:style>
    <style:style style:name="P393" style:family="paragraph" style:parent-style-name="Text_20_Body_20_Intro" style:list-style-name="L3">
      <style:paragraph-properties fo:margin-left="1.5in" fo:margin-right="0in" fo:text-indent="-0.25in" style:auto-text-indent="false"/>
      <style:text-properties officeooo:rsid="02cfdf46" officeooo:paragraph-rsid="02ddf23c"/>
    </style:style>
    <style:style style:name="P394" style:family="paragraph" style:parent-style-name="Text_20_Body_20_Intro" style:list-style-name="L3">
      <style:paragraph-properties fo:margin-left="1.5in" fo:margin-right="0in" fo:text-indent="-0.25in" style:auto-text-indent="false"/>
      <style:text-properties officeooo:rsid="02cfdf46" officeooo:paragraph-rsid="02e18444"/>
    </style:style>
    <style:style style:name="P395" style:family="paragraph" style:parent-style-name="Text_20_Body_20_Intro" style:list-style-name="L3">
      <style:paragraph-properties fo:margin-left="1.5in" fo:margin-right="0in" fo:text-indent="-0.25in" style:auto-text-indent="false"/>
      <style:text-properties officeooo:paragraph-rsid="04cd2de6"/>
    </style:style>
    <style:style style:name="P396" style:family="paragraph" style:parent-style-name="Text_20_Body_20_Intro" style:list-style-name="L3">
      <style:paragraph-properties fo:margin-left="1.5in" fo:margin-right="0in" fo:text-indent="-0.25in" style:auto-text-indent="false"/>
      <style:text-properties officeooo:paragraph-rsid="04ce0417"/>
    </style:style>
    <style:style style:name="P397" style:family="paragraph" style:parent-style-name="Text_20_Body_20_Intro" style:list-style-name="L3">
      <style:paragraph-properties fo:margin-left="1.5in" fo:margin-right="0in" fo:text-indent="-0.25in" style:auto-text-indent="false"/>
      <style:text-properties officeooo:paragraph-rsid="02efc32b"/>
    </style:style>
    <style:style style:name="P398" style:family="paragraph" style:parent-style-name="Text_20_Body_20_Intro" style:list-style-name="L3">
      <style:paragraph-properties fo:margin-left="1.25in" fo:margin-right="0in" fo:text-indent="0in" style:auto-text-indent="false"/>
      <style:text-properties officeooo:paragraph-rsid="04ce0417"/>
    </style:style>
    <style:style style:name="P399" style:family="paragraph" style:parent-style-name="Text_20_Body_20_Intro" style:list-style-name="L6">
      <style:paragraph-properties style:writing-mode="lr-tb"/>
      <style:text-properties officeooo:rsid="0013c0a1" officeooo:paragraph-rsid="00d9507b"/>
    </style:style>
    <style:style style:name="P400" style:family="paragraph" style:parent-style-name="Text_20_Body_20_Note" style:list-style-name="L15">
      <style:text-properties officeooo:paragraph-rsid="00d9507b"/>
    </style:style>
    <style:style style:name="P401" style:family="paragraph" style:parent-style-name="Text_20_Body_20_Note" style:list-style-name="L30">
      <style:text-properties officeooo:rsid="000cec3b" officeooo:paragraph-rsid="03ced72c"/>
    </style:style>
    <style:style style:name="P402" style:family="paragraph" style:parent-style-name="Heading_20_3">
      <style:text-properties officeooo:paragraph-rsid="00d9507b"/>
    </style:style>
    <style:style style:name="P403" style:family="paragraph" style:parent-style-name="Heading_20_3">
      <style:text-properties fo:color="#000000" style:font-name="Aileron3" fo:font-size="16pt" officeooo:rsid="039b2aae" officeooo:paragraph-rsid="045b9871" style:font-size-asian="16pt" style:font-size-complex="16pt"/>
    </style:style>
    <style:style style:name="P404" style:family="paragraph" style:parent-style-name="Heading_20_3">
      <style:text-properties fo:color="#000000" officeooo:paragraph-rsid="03d5875d"/>
    </style:style>
    <style:style style:name="P405" style:family="paragraph" style:parent-style-name="Heading_20_3">
      <style:text-properties officeooo:paragraph-rsid="01adc1af"/>
    </style:style>
    <style:style style:name="P406" style:family="paragraph" style:parent-style-name="Heading_20_3">
      <style:text-properties officeooo:rsid="000c4d21" officeooo:paragraph-rsid="00d9507b"/>
    </style:style>
    <style:style style:name="P407" style:family="paragraph" style:parent-style-name="Heading_20_3">
      <style:text-properties officeooo:rsid="002e3fbe" officeooo:paragraph-rsid="00d9507b"/>
    </style:style>
    <style:style style:name="P408" style:family="paragraph" style:parent-style-name="Heading_20_3">
      <style:text-properties officeooo:paragraph-rsid="036594f3"/>
    </style:style>
    <style:style style:name="P409" style:family="paragraph" style:parent-style-name="Heading_20_3">
      <style:text-properties officeooo:rsid="000cec3b" officeooo:paragraph-rsid="01adc1af"/>
    </style:style>
    <style:style style:name="P410" style:family="paragraph" style:parent-style-name="Heading_20_3">
      <style:text-properties officeooo:rsid="002f8690" officeooo:paragraph-rsid="03cbc943"/>
    </style:style>
    <style:style style:name="P411" style:family="paragraph" style:parent-style-name="Heading_20_3">
      <style:text-properties officeooo:rsid="002f8690" officeooo:paragraph-rsid="0457f584"/>
    </style:style>
    <style:style style:name="P412" style:family="paragraph" style:parent-style-name="Heading_20_3">
      <style:text-properties officeooo:rsid="002f8690" officeooo:paragraph-rsid="037d83f3"/>
    </style:style>
    <style:style style:name="P413" style:family="paragraph" style:parent-style-name="Heading_20_3">
      <style:text-properties officeooo:rsid="00f3cdb4" officeooo:paragraph-rsid="03cbc943"/>
    </style:style>
    <style:style style:name="P414" style:family="paragraph" style:parent-style-name="Heading_20_3">
      <style:text-properties fo:language="none" fo:country="none" officeooo:rsid="0219697e" officeooo:paragraph-rsid="021398f1"/>
    </style:style>
    <style:style style:name="P415" style:family="paragraph" style:parent-style-name="Heading_20_3">
      <style:text-properties officeooo:paragraph-rsid="036597c6"/>
    </style:style>
    <style:style style:name="P416" style:family="paragraph" style:parent-style-name="Heading_20_3">
      <style:text-properties officeooo:paragraph-rsid="037b61f3"/>
    </style:style>
    <style:style style:name="P417" style:family="paragraph" style:parent-style-name="Heading_20_3">
      <style:text-properties officeooo:rsid="01749b46" officeooo:paragraph-rsid="037b61f3"/>
    </style:style>
    <style:style style:name="P418" style:family="paragraph" style:parent-style-name="Heading_20_3">
      <style:text-properties officeooo:rsid="01749b46" officeooo:paragraph-rsid="03895a5b"/>
    </style:style>
    <style:style style:name="P419" style:family="paragraph" style:parent-style-name="Heading_20_3">
      <style:text-properties officeooo:rsid="01749b46" officeooo:paragraph-rsid="03c69060"/>
    </style:style>
    <style:style style:name="P420" style:family="paragraph" style:parent-style-name="Heading_20_3">
      <style:text-properties officeooo:paragraph-rsid="03cc0cd4"/>
    </style:style>
    <style:style style:name="P421" style:family="paragraph" style:parent-style-name="Heading_20_3">
      <style:text-properties fo:font-size="14pt" fo:language="none" fo:country="none" officeooo:rsid="021ab882" officeooo:paragraph-rsid="021cc293" style:font-size-asian="14pt" style:font-size-complex="14pt"/>
    </style:style>
    <style:style style:name="P422" style:family="paragraph" style:parent-style-name="Heading_20_3">
      <style:text-properties fo:font-size="14pt" officeooo:rsid="01285b9e" officeooo:paragraph-rsid="036a953c"/>
    </style:style>
    <style:style style:name="P423" style:family="paragraph" style:parent-style-name="Heading_20_3">
      <style:text-properties fo:font-size="14pt" officeooo:rsid="03a7bc9b" officeooo:paragraph-rsid="0357cf0f" fo:background-color="transparent" style:font-size-asian="14pt" style:font-size-complex="14pt"/>
    </style:style>
    <style:style style:name="P424" style:family="paragraph" style:parent-style-name="Heading_20_3">
      <style:text-properties officeooo:paragraph-rsid="03b84ebf"/>
    </style:style>
    <style:style style:name="P425" style:family="paragraph" style:parent-style-name="Heading_20_3">
      <style:text-properties officeooo:paragraph-rsid="01ae7183"/>
    </style:style>
    <style:style style:name="P426" style:family="paragraph" style:parent-style-name="Heading_20_3">
      <style:text-properties officeooo:rsid="002edfa5" officeooo:paragraph-rsid="00d9507b"/>
    </style:style>
    <style:style style:name="P427" style:family="paragraph" style:parent-style-name="Heading_20_3">
      <style:text-properties officeooo:rsid="001943ba" officeooo:paragraph-rsid="00d9507b"/>
    </style:style>
    <style:style style:name="P428" style:family="paragraph" style:parent-style-name="Heading_20_3">
      <style:text-properties officeooo:paragraph-rsid="03682972"/>
    </style:style>
    <style:style style:name="P429" style:family="paragraph" style:parent-style-name="Heading_20_3">
      <style:text-properties officeooo:rsid="0030e6ca" officeooo:paragraph-rsid="03ced72c"/>
    </style:style>
    <style:style style:name="P430" style:family="paragraph" style:parent-style-name="Heading_20_3">
      <style:text-properties officeooo:rsid="0030e6ca" officeooo:paragraph-rsid="03d0c8d7"/>
    </style:style>
    <style:style style:name="P431" style:family="paragraph" style:parent-style-name="Heading_20_3">
      <style:text-properties officeooo:rsid="0030e6ca" officeooo:paragraph-rsid="03d1ba60"/>
    </style:style>
    <style:style style:name="P432" style:family="paragraph" style:parent-style-name="Heading_20_3">
      <style:text-properties officeooo:rsid="0030e6ca" officeooo:paragraph-rsid="03d34e84"/>
    </style:style>
    <style:style style:name="P433" style:family="paragraph" style:parent-style-name="Heading_20_3">
      <style:text-properties officeooo:rsid="0030e6ca" officeooo:paragraph-rsid="04e1a836"/>
    </style:style>
    <style:style style:name="P434" style:family="paragraph" style:parent-style-name="Heading_20_3">
      <style:text-properties officeooo:rsid="0030e6ca" officeooo:paragraph-rsid="03d77e62"/>
    </style:style>
    <style:style style:name="P435" style:family="paragraph" style:parent-style-name="Heading_20_3">
      <style:text-properties officeooo:rsid="0030e6ca" officeooo:paragraph-rsid="04e10144"/>
    </style:style>
    <style:style style:name="P436" style:family="paragraph" style:parent-style-name="Heading_20_3">
      <style:text-properties officeooo:rsid="0030e6ca" officeooo:paragraph-rsid="03ded03e"/>
    </style:style>
    <style:style style:name="P437" style:family="paragraph" style:parent-style-name="Heading_20_3">
      <style:text-properties officeooo:rsid="0030e6ca" officeooo:paragraph-rsid="04d37cb7"/>
    </style:style>
    <style:style style:name="P438" style:family="paragraph" style:parent-style-name="Heading_20_3">
      <style:text-properties officeooo:rsid="0030e6ca" officeooo:paragraph-rsid="00d9507b"/>
    </style:style>
    <style:style style:name="P439" style:family="paragraph" style:parent-style-name="Heading_20_3">
      <style:text-properties officeooo:rsid="0030e6ca" officeooo:paragraph-rsid="03e10b5e"/>
    </style:style>
    <style:style style:name="P440" style:family="paragraph" style:parent-style-name="Heading_20_3">
      <style:text-properties officeooo:rsid="0030e6ca" officeooo:paragraph-rsid="03e3f492"/>
    </style:style>
    <style:style style:name="P441" style:family="paragraph" style:parent-style-name="Heading_20_3">
      <style:text-properties officeooo:rsid="0030e6ca" officeooo:paragraph-rsid="0501a5e6"/>
    </style:style>
    <style:style style:name="P442" style:family="paragraph" style:parent-style-name="Heading_20_3">
      <style:text-properties officeooo:rsid="0030e6ca" officeooo:paragraph-rsid="04d6569f"/>
    </style:style>
    <style:style style:name="P443" style:family="paragraph" style:parent-style-name="Heading_20_3">
      <style:text-properties officeooo:rsid="0030e6ca" officeooo:paragraph-rsid="04d88974"/>
    </style:style>
    <style:style style:name="P444" style:family="paragraph" style:parent-style-name="Heading_20_3">
      <style:text-properties officeooo:rsid="0030e6ca" officeooo:paragraph-rsid="051d5094"/>
    </style:style>
    <style:style style:name="P445" style:family="paragraph" style:parent-style-name="Heading_20_3">
      <style:text-properties officeooo:paragraph-rsid="03ced72c"/>
    </style:style>
    <style:style style:name="P446" style:family="paragraph" style:parent-style-name="Heading_20_3">
      <style:text-properties officeooo:paragraph-rsid="03874ec3"/>
    </style:style>
    <style:style style:name="P447" style:family="paragraph" style:parent-style-name="Heading_20_3">
      <style:text-properties officeooo:rsid="034597b6" officeooo:paragraph-rsid="03874ec3"/>
    </style:style>
    <style:style style:name="P448" style:family="paragraph" style:parent-style-name="Heading_20_3">
      <style:text-properties officeooo:rsid="034597b6" officeooo:paragraph-rsid="038a7283"/>
    </style:style>
    <style:style style:name="P449" style:family="paragraph" style:parent-style-name="Heading_20_3">
      <style:text-properties officeooo:rsid="034597b6" officeooo:paragraph-rsid="038c2c35"/>
    </style:style>
    <style:style style:name="P450" style:family="paragraph" style:parent-style-name="Heading_20_3">
      <style:text-properties officeooo:rsid="034597b6" officeooo:paragraph-rsid="038fc931"/>
    </style:style>
    <style:style style:name="P451" style:family="paragraph" style:parent-style-name="Heading_20_3">
      <style:text-properties officeooo:rsid="00198718" officeooo:paragraph-rsid="00d9507b"/>
    </style:style>
    <style:style style:name="P452" style:family="paragraph" style:parent-style-name="Heading_20_3">
      <style:text-properties officeooo:rsid="00198718" officeooo:paragraph-rsid="038a7283"/>
    </style:style>
    <style:style style:name="P453" style:family="paragraph" style:parent-style-name="Heading_20_3">
      <style:text-properties officeooo:rsid="04b6f062" officeooo:paragraph-rsid="04b6f062"/>
    </style:style>
    <style:style style:name="P454" style:family="paragraph" style:parent-style-name="Heading_20_3">
      <style:text-properties officeooo:paragraph-rsid="03b9aae1"/>
    </style:style>
    <style:style style:name="P455" style:family="paragraph" style:parent-style-name="Heading_20_3">
      <style:text-properties officeooo:paragraph-rsid="0368e155"/>
    </style:style>
    <style:style style:name="P456" style:family="paragraph" style:parent-style-name="Heading_20_3">
      <style:text-properties officeooo:paragraph-rsid="04c2ccfe"/>
    </style:style>
    <style:style style:name="P457" style:family="paragraph" style:parent-style-name="Heading_20_3">
      <style:text-properties officeooo:paragraph-rsid="0387ab43"/>
    </style:style>
    <style:style style:name="P458" style:family="paragraph" style:parent-style-name="Heading_20_3">
      <style:text-properties officeooo:rsid="00b3e2fe" officeooo:paragraph-rsid="0387ab43"/>
    </style:style>
    <style:style style:name="P459" style:family="paragraph" style:parent-style-name="Heading_20_3">
      <style:text-properties officeooo:rsid="00b3e2fe" officeooo:paragraph-rsid="038882d8"/>
    </style:style>
    <style:style style:name="P460" style:family="paragraph" style:parent-style-name="Heading_20_3">
      <style:text-properties officeooo:rsid="00b3e2fe" officeooo:paragraph-rsid="0457f584"/>
    </style:style>
    <style:style style:name="P461" style:family="paragraph" style:parent-style-name="Heading_20_3">
      <style:text-properties officeooo:paragraph-rsid="04c4b948"/>
    </style:style>
    <style:style style:name="P462" style:family="paragraph" style:parent-style-name="Heading_20_3">
      <style:text-properties officeooo:paragraph-rsid="03bb3fc9"/>
    </style:style>
    <style:style style:name="P463" style:family="paragraph" style:parent-style-name="Heading_20_3">
      <style:text-properties officeooo:paragraph-rsid="04e1a836"/>
    </style:style>
    <style:style style:name="P464" style:family="paragraph" style:parent-style-name="Heading_20_3">
      <style:text-properties officeooo:paragraph-rsid="03d77e62"/>
    </style:style>
    <style:style style:name="P465" style:family="paragraph" style:parent-style-name="Heading_20_3">
      <style:text-properties officeooo:paragraph-rsid="038882d8"/>
    </style:style>
    <style:style style:name="P466" style:family="paragraph" style:parent-style-name="Heading_20_3">
      <style:text-properties officeooo:paragraph-rsid="04dfd18b"/>
    </style:style>
    <style:style style:name="P467" style:family="paragraph" style:parent-style-name="Heading_20_3">
      <style:text-properties officeooo:paragraph-rsid="03d8df20"/>
    </style:style>
    <style:style style:name="P468" style:family="paragraph" style:parent-style-name="Heading_20_3">
      <style:text-properties officeooo:paragraph-rsid="036a953c"/>
    </style:style>
    <style:style style:name="P469" style:family="paragraph" style:parent-style-name="Heading_20_3">
      <style:text-properties officeooo:paragraph-rsid="011cbc0a"/>
    </style:style>
    <style:style style:name="P470" style:family="paragraph" style:parent-style-name="Heading_20_3">
      <style:text-properties officeooo:paragraph-rsid="03895a5b"/>
    </style:style>
    <style:style style:name="P471" style:family="paragraph" style:parent-style-name="Heading_20_3">
      <style:text-properties style:font-name="Aileron3" officeooo:paragraph-rsid="00d9507b"/>
    </style:style>
    <style:style style:name="P472" style:family="paragraph" style:parent-style-name="Heading_20_3">
      <style:text-properties style:font-name="Aileron3" officeooo:rsid="00848e0a" officeooo:paragraph-rsid="00d9507b"/>
    </style:style>
    <style:style style:name="P473" style:family="paragraph" style:parent-style-name="Heading_20_3">
      <style:text-properties style:font-name="Aileron3" officeooo:rsid="03c8f03b" officeooo:paragraph-rsid="03c8f03b"/>
    </style:style>
    <style:style style:name="P474" style:family="paragraph" style:parent-style-name="Heading_20_3">
      <style:text-properties officeooo:paragraph-rsid="03da8c08"/>
    </style:style>
    <style:style style:name="P475" style:family="paragraph" style:parent-style-name="Heading_20_3">
      <style:text-properties officeooo:paragraph-rsid="03bcea9b"/>
    </style:style>
    <style:style style:name="P476" style:family="paragraph" style:parent-style-name="Heading_20_3">
      <style:text-properties officeooo:paragraph-rsid="03dc8a57"/>
    </style:style>
    <style:style style:name="P477" style:family="paragraph" style:parent-style-name="Heading_20_3">
      <style:text-properties officeooo:paragraph-rsid="036da62f"/>
    </style:style>
    <style:style style:name="P478" style:family="paragraph" style:parent-style-name="Heading_20_3">
      <style:text-properties officeooo:paragraph-rsid="03be4129"/>
    </style:style>
    <style:style style:name="P479" style:family="paragraph" style:parent-style-name="Heading_20_3">
      <style:text-properties officeooo:paragraph-rsid="038a7283"/>
    </style:style>
    <style:style style:name="P480" style:family="paragraph" style:parent-style-name="Heading_20_3">
      <style:text-properties officeooo:paragraph-rsid="04d37cb7"/>
    </style:style>
    <style:style style:name="P481" style:family="paragraph" style:parent-style-name="Heading_20_3">
      <style:text-properties officeooo:paragraph-rsid="03bee458"/>
    </style:style>
    <style:style style:name="P482" style:family="paragraph" style:parent-style-name="Heading_20_3">
      <style:text-properties officeooo:paragraph-rsid="03706fef"/>
    </style:style>
    <style:style style:name="P483" style:family="paragraph" style:parent-style-name="Heading_20_3">
      <style:text-properties officeooo:paragraph-rsid="03e10b5e"/>
    </style:style>
    <style:style style:name="P484" style:family="paragraph" style:parent-style-name="Heading_20_3">
      <style:text-properties officeooo:paragraph-rsid="03bfef3b"/>
    </style:style>
    <style:style style:name="P485" style:family="paragraph" style:parent-style-name="Heading_20_3">
      <style:text-properties officeooo:rsid="00c505e6" officeooo:paragraph-rsid="03bfef3b"/>
    </style:style>
    <style:style style:name="P486" style:family="paragraph" style:parent-style-name="Heading_20_3">
      <style:text-properties officeooo:rsid="00c505e6" officeooo:paragraph-rsid="03c03e98"/>
    </style:style>
    <style:style style:name="P487" style:family="paragraph" style:parent-style-name="Heading_20_3">
      <style:text-properties officeooo:rsid="00c505e6" officeooo:paragraph-rsid="03752b31"/>
    </style:style>
    <style:style style:name="P488" style:family="paragraph" style:parent-style-name="Heading_20_3">
      <style:text-properties officeooo:paragraph-rsid="0501a5e6"/>
    </style:style>
    <style:style style:name="P489" style:family="paragraph" style:parent-style-name="Heading_20_3">
      <style:text-properties officeooo:paragraph-rsid="03c03e98"/>
    </style:style>
    <style:style style:name="P490" style:family="paragraph" style:parent-style-name="Heading_20_3">
      <style:text-properties officeooo:paragraph-rsid="050815cf"/>
    </style:style>
    <style:style style:name="P491" style:family="paragraph" style:parent-style-name="Heading_20_3">
      <style:text-properties officeooo:paragraph-rsid="037d83f3"/>
    </style:style>
    <style:style style:name="P492" style:family="paragraph" style:parent-style-name="Heading_20_3">
      <style:text-properties fo:font-size="16pt" officeooo:rsid="0172cadd" officeooo:paragraph-rsid="037d83f3" fo:background-color="#ffffff" style:font-size-asian="16pt" style:font-size-complex="16pt"/>
    </style:style>
    <style:style style:name="P493" style:family="paragraph" style:parent-style-name="Heading_20_3">
      <style:text-properties fo:font-size="16pt" officeooo:rsid="0172cadd" officeooo:paragraph-rsid="03c4a22c" style:font-size-asian="16pt" style:font-size-complex="16pt"/>
    </style:style>
    <style:style style:name="P494" style:family="paragraph" style:parent-style-name="Heading_20_3">
      <style:text-properties fo:font-size="16pt" officeooo:rsid="0172cadd" officeooo:paragraph-rsid="03c4c821" style:font-size-asian="16pt" style:font-size-complex="16pt"/>
    </style:style>
    <style:style style:name="P495" style:family="paragraph" style:parent-style-name="Heading_20_3">
      <style:text-properties fo:font-size="16pt" officeooo:rsid="034597b6" officeooo:paragraph-rsid="03c5eee4" style:font-size-asian="16pt" style:font-size-complex="16pt"/>
    </style:style>
    <style:style style:name="P496" style:family="paragraph" style:parent-style-name="Heading_20_3">
      <style:text-properties fo:font-size="16pt" officeooo:rsid="034597b6" officeooo:paragraph-rsid="03a66a1d" style:font-size-asian="16pt" style:font-size-complex="16pt"/>
    </style:style>
    <style:style style:name="P497" style:family="paragraph" style:parent-style-name="Heading_20_3">
      <style:text-properties officeooo:paragraph-rsid="04d6569f"/>
    </style:style>
    <style:style style:name="P498" style:family="paragraph" style:parent-style-name="Heading_20_3">
      <style:text-properties fo:font-size="11pt" officeooo:rsid="002d350e" officeooo:paragraph-rsid="03e8c50a" style:font-size-asian="11pt" style:font-size-complex="11pt"/>
    </style:style>
    <style:style style:name="P499" style:family="paragraph" style:parent-style-name="Heading_20_3">
      <style:text-properties officeooo:paragraph-rsid="03752b31"/>
    </style:style>
    <style:style style:name="P500" style:family="paragraph" style:parent-style-name="Heading_20_3">
      <style:text-properties officeooo:paragraph-rsid="038c2c35"/>
    </style:style>
    <style:style style:name="P501" style:family="paragraph" style:parent-style-name="Heading_20_3">
      <style:text-properties officeooo:paragraph-rsid="03ec4a88"/>
    </style:style>
    <style:style style:name="P502" style:family="paragraph" style:parent-style-name="Heading_20_3">
      <style:text-properties officeooo:paragraph-rsid="03c451d7"/>
    </style:style>
    <style:style style:name="P503" style:family="paragraph" style:parent-style-name="Heading_20_3">
      <style:text-properties officeooo:rsid="01ac0034" officeooo:paragraph-rsid="03c451d7"/>
    </style:style>
    <style:style style:name="P504" style:family="paragraph" style:parent-style-name="Heading_20_3">
      <style:text-properties officeooo:rsid="01ac0034" officeooo:paragraph-rsid="03c78939"/>
    </style:style>
    <style:style style:name="P505" style:family="paragraph" style:parent-style-name="Heading_20_3">
      <style:text-properties officeooo:rsid="03a7bc9b" officeooo:paragraph-rsid="03752b31" fo:background-color="transparent"/>
    </style:style>
    <style:style style:name="P506" style:family="paragraph" style:parent-style-name="Heading_20_3">
      <style:text-properties officeooo:paragraph-rsid="03c4a22c"/>
    </style:style>
    <style:style style:name="P507" style:family="paragraph" style:parent-style-name="Heading_20_3">
      <style:text-properties officeooo:paragraph-rsid="0377b25f"/>
    </style:style>
    <style:style style:name="P508" style:family="paragraph" style:parent-style-name="Heading_20_3">
      <style:text-properties officeooo:paragraph-rsid="03ed1f25"/>
    </style:style>
    <style:style style:name="P509" style:family="paragraph" style:parent-style-name="Heading_20_3">
      <style:text-properties officeooo:paragraph-rsid="03c4c821"/>
    </style:style>
    <style:style style:name="P510" style:family="paragraph" style:parent-style-name="Heading_20_3">
      <style:text-properties officeooo:paragraph-rsid="03ede636"/>
    </style:style>
    <style:style style:name="P511" style:family="paragraph" style:parent-style-name="Heading_20_3">
      <style:text-properties officeooo:paragraph-rsid="03c5eee4"/>
    </style:style>
    <style:style style:name="P512" style:family="paragraph" style:parent-style-name="Heading_20_3">
      <style:text-properties officeooo:paragraph-rsid="03c69060"/>
    </style:style>
    <style:style style:name="P513" style:family="paragraph" style:parent-style-name="Heading_20_3">
      <style:text-properties officeooo:paragraph-rsid="056d5131"/>
    </style:style>
    <style:style style:name="P514" style:family="paragraph" style:parent-style-name="Heading_20_3">
      <style:text-properties officeooo:paragraph-rsid="03c78939"/>
    </style:style>
    <style:style style:name="P515" style:family="paragraph" style:parent-style-name="Heading_20_3">
      <style:text-properties officeooo:paragraph-rsid="037aaceb"/>
    </style:style>
    <style:style style:name="P516" style:family="paragraph" style:parent-style-name="Heading_20_3">
      <style:text-properties officeooo:paragraph-rsid="038fc931"/>
    </style:style>
    <style:style style:name="P517" style:family="paragraph" style:parent-style-name="Heading_20_3">
      <style:text-properties officeooo:paragraph-rsid="03f13762"/>
    </style:style>
    <style:style style:name="P518" style:family="paragraph" style:parent-style-name="Heading_20_3">
      <style:text-properties officeooo:paragraph-rsid="052bffbd"/>
    </style:style>
    <style:style style:name="P519" style:family="paragraph" style:parent-style-name="Heading_20_3">
      <style:text-properties officeooo:paragraph-rsid="03f1acff"/>
    </style:style>
    <style:style style:name="P520" style:family="paragraph" style:parent-style-name="Heading_20_3" style:list-style-name="L43" style:master-page-name="">
      <style:paragraph-properties fo:margin-left="0in" fo:margin-right="0in" fo:margin-top="0.15in" fo:margin-bottom="0.1in" loext:contextual-spacing="false" fo:text-indent="0in" style:auto-text-indent="false" style:page-number="auto" fo:keep-with-next="always"/>
      <style:text-properties officeooo:rsid="0167f032" officeooo:paragraph-rsid="04e1a836"/>
    </style:style>
    <style:style style:name="P521" style:family="paragraph" style:parent-style-name="Heading_20_3" style:list-style-name="L43" style:master-page-name="">
      <style:paragraph-properties fo:margin-left="0in" fo:margin-right="0in" fo:margin-top="0.15in" fo:margin-bottom="0.1in" loext:contextual-spacing="false" fo:text-indent="0in" style:auto-text-indent="false" style:page-number="auto" fo:keep-with-next="always"/>
      <style:text-properties officeooo:rsid="0167f032" officeooo:paragraph-rsid="04d37cb7"/>
    </style:style>
    <style:style style:name="P522" style:family="paragraph" style:parent-style-name="Heading_20_3" style:list-style-name="L43" style:master-page-name="">
      <style:paragraph-properties fo:margin-left="0in" fo:margin-right="0in" fo:margin-top="0.15in" fo:margin-bottom="0.1in" loext:contextual-spacing="false" fo:text-indent="0in" style:auto-text-indent="false" style:page-number="auto" fo:keep-with-next="always"/>
      <style:text-properties officeooo:rsid="0167f032" officeooo:paragraph-rsid="04d88974"/>
    </style:style>
    <style:style style:name="P523" style:family="paragraph" style:parent-style-name="Heading_20_3" style:list-style-name="L43" style:master-page-name="">
      <style:paragraph-properties fo:margin-left="0in" fo:margin-right="0in" fo:margin-top="0.15in" fo:margin-bottom="0.1in" loext:contextual-spacing="false" fo:text-indent="0in" style:auto-text-indent="false" style:page-number="auto" fo:keep-with-next="always"/>
      <style:text-properties officeooo:rsid="0167f032" officeooo:paragraph-rsid="05106898"/>
    </style:style>
    <style:style style:name="P524" style:family="paragraph" style:parent-style-name="Heading_20_3" style:list-style-name="L43" style:master-page-name="">
      <style:paragraph-properties fo:margin-left="0in" fo:margin-right="0in" fo:margin-top="0.15in" fo:margin-bottom="0.1in" loext:contextual-spacing="false" fo:text-indent="0in" style:auto-text-indent="false" style:page-number="auto" fo:keep-with-next="always"/>
      <style:text-properties officeooo:rsid="0167f032" officeooo:paragraph-rsid="051d5094"/>
    </style:style>
    <style:style style:name="P525" style:family="paragraph" style:parent-style-name="Heading_20_3" style:list-style-name="L76" style:master-page-name="">
      <style:paragraph-properties fo:margin-left="0in" fo:margin-right="0in" fo:margin-top="0.15in" fo:margin-bottom="0.1in" loext:contextual-spacing="false" fo:text-indent="0in" style:auto-text-indent="false" style:page-number="auto" fo:keep-with-next="always"/>
      <style:text-properties officeooo:rsid="0167f032" officeooo:paragraph-rsid="0501a5e6"/>
    </style:style>
    <style:style style:name="P526" style:family="paragraph" style:parent-style-name="Heading_20_3">
      <style:paragraph-properties style:writing-mode="lr-tb"/>
      <style:text-properties officeooo:paragraph-rsid="03d77e62"/>
    </style:style>
    <style:style style:name="P527" style:family="paragraph" style:parent-style-name="Heading_20_3">
      <style:paragraph-properties style:writing-mode="lr-tb"/>
      <style:text-properties officeooo:rsid="0188b1e8" officeooo:paragraph-rsid="0188b1e8"/>
    </style:style>
    <style:style style:name="P528" style:family="paragraph" style:parent-style-name="Heading_20_3">
      <style:paragraph-properties style:writing-mode="lr-tb"/>
      <style:text-properties officeooo:rsid="0188b1e8" officeooo:paragraph-rsid="04eb936b"/>
    </style:style>
    <style:style style:name="P529" style:family="paragraph" style:parent-style-name="Heading_20_3">
      <style:paragraph-properties style:writing-mode="lr-tb"/>
      <style:text-properties officeooo:rsid="0188b1e8" officeooo:paragraph-rsid="04f87fc1"/>
    </style:style>
    <style:style style:name="P530" style:family="paragraph" style:parent-style-name="Heading_20_3">
      <style:paragraph-properties style:writing-mode="lr-tb"/>
      <style:text-properties fo:font-size="14pt" officeooo:rsid="04d2d807" officeooo:paragraph-rsid="04f87fc1"/>
    </style:style>
    <style:style style:name="P531" style:family="paragraph" style:parent-style-name="Heading_20_3">
      <style:paragraph-properties style:writing-mode="lr-tb"/>
      <style:text-properties officeooo:rsid="002d350e" officeooo:paragraph-rsid="03c4c821"/>
    </style:style>
    <style:style style:name="P532" style:family="paragraph" style:parent-style-name="Heading_20_3">
      <style:paragraph-properties style:writing-mode="lr-tb"/>
      <style:text-properties officeooo:rsid="002d350e" officeooo:paragraph-rsid="037aaceb"/>
    </style:style>
    <style:style style:name="P533" style:family="paragraph" style:parent-style-name="Heading_20_3">
      <style:paragraph-properties style:writing-mode="lr-tb"/>
      <style:text-properties officeooo:paragraph-rsid="051e6269"/>
    </style:style>
    <style:style style:name="P534" style:family="paragraph" style:parent-style-name="Heading_20_1_20_Index_20_Page" style:master-page-name="First_20_Page">
      <style:paragraph-properties style:page-number="auto" fo:break-before="page"/>
      <style:text-properties officeooo:rsid="004b5adc" officeooo:paragraph-rsid="00d50cc3"/>
    </style:style>
    <style:style style:name="P535" style:family="paragraph" style:parent-style-name="Heading_20_1">
      <style:text-properties officeooo:paragraph-rsid="00d9507b"/>
    </style:style>
    <style:style style:name="P536" style:family="paragraph" style:parent-style-name="Heading_20_1">
      <style:text-properties officeooo:rsid="0013b09b" officeooo:paragraph-rsid="00d9507b"/>
    </style:style>
    <style:style style:name="P537" style:family="paragraph" style:parent-style-name="Heading_20_1">
      <style:text-properties officeooo:rsid="0013c0a1" officeooo:paragraph-rsid="00d9507b"/>
    </style:style>
    <style:style style:name="P538" style:family="paragraph" style:parent-style-name="Heading_20_1">
      <style:text-properties officeooo:paragraph-rsid="036594f3"/>
    </style:style>
    <style:style style:name="P539" style:family="paragraph" style:parent-style-name="Heading_20_1">
      <style:text-properties officeooo:paragraph-rsid="01adc1af"/>
    </style:style>
    <style:style style:name="P540" style:family="paragraph" style:parent-style-name="Heading_20_1">
      <style:text-properties officeooo:paragraph-rsid="036597c6"/>
    </style:style>
    <style:style style:name="P541" style:family="paragraph" style:parent-style-name="Heading_20_1">
      <style:text-properties officeooo:paragraph-rsid="03682972"/>
    </style:style>
    <style:style style:name="P542" style:family="paragraph" style:parent-style-name="Heading_20_1">
      <style:text-properties officeooo:paragraph-rsid="0368e155"/>
    </style:style>
    <style:style style:name="P543" style:family="paragraph" style:parent-style-name="Heading_20_1">
      <style:text-properties officeooo:paragraph-rsid="03d77e62"/>
    </style:style>
    <style:style style:name="P544" style:family="paragraph" style:parent-style-name="Heading_20_1">
      <style:text-properties officeooo:paragraph-rsid="036a953c"/>
    </style:style>
    <style:style style:name="P545" style:family="paragraph" style:parent-style-name="Heading_20_1">
      <style:text-properties officeooo:paragraph-rsid="036da62f"/>
    </style:style>
    <style:style style:name="P546" style:family="paragraph" style:parent-style-name="Heading_20_1">
      <style:text-properties officeooo:paragraph-rsid="03706fef"/>
    </style:style>
    <style:style style:name="P547" style:family="paragraph" style:parent-style-name="Heading_20_1">
      <style:text-properties officeooo:paragraph-rsid="0371c60f"/>
    </style:style>
    <style:style style:name="P548" style:family="paragraph" style:parent-style-name="Heading_20_1">
      <style:text-properties officeooo:paragraph-rsid="03c4a22c"/>
    </style:style>
    <style:style style:name="P549" style:family="paragraph" style:parent-style-name="Heading_20_1">
      <style:text-properties officeooo:paragraph-rsid="0377b25f"/>
    </style:style>
    <style:style style:name="P550" style:family="paragraph" style:parent-style-name="Heading_20_1">
      <style:text-properties officeooo:paragraph-rsid="03c4c821"/>
    </style:style>
    <style:style style:name="P551" style:family="paragraph" style:parent-style-name="Heading_20_1">
      <style:text-properties officeooo:paragraph-rsid="03c5eee4"/>
    </style:style>
    <style:style style:name="P552" style:family="paragraph" style:parent-style-name="Heading_20_1">
      <style:text-properties officeooo:paragraph-rsid="03c69060"/>
    </style:style>
    <style:style style:name="P553" style:family="paragraph" style:parent-style-name="Heading_20_1">
      <style:text-properties officeooo:paragraph-rsid="056c749e"/>
    </style:style>
    <style:style style:name="P554" style:family="paragraph" style:parent-style-name="Heading_20_1">
      <style:text-properties officeooo:paragraph-rsid="03c78939"/>
    </style:style>
    <style:style style:name="P555" style:family="paragraph" style:parent-style-name="Heading_20_1">
      <style:text-properties officeooo:paragraph-rsid="037aaceb"/>
    </style:style>
    <style:style style:name="P556" style:family="paragraph" style:parent-style-name="Heading_20_1">
      <style:paragraph-properties style:writing-mode="lr-tb"/>
      <style:text-properties officeooo:paragraph-rsid="00d9507b"/>
    </style:style>
    <style:style style:name="P557" style:family="paragraph" style:parent-style-name="Heading_20_1" style:list-style-name="" style:master-page-name="First_20_Pages">
      <style:paragraph-properties style:page-number="auto"/>
      <style:text-properties officeooo:rsid="0012b679" officeooo:paragraph-rsid="00d9507b"/>
    </style:style>
    <style:style style:name="P558" style:family="paragraph" style:parent-style-name="Heading_20_1">
      <style:paragraph-properties fo:break-before="page"/>
      <style:text-properties officeooo:rsid="0012b679" officeooo:paragraph-rsid="00d9507b"/>
    </style:style>
    <style:style style:name="P559" style:family="paragraph" style:parent-style-name="TableTags">
      <style:text-properties officeooo:paragraph-rsid="046bb2e0"/>
    </style:style>
    <style:style style:name="P560" style:family="paragraph" style:parent-style-name="Heading_20_2">
      <style:paragraph-properties fo:text-align="end" style:justify-single-word="false"/>
      <style:text-properties officeooo:rsid="000c215a" officeooo:paragraph-rsid="03435884"/>
    </style:style>
    <style:style style:name="P561" style:family="paragraph" style:parent-style-name="Heading_20_2">
      <style:paragraph-properties fo:text-align="end" style:justify-single-word="false"/>
      <style:text-properties officeooo:rsid="000c215a" officeooo:paragraph-rsid="036594f3"/>
    </style:style>
    <style:style style:name="P562" style:family="paragraph" style:parent-style-name="Heading_20_2">
      <style:paragraph-properties fo:text-align="end" style:justify-single-word="false"/>
      <style:text-properties officeooo:rsid="000c215a" officeooo:paragraph-rsid="00d9507b"/>
    </style:style>
    <style:style style:name="P563" style:family="paragraph" style:parent-style-name="Heading_20_2">
      <style:paragraph-properties fo:text-align="end" style:justify-single-word="false"/>
      <style:text-properties officeooo:rsid="000c215a" officeooo:paragraph-rsid="036597c6"/>
    </style:style>
    <style:style style:name="P564" style:family="paragraph" style:parent-style-name="Heading_20_2">
      <style:paragraph-properties fo:text-align="end" style:justify-single-word="false"/>
      <style:text-properties officeooo:rsid="000c215a" officeooo:paragraph-rsid="01adc1af"/>
    </style:style>
    <style:style style:name="P565" style:family="paragraph" style:parent-style-name="Heading_20_2">
      <style:paragraph-properties fo:text-align="end" style:justify-single-word="false"/>
      <style:text-properties officeooo:rsid="000c215a" officeooo:paragraph-rsid="03682972"/>
    </style:style>
    <style:style style:name="P566" style:family="paragraph" style:parent-style-name="Heading_20_2">
      <style:paragraph-properties fo:text-align="end" style:justify-single-word="false"/>
      <style:text-properties officeooo:rsid="000c215a" officeooo:paragraph-rsid="0368e155"/>
    </style:style>
    <style:style style:name="P567" style:family="paragraph" style:parent-style-name="Heading_20_2">
      <style:paragraph-properties fo:text-align="end" style:justify-single-word="false"/>
      <style:text-properties officeooo:rsid="000c215a" officeooo:paragraph-rsid="03d77e62"/>
    </style:style>
    <style:style style:name="P568" style:family="paragraph" style:parent-style-name="Heading_20_2">
      <style:paragraph-properties fo:text-align="end" style:justify-single-word="false"/>
      <style:text-properties officeooo:rsid="000c215a" officeooo:paragraph-rsid="036a953c"/>
    </style:style>
    <style:style style:name="P569" style:family="paragraph" style:parent-style-name="Heading_20_2">
      <style:paragraph-properties fo:text-align="end" style:justify-single-word="false"/>
      <style:text-properties officeooo:rsid="000c215a" officeooo:paragraph-rsid="036da62f"/>
    </style:style>
    <style:style style:name="P570" style:family="paragraph" style:parent-style-name="Heading_20_2">
      <style:paragraph-properties fo:text-align="end" style:justify-single-word="false"/>
      <style:text-properties officeooo:rsid="000c215a" officeooo:paragraph-rsid="03706fef"/>
    </style:style>
    <style:style style:name="P571" style:family="paragraph" style:parent-style-name="Heading_20_2">
      <style:paragraph-properties fo:text-align="end" style:justify-single-word="false"/>
      <style:text-properties officeooo:rsid="000c215a" officeooo:paragraph-rsid="0371c60f"/>
    </style:style>
    <style:style style:name="P572" style:family="paragraph" style:parent-style-name="Heading_20_2">
      <style:paragraph-properties fo:text-align="end" style:justify-single-word="false"/>
      <style:text-properties officeooo:rsid="000c215a" officeooo:paragraph-rsid="03c4a22c"/>
    </style:style>
    <style:style style:name="P573" style:family="paragraph" style:parent-style-name="Heading_20_2">
      <style:paragraph-properties fo:text-align="end" style:justify-single-word="false"/>
      <style:text-properties officeooo:rsid="000c215a" officeooo:paragraph-rsid="0377b25f"/>
    </style:style>
    <style:style style:name="P574" style:family="paragraph" style:parent-style-name="Heading_20_2">
      <style:paragraph-properties fo:text-align="end" style:justify-single-word="false"/>
      <style:text-properties officeooo:rsid="000c215a" officeooo:paragraph-rsid="03c4c821"/>
    </style:style>
    <style:style style:name="P575" style:family="paragraph" style:parent-style-name="Heading_20_2">
      <style:paragraph-properties fo:text-align="end" style:justify-single-word="false"/>
      <style:text-properties officeooo:rsid="000c215a" officeooo:paragraph-rsid="03c5eee4"/>
    </style:style>
    <style:style style:name="P576" style:family="paragraph" style:parent-style-name="Heading_20_2">
      <style:paragraph-properties fo:text-align="end" style:justify-single-word="false"/>
      <style:text-properties officeooo:rsid="000c215a" officeooo:paragraph-rsid="03c69060"/>
    </style:style>
    <style:style style:name="P577" style:family="paragraph" style:parent-style-name="Heading_20_2">
      <style:paragraph-properties fo:text-align="end" style:justify-single-word="false"/>
      <style:text-properties officeooo:rsid="000c215a" officeooo:paragraph-rsid="056c749e"/>
    </style:style>
    <style:style style:name="P578" style:family="paragraph" style:parent-style-name="Heading_20_2">
      <style:paragraph-properties fo:text-align="end" style:justify-single-word="false"/>
      <style:text-properties officeooo:rsid="000c215a" officeooo:paragraph-rsid="03c78939"/>
    </style:style>
    <style:style style:name="P579" style:family="paragraph" style:parent-style-name="Heading_20_2">
      <style:paragraph-properties fo:text-align="end" style:justify-single-word="false"/>
      <style:text-properties officeooo:rsid="000c215a" officeooo:paragraph-rsid="037aaceb"/>
    </style:style>
    <style:style style:name="P580" style:family="paragraph" style:parent-style-name="Text_20_body" style:list-style-name="L15">
      <style:text-properties officeooo:rsid="0016225e" officeooo:paragraph-rsid="00d9507b"/>
    </style:style>
    <style:style style:name="P581" style:family="paragraph" style:parent-style-name="Text_20_body" style:list-style-name="L16">
      <style:text-properties officeooo:rsid="0026a35f" officeooo:paragraph-rsid="036594f3"/>
    </style:style>
    <style:style style:name="P582" style:family="paragraph" style:parent-style-name="Text_20_body" style:list-style-name="L16">
      <style:text-properties officeooo:rsid="0026a35f" officeooo:paragraph-rsid="036597c6"/>
    </style:style>
    <style:style style:name="P583" style:family="paragraph" style:parent-style-name="Text_20_body" style:list-style-name="L16">
      <style:text-properties officeooo:rsid="0026a35f" officeooo:paragraph-rsid="03b84ebf"/>
    </style:style>
    <style:style style:name="P584" style:family="paragraph" style:parent-style-name="Text_20_body" style:list-style-name="L16">
      <style:text-properties officeooo:rsid="0026a35f" officeooo:paragraph-rsid="03b9aae1"/>
    </style:style>
    <style:style style:name="P585" style:family="paragraph" style:parent-style-name="Text_20_body" style:list-style-name="L16">
      <style:text-properties officeooo:rsid="0026a35f" officeooo:paragraph-rsid="03bb3fc9"/>
    </style:style>
    <style:style style:name="P586" style:family="paragraph" style:parent-style-name="Text_20_body" style:list-style-name="L16">
      <style:text-properties officeooo:rsid="0026a35f" officeooo:paragraph-rsid="03bee458"/>
    </style:style>
    <style:style style:name="P587" style:family="paragraph" style:parent-style-name="Text_20_body" style:list-style-name="L17">
      <style:text-properties officeooo:rsid="0026a35f" officeooo:paragraph-rsid="036594f3"/>
    </style:style>
    <style:style style:name="P588" style:family="paragraph" style:parent-style-name="Text_20_body" style:list-style-name="L18">
      <style:text-properties officeooo:rsid="0026a35f" officeooo:paragraph-rsid="036594f3"/>
    </style:style>
    <style:style style:name="P589" style:family="paragraph" style:parent-style-name="Text_20_body" style:list-style-name="L21">
      <style:text-properties officeooo:rsid="0026a35f" officeooo:paragraph-rsid="036597c6"/>
    </style:style>
    <style:style style:name="P590" style:family="paragraph" style:parent-style-name="Text_20_body" style:list-style-name="L22">
      <style:text-properties officeooo:rsid="0026a35f" officeooo:paragraph-rsid="036597c6"/>
    </style:style>
    <style:style style:name="P591" style:family="paragraph" style:parent-style-name="Text_20_body" style:list-style-name="L27">
      <style:text-properties officeooo:rsid="0026a35f" officeooo:paragraph-rsid="03b84ebf"/>
    </style:style>
    <style:style style:name="P592" style:family="paragraph" style:parent-style-name="Text_20_body" style:list-style-name="L29">
      <style:text-properties officeooo:rsid="0026a35f" officeooo:paragraph-rsid="03ced72c"/>
    </style:style>
    <style:style style:name="P593" style:family="paragraph" style:parent-style-name="Text_20_body" style:list-style-name="L31">
      <style:text-properties officeooo:rsid="0026a35f" officeooo:paragraph-rsid="03874ec3"/>
    </style:style>
    <style:style style:name="P594" style:family="paragraph" style:parent-style-name="Text_20_body" style:list-style-name="L31">
      <style:text-properties officeooo:rsid="0026a35f" officeooo:paragraph-rsid="038a7283"/>
    </style:style>
    <style:style style:name="P595" style:family="paragraph" style:parent-style-name="Text_20_body" style:list-style-name="L31">
      <style:text-properties officeooo:rsid="0026a35f" officeooo:paragraph-rsid="038c2c35"/>
    </style:style>
    <style:style style:name="P596" style:family="paragraph" style:parent-style-name="Text_20_body" style:list-style-name="L31">
      <style:text-properties officeooo:rsid="0026a35f" officeooo:paragraph-rsid="038fc931"/>
    </style:style>
    <style:style style:name="P597" style:family="paragraph" style:parent-style-name="Text_20_body" style:list-style-name="L34">
      <style:text-properties officeooo:rsid="0026a35f" officeooo:paragraph-rsid="03b9aae1"/>
    </style:style>
    <style:style style:name="P598" style:family="paragraph" style:parent-style-name="Text_20_body" style:list-style-name="L34">
      <style:text-properties officeooo:rsid="0026a35f" officeooo:paragraph-rsid="03bb3fc9"/>
    </style:style>
    <style:style style:name="P599" style:family="paragraph" style:parent-style-name="Text_20_body" style:list-style-name="L34">
      <style:text-properties officeooo:rsid="0026a35f" officeooo:paragraph-rsid="03be4129"/>
    </style:style>
    <style:style style:name="P600" style:family="paragraph" style:parent-style-name="Text_20_body" style:list-style-name="L34">
      <style:text-properties officeooo:rsid="0026a35f" officeooo:paragraph-rsid="03bee458"/>
    </style:style>
    <style:style style:name="P601" style:family="paragraph" style:parent-style-name="Text_20_body" style:list-style-name="L35">
      <style:text-properties officeooo:rsid="0026a35f" officeooo:paragraph-rsid="03b9aae1"/>
    </style:style>
    <style:style style:name="P602" style:family="paragraph" style:parent-style-name="Text_20_body" style:list-style-name="L36">
      <style:text-properties officeooo:rsid="0026a35f" officeooo:paragraph-rsid="03b9aae1"/>
    </style:style>
    <style:style style:name="P603" style:family="paragraph" style:parent-style-name="Text_20_body" style:list-style-name="L41">
      <style:text-properties officeooo:rsid="0026a35f" officeooo:paragraph-rsid="03bb3fc9"/>
    </style:style>
    <style:style style:name="P604" style:family="paragraph" style:parent-style-name="Text_20_body" style:list-style-name="L45">
      <style:text-properties officeooo:rsid="0026a35f" officeooo:paragraph-rsid="03bb3fc9"/>
    </style:style>
    <style:style style:name="P605" style:family="paragraph" style:parent-style-name="Text_20_body" style:list-style-name="L57">
      <style:text-properties officeooo:rsid="0026a35f" officeooo:paragraph-rsid="03d8df20"/>
    </style:style>
    <style:style style:name="P606" style:family="paragraph" style:parent-style-name="Text_20_body" style:list-style-name="L57">
      <style:text-properties officeooo:rsid="0026a35f" officeooo:paragraph-rsid="03da8c08"/>
    </style:style>
    <style:style style:name="P607" style:family="paragraph" style:parent-style-name="Text_20_body" style:list-style-name="L58">
      <style:text-properties officeooo:rsid="0026a35f" officeooo:paragraph-rsid="03bb3fc9"/>
    </style:style>
    <style:style style:name="P608" style:family="paragraph" style:parent-style-name="Text_20_body" style:list-style-name="L61">
      <style:text-properties officeooo:rsid="0026a35f" officeooo:paragraph-rsid="03dc8a57"/>
    </style:style>
    <style:style style:name="P609" style:family="paragraph" style:parent-style-name="Text_20_body" style:list-style-name="L63">
      <style:text-properties officeooo:rsid="0026a35f" officeooo:paragraph-rsid="03be4129"/>
    </style:style>
    <style:style style:name="P610" style:family="paragraph" style:parent-style-name="Text_20_body" style:list-style-name="L67">
      <style:text-properties officeooo:rsid="0026a35f" officeooo:paragraph-rsid="03bee458"/>
    </style:style>
    <style:style style:name="P611" style:family="paragraph" style:parent-style-name="Text_20_body" style:list-style-name="L68">
      <style:text-properties officeooo:rsid="0026a35f" officeooo:paragraph-rsid="03bee458"/>
    </style:style>
    <style:style style:name="P612" style:family="paragraph" style:parent-style-name="Text_20_body" style:list-style-name="L71">
      <style:text-properties officeooo:rsid="0026a35f" officeooo:paragraph-rsid="03bee458"/>
    </style:style>
    <style:style style:name="P613" style:family="paragraph" style:parent-style-name="Text_20_body" style:list-style-name="L90">
      <style:text-properties officeooo:rsid="0026a35f" officeooo:paragraph-rsid="04d6569f"/>
    </style:style>
    <style:style style:name="P614" style:family="paragraph" style:parent-style-name="Text_20_body" style:list-style-name="L16">
      <style:text-properties officeooo:rsid="0045ebeb" officeooo:paragraph-rsid="036594f3"/>
    </style:style>
    <style:style style:name="P615" style:family="paragraph" style:parent-style-name="Text_20_body" style:list-style-name="L16">
      <style:text-properties officeooo:rsid="0045ebeb" officeooo:paragraph-rsid="036597c6"/>
    </style:style>
    <style:style style:name="P616" style:family="paragraph" style:parent-style-name="Text_20_body" style:list-style-name="L16">
      <style:text-properties officeooo:rsid="0045ebeb" officeooo:paragraph-rsid="03b84ebf"/>
    </style:style>
    <style:style style:name="P617" style:family="paragraph" style:parent-style-name="Text_20_body" style:list-style-name="L16">
      <style:text-properties officeooo:rsid="0045ebeb" officeooo:paragraph-rsid="03b9aae1"/>
    </style:style>
    <style:style style:name="P618" style:family="paragraph" style:parent-style-name="Text_20_body" style:list-style-name="L16">
      <style:text-properties officeooo:rsid="0045ebeb" officeooo:paragraph-rsid="03bb3fc9"/>
    </style:style>
    <style:style style:name="P619" style:family="paragraph" style:parent-style-name="Text_20_body" style:list-style-name="L16">
      <style:text-properties officeooo:rsid="0045ebeb" officeooo:paragraph-rsid="03bee458"/>
    </style:style>
    <style:style style:name="P620" style:family="paragraph" style:parent-style-name="Text_20_body" style:list-style-name="L34">
      <style:text-properties officeooo:rsid="0045ebeb" officeooo:paragraph-rsid="03b9aae1"/>
    </style:style>
    <style:style style:name="P621" style:family="paragraph" style:parent-style-name="Text_20_body" style:list-style-name="L34">
      <style:text-properties officeooo:rsid="0045ebeb" officeooo:paragraph-rsid="03bb3fc9"/>
    </style:style>
    <style:style style:name="P622" style:family="paragraph" style:parent-style-name="Text_20_body" style:list-style-name="L34">
      <style:text-properties officeooo:rsid="0045ebeb" officeooo:paragraph-rsid="03be4129"/>
    </style:style>
    <style:style style:name="P623" style:family="paragraph" style:parent-style-name="Text_20_body" style:list-style-name="L34">
      <style:text-properties officeooo:rsid="0045ebeb" officeooo:paragraph-rsid="03bee458"/>
    </style:style>
    <style:style style:name="P624" style:family="paragraph" style:parent-style-name="Text_20_body" style:list-style-name="L18">
      <style:text-properties officeooo:paragraph-rsid="036594f3"/>
    </style:style>
    <style:style style:name="P625" style:family="paragraph" style:parent-style-name="Text_20_body" style:list-style-name="L18">
      <style:text-properties officeooo:rsid="00244726" officeooo:paragraph-rsid="036594f3"/>
    </style:style>
    <style:style style:name="P626" style:family="paragraph" style:parent-style-name="Text_20_body" style:list-style-name="L22">
      <style:text-properties officeooo:rsid="00244726" officeooo:paragraph-rsid="036597c6"/>
    </style:style>
    <style:style style:name="P627" style:family="paragraph" style:parent-style-name="Text_20_body" style:list-style-name="L27">
      <style:text-properties officeooo:rsid="00244726" officeooo:paragraph-rsid="03b84ebf"/>
    </style:style>
    <style:style style:name="P628" style:family="paragraph" style:parent-style-name="Text_20_body" style:list-style-name="L35">
      <style:text-properties officeooo:rsid="00244726" officeooo:paragraph-rsid="03b9aae1"/>
    </style:style>
    <style:style style:name="P629" style:family="paragraph" style:parent-style-name="Text_20_body" style:list-style-name="L58">
      <style:text-properties officeooo:rsid="00244726" officeooo:paragraph-rsid="03bb3fc9"/>
    </style:style>
    <style:style style:name="P630" style:family="paragraph" style:parent-style-name="Text_20_body" style:list-style-name="L63">
      <style:text-properties officeooo:rsid="00244726" officeooo:paragraph-rsid="03be4129"/>
    </style:style>
    <style:style style:name="P631" style:family="paragraph" style:parent-style-name="Text_20_body" style:list-style-name="L68">
      <style:text-properties officeooo:rsid="00244726" officeooo:paragraph-rsid="03bee458"/>
    </style:style>
    <style:style style:name="P632" style:family="paragraph" style:parent-style-name="Text_20_body" style:list-style-name="L18">
      <style:text-properties style:font-name="Aileron3" fo:font-size="14pt" officeooo:paragraph-rsid="036594f3" style:font-size-asian="14pt" style:font-size-complex="14pt"/>
    </style:style>
    <style:style style:name="P633" style:family="paragraph" style:parent-style-name="Text_20_body" style:list-style-name="L22">
      <style:text-properties style:font-name="Aileron3" fo:font-size="14pt" officeooo:paragraph-rsid="036597c6" style:font-size-asian="14pt" style:font-size-complex="14pt"/>
    </style:style>
    <style:style style:name="P634" style:family="paragraph" style:parent-style-name="Text_20_body" style:list-style-name="L27">
      <style:text-properties style:font-name="Aileron3" fo:font-size="14pt" officeooo:paragraph-rsid="03b84ebf" style:font-size-asian="14pt" style:font-size-complex="14pt"/>
    </style:style>
    <style:style style:name="P635" style:family="paragraph" style:parent-style-name="Text_20_body" style:list-style-name="L35">
      <style:text-properties style:font-name="Aileron3" fo:font-size="14pt" officeooo:paragraph-rsid="03b9aae1" style:font-size-asian="14pt" style:font-size-complex="14pt"/>
    </style:style>
    <style:style style:name="P636" style:family="paragraph" style:parent-style-name="Text_20_body" style:list-style-name="L40">
      <style:text-properties style:font-name="Aileron3" fo:font-size="14pt" officeooo:rsid="0172cadd" officeooo:paragraph-rsid="0387ab43" style:font-size-asian="14pt" style:font-size-complex="14pt"/>
    </style:style>
    <style:style style:name="P637" style:family="paragraph" style:parent-style-name="Text_20_body" style:list-style-name="L49">
      <style:text-properties style:font-name="Aileron3" fo:font-size="14pt" officeooo:rsid="0172cadd" officeooo:paragraph-rsid="038882d8" style:font-size-asian="14pt" style:font-size-complex="14pt"/>
    </style:style>
    <style:style style:name="P638" style:family="paragraph" style:parent-style-name="Text_20_body" style:list-style-name="L58">
      <style:text-properties style:font-name="Aileron3" fo:font-size="14pt" officeooo:paragraph-rsid="03bb3fc9" style:font-size-asian="14pt" style:font-size-complex="14pt"/>
    </style:style>
    <style:style style:name="P639" style:family="paragraph" style:parent-style-name="Text_20_body" style:list-style-name="L63">
      <style:text-properties style:font-name="Aileron3" fo:font-size="14pt" officeooo:paragraph-rsid="03be4129" style:font-size-asian="14pt" style:font-size-complex="14pt"/>
    </style:style>
    <style:style style:name="P640" style:family="paragraph" style:parent-style-name="Text_20_body" style:list-style-name="L68">
      <style:text-properties style:font-name="Aileron3" fo:font-size="14pt" officeooo:paragraph-rsid="03bee458" style:font-size-asian="14pt" style:font-size-complex="14pt"/>
    </style:style>
    <style:style style:name="P641" style:family="paragraph" style:parent-style-name="Text_20_body" style:list-style-name="L18">
      <style:text-properties style:font-name="Aileron3" fo:font-size="14pt" fo:font-style="normal" officeooo:rsid="001db2e8" officeooo:paragraph-rsid="04044d29" fo:background-color="#ffffff" style:font-size-asian="14pt" style:font-style-asian="normal" style:font-size-complex="14pt" style:font-style-complex="normal"/>
    </style:style>
    <style:style style:name="P642" style:family="paragraph" style:parent-style-name="Text_20_body" style:list-style-name="L22">
      <style:text-properties style:font-name="Aileron3" fo:font-size="14pt" fo:font-style="normal" officeooo:rsid="001db2e8" officeooo:paragraph-rsid="040541c5" fo:background-color="#ffffff" style:font-size-asian="14pt" style:font-style-asian="normal" style:font-size-complex="14pt" style:font-style-complex="normal"/>
    </style:style>
    <style:style style:name="P643" style:family="paragraph" style:parent-style-name="Text_20_body" style:list-style-name="L27">
      <style:text-properties style:font-name="Aileron3" fo:font-size="14pt" fo:font-style="normal" officeooo:rsid="001db2e8" officeooo:paragraph-rsid="040541c5" fo:background-color="#ffffff" style:font-size-asian="14pt" style:font-style-asian="normal" style:font-size-complex="14pt" style:font-style-complex="normal"/>
    </style:style>
    <style:style style:name="P644" style:family="paragraph" style:parent-style-name="Text_20_body" style:list-style-name="L42">
      <style:text-properties style:font-name="Aileron3" fo:font-size="14pt" fo:font-style="normal" officeooo:rsid="001db2e8" officeooo:paragraph-rsid="040845f4" fo:background-color="#ffffff" style:font-size-asian="14pt" style:font-style-asian="normal" style:font-size-complex="14pt" style:font-style-complex="normal"/>
    </style:style>
    <style:style style:name="P645" style:family="paragraph" style:parent-style-name="Text_20_body" style:list-style-name="L56">
      <style:text-properties style:font-name="Aileron3" fo:font-size="14pt" fo:font-style="normal" officeooo:rsid="001db2e8" officeooo:paragraph-rsid="04096d9c" fo:background-color="#ffffff" style:font-size-asian="14pt" style:font-style-asian="normal" style:font-size-complex="14pt" style:font-style-complex="normal"/>
    </style:style>
    <style:style style:name="P646" style:family="paragraph" style:parent-style-name="Text_20_body" style:list-style-name="L58">
      <style:text-properties style:font-name="Aileron3" fo:font-size="14pt" fo:font-style="normal" officeooo:rsid="001db2e8" officeooo:paragraph-rsid="040cfa62" fo:background-color="#ffffff" style:font-size-asian="14pt" style:font-style-asian="normal" style:font-size-complex="14pt" style:font-style-complex="normal"/>
    </style:style>
    <style:style style:name="P647" style:family="paragraph" style:parent-style-name="Text_20_body" style:list-style-name="L26">
      <style:text-properties style:font-name="Aileron3" fo:font-size="14pt" fo:font-style="normal" officeooo:rsid="001db2e8" officeooo:paragraph-rsid="03bcea9b" fo:background-color="#ffffff" style:font-size-asian="14pt" style:font-style-asian="normal" style:font-size-complex="14pt" style:font-style-complex="normal"/>
    </style:style>
    <style:style style:name="P648" style:family="paragraph" style:parent-style-name="Text_20_body" style:list-style-name="L63">
      <style:text-properties style:font-name="Aileron3" fo:font-size="14pt" fo:font-style="normal" officeooo:rsid="001db2e8" officeooo:paragraph-rsid="040cfa62" fo:background-color="#ffffff" style:font-size-asian="14pt" style:font-style-asian="normal" style:font-size-complex="14pt" style:font-style-complex="normal"/>
    </style:style>
    <style:style style:name="P649" style:family="paragraph" style:parent-style-name="Text_20_body" style:list-style-name="L92">
      <style:text-properties style:font-name="Aileron3" fo:font-size="14pt" fo:font-style="normal" officeooo:rsid="002397f3" officeooo:paragraph-rsid="03c4a22c" style:font-style-asian="normal" style:font-style-complex="normal"/>
    </style:style>
    <style:style style:name="P650" style:family="paragraph" style:parent-style-name="Text_20_body" style:list-style-name="L43">
      <style:text-properties style:font-name="Aileron3" fo:font-size="14pt" fo:font-style="normal" officeooo:rsid="01dfeb7b" officeooo:paragraph-rsid="05106898" style:font-style-asian="normal" style:font-style-complex="normal"/>
    </style:style>
    <style:style style:name="P651" style:family="paragraph" style:parent-style-name="Text_20_body" style:list-style-name="L92">
      <style:text-properties style:font-name="Aileron3" fo:font-size="14pt" fo:font-style="normal" officeooo:rsid="01dfeb7b" officeooo:paragraph-rsid="03c4a22c" fo:background-color="transparent" style:font-size-asian="14pt" style:font-style-asian="normal" style:font-size-complex="14pt" style:font-style-complex="normal"/>
    </style:style>
    <style:style style:name="P652" style:family="paragraph" style:parent-style-name="Text_20_body" style:list-style-name="L27">
      <style:text-properties style:font-name="Aileron3" fo:font-size="14pt" officeooo:paragraph-rsid="03b84ebf" fo:background-color="#ffffff" style:font-size-asian="14pt" style:font-size-complex="14pt"/>
    </style:style>
    <style:style style:name="P653" style:family="paragraph" style:parent-style-name="Text_20_body" style:list-style-name="L27">
      <style:text-properties style:font-name="Aileron3" fo:font-size="14pt" officeooo:rsid="00244726" officeooo:paragraph-rsid="040541c5" fo:background-color="#ffffff" style:font-size-asian="14pt" style:font-size-complex="14pt"/>
    </style:style>
    <style:style style:name="P654" style:family="paragraph" style:parent-style-name="Text_20_body" style:list-style-name="L58">
      <style:text-properties style:font-name="Aileron3" fo:font-size="14pt" officeooo:rsid="00244726" officeooo:paragraph-rsid="03bb3fc9" fo:background-color="#ffffff" style:font-size-asian="14pt" style:font-size-complex="14pt"/>
    </style:style>
    <style:style style:name="P655" style:family="paragraph" style:parent-style-name="Text_20_body" style:list-style-name="L63">
      <style:text-properties style:font-name="Aileron3" fo:font-size="14pt" officeooo:rsid="00244726" officeooo:paragraph-rsid="03be4129" fo:background-color="#ffffff" style:font-size-asian="14pt" style:font-size-complex="14pt"/>
    </style:style>
    <style:style style:name="P656" style:family="paragraph" style:parent-style-name="Text_20_body" style:list-style-name="L35">
      <style:text-properties style:font-name="Aileron3" fo:font-size="14pt" officeooo:paragraph-rsid="03b9aae1" fo:background-color="#ffffff" style:font-size-asian="14pt" style:font-size-complex="14pt"/>
    </style:style>
    <style:style style:name="P657" style:family="paragraph" style:parent-style-name="Text_20_body" style:list-style-name="L56">
      <style:text-properties style:font-name="Aileron3" fo:font-size="14pt" officeooo:rsid="001ce88a" officeooo:paragraph-rsid="03bb3fc9" fo:background-color="#ffffff" style:font-size-asian="14pt" style:font-size-complex="14pt"/>
    </style:style>
    <style:style style:name="P658" style:family="paragraph" style:parent-style-name="Text_20_body" style:list-style-name="L58">
      <style:text-properties style:font-name="Aileron3" fo:font-size="14pt" officeooo:paragraph-rsid="03bb3fc9" fo:background-color="#ffffff" style:font-size-asian="14pt" style:font-size-complex="14pt"/>
    </style:style>
    <style:style style:name="P659" style:family="paragraph" style:parent-style-name="Text_20_body" style:list-style-name="L63">
      <style:text-properties style:font-name="Aileron3" fo:font-size="14pt" officeooo:paragraph-rsid="03be4129" fo:background-color="#ffffff" style:font-size-asian="14pt" style:font-size-complex="14pt"/>
    </style:style>
    <style:style style:name="P660" style:family="paragraph" style:parent-style-name="Text_20_body" style:list-style-name="L79">
      <style:text-properties style:font-name="Aileron3" fo:font-size="14pt" officeooo:rsid="01dfeb7b" officeooo:paragraph-rsid="037d83f3" fo:background-color="#ffffff"/>
    </style:style>
    <style:style style:name="P661" style:family="paragraph" style:parent-style-name="Text_20_body" style:list-style-name="L74">
      <style:text-properties style:font-name="Aileron3" fo:font-size="14pt" fo:font-weight="normal" officeooo:rsid="00290d4d" officeooo:paragraph-rsid="03bfef3b" fo:background-color="#ffffff" style:font-weight-asian="normal" style:font-weight-complex="normal"/>
    </style:style>
    <style:style style:name="P662" style:family="paragraph" style:parent-style-name="Text_20_body" style:list-style-name="L74">
      <style:text-properties style:font-name="Aileron3" fo:font-size="14pt" fo:font-weight="normal" officeooo:rsid="00290d4d" officeooo:paragraph-rsid="03c03e98" fo:background-color="#ffffff" style:font-weight-asian="normal" style:font-weight-complex="normal"/>
    </style:style>
    <style:style style:name="P663" style:family="paragraph" style:parent-style-name="Text_20_body" style:list-style-name="L84">
      <style:text-properties style:font-name="Aileron3" fo:font-size="14pt" fo:font-weight="normal" officeooo:rsid="00290d4d" officeooo:paragraph-rsid="03752b31" fo:background-color="#ffffff" style:font-weight-asian="normal" style:font-weight-complex="normal"/>
    </style:style>
    <style:style style:name="P664" style:family="paragraph" style:parent-style-name="Text_20_body" style:list-style-name="L77">
      <style:text-properties style:font-name="Aileron3" fo:font-size="14pt" officeooo:rsid="03a7bc9b" officeooo:paragraph-rsid="03c03e98" fo:background-color="transparent" style:font-size-asian="14pt" style:font-size-complex="14pt"/>
    </style:style>
    <style:style style:name="P665" style:family="paragraph" style:parent-style-name="Text_20_body" style:list-style-name="L93">
      <style:paragraph-properties fo:line-height="118%" fo:text-align="end" style:justify-single-word="false"/>
      <style:text-properties style:font-name="Aileron3" fo:font-size="14pt" fo:font-style="italic" officeooo:rsid="01dfeb7b" officeooo:paragraph-rsid="03c4c821" style:font-style-asian="italic" style:font-style-complex="italic"/>
    </style:style>
    <style:style style:name="P666" style:family="paragraph" style:parent-style-name="Text_20_body" style:list-style-name="L37">
      <style:text-properties style:font-name="Aileron3" officeooo:paragraph-rsid="03b9aae1"/>
    </style:style>
    <style:style style:name="P667" style:family="paragraph" style:parent-style-name="Text_20_body" style:list-style-name="L42">
      <style:text-properties style:font-name="Aileron3" officeooo:paragraph-rsid="03bb3fc9"/>
    </style:style>
    <style:style style:name="P668" style:family="paragraph" style:parent-style-name="Text_20_body" style:list-style-name="L46">
      <style:text-properties style:font-name="Aileron3" officeooo:paragraph-rsid="03bb3fc9"/>
    </style:style>
    <style:style style:name="P669" style:family="paragraph" style:parent-style-name="Text_20_body" style:list-style-name="L43">
      <style:text-properties style:font-name="Aileron3" officeooo:paragraph-rsid="04d37cb7"/>
    </style:style>
    <style:style style:name="P670" style:family="paragraph" style:parent-style-name="Text_20_body" style:list-style-name="L72">
      <style:text-properties style:font-name="Aileron3" officeooo:paragraph-rsid="03bee458"/>
    </style:style>
    <style:style style:name="P671" style:family="paragraph" style:parent-style-name="Text_20_body" style:list-style-name="L19">
      <style:text-properties fo:color="#000000" style:font-name="Aileron3" fo:font-size="14pt" officeooo:paragraph-rsid="03cbc943" style:font-size-asian="14pt"/>
    </style:style>
    <style:style style:name="P672" style:family="paragraph" style:parent-style-name="Text_20_body" style:list-style-name="L37">
      <style:text-properties fo:color="#000000" style:font-name="Aileron3" fo:font-size="14pt" officeooo:paragraph-rsid="03b9aae1" style:font-size-asian="14pt"/>
    </style:style>
    <style:style style:name="P673" style:family="paragraph" style:parent-style-name="Text_20_body" style:list-style-name="L42">
      <style:text-properties fo:color="#000000" style:font-name="Aileron3" fo:font-size="14pt" officeooo:paragraph-rsid="03bb3fc9" style:font-size-asian="14pt"/>
    </style:style>
    <style:style style:name="P674" style:family="paragraph" style:parent-style-name="Text_20_body" style:list-style-name="L46">
      <style:text-properties fo:color="#000000" style:font-name="Aileron3" fo:font-size="14pt" officeooo:paragraph-rsid="03bb3fc9" style:font-size-asian="14pt"/>
    </style:style>
    <style:style style:name="P675" style:family="paragraph" style:parent-style-name="Text_20_body" style:list-style-name="L72">
      <style:text-properties fo:color="#000000" style:font-name="Aileron3" fo:font-size="14pt" officeooo:paragraph-rsid="03bee458" style:font-size-asian="14pt"/>
    </style:style>
    <style:style style:name="P676" style:family="paragraph" style:parent-style-name="Text_20_body" style:list-style-name="L26">
      <style:text-properties fo:color="#000000" style:font-name="Aileron3" fo:font-size="14pt" fo:language="none" fo:country="none" fo:font-style="italic" officeooo:rsid="001d2acc" officeooo:paragraph-rsid="03b84ebf" style:font-size-asian="14pt" style:font-style-asian="italic" style:font-style-complex="italic"/>
    </style:style>
    <style:style style:name="P677" style:family="paragraph" style:parent-style-name="Text_20_body" style:list-style-name="L33">
      <style:text-properties fo:color="#000000" style:font-name="Aileron3" fo:font-size="14pt" fo:language="none" fo:country="none" fo:font-style="italic" officeooo:rsid="018899cc" officeooo:paragraph-rsid="04b935db" style:font-size-asian="14pt" style:font-style-asian="italic" style:font-style-complex="italic"/>
    </style:style>
    <style:style style:name="P678" style:family="paragraph" style:parent-style-name="Text_20_body" style:list-style-name="L33">
      <style:text-properties fo:color="#000000" style:font-name="Aileron3" fo:font-size="14pt" fo:language="none" fo:country="none" fo:font-style="italic" officeooo:rsid="0217cb51" officeooo:paragraph-rsid="04b935db" style:font-size-asian="14pt" style:font-style-asian="italic" style:font-style-complex="italic"/>
    </style:style>
    <style:style style:name="P679" style:family="paragraph" style:parent-style-name="Text_20_body">
      <style:text-properties fo:color="#000000" style:font-name="Aileron3" fo:font-size="14pt" fo:language="none" fo:country="none" fo:font-style="italic" officeooo:rsid="04d8ba4e" officeooo:paragraph-rsid="04c2ccfe" style:font-size-asian="14pt" style:font-style-asian="italic" style:font-style-complex="italic"/>
    </style:style>
    <style:style style:name="P680" style:family="paragraph" style:parent-style-name="Text_20_body" style:list-style-name="L26">
      <style:paragraph-properties fo:text-align="start" style:justify-single-word="false"/>
      <style:text-properties fo:color="#000000" style:font-name="Aileron3" fo:font-size="14pt" fo:language="none" fo:country="none" fo:font-style="italic" officeooo:rsid="001d3a45" officeooo:paragraph-rsid="03bcea9b" style:font-size-asian="14pt" style:font-style-asian="italic" style:font-style-complex="italic"/>
    </style:style>
    <style:style style:name="P681" style:family="paragraph" style:parent-style-name="Text_20_body" style:list-style-name="L26">
      <style:paragraph-properties fo:text-align="start" style:justify-single-word="false"/>
      <style:text-properties fo:color="#000000" style:font-name="Aileron3" fo:font-size="14pt" fo:language="none" fo:country="none" fo:font-style="italic" officeooo:rsid="001d4ed7" officeooo:paragraph-rsid="03bcea9b" style:font-size-asian="14pt" style:font-style-asian="italic" style:font-style-complex="italic"/>
    </style:style>
    <style:style style:name="P682" style:family="paragraph" style:parent-style-name="Text_20_body" style:list-style-name="L66">
      <style:text-properties fo:color="#000000" style:font-name="Aileron3" fo:font-size="14pt" fo:language="none" fo:country="none" fo:font-style="italic" officeooo:rsid="0191eb14" officeooo:paragraph-rsid="04d37cb7" style:font-size-asian="14pt" style:font-style-asian="italic" style:font-style-complex="italic"/>
    </style:style>
    <style:style style:name="P683" style:family="paragraph" style:parent-style-name="Text_20_body" style:list-style-name="L66">
      <style:text-properties fo:color="#000000" style:font-name="Aileron3" fo:font-size="14pt" fo:language="none" fo:country="none" fo:font-style="italic" officeooo:rsid="04e42cdf" officeooo:paragraph-rsid="04e42cdf" style:font-size-asian="14pt" style:font-style-asian="italic" style:font-style-complex="italic"/>
    </style:style>
    <style:style style:name="P684" style:family="paragraph" style:parent-style-name="Text_20_body" style:list-style-name="L70">
      <style:text-properties fo:color="#000000" style:font-name="Aileron3" fo:font-size="14pt" fo:language="none" fo:country="none" fo:font-style="italic" officeooo:rsid="04cf2c80" officeooo:paragraph-rsid="04cf2c80" style:font-size-asian="14pt" style:font-style-asian="italic" style:font-style-complex="italic"/>
    </style:style>
    <style:style style:name="P685" style:family="paragraph" style:parent-style-name="Text_20_body" style:list-style-name="L70">
      <style:text-properties fo:color="#000000" style:font-name="Aileron3" fo:font-size="14pt" fo:language="none" fo:country="none" fo:font-style="italic" officeooo:rsid="04cf2c80" officeooo:paragraph-rsid="04e47da7" style:font-size-asian="14pt" style:font-style-asian="italic" style:font-style-complex="italic"/>
    </style:style>
    <style:style style:name="P686" style:family="paragraph" style:parent-style-name="Text_20_body" style:list-style-name="L70">
      <style:text-properties fo:color="#000000" style:font-name="Aileron3" fo:font-size="14pt" fo:language="none" fo:country="none" fo:font-style="italic" officeooo:rsid="04ecf647" officeooo:paragraph-rsid="04eb936b" style:font-size-asian="14pt" style:font-style-asian="italic" style:font-style-complex="italic"/>
    </style:style>
    <style:style style:name="P687" style:family="paragraph" style:parent-style-name="Text_20_body" style:list-style-name="L70">
      <style:text-properties fo:color="#000000" style:font-name="Aileron3" fo:font-size="14pt" fo:language="none" fo:country="none" fo:font-style="italic" officeooo:rsid="04ecf647" officeooo:paragraph-rsid="04ecf647" style:font-size-asian="14pt" style:font-style-asian="italic" style:font-style-complex="italic"/>
    </style:style>
    <style:style style:name="P688" style:family="paragraph" style:parent-style-name="Text_20_body" style:list-style-name="L70">
      <style:text-properties fo:color="#000000" style:font-name="Aileron3" fo:font-size="14pt" fo:language="none" fo:country="none" fo:font-style="italic" officeooo:rsid="04ecf647" officeooo:paragraph-rsid="04f0628c" style:font-size-asian="14pt" style:font-style-asian="italic" style:font-style-complex="italic"/>
    </style:style>
    <style:style style:name="P689" style:family="paragraph" style:parent-style-name="Text_20_body" style:list-style-name="L70">
      <style:text-properties fo:color="#000000" style:font-name="Aileron3" fo:font-size="14pt" fo:language="none" fo:country="none" fo:font-style="italic" officeooo:rsid="04f0628c" officeooo:paragraph-rsid="04ecf647" style:font-size-asian="14pt" style:font-style-asian="italic" style:font-style-complex="italic"/>
    </style:style>
    <style:style style:name="P690" style:family="paragraph" style:parent-style-name="Text_20_body" style:list-style-name="L70">
      <style:text-properties fo:color="#000000" style:font-name="Aileron3" fo:font-size="14pt" fo:language="none" fo:country="none" fo:font-style="italic" officeooo:rsid="04f0628c" officeooo:paragraph-rsid="04f1bd18" style:font-size-asian="14pt" style:font-style-asian="italic" style:font-style-complex="italic"/>
    </style:style>
    <style:style style:name="P691" style:family="paragraph" style:parent-style-name="Text_20_body" style:list-style-name="L70">
      <style:text-properties fo:color="#000000" style:font-name="Aileron3" fo:font-size="14pt" fo:language="none" fo:country="none" fo:font-style="italic" officeooo:rsid="04f934da" officeooo:paragraph-rsid="04f87fc1" style:font-size-asian="14pt" style:font-style-asian="italic" style:font-style-complex="italic"/>
    </style:style>
    <style:style style:name="P692" style:family="paragraph" style:parent-style-name="Text_20_body" style:list-style-name="L70">
      <style:text-properties fo:color="#000000" style:font-name="Aileron3" fo:font-size="14pt" fo:language="none" fo:country="none" fo:font-style="italic" officeooo:rsid="04fafffc" officeooo:paragraph-rsid="04f87fc1" style:font-size-asian="14pt" style:font-style-asian="italic" style:font-style-complex="italic"/>
    </style:style>
    <style:style style:name="P693" style:family="paragraph" style:parent-style-name="Text_20_body" style:list-style-name="L70">
      <style:text-properties fo:color="#000000" style:font-name="Aileron3" fo:font-size="14pt" fo:language="none" fo:country="none" fo:font-style="italic" officeooo:rsid="04fafffc" officeooo:paragraph-rsid="04fafffc" style:font-size-asian="14pt" style:font-style-asian="italic" style:font-style-complex="italic"/>
    </style:style>
    <style:style style:name="P694" style:family="paragraph" style:parent-style-name="Text_20_body" style:list-style-name="L26">
      <style:text-properties fo:color="#000000" style:font-name="Aileron3" fo:font-size="14pt" fo:language="none" fo:country="none" fo:font-style="italic" officeooo:rsid="001d9258" officeooo:paragraph-rsid="03c451d7" style:font-size-asian="14pt" style:font-style-asian="italic" style:font-style-complex="italic"/>
    </style:style>
    <style:style style:name="P695" style:family="paragraph" style:parent-style-name="Text_20_body" style:list-style-name="L26">
      <style:text-properties fo:color="#000000" style:font-name="Aileron3" fo:font-size="14pt" fo:language="none" fo:country="none" fo:font-style="italic" officeooo:rsid="001f4c8e" officeooo:paragraph-rsid="03c451d7" style:font-size-asian="14pt" style:font-style-asian="italic" style:font-style-complex="italic"/>
    </style:style>
    <style:style style:name="P696" style:family="paragraph" style:parent-style-name="Text_20_body" style:list-style-name="L26">
      <style:text-properties fo:color="#000000" style:font-name="Aileron3" fo:font-size="14pt" fo:language="none" fo:country="none" fo:font-style="italic" officeooo:rsid="00208c4c" officeooo:paragraph-rsid="03c451d7" style:font-size-asian="14pt" style:font-style-asian="italic" style:font-style-complex="italic"/>
    </style:style>
    <style:style style:name="P697" style:family="paragraph" style:parent-style-name="Text_20_body" style:list-style-name="L26">
      <style:text-properties fo:color="#000000" style:font-name="Aileron3" fo:font-size="14pt" fo:language="none" fo:country="none" fo:font-style="italic" officeooo:rsid="002194d6" officeooo:paragraph-rsid="03c451d7" style:font-size-asian="14pt" style:font-style-asian="italic" style:font-style-complex="italic"/>
    </style:style>
    <style:style style:name="P698" style:family="paragraph" style:parent-style-name="Text_20_body" style:list-style-name="L26">
      <style:text-properties fo:color="#000000" style:font-name="Aileron3" fo:font-size="14pt" fo:language="none" fo:country="none" fo:font-style="italic" officeooo:rsid="002194d6" officeooo:paragraph-rsid="03c78939" style:font-size-asian="14pt" style:font-style-asian="italic" style:font-style-complex="italic"/>
    </style:style>
    <style:style style:name="P699" style:family="paragraph" style:parent-style-name="Text_20_body" style:list-style-name="L95">
      <style:text-properties fo:color="#000000" style:font-name="Aileron3" fo:font-size="14pt" fo:language="none" fo:country="none" fo:font-style="italic" officeooo:rsid="019b05bf" officeooo:paragraph-rsid="03ede636" style:font-size-asian="14pt" style:font-style-asian="italic" style:font-style-complex="italic"/>
    </style:style>
    <style:style style:name="P700" style:family="paragraph" style:parent-style-name="Text_20_body" style:list-style-name="L99">
      <style:text-properties fo:color="#000000" style:font-name="Aileron3" fo:font-size="14pt" fo:language="none" fo:country="none" fo:font-style="italic" officeooo:rsid="019b05bf" officeooo:paragraph-rsid="056d5131" style:font-size-asian="14pt" style:font-style-asian="italic" style:font-style-complex="italic"/>
    </style:style>
    <style:style style:name="P701" style:family="paragraph" style:parent-style-name="Text_20_body" style:list-style-name="L95">
      <style:text-properties fo:color="#000000" style:font-name="Aileron3" fo:font-size="14pt" fo:language="none" fo:country="none" fo:font-style="italic" officeooo:rsid="019c245a" officeooo:paragraph-rsid="03ede636" style:font-size-asian="14pt" style:font-style-asian="italic" style:font-style-complex="italic"/>
    </style:style>
    <style:style style:name="P702" style:family="paragraph" style:parent-style-name="Text_20_body" style:list-style-name="L99">
      <style:text-properties fo:color="#000000" style:font-name="Aileron3" fo:font-size="14pt" fo:language="none" fo:country="none" fo:font-style="italic" officeooo:rsid="019c245a" officeooo:paragraph-rsid="056d5131" style:font-size-asian="14pt" style:font-style-asian="italic" style:font-style-complex="italic"/>
    </style:style>
    <style:style style:name="P703" style:family="paragraph" style:parent-style-name="Text_20_body" style:list-style-name="L95">
      <style:text-properties fo:color="#000000" style:font-name="Aileron3" fo:font-size="14pt" fo:language="none" fo:country="none" fo:font-style="italic" officeooo:rsid="019cb5eb" officeooo:paragraph-rsid="03ede636" style:font-size-asian="14pt" style:font-style-asian="italic" style:font-style-complex="italic"/>
    </style:style>
    <style:style style:name="P704" style:family="paragraph" style:parent-style-name="Text_20_body" style:list-style-name="L99">
      <style:text-properties fo:color="#000000" style:font-name="Aileron3" fo:font-size="14pt" fo:language="none" fo:country="none" fo:font-style="italic" officeooo:rsid="019cb5eb" officeooo:paragraph-rsid="056d5131" style:font-size-asian="14pt" style:font-style-asian="italic" style:font-style-complex="italic"/>
    </style:style>
    <style:style style:name="P705" style:family="paragraph" style:parent-style-name="Text_20_body" style:list-style-name="L95">
      <style:text-properties fo:color="#000000" style:font-name="Aileron3" fo:font-size="14pt" fo:language="none" fo:country="none" fo:font-style="italic" officeooo:rsid="019e257d" officeooo:paragraph-rsid="03ede636" style:font-size-asian="14pt" style:font-style-asian="italic" style:font-style-complex="italic"/>
    </style:style>
    <style:style style:name="P706" style:family="paragraph" style:parent-style-name="Text_20_body" style:list-style-name="L99">
      <style:text-properties fo:color="#000000" style:font-name="Aileron3" fo:font-size="14pt" fo:language="none" fo:country="none" fo:font-style="italic" officeooo:rsid="019e257d" officeooo:paragraph-rsid="056d5131" style:font-size-asian="14pt" style:font-style-asian="italic" style:font-style-complex="italic"/>
    </style:style>
    <style:style style:name="P707" style:family="paragraph" style:parent-style-name="Text_20_body" style:list-style-name="L26">
      <style:text-properties fo:color="#000000" style:font-name="Aileron3" fo:font-size="14pt" fo:language="none" fo:country="none" fo:font-style="italic" officeooo:rsid="00224ced" officeooo:paragraph-rsid="03c78939" style:font-size-asian="14pt" style:font-style-asian="italic" style:font-style-complex="italic"/>
    </style:style>
    <style:style style:name="P708" style:family="paragraph" style:parent-style-name="Text_20_body" style:list-style-name="L26">
      <style:text-properties fo:color="#000000" style:font-name="Aileron3" fo:font-size="14pt" fo:language="none" fo:country="none" fo:font-style="italic" officeooo:rsid="0022b12e" officeooo:paragraph-rsid="03c78939" style:font-size-asian="14pt" style:font-style-asian="italic" style:font-style-complex="italic"/>
    </style:style>
    <style:style style:name="P709" style:family="paragraph" style:parent-style-name="Text_20_body" style:list-style-name="L26">
      <style:text-properties fo:color="#000000" style:font-name="Aileron3" fo:font-size="14pt" fo:language="none" fo:country="none" fo:font-style="italic" officeooo:rsid="0023f6d2" officeooo:paragraph-rsid="03c78939" style:font-size-asian="14pt" style:font-style-asian="italic" style:font-style-complex="italic"/>
    </style:style>
    <style:style style:name="P710" style:family="paragraph" style:parent-style-name="Text_20_body" style:list-style-name="L103">
      <style:text-properties fo:color="#000000" style:font-name="Aileron3" fo:font-size="14pt" fo:language="none" fo:country="none" fo:font-style="italic" officeooo:rsid="052db721" officeooo:paragraph-rsid="052db721" style:font-size-asian="14pt" style:font-style-asian="italic" style:font-style-complex="italic"/>
    </style:style>
    <style:style style:name="P711" style:family="paragraph" style:parent-style-name="Text_20_body" style:list-style-name="L19">
      <style:text-properties fo:color="#000000" style:text-line-through-style="none" style:text-line-through-type="none" style:font-name="Aileron3" fo:font-size="14pt" style:text-underline-style="none" officeooo:rsid="0022496b" officeooo:paragraph-rsid="03cbc943" style:font-size-asian="14pt"/>
    </style:style>
    <style:style style:name="P712" style:family="paragraph" style:parent-style-name="Text_20_body" style:list-style-name="L43">
      <style:text-properties fo:color="#000000" style:text-line-through-style="none" style:text-line-through-type="none" style:font-name="Aileron3" fo:font-size="14pt" style:text-underline-style="none" officeooo:rsid="0022496b" officeooo:paragraph-rsid="04d37cb7" style:font-size-asian="14pt"/>
    </style:style>
    <style:style style:name="P713" style:family="paragraph" style:parent-style-name="Text_20_body" style:list-style-name="L37">
      <style:text-properties fo:color="#000000" style:text-line-through-style="none" style:text-line-through-type="none" style:font-name="Aileron3" fo:font-size="14pt" style:text-underline-style="none" officeooo:paragraph-rsid="03b9aae1" style:font-size-asian="14pt"/>
    </style:style>
    <style:style style:name="P714" style:family="paragraph" style:parent-style-name="Text_20_body" style:list-style-name="L42">
      <style:text-properties fo:color="#000000" style:text-line-through-style="none" style:text-line-through-type="none" style:font-name="Aileron3" fo:font-size="14pt" style:text-underline-style="none" officeooo:paragraph-rsid="03bb3fc9" style:font-size-asian="14pt"/>
    </style:style>
    <style:style style:name="P715" style:family="paragraph" style:parent-style-name="Text_20_body" style:list-style-name="L46">
      <style:text-properties fo:color="#000000" style:text-line-through-style="none" style:text-line-through-type="none" style:font-name="Aileron3" fo:font-size="14pt" style:text-underline-style="none" officeooo:paragraph-rsid="03bb3fc9" style:font-size-asian="14pt"/>
    </style:style>
    <style:style style:name="P716" style:family="paragraph" style:parent-style-name="Text_20_body" style:list-style-name="L72">
      <style:text-properties fo:color="#000000" style:text-line-through-style="none" style:text-line-through-type="none" style:font-name="Aileron3" fo:font-size="14pt" style:text-underline-style="none" officeooo:paragraph-rsid="03bee458" style:font-size-asian="14pt"/>
    </style:style>
    <style:style style:name="P717" style:family="paragraph" style:parent-style-name="Text_20_body" style:list-style-name="L35">
      <style:text-properties fo:color="#000000" style:text-line-through-style="none" style:text-line-through-type="none" style:font-name="Aileron3" fo:font-size="14pt" style:text-underline-style="none" officeooo:rsid="00244726" officeooo:paragraph-rsid="03b9aae1" fo:background-color="#ffffff" style:font-size-asian="14pt" style:font-size-complex="14pt"/>
    </style:style>
    <style:style style:name="P718" style:family="paragraph" style:parent-style-name="Text_20_body" style:list-style-name="L68">
      <style:text-properties fo:color="#000000" style:text-line-through-style="none" style:text-line-through-type="none" style:font-name="Aileron3" fo:font-size="14pt" style:text-underline-style="none" officeooo:rsid="00244726" officeooo:paragraph-rsid="03bee458" fo:background-color="#ffffff" style:font-size-asian="14pt" style:font-size-complex="14pt"/>
    </style:style>
    <style:style style:name="P719" style:family="paragraph" style:parent-style-name="Text_20_body" style:list-style-name="L37">
      <style:text-properties fo:color="#000000" style:text-line-through-style="none" style:text-line-through-type="none" style:font-name="Aileron3" fo:font-size="14pt" style:text-underline-style="none" officeooo:rsid="001943ba" officeooo:paragraph-rsid="03b9aae1" fo:background-color="#ffffff" style:font-size-asian="14pt" style:font-size-complex="14pt"/>
    </style:style>
    <style:style style:name="P720" style:family="paragraph" style:parent-style-name="Text_20_body" style:list-style-name="L42">
      <style:text-properties fo:color="#000000" style:text-line-through-style="none" style:text-line-through-type="none" style:font-name="Aileron3" fo:font-size="14pt" style:text-underline-style="none" officeooo:rsid="001943ba" officeooo:paragraph-rsid="040845f4" fo:background-color="#ffffff" style:font-size-asian="14pt" style:font-size-complex="14pt"/>
    </style:style>
    <style:style style:name="P721" style:family="paragraph" style:parent-style-name="Text_20_body" style:list-style-name="L46">
      <style:text-properties fo:color="#000000" style:text-line-through-style="none" style:text-line-through-type="none" style:font-name="Aileron3" fo:font-size="14pt" style:text-underline-style="none" officeooo:rsid="001943ba" officeooo:paragraph-rsid="03bb3fc9" fo:background-color="#ffffff" style:font-size-asian="14pt" style:font-size-complex="14pt"/>
    </style:style>
    <style:style style:name="P722" style:family="paragraph" style:parent-style-name="Text_20_body" style:list-style-name="L72">
      <style:text-properties fo:color="#000000" style:text-line-through-style="none" style:text-line-through-type="none" style:font-name="Aileron3" fo:font-size="14pt" style:text-underline-style="none" officeooo:rsid="001943ba" officeooo:paragraph-rsid="03bee458" fo:background-color="#ffffff" style:font-size-asian="14pt" style:font-size-complex="14pt"/>
    </style:style>
    <style:style style:name="P723" style:family="paragraph" style:parent-style-name="Text_20_body" style:list-style-name="L75">
      <style:text-properties fo:color="#000000" style:text-line-through-style="none" style:text-line-through-type="none" style:font-name="Aileron3" fo:font-size="14pt" style:text-underline-style="none" officeooo:rsid="03a7bc9b" officeooo:paragraph-rsid="03bfef3b" fo:background-color="transparent" style:font-size-asian="14pt" style:font-size-complex="14pt"/>
    </style:style>
    <style:style style:name="P724" style:family="paragraph" style:parent-style-name="Text_20_body" style:list-style-name="L35">
      <style:text-properties fo:color="#000000" style:text-line-through-style="none" style:text-line-through-type="none" style:font-name="Aileron3" fo:font-size="14pt" fo:font-style="normal" style:text-underline-style="none" officeooo:rsid="001db2e8" officeooo:paragraph-rsid="04069cc3" fo:background-color="#ffffff" style:font-size-asian="14pt" style:font-style-asian="normal" style:font-size-complex="14pt" style:font-style-complex="normal"/>
    </style:style>
    <style:style style:name="P725" style:family="paragraph" style:parent-style-name="Text_20_body" style:list-style-name="L37">
      <style:text-properties fo:color="#000000" style:text-line-through-style="none" style:text-line-through-type="none" style:font-name="Aileron3" fo:font-size="14pt" fo:font-style="normal" style:text-underline-style="none" officeooo:rsid="001db2e8" officeooo:paragraph-rsid="04070327" fo:background-color="#ffffff" style:font-size-asian="14pt" style:font-style-asian="normal" style:font-size-complex="14pt" style:font-style-complex="normal"/>
    </style:style>
    <style:style style:name="P726" style:family="paragraph" style:parent-style-name="Text_20_body" style:list-style-name="L46">
      <style:text-properties fo:color="#000000" style:text-line-through-style="none" style:text-line-through-type="none" style:font-name="Aileron3" fo:font-size="14pt" fo:font-style="normal" style:text-underline-style="none" officeooo:rsid="001db2e8" officeooo:paragraph-rsid="04096d9c" fo:background-color="#ffffff" style:font-size-asian="14pt" style:font-style-asian="normal" style:font-size-complex="14pt" style:font-style-complex="normal"/>
    </style:style>
    <style:style style:name="P727" style:family="paragraph" style:parent-style-name="Text_20_body" style:list-style-name="L68">
      <style:text-properties fo:color="#000000" style:text-line-through-style="none" style:text-line-through-type="none" style:font-name="Aileron3" fo:font-size="14pt" fo:font-style="normal" style:text-underline-style="none" officeooo:rsid="001db2e8" officeooo:paragraph-rsid="040cfa62" fo:background-color="#ffffff" style:font-size-asian="14pt" style:font-style-asian="normal" style:font-size-complex="14pt" style:font-style-complex="normal"/>
    </style:style>
    <style:style style:name="P728" style:family="paragraph" style:parent-style-name="Text_20_body" style:list-style-name="L72">
      <style:text-properties fo:color="#000000" style:text-line-through-style="none" style:text-line-through-type="none" style:font-name="Aileron3" fo:font-size="14pt" fo:font-style="normal" style:text-underline-style="none" officeooo:rsid="001db2e8" officeooo:paragraph-rsid="040cfa62" fo:background-color="#ffffff" style:font-size-asian="14pt" style:font-style-asian="normal" style:font-size-complex="14pt" style:font-style-complex="normal"/>
    </style:style>
    <style:style style:name="P729" style:family="paragraph" style:parent-style-name="Text_20_body" style:list-style-name="L29">
      <style:text-properties fo:color="#000000" style:text-line-through-style="none" style:text-line-through-type="none" style:font-name="Aileron" fo:font-size="14pt" style:text-underline-style="none" officeooo:rsid="0026a35f" officeooo:paragraph-rsid="03ced72c" style:font-size-asian="14pt" style:font-size-complex="14pt"/>
    </style:style>
    <style:style style:name="P730" style:family="paragraph" style:parent-style-name="Text_20_body" style:list-style-name="L37">
      <style:text-properties fo:color="#000000" style:text-line-through-style="none" style:text-line-through-type="none" style:font-name="Aileron" fo:font-size="14pt" style:text-underline-style="none" officeooo:paragraph-rsid="03b9aae1" style:font-size-asian="14pt"/>
    </style:style>
    <style:style style:name="P731" style:family="paragraph" style:parent-style-name="Text_20_body" style:list-style-name="L42">
      <style:text-properties fo:color="#000000" style:text-line-through-style="none" style:text-line-through-type="none" style:font-name="Aileron" fo:font-size="14pt" style:text-underline-style="none" officeooo:paragraph-rsid="03bb3fc9" style:font-size-asian="14pt"/>
    </style:style>
    <style:style style:name="P732" style:family="paragraph" style:parent-style-name="Text_20_body" style:list-style-name="L72">
      <style:text-properties fo:color="#000000" style:text-line-through-style="none" style:text-line-through-type="none" style:font-name="Aileron" fo:font-size="14pt" style:text-underline-style="none" officeooo:paragraph-rsid="03bee458" style:font-size-asian="14pt"/>
    </style:style>
    <style:style style:name="P733" style:family="paragraph" style:parent-style-name="Text_20_body" style:list-style-name="L46">
      <style:text-properties fo:color="#000000" style:text-line-through-style="none" style:text-line-through-type="none" style:font-name="Aileron" fo:font-size="14pt" style:text-underline-style="none" officeooo:paragraph-rsid="03bb3fc9" fo:background-color="#ffffff" style:font-size-asian="14pt" style:font-size-complex="14pt"/>
    </style:style>
    <style:style style:name="P734" style:family="paragraph" style:parent-style-name="Text_20_body" style:list-style-name="L37">
      <style:text-properties fo:color="#000000" style:font-name="Aileron" fo:font-size="14pt" officeooo:paragraph-rsid="03b9aae1" style:font-size-asian="14pt"/>
    </style:style>
    <style:style style:name="P735" style:family="paragraph" style:parent-style-name="Text_20_body" style:list-style-name="L42">
      <style:text-properties fo:color="#000000" style:font-name="Aileron" fo:font-size="14pt" officeooo:paragraph-rsid="03bb3fc9" style:font-size-asian="14pt"/>
    </style:style>
    <style:style style:name="P736" style:family="paragraph" style:parent-style-name="Text_20_body" style:list-style-name="L72">
      <style:text-properties fo:color="#000000" style:font-name="Aileron" fo:font-size="14pt" officeooo:paragraph-rsid="03bee458" style:font-size-asian="14pt"/>
    </style:style>
    <style:style style:name="P737" style:family="paragraph" style:parent-style-name="Text_20_body" style:list-style-name="L89">
      <style:text-properties fo:color="#000000" style:font-name="Aileron" fo:font-size="14pt" fo:language="none" fo:country="none" fo:font-style="normal" fo:font-weight="normal" officeooo:rsid="00254e47" officeooo:paragraph-rsid="038c2c35" fo:background-color="#ffffff" style:font-size-asian="14pt" style:font-style-asian="normal" style:font-weight-asian="normal" style:font-size-complex="14pt" style:font-style-complex="normal" style:font-weight-complex="normal"/>
    </style:style>
    <style:style style:name="P738" style:family="paragraph" style:parent-style-name="Text_20_body" style:list-style-name="L43">
      <style:text-properties fo:color="#000000" fo:font-size="14pt" fo:language="none" fo:country="none" officeooo:rsid="002397f3" officeooo:paragraph-rsid="04e1a836" style:font-size-asian="14pt"/>
    </style:style>
    <style:style style:name="P739" style:family="paragraph" style:parent-style-name="Text_20_body" style:list-style-name="L43">
      <style:text-properties fo:color="#000000" fo:font-size="14pt" fo:language="none" fo:country="none" officeooo:rsid="002397f3" officeooo:paragraph-rsid="04d37cb7" style:font-size-asian="14pt"/>
    </style:style>
    <style:style style:name="P740" style:family="paragraph" style:parent-style-name="Text_20_body" style:list-style-name="L76">
      <style:text-properties fo:color="#000000" fo:font-size="14pt" fo:language="none" fo:country="none" officeooo:rsid="002397f3" officeooo:paragraph-rsid="0501a5e6" style:font-size-asian="14pt"/>
    </style:style>
    <style:style style:name="P741" style:family="paragraph" style:parent-style-name="Text_20_body" style:list-style-name="L43">
      <style:text-properties fo:color="#000000" fo:font-size="14pt" fo:language="none" fo:country="none" fo:font-style="normal" officeooo:rsid="002397f3" officeooo:paragraph-rsid="04d88974" style:font-size-asian="14pt" style:font-style-asian="normal" style:font-size-complex="16pt" style:font-style-complex="normal"/>
    </style:style>
    <style:style style:name="P742" style:family="paragraph" style:parent-style-name="Text_20_body" style:list-style-name="L43">
      <style:text-properties fo:color="#000000" fo:font-size="14pt" fo:language="none" fo:country="none" fo:font-style="normal" officeooo:rsid="002397f3" officeooo:paragraph-rsid="051d5094" style:font-size-asian="14pt" style:font-style-asian="normal" style:font-size-complex="16pt" style:font-style-complex="normal"/>
    </style:style>
    <style:style style:name="P743" style:family="paragraph" style:parent-style-name="Text_20_body" style:list-style-name="L20">
      <style:text-properties officeooo:rsid="01686e9d" officeooo:paragraph-rsid="03cbc943"/>
    </style:style>
    <style:style style:name="P744" style:family="paragraph" style:parent-style-name="Text_20_body" style:list-style-name="L20">
      <style:text-properties officeooo:rsid="016d333e" officeooo:paragraph-rsid="03cbc943"/>
    </style:style>
    <style:style style:name="P745" style:family="paragraph" style:parent-style-name="Text_20_body" style:list-style-name="L22">
      <style:text-properties officeooo:paragraph-rsid="036597c6"/>
    </style:style>
    <style:style style:name="P746" style:family="paragraph" style:parent-style-name="Text_20_body" style:list-style-name="L23">
      <style:text-properties officeooo:rsid="00180090" officeooo:paragraph-rsid="037b61f3"/>
    </style:style>
    <style:style style:name="P747" style:family="paragraph" style:parent-style-name="Text_20_body" style:list-style-name="L23">
      <style:text-properties officeooo:rsid="00180090" officeooo:paragraph-rsid="03895a5b"/>
    </style:style>
    <style:style style:name="P748" style:family="paragraph" style:parent-style-name="Text_20_body" style:list-style-name="L23">
      <style:text-properties officeooo:rsid="00180090" officeooo:paragraph-rsid="03c69060"/>
    </style:style>
    <style:style style:name="P749" style:family="paragraph" style:parent-style-name="Text_20_body" style:list-style-name="L39">
      <style:text-properties officeooo:rsid="00180090" officeooo:paragraph-rsid="0387ab43"/>
    </style:style>
    <style:style style:name="P750" style:family="paragraph" style:parent-style-name="Text_20_body" style:list-style-name="L39">
      <style:text-properties officeooo:rsid="00180090" officeooo:paragraph-rsid="038882d8"/>
    </style:style>
    <style:style style:name="P751" style:family="paragraph" style:parent-style-name="Text_20_body" style:list-style-name="L39">
      <style:text-properties officeooo:rsid="00180090" officeooo:paragraph-rsid="0457f584"/>
    </style:style>
    <style:style style:name="P752" style:family="paragraph" style:parent-style-name="Text_20_body" style:list-style-name="L24">
      <style:text-properties fo:font-size="14pt" officeooo:rsid="00198718" officeooo:paragraph-rsid="037b61f3" fo:background-color="#ffffff"/>
    </style:style>
    <style:style style:name="P753" style:family="paragraph" style:parent-style-name="Text_20_body" style:list-style-name="L59">
      <style:text-properties fo:font-size="14pt" officeooo:rsid="00198718" officeooo:paragraph-rsid="03895a5b" fo:background-color="#ffffff"/>
    </style:style>
    <style:style style:name="P754" style:family="paragraph" style:parent-style-name="Text_20_body" style:list-style-name="L97">
      <style:text-properties fo:font-size="14pt" officeooo:rsid="00198718" officeooo:paragraph-rsid="03c69060" fo:background-color="#ffffff"/>
    </style:style>
    <style:style style:name="P755" style:family="paragraph" style:parent-style-name="Text_20_body" style:list-style-name="L24">
      <style:text-properties fo:font-size="14pt" officeooo:rsid="0193339f" officeooo:paragraph-rsid="037b61f3" fo:background-color="#ffffff"/>
    </style:style>
    <style:style style:name="P756" style:family="paragraph" style:parent-style-name="Text_20_body" style:list-style-name="L59">
      <style:text-properties fo:font-size="14pt" officeooo:rsid="0193339f" officeooo:paragraph-rsid="03895a5b" fo:background-color="#ffffff"/>
    </style:style>
    <style:style style:name="P757" style:family="paragraph" style:parent-style-name="Text_20_body" style:list-style-name="L24">
      <style:text-properties fo:font-size="14pt" officeooo:rsid="00254e47" officeooo:paragraph-rsid="037b61f3" fo:background-color="#ffffff"/>
    </style:style>
    <style:style style:name="P758" style:family="paragraph" style:parent-style-name="Text_20_body" style:list-style-name="L46">
      <style:text-properties fo:font-size="14pt" officeooo:paragraph-rsid="03bb3fc9" fo:background-color="#ffffff" style:font-size-asian="14pt" style:font-size-complex="14pt"/>
    </style:style>
    <style:style style:name="P759" style:family="paragraph" style:parent-style-name="Text_20_body" style:list-style-name="L56">
      <style:text-properties fo:font-size="14pt" officeooo:rsid="002b5b6c" officeooo:paragraph-rsid="03bb3fc9" fo:background-color="#ffffff" style:font-size-asian="14pt" style:font-size-complex="14pt"/>
    </style:style>
    <style:style style:name="P760" style:family="paragraph" style:parent-style-name="Text_20_body" style:list-style-name="L56">
      <style:text-properties fo:font-size="14pt" officeooo:paragraph-rsid="03bb3fc9" fo:background-color="#ffffff" style:font-size-asian="14pt" style:font-size-complex="14pt"/>
    </style:style>
    <style:style style:name="P761" style:family="paragraph" style:parent-style-name="Text_20_body" style:list-style-name="L25">
      <style:text-properties fo:font-size="14pt" fo:language="none" fo:country="none" officeooo:rsid="00198718" officeooo:paragraph-rsid="03cd48df" style:font-size-asian="14pt" style:font-size-complex="14pt"/>
    </style:style>
    <style:style style:name="P762" style:family="paragraph" style:parent-style-name="Text_20_body" style:list-style-name="L32">
      <style:text-properties fo:font-size="14pt" fo:language="none" fo:country="none" officeooo:paragraph-rsid="03874ec3" fo:background-color="#ffffff" style:font-size-asian="14pt" style:font-size-complex="14pt"/>
    </style:style>
    <style:style style:name="P763" style:family="paragraph" style:parent-style-name="Text_20_body" style:list-style-name="L59">
      <style:text-properties fo:font-size="14pt" fo:language="none" fo:country="none" officeooo:rsid="00254e47" officeooo:paragraph-rsid="03895a5b" fo:background-color="#ffffff" style:font-size-asian="14pt" style:font-size-complex="14pt"/>
    </style:style>
    <style:style style:name="P764" style:family="paragraph" style:parent-style-name="Text_20_body" style:list-style-name="L65">
      <style:text-properties fo:font-size="14pt" fo:language="none" fo:country="none" officeooo:paragraph-rsid="038a7283" fo:background-color="#ffffff" style:font-size-asian="14pt" style:font-size-complex="14pt"/>
    </style:style>
    <style:style style:name="P765" style:family="paragraph" style:parent-style-name="Text_20_body" style:list-style-name="L89">
      <style:text-properties fo:font-size="14pt" fo:language="none" fo:country="none" officeooo:paragraph-rsid="038c2c35" fo:background-color="#ffffff" style:font-size-asian="14pt" style:font-size-complex="14pt"/>
    </style:style>
    <style:style style:name="P766" style:family="paragraph" style:parent-style-name="Text_20_body" style:list-style-name="L101">
      <style:text-properties fo:font-size="14pt" fo:language="none" fo:country="none" officeooo:paragraph-rsid="038fc931" fo:background-color="#ffffff" style:font-size-asian="14pt" style:font-size-complex="14pt"/>
    </style:style>
    <style:style style:name="P767" style:family="paragraph" style:parent-style-name="Text_20_body" style:list-style-name="L101">
      <style:text-properties fo:font-size="14pt" fo:language="none" fo:country="none" officeooo:rsid="03a7bc9b" officeooo:paragraph-rsid="038fc931" fo:background-color="#ffffff" style:font-size-asian="14pt" style:font-size-complex="14pt"/>
    </style:style>
    <style:style style:name="P768" style:family="paragraph" style:parent-style-name="Text_20_body" style:list-style-name="L89">
      <style:text-properties fo:font-size="14pt" fo:language="none" fo:country="none" fo:font-style="normal" fo:font-weight="normal" officeooo:paragraph-rsid="038c2c35" fo:background-color="#ffffff" style:font-size-asian="14pt" style:font-style-asian="normal" style:font-weight-asian="normal" style:font-size-complex="14pt" style:font-style-complex="normal" style:font-weight-complex="normal"/>
    </style:style>
    <style:style style:name="P769" style:family="paragraph" style:parent-style-name="Text_20_body" style:list-style-name="L82">
      <style:text-properties fo:font-size="14pt" officeooo:rsid="00e71eff" officeooo:paragraph-rsid="04d6569f"/>
    </style:style>
    <style:style style:name="P770" style:family="paragraph" style:parent-style-name="Text_20_body" style:list-style-name="L85">
      <style:text-properties fo:font-size="14pt" officeooo:rsid="03a7bc9b" officeooo:paragraph-rsid="03752b31" fo:background-color="transparent" style:font-size-asian="14pt" style:font-size-complex="14pt"/>
    </style:style>
    <style:style style:name="P771" style:family="paragraph" style:parent-style-name="Text_20_body" style:list-style-name="L26">
      <style:paragraph-properties fo:text-align="start" style:justify-single-word="false"/>
      <style:text-properties fo:font-size="14pt" fo:font-style="normal" officeooo:rsid="038d440d" officeooo:paragraph-rsid="03c78939" fo:background-color="transparent" style:font-style-asian="normal" style:font-style-complex="normal"/>
    </style:style>
    <style:style style:name="P772" style:family="paragraph" style:parent-style-name="Text_20_body" style:list-style-name="L93">
      <style:paragraph-properties fo:line-height="118%" fo:text-align="end" style:justify-single-word="false"/>
      <style:text-properties fo:font-size="14pt" fo:font-style="italic" officeooo:rsid="01dfeb7b" officeooo:paragraph-rsid="046bb2e0" style:font-style-asian="italic" style:font-style-complex="italic"/>
    </style:style>
    <style:style style:name="P773" style:family="paragraph" style:parent-style-name="Text_20_body" style:list-style-name="L24">
      <style:text-properties officeooo:rsid="00198718" officeooo:paragraph-rsid="037b61f3"/>
    </style:style>
    <style:style style:name="P774" style:family="paragraph" style:parent-style-name="Text_20_body" style:list-style-name="L25">
      <style:text-properties officeooo:rsid="00198718" officeooo:paragraph-rsid="03cc0cd4"/>
    </style:style>
    <style:style style:name="P775" style:family="paragraph" style:parent-style-name="Text_20_body" style:list-style-name="L25">
      <style:text-properties officeooo:rsid="00198718" officeooo:paragraph-rsid="03cd48df"/>
    </style:style>
    <style:style style:name="P776" style:family="paragraph" style:parent-style-name="Text_20_body" style:list-style-name="L26">
      <style:text-properties officeooo:rsid="00198718" officeooo:paragraph-rsid="03b84ebf"/>
    </style:style>
    <style:style style:name="P777" style:family="paragraph" style:parent-style-name="Text_20_body" style:list-style-name="L59">
      <style:text-properties officeooo:rsid="00198718" officeooo:paragraph-rsid="03895a5b"/>
    </style:style>
    <style:style style:name="P778" style:family="paragraph" style:parent-style-name="Text_20_body" style:list-style-name="L97">
      <style:text-properties officeooo:rsid="00198718" officeooo:paragraph-rsid="03c69060"/>
    </style:style>
    <style:style style:name="P779" style:family="paragraph" style:parent-style-name="Text_20_body" style:list-style-name="L24">
      <style:text-properties officeooo:rsid="0193339f" officeooo:paragraph-rsid="037b61f3"/>
    </style:style>
    <style:style style:name="P780" style:family="paragraph" style:parent-style-name="Text_20_body" style:list-style-name="L59">
      <style:text-properties officeooo:rsid="0193339f" officeooo:paragraph-rsid="03895a5b"/>
    </style:style>
    <style:style style:name="P781" style:family="paragraph" style:parent-style-name="Text_20_body" style:list-style-name="L97">
      <style:text-properties officeooo:rsid="0193339f" officeooo:paragraph-rsid="03c69060"/>
    </style:style>
    <style:style style:name="P782" style:family="paragraph" style:parent-style-name="Text_20_body" style:list-style-name="L26">
      <style:text-properties officeooo:rsid="001943ba" officeooo:paragraph-rsid="03b84ebf"/>
    </style:style>
    <style:style style:name="P783" style:family="paragraph" style:parent-style-name="Text_20_body" style:list-style-name="L26">
      <style:text-properties officeooo:rsid="001943ba" officeooo:paragraph-rsid="03bcea9b"/>
    </style:style>
    <style:style style:name="P784" style:family="paragraph" style:parent-style-name="Text_20_body" style:list-style-name="L26">
      <style:text-properties officeooo:rsid="001943ba" officeooo:paragraph-rsid="03c451d7"/>
    </style:style>
    <style:style style:name="P785" style:family="paragraph" style:parent-style-name="Text_20_body" style:list-style-name="L26">
      <style:text-properties officeooo:rsid="001943ba" officeooo:paragraph-rsid="03c78939"/>
    </style:style>
    <style:style style:name="P786" style:family="paragraph" style:parent-style-name="Text_20_body" style:list-style-name="L26">
      <style:text-properties officeooo:rsid="01ac0034" officeooo:paragraph-rsid="03b84ebf"/>
    </style:style>
    <style:style style:name="P787" style:family="paragraph" style:parent-style-name="Text_20_body" style:list-style-name="L26">
      <style:text-properties officeooo:rsid="01ac0034" officeooo:paragraph-rsid="03bcea9b"/>
    </style:style>
    <style:style style:name="P788" style:family="paragraph" style:parent-style-name="Text_20_body" style:list-style-name="L26">
      <style:text-properties fo:font-style="normal" officeooo:rsid="001db2e8" officeooo:paragraph-rsid="03b84ebf" style:font-style-asian="normal" style:font-style-complex="normal"/>
    </style:style>
    <style:style style:name="P789" style:family="paragraph" style:parent-style-name="Text_20_body" style:list-style-name="L26">
      <style:text-properties fo:font-style="normal" officeooo:rsid="038d440d" officeooo:paragraph-rsid="03c451d7" style:font-style-asian="normal" style:font-style-complex="normal"/>
    </style:style>
    <style:style style:name="P790" style:family="paragraph" style:parent-style-name="Text_20_body" style:list-style-name="L97">
      <style:text-properties fo:font-style="normal" officeooo:rsid="0193339f" officeooo:paragraph-rsid="03c69060" style:font-style-asian="normal" style:font-style-complex="normal"/>
    </style:style>
    <style:style style:name="P791" style:family="paragraph" style:parent-style-name="Text_20_body" style:list-style-name="L28">
      <style:text-properties officeooo:rsid="00254e47" officeooo:paragraph-rsid="03ced72c"/>
    </style:style>
    <style:style style:name="P792" style:family="paragraph" style:parent-style-name="Text_20_body" style:list-style-name="L28">
      <style:text-properties officeooo:rsid="00254e47" officeooo:paragraph-rsid="03d0c8d7"/>
    </style:style>
    <style:style style:name="P793" style:family="paragraph" style:parent-style-name="Text_20_body" style:list-style-name="L28">
      <style:text-properties officeooo:rsid="00254e47" officeooo:paragraph-rsid="03d1ba60"/>
    </style:style>
    <style:style style:name="P794" style:family="paragraph" style:parent-style-name="Text_20_body" style:list-style-name="L28">
      <style:text-properties officeooo:rsid="00254e47" officeooo:paragraph-rsid="03d34e84"/>
    </style:style>
    <style:style style:name="P795" style:family="paragraph" style:parent-style-name="Text_20_body" style:list-style-name="L47">
      <style:text-properties officeooo:rsid="00254e47" officeooo:paragraph-rsid="03d77e62"/>
    </style:style>
    <style:style style:name="P796" style:family="paragraph" style:parent-style-name="Text_20_body" style:list-style-name="L50">
      <style:text-properties officeooo:rsid="00254e47" officeooo:paragraph-rsid="04dfd18b"/>
    </style:style>
    <style:style style:name="P797" style:family="paragraph" style:parent-style-name="Text_20_body" style:list-style-name="L52">
      <style:text-properties officeooo:rsid="00254e47" officeooo:paragraph-rsid="016f4057"/>
    </style:style>
    <style:style style:name="P798" style:family="paragraph" style:parent-style-name="Text_20_body" style:list-style-name="L57">
      <style:text-properties officeooo:rsid="00254e47" officeooo:paragraph-rsid="03d8df20"/>
    </style:style>
    <style:style style:name="P799" style:family="paragraph" style:parent-style-name="Text_20_body" style:list-style-name="L57">
      <style:text-properties officeooo:rsid="00254e47" officeooo:paragraph-rsid="050815cf"/>
    </style:style>
    <style:style style:name="P800" style:family="paragraph" style:parent-style-name="Text_20_body" style:list-style-name="L57">
      <style:text-properties officeooo:rsid="00254e47" officeooo:paragraph-rsid="0509aa3a"/>
    </style:style>
    <style:style style:name="P801" style:family="paragraph" style:parent-style-name="Text_20_body" style:list-style-name="L62">
      <style:text-properties officeooo:rsid="00254e47" officeooo:paragraph-rsid="03dc8a57"/>
    </style:style>
    <style:style style:name="P802" style:family="paragraph" style:parent-style-name="Text_20_body" style:list-style-name="L81">
      <style:text-properties officeooo:rsid="00254e47" officeooo:paragraph-rsid="04d6569f"/>
    </style:style>
    <style:style style:name="P803" style:family="paragraph" style:parent-style-name="Text_20_body" style:list-style-name="L94">
      <style:text-properties officeooo:rsid="00254e47" officeooo:paragraph-rsid="03ede636"/>
    </style:style>
    <style:style style:name="P804" style:family="paragraph" style:parent-style-name="Text_20_body" style:list-style-name="L98">
      <style:text-properties officeooo:rsid="00254e47" officeooo:paragraph-rsid="056d5131"/>
    </style:style>
    <style:style style:name="P805" style:family="paragraph" style:parent-style-name="Text_20_body" style:list-style-name="L32">
      <style:text-properties officeooo:paragraph-rsid="04879112"/>
    </style:style>
    <style:style style:name="P806" style:family="paragraph" style:parent-style-name="Text_20_body" style:list-style-name="L28">
      <style:text-properties officeooo:rsid="007ee14a" officeooo:paragraph-rsid="04b6f062"/>
    </style:style>
    <style:style style:name="P807" style:family="paragraph" style:parent-style-name="Text_20_body" style:list-style-name="L28">
      <style:text-properties officeooo:rsid="007ee14a" officeooo:paragraph-rsid="03d0c8d7"/>
    </style:style>
    <style:style style:name="P808" style:family="paragraph" style:parent-style-name="Text_20_body" style:list-style-name="L28">
      <style:text-properties officeooo:rsid="007ee14a" officeooo:paragraph-rsid="03d1ba60"/>
    </style:style>
    <style:style style:name="P809" style:family="paragraph" style:parent-style-name="Text_20_body" style:list-style-name="L28">
      <style:text-properties officeooo:rsid="007ee14a" officeooo:paragraph-rsid="03d34e84"/>
    </style:style>
    <style:style style:name="P810" style:family="paragraph" style:parent-style-name="Text_20_body" style:list-style-name="L33">
      <style:text-properties officeooo:paragraph-rsid="04b935db"/>
    </style:style>
    <style:style style:name="P811" style:family="paragraph" style:parent-style-name="Text_20_body" style:list-style-name="L33">
      <style:text-properties officeooo:paragraph-rsid="04ba2ca8"/>
    </style:style>
    <style:style style:name="P812" style:family="paragraph" style:parent-style-name="Text_20_body" style:list-style-name="L33">
      <style:text-properties officeooo:paragraph-rsid="04bbec2f"/>
    </style:style>
    <style:style style:name="P813" style:family="paragraph" style:parent-style-name="Text_20_body" style:list-style-name="L33">
      <style:text-properties officeooo:rsid="00a476fe" officeooo:paragraph-rsid="04ba2ca8"/>
    </style:style>
    <style:style style:name="P814" style:family="paragraph" style:parent-style-name="Text_20_body" style:list-style-name="L48">
      <style:text-properties officeooo:rsid="00a476fe" officeooo:paragraph-rsid="0485cfe8"/>
    </style:style>
    <style:style style:name="P815" style:family="paragraph" style:parent-style-name="Text_20_body" style:list-style-name="L48">
      <style:text-properties officeooo:rsid="00a476fe" officeooo:paragraph-rsid="051e6269"/>
    </style:style>
    <style:style style:name="P816" style:family="paragraph" style:parent-style-name="Text_20_body" style:list-style-name="L90">
      <style:text-properties officeooo:rsid="00a476fe" officeooo:paragraph-rsid="04d6569f"/>
    </style:style>
    <style:style style:name="P817" style:family="paragraph" style:parent-style-name="Text_20_body" style:list-style-name="L28">
      <style:text-properties officeooo:rsid="04bef6c9" officeooo:paragraph-rsid="04bef6c9"/>
    </style:style>
    <style:style style:name="P818" style:family="paragraph" style:parent-style-name="Text_20_body" style:list-style-name="L38">
      <style:text-properties officeooo:paragraph-rsid="04c2ccfe"/>
    </style:style>
    <style:style style:name="P819" style:family="paragraph" style:parent-style-name="Text_20_body" style:list-style-name="L38">
      <style:text-properties officeooo:paragraph-rsid="04c4b948"/>
    </style:style>
    <style:style style:name="P820" style:family="paragraph" style:parent-style-name="Text_20_body" style:list-style-name="L38">
      <style:text-properties fo:language="none" fo:country="none" officeooo:rsid="0216cb25" officeooo:paragraph-rsid="04c2ccfe"/>
    </style:style>
    <style:style style:name="P821" style:family="paragraph" style:parent-style-name="Text_20_body" style:list-style-name="L38">
      <style:text-properties fo:language="none" fo:country="none" officeooo:rsid="0216cb25" officeooo:paragraph-rsid="04c4b948"/>
    </style:style>
    <style:style style:name="P822" style:family="paragraph" style:parent-style-name="Text_20_body" style:list-style-name="L38">
      <style:text-properties fo:language="none" fo:country="none" fo:font-weight="bold" officeooo:rsid="0216cb25" officeooo:paragraph-rsid="04c2ccfe" style:font-weight-asian="bold" style:font-weight-complex="bold"/>
    </style:style>
    <style:style style:name="P823" style:family="paragraph" style:parent-style-name="Text_20_body" style:list-style-name="L38">
      <style:text-properties fo:language="none" fo:country="none" fo:font-weight="bold" officeooo:rsid="0216cb25" officeooo:paragraph-rsid="04c4b948" style:font-weight-asian="bold" style:font-weight-complex="bold"/>
    </style:style>
    <style:style style:name="P824" style:family="paragraph" style:parent-style-name="Text_20_body" style:list-style-name="L38">
      <style:text-properties fo:language="none" fo:country="none" fo:font-weight="bold" officeooo:rsid="021771dd" officeooo:paragraph-rsid="04c2ccfe" style:font-weight-asian="bold" style:font-weight-complex="bold"/>
    </style:style>
    <style:style style:name="P825" style:family="paragraph" style:parent-style-name="Text_20_body" style:list-style-name="L38">
      <style:text-properties fo:language="none" fo:country="none" fo:font-weight="bold" officeooo:rsid="021771dd" officeooo:paragraph-rsid="04c4b948" style:font-weight-asian="bold" style:font-weight-complex="bold"/>
    </style:style>
    <style:style style:name="P826" style:family="paragraph" style:parent-style-name="Text_20_body" style:list-style-name="L38">
      <style:text-properties fo:language="none" fo:country="none" officeooo:rsid="0219697e" officeooo:paragraph-rsid="04c2ccfe"/>
    </style:style>
    <style:style style:name="P827" style:family="paragraph" style:parent-style-name="Text_20_body" style:list-style-name="L38">
      <style:text-properties fo:language="none" fo:country="none" officeooo:rsid="0219697e" officeooo:paragraph-rsid="04c4b948"/>
    </style:style>
    <style:style style:name="P828" style:family="paragraph" style:parent-style-name="Text_20_body" style:list-style-name="L43">
      <style:text-properties fo:language="none" fo:country="none" officeooo:paragraph-rsid="04e1a836"/>
    </style:style>
    <style:style style:name="P829" style:family="paragraph" style:parent-style-name="Text_20_body" style:list-style-name="L43">
      <style:text-properties fo:language="none" fo:country="none" officeooo:paragraph-rsid="04d37cb7"/>
    </style:style>
    <style:style style:name="P830" style:family="paragraph" style:parent-style-name="Text_20_body" style:list-style-name="L43">
      <style:text-properties fo:language="none" fo:country="none" officeooo:paragraph-rsid="04d88974"/>
    </style:style>
    <style:style style:name="P831" style:family="paragraph" style:parent-style-name="Text_20_body" style:list-style-name="L43">
      <style:text-properties fo:language="none" fo:country="none" officeooo:paragraph-rsid="051d5094"/>
    </style:style>
    <style:style style:name="P832" style:family="paragraph" style:parent-style-name="Text_20_body" style:list-style-name="L76">
      <style:text-properties fo:language="none" fo:country="none" officeooo:paragraph-rsid="0501a5e6"/>
    </style:style>
    <style:style style:name="P833" style:family="paragraph" style:parent-style-name="Text_20_body" style:list-style-name="L82">
      <style:text-properties fo:language="none" fo:country="none" fo:font-weight="normal" officeooo:rsid="0230e4b8" officeooo:paragraph-rsid="04d6569f" style:font-weight-asian="normal" style:font-weight-complex="normal"/>
    </style:style>
    <style:style style:name="P834" style:family="paragraph" style:parent-style-name="Text_20_body" style:list-style-name="L43">
      <style:text-properties fo:language="none" fo:country="none" officeooo:rsid="05135949" officeooo:paragraph-rsid="05135949"/>
    </style:style>
    <style:style style:name="P835" style:family="paragraph" style:parent-style-name="Text_20_body" style:list-style-name="L43">
      <style:text-properties officeooo:rsid="002397f3" officeooo:paragraph-rsid="04e1a836"/>
    </style:style>
    <style:style style:name="P836" style:family="paragraph" style:parent-style-name="Text_20_body" style:list-style-name="L43">
      <style:text-properties officeooo:rsid="002397f3" officeooo:paragraph-rsid="04d88974"/>
    </style:style>
    <style:style style:name="P837" style:family="paragraph" style:parent-style-name="Text_20_body" style:list-style-name="L43">
      <style:text-properties officeooo:rsid="002397f3" officeooo:paragraph-rsid="051d5094"/>
    </style:style>
    <style:style style:name="P838" style:family="paragraph" style:parent-style-name="Text_20_body" style:list-style-name="L49">
      <style:text-properties officeooo:rsid="002397f3" officeooo:paragraph-rsid="038882d8"/>
    </style:style>
    <style:style style:name="P839" style:family="paragraph" style:parent-style-name="Text_20_body" style:list-style-name="L64">
      <style:text-properties officeooo:rsid="002397f3" officeooo:paragraph-rsid="04d37cb7"/>
    </style:style>
    <style:style style:name="P840" style:family="paragraph" style:parent-style-name="Text_20_body" style:list-style-name="L64">
      <style:text-properties officeooo:rsid="002397f3" officeooo:paragraph-rsid="0501a5e6"/>
    </style:style>
    <style:style style:name="P841" style:family="paragraph" style:parent-style-name="Text_20_body" style:list-style-name="L73">
      <style:text-properties officeooo:rsid="002397f3" officeooo:paragraph-rsid="0457f584"/>
    </style:style>
    <style:style style:name="P842" style:family="paragraph" style:parent-style-name="Text_20_body" style:list-style-name="L78">
      <style:text-properties officeooo:rsid="002397f3" officeooo:paragraph-rsid="037d83f3"/>
    </style:style>
    <style:style style:name="P843" style:family="paragraph" style:parent-style-name="Text_20_body" style:list-style-name="L91">
      <style:text-properties officeooo:rsid="002397f3" officeooo:paragraph-rsid="03c4a22c"/>
    </style:style>
    <style:style style:name="P844" style:family="paragraph" style:parent-style-name="Text_20_body" style:list-style-name="L91">
      <style:text-properties officeooo:rsid="002397f3" officeooo:paragraph-rsid="03c4c821"/>
    </style:style>
    <style:style style:name="P845" style:family="paragraph" style:parent-style-name="Text_20_body" style:list-style-name="L40">
      <style:text-properties officeooo:rsid="01dfeb7b" officeooo:paragraph-rsid="0387ab43"/>
    </style:style>
    <style:style style:name="P846" style:family="paragraph" style:parent-style-name="Text_20_body" style:list-style-name="L49">
      <style:text-properties officeooo:rsid="01dfeb7b" officeooo:paragraph-rsid="038882d8"/>
    </style:style>
    <style:style style:name="P847" style:family="paragraph" style:parent-style-name="Text_20_body" style:list-style-name="L43">
      <style:text-properties officeooo:paragraph-rsid="04e1a836"/>
    </style:style>
    <style:style style:name="P848" style:family="paragraph" style:parent-style-name="Text_20_body" style:list-style-name="L43">
      <style:text-properties officeooo:paragraph-rsid="04d37cb7"/>
    </style:style>
    <style:style style:name="P849" style:family="paragraph" style:parent-style-name="Text_20_body" style:list-style-name="L43">
      <style:text-properties officeooo:paragraph-rsid="04d88974"/>
    </style:style>
    <style:style style:name="P850" style:family="paragraph" style:parent-style-name="Text_20_body" style:list-style-name="L43">
      <style:text-properties officeooo:paragraph-rsid="051d5094"/>
    </style:style>
    <style:style style:name="P851" style:family="paragraph" style:parent-style-name="Text_20_body" style:list-style-name="L47">
      <style:text-properties officeooo:paragraph-rsid="03d77e62"/>
    </style:style>
    <style:style style:name="P852" style:family="paragraph" style:parent-style-name="Text_20_body" style:list-style-name="L48">
      <style:text-properties officeooo:paragraph-rsid="0485cfe8"/>
    </style:style>
    <style:style style:name="P853" style:family="paragraph" style:parent-style-name="Text_20_body" style:list-style-name="L48">
      <style:text-properties officeooo:paragraph-rsid="051e6269"/>
    </style:style>
    <style:style style:name="P854" style:family="paragraph" style:parent-style-name="Text_20_body" style:list-style-name="L48">
      <style:text-properties officeooo:rsid="00a189a5" officeooo:paragraph-rsid="0485cfe8"/>
    </style:style>
    <style:style style:name="P855" style:family="paragraph" style:parent-style-name="Text_20_body" style:list-style-name="L90">
      <style:text-properties officeooo:rsid="00a189a5" officeooo:paragraph-rsid="04d6569f"/>
    </style:style>
    <style:style style:name="P856" style:family="paragraph" style:parent-style-name="Text_20_body" style:list-style-name="L39">
      <style:text-properties officeooo:rsid="001ac719" officeooo:paragraph-rsid="038882d8"/>
    </style:style>
    <style:style style:name="P857" style:family="paragraph" style:parent-style-name="Text_20_body" style:list-style-name="L50">
      <style:text-properties officeooo:paragraph-rsid="04dfd18b"/>
    </style:style>
    <style:style style:name="P858" style:family="paragraph" style:parent-style-name="Text_20_body" style:list-style-name="L53">
      <style:text-properties officeooo:rsid="002b5b6c" officeooo:paragraph-rsid="00d9507b"/>
    </style:style>
    <style:style style:name="P859" style:family="paragraph" style:parent-style-name="Text_20_body" style:list-style-name="L54">
      <style:text-properties officeooo:rsid="002b5b6c" officeooo:paragraph-rsid="03bb3fc9"/>
    </style:style>
    <style:style style:name="P860" style:family="paragraph" style:parent-style-name="Text_20_body" style:list-style-name="L55">
      <style:text-properties officeooo:rsid="002b5b6c" officeooo:paragraph-rsid="03bb3fc9"/>
    </style:style>
    <style:style style:name="P861" style:family="paragraph" style:parent-style-name="Text_20_body" style:list-style-name="L56">
      <style:text-properties officeooo:rsid="002b5b6c" officeooo:paragraph-rsid="03bb3fc9"/>
    </style:style>
    <style:style style:name="P862" style:family="paragraph" style:parent-style-name="Text_20_body" style:list-style-name="L75">
      <style:text-properties officeooo:rsid="002b5b6c" officeooo:paragraph-rsid="03bfef3b"/>
    </style:style>
    <style:style style:name="P863" style:family="paragraph" style:parent-style-name="Text_20_body" style:list-style-name="L77">
      <style:text-properties officeooo:rsid="002b5b6c" officeooo:paragraph-rsid="03c03e98"/>
    </style:style>
    <style:style style:name="P864" style:family="paragraph" style:parent-style-name="Text_20_body" style:list-style-name="L85">
      <style:text-properties officeooo:rsid="002b5b6c" officeooo:paragraph-rsid="03752b31"/>
    </style:style>
    <style:style style:name="P865" style:family="paragraph" style:parent-style-name="Text_20_body" style:list-style-name="L88">
      <style:text-properties officeooo:rsid="002b5b6c" officeooo:paragraph-rsid="03752b31"/>
    </style:style>
    <style:style style:name="P866" style:family="paragraph" style:parent-style-name="Text_20_body" style:list-style-name="L54">
      <style:text-properties officeooo:paragraph-rsid="03bb3fc9"/>
    </style:style>
    <style:style style:name="P867" style:family="paragraph" style:parent-style-name="Text_20_body" style:list-style-name="L26">
      <style:text-properties officeooo:rsid="01adac2c" officeooo:paragraph-rsid="03bcea9b"/>
    </style:style>
    <style:style style:name="P868" style:family="paragraph" style:parent-style-name="Text_20_body" style:list-style-name="L62">
      <style:text-properties officeooo:rsid="01da4016" officeooo:paragraph-rsid="03dc8a57"/>
    </style:style>
    <style:style style:name="P869" style:family="paragraph" style:parent-style-name="Text_20_body" style:list-style-name="L65">
      <style:text-properties officeooo:paragraph-rsid="048f5035"/>
    </style:style>
    <style:style style:name="P870" style:family="paragraph" style:parent-style-name="Text_20_body" style:list-style-name="L66">
      <style:text-properties officeooo:paragraph-rsid="04d37cb7"/>
    </style:style>
    <style:style style:name="P871" style:family="paragraph" style:parent-style-name="Text_20_body" style:list-style-name="L68">
      <style:text-properties officeooo:paragraph-rsid="03bee458"/>
    </style:style>
    <style:style style:name="P872" style:family="paragraph" style:parent-style-name="Text_20_body" style:list-style-name="L70">
      <style:text-properties officeooo:paragraph-rsid="04cf2c80"/>
    </style:style>
    <style:style style:name="P873" style:family="paragraph" style:parent-style-name="Text_20_body" style:list-style-name="L70">
      <style:text-properties officeooo:paragraph-rsid="04eb936b"/>
    </style:style>
    <style:style style:name="P874" style:family="paragraph" style:parent-style-name="Text_20_body" style:list-style-name="L70">
      <style:text-properties officeooo:paragraph-rsid="04f87fc1"/>
    </style:style>
    <style:style style:name="P875" style:family="paragraph" style:parent-style-name="Text_20_body" style:list-style-name="L74">
      <style:text-properties officeooo:rsid="00290d4d" officeooo:paragraph-rsid="03bfef3b"/>
    </style:style>
    <style:style style:name="P876" style:family="paragraph" style:parent-style-name="Text_20_body" style:list-style-name="L74">
      <style:text-properties officeooo:rsid="00290d4d" officeooo:paragraph-rsid="03c03e98"/>
    </style:style>
    <style:style style:name="P877" style:family="paragraph" style:parent-style-name="Text_20_body" style:list-style-name="L84">
      <style:text-properties officeooo:rsid="00290d4d" officeooo:paragraph-rsid="03752b31"/>
    </style:style>
    <style:style style:name="P878" style:family="paragraph" style:parent-style-name="Text_20_body" style:list-style-name="L75">
      <style:text-properties officeooo:rsid="00198718" officeooo:paragraph-rsid="03bfef3b" fo:background-color="transparent"/>
    </style:style>
    <style:style style:name="P879" style:family="paragraph" style:parent-style-name="Text_20_body" style:list-style-name="L77">
      <style:text-properties officeooo:rsid="00198718" officeooo:paragraph-rsid="03c03e98" fo:background-color="transparent"/>
    </style:style>
    <style:style style:name="P880" style:family="paragraph" style:parent-style-name="Text_20_body" style:list-style-name="L85">
      <style:text-properties officeooo:rsid="00198718" officeooo:paragraph-rsid="03752b31" fo:background-color="transparent"/>
    </style:style>
    <style:style style:name="P881" style:family="paragraph" style:parent-style-name="Text_20_body" style:list-style-name="L88">
      <style:text-properties officeooo:rsid="00198718" officeooo:paragraph-rsid="03752b31" fo:background-color="transparent"/>
    </style:style>
    <style:style style:name="P882" style:family="paragraph" style:parent-style-name="Text_20_body" style:list-style-name="L75">
      <style:text-properties officeooo:rsid="03a7bc9b" officeooo:paragraph-rsid="03bfef3b" fo:background-color="transparent"/>
    </style:style>
    <style:style style:name="P883" style:family="paragraph" style:parent-style-name="Text_20_body" style:list-style-name="L77">
      <style:text-properties officeooo:rsid="03a7bc9b" officeooo:paragraph-rsid="03c03e98" fo:background-color="transparent"/>
    </style:style>
    <style:style style:name="P884" style:family="paragraph" style:parent-style-name="Text_20_body" style:list-style-name="L85">
      <style:text-properties officeooo:rsid="03a7bc9b" officeooo:paragraph-rsid="03752b31" fo:background-color="transparent"/>
    </style:style>
    <style:style style:name="P885" style:family="paragraph" style:parent-style-name="Text_20_body" style:list-style-name="L88">
      <style:text-properties officeooo:rsid="03a7bc9b" officeooo:paragraph-rsid="03752b31" fo:background-color="transparent"/>
    </style:style>
    <style:style style:name="P886" style:family="paragraph" style:parent-style-name="Text_20_body" style:list-style-name="L76">
      <style:text-properties officeooo:paragraph-rsid="0501a5e6"/>
    </style:style>
    <style:style style:name="P887" style:family="paragraph" style:parent-style-name="Text_20_body" style:list-style-name="L79">
      <style:text-properties officeooo:paragraph-rsid="037d83f3"/>
    </style:style>
    <style:style style:name="P888" style:family="paragraph" style:parent-style-name="Text_20_body" style:list-style-name="L81">
      <style:text-properties officeooo:rsid="01ed5338" officeooo:paragraph-rsid="04d6569f"/>
    </style:style>
    <style:style style:name="P889" style:family="paragraph" style:parent-style-name="Text_20_body" style:list-style-name="L89">
      <style:text-properties officeooo:paragraph-rsid="04905c36"/>
    </style:style>
    <style:style style:name="P890" style:family="paragraph" style:parent-style-name="Text_20_body" style:list-style-name="L90">
      <style:text-properties officeooo:paragraph-rsid="04d6569f"/>
    </style:style>
    <style:style style:name="P891" style:family="paragraph" style:parent-style-name="Text_20_body" style:list-style-name="L26">
      <style:text-properties officeooo:rsid="01b4b04b" officeooo:paragraph-rsid="03c451d7"/>
    </style:style>
    <style:style style:name="P892" style:family="paragraph" style:parent-style-name="Text_20_body" style:list-style-name="L26">
      <style:text-properties officeooo:rsid="01b4b04b" officeooo:paragraph-rsid="03c78939"/>
    </style:style>
    <style:style style:name="P893" style:family="paragraph" style:parent-style-name="Text_20_body" style:list-style-name="L26">
      <style:text-properties officeooo:rsid="01b0e3a9" officeooo:paragraph-rsid="03c451d7"/>
    </style:style>
    <style:style style:name="P894" style:family="paragraph" style:parent-style-name="Text_20_body" style:list-style-name="L26">
      <style:text-properties officeooo:rsid="01b0e3a9" officeooo:paragraph-rsid="03c78939"/>
    </style:style>
    <style:style style:name="P895" style:family="paragraph" style:parent-style-name="Text_20_body" style:list-style-name="L91">
      <style:text-properties officeooo:rsid="002700e7" officeooo:paragraph-rsid="03c4a22c"/>
    </style:style>
    <style:style style:name="P896" style:family="paragraph" style:parent-style-name="Text_20_body" style:list-style-name="L91">
      <style:text-properties officeooo:rsid="002700e7" officeooo:paragraph-rsid="03c4c821"/>
    </style:style>
    <style:style style:name="P897" style:family="paragraph" style:parent-style-name="Text_20_body" style:list-style-name="L92">
      <style:text-properties officeooo:paragraph-rsid="03c4a22c"/>
    </style:style>
    <style:style style:name="P898" style:family="paragraph" style:parent-style-name="Text_20_body" style:list-style-name="L93">
      <style:text-properties officeooo:paragraph-rsid="03c4c821"/>
    </style:style>
    <style:style style:name="P899" style:family="paragraph" style:parent-style-name="Text_20_body" style:list-style-name="L43">
      <style:text-properties officeooo:rsid="051166d9" officeooo:paragraph-rsid="051166d9"/>
    </style:style>
    <style:style style:name="P900" style:family="paragraph" style:parent-style-name="Text_20_body" style:list-style-name="L43">
      <style:text-properties fo:language="en" fo:country="IN" officeooo:rsid="05154b8c" officeooo:paragraph-rsid="05154b8c"/>
    </style:style>
    <style:style style:name="P901" style:family="paragraph" style:parent-style-name="Text_20_body" style:list-style-name="L95">
      <style:text-properties officeooo:paragraph-rsid="03ede636"/>
    </style:style>
    <style:style style:name="P902" style:family="paragraph" style:parent-style-name="Text_20_body" style:list-style-name="L96">
      <style:text-properties officeooo:paragraph-rsid="03c5eee4"/>
    </style:style>
    <style:style style:name="P903" style:family="paragraph" style:parent-style-name="Text_20_body" style:list-style-name="L96">
      <style:text-properties officeooo:paragraph-rsid="03a66a1d"/>
    </style:style>
    <style:style style:name="P904" style:family="paragraph" style:parent-style-name="Text_20_body" style:list-style-name="L96">
      <style:text-properties officeooo:paragraph-rsid="03f76f14"/>
    </style:style>
    <style:style style:name="P905" style:family="paragraph" style:parent-style-name="Text_20_body" style:list-style-name="L96">
      <style:text-properties fo:font-variant="normal" fo:text-transform="none" fo:color="#000000" style:text-line-through-style="none" style:text-line-through-type="none" style:font-name="Aileron3" fo:font-size="14pt" fo:font-style="normal" style:text-underline-style="none" fo:font-weight="normal" officeooo:rsid="0391d9bc" officeooo:paragraph-rsid="03c5eee4" style:text-blinking="false" fo:background-color="transparent" style:font-size-asian="14pt" style:font-size-complex="14pt"/>
    </style:style>
    <style:style style:name="P906" style:family="paragraph" style:parent-style-name="Text_20_body" style:list-style-name="L96">
      <style:text-properties fo:font-variant="normal" fo:text-transform="none" fo:color="#000000" style:text-line-through-style="none" style:text-line-through-type="none" style:font-name="Aileron3" fo:font-size="14pt" fo:font-style="normal" style:text-underline-style="none" fo:font-weight="normal" officeooo:rsid="0391d9bc" officeooo:paragraph-rsid="03a66a1d" style:text-blinking="false" fo:background-color="transparent" style:font-size-asian="14pt" style:font-size-complex="14pt"/>
    </style:style>
    <style:style style:name="P907" style:family="paragraph" style:parent-style-name="Text_20_body" style:list-style-name="L96">
      <style:text-properties fo:font-variant="normal" fo:text-transform="none" fo:color="#000000" style:text-line-through-style="none" style:text-line-through-type="none" style:font-name="Aileron3" fo:font-size="14pt" fo:font-style="normal" style:text-underline-style="none" fo:font-weight="normal" officeooo:rsid="0391d9bc" officeooo:paragraph-rsid="03f76f14" style:text-blinking="false" fo:background-color="transparent" style:font-size-asian="14pt" style:font-size-complex="14pt"/>
    </style:style>
    <style:style style:name="P908" style:family="paragraph" style:parent-style-name="Text_20_body" style:list-style-name="L99">
      <style:text-properties officeooo:paragraph-rsid="056d5131"/>
    </style:style>
    <style:style style:name="P909" style:family="paragraph" style:parent-style-name="Text_20_body" style:list-style-name="L101">
      <style:text-properties officeooo:paragraph-rsid="0490b3f3"/>
    </style:style>
    <style:style style:name="P910" style:family="paragraph" style:parent-style-name="Text_20_body" style:list-style-name="L103">
      <style:text-properties officeooo:paragraph-rsid="052bffbd"/>
    </style:style>
    <style:style style:name="P911" style:family="paragraph" style:parent-style-name="Text_20_body" style:list-style-name="">
      <style:paragraph-properties fo:line-height="118%" fo:text-align="end" style:justify-single-word="false"/>
      <style:text-properties fo:font-style="italic" officeooo:rsid="056e693b" officeooo:paragraph-rsid="056e693b" style:font-style-asian="italic" style:font-style-complex="italic"/>
    </style:style>
    <style:style style:name="P912" style:family="paragraph" style:parent-style-name="Text_20_body" style:list-style-name="">
      <style:paragraph-properties fo:line-height="118%" fo:text-align="end" style:justify-single-word="false"/>
      <style:text-properties fo:font-style="italic" officeooo:rsid="056ef9f1" officeooo:paragraph-rsid="056ef9f1" style:font-style-asian="italic" style:font-style-complex="italic"/>
    </style:style>
    <style:style style:name="P913" style:family="paragraph" style:parent-style-name="Text_20_body">
      <style:paragraph-properties fo:text-align="end" style:justify-single-word="false"/>
      <style:text-properties fo:font-style="italic" style:font-style-asian="italic" style:font-style-complex="italic"/>
    </style:style>
    <style:style style:name="P914" style:family="paragraph" style:parent-style-name="Text_20_body">
      <style:paragraph-properties fo:text-align="end" style:justify-single-word="false"/>
    </style:style>
    <style:style style:name="P915" style:family="paragraph" style:parent-style-name="Text_20_body" style:list-style-name="L33">
      <style:paragraph-properties style:writing-mode="lr-tb"/>
      <style:text-properties officeooo:rsid="04b6f062" officeooo:paragraph-rsid="04b935db"/>
    </style:style>
    <style:style style:name="P916" style:family="paragraph" style:parent-style-name="Text_20_body">
      <style:paragraph-properties style:writing-mode="lr-tb"/>
      <style:text-properties fo:color="#000000" style:font-name="Aileron3" fo:font-size="14pt" fo:language="none" fo:country="none" fo:font-style="italic" officeooo:rsid="04d8ba4e" officeooo:paragraph-rsid="04c2ccfe" style:font-size-asian="14pt" style:font-style-asian="italic" style:font-style-complex="italic"/>
    </style:style>
    <style:style style:name="P917" style:family="paragraph" style:parent-style-name="Text_20_body">
      <style:paragraph-properties style:writing-mode="lr-tb"/>
      <style:text-properties fo:color="#000000" style:font-name="Aileron3" fo:font-size="14pt" fo:language="none" fo:country="none" fo:font-style="italic" officeooo:rsid="04d93361" officeooo:paragraph-rsid="04c2ccfe" style:font-size-asian="14pt" style:font-style-asian="italic" style:font-style-complex="italic"/>
    </style:style>
    <style:style style:name="P918" style:family="paragraph" style:parent-style-name="Text_20_body" style:list-style-name="L38">
      <style:paragraph-properties style:writing-mode="lr-tb"/>
      <style:text-properties fo:color="#000000" style:font-name="Aileron3" fo:font-size="14pt" fo:language="none" fo:country="none" officeooo:rsid="021e95d7" officeooo:paragraph-rsid="04c2ccfe" style:font-size-asian="14pt"/>
    </style:style>
    <style:style style:name="P919" style:family="paragraph" style:parent-style-name="Text_20_body" style:list-style-name="L38">
      <style:paragraph-properties style:writing-mode="lr-tb"/>
      <style:text-properties fo:color="#000000" style:font-name="Aileron3" fo:font-size="14pt" fo:language="none" fo:country="none" officeooo:rsid="021e95d7" officeooo:paragraph-rsid="04c4b948" style:font-size-asian="14pt"/>
    </style:style>
    <style:style style:name="P920" style:family="paragraph" style:parent-style-name="Text_20_body" style:list-style-name="L48">
      <style:paragraph-properties style:writing-mode="lr-tb"/>
      <style:text-properties officeooo:paragraph-rsid="0485cfe8"/>
    </style:style>
    <style:style style:name="P921" style:family="paragraph" style:parent-style-name="Text_20_body" style:list-style-name="L57">
      <style:paragraph-properties fo:line-height="100%" style:writing-mode="lr-tb"/>
      <style:text-properties officeooo:rsid="00254e47" officeooo:paragraph-rsid="03d8df20"/>
    </style:style>
    <style:style style:name="P922" style:family="paragraph" style:parent-style-name="Text_20_body" style:list-style-name="L62">
      <style:paragraph-properties style:writing-mode="lr-tb"/>
      <style:text-properties officeooo:rsid="00254e47" officeooo:paragraph-rsid="03dc8a57"/>
    </style:style>
    <style:style style:name="P923" style:family="paragraph" style:parent-style-name="Text_20_body" style:list-style-name="L80">
      <style:paragraph-properties style:writing-mode="lr-tb"/>
      <style:text-properties officeooo:rsid="00254e47" officeooo:paragraph-rsid="04d6569f"/>
    </style:style>
    <style:style style:name="P924" style:family="paragraph" style:parent-style-name="Text_20_body" style:list-style-name="L80">
      <style:paragraph-properties style:writing-mode="lr-tb"/>
      <style:text-properties officeooo:rsid="00254e47" officeooo:paragraph-rsid="03ed1f25"/>
    </style:style>
    <style:style style:name="P925" style:family="paragraph" style:parent-style-name="Text_20_body" style:list-style-name="L81">
      <style:paragraph-properties style:writing-mode="lr-tb"/>
      <style:text-properties officeooo:rsid="00254e47" officeooo:paragraph-rsid="04d6569f"/>
    </style:style>
    <style:style style:name="P926" style:family="paragraph" style:parent-style-name="Text_20_body" style:list-style-name="L86">
      <style:paragraph-properties style:writing-mode="lr-tb"/>
      <style:text-properties officeooo:rsid="00254e47" officeooo:paragraph-rsid="04d6569f"/>
    </style:style>
    <style:style style:name="P927" style:family="paragraph" style:parent-style-name="Text_20_body" style:list-style-name="L66">
      <style:paragraph-properties style:writing-mode="lr-tb"/>
      <style:text-properties officeooo:paragraph-rsid="04d37cb7"/>
    </style:style>
    <style:style style:name="P928" style:family="paragraph" style:parent-style-name="Text_20_body" style:list-style-name="L66">
      <style:paragraph-properties style:writing-mode="lr-tb"/>
      <style:text-properties fo:language="none" fo:country="none" officeooo:rsid="017c1b7a" officeooo:paragraph-rsid="04d37cb7"/>
    </style:style>
    <style:style style:name="P929" style:family="paragraph" style:parent-style-name="Text_20_body" style:list-style-name="L70">
      <style:paragraph-properties style:writing-mode="lr-tb"/>
      <style:text-properties fo:language="none" fo:country="none" officeooo:rsid="017c1b7a" officeooo:paragraph-rsid="04ea38d3"/>
    </style:style>
    <style:style style:name="P930" style:family="paragraph" style:parent-style-name="Text_20_body" style:list-style-name="L70">
      <style:paragraph-properties style:writing-mode="lr-tb"/>
      <style:text-properties fo:language="none" fo:country="none" officeooo:rsid="017c1b7a" officeooo:paragraph-rsid="04f4e781"/>
    </style:style>
    <style:style style:name="P931" style:family="paragraph" style:parent-style-name="Text_20_body" style:list-style-name="L95">
      <style:paragraph-properties style:writing-mode="lr-tb"/>
      <style:text-properties fo:language="none" fo:country="none" officeooo:rsid="017c1b7a" officeooo:paragraph-rsid="03ede636"/>
    </style:style>
    <style:style style:name="P932" style:family="paragraph" style:parent-style-name="Text_20_body" style:list-style-name="L95">
      <style:paragraph-properties style:writing-mode="lr-tb"/>
      <style:text-properties fo:language="none" fo:country="none" officeooo:rsid="017c1b7a" officeooo:paragraph-rsid="055adf86"/>
    </style:style>
    <style:style style:name="P933" style:family="paragraph" style:parent-style-name="Text_20_body" style:list-style-name="L99">
      <style:paragraph-properties style:writing-mode="lr-tb"/>
      <style:text-properties fo:language="none" fo:country="none" officeooo:rsid="017c1b7a" officeooo:paragraph-rsid="056d5131"/>
    </style:style>
    <style:style style:name="P934" style:family="paragraph" style:parent-style-name="Text_20_body">
      <style:paragraph-properties style:writing-mode="lr-tb"/>
      <style:text-properties fo:language="none" fo:country="none" officeooo:rsid="0216cb25" officeooo:paragraph-rsid="04d05302"/>
    </style:style>
    <style:style style:name="P935" style:family="paragraph" style:parent-style-name="Text_20_body">
      <style:paragraph-properties style:writing-mode="lr-tb"/>
      <style:text-properties fo:language="none" fo:country="none" officeooo:rsid="0216cb25" officeooo:paragraph-rsid="04eb936b"/>
    </style:style>
    <style:style style:name="P936" style:family="paragraph" style:parent-style-name="Text_20_body">
      <style:paragraph-properties style:writing-mode="lr-tb"/>
      <style:text-properties fo:language="none" fo:country="none" officeooo:rsid="0216cb25" officeooo:paragraph-rsid="04f87fc1"/>
    </style:style>
    <style:style style:name="P937" style:family="paragraph" style:parent-style-name="Text_20_body" style:list-style-name="L95">
      <style:paragraph-properties style:writing-mode="lr-tb"/>
      <style:text-properties fo:language="none" fo:country="none" officeooo:rsid="017e905a" officeooo:paragraph-rsid="03ede636"/>
    </style:style>
    <style:style style:name="P938" style:family="paragraph" style:parent-style-name="Text_20_body" style:list-style-name="L98">
      <style:paragraph-properties style:writing-mode="lr-tb"/>
      <style:text-properties fo:language="none" fo:country="none" officeooo:rsid="019f6bc6" officeooo:paragraph-rsid="056d5131"/>
    </style:style>
    <style:style style:name="P939" style:family="paragraph" style:parent-style-name="Text_20_body" style:list-style-name="L99">
      <style:paragraph-properties style:writing-mode="lr-tb"/>
      <style:text-properties fo:language="none" fo:country="none" officeooo:rsid="0570972d" officeooo:paragraph-rsid="0570972d"/>
    </style:style>
    <style:style style:name="P940" style:family="paragraph" style:parent-style-name="Text_20_body" style:list-style-name="L69">
      <style:paragraph-properties style:writing-mode="lr-tb"/>
      <style:text-properties officeooo:paragraph-rsid="01851a06"/>
    </style:style>
    <style:style style:name="P941" style:family="paragraph" style:parent-style-name="Text_20_body" style:list-style-name="L69">
      <style:paragraph-properties style:writing-mode="lr-tb"/>
      <style:text-properties officeooo:paragraph-rsid="03e10b5e"/>
    </style:style>
    <style:style style:name="P942" style:family="paragraph" style:parent-style-name="Text_20_body" style:list-style-name="L69">
      <style:paragraph-properties style:writing-mode="lr-tb"/>
      <style:text-properties officeooo:paragraph-rsid="03e3f492"/>
    </style:style>
    <style:style style:name="P943" style:family="paragraph" style:parent-style-name="Text_20_body" style:list-style-name="L69">
      <style:paragraph-properties style:writing-mode="lr-tb"/>
      <style:text-properties officeooo:paragraph-rsid="04d6569f"/>
    </style:style>
    <style:style style:name="P944" style:family="paragraph" style:parent-style-name="Text_20_body" style:list-style-name="L70">
      <style:paragraph-properties style:writing-mode="lr-tb"/>
      <style:text-properties officeooo:paragraph-rsid="04e71d5c"/>
    </style:style>
    <style:style style:name="P945" style:family="paragraph" style:parent-style-name="Text_20_body" style:list-style-name="L70">
      <style:paragraph-properties style:writing-mode="lr-tb"/>
      <style:text-properties officeooo:paragraph-rsid="04eb936b"/>
    </style:style>
    <style:style style:name="P946" style:family="paragraph" style:parent-style-name="Text_20_body" style:list-style-name="L70">
      <style:paragraph-properties style:writing-mode="lr-tb"/>
      <style:text-properties officeooo:paragraph-rsid="04f87fc1"/>
    </style:style>
    <style:style style:name="P947" style:family="paragraph" style:parent-style-name="Text_20_body" style:list-style-name="L70">
      <style:paragraph-properties fo:line-height="100%" style:writing-mode="lr-tb"/>
      <style:text-properties officeooo:rsid="04d05302" officeooo:paragraph-rsid="04ea38d3"/>
    </style:style>
    <style:style style:name="P948" style:family="paragraph" style:parent-style-name="Text_20_body" style:list-style-name="L70">
      <style:paragraph-properties fo:line-height="100%" style:writing-mode="lr-tb"/>
      <style:text-properties officeooo:rsid="04d05302" officeooo:paragraph-rsid="04eb936b"/>
    </style:style>
    <style:style style:name="P949" style:family="paragraph" style:parent-style-name="Text_20_body" style:list-style-name="L70">
      <style:paragraph-properties style:writing-mode="lr-tb"/>
      <style:text-properties officeooo:rsid="017c1b7a" officeooo:paragraph-rsid="04fe41b6"/>
    </style:style>
    <style:style style:name="P950" style:family="paragraph" style:parent-style-name="Text_20_body" style:list-style-name="L57">
      <style:paragraph-properties fo:line-height="100%" style:writing-mode="lr-tb"/>
      <style:text-properties fo:font-size="14pt" officeooo:rsid="00254e47" officeooo:paragraph-rsid="050815cf"/>
    </style:style>
    <style:style style:name="P951" style:family="paragraph" style:parent-style-name="Text_20_body" style:list-style-name="L80">
      <style:paragraph-properties style:writing-mode="lr-tb"/>
      <style:text-properties officeooo:rsid="002d350e" officeooo:paragraph-rsid="04d6569f"/>
    </style:style>
    <style:style style:name="P952" style:family="paragraph" style:parent-style-name="Text_20_body" style:list-style-name="L80">
      <style:paragraph-properties style:writing-mode="lr-tb"/>
      <style:text-properties officeooo:rsid="002d350e" officeooo:paragraph-rsid="03ed1f25"/>
    </style:style>
    <style:style style:name="P953" style:family="paragraph" style:parent-style-name="Text_20_body" style:list-style-name="L86">
      <style:paragraph-properties style:writing-mode="lr-tb"/>
      <style:text-properties officeooo:rsid="002d350e" officeooo:paragraph-rsid="04d6569f"/>
    </style:style>
    <style:style style:name="P954" style:family="paragraph" style:parent-style-name="Text_20_body" style:list-style-name="L100">
      <style:paragraph-properties style:writing-mode="lr-tb"/>
      <style:text-properties officeooo:rsid="002d350e" officeooo:paragraph-rsid="0285f034"/>
    </style:style>
    <style:style style:name="P955" style:family="paragraph" style:parent-style-name="Text_20_body" style:list-style-name="L83">
      <style:paragraph-properties style:writing-mode="lr-tb"/>
      <style:text-properties officeooo:rsid="0026a35f" officeooo:paragraph-rsid="00d9507b"/>
    </style:style>
    <style:style style:name="P956" style:family="paragraph" style:parent-style-name="Text_20_body" style:list-style-name="L90">
      <style:paragraph-properties style:writing-mode="lr-tb"/>
      <style:text-properties officeooo:paragraph-rsid="04d6569f"/>
    </style:style>
    <style:style style:name="P957" style:family="paragraph" style:parent-style-name="Text_20_body" style:list-style-name="L95">
      <style:paragraph-properties style:writing-mode="lr-tb"/>
      <style:text-properties officeooo:paragraph-rsid="03ede636"/>
    </style:style>
    <style:style style:name="P958" style:family="paragraph" style:parent-style-name="Text_20_body" style:list-style-name="L99">
      <style:paragraph-properties style:writing-mode="lr-tb"/>
      <style:text-properties officeooo:paragraph-rsid="056d5131"/>
    </style:style>
    <style:style style:name="P959" style:family="paragraph" style:parent-style-name="Text_20_body" style:list-style-name="L102">
      <style:paragraph-properties style:writing-mode="lr-tb"/>
      <style:text-properties officeooo:paragraph-rsid="03f13762"/>
    </style:style>
    <style:style style:name="P960" style:family="paragraph" style:parent-style-name="Text_20_body" style:list-style-name="L102">
      <style:paragraph-properties style:writing-mode="lr-tb"/>
      <style:text-properties officeooo:paragraph-rsid="03f1acff"/>
    </style:style>
    <style:style style:name="P961" style:family="paragraph" style:parent-style-name="Text_20_body" style:list-style-name="L103">
      <style:paragraph-properties style:writing-mode="lr-tb"/>
      <style:text-properties officeooo:paragraph-rsid="052bffbd"/>
    </style:style>
    <style:style style:name="P962" style:family="paragraph" style:parent-style-name="Text_20_body" style:list-style-name="L48">
      <style:paragraph-properties style:writing-mode="lr-tb"/>
      <style:text-properties officeooo:rsid="016f4057" officeooo:paragraph-rsid="051e6269"/>
    </style:style>
    <style:style style:name="P963" style:family="paragraph" style:parent-style-name="Text_20_body" style:list-style-name="L38" style:master-page-name="Inner_20_Pages_20_No_20_Paw">
      <style:paragraph-properties style:page-number="auto"/>
      <style:text-properties fo:language="none" fo:country="none" officeooo:rsid="021771dd" officeooo:paragraph-rsid="04c2ccfe"/>
    </style:style>
    <style:style style:name="P964" style:family="paragraph" style:parent-style-name="Text_20_body" style:list-style-name="L38" style:master-page-name="Inner_20_Pages_20_No_20_Paw">
      <style:paragraph-properties style:page-number="auto"/>
      <style:text-properties fo:language="none" fo:country="none" officeooo:rsid="021771dd" officeooo:paragraph-rsid="04c4b948"/>
    </style:style>
    <style:style style:name="P965" style:family="paragraph" style:parent-style-name="Text_20_body" style:list-style-name="L62" style:master-page-name="Inner_20_Pages_20_No_20_Paw">
      <style:paragraph-properties style:page-number="auto"/>
      <style:text-properties officeooo:rsid="00254e47" officeooo:paragraph-rsid="03dc8a57"/>
    </style:style>
    <style:style style:name="P966" style:family="paragraph" style:parent-style-name="Text_20_body" style:list-style-name="L79" style:master-page-name="Inner_20_Pages_20_No_20_Paw">
      <style:paragraph-properties style:page-number="auto"/>
      <style:text-properties officeooo:paragraph-rsid="037d83f3"/>
    </style:style>
    <style:style style:name="P967" style:family="paragraph" style:parent-style-name="Text_20_body" style:list-style-name="L26" style:master-page-name="Inner_20_Pages_20_No_20_Paw">
      <style:paragraph-properties style:page-number="auto"/>
      <style:text-properties officeooo:paragraph-rsid="03c451d7"/>
    </style:style>
    <style:style style:name="P968" style:family="paragraph" style:parent-style-name="Text_20_body" style:list-style-name="L26" style:master-page-name="Inner_20_Pages_20_No_20_Paw">
      <style:paragraph-properties style:page-number="auto"/>
      <style:text-properties officeooo:paragraph-rsid="03c78939"/>
    </style:style>
    <style:style style:name="P969" style:family="paragraph" style:parent-style-name="Text_20_body" style:master-page-name="Inner_20_Pages_20_No_20_Paw">
      <style:paragraph-properties fo:text-align="end" style:justify-single-word="false" style:page-number="auto"/>
      <style:text-properties officeooo:paragraph-rsid="03c5eee4"/>
    </style:style>
    <style:style style:name="P970" style:family="paragraph" style:parent-style-name="Text_20_body" style:master-page-name="Inner_20_Pages_20_No_20_Paw">
      <style:paragraph-properties fo:text-align="end" style:justify-single-word="false" style:page-number="auto"/>
      <style:text-properties officeooo:paragraph-rsid="03a66a1d"/>
    </style:style>
    <style:style style:name="P971" style:family="paragraph" style:parent-style-name="Text_20_body" style:master-page-name="Inner_20_Pages_20_No_20_Paw">
      <style:paragraph-properties fo:text-align="end" style:justify-single-word="false" style:page-number="auto"/>
      <style:text-properties officeooo:paragraph-rsid="03f76f14"/>
    </style:style>
    <style:style style:name="P972" style:family="paragraph" style:parent-style-name="Text_20_body" style:list-style-name="L40" style:master-page-name="Inner_20_Pages_20_No_20_Paw">
      <style:paragraph-properties style:page-number="auto"/>
      <style:text-properties officeooo:rsid="002397f3" officeooo:paragraph-rsid="0387ab43"/>
    </style:style>
    <style:style style:name="P973" style:family="paragraph" style:parent-style-name="Text_20_body" style:master-page-name="Inner_20_Pages_20_No_20_Paw">
      <style:paragraph-properties style:page-number="auto" style:writing-mode="lr-tb"/>
      <style:text-properties officeooo:paragraph-rsid="03ede636"/>
    </style:style>
    <style:style style:name="P974" style:family="paragraph" style:parent-style-name="Text_20_body" style:list-style-name="L44">
      <style:paragraph-properties fo:margin-top="0in" fo:margin-bottom="0in" loext:contextual-spacing="false"/>
      <style:text-properties fo:color="#000000" fo:font-size="14pt" officeooo:rsid="0151d562" officeooo:paragraph-rsid="0485cfe8"/>
    </style:style>
    <style:style style:name="P975" style:family="paragraph" style:parent-style-name="Text_20_body" style:list-style-name="L51">
      <style:paragraph-properties fo:margin-top="0in" fo:margin-bottom="0in" loext:contextual-spacing="false"/>
      <style:text-properties fo:color="#000000" fo:font-size="14pt" officeooo:rsid="00b96c3a" officeooo:paragraph-rsid="04dfd18b"/>
    </style:style>
    <style:style style:name="P976" style:family="paragraph" style:parent-style-name="Text_20_body" style:list-style-name="L51">
      <style:paragraph-properties fo:margin-top="0in" fo:margin-bottom="0in" loext:contextual-spacing="false"/>
      <style:text-properties fo:color="#000000" fo:font-size="14pt" officeooo:rsid="01596674" officeooo:paragraph-rsid="04dfd18b"/>
    </style:style>
    <style:style style:name="P977" style:family="paragraph" style:parent-style-name="Text_20_body" style:list-style-name="L51">
      <style:paragraph-properties fo:margin-top="0in" fo:margin-bottom="0in" loext:contextual-spacing="false"/>
      <style:text-properties fo:color="#000000" fo:font-size="14pt" officeooo:paragraph-rsid="04dfd18b"/>
    </style:style>
    <style:style style:name="P978" style:family="paragraph" style:parent-style-name="Text_20_body" style:list-style-name="L60">
      <style:paragraph-properties fo:margin-top="0in" fo:margin-bottom="0in" loext:contextual-spacing="false"/>
      <style:text-properties fo:color="#000000" fo:font-size="14pt" fo:font-style="italic" officeooo:rsid="01cffbb5" officeooo:paragraph-rsid="03da8c08" style:font-style-asian="italic" style:font-style-complex="italic"/>
    </style:style>
    <style:style style:name="P979" style:family="paragraph" style:parent-style-name="Text_20_body" style:list-style-name="L62">
      <style:paragraph-properties fo:margin-top="0in" fo:margin-bottom="0in" loext:contextual-spacing="false"/>
      <style:text-properties fo:color="#000000" fo:font-size="14pt" fo:font-style="italic" officeooo:rsid="01cffbb5" officeooo:paragraph-rsid="03dc8a57" style:font-style-asian="italic" style:font-style-complex="italic"/>
    </style:style>
    <style:style style:name="P980" style:family="paragraph" style:parent-style-name="Text_20_body" style:list-style-name="L60">
      <style:paragraph-properties fo:margin-top="0in" fo:margin-bottom="0in" loext:contextual-spacing="false"/>
      <style:text-properties fo:color="#000000" fo:font-size="14pt" fo:font-style="italic" officeooo:rsid="01d03308" officeooo:paragraph-rsid="03da8c08" style:font-style-asian="italic" style:font-style-complex="italic"/>
    </style:style>
    <style:style style:name="P981" style:family="paragraph" style:parent-style-name="Text_20_body" style:list-style-name="L62">
      <style:paragraph-properties fo:margin-top="0in" fo:margin-bottom="0in" loext:contextual-spacing="false"/>
      <style:text-properties fo:color="#000000" fo:font-size="14pt" fo:font-style="italic" officeooo:rsid="01d03308" officeooo:paragraph-rsid="03dc8a57" style:font-style-asian="italic" style:font-style-complex="italic"/>
    </style:style>
    <style:style style:name="P982" style:family="paragraph" style:parent-style-name="Text_20_body" style:list-style-name="L60">
      <style:paragraph-properties fo:margin-top="0in" fo:margin-bottom="0in" loext:contextual-spacing="false"/>
      <style:text-properties fo:color="#000000" fo:font-size="14pt" fo:font-style="italic" officeooo:rsid="01d5eba4" officeooo:paragraph-rsid="03da8c08" style:font-style-asian="italic" style:font-style-complex="italic"/>
    </style:style>
    <style:style style:name="P983" style:family="paragraph" style:parent-style-name="Text_20_body" style:list-style-name="L62">
      <style:paragraph-properties fo:margin-top="0in" fo:margin-bottom="0in" loext:contextual-spacing="false"/>
      <style:text-properties fo:color="#000000" fo:font-size="14pt" fo:font-style="italic" officeooo:rsid="01d769bd" officeooo:paragraph-rsid="03dc8a57" style:font-style-asian="italic" style:font-style-complex="italic"/>
    </style:style>
    <style:style style:name="P984" style:family="paragraph" style:parent-style-name="Text_20_body" style:list-style-name="L51">
      <style:paragraph-properties fo:margin-top="0in" fo:margin-bottom="0in" loext:contextual-spacing="false"/>
      <style:text-properties fo:color="#000000" officeooo:paragraph-rsid="04dfd18b"/>
    </style:style>
    <style:style style:name="P985" style:family="paragraph" style:parent-style-name="Text_20_body" style:list-style-name="L51">
      <style:paragraph-properties fo:margin-top="0in" fo:margin-bottom="0in" loext:contextual-spacing="false"/>
      <style:text-properties fo:color="#000000" officeooo:rsid="014f31d2" officeooo:paragraph-rsid="04dfd18b"/>
    </style:style>
    <style:style style:name="P986" style:family="paragraph" style:parent-style-name="Text_20_body" style:list-style-name="L60">
      <style:paragraph-properties fo:margin-top="0in" fo:margin-bottom="0in" loext:contextual-spacing="false"/>
      <style:text-properties fo:color="#000000" officeooo:paragraph-rsid="03da8c08"/>
    </style:style>
    <style:style style:name="P987" style:family="paragraph" style:parent-style-name="Text_20_body" style:list-style-name="L60">
      <style:paragraph-properties fo:margin-top="0in" fo:margin-bottom="0in" loext:contextual-spacing="false"/>
      <style:text-properties fo:font-size="14pt" officeooo:rsid="008c897d" officeooo:paragraph-rsid="03da8c08"/>
    </style:style>
    <style:style style:name="P988" style:family="paragraph" style:parent-style-name="Text_20_body" style:list-style-name="L62">
      <style:paragraph-properties fo:margin-top="0in" fo:margin-bottom="0in" loext:contextual-spacing="false"/>
      <style:text-properties officeooo:rsid="01d5eba4" officeooo:paragraph-rsid="03dc8a57"/>
    </style:style>
    <style:style style:name="P989" style:family="paragraph" style:parent-style-name="Text_20_body" style:list-style-name="L93" style:master-page-name="">
      <style:paragraph-properties fo:margin-left="0.5118in" fo:margin-right="0.9839in" fo:margin-top="0in" fo:margin-bottom="0.1201in" loext:contextual-spacing="false" fo:line-height="118%" fo:text-indent="-0.2362in" style:auto-text-indent="false" style:page-number="auto">
        <style:tab-stops>
          <style:tab-stop style:position="0.0335in"/>
        </style:tab-stops>
      </style:paragraph-properties>
      <style:text-properties style:font-name="Aileron3" fo:font-size="14pt" officeooo:rsid="00198718" officeooo:paragraph-rsid="03c4c821" fo:background-color="#ffffff"/>
    </style:style>
    <style:style style:name="P990" style:family="paragraph" style:parent-style-name="Text_20_body" style:list-style-name="L96">
      <style:paragraph-properties fo:margin-top="0in" fo:margin-bottom="0.1665in" loext:contextual-spacing="false" fo:line-height="114%" fo:background-color="transparent" style:writing-mode="lr-tb">
        <style:background-image/>
      </style:paragraph-properties>
      <style:text-properties fo:font-variant="normal" fo:text-transform="none" fo:color="#000000" style:text-line-through-style="none" style:text-line-through-type="none" style:font-name="Aileron3" fo:font-size="14pt" fo:font-style="normal" style:text-underline-style="none" fo:font-weight="normal" officeooo:paragraph-rsid="03c5eee4" style:text-blinking="false" fo:background-color="transparent" style:font-size-asian="14pt" style:font-size-complex="14pt"/>
    </style:style>
    <style:style style:name="P991" style:family="paragraph" style:parent-style-name="Text_20_body" style:list-style-name="L96">
      <style:paragraph-properties fo:margin-top="0in" fo:margin-bottom="0.1665in" loext:contextual-spacing="false" fo:line-height="114%" fo:background-color="transparent" style:writing-mode="lr-tb">
        <style:background-image/>
      </style:paragraph-properties>
      <style:text-properties fo:font-variant="normal" fo:text-transform="none" fo:color="#000000" style:text-line-through-style="none" style:text-line-through-type="none" style:font-name="Aileron3" fo:font-size="14pt" fo:font-style="normal" style:text-underline-style="none" fo:font-weight="normal" officeooo:paragraph-rsid="03a66a1d" style:text-blinking="false" fo:background-color="transparent" style:font-size-asian="14pt" style:font-size-complex="14pt"/>
    </style:style>
    <style:style style:name="P992" style:family="paragraph" style:parent-style-name="Text_20_body" style:list-style-name="L96">
      <style:paragraph-properties fo:margin-top="0in" fo:margin-bottom="0.1665in" loext:contextual-spacing="false" fo:line-height="114%" fo:background-color="transparent" style:writing-mode="lr-tb">
        <style:background-image/>
      </style:paragraph-properties>
      <style:text-properties fo:font-variant="normal" fo:text-transform="none" fo:color="#000000" style:text-line-through-style="none" style:text-line-through-type="none" style:font-name="Aileron3" fo:font-size="14pt" fo:font-style="normal" style:text-underline-style="none" fo:font-weight="normal" officeooo:paragraph-rsid="03f76f14" style:text-blinking="false" fo:background-color="transparent" style:font-size-asian="14pt" style:font-size-complex="14pt"/>
    </style:style>
    <style:style style:name="P993" style:family="paragraph" style:parent-style-name="Text_20_body" style:list-style-name="L96">
      <style:paragraph-properties fo:margin-top="0in" fo:margin-bottom="0.1665in" loext:contextual-spacing="false" fo:line-height="114%" fo:background-color="transparent" style:writing-mode="lr-tb">
        <style:background-image/>
      </style:paragraph-properties>
      <style:text-properties fo:font-variant="normal" fo:text-transform="none" fo:color="#000000" style:text-line-through-style="none" style:text-line-through-type="none" style:font-name="Aileron3" fo:font-size="14pt" fo:font-style="normal" style:text-underline-style="none" fo:font-weight="normal" officeooo:rsid="037f1cc7" officeooo:paragraph-rsid="03c5eee4" style:text-blinking="false" fo:background-color="transparent" style:font-size-asian="14pt" style:font-size-complex="14pt"/>
    </style:style>
    <style:style style:name="P994" style:family="paragraph" style:parent-style-name="Text_20_body" style:list-style-name="L96">
      <style:paragraph-properties fo:margin-top="0in" fo:margin-bottom="0.1665in" loext:contextual-spacing="false" fo:line-height="114%" fo:background-color="transparent" style:writing-mode="lr-tb">
        <style:background-image/>
      </style:paragraph-properties>
      <style:text-properties fo:font-variant="normal" fo:text-transform="none" fo:color="#000000" style:text-line-through-style="none" style:text-line-through-type="none" style:font-name="Aileron3" fo:font-size="14pt" fo:font-style="normal" style:text-underline-style="none" fo:font-weight="normal" officeooo:rsid="037f1cc7" officeooo:paragraph-rsid="03a66a1d" style:text-blinking="false" fo:background-color="transparent" style:font-size-asian="14pt" style:font-size-complex="14pt"/>
    </style:style>
    <style:style style:name="P995" style:family="paragraph" style:parent-style-name="Text_20_body" style:list-style-name="L96">
      <style:paragraph-properties fo:margin-top="0in" fo:margin-bottom="0.1665in" loext:contextual-spacing="false" fo:line-height="114%" fo:background-color="transparent" style:writing-mode="lr-tb">
        <style:background-image/>
      </style:paragraph-properties>
      <style:text-properties fo:font-variant="normal" fo:text-transform="none" fo:color="#000000" style:text-line-through-style="none" style:text-line-through-type="none" style:font-name="Aileron3" fo:font-size="14pt" fo:font-style="normal" style:text-underline-style="none" fo:font-weight="normal" officeooo:rsid="037f1cc7" officeooo:paragraph-rsid="03f76f14" style:text-blinking="false" fo:background-color="transparent" style:font-size-asian="14pt" style:font-size-complex="14pt"/>
    </style:style>
    <style:style style:name="P996" style:family="paragraph" style:parent-style-name="Text_20_body">
      <style:paragraph-properties fo:margin-top="0in" fo:margin-bottom="0.1665in" loext:contextual-spacing="false" fo:line-height="114%" fo:background-color="transparent" style:writing-mode="lr-tb">
        <style:background-image/>
      </style:paragraph-properties>
      <style:text-properties fo:font-variant="normal" fo:text-transform="none" fo:color="#000000" style:text-line-through-style="none" style:text-line-through-type="none" style:font-name="Aileron3" fo:font-size="14pt" fo:font-style="normal" style:text-underline-style="none" fo:font-weight="normal" officeooo:rsid="037f1cc7" officeooo:paragraph-rsid="03f76f14" style:text-blinking="false" fo:background-color="transparent" style:font-size-asian="14pt" style:font-size-complex="14pt"/>
    </style:style>
    <style:style style:name="P997" style:family="paragraph" style:parent-style-name="Text_20_body" style:list-style-name="L96">
      <style:paragraph-properties fo:margin-top="0in" fo:margin-bottom="0.1665in" loext:contextual-spacing="false" fo:line-height="114%" fo:text-align="end" style:justify-single-word="false" fo:background-color="transparent" style:writing-mode="lr-tb">
        <style:background-image/>
      </style:paragraph-properties>
      <style:text-properties fo:font-variant="normal" fo:text-transform="none" fo:color="#000000" style:text-line-through-style="none" style:text-line-through-type="none" style:font-name="Aileron3" fo:font-size="14pt" fo:font-style="italic" style:text-underline-style="none" fo:font-weight="normal" officeooo:rsid="0570972d" officeooo:paragraph-rsid="0570972d" style:text-blinking="false" fo:background-color="transparent" style:font-size-asian="14pt" style:font-style-asian="italic" style:font-size-complex="14pt" style:font-style-complex="italic"/>
    </style:style>
    <style:style style:name="P998" style:family="paragraph" style:parent-style-name="western" style:list-style-name="WWNum1">
      <style:paragraph-properties fo:margin-left="0.5in" fo:margin-right="0in" fo:text-indent="-0.25in" style:auto-text-indent="false">
        <style:tab-stops>
          <style:tab-stop style:position="0.5in"/>
        </style:tab-stops>
      </style:paragraph-properties>
    </style:style>
    <style:style style:name="P999" style:family="paragraph" style:parent-style-name="western" style:list-style-name="WWNum1">
      <style:paragraph-properties fo:margin-left="0.5in" fo:margin-right="0in" fo:text-indent="-0.25in" style:auto-text-indent="false">
        <style:tab-stops>
          <style:tab-stop style:position="0.5in"/>
        </style:tab-stops>
      </style:paragraph-properties>
      <style:text-properties fo:language="en" fo:country="US"/>
    </style:style>
    <style:style style:name="P1000" style:family="paragraph" style:parent-style-name="western" style:list-style-name="WWNum1">
      <style:paragraph-properties fo:margin-left="0.5in" fo:margin-right="0in" fo:text-align="end" style:justify-single-word="false" fo:text-indent="-0.25in" style:auto-text-indent="false">
        <style:tab-stops>
          <style:tab-stop style:position="0.5in"/>
        </style:tab-stops>
      </style:paragraph-properties>
      <style:text-properties fo:font-style="italic" officeooo:rsid="056e693b" officeooo:paragraph-rsid="056e693b" style:font-style-asian="italic" style:font-style-complex="italic"/>
    </style:style>
    <style:style style:name="P1001" style:family="paragraph" style:parent-style-name="western" style:list-style-name="WWNum1" style:master-page-name="Inner_20_Pages_20_No_20_Paw">
      <style:paragraph-properties fo:margin-left="0.5in" fo:margin-right="0in" fo:text-indent="-0.25in" style:auto-text-indent="false" style:page-number="auto">
        <style:tab-stops>
          <style:tab-stop style:position="0.5in"/>
        </style:tab-stops>
      </style:paragraph-properties>
    </style:style>
    <style:style style:name="P1002" style:family="paragraph" style:parent-style-name="Text_20_Body_20_Compressed" style:list-style-name="L87">
      <style:text-properties officeooo:paragraph-rsid="04d6569f"/>
    </style:style>
    <style:style style:name="P1003" style:family="paragraph" style:parent-style-name="Text_20_Body_20_Compressed" style:list-style-name="L87">
      <style:text-properties fo:font-size="14pt" officeooo:rsid="00254e47" officeooo:paragraph-rsid="04d6569f"/>
    </style:style>
    <style:style style:name="T1" style:family="text">
      <style:text-properties style:font-name="Times New Roman1" officeooo:rsid="0033f6bf"/>
    </style:style>
    <style:style style:name="T2" style:family="text">
      <style:text-properties style:font-name="Droid Sans1" officeooo:rsid="000f21f3"/>
    </style:style>
    <style:style style:name="T3" style:family="text">
      <style:text-properties officeooo:rsid="0013b09b"/>
    </style:style>
    <style:style style:name="T4" style:family="text">
      <style:text-properties officeooo:rsid="00535ffd"/>
    </style:style>
    <style:style style:name="T5" style:family="text">
      <style:text-properties officeooo:rsid="005d3137"/>
    </style:style>
    <style:style style:name="T6" style:family="text">
      <style:text-properties officeooo:rsid="0016225e"/>
    </style:style>
    <style:style style:name="T7" style:family="text">
      <style:text-properties officeooo:rsid="0012b679"/>
    </style:style>
    <style:style style:name="T8" style:family="text">
      <style:text-properties officeooo:rsid="000c4d21"/>
    </style:style>
    <style:style style:name="T9" style:family="text">
      <style:text-properties officeooo:rsid="0053ec9e"/>
    </style:style>
    <style:style style:name="T10" style:family="text">
      <style:text-properties officeooo:rsid="00180090"/>
    </style:style>
    <style:style style:name="T11" style:family="text">
      <style:text-properties fo:font-style="italic" style:font-style-asian="italic" style:font-style-complex="italic"/>
    </style:style>
    <style:style style:name="T12" style:family="text">
      <style:text-properties fo:font-style="italic" officeooo:rsid="0084c85e" style:font-style-asian="italic" style:font-style-complex="italic"/>
    </style:style>
    <style:style style:name="T13" style:family="text">
      <style:text-properties fo:font-style="italic" officeooo:rsid="0172cadd" style:font-style-asian="italic" style:font-style-complex="italic"/>
    </style:style>
    <style:style style:name="T14" style:family="text">
      <style:text-properties fo:font-style="italic" officeooo:rsid="02a77207" style:font-style-asian="italic" style:font-style-complex="italic"/>
    </style:style>
    <style:style style:name="T15" style:family="text">
      <style:text-properties fo:font-style="italic" officeooo:rsid="018aa56f" style:font-style-asian="italic" style:font-style-complex="italic"/>
    </style:style>
    <style:style style:name="T16" style:family="text">
      <style:text-properties fo:font-style="italic" officeooo:rsid="037b61f3" style:font-style-asian="italic" style:font-style-complex="italic"/>
    </style:style>
    <style:style style:name="T17" style:family="text">
      <style:text-properties fo:font-style="italic" officeooo:rsid="037686fb" style:font-style-asian="italic" style:font-style-complex="italic"/>
    </style:style>
    <style:style style:name="T18" style:family="text">
      <style:text-properties fo:font-style="italic" officeooo:rsid="03776dd7" style:font-style-asian="italic" style:font-style-complex="italic"/>
    </style:style>
    <style:style style:name="T19" style:family="text">
      <style:text-properties fo:font-style="italic" officeooo:rsid="03874ec3" style:font-style-asian="italic" style:font-style-complex="italic"/>
    </style:style>
    <style:style style:name="T20" style:family="text">
      <style:text-properties fo:font-style="italic" officeooo:rsid="0014b547" style:font-style-asian="italic" style:font-style-complex="italic"/>
    </style:style>
    <style:style style:name="T21" style:family="text">
      <style:text-properties fo:font-style="italic" officeooo:rsid="00153369" style:font-style-asian="italic" style:font-style-complex="italic"/>
    </style:style>
    <style:style style:name="T22" style:family="text">
      <style:text-properties fo:font-style="italic" officeooo:rsid="02e58166" style:font-style-asian="italic" style:font-style-complex="italic"/>
    </style:style>
    <style:style style:name="T23" style:family="text">
      <style:text-properties fo:font-style="italic" officeooo:rsid="0387ab43" style:font-style-asian="italic" style:font-style-complex="italic"/>
    </style:style>
    <style:style style:name="T24" style:family="text">
      <style:text-properties fo:font-style="italic" officeooo:rsid="000c290b" style:font-style-asian="italic" style:font-style-complex="italic"/>
    </style:style>
    <style:style style:name="T25" style:family="text">
      <style:text-properties fo:font-style="italic" officeooo:rsid="03895a5b" style:font-style-asian="italic" style:font-style-complex="italic"/>
    </style:style>
    <style:style style:name="T26" style:family="text">
      <style:text-properties fo:font-style="italic" officeooo:rsid="038a7283" style:font-style-asian="italic" style:font-style-complex="italic"/>
    </style:style>
    <style:style style:name="T27" style:family="text">
      <style:text-properties fo:font-style="italic" officeooo:rsid="038c2c35" style:font-style-asian="italic" style:font-style-complex="italic"/>
    </style:style>
    <style:style style:name="T28" style:family="text">
      <style:text-properties fo:font-style="italic" officeooo:rsid="038fc931" style:font-style-asian="italic" style:font-style-complex="italic"/>
    </style:style>
    <style:style style:name="T29" style:family="text">
      <style:text-properties fo:font-style="italic" officeooo:rsid="039def33" style:font-style-asian="italic" style:font-style-complex="italic"/>
    </style:style>
    <style:style style:name="T30" style:family="text">
      <style:text-properties fo:font-style="italic" officeooo:rsid="03a8cac8" style:font-style-asian="italic" style:font-style-complex="italic"/>
    </style:style>
    <style:style style:name="T31" style:family="text">
      <style:text-properties fo:font-style="italic" officeooo:rsid="03abf970" style:font-style-asian="italic" style:font-style-complex="italic"/>
    </style:style>
    <style:style style:name="T32" style:family="text">
      <style:text-properties fo:font-style="italic" officeooo:rsid="001d2acc" style:font-style-asian="italic" style:font-style-complex="italic"/>
    </style:style>
    <style:style style:name="T33" style:family="text">
      <style:text-properties fo:font-style="italic" officeooo:rsid="01adac2c" style:font-style-asian="italic" style:font-style-complex="italic"/>
    </style:style>
    <style:style style:name="T34" style:family="text">
      <style:text-properties fo:font-style="italic" officeooo:rsid="001d3a45" style:font-style-asian="italic" style:font-style-complex="italic"/>
    </style:style>
    <style:style style:name="T35" style:family="text">
      <style:text-properties fo:font-style="italic" officeooo:rsid="002248c8" style:font-style-asian="italic" style:font-style-complex="italic"/>
    </style:style>
    <style:style style:name="T36" style:family="text">
      <style:text-properties fo:font-style="italic" officeooo:rsid="03fdfb31" style:font-style-asian="italic" style:font-style-complex="italic"/>
    </style:style>
    <style:style style:name="T37" style:family="text">
      <style:text-properties fo:font-style="italic" officeooo:rsid="0457f584" style:font-style-asian="italic" style:font-style-complex="italic"/>
    </style:style>
    <style:style style:name="T38" style:family="text">
      <style:text-properties fo:font-style="italic" officeooo:rsid="04a9ccd3" style:font-style-asian="italic" style:font-style-complex="italic"/>
    </style:style>
    <style:style style:name="T39" style:family="text">
      <style:text-properties fo:font-style="italic" officeooo:rsid="04a9e2a9" style:font-style-asian="italic" style:font-style-complex="italic"/>
    </style:style>
    <style:style style:name="T40" style:family="text">
      <style:text-properties fo:font-style="italic" officeooo:rsid="04ad2dc9" style:font-style-asian="italic" style:font-style-complex="italic"/>
    </style:style>
    <style:style style:name="T41" style:family="text">
      <style:text-properties fo:font-style="italic" officeooo:rsid="05366dbd" style:font-style-asian="italic" style:font-style-complex="italic"/>
    </style:style>
    <style:style style:name="T42" style:family="text">
      <style:text-properties fo:font-style="italic" fo:font-weight="normal" officeooo:rsid="02d72e38" style:font-style-asian="italic" style:font-weight-asian="normal" style:font-style-complex="italic" style:font-weight-complex="normal"/>
    </style:style>
    <style:style style:name="T43" style:family="text">
      <style:text-properties fo:font-style="italic" fo:font-weight="normal" officeooo:rsid="02dc294e" style:font-style-asian="italic" style:font-weight-asian="normal" style:font-style-complex="italic" style:font-weight-complex="normal"/>
    </style:style>
    <style:style style:name="T44" style:family="text">
      <style:text-properties fo:font-style="italic" fo:font-weight="normal" officeooo:rsid="02e54147" style:font-style-asian="italic" style:font-weight-asian="normal" style:font-style-complex="italic" style:font-weight-complex="normal"/>
    </style:style>
    <style:style style:name="T45" style:family="text">
      <style:text-properties fo:font-style="italic" fo:font-weight="normal" officeooo:rsid="00180090" style:font-style-asian="italic" style:font-weight-asian="normal" style:font-style-complex="italic" style:font-weight-complex="normal"/>
    </style:style>
    <style:style style:name="T46" style:family="text">
      <style:text-properties fo:font-style="italic" fo:font-weight="normal" officeooo:rsid="04187e6c" style:font-style-asian="italic" style:font-weight-asian="normal" style:font-style-complex="italic" style:font-weight-complex="normal"/>
    </style:style>
    <style:style style:name="T47" style:family="text">
      <style:text-properties fo:font-style="italic" fo:font-weight="normal" officeooo:rsid="05334678" style:font-style-asian="italic" style:font-weight-asian="normal" style:font-style-complex="italic" style:font-weight-complex="normal"/>
    </style:style>
    <style:style style:name="T48" style:family="text">
      <style:text-properties fo:font-style="italic" fo:font-weight="normal" officeooo:rsid="0548b4c1" style:font-style-asian="italic" style:font-weight-asian="normal" style:font-style-complex="italic" style:font-weight-complex="normal"/>
    </style:style>
    <style:style style:name="T49" style:family="text">
      <style:text-properties fo:font-style="italic" fo:font-weight="bold" officeooo:rsid="02d57a60" style:font-style-asian="italic" style:font-weight-asian="bold" style:font-style-complex="italic" style:font-weight-complex="bold"/>
    </style:style>
    <style:style style:name="T50" style:family="text">
      <style:text-properties fo:font-style="italic" fo:font-weight="bold" officeooo:rsid="02d72e38" style:font-style-asian="italic" style:font-weight-asian="bold" style:font-style-complex="italic" style:font-weight-complex="bold"/>
    </style:style>
    <style:style style:name="T51" style:family="text">
      <style:text-properties fo:font-style="italic" fo:font-weight="bold" officeooo:rsid="02ea2574" style:font-style-asian="italic" style:font-weight-asian="bold" style:font-style-complex="italic" style:font-weight-complex="bold"/>
    </style:style>
    <style:style style:name="T52" style:family="text">
      <style:text-properties fo:font-style="italic" fo:font-weight="bold" officeooo:rsid="0416c719" style:font-style-asian="italic" style:font-weight-asian="bold" style:font-style-complex="italic" style:font-weight-complex="bold"/>
    </style:style>
    <style:style style:name="T53" style:family="text">
      <style:text-properties officeooo:rsid="001943ba"/>
    </style:style>
    <style:style style:name="T54" style:family="text">
      <style:text-properties officeooo:rsid="00198718"/>
    </style:style>
    <style:style style:name="T55" style:family="text">
      <style:text-properties officeooo:rsid="004674ec"/>
    </style:style>
    <style:style style:name="T56" style:family="text">
      <style:text-properties officeooo:rsid="005efb88"/>
    </style:style>
    <style:style style:name="T57" style:family="text">
      <style:text-properties officeooo:rsid="001ac719"/>
    </style:style>
    <style:style style:name="T58" style:family="text">
      <style:text-properties officeooo:rsid="001cb0b8"/>
    </style:style>
    <style:style style:name="T59" style:family="text">
      <style:text-properties officeooo:rsid="001ce88a"/>
    </style:style>
    <style:style style:name="T60" style:family="text">
      <style:text-properties officeooo:rsid="0021667b"/>
    </style:style>
    <style:style style:name="T61" style:family="text">
      <style:text-properties officeooo:rsid="0022496b"/>
    </style:style>
    <style:style style:name="T62" style:family="text">
      <style:text-properties officeooo:rsid="0055613c"/>
    </style:style>
    <style:style style:name="T63" style:family="text">
      <style:text-properties officeooo:rsid="002397f3"/>
    </style:style>
    <style:style style:name="T64" style:family="text">
      <style:text-properties officeooo:rsid="00244726"/>
    </style:style>
    <style:style style:name="T65" style:family="text">
      <style:text-properties officeooo:rsid="00254e47"/>
    </style:style>
    <style:style style:name="T66" style:family="text">
      <style:text-properties officeooo:rsid="0026a35f"/>
    </style:style>
    <style:style style:name="T67" style:family="text">
      <style:text-properties officeooo:rsid="002700e7"/>
    </style:style>
    <style:style style:name="T68" style:family="text">
      <style:text-properties fo:font-weight="bold" style:font-weight-asian="bold" style:font-weight-complex="bold"/>
    </style:style>
    <style:style style:name="T69" style:family="text">
      <style:text-properties fo:font-weight="bold" officeooo:rsid="02bd7d19" style:font-weight-asian="bold" style:font-weight-complex="bold"/>
    </style:style>
    <style:style style:name="T70" style:family="text">
      <style:text-properties fo:font-weight="bold" officeooo:rsid="01ccbd72" style:font-weight-asian="bold" style:font-weight-complex="bold"/>
    </style:style>
    <style:style style:name="T71" style:family="text">
      <style:text-properties fo:font-weight="bold" officeooo:rsid="01d15be6" style:font-weight-asian="bold" style:font-weight-complex="bold"/>
    </style:style>
    <style:style style:name="T72" style:family="text">
      <style:text-properties fo:font-weight="bold" officeooo:rsid="01cb7ec1" style:font-weight-asian="bold" style:font-weight-complex="bold"/>
    </style:style>
    <style:style style:name="T73" style:family="text">
      <style:text-properties fo:font-weight="bold" officeooo:rsid="01d03308" style:font-weight-asian="bold" style:font-weight-complex="bold"/>
    </style:style>
    <style:style style:name="T74" style:family="text">
      <style:text-properties fo:font-weight="bold" officeooo:rsid="01dbce6a" style:font-weight-asian="bold" style:font-weight-complex="bold"/>
    </style:style>
    <style:style style:name="T75" style:family="text">
      <style:text-properties fo:font-weight="bold" officeooo:rsid="022d3509" style:font-weight-asian="bold" style:font-weight-complex="bold"/>
    </style:style>
    <style:style style:name="T76" style:family="text">
      <style:text-properties fo:font-weight="bold" officeooo:rsid="01f81581" style:font-weight-asian="bold" style:font-weight-complex="bold"/>
    </style:style>
    <style:style style:name="T77" style:family="text">
      <style:text-properties fo:font-weight="bold" officeooo:rsid="01f59eb6" style:font-weight-asian="bold" style:font-weight-complex="bold"/>
    </style:style>
    <style:style style:name="T78" style:family="text">
      <style:text-properties fo:font-weight="bold" officeooo:rsid="041641bd" style:font-weight-asian="bold" style:font-weight-complex="bold"/>
    </style:style>
    <style:style style:name="T79" style:family="text">
      <style:text-properties fo:font-weight="bold" officeooo:rsid="03cae4ca" style:font-weight-asian="bold" style:font-weight-complex="bold"/>
    </style:style>
    <style:style style:name="T80" style:family="text">
      <style:text-properties fo:font-weight="bold" officeooo:rsid="0440d8d3" style:font-weight-asian="bold" style:font-weight-complex="bold"/>
    </style:style>
    <style:style style:name="T81" style:family="text">
      <style:text-properties fo:font-weight="bold" officeooo:rsid="0446a539" style:font-weight-asian="bold" style:font-weight-complex="bold"/>
    </style:style>
    <style:style style:name="T82" style:family="text">
      <style:text-properties fo:font-weight="bold" officeooo:rsid="0447dd89" style:font-weight-asian="bold" style:font-weight-complex="bold"/>
    </style:style>
    <style:style style:name="T83" style:family="text">
      <style:text-properties fo:font-weight="bold" officeooo:rsid="0222162b" style:font-weight-asian="bold" style:font-weight-complex="bold"/>
    </style:style>
    <style:style style:name="T84" style:family="text">
      <style:text-properties fo:font-weight="bold" officeooo:rsid="04ba2ca8" style:font-weight-asian="bold" style:font-weight-complex="bold"/>
    </style:style>
    <style:style style:name="T85" style:family="text">
      <style:text-properties fo:font-weight="bold" officeooo:rsid="04bbec2f" style:font-weight-asian="bold" style:font-weight-complex="bold"/>
    </style:style>
    <style:style style:name="T86" style:family="text">
      <style:text-properties fo:font-weight="bold" officeooo:rsid="017d57c0" style:font-weight-asian="bold" style:font-weight-complex="bold"/>
    </style:style>
    <style:style style:name="T87" style:family="text">
      <style:text-properties fo:font-weight="bold" officeooo:rsid="05081969" style:font-weight-asian="bold" style:font-weight-complex="bold"/>
    </style:style>
    <style:style style:name="T88" style:family="text">
      <style:text-properties fo:font-weight="bold" officeooo:rsid="051859f3" style:font-weight-asian="bold" style:font-weight-complex="bold"/>
    </style:style>
    <style:style style:name="T89" style:family="text">
      <style:text-properties fo:font-weight="bold" officeooo:rsid="051e6269" style:font-weight-asian="bold" style:font-weight-complex="bold"/>
    </style:style>
    <style:style style:name="T90" style:family="text">
      <style:text-properties fo:font-weight="bold" officeooo:rsid="055c4509" style:font-weight-asian="bold" style:font-weight-complex="bold"/>
    </style:style>
    <style:style style:name="T91" style:family="text">
      <style:text-properties fo:font-weight="bold" officeooo:rsid="0565c51d" style:font-weight-asian="bold" style:font-weight-complex="bold"/>
    </style:style>
    <style:style style:name="T92" style:family="text">
      <style:text-properties fo:font-weight="bold" officeooo:rsid="056f23a2" style:font-weight-asian="bold" style:font-weight-complex="bold"/>
    </style:style>
    <style:style style:name="T93" style:family="text">
      <style:text-properties officeooo:rsid="00290d4d"/>
    </style:style>
    <style:style style:name="T94" style:family="text">
      <style:text-properties officeooo:rsid="0029cba5"/>
    </style:style>
    <style:style style:name="T95" style:family="text">
      <style:text-properties officeooo:rsid="002b5b6c"/>
    </style:style>
    <style:style style:name="T96" style:family="text">
      <style:text-properties officeooo:rsid="002d350e"/>
    </style:style>
    <style:style style:name="T97" style:family="text">
      <style:text-properties officeooo:rsid="002e3fbe"/>
    </style:style>
    <style:style style:name="T98" style:family="text">
      <style:text-properties officeooo:rsid="0058dad6"/>
    </style:style>
    <style:style style:name="T99" style:family="text">
      <style:text-properties officeooo:rsid="00721f5b"/>
    </style:style>
    <style:style style:name="T100" style:family="text">
      <style:text-properties officeooo:rsid="007ee5b5"/>
    </style:style>
    <style:style style:name="T101" style:family="text">
      <style:text-properties fo:font-size="14pt"/>
    </style:style>
    <style:style style:name="T102" style:family="text">
      <style:text-properties fo:font-size="14pt" officeooo:rsid="00535ffd"/>
    </style:style>
    <style:style style:name="T103" style:family="text">
      <style:text-properties fo:font-size="14pt" fo:font-style="normal" fo:font-weight="normal" officeooo:rsid="011cbc0a" style:font-size-asian="14pt" style:font-style-asian="normal" style:font-weight-asian="normal" style:font-size-complex="14pt" style:font-style-complex="normal" style:font-weight-complex="normal"/>
    </style:style>
    <style:style style:name="T104" style:family="text">
      <style:text-properties fo:font-size="14pt" fo:language="none" fo:country="none" officeooo:rsid="0183f7bb"/>
    </style:style>
    <style:style style:name="T105" style:family="text">
      <style:text-properties fo:font-size="14pt" fo:language="none" fo:country="none" fo:background-color="#ffffff" loext:char-shading-value="0" style:font-size-asian="14pt" style:font-size-complex="14pt"/>
    </style:style>
    <style:style style:name="T106" style:family="text">
      <style:text-properties fo:font-size="14pt" fo:language="none" fo:country="none" officeooo:rsid="03893d1d" fo:background-color="#ffffff" loext:char-shading-value="0" style:font-size-asian="14pt" style:font-size-complex="14pt"/>
    </style:style>
    <style:style style:name="T107" style:family="text">
      <style:text-properties fo:font-size="14pt" fo:language="none" fo:country="none" officeooo:rsid="038a7283" fo:background-color="#ffffff" loext:char-shading-value="0" style:font-size-asian="14pt" style:font-size-complex="14pt"/>
    </style:style>
    <style:style style:name="T108" style:family="text">
      <style:text-properties fo:font-size="14pt" fo:language="none" fo:country="none" officeooo:rsid="038c2c35" fo:background-color="#ffffff" loext:char-shading-value="0" style:font-size-asian="14pt" style:font-size-complex="14pt"/>
    </style:style>
    <style:style style:name="T109" style:family="text">
      <style:text-properties fo:font-size="14pt" fo:language="none" fo:country="none" officeooo:rsid="038d69e9" fo:background-color="#ffffff" loext:char-shading-value="0" style:font-size-asian="14pt" style:font-size-complex="14pt"/>
    </style:style>
    <style:style style:name="T110" style:family="text">
      <style:text-properties fo:font-size="14pt" fo:language="none" fo:country="none" officeooo:rsid="038e5afd" fo:background-color="#ffffff" loext:char-shading-value="0" style:font-size-asian="14pt" style:font-size-complex="14pt"/>
    </style:style>
    <style:style style:name="T111" style:family="text">
      <style:text-properties fo:font-size="14pt" fo:language="none" fo:country="none" officeooo:rsid="04879112" fo:background-color="#ffffff" loext:char-shading-value="0" style:font-size-asian="14pt" style:font-size-complex="14pt"/>
    </style:style>
    <style:style style:name="T112" style:family="text">
      <style:text-properties fo:font-size="14pt" fo:language="none" fo:country="none" officeooo:rsid="048f5035" fo:background-color="#ffffff" loext:char-shading-value="0" style:font-size-asian="14pt" style:font-size-complex="14pt"/>
    </style:style>
    <style:style style:name="T113" style:family="text">
      <style:text-properties fo:font-size="14pt" fo:language="none" fo:country="none" officeooo:rsid="04905c36" fo:background-color="#ffffff" loext:char-shading-value="0" style:font-size-asian="14pt" style:font-size-complex="14pt"/>
    </style:style>
    <style:style style:name="T114" style:family="text">
      <style:text-properties fo:font-size="14pt" fo:language="none" fo:country="none" officeooo:rsid="0490b3f3" fo:background-color="#ffffff" loext:char-shading-value="0" style:font-size-asian="14pt" style:font-size-complex="14pt"/>
    </style:style>
    <style:style style:name="T115" style:family="text">
      <style:text-properties fo:font-size="14pt" officeooo:rsid="0391d9bc" style:font-size-asian="14pt" style:font-size-complex="14pt"/>
    </style:style>
    <style:style style:name="T116" style:family="text">
      <style:text-properties fo:font-size="14pt" officeooo:rsid="007ee14a"/>
    </style:style>
    <style:style style:name="T117" style:family="text">
      <style:text-properties fo:font-size="14pt" officeooo:rsid="00ed763a"/>
    </style:style>
    <style:style style:name="T118" style:family="text">
      <style:text-properties fo:font-size="14pt" officeooo:rsid="01cffbb5"/>
    </style:style>
    <style:style style:name="T119" style:family="text">
      <style:text-properties fo:font-size="14pt" officeooo:rsid="031c98e6"/>
    </style:style>
    <style:style style:name="T120" style:family="text">
      <style:text-properties fo:font-size="14pt" officeooo:rsid="01d03308"/>
    </style:style>
    <style:style style:name="T121" style:family="text">
      <style:text-properties fo:font-size="14pt" officeooo:rsid="00b96c3a"/>
    </style:style>
    <style:style style:name="T122" style:family="text">
      <style:text-properties fo:font-size="14pt" officeooo:rsid="0152cb8e"/>
    </style:style>
    <style:style style:name="T123" style:family="text">
      <style:text-properties fo:font-size="14pt" officeooo:rsid="014e8439"/>
    </style:style>
    <style:style style:name="T124" style:family="text">
      <style:text-properties fo:font-size="14pt" officeooo:rsid="014f31d2"/>
    </style:style>
    <style:style style:name="T125" style:family="text">
      <style:text-properties fo:font-size="14pt" officeooo:rsid="0151ef1c"/>
    </style:style>
    <style:style style:name="T126" style:family="text">
      <style:text-properties fo:font-size="14pt" officeooo:rsid="014fc375"/>
    </style:style>
    <style:style style:name="T127" style:family="text">
      <style:text-properties fo:font-size="14pt" officeooo:rsid="00c0fc3a"/>
    </style:style>
    <style:style style:name="T128" style:family="text">
      <style:text-properties fo:font-size="14pt" officeooo:rsid="01596674"/>
    </style:style>
    <style:style style:name="T129" style:family="text">
      <style:text-properties fo:font-size="14pt" officeooo:rsid="01579df6"/>
    </style:style>
    <style:style style:name="T130" style:family="text">
      <style:text-properties fo:font-size="14pt" officeooo:rsid="015773bf"/>
    </style:style>
    <style:style style:name="T131" style:family="text">
      <style:text-properties fo:font-size="14pt" officeooo:rsid="0151839e"/>
    </style:style>
    <style:style style:name="T132" style:family="text">
      <style:text-properties fo:font-size="14pt" officeooo:rsid="015b0c36"/>
    </style:style>
    <style:style style:name="T133" style:family="text">
      <style:text-properties fo:font-size="14pt" officeooo:rsid="015b1628"/>
    </style:style>
    <style:style style:name="T134" style:family="text">
      <style:text-properties fo:font-size="14pt" officeooo:rsid="027d6144"/>
    </style:style>
    <style:style style:name="T135" style:family="text">
      <style:text-properties fo:font-size="14pt" officeooo:rsid="054b68e0"/>
    </style:style>
    <style:style style:name="T136" style:family="text">
      <style:text-properties officeooo:rsid="008d2186"/>
    </style:style>
    <style:style style:name="T137" style:family="text">
      <style:text-properties fo:font-style="normal" officeooo:rsid="00f279ea" style:font-style-asian="normal" style:font-style-complex="normal"/>
    </style:style>
    <style:style style:name="T138" style:family="text">
      <style:text-properties fo:font-style="normal" officeooo:rsid="02a77207" style:font-style-asian="normal" style:font-style-complex="normal"/>
    </style:style>
    <style:style style:name="T139" style:family="text">
      <style:text-properties fo:font-style="normal" officeooo:rsid="037686fb" style:font-style-asian="normal" style:font-style-complex="normal"/>
    </style:style>
    <style:style style:name="T140" style:family="text">
      <style:text-properties fo:font-style="normal" officeooo:rsid="037d83f3" style:font-style-asian="normal" style:font-style-complex="normal"/>
    </style:style>
    <style:style style:name="T141" style:family="text">
      <style:text-properties fo:font-style="normal" officeooo:rsid="03776dd7" style:font-style-asian="normal" style:font-style-complex="normal"/>
    </style:style>
    <style:style style:name="T142" style:family="text">
      <style:text-properties fo:font-style="normal" officeooo:rsid="0262d555" style:font-style-asian="normal" style:font-style-complex="normal"/>
    </style:style>
    <style:style style:name="T143" style:family="text">
      <style:text-properties fo:font-style="normal" officeooo:rsid="05280ec7" style:font-style-asian="normal" style:font-style-complex="normal"/>
    </style:style>
    <style:style style:name="T144" style:family="text">
      <style:text-properties fo:font-style="normal" officeooo:rsid="052858d0" style:font-style-asian="normal" style:font-style-complex="normal"/>
    </style:style>
    <style:style style:name="T145" style:family="text">
      <style:text-properties fo:font-style="normal" officeooo:rsid="03ff268b" style:font-style-asian="normal" style:font-weight-asian="bold" style:font-style-complex="normal" style:font-weight-complex="bold"/>
    </style:style>
    <style:style style:name="T146" style:family="text">
      <style:text-properties fo:font-style="normal" officeooo:rsid="03acbf61" style:font-style-asian="normal" style:font-weight-asian="bold" style:font-style-complex="normal" style:font-weight-complex="bold"/>
    </style:style>
    <style:style style:name="T147" style:family="text">
      <style:text-properties fo:font-style="normal" officeooo:rsid="03ff5983" style:font-style-asian="normal" style:font-weight-asian="bold" style:font-style-complex="normal" style:font-weight-complex="bold"/>
    </style:style>
    <style:style style:name="T148" style:family="text">
      <style:text-properties fo:font-style="normal" officeooo:rsid="04b150db" style:font-style-asian="normal" style:font-weight-asian="bold" style:font-style-complex="normal" style:font-weight-complex="bold"/>
    </style:style>
    <style:style style:name="T149" style:family="text">
      <style:text-properties fo:font-style="normal" fo:font-weight="normal" style:font-style-asian="normal" style:font-weight-asian="normal" style:font-style-complex="normal" style:font-weight-complex="normal"/>
    </style:style>
    <style:style style:name="T150" style:family="text">
      <style:text-properties fo:font-style="normal" fo:font-weight="normal" officeooo:rsid="02b274fc" style:font-style-asian="normal" style:font-weight-asian="normal" style:font-style-complex="normal" style:font-weight-complex="normal"/>
    </style:style>
    <style:style style:name="T151" style:family="text">
      <style:text-properties fo:font-style="normal" fo:font-weight="normal" officeooo:rsid="028c8ca5" style:font-style-asian="normal" style:font-weight-asian="normal" style:font-style-complex="normal" style:font-weight-complex="normal"/>
    </style:style>
    <style:style style:name="T152" style:family="text">
      <style:text-properties fo:font-style="normal" fo:font-weight="normal" officeooo:rsid="02d24ed3" style:font-style-asian="normal" style:font-weight-asian="normal" style:font-style-complex="normal" style:font-weight-complex="normal"/>
    </style:style>
    <style:style style:name="T153" style:family="text">
      <style:text-properties fo:font-style="normal" fo:font-weight="normal" officeooo:rsid="02d31876" style:font-style-asian="normal" style:font-weight-asian="normal" style:font-style-complex="normal" style:font-weight-complex="normal"/>
    </style:style>
    <style:style style:name="T154" style:family="text">
      <style:text-properties fo:font-style="normal" fo:font-weight="normal" officeooo:rsid="04b57e4e" style:font-style-asian="normal" style:font-weight-asian="normal" style:font-style-complex="normal" style:font-weight-complex="normal"/>
    </style:style>
    <style:style style:name="T155" style:family="text">
      <style:text-properties fo:font-style="normal" fo:font-weight="normal" officeooo:rsid="027616fa" style:font-style-asian="normal" style:font-weight-asian="normal" style:font-style-complex="normal" style:font-weight-complex="normal"/>
    </style:style>
    <style:style style:name="T156" style:family="text">
      <style:text-properties officeooo:rsid="0095cf1a"/>
    </style:style>
    <style:style style:name="T157" style:family="text">
      <style:text-properties officeooo:rsid="0083a4c9"/>
    </style:style>
    <style:style style:name="T158" style:family="text">
      <style:text-properties officeooo:rsid="00c923e1"/>
    </style:style>
    <style:style style:name="T159" style:family="text">
      <style:text-properties officeooo:rsid="004db7dd"/>
    </style:style>
    <style:style style:name="T160" style:family="text">
      <style:text-properties officeooo:rsid="004e3699"/>
    </style:style>
    <style:style style:name="T161" style:family="text">
      <style:text-properties officeooo:rsid="00ddd8d8"/>
    </style:style>
    <style:style style:name="T162" style:family="text">
      <style:text-properties officeooo:rsid="00eb6f34"/>
    </style:style>
    <style:style style:name="T163" style:family="text">
      <style:text-properties officeooo:rsid="0109c4ce"/>
    </style:style>
    <style:style style:name="T164" style:family="text">
      <style:text-properties officeooo:rsid="010abff2"/>
    </style:style>
    <style:style style:name="T165" style:family="text">
      <style:text-properties officeooo:rsid="012c51a2"/>
    </style:style>
    <style:style style:name="T166" style:family="text">
      <style:text-properties officeooo:rsid="0130861c"/>
    </style:style>
    <style:style style:name="T167" style:family="text">
      <style:text-properties officeooo:rsid="01335109"/>
    </style:style>
    <style:style style:name="T168" style:family="text">
      <style:text-properties officeooo:rsid="0154e65c"/>
    </style:style>
    <style:style style:name="T169" style:family="text">
      <style:text-properties officeooo:rsid="015595e3"/>
    </style:style>
    <style:style style:name="T170" style:family="text">
      <style:text-properties officeooo:rsid="0156d626"/>
    </style:style>
    <style:style style:name="T171" style:family="text">
      <style:text-properties officeooo:rsid="0157da50"/>
    </style:style>
    <style:style style:name="T172" style:family="text">
      <style:text-properties officeooo:rsid="0077bbb6"/>
    </style:style>
    <style:style style:name="T173" style:family="text">
      <style:text-properties officeooo:rsid="0096a364"/>
    </style:style>
    <style:style style:name="T174" style:family="text">
      <style:text-properties officeooo:rsid="015fe578"/>
    </style:style>
    <style:style style:name="T175" style:family="text">
      <style:text-properties officeooo:rsid="0160ddfa"/>
    </style:style>
    <style:style style:name="T176" style:family="text">
      <style:text-properties fo:language="none" fo:country="none"/>
    </style:style>
    <style:style style:name="T177" style:family="text">
      <style:text-properties fo:language="none" fo:country="none" officeooo:rsid="002d350e"/>
    </style:style>
    <style:style style:name="T178" style:family="text">
      <style:text-properties fo:language="none" fo:country="none" officeooo:rsid="016f4057"/>
    </style:style>
    <style:style style:name="T179" style:family="text">
      <style:text-properties fo:language="none" fo:country="none" officeooo:rsid="01851a06"/>
    </style:style>
    <style:style style:name="T180" style:family="text">
      <style:text-properties fo:language="none" fo:country="none" officeooo:rsid="0185bede"/>
    </style:style>
    <style:style style:name="T181" style:family="text">
      <style:text-properties fo:language="none" fo:country="none" officeooo:rsid="02301598"/>
    </style:style>
    <style:style style:name="T182" style:family="text">
      <style:text-properties fo:language="none" fo:country="none" officeooo:rsid="017c1b7a"/>
    </style:style>
    <style:style style:name="T183" style:family="text">
      <style:text-properties fo:language="none" fo:country="none" officeooo:rsid="017d57c0"/>
    </style:style>
    <style:style style:name="T184" style:family="text">
      <style:text-properties fo:language="none" fo:country="none" officeooo:rsid="0216cb25"/>
    </style:style>
    <style:style style:name="T185" style:family="text">
      <style:text-properties fo:language="none" fo:country="none" officeooo:rsid="01954bb5"/>
    </style:style>
    <style:style style:name="T186" style:family="text">
      <style:text-properties fo:language="none" fo:country="none" officeooo:rsid="01937155"/>
    </style:style>
    <style:style style:name="T187" style:family="text">
      <style:text-properties fo:language="none" fo:country="none" officeooo:rsid="03e5d8bd"/>
    </style:style>
    <style:style style:name="T188" style:family="text">
      <style:text-properties fo:language="none" fo:country="none" fo:font-weight="bold" style:font-weight-asian="bold" style:font-weight-complex="bold"/>
    </style:style>
    <style:style style:name="T189" style:family="text">
      <style:text-properties fo:language="none" fo:country="none" fo:font-weight="bold" officeooo:rsid="0185bede" style:font-weight-asian="bold" style:font-weight-complex="bold"/>
    </style:style>
    <style:style style:name="T190" style:family="text">
      <style:text-properties fo:language="none" fo:country="none" fo:font-weight="bold" officeooo:rsid="01ed5338" style:font-weight-asian="bold" style:font-weight-complex="bold"/>
    </style:style>
    <style:style style:name="T191" style:family="text">
      <style:text-properties fo:language="none" fo:country="none" fo:font-weight="bold" officeooo:rsid="01822c82" style:font-weight-asian="bold" style:font-weight-complex="bold"/>
    </style:style>
    <style:style style:name="T192" style:family="text">
      <style:text-properties fo:language="none" fo:country="none" fo:font-weight="bold" officeooo:rsid="01f89880" style:font-weight-asian="bold" style:font-weight-complex="bold"/>
    </style:style>
    <style:style style:name="T193" style:family="text">
      <style:text-properties fo:language="none" fo:country="none" fo:font-weight="bold" officeooo:rsid="017d57c0" style:font-weight-asian="bold" style:font-weight-complex="bold"/>
    </style:style>
    <style:style style:name="T194" style:family="text">
      <style:text-properties fo:language="none" fo:country="none" fo:font-weight="bold" officeooo:rsid="0446a539" style:font-weight-asian="bold" style:font-weight-complex="bold"/>
    </style:style>
    <style:style style:name="T195" style:family="text">
      <style:text-properties fo:language="none" fo:country="none" fo:font-weight="bold" officeooo:rsid="0565c51d" style:font-weight-asian="bold" style:font-weight-complex="bold"/>
    </style:style>
    <style:style style:name="T196" style:family="text">
      <style:text-properties fo:language="none" fo:country="none" fo:font-weight="normal" officeooo:rsid="01ed5338" style:font-weight-asian="normal" style:font-weight-complex="normal"/>
    </style:style>
    <style:style style:name="T197" style:family="text">
      <style:text-properties fo:language="none" fo:country="none" fo:font-weight="normal" officeooo:rsid="0185bede" style:font-weight-asian="normal" style:font-weight-complex="normal"/>
    </style:style>
    <style:style style:name="T198" style:family="text">
      <style:text-properties fo:language="none" fo:country="none" fo:font-weight="normal" officeooo:rsid="0185ed5b" style:font-weight-asian="normal" style:font-weight-complex="normal"/>
    </style:style>
    <style:style style:name="T199" style:family="text">
      <style:text-properties fo:language="none" fo:country="none" fo:font-weight="normal" officeooo:rsid="0184d6cf" style:font-weight-asian="normal" style:font-weight-complex="normal"/>
    </style:style>
    <style:style style:name="T200" style:family="text">
      <style:text-properties fo:language="none" fo:country="none" fo:font-weight="normal" officeooo:rsid="01f89880" style:font-weight-asian="normal" style:font-weight-complex="normal"/>
    </style:style>
    <style:style style:name="T201" style:family="text">
      <style:text-properties fo:language="none" fo:country="none" fo:font-weight="normal" officeooo:rsid="0230e4b8" style:font-weight-asian="normal" style:font-weight-complex="normal"/>
    </style:style>
    <style:style style:name="T202" style:family="text">
      <style:text-properties fo:language="none" fo:country="none" fo:font-style="italic" fo:font-weight="normal" officeooo:rsid="01f89880" style:font-style-asian="italic" style:font-weight-asian="normal" style:font-style-complex="italic" style:font-weight-complex="normal"/>
    </style:style>
    <style:style style:name="T203" style:family="text">
      <style:text-properties fo:language="none" fo:country="none" officeooo:rsid="019b05bf"/>
    </style:style>
    <style:style style:name="T204" style:family="text">
      <style:text-properties fo:language="none" fo:country="none" officeooo:rsid="018899cc"/>
    </style:style>
    <style:style style:name="T205" style:family="text">
      <style:text-properties fo:language="none" fo:country="none" officeooo:rsid="03ef5938"/>
    </style:style>
    <style:style style:name="T206" style:family="text">
      <style:text-properties fo:language="none" fo:country="none" officeooo:rsid="03f3d57a"/>
    </style:style>
    <style:style style:name="T207" style:family="text">
      <style:text-properties fo:language="none" fo:country="none" officeooo:rsid="03f43936"/>
    </style:style>
    <style:style style:name="T208" style:family="text">
      <style:text-properties fo:language="none" fo:country="none" officeooo:rsid="028f0832"/>
    </style:style>
    <style:style style:name="T209" style:family="text">
      <style:text-properties fo:language="none" fo:country="none" officeooo:rsid="02190790"/>
    </style:style>
    <style:style style:name="T210" style:family="text">
      <style:text-properties fo:language="none" fo:country="none" officeooo:rsid="002397f3"/>
    </style:style>
    <style:style style:name="T211" style:family="text">
      <style:text-properties fo:language="none" fo:country="none" officeooo:rsid="04d2d807"/>
    </style:style>
    <style:style style:name="T212" style:family="text">
      <style:text-properties fo:language="none" fo:country="none" officeooo:rsid="04d37cb7"/>
    </style:style>
    <style:style style:name="T213" style:family="text">
      <style:text-properties fo:language="none" fo:country="none" officeooo:rsid="04e2569c"/>
    </style:style>
    <style:style style:name="T214" style:family="text">
      <style:text-properties fo:language="none" fo:country="none" officeooo:rsid="050e8c8f"/>
    </style:style>
    <style:style style:name="T215" style:family="text">
      <style:text-properties fo:language="none" fo:country="none" officeooo:rsid="05135949"/>
    </style:style>
    <style:style style:name="T216" style:family="text">
      <style:text-properties fo:language="none" fo:country="none" officeooo:rsid="052bffbd"/>
    </style:style>
    <style:style style:name="T217" style:family="text">
      <style:text-properties fo:language="none" fo:country="none" officeooo:rsid="01c2e2d4"/>
    </style:style>
    <style:style style:name="T218" style:family="text">
      <style:text-properties fo:language="none" fo:country="none" officeooo:rsid="0446a539"/>
    </style:style>
    <style:style style:name="T219" style:family="text">
      <style:text-properties fo:language="none" fo:country="none" officeooo:rsid="05688ed0"/>
    </style:style>
    <style:style style:name="T220" style:family="text">
      <style:text-properties fo:background-color="#ffffff" loext:char-shading-value="0"/>
    </style:style>
    <style:style style:name="T221" style:family="text">
      <style:text-properties officeooo:rsid="00244726" fo:background-color="#ffffff" loext:char-shading-value="0"/>
    </style:style>
    <style:style style:name="T222" style:family="text">
      <style:text-properties officeooo:rsid="017a3cf3" fo:background-color="#ffffff" loext:char-shading-value="0"/>
    </style:style>
    <style:style style:name="T223" style:family="text">
      <style:text-properties officeooo:rsid="019e98a3" fo:background-color="#ffffff" loext:char-shading-value="0"/>
    </style:style>
    <style:style style:name="T224" style:family="text">
      <style:text-properties officeooo:rsid="01d228b1" fo:background-color="#ffffff" loext:char-shading-value="0"/>
    </style:style>
    <style:style style:name="T225" style:family="text">
      <style:text-properties officeooo:rsid="00198718" fo:background-color="#ffffff" loext:char-shading-value="0"/>
    </style:style>
    <style:style style:name="T226" style:family="text">
      <style:text-properties officeooo:rsid="01d73ccf" fo:background-color="#ffffff" loext:char-shading-value="0"/>
    </style:style>
    <style:style style:name="T227" style:family="text">
      <style:text-properties officeooo:rsid="01d5fac1" fo:background-color="#ffffff" loext:char-shading-value="0"/>
    </style:style>
    <style:style style:name="T228" style:family="text">
      <style:text-properties officeooo:rsid="01d4ffa3" fo:background-color="#ffffff" loext:char-shading-value="0"/>
    </style:style>
    <style:style style:name="T229" style:family="text">
      <style:text-properties officeooo:rsid="019e2f81" fo:background-color="#ffffff" loext:char-shading-value="0"/>
    </style:style>
    <style:style style:name="T230" style:family="text">
      <style:text-properties officeooo:rsid="029ec227" fo:background-color="#ffffff" loext:char-shading-value="0"/>
    </style:style>
    <style:style style:name="T231" style:family="text">
      <style:text-properties officeooo:rsid="029f9dde" fo:background-color="#ffffff" loext:char-shading-value="0"/>
    </style:style>
    <style:style style:name="T232" style:family="text">
      <style:text-properties officeooo:rsid="0346a692" fo:background-color="#ffffff" loext:char-shading-value="0"/>
    </style:style>
    <style:style style:name="T233" style:family="text">
      <style:text-properties officeooo:rsid="03486c08" fo:background-color="#ffffff" loext:char-shading-value="0"/>
    </style:style>
    <style:style style:name="T234" style:family="text">
      <style:text-properties officeooo:rsid="0352cc5a" fo:background-color="#ffffff" loext:char-shading-value="0"/>
    </style:style>
    <style:style style:name="T235" style:family="text">
      <style:text-properties officeooo:rsid="0353a74b" fo:background-color="#ffffff" loext:char-shading-value="0"/>
    </style:style>
    <style:style style:name="T236" style:family="text">
      <style:text-properties officeooo:rsid="036da62f" fo:background-color="#ffffff" loext:char-shading-value="0"/>
    </style:style>
    <style:style style:name="T237" style:family="text">
      <style:text-properties style:font-name="Aileron3"/>
    </style:style>
    <style:style style:name="T238" style:family="text">
      <style:text-properties style:font-name="Aileron3" fo:font-size="14pt"/>
    </style:style>
    <style:style style:name="T239" style:family="text">
      <style:text-properties style:font-name="Aileron3" fo:font-size="14pt" fo:background-color="#ffffff" loext:char-shading-value="0" style:font-size-asian="14pt" style:font-size-complex="14pt"/>
    </style:style>
    <style:style style:name="T240" style:family="text">
      <style:text-properties style:font-name="Aileron3" fo:font-size="14pt" officeooo:rsid="0172cadd" fo:background-color="#ffffff" loext:char-shading-value="0" style:font-size-asian="14pt" style:font-size-complex="14pt"/>
    </style:style>
    <style:style style:name="T241" style:family="text">
      <style:text-properties style:font-name="Aileron3" fo:font-size="14pt" officeooo:rsid="01dfeb7b" fo:background-color="#ffffff" loext:char-shading-value="0" style:font-size-asian="14pt" style:font-size-complex="14pt"/>
    </style:style>
    <style:style style:name="T242" style:family="text">
      <style:text-properties style:font-name="Aileron3" fo:font-size="14pt" officeooo:rsid="01dfeb7b" fo:background-color="#ffffff" loext:char-shading-value="0"/>
    </style:style>
    <style:style style:name="T243" style:family="text">
      <style:text-properties style:font-name="Aileron3" fo:font-size="14pt" officeooo:rsid="01eebf18" fo:background-color="#ffffff" loext:char-shading-value="0"/>
    </style:style>
    <style:style style:name="T244" style:family="text">
      <style:text-properties style:font-name="Aileron3" fo:font-size="14pt" style:font-size-asian="14pt" style:font-size-complex="14pt"/>
    </style:style>
    <style:style style:name="T245" style:family="text">
      <style:text-properties style:font-name="Aileron3" fo:font-size="14pt" officeooo:rsid="02e58166" style:font-size-asian="14pt" style:font-size-complex="14pt"/>
    </style:style>
    <style:style style:name="T246" style:family="text">
      <style:text-properties style:font-name="Aileron3" fo:font-size="14pt" officeooo:rsid="001ac719" style:font-size-asian="14pt" style:font-size-complex="14pt"/>
    </style:style>
    <style:style style:name="T247" style:family="text">
      <style:text-properties style:font-name="Aileron3" fo:font-size="14pt" officeooo:rsid="039c107e" style:font-size-asian="14pt" style:font-size-complex="14pt"/>
    </style:style>
    <style:style style:name="T248" style:family="text">
      <style:text-properties style:font-name="Aileron3" fo:font-size="14pt" officeooo:rsid="0391d9bc" style:font-size-asian="14pt" style:font-size-complex="14pt"/>
    </style:style>
    <style:style style:name="T249" style:family="text">
      <style:text-properties style:font-name="Aileron3" fo:font-size="14pt" officeooo:rsid="039fe762" style:font-size-asian="14pt" style:font-size-complex="14pt"/>
    </style:style>
    <style:style style:name="T250" style:family="text">
      <style:text-properties style:font-name="Aileron3" fo:font-size="14pt" officeooo:rsid="03a6616b" style:font-size-asian="14pt" style:font-size-complex="14pt"/>
    </style:style>
    <style:style style:name="T251" style:family="text">
      <style:text-properties style:font-name="Aileron3" fo:font-size="14pt" officeooo:rsid="03f5ba67" style:font-size-asian="14pt" style:font-size-complex="14pt"/>
    </style:style>
    <style:style style:name="T252" style:family="text">
      <style:text-properties style:font-name="Aileron3" fo:font-size="14pt" officeooo:rsid="03f941cd" style:font-size-asian="14pt" style:font-size-complex="14pt"/>
    </style:style>
    <style:style style:name="T253" style:family="text">
      <style:text-properties style:font-name="Aileron3" fo:font-size="14pt" officeooo:rsid="048eac1d" style:font-size-asian="14pt" style:font-size-complex="14pt"/>
    </style:style>
    <style:style style:name="T254" style:family="text">
      <style:text-properties style:font-name="Aileron3" fo:font-size="14pt" fo:font-weight="bold" fo:background-color="#ffffff" loext:char-shading-value="0" style:font-size-asian="14pt" style:font-size-complex="14pt"/>
    </style:style>
    <style:style style:name="T255" style:family="text">
      <style:text-properties style:font-name="Aileron3" fo:font-size="14pt" fo:font-weight="bold" officeooo:rsid="01972909" fo:background-color="#ffffff" loext:char-shading-value="0" style:font-size-asian="14pt" style:font-size-complex="14pt"/>
    </style:style>
    <style:style style:name="T256" style:family="text">
      <style:text-properties style:font-name="Aileron3" fo:font-size="14pt" officeooo:rsid="01dfeb7b"/>
    </style:style>
    <style:style style:name="T257" style:family="text">
      <style:text-properties style:font-name="Aileron3" fo:font-size="14pt" officeooo:rsid="002397f3"/>
    </style:style>
    <style:style style:name="T258" style:family="text">
      <style:text-properties style:font-name="Aileron3" fo:font-size="14pt" officeooo:rsid="01eebf18"/>
    </style:style>
    <style:style style:name="T259" style:family="text">
      <style:text-properties style:font-name="Aileron3" fo:font-size="14pt" fo:font-style="normal" officeooo:rsid="00198718" fo:background-color="#ffffff" loext:char-shading-value="0" style:font-style-asian="normal" style:font-style-complex="normal"/>
    </style:style>
    <style:style style:name="T260" style:family="text">
      <style:text-properties style:font-name="Aileron3" fo:font-size="14pt" fo:font-style="normal" officeooo:rsid="01fe5a8c" fo:background-color="#ffffff" loext:char-shading-value="0" style:font-style-asian="normal" style:font-style-complex="normal"/>
    </style:style>
    <style:style style:name="T261" style:family="text">
      <style:text-properties style:font-name="Aileron3" fo:font-size="14pt" fo:font-style="normal" officeooo:rsid="037686fb" fo:background-color="#ffffff" loext:char-shading-value="0" style:font-style-asian="normal" style:font-style-complex="normal"/>
    </style:style>
    <style:style style:name="T262" style:family="text">
      <style:text-properties style:font-name="Aileron3" fo:font-size="14pt" fo:font-style="normal" officeooo:rsid="03776dd7" fo:background-color="#ffffff" loext:char-shading-value="0" style:font-style-asian="normal" style:font-style-complex="normal"/>
    </style:style>
    <style:style style:name="T263" style:family="text">
      <style:text-properties style:font-name="Aileron3" fo:font-size="14pt" fo:font-style="italic" officeooo:rsid="00198718" fo:background-color="#ffffff" loext:char-shading-value="0" style:font-style-asian="italic" style:font-style-complex="italic"/>
    </style:style>
    <style:style style:name="T264" style:family="text">
      <style:text-properties style:font-name="Aileron3" fo:font-size="14pt" fo:font-style="italic" officeooo:rsid="037686fb" fo:background-color="#ffffff" loext:char-shading-value="0" style:font-style-asian="italic" style:font-style-complex="italic"/>
    </style:style>
    <style:style style:name="T265" style:family="text">
      <style:text-properties style:font-name="Aileron3" fo:font-size="14pt" fo:font-style="italic" officeooo:rsid="00153369" style:font-size-asian="14pt" style:font-style-asian="italic" style:font-size-complex="14pt" style:font-style-complex="italic"/>
    </style:style>
    <style:style style:name="T266" style:family="text">
      <style:text-properties style:font-name="Aileron3" fo:font-size="14pt" fo:font-style="italic" officeooo:rsid="0387ab43" style:font-size-asian="14pt" style:font-style-asian="italic" style:font-size-complex="14pt" style:font-style-complex="italic"/>
    </style:style>
    <style:style style:name="T267" style:family="text">
      <style:text-properties style:font-name="Aileron3" fo:font-size="14pt" fo:font-style="italic" officeooo:rsid="001ac719" style:font-size-asian="14pt" style:font-style-asian="italic" style:font-size-complex="14pt" style:font-style-complex="italic"/>
    </style:style>
    <style:style style:name="T268" style:family="text">
      <style:text-properties style:font-name="Aileron3" fo:font-size="14pt" fo:font-style="italic" officeooo:rsid="038882d8" style:font-size-asian="14pt" style:font-style-asian="italic" style:font-size-complex="14pt" style:font-style-complex="italic"/>
    </style:style>
    <style:style style:name="T269" style:family="text">
      <style:text-properties style:font-name="Aileron3" fo:font-size="14pt" fo:font-style="italic" officeooo:rsid="02e58166" style:font-size-asian="14pt" style:font-style-asian="italic" style:font-size-complex="14pt" style:font-style-complex="italic"/>
    </style:style>
    <style:style style:name="T270" style:family="text">
      <style:text-properties style:font-name="Aileron3" fo:font-size="14pt" officeooo:rsid="03776dd7"/>
    </style:style>
    <style:style style:name="T271" style:family="text">
      <style:text-properties style:font-name="Aileron3" fo:font-size="14pt" officeooo:rsid="0380726a"/>
    </style:style>
    <style:style style:name="T272" style:family="text">
      <style:text-properties style:font-name="Aileron3" fo:font-size="14pt" officeooo:rsid="02e58166"/>
    </style:style>
    <style:style style:name="T273" style:family="text">
      <style:text-properties style:font-name="Aileron3" fo:font-size="14pt" fo:language="none" fo:country="none" fo:background-color="#ffffff" loext:char-shading-value="0" style:font-size-asian="11pt" style:font-size-complex="11pt"/>
    </style:style>
    <style:style style:name="T274" style:family="text">
      <style:text-properties style:font-name="Aileron3" fo:font-size="14pt" fo:language="none" fo:country="none" officeooo:rsid="019e98a3" fo:background-color="#ffffff" loext:char-shading-value="0" style:font-size-asian="11pt" style:font-size-complex="11pt"/>
    </style:style>
    <style:style style:name="T275" style:family="text">
      <style:text-properties style:font-name="Aileron3" fo:font-size="14pt" officeooo:rsid="048eac1d"/>
    </style:style>
    <style:style style:name="T276" style:family="text">
      <style:text-properties style:font-name="Aileron3" fo:font-size="11pt" fo:language="en" fo:country="IN" fo:font-style="italic" style:font-size-asian="14pt" style:language-asian="en" style:country-asian="US" style:font-style-asian="italic" style:font-name-complex="Times New Roman2" style:font-size-complex="11pt" style:language-complex="ar" style:country-complex="SA"/>
    </style:style>
    <style:style style:name="T277" style:family="text">
      <style:text-properties style:font-name="Aileron3" fo:font-size="11pt" fo:language="en" fo:country="IN" fo:font-style="italic" officeooo:rsid="0264e358" style:font-size-asian="14pt" style:language-asian="en" style:country-asian="US" style:font-style-asian="italic" style:font-name-complex="Times New Roman2" style:font-size-complex="11pt" style:language-complex="ar" style:country-complex="SA"/>
    </style:style>
    <style:style style:name="T278" style:family="text">
      <style:text-properties style:font-name="Aileron3" fo:font-size="11pt" fo:language="en" fo:country="IN" fo:font-style="italic" officeooo:rsid="00269e12" style:font-size-asian="14pt" style:language-asian="en" style:country-asian="US" style:font-style-asian="italic" style:font-name-complex="Times New Roman2" style:font-size-complex="11pt" style:language-complex="ar" style:country-complex="SA"/>
    </style:style>
    <style:style style:name="T279" style:family="text">
      <style:text-properties style:font-name="Aileron3" fo:font-size="11pt" fo:language="en" fo:country="IN" fo:font-style="italic" officeooo:rsid="0494f4ce" style:font-size-asian="14pt" style:language-asian="en" style:country-asian="US" style:font-style-asian="italic" style:font-name-complex="Times New Roman2" style:font-size-complex="11pt" style:language-complex="ar" style:country-complex="SA"/>
    </style:style>
    <style:style style:name="T280" style:family="text">
      <style:text-properties style:font-name="Aileron3" fo:font-size="11pt" fo:language="en" fo:country="IN" fo:font-style="italic" style:font-size-asian="14pt" style:language-asian="en" style:country-asian="US" style:font-style-asian="italic" style:font-name-complex="Times New Roman2" style:language-complex="ar" style:country-complex="SA"/>
    </style:style>
    <style:style style:name="T281" style:family="text">
      <style:text-properties style:font-name="Aileron3" fo:font-size="11pt" fo:language="en" fo:country="IN" fo:font-style="italic" officeooo:rsid="0264e358" style:font-size-asian="14pt" style:language-asian="en" style:country-asian="US" style:font-style-asian="italic" style:font-name-complex="Times New Roman2" style:language-complex="ar" style:country-complex="SA"/>
    </style:style>
    <style:style style:name="T282" style:family="text">
      <style:text-properties style:font-name="Aileron3" fo:font-size="11pt" fo:language="en" fo:country="IN" fo:font-style="italic" officeooo:rsid="0494f4ce" style:font-size-asian="14pt" style:language-asian="en" style:country-asian="US" style:font-style-asian="italic" style:font-name-complex="Times New Roman2" style:language-complex="ar" style:country-complex="SA"/>
    </style:style>
    <style:style style:name="T283" style:family="text">
      <style:text-properties style:font-name="Aileron3" fo:font-size="11pt" fo:language="en" fo:country="IN" fo:font-style="italic" officeooo:rsid="00269e12" style:font-size-asian="14pt" style:language-asian="en" style:country-asian="US" style:font-style-asian="italic" style:font-name-complex="Times New Roman2" style:language-complex="ar" style:country-complex="SA"/>
    </style:style>
    <style:style style:name="T284" style:family="text">
      <style:text-properties style:font-name="Aileron3" fo:font-size="11pt" fo:language="en" fo:country="IN" fo:font-style="italic" fo:font-weight="bold" officeooo:rsid="0494f4ce" style:font-size-asian="14pt" style:language-asian="en" style:country-asian="US" style:font-style-asian="italic" style:font-weight-asian="bold" style:font-name-complex="Times New Roman2" style:font-size-complex="11pt" style:language-complex="ar" style:country-complex="SA" style:font-weight-complex="bold"/>
    </style:style>
    <style:style style:name="T285" style:family="text">
      <style:text-properties style:font-name="Aileron3" fo:font-size="11pt" fo:language="en" fo:country="IN" fo:font-style="italic" fo:font-weight="bold" officeooo:rsid="0499b9f3" style:font-size-asian="14pt" style:language-asian="en" style:country-asian="US" style:font-style-asian="italic" style:font-weight-asian="bold" style:font-name-complex="Times New Roman2" style:font-size-complex="11pt" style:language-complex="ar" style:country-complex="SA" style:font-weight-complex="bold"/>
    </style:style>
    <style:style style:name="T286" style:family="text">
      <style:text-properties style:font-name="Aileron3" fo:font-size="11pt" fo:language="en" fo:country="IN" fo:font-style="italic" fo:font-weight="bold" officeooo:rsid="0494f4ce" style:font-size-asian="14pt" style:language-asian="en" style:country-asian="US" style:font-style-asian="italic" style:font-weight-asian="bold" style:font-name-complex="Times New Roman2" style:language-complex="ar" style:country-complex="SA" style:font-weight-complex="bold"/>
    </style:style>
    <style:style style:name="T287" style:family="text">
      <style:text-properties style:font-name="Aileron3" fo:font-size="11pt" fo:language="en" fo:country="IN" fo:font-style="italic" fo:font-weight="bold" officeooo:rsid="0497fd88" style:font-size-asian="14pt" style:language-asian="en" style:country-asian="US" style:font-style-asian="italic" style:font-weight-asian="bold" style:font-name-complex="Times New Roman2" style:language-complex="ar" style:country-complex="SA" style:font-weight-complex="bold"/>
    </style:style>
    <style:style style:name="T288" style:family="text">
      <style:text-properties style:font-name="Aileron3" fo:font-size="11pt" fo:language="en" fo:country="IN" fo:font-style="italic" fo:font-weight="bold" officeooo:rsid="04992e47" style:font-size-asian="14pt" style:language-asian="en" style:country-asian="US" style:font-style-asian="italic" style:font-weight-asian="bold" style:font-name-complex="Times New Roman2" style:language-complex="ar" style:country-complex="SA" style:font-weight-complex="bold"/>
    </style:style>
    <style:style style:name="T289" style:family="text">
      <style:text-properties style:font-name="Aileron3" fo:font-size="11pt" fo:language="en" fo:country="IN" fo:font-style="italic" fo:font-weight="bold" style:font-size-asian="11pt" style:language-asian="en" style:country-asian="US" style:font-style-asian="italic" style:font-weight-asian="bold" style:font-name-complex="Times New Roman2" style:font-size-complex="11pt" style:language-complex="ar" style:country-complex="SA"/>
    </style:style>
    <style:style style:name="T290" style:family="text">
      <style:text-properties style:font-name="Aileron3" fo:font-size="11pt" fo:language="en" fo:country="IN" fo:font-style="italic" fo:font-weight="bold" style:font-size-asian="11pt" style:language-asian="en" style:country-asian="US" style:font-style-asian="italic" style:font-weight-asian="bold" style:font-name-complex="Times New Roman2" style:font-size-complex="11pt" style:language-complex="ar" style:country-complex="SA" style:font-weight-complex="bold"/>
    </style:style>
    <style:style style:name="T291" style:family="text">
      <style:text-properties style:font-name="Aileron3" fo:font-size="11pt" fo:language="en" fo:country="IN" fo:font-style="italic" fo:font-weight="bold" officeooo:rsid="02680342" style:font-size-asian="11pt" style:language-asian="en" style:country-asian="US" style:font-style-asian="italic" style:font-weight-asian="bold" style:font-name-complex="Times New Roman2" style:font-size-complex="11pt" style:language-complex="ar" style:country-complex="SA" style:font-weight-complex="bold"/>
    </style:style>
    <style:style style:name="T292" style:family="text">
      <style:text-properties style:font-name="Aileron3" fo:font-size="11pt" fo:language="en" fo:country="IN" fo:font-style="italic" fo:font-weight="normal" officeooo:rsid="00198718" style:font-size-asian="11pt" style:language-asian="en" style:country-asian="US" style:font-style-asian="italic" style:font-weight-asian="normal" style:font-name-complex="Times New Roman2" style:font-size-complex="11pt" style:language-complex="ar" style:country-complex="SA" style:font-weight-complex="normal"/>
    </style:style>
    <style:style style:name="T293" style:family="text">
      <style:text-properties style:font-name="Aileron3" fo:font-size="11pt" fo:language="en" fo:country="IN" fo:font-style="italic" fo:font-weight="normal" officeooo:rsid="016e7e14" style:font-size-asian="11pt" style:language-asian="en" style:country-asian="US" style:font-style-asian="italic" style:font-weight-asian="normal" style:font-name-complex="Times New Roman2" style:font-size-complex="11pt" style:language-complex="ar" style:country-complex="SA" style:font-weight-complex="normal"/>
    </style:style>
    <style:style style:name="T294" style:family="text">
      <style:text-properties style:font-name="Aileron3" fo:font-size="11pt" fo:language="en" fo:country="IN" fo:font-style="italic" fo:font-weight="normal" officeooo:rsid="049b3f45" style:font-size-asian="11pt" style:language-asian="en" style:country-asian="US" style:font-style-asian="italic" style:font-weight-asian="normal" style:font-name-complex="Times New Roman2" style:font-size-complex="11pt" style:language-complex="ar" style:country-complex="SA" style:font-weight-complex="normal"/>
    </style:style>
    <style:style style:name="T295" style:family="text">
      <style:text-properties style:font-name="Aileron3" fo:font-size="11pt" fo:language="en" fo:country="IN" fo:font-style="italic" style:font-size-asian="11pt" style:language-asian="en" style:country-asian="US" style:font-style-asian="italic" style:font-name-complex="Times New Roman2" style:font-size-complex="11pt" style:language-complex="ar" style:country-complex="SA"/>
    </style:style>
    <style:style style:name="T296" style:family="text">
      <style:text-properties style:font-name="Aileron3" fo:font-weight="bold" style:font-weight-asian="bold" style:font-weight-complex="bold"/>
    </style:style>
    <style:style style:name="T297" style:family="text">
      <style:text-properties style:font-name="Aileron3" fo:font-weight="bold" officeooo:rsid="03e1f469" style:font-weight-asian="bold" style:font-weight-complex="bold"/>
    </style:style>
    <style:style style:name="T298" style:family="text">
      <style:text-properties style:font-name="Aileron3" fo:font-weight="bold" officeooo:rsid="03a011e8" style:font-weight-asian="bold" style:font-weight-complex="bold"/>
    </style:style>
    <style:style style:name="T299" style:family="text">
      <style:text-properties style:font-name="Aileron3" fo:font-weight="bold" officeooo:rsid="03a84aff" style:font-weight-asian="bold" style:font-weight-complex="bold"/>
    </style:style>
    <style:style style:name="T300" style:family="text">
      <style:text-properties style:font-name="Aileron3" fo:font-weight="bold" officeooo:rsid="03ad6586" style:font-weight-asian="bold" style:font-weight-complex="bold"/>
    </style:style>
    <style:style style:name="T301" style:family="text">
      <style:text-properties style:font-name="Aileron3" fo:font-weight="bold" officeooo:rsid="03fa67ce" style:font-weight-asian="bold" style:font-weight-complex="bold"/>
    </style:style>
    <style:style style:name="T302" style:family="text">
      <style:text-properties style:font-name="Aileron3" fo:font-weight="bold" officeooo:rsid="03fc99f8" style:font-weight-asian="bold" style:font-weight-complex="bold"/>
    </style:style>
    <style:style style:name="T303" style:family="text">
      <style:text-properties officeooo:rsid="0179caf9"/>
    </style:style>
    <style:style style:name="T304" style:family="text">
      <style:text-properties officeooo:rsid="017a3cf3"/>
    </style:style>
    <style:style style:name="T305" style:family="text">
      <style:text-properties officeooo:rsid="017e98df"/>
    </style:style>
    <style:style style:name="T306" style:family="text">
      <style:text-properties officeooo:rsid="00a476fe"/>
    </style:style>
    <style:style style:name="T307" style:family="text">
      <style:text-properties officeooo:rsid="00a4a172"/>
    </style:style>
    <style:style style:name="T308" style:family="text">
      <style:text-properties officeooo:rsid="00acfbbc"/>
    </style:style>
    <style:style style:name="T309" style:family="text">
      <style:text-properties officeooo:rsid="0047fa9f"/>
    </style:style>
    <style:style style:name="T310" style:family="text">
      <style:text-properties officeooo:rsid="0191c2ab"/>
    </style:style>
    <style:style style:name="T311" style:family="text">
      <style:text-properties officeooo:rsid="019e98a3"/>
    </style:style>
    <style:style style:name="T312" style:family="text">
      <style:text-properties officeooo:rsid="01a70940"/>
    </style:style>
    <style:style style:name="T313" style:family="text">
      <style:text-properties officeooo:rsid="0018cf17"/>
    </style:style>
    <style:style style:name="T314" style:family="text">
      <style:text-properties officeooo:rsid="001a04c5"/>
    </style:style>
    <style:style style:name="T315" style:family="text">
      <style:text-properties officeooo:rsid="001c6de6"/>
    </style:style>
    <style:style style:name="T316" style:family="text">
      <style:text-properties officeooo:rsid="0022269f"/>
    </style:style>
    <style:style style:name="T317" style:family="text">
      <style:text-properties officeooo:rsid="0025fa5a"/>
    </style:style>
    <style:style style:name="T318" style:family="text">
      <style:text-properties officeooo:rsid="0028697c"/>
    </style:style>
    <style:style style:name="T319" style:family="text">
      <style:text-properties officeooo:rsid="002ad64b"/>
    </style:style>
    <style:style style:name="T320" style:family="text">
      <style:text-properties officeooo:rsid="002e862e"/>
    </style:style>
    <style:style style:name="T321" style:family="text">
      <style:text-properties officeooo:rsid="00325267"/>
    </style:style>
    <style:style style:name="T322" style:family="text">
      <style:text-properties officeooo:rsid="0034d5eb"/>
    </style:style>
    <style:style style:name="T323" style:family="text">
      <style:text-properties officeooo:rsid="003b0a67"/>
    </style:style>
    <style:style style:name="T324" style:family="text">
      <style:text-properties officeooo:rsid="003e4637"/>
    </style:style>
    <style:style style:name="T325" style:family="text">
      <style:text-properties officeooo:rsid="0042dea2"/>
    </style:style>
    <style:style style:name="T326" style:family="text">
      <style:text-properties officeooo:rsid="01b3b5e3"/>
    </style:style>
    <style:style style:name="T327" style:family="text">
      <style:text-properties fo:font-size="12pt" fo:font-weight="bold" style:font-size-asian="12pt" style:font-weight-asian="bold" style:font-size-complex="12pt" style:font-weight-complex="bold"/>
    </style:style>
    <style:style style:name="T328" style:family="text">
      <style:text-properties fo:font-size="12pt" fo:font-weight="bold" officeooo:rsid="01b3b5e3" style:font-size-asian="12pt" style:font-weight-asian="bold" style:font-size-complex="12pt" style:font-weight-complex="bold"/>
    </style:style>
    <style:style style:name="T329" style:family="text">
      <style:text-properties fo:font-size="12pt" fo:font-weight="bold" officeooo:rsid="0476e6d2" style:font-size-asian="12pt" style:font-weight-asian="bold" style:font-size-complex="12pt" style:font-weight-complex="bold"/>
    </style:style>
    <style:style style:name="T330" style:family="text">
      <style:text-properties fo:font-size="12pt" fo:background-color="#ffffff" loext:char-shading-value="0" style:font-size-asian="12pt" style:font-size-complex="12pt"/>
    </style:style>
    <style:style style:name="T331" style:family="text">
      <style:text-properties fo:font-size="12pt" officeooo:rsid="019e2f81" fo:background-color="#ffffff" loext:char-shading-value="0" style:font-size-asian="12pt" style:font-size-complex="12pt"/>
    </style:style>
    <style:style style:name="T332" style:family="text">
      <style:text-properties fo:font-size="12pt" officeooo:rsid="01d3a790" fo:background-color="#ffffff" loext:char-shading-value="0" style:font-size-asian="12pt" style:font-size-complex="12pt"/>
    </style:style>
    <style:style style:name="T333" style:family="text">
      <style:text-properties fo:font-size="12pt" officeooo:rsid="01d5fac1" fo:background-color="#ffffff" loext:char-shading-value="0" style:font-size-asian="12pt" style:font-size-complex="12pt"/>
    </style:style>
    <style:style style:name="T334" style:family="text">
      <style:text-properties officeooo:rsid="01b6d64f"/>
    </style:style>
    <style:style style:name="T335" style:family="text">
      <style:text-properties officeooo:rsid="01ba98b3"/>
    </style:style>
    <style:style style:name="T336" style:family="text">
      <style:text-properties officeooo:rsid="01c2e2d4"/>
    </style:style>
    <style:style style:name="T337" style:family="text">
      <style:text-properties officeooo:rsid="00350458"/>
    </style:style>
    <style:style style:name="T338" style:family="text">
      <style:text-properties officeooo:rsid="01c6ba91"/>
    </style:style>
    <style:style style:name="T339" style:family="text">
      <style:text-properties officeooo:rsid="01e06389"/>
    </style:style>
    <style:style style:name="T340" style:family="text">
      <style:text-properties officeooo:rsid="01e2b145"/>
    </style:style>
    <style:style style:name="T341" style:family="text">
      <style:text-properties fo:color="#000000"/>
    </style:style>
    <style:style style:name="T342" style:family="text">
      <style:text-properties fo:color="#000000" style:font-name="Aileron3"/>
    </style:style>
    <style:style style:name="T343" style:family="text">
      <style:text-properties fo:color="#000000" style:font-name="Aileron3" fo:font-size="14pt" fo:language="none" fo:country="none" officeooo:rsid="021398f1" style:font-size-asian="14pt"/>
    </style:style>
    <style:style style:name="T344" style:family="text">
      <style:text-properties fo:color="#000000" style:font-name="Aileron3" fo:font-size="14pt" fo:language="none" fo:country="none" officeooo:rsid="017c1b7a" style:font-size-asian="14pt"/>
    </style:style>
    <style:style style:name="T345" style:family="text">
      <style:text-properties fo:color="#000000" style:font-name="Aileron3" fo:font-size="14pt" fo:language="none" fo:country="none" officeooo:rsid="01954bb5" style:font-size-asian="14pt"/>
    </style:style>
    <style:style style:name="T346" style:family="text">
      <style:text-properties fo:color="#000000" style:font-name="Aileron3" fo:font-size="14pt" fo:language="none" fo:country="none" officeooo:rsid="018899cc" style:font-size-asian="14pt"/>
    </style:style>
    <style:style style:name="T347" style:family="text">
      <style:text-properties fo:color="#000000" style:font-name="Aileron3" fo:font-size="14pt" fo:language="none" fo:country="none" officeooo:rsid="021b845c" style:font-size-asian="14pt"/>
    </style:style>
    <style:style style:name="T348" style:family="text">
      <style:text-properties fo:color="#000000" style:font-name="Aileron3" fo:font-size="14pt" fo:language="none" fo:country="none" officeooo:rsid="04c2ccfe" style:font-size-asian="14pt"/>
    </style:style>
    <style:style style:name="T349" style:family="text">
      <style:text-properties fo:color="#000000" style:font-name="Aileron3" fo:font-size="14pt" fo:language="none" fo:country="none" officeooo:rsid="04c3b930" style:font-size-asian="14pt"/>
    </style:style>
    <style:style style:name="T350" style:family="text">
      <style:text-properties fo:color="#000000" style:font-name="Aileron3" fo:font-size="14pt" fo:language="none" fo:country="none" officeooo:rsid="04e47da7" style:font-size-asian="14pt"/>
    </style:style>
    <style:style style:name="T351" style:family="text">
      <style:text-properties fo:color="#000000" style:font-name="Aileron3" fo:font-size="14pt" fo:language="none" fo:country="none" officeooo:rsid="052bffbd" style:font-size-asian="14pt"/>
    </style:style>
    <style:style style:name="T352" style:family="text">
      <style:text-properties fo:color="#000000" style:font-name="Aileron3" fo:font-size="14pt" fo:language="none" fo:country="none" fo:font-style="italic" fo:font-weight="bold" officeooo:rsid="04f934da" style:font-size-asian="14pt" style:font-style-asian="italic" style:font-weight-asian="bold" style:font-style-complex="italic" style:font-weight-complex="bold"/>
    </style:style>
    <style:style style:name="T353" style:family="text">
      <style:text-properties fo:color="#000000" style:font-name="Aileron3" fo:font-size="14pt" fo:language="none" fo:country="none" fo:font-style="italic" fo:font-weight="bold" officeooo:rsid="04fe41b6" style:font-size-asian="14pt" style:font-style-asian="italic" style:font-weight-asian="bold" style:font-style-complex="italic" style:font-weight-complex="bold"/>
    </style:style>
    <style:style style:name="T354" style:family="text">
      <style:text-properties fo:color="#000000" style:font-name="Aileron3" fo:font-size="14pt" fo:language="none" fo:country="none" fo:font-style="italic" fo:font-weight="bold" officeooo:rsid="04e47da7" style:font-size-asian="14pt" style:font-style-asian="italic" style:font-weight-asian="bold" style:font-style-complex="italic" style:font-weight-complex="bold"/>
    </style:style>
    <style:style style:name="T355" style:family="text">
      <style:text-properties fo:color="#000000" style:font-name="Aileron3" fo:font-size="14pt" fo:font-style="italic" fo:font-weight="bold" officeooo:rsid="04cf2c80" style:font-size-asian="14pt" style:font-style-asian="italic" style:font-weight-asian="bold" style:font-style-complex="italic" style:font-weight-complex="bold"/>
    </style:style>
    <style:style style:name="T356" style:family="text">
      <style:text-properties fo:color="#000000" style:font-name="Aileron3" fo:font-size="14pt" fo:font-style="italic" fo:font-weight="bold" officeooo:rsid="04e47da7" style:font-size-asian="14pt" style:font-style-asian="italic" style:font-weight-asian="bold" style:font-style-complex="italic" style:font-weight-complex="bold"/>
    </style:style>
    <style:style style:name="T357" style:family="text">
      <style:text-properties fo:color="#000000" style:font-name="Aileron3" fo:font-size="14pt" fo:font-style="italic" fo:font-weight="bold" officeooo:rsid="04ecf647" style:font-size-asian="14pt" style:font-style-asian="italic" style:font-weight-asian="bold" style:font-style-complex="italic" style:font-weight-complex="bold"/>
    </style:style>
    <style:style style:name="T358" style:family="text">
      <style:text-properties fo:color="#000000" style:text-line-through-style="none" style:text-line-through-type="none" fo:font-size="14pt" style:text-underline-style="none" style:font-size-asian="14pt"/>
    </style:style>
    <style:style style:name="T359" style:family="text">
      <style:text-properties fo:color="#000000" style:text-line-through-style="none" style:text-line-through-type="none" fo:font-size="14pt" style:text-underline-style="none" officeooo:rsid="016b0465" style:font-size-asian="14pt"/>
    </style:style>
    <style:style style:name="T360" style:family="text">
      <style:text-properties fo:color="#000000" style:text-line-through-style="none" style:text-line-through-type="none" fo:font-size="14pt" style:text-underline-style="none" officeooo:rsid="034c6241" style:font-size-asian="14pt"/>
    </style:style>
    <style:style style:name="T361" style:family="text">
      <style:text-properties fo:color="#000000" style:text-line-through-style="none" style:text-line-through-type="none" fo:font-size="14pt" style:text-underline-style="none" officeooo:rsid="034e5166" style:font-size-asian="14pt"/>
    </style:style>
    <style:style style:name="T362" style:family="text">
      <style:text-properties fo:color="#000000" style:text-line-through-style="none" style:text-line-through-type="none" fo:font-size="14pt" style:text-underline-style="none" officeooo:rsid="035024b2" style:font-size-asian="14pt"/>
    </style:style>
    <style:style style:name="T363" style:family="text">
      <style:text-properties fo:color="#000000" style:font-size-asian="12pt" style:font-size-complex="12pt"/>
    </style:style>
    <style:style style:name="T364" style:family="text">
      <style:text-properties fo:color="#000000" officeooo:rsid="01dfeb7b" style:font-size-asian="12pt" style:font-size-complex="12pt"/>
    </style:style>
    <style:style style:name="T365" style:family="text">
      <style:text-properties fo:color="#000000" officeooo:rsid="01eebf18" style:font-size-asian="12pt" style:font-size-complex="12pt"/>
    </style:style>
    <style:style style:name="T366" style:family="text">
      <style:text-properties fo:color="#000000" officeooo:rsid="0380726a" style:font-size-asian="12pt" style:font-size-complex="12pt"/>
    </style:style>
    <style:style style:name="T367" style:family="text">
      <style:text-properties fo:color="#000000" style:font-name="arial"/>
    </style:style>
    <style:style style:name="T368" style:family="text">
      <style:text-properties fo:color="#000000" fo:font-size="14pt" fo:font-style="italic" fo:font-weight="bold" style:font-style-asian="italic" style:font-weight-asian="bold" style:font-style-complex="italic" style:font-weight-complex="bold"/>
    </style:style>
    <style:style style:name="T369" style:family="text">
      <style:text-properties fo:color="#000000" fo:font-size="14pt" fo:font-style="italic" style:font-style-asian="italic" style:font-style-complex="italic"/>
    </style:style>
    <style:style style:name="T370" style:family="text">
      <style:text-properties fo:color="#000000" fo:font-size="14pt" fo:font-style="italic" officeooo:rsid="01d769bd" style:font-style-asian="italic" style:font-style-complex="italic"/>
    </style:style>
    <style:style style:name="T371" style:family="text">
      <style:text-properties fo:color="#000000" fo:font-size="14pt" style:font-size-asian="14pt"/>
    </style:style>
    <style:style style:name="T372" style:family="text">
      <style:text-properties fo:color="#000000" fo:font-size="14pt" officeooo:rsid="00f3cdb4" style:font-size-asian="14pt"/>
    </style:style>
    <style:style style:name="T373" style:family="text">
      <style:text-properties fo:color="#000000" fo:font-size="14pt" officeooo:rsid="03f3d57a" style:font-size-asian="14pt"/>
    </style:style>
    <style:style style:name="T374" style:family="text">
      <style:text-properties fo:color="#000000" fo:font-size="14pt" officeooo:rsid="0151a574"/>
    </style:style>
    <style:style style:name="T375" style:family="text">
      <style:text-properties fo:color="#000000" fo:font-size="14pt" officeooo:rsid="0152cb8e"/>
    </style:style>
    <style:style style:name="T376" style:family="text">
      <style:text-properties fo:color="#000000" fo:font-size="14pt" officeooo:rsid="0151d562"/>
    </style:style>
    <style:style style:name="T377" style:family="text">
      <style:text-properties fo:color="#000000" fo:font-size="14pt" officeooo:rsid="04ddd3a2"/>
    </style:style>
    <style:style style:name="T378" style:family="text">
      <style:text-properties fo:color="#000000" fo:font-size="14pt" fo:font-weight="bold" officeooo:rsid="04ddd3a2" style:font-weight-asian="bold" style:font-weight-complex="bold"/>
    </style:style>
    <style:style style:name="T379" style:family="text">
      <style:text-properties fo:color="#000000" fo:font-size="14pt" fo:font-weight="bold" officeooo:rsid="0151d562" style:font-weight-asian="bold" style:font-weight-complex="bold"/>
    </style:style>
    <style:style style:name="T380" style:family="text">
      <style:text-properties fo:color="#000000" officeooo:rsid="054c63c2"/>
    </style:style>
    <style:style style:name="T381" style:family="text">
      <style:text-properties officeooo:rsid="022412c1"/>
    </style:style>
    <style:style style:name="T382" style:family="text">
      <style:text-properties officeooo:rsid="028c8ca5"/>
    </style:style>
    <style:style style:name="T383" style:family="text">
      <style:text-properties officeooo:rsid="028e8d61"/>
    </style:style>
    <style:style style:name="T384" style:family="text">
      <style:text-properties officeooo:rsid="0014cf6f"/>
    </style:style>
    <style:style style:name="T385" style:family="text">
      <style:text-properties officeooo:rsid="00da07ce"/>
    </style:style>
    <style:style style:name="T386" style:family="text">
      <style:text-properties officeooo:rsid="02917ca9"/>
    </style:style>
    <style:style style:name="T387" style:family="text">
      <style:text-properties officeooo:rsid="0296052c"/>
    </style:style>
    <style:style style:name="T388" style:family="text">
      <style:text-properties officeooo:rsid="0297bd90"/>
    </style:style>
    <style:style style:name="T389" style:family="text">
      <style:text-properties officeooo:rsid="029d28ff"/>
    </style:style>
    <style:style style:name="T390" style:family="text">
      <style:text-properties officeooo:rsid="02a1af8a"/>
    </style:style>
    <style:style style:name="T391" style:family="text">
      <style:text-properties officeooo:rsid="02a2e869"/>
    </style:style>
    <style:style style:name="T392" style:family="text">
      <style:text-properties officeooo:rsid="02a606da"/>
    </style:style>
    <style:style style:name="T393" style:family="text">
      <style:text-properties officeooo:rsid="02a77207"/>
    </style:style>
    <style:style style:name="T394" style:family="text">
      <style:text-properties officeooo:rsid="02ab25c1"/>
    </style:style>
    <style:style style:name="T395" style:family="text">
      <style:text-properties officeooo:rsid="02acd00e"/>
    </style:style>
    <style:style style:name="T396" style:family="text">
      <style:text-properties officeooo:rsid="02ae4cd1"/>
    </style:style>
    <style:style style:name="T397" style:family="text">
      <style:text-properties officeooo:rsid="02af5f42"/>
    </style:style>
    <style:style style:name="T398" style:family="text">
      <style:text-properties officeooo:rsid="02b0ca6b"/>
    </style:style>
    <style:style style:name="T399" style:family="text">
      <style:text-properties fo:font-weight="normal" style:font-weight-asian="normal" style:font-weight-complex="normal"/>
    </style:style>
    <style:style style:name="T400" style:family="text">
      <style:text-properties fo:font-weight="normal" officeooo:rsid="02bd7d19" style:font-weight-asian="normal" style:font-weight-complex="normal"/>
    </style:style>
    <style:style style:name="T401" style:family="text">
      <style:text-properties fo:font-weight="normal" officeooo:rsid="02c10f96" style:font-weight-asian="normal" style:font-weight-complex="normal"/>
    </style:style>
    <style:style style:name="T402" style:family="text">
      <style:text-properties fo:font-weight="normal" officeooo:rsid="02c2c0d6" style:font-weight-asian="normal" style:font-weight-complex="normal"/>
    </style:style>
    <style:style style:name="T403" style:family="text">
      <style:text-properties fo:font-weight="normal" officeooo:rsid="00279412" style:font-weight-asian="normal" style:font-weight-complex="normal"/>
    </style:style>
    <style:style style:name="T404" style:family="text">
      <style:text-properties fo:font-weight="normal" officeooo:rsid="00526a48" style:font-weight-asian="normal" style:font-weight-complex="normal"/>
    </style:style>
    <style:style style:name="T405" style:family="text">
      <style:text-properties fo:font-weight="normal" officeooo:rsid="0051b64a" style:font-weight-asian="normal" style:font-weight-complex="normal"/>
    </style:style>
    <style:style style:name="T406" style:family="text">
      <style:text-properties fo:font-weight="normal" officeooo:rsid="02c49a21" style:font-weight-asian="normal" style:font-weight-complex="normal"/>
    </style:style>
    <style:style style:name="T407" style:family="text">
      <style:text-properties fo:font-weight="normal" officeooo:rsid="00325267" style:font-weight-asian="normal" style:font-weight-complex="normal"/>
    </style:style>
    <style:style style:name="T408" style:family="text">
      <style:text-properties fo:font-weight="normal" officeooo:rsid="02c61362" style:font-weight-asian="normal" style:font-weight-complex="normal"/>
    </style:style>
    <style:style style:name="T409" style:family="text">
      <style:text-properties fo:font-weight="normal" officeooo:rsid="02c7e5e5" style:font-weight-asian="normal" style:font-weight-complex="normal"/>
    </style:style>
    <style:style style:name="T410" style:family="text">
      <style:text-properties fo:font-weight="normal" officeooo:rsid="0051ec2a" style:font-weight-asian="normal" style:font-weight-complex="normal"/>
    </style:style>
    <style:style style:name="T411" style:family="text">
      <style:text-properties fo:font-weight="normal" officeooo:rsid="02c9c643" style:font-weight-asian="normal" style:font-weight-complex="normal"/>
    </style:style>
    <style:style style:name="T412" style:family="text">
      <style:text-properties fo:font-weight="normal" officeooo:rsid="02cb1fba" style:font-weight-asian="normal" style:font-weight-complex="normal"/>
    </style:style>
    <style:style style:name="T413" style:family="text">
      <style:text-properties fo:font-weight="normal" officeooo:rsid="00197dc0" style:font-weight-asian="normal" style:font-weight-complex="normal"/>
    </style:style>
    <style:style style:name="T414" style:family="text">
      <style:text-properties fo:font-weight="normal" officeooo:rsid="02cdbee3" style:font-weight-asian="normal" style:font-weight-complex="normal"/>
    </style:style>
    <style:style style:name="T415" style:family="text">
      <style:text-properties fo:font-weight="normal" officeooo:rsid="02cddc7e" style:font-weight-asian="normal" style:font-weight-complex="normal"/>
    </style:style>
    <style:style style:name="T416" style:family="text">
      <style:text-properties fo:font-weight="normal" officeooo:rsid="02ce81b1" style:font-weight-asian="normal" style:font-weight-complex="normal"/>
    </style:style>
    <style:style style:name="T417" style:family="text">
      <style:text-properties fo:font-weight="normal" officeooo:rsid="02cf6f6f" style:font-weight-asian="normal" style:font-weight-complex="normal"/>
    </style:style>
    <style:style style:name="T418" style:family="text">
      <style:text-properties fo:font-weight="normal" officeooo:rsid="0054fdba" style:font-weight-asian="normal" style:font-weight-complex="normal"/>
    </style:style>
    <style:style style:name="T419" style:family="text">
      <style:text-properties fo:font-weight="normal" officeooo:rsid="02bf9c32" style:font-weight-asian="normal" style:font-weight-complex="normal"/>
    </style:style>
    <style:style style:name="T420" style:family="text">
      <style:text-properties fo:font-weight="normal" officeooo:rsid="02cfdf46" style:font-weight-asian="normal" style:font-weight-complex="normal"/>
    </style:style>
    <style:style style:name="T421" style:family="text">
      <style:text-properties fo:font-weight="normal" officeooo:rsid="02cffba5" style:font-weight-asian="normal" style:font-weight-complex="normal"/>
    </style:style>
    <style:style style:name="T422" style:family="text">
      <style:text-properties fo:font-weight="normal" officeooo:rsid="02d57a60" style:font-weight-asian="normal" style:font-weight-complex="normal"/>
    </style:style>
    <style:style style:name="T423" style:family="text">
      <style:text-properties fo:font-weight="normal" officeooo:rsid="02d72e38" style:font-weight-asian="normal" style:font-weight-complex="normal"/>
    </style:style>
    <style:style style:name="T424" style:family="text">
      <style:text-properties fo:font-weight="normal" officeooo:rsid="002b85ad" style:font-weight-asian="normal" style:font-weight-complex="normal"/>
    </style:style>
    <style:style style:name="T425" style:family="text">
      <style:text-properties fo:font-weight="normal" officeooo:rsid="0018cf17" style:font-weight-asian="normal" style:font-weight-complex="normal"/>
    </style:style>
    <style:style style:name="T426" style:family="text">
      <style:text-properties fo:font-weight="normal" officeooo:rsid="02dc294e" style:font-weight-asian="normal" style:font-weight-complex="normal"/>
    </style:style>
    <style:style style:name="T427" style:family="text">
      <style:text-properties fo:font-weight="normal" officeooo:rsid="02df4a37" style:font-weight-asian="normal" style:font-weight-complex="normal"/>
    </style:style>
    <style:style style:name="T428" style:family="text">
      <style:text-properties fo:font-weight="normal" officeooo:rsid="02dff2a2" style:font-weight-asian="normal" style:font-weight-complex="normal"/>
    </style:style>
    <style:style style:name="T429" style:family="text">
      <style:text-properties fo:font-weight="normal" officeooo:rsid="02e18444" style:font-weight-asian="normal" style:font-weight-complex="normal"/>
    </style:style>
    <style:style style:name="T430" style:family="text">
      <style:text-properties fo:font-weight="normal" officeooo:rsid="02e2b7e4" style:font-weight-asian="normal" style:font-weight-complex="normal"/>
    </style:style>
    <style:style style:name="T431" style:family="text">
      <style:text-properties fo:font-weight="normal" officeooo:rsid="02e45677" style:font-weight-asian="normal" style:font-weight-complex="normal"/>
    </style:style>
    <style:style style:name="T432" style:family="text">
      <style:text-properties fo:font-weight="normal" officeooo:rsid="02e520c6" style:font-weight-asian="normal" style:font-weight-complex="normal"/>
    </style:style>
    <style:style style:name="T433" style:family="text">
      <style:text-properties fo:font-weight="normal" officeooo:rsid="02e6896f" style:font-weight-asian="normal" style:font-weight-complex="normal"/>
    </style:style>
    <style:style style:name="T434" style:family="text">
      <style:text-properties fo:font-weight="normal" officeooo:rsid="02e73937" style:font-weight-asian="normal" style:font-weight-complex="normal"/>
    </style:style>
    <style:style style:name="T435" style:family="text">
      <style:text-properties fo:font-weight="normal" officeooo:rsid="02e83ca3" style:font-weight-asian="normal" style:font-weight-complex="normal"/>
    </style:style>
    <style:style style:name="T436" style:family="text">
      <style:text-properties fo:font-weight="normal" officeooo:rsid="02ea2574" style:font-weight-asian="normal" style:font-weight-complex="normal"/>
    </style:style>
    <style:style style:name="T437" style:family="text">
      <style:text-properties fo:font-weight="normal" officeooo:rsid="02ee39dc" style:font-weight-asian="normal" style:font-weight-complex="normal"/>
    </style:style>
    <style:style style:name="T438" style:family="text">
      <style:text-properties fo:font-weight="normal" officeooo:rsid="02f0b54b" style:font-weight-asian="normal" style:font-weight-complex="normal"/>
    </style:style>
    <style:style style:name="T439" style:family="text">
      <style:text-properties fo:font-weight="normal" officeooo:rsid="031b4df6" style:font-weight-asian="normal" style:font-weight-complex="normal"/>
    </style:style>
    <style:style style:name="T440" style:family="text">
      <style:text-properties fo:font-weight="normal" officeooo:rsid="031bcba1" style:font-weight-asian="normal" style:font-weight-complex="normal"/>
    </style:style>
    <style:style style:name="T441" style:family="text">
      <style:text-properties fo:font-weight="normal" officeooo:rsid="01cd3f1c" style:font-weight-asian="normal" style:font-weight-complex="normal"/>
    </style:style>
    <style:style style:name="T442" style:family="text">
      <style:text-properties fo:font-weight="normal" officeooo:rsid="01d2f0b1" style:font-weight-asian="normal" style:font-weight-complex="normal"/>
    </style:style>
    <style:style style:name="T443" style:family="text">
      <style:text-properties fo:font-weight="normal" officeooo:rsid="02cbfc71" style:font-weight-asian="normal" style:font-weight-complex="normal"/>
    </style:style>
    <style:style style:name="T444" style:family="text">
      <style:text-properties fo:font-weight="normal" officeooo:rsid="0447dd89" style:font-weight-asian="normal" style:font-weight-complex="normal"/>
    </style:style>
    <style:style style:name="T445" style:family="text">
      <style:text-properties fo:font-weight="normal" officeooo:rsid="0155affa" style:font-weight-asian="normal" style:font-weight-complex="normal"/>
    </style:style>
    <style:style style:name="T446" style:family="text">
      <style:text-properties fo:font-weight="normal" officeooo:rsid="0156137b" style:font-weight-asian="normal" style:font-weight-complex="normal"/>
    </style:style>
    <style:style style:name="T447" style:family="text">
      <style:text-properties fo:font-weight="normal" officeooo:rsid="04be1498" style:font-weight-asian="normal" style:font-weight-complex="normal"/>
    </style:style>
    <style:style style:name="T448" style:family="text">
      <style:text-properties fo:font-weight="normal" officeooo:rsid="025c3aa9" style:font-weight-asian="normal" style:font-weight-complex="normal"/>
    </style:style>
    <style:style style:name="T449" style:family="text">
      <style:text-properties fo:font-weight="normal" officeooo:rsid="04c65082" style:font-weight-asian="normal" style:font-weight-complex="normal"/>
    </style:style>
    <style:style style:name="T450" style:family="text">
      <style:text-properties fo:font-weight="normal" officeooo:rsid="04c83ef0" style:font-weight-asian="normal" style:font-weight-complex="normal"/>
    </style:style>
    <style:style style:name="T451" style:family="text">
      <style:text-properties fo:font-weight="normal" officeooo:rsid="0262d555" style:font-weight-asian="normal" style:font-weight-complex="normal"/>
    </style:style>
    <style:style style:name="T452" style:family="text">
      <style:text-properties fo:font-weight="normal" officeooo:rsid="0283ea92" style:font-weight-asian="normal" style:font-weight-complex="normal"/>
    </style:style>
    <style:style style:name="T453" style:family="text">
      <style:text-properties fo:font-weight="normal" officeooo:rsid="04c9b822" style:font-weight-asian="normal" style:font-weight-complex="normal"/>
    </style:style>
    <style:style style:name="T454" style:family="text">
      <style:text-properties fo:font-weight="normal" officeooo:rsid="0424c44a" style:font-weight-asian="normal" style:font-weight-complex="normal"/>
    </style:style>
    <style:style style:name="T455" style:family="text">
      <style:text-properties fo:font-weight="normal" officeooo:rsid="04cb6c39" style:font-weight-asian="normal" style:font-weight-complex="normal"/>
    </style:style>
    <style:style style:name="T456" style:family="text">
      <style:text-properties fo:font-weight="normal" officeooo:rsid="001a04c5" style:font-weight-asian="normal" style:font-weight-complex="normal"/>
    </style:style>
    <style:style style:name="T457" style:family="text">
      <style:text-properties fo:font-weight="normal" officeooo:rsid="04cc1899" style:font-weight-asian="normal" style:font-weight-complex="normal"/>
    </style:style>
    <style:style style:name="T458" style:family="text">
      <style:text-properties fo:font-weight="normal" officeooo:rsid="04cd2de6" style:font-weight-asian="normal" style:font-weight-complex="normal"/>
    </style:style>
    <style:style style:name="T459" style:family="text">
      <style:text-properties fo:font-weight="normal" officeooo:rsid="042ebea2" style:font-weight-asian="normal" style:font-weight-complex="normal"/>
    </style:style>
    <style:style style:name="T460" style:family="text">
      <style:text-properties fo:font-weight="normal" officeooo:rsid="04ce0417" style:font-weight-asian="normal" style:font-weight-complex="normal"/>
    </style:style>
    <style:style style:name="T461" style:family="text">
      <style:text-properties fo:font-weight="normal" officeooo:rsid="05081969" style:font-weight-asian="normal" style:font-weight-complex="normal"/>
    </style:style>
    <style:style style:name="T462" style:family="text">
      <style:text-properties fo:font-weight="normal" officeooo:rsid="0509aa3a" style:font-weight-asian="normal" style:font-weight-complex="normal"/>
    </style:style>
    <style:style style:name="T463" style:family="text">
      <style:text-properties fo:font-weight="normal" officeooo:rsid="050b7f8c" style:font-weight-asian="normal" style:font-weight-complex="normal"/>
    </style:style>
    <style:style style:name="T464" style:family="text">
      <style:text-properties fo:font-weight="normal" officeooo:rsid="050d19b4" style:font-weight-asian="normal" style:font-weight-complex="normal"/>
    </style:style>
    <style:style style:name="T465" style:family="text">
      <style:text-properties fo:font-weight="normal" officeooo:rsid="050d52f3" style:font-weight-asian="normal" style:font-weight-complex="normal"/>
    </style:style>
    <style:style style:name="T466" style:family="text">
      <style:text-properties fo:font-weight="normal" officeooo:rsid="051e6269" style:font-weight-asian="normal" style:font-weight-complex="normal"/>
    </style:style>
    <style:style style:name="T467" style:family="text">
      <style:text-properties fo:font-weight="normal" officeooo:rsid="05323e06" style:font-weight-asian="normal" style:font-weight-complex="normal"/>
    </style:style>
    <style:style style:name="T468" style:family="text">
      <style:text-properties fo:font-weight="normal" officeooo:rsid="053256d0" style:font-weight-asian="normal" style:font-weight-complex="normal"/>
    </style:style>
    <style:style style:name="T469" style:family="text">
      <style:text-properties fo:font-weight="normal" officeooo:rsid="0274a4be" style:font-weight-asian="normal" style:font-weight-complex="normal"/>
    </style:style>
    <style:style style:name="T470" style:family="text">
      <style:text-properties fo:font-weight="normal" officeooo:rsid="0277d535" style:font-weight-asian="normal" style:font-weight-complex="normal"/>
    </style:style>
    <style:style style:name="T471" style:family="text">
      <style:text-properties fo:font-weight="normal" officeooo:rsid="03337412" style:font-weight-asian="normal" style:font-weight-complex="normal"/>
    </style:style>
    <style:style style:name="T472" style:family="text">
      <style:text-properties fo:font-weight="normal" officeooo:rsid="027616fa" style:font-weight-asian="normal" style:font-weight-complex="normal"/>
    </style:style>
    <style:style style:name="T473" style:family="text">
      <style:text-properties fo:font-weight="normal" officeooo:rsid="0532bc4c" style:font-weight-asian="normal" style:font-weight-complex="normal"/>
    </style:style>
    <style:style style:name="T474" style:family="text">
      <style:text-properties fo:font-weight="normal" officeooo:rsid="05334678" style:font-weight-asian="normal" style:font-weight-complex="normal"/>
    </style:style>
    <style:style style:name="T475" style:family="text">
      <style:text-properties fo:font-weight="normal" officeooo:rsid="05345ff9" style:font-weight-asian="normal" style:font-weight-complex="normal"/>
    </style:style>
    <style:style style:name="T476" style:family="text">
      <style:text-properties fo:font-weight="normal" officeooo:rsid="05350484" style:font-weight-asian="normal" style:font-weight-complex="normal"/>
    </style:style>
    <style:style style:name="T477" style:family="text">
      <style:text-properties officeooo:rsid="02b3d7da"/>
    </style:style>
    <style:style style:name="T478" style:family="text">
      <style:text-properties officeooo:rsid="02b80fc8"/>
    </style:style>
    <style:style style:name="T479" style:family="text">
      <style:text-properties officeooo:rsid="02b9b6d7"/>
    </style:style>
    <style:style style:name="T480" style:family="text">
      <style:text-properties officeooo:rsid="02fe2b38"/>
    </style:style>
    <style:style style:name="T481" style:family="text">
      <style:text-properties officeooo:rsid="031db047"/>
    </style:style>
    <style:style style:name="T482" style:family="text">
      <style:text-properties officeooo:rsid="031e62f6"/>
    </style:style>
    <style:style style:name="T483" style:family="text">
      <style:text-properties officeooo:rsid="03244ee7"/>
    </style:style>
    <style:style style:name="T484" style:family="text">
      <style:text-properties officeooo:rsid="033a96d2"/>
    </style:style>
    <style:style style:name="T485" style:family="text">
      <style:text-properties officeooo:rsid="033cbbff"/>
    </style:style>
    <style:style style:name="T486" style:family="text">
      <style:text-properties officeooo:rsid="033ccb32"/>
    </style:style>
    <style:style style:name="T487" style:family="text">
      <style:text-properties officeooo:rsid="033e43de"/>
    </style:style>
    <style:style style:name="T488" style:family="text">
      <style:text-properties style:font-name="Aileron SemiBold" fo:font-size="32pt" fo:font-style="normal" officeooo:rsid="0012b679" style:font-size-asian="32pt" style:font-style-asian="normal" style:font-size-complex="32pt" style:font-style-complex="normal"/>
    </style:style>
    <style:style style:name="T489" style:family="text">
      <style:text-properties style:font-name="Aileron SemiBold" fo:font-size="32pt" fo:font-style="normal" officeooo:rsid="036594f3" style:font-size-asian="32pt" style:font-style-asian="normal" style:font-size-complex="32pt" style:font-style-complex="normal"/>
    </style:style>
    <style:style style:name="T490" style:family="text">
      <style:text-properties style:font-name="Aileron SemiBold" fo:font-size="32pt" fo:font-style="normal" officeooo:rsid="036597c6" style:font-size-asian="32pt" style:font-style-asian="normal" style:font-size-complex="32pt" style:font-style-complex="normal"/>
    </style:style>
    <style:style style:name="T491" style:family="text">
      <style:text-properties officeooo:rsid="0346a692"/>
    </style:style>
    <style:style style:name="T492" style:family="text">
      <style:text-properties officeooo:rsid="03486c08"/>
    </style:style>
    <style:style style:name="T493" style:family="text">
      <style:text-properties officeooo:rsid="02c2e38c"/>
    </style:style>
    <style:style style:name="T494" style:family="text">
      <style:text-properties officeooo:rsid="034c6241"/>
    </style:style>
    <style:style style:name="T495" style:family="text">
      <style:text-properties officeooo:rsid="034e5166"/>
    </style:style>
    <style:style style:name="T496" style:family="text">
      <style:text-properties officeooo:rsid="035024b2"/>
    </style:style>
    <style:style style:name="T497" style:family="text">
      <style:text-properties officeooo:rsid="03511bbb"/>
    </style:style>
    <style:style style:name="T498" style:family="text">
      <style:text-properties officeooo:rsid="035187ed"/>
    </style:style>
    <style:style style:name="T499" style:family="text">
      <style:text-properties officeooo:rsid="0352cc5a"/>
    </style:style>
    <style:style style:name="T500" style:family="text">
      <style:text-properties officeooo:rsid="0353a74b"/>
    </style:style>
    <style:style style:name="T501" style:family="text">
      <style:text-properties officeooo:rsid="007bf13b"/>
    </style:style>
    <style:style style:name="T502" style:family="text">
      <style:text-properties officeooo:rsid="025b79d5"/>
    </style:style>
    <style:style style:name="T503" style:family="text">
      <style:text-properties officeooo:rsid="01b3c2fa"/>
    </style:style>
    <style:style style:name="T504" style:family="text">
      <style:text-properties officeooo:rsid="03a7bc9b"/>
    </style:style>
    <style:style style:name="T505" style:family="text">
      <style:text-properties officeooo:rsid="0361f525"/>
    </style:style>
    <style:style style:name="T506" style:family="text">
      <style:text-properties officeooo:rsid="00adf8e2"/>
    </style:style>
    <style:style style:name="T507" style:family="text">
      <style:text-properties officeooo:rsid="036352ba"/>
    </style:style>
    <style:style style:name="T508" style:family="text">
      <style:text-properties officeooo:rsid="036da62f"/>
    </style:style>
    <style:style style:name="T509" style:family="text">
      <style:text-properties officeooo:rsid="036f9f64"/>
    </style:style>
    <style:style style:name="T510" style:family="text">
      <style:text-properties officeooo:rsid="03705474"/>
    </style:style>
    <style:style style:name="T511" style:family="text">
      <style:text-properties officeooo:rsid="018aa56f"/>
    </style:style>
    <style:style style:name="T512" style:family="text">
      <style:text-properties officeooo:rsid="037686fb"/>
    </style:style>
    <style:style style:name="T513" style:family="text">
      <style:text-properties officeooo:rsid="04683401"/>
    </style:style>
    <style:style style:name="T514" style:family="text">
      <style:text-properties style:font-size-asian="14pt" style:font-size-complex="14pt"/>
    </style:style>
    <style:style style:name="T515" style:family="text">
      <style:text-properties officeooo:rsid="01eebf18" style:font-size-asian="14pt" style:font-size-complex="14pt"/>
    </style:style>
    <style:style style:name="T516" style:family="text">
      <style:text-properties officeooo:rsid="037d83f3"/>
    </style:style>
    <style:style style:name="T517" style:family="text">
      <style:text-properties officeooo:rsid="03822901"/>
    </style:style>
    <style:style style:name="T518" style:family="text">
      <style:text-properties officeooo:rsid="0385d4bb"/>
    </style:style>
    <style:style style:name="T519" style:family="text">
      <style:text-properties officeooo:rsid="03871ef5"/>
    </style:style>
    <style:style style:name="T520" style:family="text">
      <style:text-properties officeooo:rsid="0284bc6a"/>
    </style:style>
    <style:style style:name="T521" style:family="text">
      <style:text-properties officeooo:rsid="00104b44"/>
    </style:style>
    <style:style style:name="T522" style:family="text">
      <style:text-properties officeooo:rsid="03895a5b"/>
    </style:style>
    <style:style style:name="T523" style:family="text">
      <style:text-properties officeooo:rsid="038fba47"/>
    </style:style>
    <style:style style:name="T524" style:family="text">
      <style:text-properties officeooo:rsid="039af1d2"/>
    </style:style>
    <style:style style:name="T525" style:family="text">
      <style:text-properties officeooo:rsid="039ba981"/>
    </style:style>
    <style:style style:name="T526" style:family="text">
      <style:text-properties officeooo:rsid="039def33"/>
    </style:style>
    <style:style style:name="T527" style:family="text">
      <style:text-properties officeooo:rsid="03a14d39"/>
    </style:style>
    <style:style style:name="T528" style:family="text">
      <style:text-properties officeooo:rsid="02048359"/>
    </style:style>
    <style:style style:name="T529" style:family="text">
      <style:text-properties officeooo:rsid="001d7b35"/>
    </style:style>
    <style:style style:name="T530" style:family="text">
      <style:text-properties officeooo:rsid="03a2a20f"/>
    </style:style>
    <style:style style:name="T531" style:family="text">
      <style:text-properties officeooo:rsid="03a49c68"/>
    </style:style>
    <style:style style:name="T532" style:family="text">
      <style:text-properties officeooo:rsid="03a84aff"/>
    </style:style>
    <style:style style:name="T533" style:family="text">
      <style:text-properties officeooo:rsid="03aa8c0a"/>
    </style:style>
    <style:style style:name="T534" style:family="text">
      <style:text-properties officeooo:rsid="03af5b98"/>
    </style:style>
    <style:style style:name="T535" style:family="text">
      <style:text-properties officeooo:rsid="03aff646"/>
    </style:style>
    <style:style style:name="T536" style:family="text">
      <style:text-properties officeooo:rsid="03b11143"/>
    </style:style>
    <style:style style:name="T537" style:family="text">
      <style:text-properties officeooo:rsid="001c31f5"/>
    </style:style>
    <style:style style:name="T538" style:family="text">
      <style:text-properties officeooo:rsid="03b7563a"/>
    </style:style>
    <style:style style:name="T539" style:family="text">
      <style:text-properties officeooo:rsid="01ac0034"/>
    </style:style>
    <style:style style:name="T540" style:family="text">
      <style:text-properties officeooo:rsid="01adac2c"/>
    </style:style>
    <style:style style:name="T541" style:family="text">
      <style:text-properties officeooo:rsid="01ade5fd"/>
    </style:style>
    <style:style style:name="T542" style:family="text">
      <style:text-properties officeooo:rsid="01b5d680"/>
    </style:style>
    <style:style style:name="T543" style:family="text">
      <style:text-properties officeooo:rsid="01779e6e"/>
    </style:style>
    <style:style style:name="T544" style:family="text">
      <style:text-properties officeooo:rsid="01b84cd1"/>
    </style:style>
    <style:style style:name="T545" style:family="text">
      <style:text-properties officeooo:rsid="03cae2e9"/>
    </style:style>
    <style:style style:name="T546" style:family="text">
      <style:text-properties officeooo:rsid="03cbc943"/>
    </style:style>
    <style:style style:name="T547" style:family="text">
      <style:text-properties officeooo:rsid="03cd48df"/>
    </style:style>
    <style:style style:name="T548" style:family="text">
      <style:text-properties officeooo:rsid="02123f94"/>
    </style:style>
    <style:style style:name="T549" style:family="text">
      <style:text-properties officeooo:rsid="007ee14a"/>
    </style:style>
    <style:style style:name="T550" style:family="text">
      <style:text-properties officeooo:rsid="008f9219"/>
    </style:style>
    <style:style style:name="T551" style:family="text">
      <style:text-properties officeooo:rsid="0212feae"/>
    </style:style>
    <style:style style:name="T552" style:family="text">
      <style:text-properties officeooo:rsid="009b882e"/>
    </style:style>
    <style:style style:name="T553" style:family="text">
      <style:text-properties officeooo:rsid="02131f95"/>
    </style:style>
    <style:style style:name="T554" style:family="text">
      <style:text-properties officeooo:rsid="03ced72c"/>
    </style:style>
    <style:style style:name="T555" style:family="text">
      <style:text-properties officeooo:rsid="03d1ba60"/>
    </style:style>
    <style:style style:name="T556" style:family="text">
      <style:text-properties officeooo:rsid="03d5875d"/>
    </style:style>
    <style:style style:name="T557" style:family="text">
      <style:text-properties officeooo:rsid="00f3fa3b"/>
    </style:style>
    <style:style style:name="T558" style:family="text">
      <style:text-properties officeooo:rsid="01d03308"/>
    </style:style>
    <style:style style:name="T559" style:family="text">
      <style:text-properties officeooo:rsid="01d5eba4"/>
    </style:style>
    <style:style style:name="T560" style:family="text">
      <style:text-properties officeooo:rsid="01d541ab"/>
    </style:style>
    <style:style style:name="T561" style:family="text">
      <style:text-properties officeooo:rsid="01d382eb"/>
    </style:style>
    <style:style style:name="T562" style:family="text">
      <style:text-properties officeooo:rsid="01d769bd"/>
    </style:style>
    <style:style style:name="T563" style:family="text">
      <style:text-properties officeooo:rsid="01dbce6a"/>
    </style:style>
    <style:style style:name="T564" style:family="text">
      <style:text-properties officeooo:rsid="01954bb5"/>
    </style:style>
    <style:style style:name="T565" style:family="text">
      <style:text-properties fo:font-size="13.5pt" fo:language="none" fo:country="none" officeooo:rsid="017c1b7a"/>
    </style:style>
    <style:style style:name="T566" style:family="text">
      <style:text-properties fo:font-size="13.5pt" fo:language="none" fo:country="none" officeooo:rsid="0216cb25"/>
    </style:style>
    <style:style style:name="T567" style:family="text">
      <style:text-properties fo:font-size="13.5pt" fo:language="none" fo:country="none" officeooo:rsid="018899cc"/>
    </style:style>
    <style:style style:name="T568" style:family="text">
      <style:text-properties fo:font-size="13.5pt" fo:language="none" fo:country="none" officeooo:rsid="04e8771c"/>
    </style:style>
    <style:style style:name="T569" style:family="text">
      <style:text-properties fo:font-size="13.5pt" fo:language="none" fo:country="none" officeooo:rsid="017e905a"/>
    </style:style>
    <style:style style:name="T570" style:family="text">
      <style:text-properties fo:font-size="13.5pt" fo:language="none" fo:country="none" officeooo:rsid="04f49ae8"/>
    </style:style>
    <style:style style:name="T571" style:family="text">
      <style:text-properties fo:font-size="13.5pt" fo:language="none" fo:country="none" officeooo:rsid="04f4e781"/>
    </style:style>
    <style:style style:name="T572" style:family="text">
      <style:text-properties officeooo:rsid="03130a80"/>
    </style:style>
    <style:style style:name="T573" style:family="text">
      <style:text-properties officeooo:rsid="01f22c6a"/>
    </style:style>
    <style:style style:name="T574" style:family="text">
      <style:text-properties officeooo:rsid="01e7d169"/>
    </style:style>
    <style:style style:name="T575" style:family="text">
      <style:text-properties officeooo:rsid="01f59eb6"/>
    </style:style>
    <style:style style:name="T576" style:family="text">
      <style:text-properties officeooo:rsid="01f6f921"/>
    </style:style>
    <style:style style:name="T577" style:family="text">
      <style:text-properties officeooo:rsid="00f3cdb4"/>
    </style:style>
    <style:style style:name="T578" style:family="text">
      <style:text-properties officeooo:rsid="019c245a"/>
    </style:style>
    <style:style style:name="T579" style:family="text">
      <style:text-properties officeooo:rsid="019e257d"/>
    </style:style>
    <style:style style:name="T580" style:family="text">
      <style:text-properties officeooo:rsid="019f6bc6"/>
    </style:style>
    <style:style style:name="T581" style:family="text">
      <style:text-properties officeooo:rsid="03f3d57a"/>
    </style:style>
    <style:style style:name="T582" style:family="text">
      <style:text-properties officeooo:rsid="03f43936"/>
    </style:style>
    <style:style style:name="T583" style:family="text">
      <style:text-properties style:font-weight-asian="bold" style:font-weight-complex="bold"/>
    </style:style>
    <style:style style:name="T584" style:family="text">
      <style:text-properties officeooo:rsid="03acbf61" style:font-weight-asian="bold" style:font-weight-complex="bold"/>
    </style:style>
    <style:style style:name="T585" style:family="text">
      <style:text-properties officeooo:rsid="04a9ccd3" style:font-weight-asian="bold" style:font-weight-complex="bold"/>
    </style:style>
    <style:style style:name="T586" style:family="text">
      <style:text-properties officeooo:rsid="03fdfb31"/>
    </style:style>
    <style:style style:name="T587" style:family="text">
      <style:text-properties officeooo:rsid="040a43d8"/>
    </style:style>
    <style:style style:name="T588" style:family="text">
      <style:text-properties officeooo:rsid="040db61f"/>
    </style:style>
    <style:style style:name="T589" style:family="text">
      <style:text-properties officeooo:rsid="024ef616"/>
    </style:style>
    <style:style style:name="T590" style:family="text">
      <style:text-properties officeooo:rsid="025c3aa9"/>
    </style:style>
    <style:style style:name="T591" style:family="text">
      <style:text-properties officeooo:rsid="0262d555"/>
    </style:style>
    <style:style style:name="T592" style:family="text">
      <style:text-properties officeooo:rsid="041641bd"/>
    </style:style>
    <style:style style:name="T593" style:family="text">
      <style:text-properties officeooo:rsid="04187e6c"/>
    </style:style>
    <style:style style:name="T594" style:family="text">
      <style:text-properties officeooo:rsid="02874110"/>
    </style:style>
    <style:style style:name="T595" style:family="text">
      <style:text-properties officeooo:rsid="028b4260"/>
    </style:style>
    <style:style style:name="T596" style:family="text">
      <style:text-properties officeooo:rsid="00d7367a"/>
    </style:style>
    <style:style style:name="T597" style:family="text">
      <style:text-properties officeooo:rsid="02990ae0"/>
    </style:style>
    <style:style style:name="T598" style:family="text">
      <style:text-properties officeooo:rsid="0295cc7d"/>
    </style:style>
    <style:style style:name="T599" style:family="text">
      <style:text-properties officeooo:rsid="0297a133"/>
    </style:style>
    <style:style style:name="T600" style:family="text">
      <style:text-properties officeooo:rsid="0420b3e1"/>
    </style:style>
    <style:style style:name="T601" style:family="text">
      <style:text-properties officeooo:rsid="029cce82"/>
    </style:style>
    <style:style style:name="T602" style:family="text">
      <style:text-properties officeooo:rsid="029e447c"/>
    </style:style>
    <style:style style:name="T603" style:family="text">
      <style:text-properties officeooo:rsid="029b4246"/>
    </style:style>
    <style:style style:name="T604" style:family="text">
      <style:text-properties officeooo:rsid="0424c44a"/>
    </style:style>
    <style:style style:name="T605" style:family="text">
      <style:text-properties officeooo:rsid="04262ffa"/>
    </style:style>
    <style:style style:name="T606" style:family="text">
      <style:text-properties officeooo:rsid="0426e8a9"/>
    </style:style>
    <style:style style:name="T607" style:family="text">
      <style:text-properties officeooo:rsid="028583fa"/>
    </style:style>
    <style:style style:name="T608" style:family="text">
      <style:text-properties officeooo:rsid="04281346"/>
    </style:style>
    <style:style style:name="T609" style:family="text">
      <style:text-properties officeooo:rsid="042916f4"/>
    </style:style>
    <style:style style:name="T610" style:family="text">
      <style:text-properties officeooo:rsid="042d7ec7"/>
    </style:style>
    <style:style style:name="T611" style:family="text">
      <style:text-properties officeooo:rsid="042ebea2"/>
    </style:style>
    <style:style style:name="T612" style:family="text">
      <style:text-properties officeooo:rsid="04300f5f"/>
    </style:style>
    <style:style style:name="T613" style:family="text">
      <style:text-properties officeooo:rsid="0432b78a"/>
    </style:style>
    <style:style style:name="T614" style:family="text">
      <style:text-properties officeooo:rsid="04339991"/>
    </style:style>
    <style:style style:name="T615" style:family="text">
      <style:text-properties officeooo:rsid="043592ec"/>
    </style:style>
    <style:style style:name="T616" style:family="text">
      <style:text-properties officeooo:rsid="043883c7"/>
    </style:style>
    <style:style style:name="T617" style:family="text">
      <style:text-properties officeooo:rsid="043914dd"/>
    </style:style>
    <style:style style:name="T618" style:family="text">
      <style:text-properties officeooo:rsid="0439922f"/>
    </style:style>
    <style:style style:name="T619" style:family="text">
      <style:text-properties officeooo:rsid="043d581f"/>
    </style:style>
    <style:style style:name="T620" style:family="text">
      <style:text-properties officeooo:rsid="03a0f5c4"/>
    </style:style>
    <style:style style:name="T621" style:family="text">
      <style:text-properties officeooo:rsid="0443ada0"/>
    </style:style>
    <style:style style:name="T622" style:family="text">
      <style:text-properties officeooo:rsid="0446a539"/>
    </style:style>
    <style:style style:name="T623" style:family="text">
      <style:text-properties officeooo:rsid="0447dd89"/>
    </style:style>
    <style:style style:name="T624" style:family="text">
      <style:text-properties officeooo:rsid="044aab2d"/>
    </style:style>
    <style:style style:name="T625" style:family="text">
      <style:text-properties officeooo:rsid="044cfafb"/>
    </style:style>
    <style:style style:name="T626" style:family="text">
      <style:text-properties fo:font-variant="normal" fo:text-transform="none" style:text-line-through-style="none" style:text-line-through-type="none" fo:font-size="12pt" fo:font-style="normal" style:text-underline-style="none" fo:font-weight="normal" style:text-blinking="false" fo:background-color="transparent" loext:char-shading-value="0" style:font-size-asian="12pt" style:font-size-complex="12pt"/>
    </style:style>
    <style:style style:name="T627" style:family="text">
      <style:text-properties fo:font-variant="normal" fo:text-transform="none" style:text-line-through-style="none" style:text-line-through-type="none" fo:font-size="12pt" fo:font-style="normal" style:text-underline-style="none" fo:font-weight="normal" officeooo:rsid="03df8962" style:text-blinking="false" fo:background-color="transparent" loext:char-shading-value="0" style:font-size-asian="12pt" style:font-size-complex="12pt"/>
    </style:style>
    <style:style style:name="T628" style:family="text">
      <style:text-properties fo:letter-spacing="normal"/>
    </style:style>
    <style:style style:name="T629" style:family="text">
      <style:text-properties fo:letter-spacing="normal" officeooo:rsid="02f16670"/>
    </style:style>
    <style:style style:name="T630" style:family="text">
      <style:text-properties fo:letter-spacing="normal" officeooo:rsid="0499f420"/>
    </style:style>
    <style:style style:name="T631" style:family="text">
      <style:text-properties fo:letter-spacing="normal" officeooo:rsid="05373a03"/>
    </style:style>
    <style:style style:name="T632" style:family="text">
      <style:text-properties officeooo:rsid="02f16670"/>
    </style:style>
    <style:style style:name="T633" style:family="text">
      <style:text-properties officeooo:rsid="045ec711"/>
    </style:style>
    <style:style style:name="T634" style:family="text">
      <style:text-properties officeooo:rsid="001e2d3c"/>
    </style:style>
    <style:style style:name="T635" style:family="text">
      <style:text-properties officeooo:rsid="0462b914"/>
    </style:style>
    <style:style style:name="T636" style:family="text">
      <style:text-properties officeooo:rsid="04647f6e"/>
    </style:style>
    <style:style style:name="T637" style:family="text">
      <style:text-properties officeooo:rsid="04699fa7"/>
    </style:style>
    <style:style style:name="T638" style:family="text">
      <style:text-properties officeooo:rsid="0047bab6"/>
    </style:style>
    <style:style style:name="T639" style:family="text">
      <style:text-properties officeooo:rsid="046aee1f"/>
    </style:style>
    <style:style style:name="T640" style:family="text">
      <style:text-properties officeooo:rsid="00476b65"/>
    </style:style>
    <style:style style:name="T641" style:family="text">
      <style:text-properties officeooo:rsid="0473ce86"/>
    </style:style>
    <style:style style:name="T642" style:family="text">
      <style:text-properties officeooo:rsid="0476e6d2"/>
    </style:style>
    <style:style style:name="T643" style:family="text">
      <style:text-properties officeooo:rsid="047c5517"/>
    </style:style>
    <style:style style:name="T644" style:family="text">
      <style:text-properties officeooo:rsid="047da674"/>
    </style:style>
    <style:style style:name="T645" style:family="text">
      <style:text-properties officeooo:rsid="047f8a37"/>
    </style:style>
    <style:style style:name="T646" style:family="text">
      <style:text-properties officeooo:rsid="0480e1ce"/>
    </style:style>
    <style:style style:name="T647" style:family="text">
      <style:text-properties officeooo:rsid="04846891"/>
    </style:style>
    <style:style style:name="T648" style:family="text">
      <style:text-properties officeooo:rsid="00fc7dc4"/>
    </style:style>
    <style:style style:name="T649" style:family="text">
      <style:text-properties officeooo:rsid="048959a3"/>
    </style:style>
    <style:style style:name="T650" style:family="text">
      <style:text-properties officeooo:rsid="048a216d"/>
    </style:style>
    <style:style style:name="T651" style:family="text">
      <style:text-properties officeooo:rsid="048be255"/>
    </style:style>
    <style:style style:name="T652" style:family="text">
      <style:text-properties officeooo:rsid="048ce1c3"/>
    </style:style>
    <style:style style:name="T653" style:family="text">
      <style:text-properties officeooo:rsid="048d133f"/>
    </style:style>
    <style:style style:name="T654" style:family="text">
      <style:text-properties officeooo:rsid="049157a4"/>
    </style:style>
    <style:style style:name="T655" style:family="text">
      <style:text-properties officeooo:rsid="0492ac14"/>
    </style:style>
    <style:style style:name="T656" style:family="text">
      <style:text-properties officeooo:rsid="049342cb"/>
    </style:style>
    <style:style style:name="T657" style:family="text">
      <style:text-properties officeooo:rsid="026289e6"/>
    </style:style>
    <style:style style:name="T658" style:family="text">
      <style:text-properties officeooo:rsid="0098bc5b"/>
    </style:style>
    <style:style style:name="T659" style:family="text">
      <style:text-properties officeooo:rsid="049fceb3"/>
    </style:style>
    <style:style style:name="T660" style:family="text">
      <style:text-properties officeooo:rsid="04a17831"/>
    </style:style>
    <style:style style:name="T661" style:family="text">
      <style:text-properties officeooo:rsid="04a463e7"/>
    </style:style>
    <style:style style:name="T662" style:family="text">
      <style:text-properties officeooo:rsid="04a9ccd3"/>
    </style:style>
    <style:style style:name="T663" style:family="text">
      <style:text-properties fo:language="en" fo:country="US"/>
    </style:style>
    <style:style style:name="T664" style:family="text">
      <style:text-properties fo:language="en" fo:country="US" fo:font-weight="bold" style:font-weight-asian="bold" style:font-weight-complex="bold"/>
    </style:style>
    <style:style style:name="T665" style:family="text">
      <style:text-properties style:font-name="Aileron" fo:font-size="14pt" fo:language="en" fo:country="IN" style:font-size-asian="14pt" style:language-asian="en" style:country-asian="IN" style:font-name-complex="Times New Roman2" style:font-size-complex="14pt" style:language-complex="ar" style:country-complex="SA"/>
    </style:style>
    <style:style style:name="T666" style:family="text">
      <style:text-properties style:font-name="Aileron" fo:font-size="14pt" fo:language="en" fo:country="US" style:font-size-asian="14pt" style:language-asian="en" style:country-asian="IN" style:font-name-complex="Times New Roman2" style:font-size-complex="14pt" style:language-complex="ar" style:country-complex="SA"/>
    </style:style>
    <style:style style:name="T667" style:family="text">
      <style:text-properties officeooo:rsid="0217cb51"/>
    </style:style>
    <style:style style:name="T668" style:family="text">
      <style:text-properties officeooo:rsid="04bbec2f"/>
    </style:style>
    <style:style style:name="T669" style:family="text">
      <style:text-properties officeooo:rsid="04be1a63"/>
    </style:style>
    <style:style style:name="T670" style:family="text">
      <style:text-properties officeooo:rsid="04c101be"/>
    </style:style>
    <style:style style:name="T671" style:family="text">
      <style:text-properties officeooo:rsid="0218d8bd"/>
    </style:style>
    <style:style style:name="T672" style:family="text">
      <style:text-properties officeooo:rsid="04c2ccfe"/>
    </style:style>
    <style:style style:name="T673" style:family="text">
      <style:text-properties officeooo:rsid="04c4b948"/>
    </style:style>
    <style:style style:name="T674" style:family="text">
      <style:text-properties officeooo:rsid="04c64394"/>
    </style:style>
    <style:style style:name="T675" style:family="text">
      <style:text-properties officeooo:rsid="00789216"/>
    </style:style>
    <style:style style:name="T676" style:family="text">
      <style:text-properties officeooo:rsid="04d37cb7"/>
    </style:style>
    <style:style style:name="T677" style:family="text">
      <style:text-properties officeooo:rsid="04d88974"/>
    </style:style>
    <style:style style:name="T678" style:family="text">
      <style:text-properties officeooo:rsid="04d8ba4e"/>
    </style:style>
    <style:style style:name="T679" style:family="text">
      <style:text-properties officeooo:rsid="04db0b0e"/>
    </style:style>
    <style:style style:name="T680" style:family="text">
      <style:text-properties officeooo:rsid="04dc2d8e"/>
    </style:style>
    <style:style style:name="T681" style:family="text">
      <style:text-properties officeooo:rsid="04e1a836"/>
    </style:style>
    <style:style style:name="T682" style:family="text">
      <style:text-properties officeooo:rsid="04e2569c"/>
    </style:style>
    <style:style style:name="T683" style:family="text">
      <style:text-properties officeooo:rsid="04e47da7"/>
    </style:style>
    <style:style style:name="T684" style:family="text">
      <style:text-properties officeooo:rsid="017d57c0"/>
    </style:style>
    <style:style style:name="T685" style:family="text">
      <style:text-properties officeooo:rsid="04fc9025"/>
    </style:style>
    <style:style style:name="T686" style:family="text">
      <style:text-properties officeooo:rsid="0501a5e6"/>
    </style:style>
    <style:style style:name="T687" style:family="text">
      <style:text-properties officeooo:rsid="05031000"/>
    </style:style>
    <style:style style:name="T688" style:family="text">
      <style:text-properties officeooo:rsid="05148132"/>
    </style:style>
    <style:style style:name="T689" style:family="text">
      <style:text-properties officeooo:rsid="051859f3"/>
    </style:style>
    <style:style style:name="T690" style:family="text">
      <style:text-properties officeooo:rsid="051d1b0f"/>
    </style:style>
    <style:style style:name="T691" style:family="text">
      <style:text-properties officeooo:rsid="051d5094"/>
    </style:style>
    <style:style style:name="T692" style:family="text">
      <style:text-properties officeooo:rsid="051dc11c"/>
    </style:style>
    <style:style style:name="T693" style:family="text">
      <style:text-properties officeooo:rsid="052047b2"/>
    </style:style>
    <style:style style:name="T694" style:family="text">
      <style:text-properties officeooo:rsid="05250a0a"/>
    </style:style>
    <style:style style:name="T695" style:family="text">
      <style:text-properties officeooo:rsid="0530c2e4"/>
    </style:style>
    <style:style style:name="T696" style:family="text">
      <style:text-properties officeooo:rsid="05366dbd"/>
    </style:style>
    <style:style style:name="T697" style:family="text">
      <style:text-properties officeooo:rsid="05391a7e"/>
    </style:style>
    <style:style style:name="T698" style:family="text">
      <style:text-properties officeooo:rsid="053d0b45"/>
    </style:style>
    <style:style style:name="T699" style:family="text">
      <style:text-properties officeooo:rsid="05420816"/>
    </style:style>
    <style:style style:name="T700" style:family="text">
      <style:text-properties officeooo:rsid="0542e96b"/>
    </style:style>
    <style:style style:name="T701" style:family="text">
      <style:text-properties officeooo:rsid="0544cf40"/>
    </style:style>
    <style:style style:name="T702" style:family="text">
      <style:text-properties officeooo:rsid="054fe4e6"/>
    </style:style>
    <style:style style:name="T703" style:family="text">
      <style:text-properties officeooo:rsid="003c4c8f"/>
    </style:style>
    <style:style style:name="T704" style:family="text">
      <style:text-properties officeooo:rsid="055c4509"/>
    </style:style>
    <style:style style:name="T705" style:family="text">
      <style:text-properties officeooo:rsid="0565a457"/>
    </style:style>
    <style:style style:name="T706" style:family="text">
      <style:text-properties officeooo:rsid="05675324"/>
    </style:style>
    <style:style style:name="T707" style:family="text">
      <style:text-properties officeooo:rsid="0569c338"/>
    </style:style>
    <style:style style:name="T708" style:family="text">
      <style:text-properties officeooo:rsid="05709ea6"/>
    </style:style>
    <style:style style:name="fr1" style:family="graphic" style:parent-style-name="Graphics">
      <style:graphic-properties style:wrap="run-through" style:number-wrapped-paragraphs="no-limit" style:vertical-pos="from-top" style:vertical-rel="page-conten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ge-content"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from-top" style:vertical-rel="page-content"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prefix="(" style:num-suffix=")" style:num-format="1">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252in" fo:text-indent="-0.25in" fo:margin-left="1.125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752in" fo:text-indent="-0.25in" fo:margin-left="1.3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252in" fo:text-indent="-0.25in" fo:margin-left="2.125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252in" fo:text-indent="-0.25in" fo:margin-left="2.62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752in" fo:text-indent="-0.25in" fo:margin-left="2.87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252in" fo:text-indent="-0.25in" fo:margin-left="3.1252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4">Power English Level <text:span text:style-name="T168">3M</text:span></text:p>
      <text:p text:style-name="P131">Session Schedule</text:p>
      <text:p text:style-name="P132">Sessions <text:span text:style-name="T485">37</text:span> to <text:span text:style-name="T485">72</text:span></text:p>
      <table:table table:name="Table140" table:style-name="Table140">
        <table:table-column table:style-name="Table140.A"/>
        <table:table-column table:style-name="Table140.B"/>
        <table:table-column table:style-name="Table140.C"/>
        <table:table-column table:style-name="Table140.D"/>
        <table:table-column table:style-name="Table140.E"/>
        <table:table-header-rows>
          <table:table-row table:style-name="Table140.1">
            <table:table-cell table:style-name="Table140.A1" office:value-type="string">
              <text:p text:style-name="P134">Session</text:p>
            </table:table-cell>
            <table:table-cell table:style-name="Table140.A1" office:value-type="string">
              <text:p text:style-name="P134">Power Action</text:p>
            </table:table-cell>
            <table:table-cell table:style-name="Table140.A1" office:value-type="string">
              <text:p text:style-name="P134">Power Music</text:p>
            </table:table-cell>
            <table:table-cell table:style-name="Table140.A1" office:value-type="string">
              <text:p text:style-name="P135">Powe<text:span text:style-name="T161">r </text:span>Reader</text:p>
            </table:table-cell>
            <table:table-cell table:style-name="Table140.E1" office:value-type="string">
              <text:p text:style-name="P135">Power Story</text:p>
            </table:table-cell>
          </table:table-row>
        </table:table-header-rows>
        <table:table-row table:style-name="Table140.1">
          <table:table-cell table:style-name="Table140.A2" office:value-type="string">
            <text:p text:style-name="P147">37</text:p>
          </table:table-cell>
          <table:table-cell table:style-name="Table140.A2" office:value-type="string">
            <text:p text:style-name="P137"><text:s/>New Commands</text:p>
          </table:table-cell>
          <table:table-cell table:style-name="Table140.A2" office:value-type="string">
            <text:p text:style-name="P177">“<text:span text:style-name="T506">Sa Sing the Sunflowers”</text:span></text:p>
            <text:p text:style-name="P244"/>
          </table:table-cell>
          <table:table-cell table:style-name="Table140.A2" office:value-type="string">
            <text:p text:style-name="P154">Session 14, Pages 30-31</text:p>
            <text:p text:style-name="P154">CASH - SHUT</text:p>
          </table:table-cell>
          <table:table-cell table:style-name="Table140.E2" office:value-type="string">
            <text:p text:style-name="P156"/>
          </table:table-cell>
        </table:table-row>
        <table:table-row table:style-name="Table140.1">
          <table:table-cell table:style-name="Table140.A2" office:value-type="string">
            <text:p text:style-name="P147">38</text:p>
          </table:table-cell>
          <table:table-cell table:style-name="Table140.A2" office:value-type="string">
            <text:p text:style-name="P137">Review, Spoken and <text:s/>New Commands</text:p>
          </table:table-cell>
          <table:table-cell table:style-name="Table140.A2" office:value-type="string">
            <text:p text:style-name="P177">“<text:span text:style-name="T506">Sa Sing the Sunflowers”</text:span></text:p>
            <text:p text:style-name="P244">+ Activity</text:p>
          </table:table-cell>
          <table:table-cell table:style-name="Table140.A2" office:value-type="string">
            <text:p text:style-name="P154">Session 15, Pages 32-33</text:p>
            <text:p text:style-name="P154">CHIP - WHY</text:p>
          </table:table-cell>
          <table:table-cell table:style-name="Table140.E2" office:value-type="string">
            <text:p text:style-name="P156"/>
          </table:table-cell>
        </table:table-row>
        <table:table-row table:style-name="Table140.1">
          <table:table-cell table:style-name="Table140.A2" office:value-type="string">
            <text:p text:style-name="P138">3<text:span text:style-name="T486">9</text:span></text:p>
          </table:table-cell>
          <table:table-cell table:style-name="Table140.A2" office:value-type="string">
            <text:p text:style-name="P143">Directed Commands</text:p>
          </table:table-cell>
          <table:table-cell table:style-name="Table140.A2" office:value-type="string">
            <text:p text:style-name="P241"/>
          </table:table-cell>
          <table:table-cell table:style-name="Table140.A2" office:value-type="string">
            <text:p text:style-name="P156"/>
          </table:table-cell>
          <table:table-cell table:style-name="Table140.E2" office:value-type="string">
            <text:p text:style-name="P249">The Fox and the Squirrel</text:p>
            <text:p text:style-name="P248">Expressive Reading</text:p>
          </table:table-cell>
        </table:table-row>
        <table:table-row table:style-name="Table140.1">
          <table:table-cell table:style-name="Table140.A2" office:value-type="string">
            <text:p text:style-name="P138">4<text:span text:style-name="T486">0</text:span></text:p>
          </table:table-cell>
          <table:table-cell table:style-name="Table140.A2" office:value-type="string">
            <text:p text:style-name="P137">Review, Spoken and <text:s/>New Commands</text:p>
          </table:table-cell>
          <table:table-cell table:style-name="Table140.A2" office:value-type="string">
            <text:p text:style-name="P177">“<text:span text:style-name="T506">Sa Sing the Sunflowers”</text:span></text:p>
            <text:p text:style-name="P244">+ Activity</text:p>
          </table:table-cell>
          <table:table-cell table:style-name="Table140.A2" office:value-type="string">
            <text:p text:style-name="P190">The Fox and <text:span text:style-name="T537">the </text:span>Squirrel</text:p>
            <text:p text:style-name="P157">Phonic Words</text:p>
            <text:p text:style-name="P165">+ Activity</text:p>
          </table:table-cell>
          <table:table-cell table:style-name="Table140.E2" office:value-type="string">
            <text:p text:style-name="P156"/>
          </table:table-cell>
        </table:table-row>
        <table:table-row table:style-name="Table140.1">
          <table:table-cell table:style-name="Table140.A2" office:value-type="string">
            <text:p text:style-name="P147">41</text:p>
          </table:table-cell>
          <table:table-cell table:style-name="Table140.A2" office:value-type="string">
            <text:p text:style-name="P137">Review, Spoken and <text:s/>New Commands</text:p>
          </table:table-cell>
          <table:table-cell table:style-name="Table140.A2" office:value-type="string">
            <text:p text:style-name="P242">“<text:span text:style-name="T507">Monkeys”</text:span></text:p>
          </table:table-cell>
          <table:table-cell table:style-name="Table140.A2" office:value-type="string">
            <text:p text:style-name="P158">Session 10, Pages 22-23</text:p>
            <text:p text:style-name="P158">GATE - INSIDE</text:p>
          </table:table-cell>
          <table:table-cell table:style-name="Table140.E2" office:value-type="string">
            <text:p text:style-name="P156"/>
          </table:table-cell>
        </table:table-row>
        <table:table-row table:style-name="Table140.7">
          <table:table-cell table:style-name="Table140.A2" office:value-type="string">
            <text:p text:style-name="P147">42</text:p>
          </table:table-cell>
          <table:table-cell table:style-name="Table140.A2" office:value-type="string">
            <text:p text:style-name="P143">Directed Commands</text:p>
          </table:table-cell>
          <table:table-cell table:style-name="Table140.A2" office:value-type="string">
            <text:p text:style-name="P243">“<text:span text:style-name="T507">Monkeys”</text:span></text:p>
          </table:table-cell>
          <table:table-cell table:style-name="Table140.A2" office:value-type="string">
            <text:p text:style-name="P156"/>
          </table:table-cell>
          <table:table-cell table:style-name="Table140.E2" office:value-type="string">
            <text:p text:style-name="P249">The Fox and the Squirrel</text:p>
            <text:p text:style-name="P164"><text:span text:style-name="T650">Guided </text:span>Miming</text:p>
          </table:table-cell>
        </table:table-row>
        <table:table-row table:style-name="Table140.1">
          <table:table-cell table:style-name="Table140.A2" office:value-type="string">
            <text:p text:style-name="P148">43</text:p>
          </table:table-cell>
          <table:table-cell table:style-name="Table140.A2" office:value-type="string">
            <text:p text:style-name="P137">Review, Spoken and <text:s/>New Commands</text:p>
          </table:table-cell>
          <table:table-cell table:style-name="Table140.A2" office:value-type="string">
            <text:p text:style-name="P243">“<text:span text:style-name="T507">Monkeys”</text:span></text:p>
            <text:p text:style-name="P245">+ Activity</text:p>
          </table:table-cell>
          <table:table-cell table:style-name="Table140.A2" office:value-type="string">
            <text:p text:style-name="P159">Session 11, Pages 24-25</text:p>
            <text:p text:style-name="P159">RODE - FUME</text:p>
          </table:table-cell>
          <table:table-cell table:style-name="Table140.E2" office:value-type="string">
            <text:p text:style-name="P156"/>
          </table:table-cell>
        </table:table-row>
        <table:table-row table:style-name="Table140.1">
          <table:table-cell table:style-name="Table140.A2" office:value-type="string">
            <text:p text:style-name="P147">44</text:p>
          </table:table-cell>
          <table:table-cell table:style-name="Table140.A2" office:value-type="string">
            <text:p text:style-name="P137">Review, Spoken and <text:s/>New Commands</text:p>
          </table:table-cell>
          <table:table-cell table:style-name="Table140.A2" office:value-type="string">
            <text:p text:style-name="P243">“<text:span text:style-name="T507">Monkeys”</text:span></text:p>
            <text:p text:style-name="P245">+ Activity</text:p>
          </table:table-cell>
          <table:table-cell table:style-name="Table140.A2" office:value-type="string">
            <text:p text:style-name="P169">Session 16, Pages 34-35</text:p>
            <text:p text:style-name="P155">COOL - MONSOON</text:p>
          </table:table-cell>
          <table:table-cell table:style-name="Table140.E2" office:value-type="string">
            <text:p text:style-name="P156"/>
          </table:table-cell>
        </table:table-row>
        <table:table-row table:style-name="Table140.1">
          <table:table-cell table:style-name="Table140.A2" office:value-type="string">
            <text:p text:style-name="P147">45</text:p>
          </table:table-cell>
          <table:table-cell table:style-name="Table140.A2" office:value-type="string">
            <text:p text:style-name="P143">Directed Commands</text:p>
          </table:table-cell>
          <table:table-cell table:style-name="Table140.A2" office:value-type="string">
            <text:p text:style-name="P152">“<text:span text:style-name="T507">Ka Ka Shriek the Crows”</text:span></text:p>
            <text:p text:style-name="P153">+ Activity</text:p>
          </table:table-cell>
          <table:table-cell table:style-name="Table140.A2" office:value-type="string">
            <text:p text:style-name="P156"/>
          </table:table-cell>
          <table:table-cell table:style-name="Table140.E2" office:value-type="string">
            <text:p text:style-name="P249">The Fox and the Squirrel</text:p>
            <text:p text:style-name="P160">Conversation Practice</text:p>
          </table:table-cell>
        </table:table-row>
        <table:table-row table:style-name="Table140.1">
          <table:table-cell table:style-name="Table140.A2" office:value-type="string">
            <text:p text:style-name="P147">46</text:p>
          </table:table-cell>
          <table:table-cell table:style-name="Table140.A2" office:value-type="string">
            <text:p text:style-name="P137">Review, Spoken and <text:s/>New Commands</text:p>
          </table:table-cell>
          <table:table-cell table:style-name="Table140.A2" office:value-type="string">
            <text:p text:style-name="P151">“<text:span text:style-name="T507">Ka Ka Shriek the Crows”</text:span></text:p>
            <text:p text:style-name="P246">+ Activity</text:p>
            <text:p text:style-name="P139"/>
          </table:table-cell>
          <table:table-cell table:style-name="Table140.A2" office:value-type="string">
            <text:p text:style-name="P169">Session 17, Pages 36-37</text:p>
            <text:p text:style-name="P155">DEEP – TREE </text:p>
          </table:table-cell>
          <table:table-cell table:style-name="Table140.E2" office:value-type="string">
            <text:p text:style-name="P156"/>
          </table:table-cell>
        </table:table-row>
        <table:table-row table:style-name="Table140.1">
          <table:table-cell table:style-name="Table140.A2" office:value-type="string">
            <text:p text:style-name="P147">47</text:p>
          </table:table-cell>
          <table:table-cell table:style-name="Table140.A2" office:value-type="string">
            <text:p text:style-name="P137">Review, Spoken and <text:s/>New Commands</text:p>
          </table:table-cell>
          <table:table-cell table:style-name="Table140.A2" office:value-type="string">
            <text:p text:style-name="P151">“<text:span text:style-name="T169">To the Beach, I Like to Go”</text:span></text:p>
            <text:p text:style-name="P247">+ Activity</text:p>
          </table:table-cell>
          <table:table-cell table:style-name="Table140.A2" office:value-type="string">
            <text:p text:style-name="P169">Session 18, Pages 38-39</text:p>
            <text:p text:style-name="P155">AIR - TROUT</text:p>
          </table:table-cell>
          <table:table-cell table:style-name="Table140.E2" office:value-type="string">
            <text:p text:style-name="P156"/>
          </table:table-cell>
        </table:table-row>
        <table:table-row table:style-name="Table140.1">
          <table:table-cell table:style-name="Table140.A2" office:value-type="string">
            <text:p text:style-name="P138"/>
            <text:p text:style-name="P147">48</text:p>
          </table:table-cell>
          <table:table-cell table:style-name="Table140.A2" office:value-type="string">
            <text:p text:style-name="P144">Directed</text:p>
            <text:p text:style-name="P166">and Visualised Commands</text:p>
          </table:table-cell>
          <table:table-cell table:style-name="Table140.A2" office:value-type="string">
            <text:p text:style-name="P151">“<text:span text:style-name="T169">To the Beach, I Like to Go”</text:span></text:p>
            <text:p text:style-name="P150">+ Activity</text:p>
          </table:table-cell>
          <table:table-cell table:style-name="Table140.A2" office:value-type="string">
            <text:p text:style-name="P156"/>
          </table:table-cell>
          <table:table-cell table:style-name="Table140.E2" office:value-type="string">
            <text:p text:style-name="P249">The Fox and the Squirrel</text:p>
            <text:p text:style-name="P259">Conversation Practice</text:p>
          </table:table-cell>
        </table:table-row>
        <table:table-row table:style-name="Table140.1">
          <table:table-cell table:style-name="Table140.A2" office:value-type="string">
            <text:p text:style-name="P147">49</text:p>
          </table:table-cell>
          <table:table-cell table:style-name="Table140.A2" office:value-type="string">
            <text:p text:style-name="P137">Review, Spoken and <text:s/>New Commands</text:p>
          </table:table-cell>
          <table:table-cell table:style-name="Table140.A2" office:value-type="string">
            <text:p text:style-name="P151">“<text:span text:style-name="T169">To the Beach, I Like to Go”</text:span></text:p>
            <text:p text:style-name="P150">+ Activity</text:p>
          </table:table-cell>
          <table:table-cell table:style-name="Table140.A2" office:value-type="string">
            <text:p text:style-name="P169">Session 19, Pages 40-41</text:p>
            <text:p text:style-name="P155">APPLE - JUNGLE</text:p>
          </table:table-cell>
          <table:table-cell table:style-name="Table140.E2" office:value-type="string">
            <text:p text:style-name="P156"/>
          </table:table-cell>
        </table:table-row>
        <table:table-row table:style-name="Table140.1">
          <table:table-cell table:style-name="Table140.A2" office:value-type="string">
            <text:p text:style-name="P147">50</text:p>
          </table:table-cell>
          <table:table-cell table:style-name="Table140.A2" office:value-type="string">
            <text:p text:style-name="P137">Review, Spoken and <text:s/>New Commands</text:p>
          </table:table-cell>
          <table:table-cell table:style-name="Table140.A2" office:value-type="string">
            <text:p text:style-name="P177">“Just Like You”</text:p>
            <text:p text:style-name="P177">(“My Name is Madhavi”)</text:p>
            <text:p text:style-name="P151">+ Activity</text:p>
          </table:table-cell>
          <table:table-cell table:style-name="Table140.A2" office:value-type="string">
            <text:p text:style-name="P155">Session 20, Pages 42-43</text:p>
            <text:p text:style-name="P155">MADE - INSIDE</text:p>
          </table:table-cell>
          <table:table-cell table:style-name="Table140.E2" office:value-type="string">
            <text:p text:style-name="P156"/>
          </table:table-cell>
        </table:table-row>
        <text:soft-page-break/>
        <table:table-row table:style-name="Table140.1">
          <table:table-cell table:style-name="Table140.A2" office:value-type="string">
            <text:p text:style-name="P147">51</text:p>
          </table:table-cell>
          <table:table-cell table:style-name="Table140.A2" office:value-type="string">
            <text:p text:style-name="P144">Directed Commands</text:p>
          </table:table-cell>
          <table:table-cell table:style-name="Table140.A2" office:value-type="string">
            <text:p text:style-name="P137"/>
            <text:p text:style-name="P139"/>
          </table:table-cell>
          <table:table-cell table:style-name="Table140.A2" office:value-type="string">
            <text:p text:style-name="P156"/>
          </table:table-cell>
          <table:table-cell table:style-name="Table140.E2" office:value-type="string">
            <text:p text:style-name="P251">The Blue Jackal </text:p>
            <text:p text:style-name="P160">Expressive Reading</text:p>
          </table:table-cell>
        </table:table-row>
        <table:table-row table:style-name="Table140.1">
          <table:table-cell table:style-name="Table140.A2" office:value-type="string">
            <text:p text:style-name="P147">52</text:p>
          </table:table-cell>
          <table:table-cell table:style-name="Table140.A2" office:value-type="string">
            <text:p text:style-name="P137">Review, Spoken and <text:s/>New Commands</text:p>
          </table:table-cell>
          <table:table-cell table:style-name="Table140.A2" office:value-type="string">
            <text:p text:style-name="P177">“Just Like You”</text:p>
            <text:p text:style-name="P177">(“My Name is Madhavi”)</text:p>
            <text:p text:style-name="P141">+ Activity</text:p>
          </table:table-cell>
          <table:table-cell table:style-name="Table140.A2" office:value-type="string">
            <text:p text:style-name="P250">The Blue Jackal </text:p>
            <text:p text:style-name="P161"><text:span text:style-name="T537">Sight</text:span> <text:span text:style-name="T537">Words + Activity</text:span></text:p>
          </table:table-cell>
          <table:table-cell table:style-name="Table140.E2" office:value-type="string">
            <text:p text:style-name="P156"/>
          </table:table-cell>
        </table:table-row>
        <table:table-row table:style-name="Table140.1">
          <table:table-cell table:style-name="Table140.A2" office:value-type="string">
            <text:p text:style-name="P147">53</text:p>
          </table:table-cell>
          <table:table-cell table:style-name="Table140.A2" office:value-type="string">
            <text:p text:style-name="P137">Review, Spoken and <text:s/>New Commands</text:p>
          </table:table-cell>
          <table:table-cell table:style-name="Table140.A2" office:value-type="string">
            <text:p text:style-name="P177">“Just Like You”</text:p>
            <text:p text:style-name="P177">(“My Name is Madhavi”)</text:p>
            <text:p text:style-name="P151">+ Activity</text:p>
          </table:table-cell>
          <table:table-cell table:style-name="Table140.A2" office:value-type="string">
            <text:p text:style-name="P169">Session 2<text:span text:style-name="T484">1</text:span>, Page <text:span text:style-name="T484">44</text:span></text:p>
            <text:p text:style-name="P155"><text:span text:style-name="T484">LOBE</text:span> - <text:span text:style-name="T484">CUTE</text:span></text:p>
          </table:table-cell>
          <table:table-cell table:style-name="Table140.E2" office:value-type="string">
            <text:p text:style-name="P156"/>
          </table:table-cell>
        </table:table-row>
        <table:table-row table:style-name="Table140.1">
          <table:table-cell table:style-name="Table140.A2" office:value-type="string">
            <text:p text:style-name="P176">54</text:p>
          </table:table-cell>
          <table:table-cell table:style-name="Table140.A2" office:value-type="string">
            <text:p text:style-name="P144">Directed Commands</text:p>
          </table:table-cell>
          <table:table-cell table:style-name="Table140.A2" office:value-type="string">
            <text:p text:style-name="P151">“<text:span text:style-name="T170">I Salute My Flag”</text:span></text:p>
            <text:p text:style-name="P141">+ Activity</text:p>
          </table:table-cell>
          <table:table-cell table:style-name="Table140.A2" office:value-type="string">
            <text:p text:style-name="P180"/>
          </table:table-cell>
          <table:table-cell table:style-name="Table140.E2" office:value-type="string">
            <text:p text:style-name="P249">The Blue Jackal</text:p>
            <text:p text:style-name="P184"><text:span text:style-name="T650">Guided </text:span>Miming</text:p>
          </table:table-cell>
        </table:table-row>
        <table:table-row table:style-name="Table140.1">
          <table:table-cell table:style-name="Table140.A2" office:value-type="string">
            <text:p text:style-name="P176">55</text:p>
          </table:table-cell>
          <table:table-cell table:style-name="Table140.A2" office:value-type="string">
            <text:p text:style-name="P169">Review, Spoken and <text:s/>New Commands</text:p>
          </table:table-cell>
          <table:table-cell table:style-name="Table140.A2" office:value-type="string">
            <text:p text:style-name="P151">“<text:span text:style-name="T170">I Salute My Flag”</text:span></text:p>
            <text:p text:style-name="P141">+ Activity</text:p>
          </table:table-cell>
          <table:table-cell table:style-name="Table140.A2" office:value-type="string">
            <text:p text:style-name="P169">Session 15, Pages 32-33</text:p>
            <text:p text:style-name="P155">CHIP – WHY</text:p>
            <text:p text:style-name="P162">(Revision)</text:p>
          </table:table-cell>
          <table:table-cell table:style-name="Table140.E2" office:value-type="string">
            <text:p text:style-name="P180"/>
          </table:table-cell>
        </table:table-row>
        <table:table-row table:style-name="Table140.1">
          <table:table-cell table:style-name="Table140.A2" office:value-type="string">
            <text:p text:style-name="P176">56</text:p>
          </table:table-cell>
          <table:table-cell table:style-name="Table140.A2" office:value-type="string">
            <text:p text:style-name="P169">Review, Spoken and <text:s/>New Commands</text:p>
          </table:table-cell>
          <table:table-cell table:style-name="Table140.A2" office:value-type="string">
            <text:p text:style-name="P146">“<text:span text:style-name="T174">Colours</text:span>”</text:p>
            <text:p text:style-name="P140">+ Activity</text:p>
          </table:table-cell>
          <table:table-cell table:style-name="Table140.A2" office:value-type="string">
            <text:p text:style-name="P155">Session 19, Pages <text:span text:style-name="T695">34-35</text:span></text:p>
            <text:p text:style-name="P168">COOL - MONSOON</text:p>
            <text:p text:style-name="P162">(Revision)</text:p>
          </table:table-cell>
          <table:table-cell table:style-name="Table140.E2" office:value-type="string">
            <text:p text:style-name="P257"/>
          </table:table-cell>
        </table:table-row>
        <table:table-row table:style-name="Table140.22">
          <table:table-cell table:style-name="Table140.A2" office:value-type="string">
            <text:p text:style-name="P176">57</text:p>
          </table:table-cell>
          <table:table-cell table:style-name="Table140.A2" office:value-type="string">
            <text:p text:style-name="P144">Directed Commands</text:p>
          </table:table-cell>
          <table:table-cell table:style-name="Table140.A2" office:value-type="string">
            <text:p text:style-name="P151">“<text:span text:style-name="T174">Colours</text:span>”</text:p>
            <text:p text:style-name="P141">+ Activity</text:p>
          </table:table-cell>
          <table:table-cell table:style-name="Table140.A2" office:value-type="string">
            <text:p text:style-name="P180"/>
          </table:table-cell>
          <table:table-cell table:style-name="Table140.E2" office:value-type="string">
            <text:p text:style-name="P249">The Blue Jackal</text:p>
            <text:p text:style-name="P160">Conversation Practice</text:p>
          </table:table-cell>
        </table:table-row>
        <table:table-row table:style-name="Table140.1">
          <table:table-cell table:style-name="Table140.A2" office:value-type="string">
            <text:p text:style-name="P176">58</text:p>
          </table:table-cell>
          <table:table-cell table:style-name="Table140.A2" office:value-type="string">
            <text:p text:style-name="P169">Review, Spoken and <text:s/>New Commands</text:p>
          </table:table-cell>
          <table:table-cell table:style-name="Table140.A2" office:value-type="string">
            <text:p text:style-name="P167">“<text:span text:style-name="T174">Colours</text:span>”</text:p>
            <text:p text:style-name="P142">+ Activity</text:p>
          </table:table-cell>
          <table:table-cell table:style-name="Table140.A2" office:value-type="string">
            <text:p text:style-name="P181">Session 22, Page 45</text:p>
            <text:p text:style-name="P163">Sentence Practice</text:p>
          </table:table-cell>
          <table:table-cell table:style-name="Table140.E2" office:value-type="string">
            <text:p text:style-name="P180"/>
          </table:table-cell>
        </table:table-row>
        <table:table-row table:style-name="Table140.1">
          <table:table-cell table:style-name="Table140.A2" office:value-type="string">
            <text:p text:style-name="P176">59</text:p>
          </table:table-cell>
          <table:table-cell table:style-name="Table140.A2" office:value-type="string">
            <text:p text:style-name="P169">Review, Spoken and <text:s/>New Commands</text:p>
          </table:table-cell>
          <table:table-cell table:style-name="Table140.A2" office:value-type="string">
            <text:p text:style-name="P187">“<text:span text:style-name="T170">Eid is Here”</text:span></text:p>
            <text:p text:style-name="P172">+ Activity</text:p>
          </table:table-cell>
          <table:table-cell table:style-name="Table140.A2" office:value-type="string">
            <text:p text:style-name="P181">Session 22, Page 46</text:p>
            <text:p text:style-name="P163">Sentence Practice</text:p>
          </table:table-cell>
          <table:table-cell table:style-name="Table140.E2" office:value-type="string">
            <text:p text:style-name="P180"/>
          </table:table-cell>
        </table:table-row>
        <table:table-row table:style-name="Table140.25">
          <table:table-cell table:style-name="Table140.A2" office:value-type="string">
            <text:p text:style-name="P176">60</text:p>
          </table:table-cell>
          <table:table-cell table:style-name="Table140.A2" office:value-type="string">
            <text:p text:style-name="P144">Directed <text:span text:style-name="T588">and Visualised </text:span>Commands</text:p>
          </table:table-cell>
          <table:table-cell table:style-name="Table140.A2" office:value-type="string">
            <text:p text:style-name="P169">“<text:span text:style-name="T170">Eid is Here”</text:span></text:p>
            <text:p text:style-name="P170">+ Activity</text:p>
          </table:table-cell>
          <table:table-cell table:style-name="Table140.A2" office:value-type="string">
            <text:p text:style-name="P180"/>
          </table:table-cell>
          <table:table-cell table:style-name="Table140.E2" office:value-type="string">
            <text:p text:style-name="P249">The Blue Jackal</text:p>
            <text:p text:style-name="P259">Conversation Practice</text:p>
          </table:table-cell>
        </table:table-row>
        <table:table-row table:style-name="Table140.1">
          <table:table-cell table:style-name="Table140.A2" office:value-type="string">
            <text:p text:style-name="P176">61</text:p>
          </table:table-cell>
          <table:table-cell table:style-name="Table140.A2" office:value-type="string">
            <text:p text:style-name="P169">Review, Spoken and <text:s/>New Commands</text:p>
          </table:table-cell>
          <table:table-cell table:style-name="Table140.A2" office:value-type="string">
            <text:p text:style-name="P187">“<text:span text:style-name="T170">Mangoes</text:span>”</text:p>
            <text:p text:style-name="P172">+ Activity</text:p>
          </table:table-cell>
          <table:table-cell table:style-name="Table140.A2" office:value-type="string">
            <text:p text:style-name="P183">Session 23, Page 47</text:p>
            <text:p text:style-name="P183">Sentence Practice</text:p>
          </table:table-cell>
          <table:table-cell table:style-name="Table140.E2" office:value-type="string">
            <text:p text:style-name="P180"/>
          </table:table-cell>
        </table:table-row>
        <table:table-row table:style-name="Table140.1">
          <table:table-cell table:style-name="Table140.A2" office:value-type="string">
            <text:p text:style-name="P176">62</text:p>
          </table:table-cell>
          <table:table-cell table:style-name="Table140.A2" office:value-type="string">
            <text:p text:style-name="P169">Review, Spoken and <text:s/>New Commands</text:p>
          </table:table-cell>
          <table:table-cell table:style-name="Table140.A2" office:value-type="string">
            <text:p text:style-name="P187">“<text:span text:style-name="T170">Mangoes</text:span>”</text:p>
            <text:p text:style-name="P172">+ Activity</text:p>
          </table:table-cell>
          <table:table-cell table:style-name="Table140.A2" office:value-type="string">
            <text:p text:style-name="P181">Session 23, Page 48</text:p>
            <text:p text:style-name="P181">Sentence Practice</text:p>
          </table:table-cell>
          <table:table-cell table:style-name="Table140.E2" office:value-type="string">
            <text:p text:style-name="P258"/>
          </table:table-cell>
        </table:table-row>
        <table:table-row table:style-name="Table140.1">
          <table:table-cell table:style-name="Table140.A2" office:value-type="string">
            <text:p text:style-name="P176">63</text:p>
          </table:table-cell>
          <table:table-cell table:style-name="Table140.A2" office:value-type="string">
            <text:p text:style-name="P169"><text:span text:style-name="T338">Directed</text:span> Commands</text:p>
          </table:table-cell>
          <table:table-cell table:style-name="Table140.A2" office:value-type="string">
            <text:p text:style-name="P173"/>
          </table:table-cell>
          <table:table-cell table:style-name="Table140.A2" office:value-type="string">
            <text:p text:style-name="P180"/>
          </table:table-cell>
          <table:table-cell table:style-name="Table140.E2" office:value-type="string">
            <text:p text:style-name="P253">Monkeys on a Fast</text:p>
            <text:p text:style-name="P258"><text:span text:style-name="T650">Guided </text:span>Miming</text:p>
          </table:table-cell>
        </table:table-row>
        <table:table-row table:style-name="Table140.1">
          <table:table-cell table:style-name="Table140.A2" office:value-type="string">
            <text:p text:style-name="P176">64</text:p>
          </table:table-cell>
          <table:table-cell table:style-name="Table140.A2" office:value-type="string">
            <text:p text:style-name="P169">Review, Spoken and <text:s/>New Commands</text:p>
          </table:table-cell>
          <table:table-cell table:style-name="Table140.A2" office:value-type="string">
            <text:p text:style-name="P188">“<text:span text:style-name="T170">Mangoes</text:span>”</text:p>
            <text:p text:style-name="P174">+ Activity</text:p>
          </table:table-cell>
          <table:table-cell table:style-name="Table140.A2" office:value-type="string">
            <text:p text:style-name="P252">Monkeys on a Fast</text:p>
            <text:p text:style-name="P256">Phonic and Sight Words <text:span text:style-name="T538">+ Activity</text:span></text:p>
          </table:table-cell>
          <table:table-cell table:style-name="Table140.E2" office:value-type="string">
            <text:p text:style-name="P180"/>
          </table:table-cell>
        </table:table-row>
        <table:table-row table:style-name="Table140.1">
          <table:table-cell table:style-name="Table140.A2" office:value-type="string">
            <text:p text:style-name="P176">65</text:p>
          </table:table-cell>
          <table:table-cell table:style-name="Table140.A2" office:value-type="string">
            <text:p text:style-name="P169">Review, Spoken and <text:s/>New Commands</text:p>
          </table:table-cell>
          <table:table-cell table:style-name="Table140.A2" office:value-type="string">
            <text:p text:style-name="P177">“<text:span text:style-name="T171">Prayer Houses</text:span>”</text:p>
            <text:p text:style-name="P179">+ Activity</text:p>
          </table:table-cell>
          <table:table-cell table:style-name="Table140.A2" office:value-type="string">
            <text:p text:style-name="P182"/>
          </table:table-cell>
          <table:table-cell table:style-name="Table140.E2" office:value-type="string">
            <text:p text:style-name="P252">Monkeys on a Fast</text:p>
            <text:p text:style-name="P260">Conversation Practice</text:p>
          </table:table-cell>
        </table:table-row>
        <table:table-row table:style-name="Table140.1">
          <table:table-cell table:style-name="Table140.A2" office:value-type="string">
            <text:p text:style-name="P176">66</text:p>
          </table:table-cell>
          <table:table-cell table:style-name="Table140.A2" office:value-type="string">
            <text:p text:style-name="P145">Directed <text:span text:style-name="T588">and Visualised </text:span>Commands</text:p>
          </table:table-cell>
          <table:table-cell table:style-name="Table140.A2" office:value-type="string">
            <text:p text:style-name="P177">“<text:span text:style-name="T171">Prayer Houses”</text:span></text:p>
            <text:p text:style-name="P178">+ Activity</text:p>
          </table:table-cell>
          <table:table-cell table:style-name="Table140.A2" office:value-type="string">
            <text:p text:style-name="P180"/>
          </table:table-cell>
          <table:table-cell table:style-name="Table140.E2" office:value-type="string">
            <text:p text:style-name="P252">Monkeys on a Fast</text:p>
            <text:p text:style-name="P260">Conversation Practice</text:p>
          </table:table-cell>
        </table:table-row>
        <table:table-row table:style-name="Table140.1">
          <table:table-cell table:style-name="Table140.A2" office:value-type="string">
            <text:p text:style-name="P176">67</text:p>
          </table:table-cell>
          <table:table-cell table:style-name="Table140.A2" office:value-type="string">
            <text:p text:style-name="P169">Review, Spoken and <text:s/><text:span text:style-name="T588">New</text:span> Commands</text:p>
          </table:table-cell>
          <table:table-cell table:style-name="Table140.A2" office:value-type="string">
            <text:p text:style-name="P177">“<text:span text:style-name="T171">Sambar</text:span>”</text:p>
            <text:p text:style-name="P171">+ Activity</text:p>
          </table:table-cell>
          <table:table-cell table:style-name="Table140.A2" office:value-type="string">
            <text:p text:style-name="P182"/>
          </table:table-cell>
          <table:table-cell table:style-name="Table140.E2" office:value-type="string">
            <text:p text:style-name="P252">Monkeys on a Fast</text:p>
            <text:p text:style-name="P261">Tiny Theatre</text:p>
          </table:table-cell>
        </table:table-row>
        <table:table-row table:style-name="Table140.1">
          <table:table-cell table:style-name="Table140.A2" office:value-type="string">
            <text:p text:style-name="P176">68</text:p>
          </table:table-cell>
          <table:table-cell table:style-name="Table140.A2" office:value-type="string">
            <text:p text:style-name="P186">Review, Spoken and <text:s/><text:span text:style-name="T588">New</text:span> Commands</text:p>
          </table:table-cell>
          <table:table-cell table:style-name="Table140.A2" office:value-type="string">
            <text:p text:style-name="P171"/>
          </table:table-cell>
          <table:table-cell table:style-name="Table140.A2" office:value-type="string">
            <text:p text:style-name="P182"/>
          </table:table-cell>
          <table:table-cell table:style-name="Table140.E2" office:value-type="string">
            <text:p text:style-name="P252">The Musical Donkey</text:p>
            <text:p text:style-name="P261">Expressive <text:span text:style-name="T505">Reading</text:span></text:p>
          </table:table-cell>
        </table:table-row>
        <table:table-row table:style-name="Table140.1">
          <table:table-cell table:style-name="Table140.A2" office:value-type="string">
            <text:p text:style-name="P176">69</text:p>
          </table:table-cell>
          <table:table-cell table:style-name="Table140.A2" office:value-type="string">
            <text:p text:style-name="P169"><text:span text:style-name="T588">Directed </text:span>Commands</text:p>
          </table:table-cell>
          <table:table-cell table:style-name="Table140.A2" office:value-type="string">
            <text:p text:style-name="P189">“<text:span text:style-name="T171">Sambar</text:span>”</text:p>
            <text:p text:style-name="P175">+ Activity</text:p>
            <text:p text:style-name="P175"/>
          </table:table-cell>
          <table:table-cell table:style-name="Table140.A2" office:value-type="string">
            <text:p text:style-name="P254">The Musical Donkey</text:p>
            <text:p text:style-name="P255">Phonic and Sight Words <text:span text:style-name="T538">+ Activity</text:span></text:p>
          </table:table-cell>
          <table:table-cell table:style-name="Table140.E2" office:value-type="string">
            <text:p text:style-name="P262"/>
          </table:table-cell>
        </table:table-row>
        <text:soft-page-break/>
        <table:table-row table:style-name="Table140.1">
          <table:table-cell table:style-name="Table140.A2" office:value-type="string">
            <text:p text:style-name="P176">70</text:p>
          </table:table-cell>
          <table:table-cell table:style-name="Table140.A2" office:value-type="string">
            <text:p text:style-name="P145">Review, Spoken and <text:s/><text:span text:style-name="T588">New</text:span> Commands</text:p>
          </table:table-cell>
          <table:table-cell table:style-name="Table140.A2" office:value-type="string">
            <text:p text:style-name="P179">“<text:span text:style-name="T171">Trees</text:span>”</text:p>
            <text:p text:style-name="P179">+ Activity</text:p>
          </table:table-cell>
          <table:table-cell table:style-name="Table140.A2" office:value-type="string">
            <text:p text:style-name="P255"/>
          </table:table-cell>
          <table:table-cell table:style-name="Table140.E2" office:value-type="string">
            <text:p text:style-name="P253">The Musical Donkey</text:p>
            <text:p text:style-name="P185"><text:span text:style-name="T650">Guided </text:span>Miming</text:p>
          </table:table-cell>
        </table:table-row>
        <table:table-row table:style-name="Table140.1">
          <table:table-cell table:style-name="Table140.A2" office:value-type="string">
            <text:p text:style-name="P176">71</text:p>
          </table:table-cell>
          <table:table-cell table:style-name="Table140.A2" office:value-type="string">
            <text:p text:style-name="P145">Review, Spoken and <text:s/><text:span text:style-name="T588">New</text:span> Commands</text:p>
          </table:table-cell>
          <table:table-cell table:style-name="Table140.A2" office:value-type="string">
            <text:p text:style-name="P169">“<text:span text:style-name="T171">Trees</text:span>”</text:p>
            <text:p text:style-name="P179">+ Activity</text:p>
          </table:table-cell>
          <table:table-cell table:style-name="Table140.A2" office:value-type="string">
            <text:p text:style-name="P182"/>
          </table:table-cell>
          <table:table-cell table:style-name="Table140.E2" office:value-type="string">
            <text:p text:style-name="P253">The Musical Donkey</text:p>
            <text:p text:style-name="P184">Tiny Theatre</text:p>
          </table:table-cell>
        </table:table-row>
        <table:table-row table:style-name="Table140.1">
          <table:table-cell table:style-name="Table140.A2" office:value-type="string">
            <text:p text:style-name="P176">72</text:p>
          </table:table-cell>
          <table:table-cell table:style-name="Table140.A2" office:value-type="string">
            <text:p text:style-name="P144">Directed <text:span text:style-name="T588">and Visualised </text:span>Commands</text:p>
          </table:table-cell>
          <table:table-cell table:style-name="Table140.A2" office:value-type="string">
            <text:p text:style-name="P169">“<text:span text:style-name="T171">Trees</text:span>”</text:p>
            <text:p text:style-name="P179">+ Activity</text:p>
          </table:table-cell>
          <table:table-cell table:style-name="Table140.A2" office:value-type="string">
            <text:p text:style-name="P180"/>
          </table:table-cell>
          <table:table-cell table:style-name="Table140.E2" office:value-type="string">
            <text:p text:style-name="P253">The Musical Donkey</text:p>
            <text:p text:style-name="P184">Tiny Theatre</text:p>
          </table:table-cell>
        </table:table-row>
      </table:table>
      <text:p text:style-name="P534">Power English Level <text:span text:style-name="T168">3M</text:span></text:p>
      <text:p text:style-name="P55">Session <text:span text:style-name="T159">Tracker</text:span></text:p>
      <text:p text:style-name="P132">Sessions <text:span text:style-name="T487">37</text:span> to <text:span text:style-name="T487">72</text:span></text:p>
      <text:p text:style-name="P73">School:<text:tab/><text:tab/><text:tab/> <text:s text:c="4"/><text:tab/><text:tab/><text:tab/><text:span text:style-name="T160">Teacher:</text:span></text:p>
      <text:p text:style-name="P74">Class:<text:tab/><text:tab/><text:tab/> <text:s text:c="10"/><text:tab/><text:tab/><text:tab/>Section:<text:tab/><text:tab/><text:tab/></text:p>
      <text:p text:style-name="P74">Number of Students:</text:p>
      <table:table table:name="Table141" table:style-name="Table141">
        <table:table-column table:style-name="Table141.A"/>
        <table:table-column table:style-name="Table141.B" table:number-columns-repeated="4"/>
        <table:table-column table:style-name="Table141.F" table:number-columns-repeated="2"/>
        <table:table-header-rows>
          <table:table-row table:style-name="Table141.1">
            <table:table-cell table:style-name="Table141.A1" office:value-type="string">
              <text:p text:style-name="P134"/>
            </table:table-cell>
            <table:table-cell table:style-name="Table141.A1" office:value-type="string">
              <text:p text:style-name="P134">Power Action</text:p>
            </table:table-cell>
            <table:table-cell table:style-name="Table141.A1" office:value-type="string">
              <text:p text:style-name="P134">Power Music</text:p>
            </table:table-cell>
            <table:table-cell table:style-name="Table141.A1" office:value-type="string">
              <text:p text:style-name="P134">Power Reader</text:p>
            </table:table-cell>
            <table:table-cell table:style-name="Table141.A1" office:value-type="string">
              <text:p text:style-name="P134">Power Story</text:p>
            </table:table-cell>
            <table:table-cell table:style-name="Table141.A1" office:value-type="string">
              <text:p text:style-name="P133">Date</text:p>
            </table:table-cell>
            <table:table-cell table:style-name="Table141.G1" office:value-type="string">
              <text:p text:style-name="P133">Sign</text:p>
            </table:table-cell>
          </table:table-row>
        </table:table-header-rows>
        <table:table-row table:style-name="Table141.1">
          <table:table-cell table:style-name="Table141.A2" office:value-type="string">
            <text:p text:style-name="P147">37</text:p>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G2" office:value-type="string">
            <text:p text:style-name="P136"/>
          </table:table-cell>
        </table:table-row>
        <table:table-row table:style-name="Table141.1">
          <table:table-cell table:style-name="Table141.A2" office:value-type="string">
            <text:p text:style-name="P147">38</text:p>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G2" office:value-type="string">
            <text:p text:style-name="P136"/>
          </table:table-cell>
        </table:table-row>
        <table:table-row table:style-name="Table141.1">
          <table:table-cell table:style-name="Table141.A2" office:value-type="string">
            <text:p text:style-name="P138">3<text:span text:style-name="T486">9</text:span></text:p>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G2" office:value-type="string">
            <text:p text:style-name="P136"/>
          </table:table-cell>
        </table:table-row>
        <table:table-row table:style-name="Table141.1">
          <table:table-cell table:style-name="Table141.A2" office:value-type="string">
            <text:p text:style-name="P138">4<text:span text:style-name="T486">0</text:span></text:p>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G2" office:value-type="string">
            <text:p text:style-name="P136"/>
          </table:table-cell>
        </table:table-row>
        <table:table-row table:style-name="Table141.1">
          <table:table-cell table:style-name="Table141.A2" office:value-type="string">
            <text:p text:style-name="P147">41</text:p>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G2" office:value-type="string">
            <text:p text:style-name="P136"/>
          </table:table-cell>
        </table:table-row>
        <table:table-row table:style-name="Table141.1">
          <table:table-cell table:style-name="Table141.A2" office:value-type="string">
            <text:p text:style-name="P147">42</text:p>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G2" office:value-type="string">
            <text:p text:style-name="P136"/>
          </table:table-cell>
        </table:table-row>
        <table:table-row table:style-name="Table141.1">
          <table:table-cell table:style-name="Table141.A2" office:value-type="string">
            <text:p text:style-name="P148">43</text:p>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G2" office:value-type="string">
            <text:p text:style-name="P136"/>
          </table:table-cell>
        </table:table-row>
        <table:table-row table:style-name="Table141.1">
          <table:table-cell table:style-name="Table141.A2" office:value-type="string">
            <text:p text:style-name="P147">44</text:p>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G2" office:value-type="string">
            <text:p text:style-name="P136"/>
          </table:table-cell>
        </table:table-row>
        <table:table-row table:style-name="Table141.1">
          <table:table-cell table:style-name="Table141.A2" office:value-type="string">
            <text:p text:style-name="P147">45</text:p>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G2" office:value-type="string">
            <text:p text:style-name="P136"/>
          </table:table-cell>
        </table:table-row>
        <table:table-row table:style-name="Table141.1">
          <table:table-cell table:style-name="Table141.A2" office:value-type="string">
            <text:p text:style-name="P147">46</text:p>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G2" office:value-type="string">
            <text:p text:style-name="P136"/>
          </table:table-cell>
        </table:table-row>
        <table:table-row table:style-name="Table141.1">
          <table:table-cell table:style-name="Table141.A2" office:value-type="string">
            <text:p text:style-name="P147">47</text:p>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G2" office:value-type="string">
            <text:p text:style-name="P136"/>
          </table:table-cell>
        </table:table-row>
        <table:table-row table:style-name="Table141.1">
          <table:table-cell table:style-name="Table141.A2" office:value-type="string">
            <text:p text:style-name="P149">48</text:p>
            <text:p text:style-name="P147"/>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G2" office:value-type="string">
            <text:p text:style-name="P136"/>
          </table:table-cell>
        </table:table-row>
        <table:table-row table:style-name="Table141.1">
          <table:table-cell table:style-name="Table141.A2" office:value-type="string">
            <text:p text:style-name="P147">49</text:p>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G2" office:value-type="string">
            <text:p text:style-name="P136"/>
          </table:table-cell>
        </table:table-row>
        <table:table-row table:style-name="Table141.1">
          <table:table-cell table:style-name="Table141.A2" office:value-type="string">
            <text:p text:style-name="P147">50</text:p>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G2" office:value-type="string">
            <text:p text:style-name="P136"/>
          </table:table-cell>
        </table:table-row>
        <table:table-row table:style-name="Table141.1">
          <table:table-cell table:style-name="Table141.A2" office:value-type="string">
            <text:p text:style-name="P147">51</text:p>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G2" office:value-type="string">
            <text:p text:style-name="P136"/>
          </table:table-cell>
        </table:table-row>
        <text:soft-page-break/>
        <table:table-row table:style-name="Table141.1">
          <table:table-cell table:style-name="Table141.A2" office:value-type="string">
            <text:p text:style-name="P147">52</text:p>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G2" office:value-type="string">
            <text:p text:style-name="P136"/>
          </table:table-cell>
        </table:table-row>
        <table:table-row table:style-name="Table141.1">
          <table:table-cell table:style-name="Table141.A2" office:value-type="string">
            <text:p text:style-name="P147">53</text:p>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G2" office:value-type="string">
            <text:p text:style-name="P136"/>
          </table:table-cell>
        </table:table-row>
        <table:table-row table:style-name="Table141.1">
          <table:table-cell table:style-name="Table141.A2" office:value-type="string">
            <text:p text:style-name="P176">54</text:p>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G2" office:value-type="string">
            <text:p text:style-name="P136"/>
          </table:table-cell>
        </table:table-row>
        <table:table-row table:style-name="Table141.1">
          <table:table-cell table:style-name="Table141.A2" office:value-type="string">
            <text:p text:style-name="P176">55</text:p>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G2" office:value-type="string">
            <text:p text:style-name="P136"/>
          </table:table-cell>
        </table:table-row>
        <table:table-row table:style-name="Table141.1">
          <table:table-cell table:style-name="Table141.A2" office:value-type="string">
            <text:p text:style-name="P176">56</text:p>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G2" office:value-type="string">
            <text:p text:style-name="P136"/>
          </table:table-cell>
        </table:table-row>
        <table:table-row table:style-name="Table141.1">
          <table:table-cell table:style-name="Table141.A2" office:value-type="string">
            <text:p text:style-name="P176">57</text:p>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G2" office:value-type="string">
            <text:p text:style-name="P136"/>
          </table:table-cell>
        </table:table-row>
        <table:table-row table:style-name="Table141.1">
          <table:table-cell table:style-name="Table141.A2" office:value-type="string">
            <text:p text:style-name="P176">58</text:p>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G2" office:value-type="string">
            <text:p text:style-name="P136"/>
          </table:table-cell>
        </table:table-row>
        <table:table-row table:style-name="Table141.1">
          <table:table-cell table:style-name="Table141.A2" office:value-type="string">
            <text:p text:style-name="P176">59</text:p>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G2" office:value-type="string">
            <text:p text:style-name="P136"/>
          </table:table-cell>
        </table:table-row>
        <table:table-row table:style-name="Table141.1">
          <table:table-cell table:style-name="Table141.A2" office:value-type="string">
            <text:p text:style-name="P176">60</text:p>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G2" office:value-type="string">
            <text:p text:style-name="P136"/>
          </table:table-cell>
        </table:table-row>
        <table:table-row table:style-name="Table141.1">
          <table:table-cell table:style-name="Table141.A2" office:value-type="string">
            <text:p text:style-name="P176">61</text:p>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G2" office:value-type="string">
            <text:p text:style-name="P136"/>
          </table:table-cell>
        </table:table-row>
        <table:table-row table:style-name="Table141.1">
          <table:table-cell table:style-name="Table141.A2" office:value-type="string">
            <text:p text:style-name="P176">62</text:p>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G2" office:value-type="string">
            <text:p text:style-name="P136"/>
          </table:table-cell>
        </table:table-row>
        <table:table-row table:style-name="Table141.1">
          <table:table-cell table:style-name="Table141.A2" office:value-type="string">
            <text:p text:style-name="P176">63</text:p>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G2" office:value-type="string">
            <text:p text:style-name="P136"/>
          </table:table-cell>
        </table:table-row>
        <table:table-row table:style-name="Table141.1">
          <table:table-cell table:style-name="Table141.A2" office:value-type="string">
            <text:p text:style-name="P176">64</text:p>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G2" office:value-type="string">
            <text:p text:style-name="P136"/>
          </table:table-cell>
        </table:table-row>
        <table:table-row table:style-name="Table141.1">
          <table:table-cell table:style-name="Table141.A2" office:value-type="string">
            <text:p text:style-name="P176">65</text:p>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G2" office:value-type="string">
            <text:p text:style-name="P136"/>
          </table:table-cell>
        </table:table-row>
        <table:table-row table:style-name="Table141.1">
          <table:table-cell table:style-name="Table141.A2" office:value-type="string">
            <text:p text:style-name="P176">66</text:p>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G2" office:value-type="string">
            <text:p text:style-name="P136"/>
          </table:table-cell>
        </table:table-row>
        <table:table-row table:style-name="Table141.1">
          <table:table-cell table:style-name="Table141.A2" office:value-type="string">
            <text:p text:style-name="P176">67</text:p>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G2" office:value-type="string">
            <text:p text:style-name="P136"/>
          </table:table-cell>
        </table:table-row>
        <table:table-row table:style-name="Table141.1">
          <table:table-cell table:style-name="Table141.A2" office:value-type="string">
            <text:p text:style-name="P176">68</text:p>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G2" office:value-type="string">
            <text:p text:style-name="P136"/>
          </table:table-cell>
        </table:table-row>
        <table:table-row table:style-name="Table141.1">
          <table:table-cell table:style-name="Table141.A2" office:value-type="string">
            <text:p text:style-name="P176">69</text:p>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G2" office:value-type="string">
            <text:p text:style-name="P136"/>
          </table:table-cell>
        </table:table-row>
        <table:table-row table:style-name="Table141.1">
          <table:table-cell table:style-name="Table141.A2" office:value-type="string">
            <text:p text:style-name="P176">70</text:p>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G2" office:value-type="string">
            <text:p text:style-name="P136"/>
          </table:table-cell>
        </table:table-row>
        <table:table-row table:style-name="Table141.1">
          <table:table-cell table:style-name="Table141.A2" office:value-type="string">
            <text:p text:style-name="P176">71</text:p>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G2" office:value-type="string">
            <text:p text:style-name="P136"/>
          </table:table-cell>
        </table:table-row>
        <table:table-row table:style-name="Table141.1">
          <table:table-cell table:style-name="Table141.A2" office:value-type="string">
            <text:p text:style-name="P176">72</text:p>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A2" office:value-type="string">
            <text:p text:style-name="P136"/>
          </table:table-cell>
          <table:table-cell table:style-name="Table141.G2" office:value-type="string">
            <text:p text:style-name="P136"/>
          </table:table-cell>
        </table:table-row>
      </table:table>
      <text:h text:style-name="P557" text:outline-level="1"/>
      <text:h text:style-name="P558" text:outline-level="1">Introduction</text:h>
      <text:p text:style-name="P92">Power English (PE) Level <text:span text:style-name="T168">3 Modified</text:span> is a gradual progression of the priming in language-learning carried out in Level <text:span text:style-name="T305">2 Modified</text:span>. It helps the child derive language from a variety of inputs including videos and realia, introducing the child to relatively complex sentences <text:span text:style-name="T165">and</text:span> language-pattern<text:span text:style-name="T166">s</text:span>. PE L<text:span text:style-name="T167">evel 3 Modified</text:span> continues to emphasize on prediction and association in the learning of English, recapitulating the intuitive processes by which a mother-tongue is acquired. Sensitive to context and the varied entry-level learning styles of different children, its content is pitched one notch higher than the easy to constantly stimulate the child. PE Level <text:span text:style-name="T168">3 Modified</text:span> readies the child to take on the language with natural ease, wonder and delight. </text:p>
      <text:p text:style-name="P240">PE Level <text:span text:style-name="T305">3M </text:span>has four modules that occur in varying combinations through the sessions. These are Power Action, Power Music, Power Reader and Power Story. Each module starts with Focus. </text:p>
      <text:p text:style-name="P208"/>
      <text:h text:style-name="P535" text:outline-level="1">Focus</text:h>
      <text:p text:style-name="P200">(30 – 60 Seconds)</text:p>
      <text:p text:style-name="P208">Focus, a concentrated listening practice with minimal distraction, is used at the beginning of each of the modules to create a purposeful learning climate, and help the child warm up to the modules. Pivoted around the child’s subjective response and ability to comprehend at an inner level, Focus assures effective deep listening and rouses the creative potential of the child. </text:p>
      <text:list xml:id="list5999940116790149925" text:style-name="L1">
        <text:list-item>
          <text:p text:style-name="P347">Carry out Focus at the beginning of each of the modules of the session. </text:p>
        </text:list-item>
        <text:list-item>
          <text:p text:style-name="P347">Ask the students to sit in their chairs or on the floor in a relaxed manner. Have them sit with their palms resting on thighs.</text:p>
        </text:list-item>
        <text:list-item>
          <text:p text:style-name="P347">Ask the students to close their eyes and tilt their head slightly backwards, and stay quiet. </text:p>
        </text:list-item>
        <text:list-item>
          <text:p text:style-name="P347">Make sure the students keep their eyes closed throughout Focus. </text:p>
        </text:list-item>
        <text:list-item>
          <text:p text:style-name="P347">Instruct the students to take a deep breath, stay calm, and be conscious of inhalation and exhalation. </text:p>
        </text:list-item>
        <text:list-item>
          <text:p text:style-name="P347">Talk to them for 30 to 60 seconds about a situation they may feel and visualise. Here are a few of examples of how you may conduct the Focus visualization.</text:p>
          <text:list>
            <text:list-item>
              <text:p text:style-name="P347">Ask the students to visualise their own face in as much detail as possible. Slowly guide them to see their hair, eyes, nose, cheeks, mouth, chin, etc. and the face as a whole as if they were looking into a mirror.</text:p>
            </text:list-item>
            <text:list-item>
              <text:p text:style-name="P347">Create a visualisation narrative with one of the characters from Power Music or Power Story. Ask the students to look at Kauaa sitting on a tree. Guide them to see its beak, eyes, face, neck, and its entire body with wings, feathers, feet, claws, and tail.</text:p>
            </text:list-item>
            <text:list-item>
              <text:p text:style-name="P347">Imagine a situation and narrate it in detail. Tell the students they are in a park. Ask them to see the seesaw on which they are sitting, the person sitting in front of them, the colour of the handle they are holding, and the feel of giving the push, going up in the air and coming down.</text:p>
            </text:list-item>
          </text:list>
        </text:list-item>
      </text:list>
      <text:h text:style-name="P536" text:outline-level="1">Power Action</text:h>
      <text:p text:style-name="P200">(10 minutes)</text:p>
      <text:p text:style-name="P201">Through the force of imperatives, Power Action <text:span text:style-name="T158">(PA) </text:span>makes the tangibles and intangibles of language accessible to the child. Aware of the elemental nature of actions in the early stages of language acquisition, it replicates this process in a systematic way to make learning spontaneous. Allowing the child to internalise language structures by introducing new commands, and constantly varying previously taught ones, PA creates a playful, kinaesthetic learning style. </text:p>
      <text:p text:style-name="P203">Power English L<text:span text:style-name="T305">3M</text:span> introduces the child to <text:span text:style-name="T478">five</text:span> kinds of commands in <text:span text:style-name="T163">S</text:span>essions <text:span text:style-name="T625">37</text:span> to <text:span text:style-name="T625">72</text:span>. They are Action Commands, Spoken Commands and Action Commands-Review, Directed Commands, <text:span text:style-name="T478">and </text:span>Visualised Commands. </text:p>
      <text:list xml:id="list8906444948138518077" text:style-name="L2">
        <text:list-item>
          <text:p text:style-name="P348">Carefully read and familiarise yourself with the commands before you meet the class. Your reference to the manual during class should be minimal.</text:p>
        </text:list-item>
        <text:list-item>
          <text:p text:style-name="P348">The duration of P<text:span text:style-name="T312">A</text:span> is10 minutes.</text:p>
        </text:list-item>
        <text:list-item>
          <text:p text:style-name="P348">Make sure the class is reasonably silent except while articulating the commands. </text:p>
        </text:list-item>
        <text:list-item>
          <text:p text:style-name="P348">Divide the class into groups and carry out the commands if the movements involve walking to the wall or the door or window, etc. In the absence of windows or anything else the commands require, alter the commands.</text:p>
        </text:list-item>
        <text:list-item>
          <text:p text:style-name="P349">When you say the commands, enunciate the words clearly and make sure you are audible to the entire class. An imperative must sound like one, polite yet firm.</text:p>
        </text:list-item>
        <text:list-item>
          <text:p text:style-name="P349">Keep your movements slow and deliberate. For example, if the command is “lift your right hand,” you should lift your right hand slowly and extend it completely.</text:p>
        </text:list-item>
        <text:list-item>
          <text:p text:style-name="P349">Commands like walk, run, and jump are done on the spot unless stated otherwise. The symbol <text:span text:style-name="T2">»</text:span> represents sequence and indicates the commands have to be carried out as a series and not in isolation.</text:p>
        </text:list-item>
      </text:list>
      <text:p text:style-name="P201"/>
      <text:list xml:id="list104345717169250" text:continue-numbering="true" text:style-name="L2">
        <text:list-item>
          <text:p text:style-name="P350"><text:soft-page-break/>Strictly stick to the grouping of commands under each heading but within these groups, make it a point to shuffle the commands. For instance, you can jumble-up the commands within Action Commands-New but not mix-up Action Commands-New with Spoken Commands, or Action Commands-Review <text:span text:style-name="T479">with Visualised Commands</text:span>.</text:p>
        </text:list-item>
        <text:list-item>
          <text:p text:style-name="P351">State the type of command to be performed and do the actions. </text:p>
        </text:list-item>
      </text:list>
      <text:list xml:id="list2808452406738414687" text:style-name="L3">
        <text:list-item>
          <text:p text:style-name="P379"><text:span text:style-name="T68">Action Commands—New</text:span>: Say the command loudly and act it out. Ask the class to imitate your action silently. Note that new commands are introduced only as Action Commands. Perform each one of the Action Commands—New 5 times. You may use the following label and instructions:</text:p>
          <text:p text:style-name="P379">Label: Now we are going to do Action Commands—New.</text:p>
          <text:p text:style-name="P379">Instructions: Listen to me. Look at me. Do as I do but do not say the commands.</text:p>
        </text:list-item>
        <text:list-item>
          <text:p text:style-name="P379"><text:span text:style-name="T68">Spoken Commands:</text:span> Say the command loudly and act it out. Ask the class also to say the command while doing the action. You say the commands » perform the actions. The students perform the actions » say commands. Perform each one of the Spoken Commands 4 times. You may use the following label and instructions:</text:p>
          <text:p text:style-name="P379">Label: Now we are going to do Spoken Commands.</text:p>
          <text:p text:style-name="P379">Instructions: Listen to me. Look at me. Do as I do and also say the commands.</text:p>
        </text:list-item>
        <text:list-item>
          <text:p text:style-name="P379"><text:span text:style-name="T68">Action Commands—Review:</text:span> These are Action Commands that have been taught previously and are being revised. Say the command loudly and act it out. Ask the class to imitate your actions silently. Perform each one of the Action Commands-Review 3 times. The label and instructions are the same as for Action Commands – New.</text:p>
          <text:p text:style-name="P379">Label: Now we are going to do Action Commands—Review.</text:p>
          <text:p text:style-name="P380">Instructions: Listen to me. Look at me. Do as I do but do not say the commands.</text:p>
        </text:list-item>
        <text:list-item>
          <text:p text:style-name="P380"><text:span text:style-name="T69">Visualised Commands:</text:span><text:span text:style-name="T400"> </text:span><text:span text:style-name="T401">These are advanced commands intended to hone a child's ability to think in a language, and assimilate language as images and pictures in the mind. </text:span><text:span text:style-name="T420">Ask </text:span><text:span text:style-name="T401">the students to sit down and close </text:span><text:soft-page-break/><text:span text:style-name="T401">their eyes, and imagine the actions. Visualised Commands comprise of familiar language items:</text:span></text:p>
        </text:list-item>
      </text:list>
      <text:list xml:id="list701353474887285438" text:style-name="L4">
        <text:list-item>
          <text:p text:style-name="P390"><text:span text:style-name="T402">It may be a </text:span><text:span text:style-name="T415">simple </text:span><text:span text:style-name="T402">variation of a command the child has learnt earlier. </text:span><text:span text:style-name="T406">For example, “</text:span><text:span text:style-name="T467">Move the book to the edge of the table</text:span><text:span text:style-name="T448">. </text:span><text:span text:style-name="T405">” </text:span><text:span text:style-name="T406">(Session </text:span><text:span text:style-name="T449">4</text:span><text:span text:style-name="T467">8</text:span><text:span text:style-name="T406">) </text:span><text:span text:style-name="T402">is a modification of </text:span><text:span text:style-name="T411">the action command, ”Place the book at the </text:span><text:span text:style-name="T467">edge</text:span><text:span text:style-name="T411"> of the table.”</text:span><text:span text:style-name="T407"> </text:span><text:span text:style-name="T406">(Session </text:span><text:span text:style-name="T449">37</text:span><text:span text:style-name="T406">).</text:span></text:p>
        </text:list-item>
        <text:list-item>
          <text:p text:style-name="P391"><text:span text:style-name="T402">It</text:span><text:span text:style-name="T401"> may be a </text:span><text:span text:style-name="T402">comic </text:span><text:span text:style-name="T401">variation of an action com</text:span><text:span text:style-name="T412">m</text:span><text:span text:style-name="T401">and. </text:span><text:span text:style-name="T402">For example, “</text:span><text:span text:style-name="T468">Sneak into your classroom</text:span><text:span text:style-name="T403">” </text:span><text:span text:style-name="T402">(Session </text:span><text:span text:style-name="T468">60</text:span><text:span text:style-name="T402">) </text:span><text:span text:style-name="T412">slightly alters</text:span><text:span text:style-name="T402"> “</text:span><text:span text:style-name="T468">I walk around my class.</text:span><text:span text:style-name="T404">” </text:span><text:span text:style-name="T402">(Session 4</text:span><text:span text:style-name="T450">6</text:span><text:span text:style-name="T402">).</text:span></text:p>
        </text:list-item>
        <text:list-item>
          <text:p text:style-name="P392"><text:span text:style-name="T408">It may be a variation with a change in the objects used in an earlier command. </text:span><text:span text:style-name="T409">For example, “</text:span><text:span text:style-name="T452">Fold the paper in half. </text:span><text:span text:style-name="T451">» </text:span><text:span text:style-name="T452">Hold it in your hand. </text:span><text:span text:style-name="T451">» </text:span><text:span text:style-name="T452">Tilt it backward.</text:span><text:span text:style-name="T410">” </text:span><text:span text:style-name="T412">(Session </text:span><text:span text:style-name="T453">50</text:span><text:span text:style-name="T412">) </text:span><text:span text:style-name="T409">uses</text:span><text:span text:style-name="T453"> paper</text:span><text:span text:style-name="T409"> instead of </text:span><text:span text:style-name="T412">a </text:span><text:span text:style-name="T453">pencil</text:span><text:span text:style-name="T412"> used in </text:span><text:span text:style-name="T416">the action command,</text:span><text:span text:style-name="T412">“</text:span>Hold the pencil in your hand. » Tilt it to your right. »Tilt it to your left. <text:span text:style-name="T413">” </text:span><text:span text:style-name="T412">(Session 4</text:span><text:span text:style-name="T453">3</text:span><text:span text:style-name="T412">). </text:span></text:p>
        </text:list-item>
        <text:list-item>
          <text:p text:style-name="P392"><text:span text:style-name="T469">All the visualised commands in PE L</text:span><text:span text:style-name="T473">3M</text:span><text:span text:style-name="T469"> </text:span><text:span text:style-name="T470">(</text:span><text:span text:style-name="T469">Sessions 37-72</text:span><text:span text:style-name="T470">)</text:span><text:span text:style-name="T469"> reinforce the language a child picks up in </text:span><text:span text:style-name="T414">Power </text:span><text:span text:style-name="T469">Story</text:span><text:span text:style-name="T414">. </text:span><text:span text:style-name="T417">For example, “</text:span><text:span text:style-name="T471">S</text:span><text:span text:style-name="T474">nore loudly</text:span><text:span text:style-name="T472">” </text:span><text:span text:style-name="T471">and </text:span><text:span text:style-name="T417">“</text:span><text:span text:style-name="T474">Bite into fat juicy cucumbers</text:span><text:span text:style-name="T418">”</text:span><text:span text:style-name="T472"> </text:span><text:span text:style-name="T474">(Session 72) </text:span><text:span text:style-name="T417">present familiar actions from the </text:span><text:span text:style-name="T472">story, </text:span><text:span text:style-name="T47">The Musical Donkey</text:span><text:span text:style-name="T155">.</text:span></text:p>
        </text:list-item>
      </text:list>
      <text:list xml:id="list104345717158825" text:continue-list="list2808452406738414687" text:style-name="L3">
        <text:list-header>
          <text:p text:style-name="P383">You may use the following label and instructions:</text:p>
          <text:p text:style-name="P384">Label: Now we are going to do Visualised Commands.</text:p>
          <text:p text:style-name="P380"><text:span text:style-name="T419">Instructions: Close your eyes. Listen to me and imagine the actions.</text:span><text:span text:style-name="T399"> </text:span></text:p>
        </text:list-header>
        <text:list-item>
          <text:p text:style-name="P386"><text:span text:style-name="T68">Directed Commands: </text:span><text:span text:style-name="T152">These are commands that define context for an utterance by denoting the speaker, the addressed and the other participants. </text:span><text:span text:style-name="T153">All the directed commands are demonstrated by the teacher and a group of students, or just by a group of students.</text:span><text:span text:style-name="T152"> </text:span><text:span text:style-name="T153">The class observes the actions. </text:span></text:p>
          <text:p text:style-name="P389">Directed commands are done in 2 stages. </text:p>
          <text:p text:style-name="P387"><text:span text:style-name="T42">Stage 1</text:span><text:span text:style-name="T423">: </text:span><text:span text:style-name="T427">Teacher-demonstration</text:span><text:span text:style-name="T428">(3 times)</text:span><text:span text:style-name="T427">: </text:span><text:span text:style-name="T423">You (teacher) </text:span><text:span text:style-name="T421">say the com</text:span><text:span text:style-name="T422">m</text:span><text:span text:style-name="T421">ands and demonstrate the action</text:span><text:span text:style-name="T422">s</text:span><text:span text:style-name="T421"> with a few student volunteers. </text:span><text:span text:style-name="T422">Only </text:span><text:span text:style-name="T423">you speak</text:span><text:span text:style-name="T422"> here.</text:span></text:p>
          <text:p text:style-name="P388"><text:soft-page-break/><text:span text:style-name="T42">Stage 2</text:span><text:span text:style-name="T423">: </text:span><text:span text:style-name="T427">Student-demonstration </text:span><text:span text:style-name="T428">(3 times)</text:span><text:span text:style-name="T427">: </text:span><text:span text:style-name="T422">A student says the commands and demonstrates the actions with a few of his/ her classmates. Only the student who says the command speaks here.</text:span></text:p>
          <text:p text:style-name="P388"><text:span text:style-name="T49">E</text:span><text:span text:style-name="T50">xample 1</text:span><text:span text:style-name="T423">: </text:span><text:span text:style-name="T425">I </text:span><text:span text:style-name="T454">wiggle my fingers</text:span><text:span text:style-name="T425">. » You </text:span><text:span text:style-name="T454">wiggle your fingers</text:span><text:span text:style-name="T425">. » We </text:span><text:span text:style-name="T454">wiggle our fingers</text:span><text:span text:style-name="T425">.</text:span><text:span text:style-name="T423">(Session </text:span><text:span text:style-name="T439">3</text:span><text:span text:style-name="T455">9</text:span><text:span text:style-name="T423">)</text:span></text:p>
          <text:p text:style-name="P393"><text:span text:style-name="T43">Stage 1</text:span><text:span text:style-name="T426">: </text:span><text:span text:style-name="T423">Call a student to the front of the class. </text:span><text:span text:style-name="T455">Wiggle your fingers</text:span><text:span text:style-name="T430"> and p</text:span><text:span text:style-name="T423">oint to yourself and say, “I </text:span><text:span text:style-name="T455">wiggle my fingers</text:span><text:span text:style-name="T423">.” Point to the student and say, “you </text:span><text:span text:style-name="T455">wiggle your fingers</text:span><text:span text:style-name="T423">” </text:span><text:span text:style-name="T434">and</text:span><text:span text:style-name="T423"> the student </text:span><text:span text:style-name="T434">has to </text:span><text:span text:style-name="T455">wiggle </text:span><text:span text:style-name="T475">his/ her</text:span><text:span text:style-name="T455"> fingers</text:span><text:span text:style-name="T423">. Point </text:span><text:span text:style-name="T431">at</text:span><text:span text:style-name="T423"> both yourself and the student and say “we </text:span><text:span text:style-name="T455">wiggle our fingers</text:span><text:span text:style-name="T423">” and both of you </text:span><text:span text:style-name="T455">wiggle your fingers</text:span><text:span text:style-name="T423">.</text:span></text:p>
          <text:p text:style-name="P394"><text:span text:style-name="T43">Stage 2</text:span><text:span text:style-name="T426">: </text:span><text:span text:style-name="T423">Call </text:span><text:span text:style-name="T426">two</text:span><text:span text:style-name="T423"> student</text:span><text:span text:style-name="T426">s</text:span><text:span text:style-name="T423"> to the front of the class. </text:span><text:span text:style-name="T426">Ask Student 1 to </text:span><text:span text:style-name="T455">wiggle their fingers</text:span><text:span text:style-name="T430"> and </text:span><text:span text:style-name="T426">point to himself/ herself</text:span><text:span text:style-name="T423"> and say, “I </text:span><text:span text:style-name="T455">wiggle my fingers</text:span><text:span text:style-name="T423">.” </text:span><text:span text:style-name="T426">Student 1 has</text:span><text:span text:style-name="T423"> to </text:span><text:span text:style-name="T426">point to </text:span><text:span text:style-name="T440">S</text:span><text:span text:style-name="T423">tudent </text:span><text:span text:style-name="T426">2</text:span><text:span text:style-name="T423"> and say, “you </text:span><text:span text:style-name="T455">wiggle your fingers</text:span><text:span text:style-name="T423">” </text:span><text:span text:style-name="T434">and</text:span><text:span text:style-name="T423"> </text:span><text:span text:style-name="T434">S</text:span><text:span text:style-name="T423">tudent </text:span><text:span text:style-name="T426">2</text:span><text:span text:style-name="T423"> </text:span><text:span text:style-name="T434">has to </text:span><text:span text:style-name="T455">wiggle </text:span><text:span text:style-name="T475">his/ her </text:span><text:span text:style-name="T455">fingers</text:span><text:span text:style-name="T423">. </text:span><text:span text:style-name="T426">Student 1 has to now point</text:span><text:span text:style-name="T423"> </text:span><text:span text:style-name="T431">at</text:span><text:span text:style-name="T423"> both </text:span><text:span text:style-name="T426">himself/ herself</text:span><text:span text:style-name="T423"> and </text:span><text:span text:style-name="T426">S</text:span><text:span text:style-name="T423">tudent </text:span><text:span text:style-name="T426">2</text:span><text:span text:style-name="T423"> and say “we </text:span><text:span text:style-name="T455">wiggle our fingers</text:span><text:span text:style-name="T423">” and both of </text:span><text:span text:style-name="T426">them</text:span><text:span text:style-name="T423"> </text:span><text:span text:style-name="T430">have to </text:span><text:span text:style-name="T455">wiggle their fingers</text:span><text:span text:style-name="T423">.</text:span></text:p>
          <text:p text:style-name="P353"><text:span text:style-name="T49">E</text:span><text:span text:style-name="T50">xample </text:span><text:span text:style-name="T51">2</text:span><text:span text:style-name="T423">: </text:span><text:span text:style-name="T456">I touch my nose. » </text:span><text:span text:style-name="T476">She</text:span><text:span text:style-name="T456"> touch</text:span><text:span text:style-name="T476">es</text:span><text:span text:style-name="T456"> </text:span><text:span text:style-name="T476">her</text:span><text:span text:style-name="T456"> nose. » </text:span><text:span text:style-name="T476">He touches his nose</text:span><text:span text:style-name="T456">. » </text:span><text:span text:style-name="T476">We touch our noses</text:span><text:span text:style-name="T456">.</text:span><text:span text:style-name="T424"> </text:span><text:span text:style-name="T429">(Session </text:span><text:span text:style-name="T457">4</text:span><text:span text:style-name="T436">2</text:span><text:span text:style-name="T432">)</text:span></text:p>
          <text:p text:style-name="P395"><text:span text:style-name="T43">Stage 1</text:span><text:span text:style-name="T426">: </text:span><text:span text:style-name="T423">Call </text:span><text:span text:style-name="T431">a girl and a boy</text:span><text:span text:style-name="T423"> to the front of the class. </text:span><text:span text:style-name="T457">Touch</text:span><text:span text:style-name="T430"> </text:span><text:span text:style-name="T457">your nose</text:span><text:span text:style-name="T431"> </text:span><text:span text:style-name="T430">and p</text:span><text:span text:style-name="T423">oint to yourself and say, “I </text:span><text:span text:style-name="T457">touch</text:span><text:span text:style-name="T423"> </text:span><text:span text:style-name="T457">my nose</text:span><text:span text:style-name="T431">.</text:span><text:span text:style-name="T423">” Point to the </text:span><text:span text:style-name="T431">girl</text:span><text:span text:style-name="T423"> and say, “</text:span><text:span text:style-name="T431">she</text:span><text:span text:style-name="T423"> </text:span><text:span text:style-name="T457">touches</text:span><text:span text:style-name="T431"> </text:span><text:span text:style-name="T457">her nose</text:span><text:span text:style-name="T423">” a</text:span><text:span text:style-name="T434">nd</text:span><text:span text:style-name="T423"> the </text:span><text:span text:style-name="T431">girl</text:span><text:span text:style-name="T423"> </text:span><text:span text:style-name="T434">has to </text:span><text:span text:style-name="T457">touch</text:span><text:span text:style-name="T423"> </text:span><text:span text:style-name="T457">her nose</text:span><text:span text:style-name="T423">. Point to the </text:span><text:span text:style-name="T431">boy</text:span><text:span text:style-name="T423"> and say, “</text:span><text:span text:style-name="T431">he</text:span><text:span text:style-name="T423"> </text:span><text:span text:style-name="T457">touches</text:span><text:span text:style-name="T431"> </text:span><text:span text:style-name="T457">his nose</text:span><text:span text:style-name="T423">” </text:span><text:span text:style-name="T434">and</text:span><text:span text:style-name="T423"> the </text:span><text:span text:style-name="T431">boy</text:span><text:span text:style-name="T423"> </text:span><text:span text:style-name="T434">has to </text:span><text:span text:style-name="T457">touch his nose</text:span><text:span text:style-name="T423">. </text:span><text:span text:style-name="T431">Now, p</text:span><text:span text:style-name="T423">oint </text:span><text:span text:style-name="T431">at</text:span><text:span text:style-name="T423"> yourself, </text:span><text:span text:style-name="T431">the girl </text:span><text:span text:style-name="T423">and the </text:span><text:span text:style-name="T431">boy</text:span><text:span text:style-name="T423"> and say “we </text:span><text:span text:style-name="T457">touch our noses</text:span><text:span text:style-name="T423">” and </text:span><text:span text:style-name="T431">all of you </text:span><text:span text:style-name="T457">touch your noses</text:span><text:span text:style-name="T431">.</text:span></text:p>
          <text:p text:style-name="P396"><text:span text:style-name="T43">Stage </text:span><text:span text:style-name="T44">2</text:span><text:span text:style-name="T426">: </text:span><text:span text:style-name="T423">Call </text:span><text:span text:style-name="T433">three students (</text:span><text:span text:style-name="T431">a girl, a boy, </text:span><text:span text:style-name="T433">and Student 1 who could be a girl or a boy)</text:span><text:span text:style-name="T423"> to the front of the class. </text:span><text:span text:style-name="T426">Ask Student 1 to </text:span><text:span text:style-name="T458">touch</text:span><text:span text:style-name="T430"> </text:span><text:span text:style-name="T458">their nose</text:span><text:span text:style-name="T433"> </text:span><text:span text:style-name="T430">and </text:span><text:span text:style-name="T426">point to himself/ herself</text:span><text:span text:style-name="T423"> and say, “I </text:span><text:span text:style-name="T457">touch</text:span><text:span text:style-name="T423"> </text:span><text:span text:style-name="T457">my nose.</text:span><text:span text:style-name="T423">” </text:span><text:span text:style-name="T426">Student 1 has</text:span><text:span text:style-name="T423"> to </text:span><text:span text:style-name="T426">point to </text:span><text:span text:style-name="T433">the girl</text:span><text:span text:style-name="T423"> and say, “</text:span><text:span text:style-name="T431">she</text:span><text:span text:style-name="T423"> </text:span><text:span text:style-name="T457">touches</text:span><text:span text:style-name="T431"> </text:span><text:span text:style-name="T457">her nose</text:span><text:span text:style-name="T423">” </text:span><text:span text:style-name="T434">and</text:span><text:span text:style-name="T423"> </text:span><text:span text:style-name="T433">the girl </text:span><text:span text:style-name="T434">has to </text:span><text:span text:style-name="T457">touch</text:span><text:span text:style-name="T423"> </text:span><text:span text:style-name="T457">her nose</text:span><text:span text:style-name="T423">. </text:span><text:span text:style-name="T426">Student 1 has</text:span><text:span text:style-name="T423"> to </text:span><text:span text:style-name="T426">point to </text:span><text:span text:style-name="T433">the boy</text:span><text:span text:style-name="T423"> and say, “</text:span><text:span text:style-name="T433">he </text:span><text:span text:style-name="T457">touches</text:span><text:span text:style-name="T431"> </text:span><text:span text:style-name="T457">his nose</text:span><text:span text:style-name="T423">” </text:span><text:span text:style-name="T434">and</text:span><text:span text:style-name="T423"> </text:span><text:span text:style-name="T433">the boy </text:span><text:span text:style-name="T434">has to </text:span><text:span text:style-name="T458">touch his nose</text:span><text:span text:style-name="T423">. </text:span><text:span text:style-name="T426">Student 1 has to now point</text:span><text:span text:style-name="T423"> </text:span><text:span text:style-name="T431">at</text:span><text:span text:style-name="T423"> both </text:span><text:span text:style-name="T426">himself/ herself</text:span><text:span text:style-name="T423"> and </text:span><text:span text:style-name="T433">the girl and the boy</text:span><text:span text:style-name="T423"> and say “we </text:span><text:span text:style-name="T458">touch</text:span><text:span text:style-name="T423"> </text:span><text:span text:style-name="T458">our noses</text:span><text:span text:style-name="T423">” and </text:span><text:span text:style-name="T433">all</text:span><text:span text:style-name="T423"> of </text:span><text:span text:style-name="T426">them</text:span><text:span text:style-name="T423"> </text:span><text:span text:style-name="T430">have to </text:span><text:span text:style-name="T458">touch</text:span><text:span text:style-name="T423"> </text:span><text:span text:style-name="T458">their noses</text:span><text:span text:style-name="T423">.</text:span></text:p>
          <text:p text:style-name="P398"><text:soft-page-break/><text:span text:style-name="T49">Example 3</text:span><text:span text:style-name="T422">: </text:span><text:span text:style-name="T459">She takes a bow. » He takes a bow.</text:span><text:span text:style-name="T422">(Session </text:span><text:span text:style-name="T460">54</text:span><text:span text:style-name="T422">)</text:span></text:p>
          <text:p text:style-name="P397"><text:span text:style-name="T43">Stage 1</text:span><text:span text:style-name="T426">: </text:span><text:span text:style-name="T423">Call a </text:span><text:span text:style-name="T437">boy and a girl</text:span><text:span text:style-name="T423"> to the front of the class. </text:span><text:span text:style-name="T437">P</text:span><text:span text:style-name="T423">oint to </text:span><text:span text:style-name="T437">the girl</text:span><text:span text:style-name="T423"> and say, “</text:span><text:span text:style-name="T437">she </text:span><text:span text:style-name="T460">takes a bow</text:span><text:span text:style-name="T423">” </text:span><text:span text:style-name="T437">and the girl has to </text:span><text:span text:style-name="T460">take a bow</text:span><text:span text:style-name="T437">. </text:span><text:span text:style-name="T423"><text:s/></text:span><text:span text:style-name="T437">P</text:span><text:span text:style-name="T423">oint to </text:span><text:span text:style-name="T437">the boy</text:span><text:span text:style-name="T423"> and say, “</text:span><text:span text:style-name="T437">he </text:span><text:span text:style-name="T460">takes</text:span><text:span text:style-name="T437"> </text:span><text:span text:style-name="T460">a bow”</text:span><text:span text:style-name="T423"> </text:span><text:span text:style-name="T437">and the boy has to </text:span><text:span text:style-name="T460">take a bow</text:span><text:span text:style-name="T437">. </text:span></text:p>
          <text:p text:style-name="P397"><text:span text:style-name="T43">Stage 2</text:span><text:span text:style-name="T426">: </text:span><text:span text:style-name="T423">Call </text:span><text:span text:style-name="T433">three students (</text:span><text:span text:style-name="T431">a girl, a boy, </text:span><text:span text:style-name="T433">and Student 1 who could be a girl or a boy)</text:span><text:span text:style-name="T423"> to the front of the class. </text:span><text:span text:style-name="T438">Student 1 has to point</text:span><text:span text:style-name="T423"> to </text:span><text:span text:style-name="T437">the girl</text:span><text:span text:style-name="T423"> and say, “</text:span><text:span text:style-name="T437">she </text:span><text:span text:style-name="T460">takes a bow</text:span><text:span text:style-name="T423">” </text:span><text:span text:style-name="T437">and the girl has to </text:span><text:span text:style-name="T460">take a bow</text:span><text:span text:style-name="T437">. </text:span><text:span text:style-name="T423"><text:s/></text:span><text:span text:style-name="T438">Student 1 has to p</text:span><text:span text:style-name="T423">oint to </text:span><text:span text:style-name="T437">the boy</text:span><text:span text:style-name="T423"> and say, “</text:span><text:span text:style-name="T437">he </text:span><text:span text:style-name="T460">takes</text:span><text:span text:style-name="T437"> </text:span><text:span text:style-name="T460">a bow</text:span><text:span text:style-name="T423">” </text:span><text:span text:style-name="T437">and the boy has to </text:span><text:span text:style-name="T460">take a bow</text:span><text:span text:style-name="T437">. </text:span></text:p>
          <text:p text:style-name="P385">You may use the following label and instructions:</text:p>
          <text:p text:style-name="P381"><text:span text:style-name="T419">Label: Now we are going to do </text:span><text:span text:style-name="T435">Directed</text:span><text:span text:style-name="T419"> Commands.</text:span></text:p>
          <text:p text:style-name="P382"><text:span text:style-name="T419">Instructions: </text:span><text:span text:style-name="T435">Carefully watch the commands I demonstrate. </text:span></text:p>
          <text:p text:style-name="P382"/>
        </text:list-item>
      </text:list>
      <text:h text:style-name="P536" text:outline-level="1">Power Music</text:h>
      <text:p text:style-name="P200">(10 minutes)</text:p>
      <text:p text:style-name="P202">Underscoring the role of music and context in the learning of a language, Power Music (PM) uses rhymes created specifically for an Indian setting to introduce a child to the nuances of English. PM combines the time-tested pull of music with scientifically scripted rhymes to tune the child’s ears to the sounds of the language, and make language learning easy and enjoyable. PM is primarily a listening activity. </text:p>
      <text:p text:style-name="P213">The Power Music sessions are followed by activities that allow the child to <text:span text:style-name="T481">appreciate the </text:span>themes and motifs <text:span text:style-name="T481">of the songs, and engage with the language patterns used.</text:span></text:p>
      <text:p text:style-name="P208"><text:span text:style-name="T3">The rhymes used in PE Level 3M (37-72) are: “Sa Sing the Sunflowers,” “Monkeys,” “Ka Ka Shriek the Crows,” “To the beach, I like to Go,” “Just Like You” (“My Name is Madhavi”),“I Salute My Flag,” </text:span>“<text:span text:style-name="T305">Colours,</text:span>” “<text:span text:style-name="T305">Eid is Here</text:span>,” “<text:span text:style-name="T305">Mangoes,” </text:span>“<text:span text:style-name="T305">Prayer Houses,”</text:span> “<text:span text:style-name="T305">Sambar,” and </text:span>”<text:span text:style-name="T305">Trees.</text:span>”</text:p>
      <text:list xml:id="list7368823304346190423" text:style-name="L5">
        <text:list-item>
          <text:p text:style-name="P352">Listen to the rhyme and learn it before you <text:s/>meet the class. You may do it as a group activity with other instructors.</text:p>
        </text:list-item>
        <text:list-item>
          <text:p text:style-name="P352">The duration of PM is 10 minutes.</text:p>
        </text:list-item>
        <text:list-item>
          <text:p text:style-name="P352">Play the rhyme on the DVD in a reasonably quiet environment. The DVD output should be clear and audible to the entire class.</text:p>
        </text:list-item>
        <text:list-item text:start-value="1">
          <text:p text:style-name="P352">Teach the words of the rhyme one line at a time from the rhyme-book and ask the students to repeat after you. The rhyme-book is meant only for the teacher. Do not sing as the students would have grasped the tune from listening to the rhyme on the DVD. </text:p>
        </text:list-item>
        <text:list-item>
          <text:p text:style-name="P352">Ensure clarity and standard pronunciation when the students repeat the lines. See to it that the students do not shout out the words but articulate them carefully instead. </text:p>
        </text:list-item>
        <text:list-item>
          <text:p text:style-name="P352">Correct mistakes if any in the pronunciation of words by repeating the entire line again so that the students may learn from language in use.</text:p>
        </text:list-item>
        <text:list-item>
          <text:p text:style-name="P352">Constantly encourage the students. If they have any difficulty with the activities, demonstrate the activities a few more times.</text:p>
        </text:list-item>
        <text:list-item>
          <text:p text:style-name="P352"><text:soft-page-break/>Have fun doing <text:span text:style-name="T477">the </text:span>PM <text:span text:style-name="T477">activities </text:span>with the class, <text:span text:style-name="T157">and teach the rhymes with actions</text:span>. Facilitate learning without turning the experience into a regular language-learning activity.</text:p>
        </text:list-item>
      </text:list>
      <text:h text:style-name="P537" text:outline-level="1">Power Reader</text:h>
      <text:p text:style-name="P200">(20 minutes)</text:p>
      <text:p text:style-name="P204">Acknowledging the presence of multiple intelligences in each child, and varying combinations of these intelligences in a class, Power Reader (PR) plays to the strength of the child by awakening a multi-sensorial experience. Largely a listening exercise cent<text:span text:style-name="T5">e</text:span>red on learning styles of the child, PR stimulates reading, both at the phonic and sight word levels. PR teaches the English alphabet phonetically, introduces phonic reading, and non-phonic sight-words. </text:p>
      <text:p text:style-name="P204">Through a scientifically developed Tarjani finger-writing tactile workbook, PR trains a child to recognise letters, and letter and word sounds. Finger-writing is a child’s stress-free entry into the English language. Through a tracing out of letters on the tactile surface, it kinaesthetically embeds the visual form of the letters in the child’s brain, and hones the child’s motor skills.</text:p>
      <text:p text:style-name="P209">PR functions as a bridge between phonetic and sight words, helping the child in letter-recognition, and later in remembering words as images and pictures rather than as a combination of individual letters. </text:p>
      <text:list xml:id="list5415180087555902071" text:style-name="L6">
        <text:list-item>
          <text:p text:style-name="P354">Familiarise yourself with the phonetic alphabet and carefully study the instructions in the Tarjani workbook before going to class. The instructions for guiding a child with finger-writing are given at the start of each activity. </text:p>
        </text:list-item>
        <text:list-item>
          <text:p text:style-name="P354">The duration of PR is 20 minutes for all the sessions.</text:p>
        </text:list-item>
        <text:list-item>
          <text:p text:style-name="P354">Play the phonics song ABCD from the Karadi Power Reader DVD in a reasonably quiet environment (if there are time constraints, you may skip the song after session 20).</text:p>
        </text:list-item>
        <text:list-item>
          <text:p text:style-name="P354">The DVD output should be clear and audible to the entire class.</text:p>
        </text:list-item>
        <text:list-item>
          <text:p text:style-name="P357">Ask the students to listen to the song carefully.</text:p>
        </text:list-item>
        <text:list-item>
          <text:p text:style-name="P354">Play the phonics song again and encourage the students to sing along.</text:p>
        </text:list-item>
        <text:list-item>
          <text:p text:style-name="P354">Play the track (from the Power Reader DVD) mentioned in the lesson plan. </text:p>
        </text:list-item>
        <text:list-item>
          <text:p text:style-name="P399">Play it again and encourage the students to repeat after the voice on the DVD.</text:p>
        </text:list-item>
        <text:list-item>
          <text:p text:style-name="P355">Distribute Tarjani workbooks to the students. </text:p>
        </text:list-item>
        <text:list-item>
          <text:p text:style-name="P356"><text:soft-page-break/>Turn to the page for the day’s lesson in the flipchart/workbook and hold the flipchart/workbook up so that it is visible to the entire class. </text:p>
        </text:list-item>
        <text:list-item>
          <text:p text:style-name="P354">Tell the students what Tarjani activity you are going to do for the day by stating the heading, and the first and last alphabet or word<text:span text:style-name="T482">s</text:span> on the page. For example, you could say, “Basic Phonic Sounds of the Alphabet – From A to F”</text:p>
        </text:list-item>
        <text:list-item>
          <text:p text:style-name="P354">Ask the student to keep the right page open for the day’s lesson. </text:p>
        </text:list-item>
        <text:list-item>
          <text:p text:style-name="P354">Trace out each letter in the right direction on your flip chart or Tarjani workbook and sound it clearly for the class to hear.</text:p>
        </text:list-item>
        <text:list-item>
          <text:p text:style-name="P354">Ask the students to trace out the letters after you, sound by sound.</text:p>
        </text:list-item>
        <text:list-item>
          <text:p text:style-name="P354">Repeat the activity of tracing and sounding out of the letters.</text:p>
        </text:list-item>
        <text:list-item>
          <text:p text:style-name="P354">For the sessions on sight words, point to the word on your workbook and say the word. Do not trace out individual letters or say the letter-sounds. Ask the students to repeat. Then, put your book away, and ask the students to trace out the letters of the words silently and say the words aloud.</text:p>
        </text:list-item>
        <text:list-item>
          <text:p text:style-name="P358">For the sessions on phonic words based on the stories, play the story, point to the phonic words and form them by joining the letter-sounds. Ask the students to repeat after you, and then do the activity independently.</text:p>
        </text:list-item>
        <text:list-item>
          <text:p text:style-name="P358">For the sessions on sight words based on the stories, play the story, point to the sight words and read them aloud. Ask the students to repeat after you, and then do the activity independently.</text:p>
        </text:list-item>
      </text:list>
      <text:h text:style-name="P537" text:outline-level="1">Power Story</text:h>
      <text:p text:style-name="P210">(<text:span text:style-name="T382">Sessions 39, 51, 63 and 68: 3</text:span>0 minutes; <text:span text:style-name="T382">all other sessions: 20 minutes</text:span>)</text:p>
      <text:p text:style-name="P205">A flagship concept of Power English, P<text:span text:style-name="T158">ower </text:span>S<text:span text:style-name="T158">tory (PS)</text:span> captures most elements of the mother-tongue acquisition process in language. Integrating voice expression, facial expression, and gestures and objects with language learning, PS approaches English kin<text:span text:style-name="T164">a</text:span>esthetically through a series of specially scripted stories and follow-up activities. Using picture books and story DVDs, PS accelerates sight reading and comprehension, strengthens vocabulary, improves communication skills, and helps the child acquire a natural flair for the language. The deftly crafted stories covering a wide range of themes open up vivid worlds of language experience for the child. Exploring basic theatre activities as a means to develop language competencies is at the heart of PS. </text:p>
      <text:p text:style-name="P205">In PE Level <text:span text:style-name="T174">3M</text:span>, PS includes song-activity, <text:span text:style-name="T480">E</text:span>xpressive <text:span text:style-name="T480">R</text:span>eading, <text:span text:style-name="T480">Miming and Conversation Practice</text:span>. The stories in PE Level <text:span text:style-name="T174">3 Modified (37-72) </text:span>are:</text:p>
      <text:list xml:id="list8705741044154342528" text:style-name="L7">
        <text:list-item>
          <text:p text:style-name="P359">The <text:span text:style-name="T174">Fox and the Squirrel</text:span></text:p>
        </text:list-item>
        <text:list-item>
          <text:p text:style-name="P360">The Blue Jackal</text:p>
        </text:list-item>
        <text:list-item>
          <text:p text:style-name="P360">Monkeys on a Fast</text:p>
        </text:list-item>
        <text:list-item>
          <text:p text:style-name="P359">The <text:span text:style-name="T174">Musical Donkey</text:span></text:p>
        </text:list-item>
      </text:list>
      <text:list xml:id="list4931894293792654567" text:style-name="L8">
        <text:list-item>
          <text:p text:style-name="P362">Listen to the story and read it, and go through the lesson plan before going to class.</text:p>
        </text:list-item>
        <text:list-item>
          <text:p text:style-name="P361">T<text:span text:style-name="T149">he duration of PS is </text:span><text:span text:style-name="T150">30 minutes for </text:span><text:span text:style-name="T151">Sessions 3</text:span><text:span text:style-name="T154">9</text:span><text:span text:style-name="T151">, </text:span><text:span text:style-name="T154">5</text:span><text:span text:style-name="T151">1, </text:span><text:span text:style-name="T154">63</text:span><text:span text:style-name="T151"> and </text:span><text:span text:style-name="T154">68</text:span><text:span text:style-name="T151">, </text:span><text:span text:style-name="T150">and 20 minutes for the rest.</text:span></text:p>
        </text:list-item>
        <text:list-item>
          <text:p text:style-name="P362">Stick to the lesson plan. Repetition of listening and reading activities is intentional, and shows up reiteration as critical to language learning.</text:p>
        </text:list-item>
        <text:list-item>
          <text:p text:style-name="P362">Keep your class excited about the module. PS activity is intended as an upbeat component.</text:p>
        </text:list-item>
        <text:list-item>
          <text:p text:style-name="P362">Distribute the storybooks after Focus. Each student should have a copy of his/ her own.</text:p>
        </text:list-item>
        <text:list-item>
          <text:p text:style-name="P362"><text:soft-page-break/>Play the story on the DVD in a reasonably quiet environment. The DVD output should be clear and audible to the entire class.</text:p>
        </text:list-item>
        <text:list-item>
          <text:p text:style-name="P362">Make sure the students keep their books open and follow along as they listen to the tale. Ask the students to listen silently and not read out the words from the book.</text:p>
        </text:list-item>
        <text:list-item>
          <text:p text:style-name="P362">Guide the students to turn the page on cue.</text:p>
        </text:list-item>
        <text:list-item>
          <text:p text:style-name="P362">Carefully read the descriptions of expressive reading, miming, and conversation practice given below, and the instructions that follow. Practice these activities before going to class.</text:p>
        </text:list-item>
      </text:list>
      <text:h text:style-name="P402" text:outline-level="3">Expressive Reading</text:h>
      <text:p text:style-name="P206">Expressive Reading is a form of reading aloud of a text paying attention to voice in terms of modulation of pitch, tone, pace, and volume. Such an emphasis on voice comes from a highly developed comprehension of the ideas in the text. Expressive Reading enhances the spoken and conversational skills of the student. <text:span text:style-name="T383">In the first two story modules of the manual, students are introduced to Expressive Reading as a guided activity where the teacher models the correct intonation and the students mimic. In all the other modules, students are encouraged to perform the activity independently. </text:span>The following guidelines apply to Expressive Reading activities in this manual.</text:p>
      <text:p text:style-name="P212">Expressive Reading as a guided activity:</text:p>
      <text:list xml:id="list7783444596385255846" text:style-name="L9">
        <text:list-item>
          <text:p text:style-name="P363">Read out the <text:span text:style-name="T483">specified </text:span>text aloud modulating pitch, volume and tone. Pause at the right places for the students to repeat after you.</text:p>
        </text:list-item>
        <text:list-item>
          <text:p text:style-name="P363">Emphasise on the right words, pause at the right places, change pitch to reflect emotions, change volume, regulate pace, and read with a lot of clarity.</text:p>
        </text:list-item>
        <text:list-item>
          <text:p text:style-name="P363">Evolve your own way of reading expressively. You do not have to replicate the style of narration you hear on the <text:span text:style-name="T385">DVD</text:span>.</text:p>
        </text:list-item>
        <text:list-item>
          <text:p text:style-name="P363">Ask the students to repeat the lines after you expressively. They may keep their books open.</text:p>
        </text:list-item>
        <text:list-item>
          <text:p text:style-name="P363">Check to see the students do not drone in a monotone but read expressively.</text:p>
        </text:list-item>
        <text:list-item>
          <text:p text:style-name="P363">Listen to the <text:span text:style-name="T483">text</text:span> on the <text:span text:style-name="T385">DVD</text:span>.</text:p>
        </text:list-item>
        <text:list-item>
          <text:p text:style-name="P363"><text:soft-page-break/>Form groups and read out the different parts of the passage mentioned for each group and ask them to repeat their passages line-by-line after you. Swap groups and repeat the activity. </text:p>
        </text:list-item>
      </text:list>
      <text:p text:style-name="P212">Expressive Reading as an independent activity:</text:p>
      <text:list xml:id="list8789822265289158676" text:style-name="L10">
        <text:list-item>
          <text:p text:style-name="P367">Play the <text:span text:style-name="T483">specified text</text:span> on the DVD and ask the students to listen carefully.</text:p>
        </text:list-item>
        <text:list-item>
          <text:p text:style-name="P366">Read out the text aloud modulating pitch, volume and tone, <text:span text:style-name="T387">and ask the students to listen to you but not repeat after you.</text:span></text:p>
        </text:list-item>
      </text:list>
      <text:list xml:id="list5154562154865865066" text:style-name="L11">
        <text:list-item>
          <text:p text:style-name="P368">Emphasise on the right words, pause at the right places, change pitch to reflect emotions, change volume, regulate pace, and read with a lot of clarity.</text:p>
        </text:list-item>
        <text:list-item>
          <text:p text:style-name="P368">Evolve your own way of reading expressively. You do not have to replicate the style of narration you hear on the <text:span text:style-name="T162">DV</text:span>D.</text:p>
        </text:list-item>
        <text:list-item>
          <text:p text:style-name="P370">Ask small groups of students to come to the front of the class with their books and read the passage aloud in a chorus.</text:p>
        </text:list-item>
        <text:list-item>
          <text:p text:style-name="P368">You may also ask a few students to stand up in their places and read the passage individually.</text:p>
        </text:list-item>
        <text:list-item>
          <text:p text:style-name="P368">Check to see the students do not drone in a monotone but read expressively.</text:p>
        </text:list-item>
        <text:list-item>
          <text:p text:style-name="P369">If the students seem to be struggling with the <text:span text:style-name="T388">independent </text:span>activity, <text:span text:style-name="T386">perform the activity in its guided format.</text:span></text:p>
        </text:list-item>
      </text:list>
      <text:h text:style-name="Heading_20_3" text:outline-level="3">Miming</text:h>
      <text:p text:style-name="P205">Miming is the art of expressing language through body and facial movements without any use of speech. <text:span text:style-name="T156">It</text:span> is a sophisticated language activity as it conveys ideas, themes, character, mood, and tone by way of deliberate body movements. The activity allows the child to negotiate meaning, uncover sentence and word patterns in unusual ways, and thereby enter the complex world of signification and representation. The following guidelines apply to <text:span text:style-name="T389">the </text:span>miming activities in this manual.</text:p>
      <text:list xml:id="list1575174057286201657" text:style-name="L12">
        <text:list-item>
          <text:p text:style-name="P373"><text:span text:style-name="T220">Play </text:span><text:span text:style-name="T230">the text on the DVD </text:span><text:span text:style-name="T223">and mime along with </text:span><text:span text:style-name="T220">the </text:span><text:span text:style-name="T224">audio-narration.</text:span><text:span text:style-name="T220"> </text:span></text:p>
        </text:list-item>
        <text:list-item>
          <text:p text:style-name="P373"><text:span text:style-name="T225">Y</text:span><text:span text:style-name="T220">our miming has to be deliberate and </text:span><text:span text:style-name="T226">articulate</text:span><text:span text:style-name="T220"> </text:span><text:span text:style-name="T226">the </text:span><text:span text:style-name="T220">ideas </text:span><text:span text:style-name="T231">in</text:span><text:span text:style-name="T220"> the passage. </text:span><text:span text:style-name="T227">It should convey the meaning of chunks of language rather than approach words in isolation.</text:span><text:span text:style-name="T220"> </text:span></text:p>
        </text:list-item>
        <text:list-item>
          <text:p text:style-name="P373"><text:span text:style-name="T231">R</text:span><text:span text:style-name="T220">ead out </text:span><text:span text:style-name="T228">the </text:span><text:span text:style-name="T220">passage slowly </text:span><text:span text:style-name="T229">and mime as you read. </text:span></text:p>
        </text:list-item>
        <text:list-item>
          <text:p text:style-name="P374"><text:soft-page-break/><text:span text:style-name="T220">Ask </text:span><text:span text:style-name="T231">small groups of </text:span><text:span text:style-name="T220">students to come to the front of the class. <text:s/>Read out the text and encourage the students to mime as you read. <text:s/></text:span></text:p>
        </text:list-item>
        <text:list-item>
          <text:p text:style-name="P372"><text:span text:style-name="T330">Enco</text:span><text:span text:style-name="T331">urage them to model your actions </text:span><text:span text:style-name="T332">and also come up with </text:span><text:span text:style-name="T333">actions of </text:span><text:span text:style-name="T332">their own</text:span><text:span text:style-name="T331">. </text:span></text:p>
        </text:list-item>
        <text:list-item>
          <text:p text:style-name="P371">The students may find miming challenging at the beginning. Encourage them. There is no right or wrong way to mime.</text:p>
        </text:list-item>
        <text:list-item>
          <text:p text:style-name="P371">Ensure that the students enjoy the activity as much as possible.</text:p>
        </text:list-item>
      </text:list>
      <text:h text:style-name="P402" text:outline-level="3">Conversation Practice</text:h>
      <text:p text:style-name="P207">Conversation Practice draws attention to structures and patterns of conversation specifically in terms of cohesion, context, and register. All the conversations provided for practice have a direct connection with the stories that precede them. </text:p>
      <text:p text:style-name="P207">Drawing its language units and themes from the stories, Conversation Practice replicates these patterns in other functional contexts. <text:span text:style-name="T392">It pays specific attention to the abstract elements of language. For example:</text:span></text:p>
      <text:p text:style-name="P211">1. The conversation<text:span text:style-name="T696">s</text:span> in Session<text:span text:style-name="T696">s</text:span> <text:span text:style-name="T696">45 and 48</text:span> <text:span text:style-name="T394">based on </text:span><text:span text:style-name="T41">The Fox and the Squirrel</text:span><text:span text:style-name="T394"> </text:span>replicates <text:span text:style-name="T696">the squirrel Gilheri's offer of help to the fox</text:span> in a functional <text:span text:style-name="T696">contexts. In one, a student offers to help her teacher carry books to the </text:span>class, <text:span text:style-name="T696">and in another, a little boy offers to help his grandpa carry groceries.</text:span> </text:p>
      <text:p text:style-name="P211">2. <text:span text:style-name="T393">Sessions 65 and 66 replicate the play with language found in </text:span><text:span text:style-name="T14">Monkeys on a Fast</text:span><text:span text:style-name="T138"> in a simple conversation</text:span><text:span text:style-name="T143">s.</text:span><text:span text:style-name="T138"> </text:span><text:span text:style-name="T143">In one, the pranks played by two students angers the teacher and drives her bananas. In another, </text:span><text:span text:style-name="T144">a little girl who loves writing is very enthusiastic and excited on seeing a new notebook and goes bananas over it.</text:span></text:p>
      <text:p text:style-name="P207"><text:span text:style-name="T395">Conversation Practice</text:span> helps the child become a fluent speaker and a meticulous user of the English language. The following guidelines apply to all Conversation Practice activities in this manual.</text:p>
      <text:list xml:id="list7974067374601729914" text:style-name="L13">
        <text:list-item>
          <text:p text:style-name="P364">Write the given conversation (Conversation Practice) on the blackboard before Focus.</text:p>
        </text:list-item>
        <text:list-item>
          <text:p text:style-name="P375">Play the passage on which the conversation is based, on the DVD.</text:p>
        </text:list-item>
        <text:list-item>
          <text:p text:style-name="P364">Read the entire conversation as expressively as possible. You may show a change <text:span text:style-name="T390">of </text:span>characters by modulating your voice.</text:p>
        </text:list-item>
        <text:list-item>
          <text:p text:style-name="P376">Ask the students to repeat after you.</text:p>
        </text:list-item>
        <text:list-item>
          <text:p text:style-name="P376"><text:soft-page-break/>Call <text:span text:style-name="T396">a few </text:span>students <text:span text:style-name="T396">(as </text:span>required <text:span text:style-name="T398">by</text:span> a conversation<text:span text:style-name="T396">)</text:span> to the front of the class. As<text:span text:style-name="T397">sign a role to each of them and ask them to </text:span>speak the<text:span text:style-name="T391">ir</text:span> lines. <text:span text:style-name="T384">They may look at the blackboard if they want to.</text:span></text:p>
        </text:list-item>
        <text:list-item>
          <text:p text:style-name="P377">Repeat the activity with more groups of students.</text:p>
        </text:list-item>
      </text:list>
      <text:h text:style-name="P403" text:outline-level="3">Tiny Theatre</text:h>
      <text:p text:style-name="P214"><text:bookmark text:name="docs-internal-guid-42e7661f-1423-8567-df0a-2ccaf93cba5e"/><text:span text:style-name="T626">Tiny Theatre is classroom theatre for a short duration. Students have to enact short-scripts drawn directly from the stories or those that parallel scenes from the stories in real life contexts. The activity is created with an awareness of theme, mood, atmosphere, character, characterisation, genre and plot. Tiny Theatre is a group activity where students may take a few minutes to rehearse the scene/ scenes before performing in front of the class. </text:span><text:span text:style-name="T627">It </text:span><text:span text:style-name="T626">s a springboard for the child’s further creative exploration of the language and intends to encourage a child to script a few lines on her/ his own at a later stage. </text:span></text:p>
      <text:list xml:id="list826195438484458690" text:style-name="L14">
        <text:list-item>
          <text:p text:style-name="P378"><text:bookmark text:name="docs-internal-guid-1a055de4-18b3-9474-7642-512333943c5e"/>Write the lines from the short-script on the blackboard before Focus. You can skip the stage-directions. </text:p>
        </text:list-item>
        <text:list-item>
          <text:p text:style-name="P378">Divide the class into four or five groups.</text:p>
        </text:list-item>
        <text:list-item>
          <text:p text:style-name="P378">Explain the script with the directions, and then read out the conversations clearly, modulating pitch, volume and tone. </text:p>
        </text:list-item>
        <text:list-item>
          <text:p text:style-name="P378">Give the groups five minutes to rehearse the script. Encourage the students to take on roles and learn their lines. They can plan their movements, and improvise on existing materials in the class for props. </text:p>
          <text:p text:style-name="P378"><text:span text:style-name="T628">For example, for the Tiny Theatre activity </text:span><text:span text:style-name="T631">based on The Musical Donkey, </text:span><text:span text:style-name="T628"><text:s/></text:span><text:span text:style-name="T631">a craft class can be recreated</text:span><text:span text:style-name="T629">, </text:span><text:span text:style-name="T628">depending o</text:span><text:span text:style-name="T630">n</text:span><text:span text:style-name="T628"> time availability.</text:span> <text:span text:style-name="T632">Students may <text:s/>make paper swans and flowers.</text:span></text:p>
        </text:list-item>
        <text:list-item>
          <text:p text:style-name="P378">Walk around the class and help the students with planning their little theatre activity. </text:p>
        </text:list-item>
        <text:list-item>
          <text:p text:style-name="P378">Call the groups one-by-one and ask them to present their theatre activity in front of the class. </text:p>
        </text:list-item>
        <text:list-item>
          <text:p text:style-name="P365">The students may look at the blackboard for the lines they have to speak. </text:p>
        </text:list-item>
      </text:list>
      <table:table table:name="Table1" table:style-name="Table1">
        <table:table-column table:style-name="Table1.A"/>
        <table:table-column table:style-name="Table1.B"/>
        <table:table-row>
          <table:table-cell table:style-name="Table1.A1" office:value-type="string">
            <text:h text:style-name="Heading_20_1" text:outline-level="1">Power Action</text:h>
          </table:table-cell>
          <table:table-cell table:style-name="Table1.A1" office:value-type="string">
            <text:h text:style-name="P560" text:outline-level="2"><text:span text:style-name="Prefix"><text:span text:style-name="T7">Session </text:span></text:span><text:span text:style-name="Prefix"><text:span text:style-name="T488">3</text:span></text:span><text:span text:style-name="Prefix"><text:span text:style-name="T489">7</text:span></text:span></text:h>
          </table:table-cell>
        </table:table-row>
      </table:table>
      <text:h text:style-name="P405" text:outline-level="3">Focus</text:h>
      <text:p text:style-name="P28">Objects required: a book</text:p>
      <table:table table:name="Table2" table:style-name="Table2">
        <table:table-column table:style-name="Table2.A"/>
        <table:table-column table:style-name="Table2.B"/>
        <table:table-row>
          <table:table-cell table:style-name="Table2.A1" office:value-type="string">
            <text:p text:style-name="P216">Action Commands Review</text:p>
          </table:table-cell>
          <table:table-cell table:style-name="Table2.B1" office:value-type="string">
            <text:p text:style-name="P198"/>
          </table:table-cell>
        </table:table-row>
        <table:table-row>
          <table:table-cell table:style-name="Table2.A2" office:value-type="string">
            <text:p text:style-name="P216"/>
          </table:table-cell>
          <table:table-cell table:style-name="Table2.B2" office:value-type="string">
            <text:p text:style-name="P198"/>
          </table:table-cell>
        </table:table-row>
        <table:table-row>
          <table:table-cell table:style-name="Table2.A1" office:value-type="string">
            <text:p text:style-name="P216">Spoken Commands</text:p>
          </table:table-cell>
          <table:table-cell table:style-name="Table2.B1" office:value-type="string">
            <text:p text:style-name="Table_20_Contents_20_Condensed"/>
          </table:table-cell>
        </table:table-row>
        <table:table-row>
          <table:table-cell table:style-name="Table2.A4" office:value-type="string">
            <text:p text:style-name="P216"/>
          </table:table-cell>
          <table:table-cell table:style-name="Table2.B2" office:value-type="string">
            <text:p text:style-name="Table_20_Contents_20_Condensed"/>
          </table:table-cell>
        </table:table-row>
        <table:table-row>
          <table:table-cell table:style-name="Table2.A1" office:value-type="string">
            <text:p text:style-name="P216">Action Commands New</text:p>
          </table:table-cell>
          <table:table-cell table:style-name="Table2.B1" office:value-type="string">
            <text:p text:style-name="Table_20_Contents_20_Condensed">Place the book to your right. » Twist to your right.</text:p>
            <text:p text:style-name="Table_20_Contents_20_Condensed">Place the book to your left. » Twist to your left.</text:p>
            <text:p text:style-name="Table_20_Contents_20_Condensed">Place the book at the centre of the table.</text:p>
            <text:p text:style-name="Table_20_Contents_20_Condensed">Place the book at the edge of the table. </text:p>
          </table:table-cell>
        </table:table-row>
      </table:table>
      <text:p text:style-name="P103"/>
      <text:p text:style-name="P37">Note: Requires sufficient space for movement. </text:p>
      <table:table table:name="Table3" table:style-name="Table3">
        <table:table-column table:style-name="Table3.A"/>
        <table:table-column table:style-name="Table3.B"/>
        <table:table-row>
          <table:table-cell table:style-name="Table3.A1" office:value-type="string">
            <text:h text:style-name="P535" text:outline-level="1">Power <text:span text:style-name="T8">Music</text:span></text:h>
          </table:table-cell>
          <table:table-cell table:style-name="Table3.A1" office:value-type="string">
            <text:h text:style-name="P560" text:outline-level="2"><text:span text:style-name="Prefix"><text:span text:style-name="T6">Session </text:span></text:span><text:span text:style-name="Prefix"><text:span text:style-name="T488">3</text:span></text:span><text:span text:style-name="Prefix"><text:span text:style-name="T489">7</text:span></text:span></text:h>
          </table:table-cell>
        </table:table-row>
      </table:table>
      <text:h text:style-name="P406" text:outline-level="3">Focus</text:h>
      <text:h text:style-name="P407" text:outline-level="3">Listening</text:h>
      <text:list xml:id="list8259227185667167057" text:style-name="L15">
        <text:list-item>
          <text:p text:style-name="P580">Listen to the entire rhyme “<text:span text:style-name="T545">Sa Sing the Sunflowers” </text:span>on the DVD <text:span text:style-name="T9">(Track 11)</text:span>. Do not sing along.</text:p>
        </text:list-item>
        <text:list-item>
          <text:p text:style-name="P580">Read out <text:span text:style-name="T175">the entire rhyme </text:span>line-by-line and encourage the students to repeat after you. Say each word slowly and clearly. Do not sing.</text:p>
        </text:list-item>
        <text:list-item>
          <text:p text:style-name="P580">Listen to the rhyme on the DVD again and repeat the line-by-line teaching of the rhyme.</text:p>
        </text:list-item>
        <text:list-item>
          <text:p text:style-name="P580"><text:span text:style-name="T136">Play</text:span> the entire rhyme on the DVD again. <text:span text:style-name="T4">Encourage the students to sing along.</text:span></text:p>
          <text:p text:style-name="P400"/>
        </text:list-item>
      </text:list>
      <text:p text:style-name="P192"/>
      <text:p text:style-name="P106"/>
      <table:table table:name="Table66" table:style-name="Table66">
        <table:table-column table:style-name="Table66.A"/>
        <table:table-column table:style-name="Table66.B"/>
        <table:table-row>
          <table:table-cell table:style-name="Table66.A1" office:value-type="string">
            <text:h text:style-name="P538" text:outline-level="1">Power <text:span text:style-name="T53">Reader</text:span></text:h>
          </table:table-cell>
          <table:table-cell table:style-name="Table66.A1" office:value-type="string">
            <text:h text:style-name="P561" text:outline-level="2"><text:span text:style-name="Prefix"><text:span text:style-name="T6">Session</text:span></text:span><text:span text:style-name="T6"> 37</text:span></text:h>
          </table:table-cell>
        </table:table-row>
      </table:table>
      <text:h text:style-name="P408" text:outline-level="3">Focus</text:h>
      <text:h text:style-name="P408" text:outline-level="3">Phonics Song</text:h>
      <text:list xml:id="list6581683218448647522" text:style-name="L16">
        <text:list-item>
          <text:p text:style-name="P581">Play the phonics song ABCD from the Karadi Power Reader DVD.</text:p>
        </text:list-item>
        <text:list-item>
          <text:p text:style-name="P614">Ask the students to listen to the song carefully.</text:p>
        </text:list-item>
        <text:list-item>
          <text:p text:style-name="P581">Play the phonics song again and encourage the students to sing along.</text:p>
        </text:list-item>
      </text:list>
      <text:h text:style-name="P408" text:outline-level="3">Phonic Words: <text:span text:style-name="T491">CASH</text:span> - <text:span text:style-name="T491">SHUT</text:span></text:h>
      <text:list xml:id="list6112963048119605155" text:style-name="L17">
        <text:list-item>
          <text:p text:style-name="P587">Play Session <text:span text:style-name="T491">23</text:span> on Karadi Power Reader DVD.</text:p>
        </text:list-item>
        <text:list-item>
          <text:p text:style-name="P587">Play it again and encourage the students to repeat after the voice on the DVD.</text:p>
        </text:list-item>
      </text:list>
      <text:h text:style-name="P408" text:outline-level="3">Tactile Writing of Phonic Words</text:h>
      <text:list xml:id="list3881981448672944818" text:style-name="L18">
        <text:list-item>
          <text:p text:style-name="P588">Distribute Tarjani <text:span text:style-name="T100">w</text:span>orkbooks to the students.</text:p>
        </text:list-item>
        <text:list-item>
          <text:p text:style-name="P625">Turn to Page<text:span text:style-name="T303">s</text:span> <text:span text:style-name="T491">30-31</text:span>, Session <text:span text:style-name="T491">14</text:span> in the Tarjani workbook and hold the workbook up so that it is visible to the entire class. Ask the students to turn to the same page.</text:p>
        </text:list-item>
        <text:list-item>
          <text:p text:style-name="P632"><text:span text:style-name="T221">Tell the students they are going to learn “</text:span><text:span text:style-name="T222">Combination Consonant Sounds</text:span><text:span text:style-name="T221">” from “</text:span><text:span text:style-name="T232">cash</text:span><text:span text:style-name="T221">” to “</text:span><text:span text:style-name="T232">shut</text:span><text:span text:style-name="T221">.“</text:span></text:p>
        </text:list-item>
        <text:list-item>
          <text:p text:style-name="P624"><text:span text:style-name="T239">Trace out each letter on your workbook and sound it clearly for the class to hear. Focus on combination consonant sounds such as: </text:span><text:span text:style-name="T254">th sh ch w</text:span><text:span text:style-name="T255">h</text:span><text:span text:style-name="T239"><text:tab/><text:tab/><text:tab/></text:span></text:p>
        </text:list-item>
        <text:list-item>
          <text:p text:style-name="P625">Ask the students to trace out the letters after you, sound by sound.</text:p>
        </text:list-item>
        <text:list-item>
          <text:p text:style-name="P625">Repeat the activity of tracing and sounding out of the letters.</text:p>
        </text:list-item>
        <text:list-item>
          <text:p text:style-name="P641">Now point to the words and encourage the students to say the words on their own.</text:p>
        </text:list-item>
      </text:list>
      <table:table table:name="Table4" table:style-name="Table4">
        <table:table-column table:style-name="Table4.A"/>
        <table:table-column table:style-name="Table4.B"/>
        <table:table-row>
          <table:table-cell table:style-name="Table4.A1" office:value-type="string">
            <text:h text:style-name="P539" text:outline-level="1">Power <text:span text:style-name="T6">Action</text:span></text:h>
          </table:table-cell>
          <table:table-cell table:style-name="Table4.A1" office:value-type="string">
            <text:h text:style-name="P560" text:outline-level="2"><text:span text:style-name="Prefix"><text:span text:style-name="T6">Session</text:span></text:span><text:span text:style-name="T6"> </text:span><text:span text:style-name="Prefix"><text:span text:style-name="T488">3</text:span></text:span><text:span text:style-name="Prefix"><text:span text:style-name="T490">8</text:span></text:span></text:h>
          </table:table-cell>
        </table:table-row>
      </table:table>
      <text:h text:style-name="P409" text:outline-level="3">Focus</text:h>
      <text:p text:style-name="P18">Objects required: a book, <text:span text:style-name="T616">an eraser</text:span></text:p>
      <table:table table:name="Table5" table:style-name="Table5">
        <table:table-column table:style-name="Table5.A"/>
        <table:table-column table:style-name="Table5.B"/>
        <table:table-row>
          <table:table-cell table:style-name="Table5.A1" office:value-type="string">
            <text:p text:style-name="P216">Action Commands Review</text:p>
          </table:table-cell>
          <table:table-cell table:style-name="Table5.B1" office:value-type="string">
            <text:p text:style-name="Table_20_Contents_20_Condensed">Place the book to your right. » Twist to your right.</text:p>
            <text:p text:style-name="Table_20_Contents_20_Condensed">Place the book to your left. » Twist to your left.</text:p>
            <text:p text:style-name="Table_20_Contents_20_Condensed">Place the book at the centre of the table.</text:p>
            <text:p text:style-name="Table_20_Contents_20_Condensed">Place the book at the edge of the table. </text:p>
          </table:table-cell>
        </table:table-row>
        <table:table-row>
          <table:table-cell table:style-name="Table5.A2" office:value-type="string">
            <text:p text:style-name="P216"/>
          </table:table-cell>
          <table:table-cell table:style-name="Table5.B2" office:value-type="string">
            <text:p text:style-name="Table_20_Contents_20_Condensed"/>
          </table:table-cell>
        </table:table-row>
        <table:table-row>
          <table:table-cell table:style-name="Table5.A1" office:value-type="string">
            <text:p text:style-name="P216">Spoken Commands</text:p>
          </table:table-cell>
          <table:table-cell table:style-name="Table5.B1" office:value-type="string">
            <text:p text:style-name="Table_20_Contents_20_Condensed">Place the book to your right. » Twist to your right.</text:p>
            <text:p text:style-name="Table_20_Contents_20_Condensed">Place the book to your left. » Twist to your left.</text:p>
            <text:p text:style-name="Table_20_Contents_20_Condensed">Place the book at the centre of the table.</text:p>
            <text:p text:style-name="Table_20_Contents_20_Condensed">Place the book at the edge of the table. </text:p>
          </table:table-cell>
        </table:table-row>
        <table:table-row>
          <table:table-cell table:style-name="Table5.A4" office:value-type="string">
            <text:p text:style-name="P216"/>
          </table:table-cell>
          <table:table-cell table:style-name="Table5.B2" office:value-type="string">
            <text:p text:style-name="Table_20_Contents_20_Condensed"/>
          </table:table-cell>
        </table:table-row>
        <table:table-row>
          <table:table-cell table:style-name="Table5.A1" office:value-type="string">
            <text:p text:style-name="P216">Action Commands New</text:p>
          </table:table-cell>
          <table:table-cell table:style-name="Table5.B1" office:value-type="string">
            <text:p text:style-name="Table_20_Contents_20_Condensed">Put the eraser on your head.</text:p>
            <text:p text:style-name="Table_20_Contents_20_Condensed">Put the eraser on the book.</text:p>
            <text:p text:style-name="Table_20_Contents_20_Condensed">Put the book on the eraser.</text:p>
            <text:p text:style-name="Table_20_Contents_20_Condensed">Put the eraser inside the book.</text:p>
          </table:table-cell>
        </table:table-row>
      </table:table>
      <text:p text:style-name="P192"/>
      <text:p text:style-name="P39">Note: Requires sufficient space for movement. </text:p>
      <table:table table:name="Table6" table:style-name="Table6">
        <table:table-column table:style-name="Table6.A"/>
        <table:table-column table:style-name="Table6.B"/>
        <table:table-row>
          <table:table-cell table:style-name="Table6.A1" office:value-type="string">
            <text:h text:style-name="P535" text:outline-level="1">Power <text:span text:style-name="T6">Music</text:span></text:h>
          </table:table-cell>
          <table:table-cell table:style-name="Table6.A1" office:value-type="string">
            <text:h text:style-name="P562" text:outline-level="2"><text:span text:style-name="Prefix"><text:span text:style-name="T6">Session</text:span></text:span><text:span text:style-name="T6"> 38</text:span></text:h>
          </table:table-cell>
        </table:table-row>
      </table:table>
      <text:h text:style-name="P402" text:outline-level="3">Focus</text:h>
      <text:h text:style-name="P410" text:outline-level="3">Listening</text:h>
      <text:list xml:id="list6250789798266510560" text:style-name="L19">
        <text:list-item>
          <text:p text:style-name="P671">Listen to the entire rhyme “Sa Sing the Sunflowers” (Track <text:span text:style-name="T546">11</text:span>) on the DVD. Do not sing along.</text:p>
        </text:list-item>
        <text:list-item>
          <text:p text:style-name="P711">Play the entire rhyme on the DVD again. Encourage the students to sing along.</text:p>
        </text:list-item>
      </text:list>
      <text:h text:style-name="P413" text:outline-level="3">Activity</text:h>
      <text:list xml:id="list2994215411874490733" text:style-name="L20">
        <text:list-item>
          <text:p text:style-name="P743">Divide the class into two groups and ask them to sing alternating lines. For example, Group 1 should sing, “Sa sing the sunflowers” and Group 2 should follow it up with, “Re ring out the red roses.” </text:p>
        </text:list-item>
        <text:list-item>
          <text:p text:style-name="P744">If needed, prompt the beginning of each line, and also sing along with the students.</text:p>
        </text:list-item>
      </text:list>
      <text:h text:style-name="P414" text:outline-level="3"/>
      <text:p text:style-name="P107"/>
      <table:table table:name="Table78" table:style-name="Table78">
        <table:table-column table:style-name="Table78.A"/>
        <table:table-column table:style-name="Table78.B"/>
        <table:table-row>
          <table:table-cell table:style-name="Table78.A1" office:value-type="string">
            <text:h text:style-name="P540" text:outline-level="1">Power <text:span text:style-name="T53">Reader</text:span></text:h>
          </table:table-cell>
          <table:table-cell table:style-name="Table78.A1" office:value-type="string">
            <text:h text:style-name="P563" text:outline-level="2"><text:span text:style-name="Prefix"><text:span text:style-name="T6">Session</text:span></text:span><text:span text:style-name="T6"> 38</text:span></text:h>
          </table:table-cell>
        </table:table-row>
      </table:table>
      <text:h text:style-name="P415" text:outline-level="3">Focus</text:h>
      <text:h text:style-name="P415" text:outline-level="3">Phonics Song</text:h>
      <text:list xml:id="list104345796161375" text:continue-list="list6581683218448647522" text:style-name="L16">
        <text:list-item text:start-value="1">
          <text:p text:style-name="P582">Play the phonics song ABCD from the Karadi Power Reader DVD.</text:p>
        </text:list-item>
        <text:list-item>
          <text:p text:style-name="P615">Ask the students to listen to the song carefully.</text:p>
        </text:list-item>
        <text:list-item>
          <text:p text:style-name="P582">Play the phonics song again and encourage the students to sing along.</text:p>
        </text:list-item>
      </text:list>
      <text:h text:style-name="P415" text:outline-level="3">Phonic Words: <text:span text:style-name="T491">CHIP</text:span> - <text:span text:style-name="T491">WHY</text:span></text:h>
      <text:list xml:id="list1347901533921033590" text:style-name="L21">
        <text:list-item>
          <text:p text:style-name="P589">Play Session <text:span text:style-name="T491">24</text:span> on Karadi Power Reader DVD.</text:p>
        </text:list-item>
        <text:list-item>
          <text:p text:style-name="P589">Play it again and encourage the students to repeat after the voice on the DVD.</text:p>
        </text:list-item>
      </text:list>
      <text:h text:style-name="P415" text:outline-level="3">Tactile Writing of Phonic Words</text:h>
      <text:list xml:id="list8743200503257055580" text:style-name="L22">
        <text:list-item>
          <text:p text:style-name="P590">Distribute Tarjani <text:span text:style-name="T100">w</text:span>orkbooks to the students.</text:p>
        </text:list-item>
        <text:list-item>
          <text:p text:style-name="P626">Turn to Page<text:span text:style-name="T303">s</text:span> <text:span text:style-name="T491">32-33</text:span>, Session <text:span text:style-name="T509">15</text:span> in the Tarjani workbook and hold the workbook up so that it is visible to the entire class. Ask the students to turn to the same page.</text:p>
        </text:list-item>
        <text:list-item>
          <text:p text:style-name="P633"><text:span text:style-name="T221">Tell the students they are going to learn “</text:span><text:span text:style-name="T222">Combination Consonant Sounds</text:span><text:span text:style-name="T221">” from “</text:span><text:span text:style-name="T232">chip</text:span><text:span text:style-name="T221">” to “</text:span><text:span text:style-name="T232">why</text:span><text:span text:style-name="T221">.“</text:span></text:p>
        </text:list-item>
        <text:list-item>
          <text:p text:style-name="P745"><text:span text:style-name="T239">Trace out each letter on your workbook and sound it clearly for the class to hear. Focus on combination consonant sounds such as: </text:span><text:span text:style-name="T254">th sh ch w</text:span><text:span text:style-name="T255">h</text:span><text:span text:style-name="T239"><text:tab/><text:tab/><text:tab/></text:span></text:p>
        </text:list-item>
        <text:list-item>
          <text:p text:style-name="P626">Ask the students to trace out the letters after you, sound by sound.</text:p>
        </text:list-item>
        <text:list-item>
          <text:p text:style-name="P626">Repeat the activity of tracing and sounding out of the letters.</text:p>
        </text:list-item>
        <text:list-item>
          <text:p text:style-name="P642">Now point to the words and encourage the students to say the words on their own.</text:p>
        </text:list-item>
      </text:list>
      <table:table table:name="Table7" table:style-name="Table7">
        <table:table-column table:style-name="Table7.A"/>
        <table:table-column table:style-name="Table7.B"/>
        <table:table-row>
          <table:table-cell table:style-name="Table7.A1" office:value-type="string">
            <text:h text:style-name="P539" text:outline-level="1">Power <text:span text:style-name="T6">Action</text:span></text:h>
          </table:table-cell>
          <table:table-cell table:style-name="Table7.A1" office:value-type="string">
            <text:h text:style-name="P564" text:outline-level="2"><text:span text:style-name="Prefix"><text:span text:style-name="T6">Session</text:span></text:span><text:span text:style-name="T6"> 39</text:span></text:h>
          </table:table-cell>
        </table:table-row>
      </table:table>
      <text:h text:style-name="P405" text:outline-level="3">Focus</text:h>
      <text:p text:style-name="P24">Objects required: a <text:span text:style-name="T617">sheet of paper</text:span></text:p>
      <table:table table:name="Table8" table:style-name="Table8">
        <table:table-column table:style-name="Table8.A"/>
        <table:table-column table:style-name="Table8.B"/>
        <table:table-row>
          <table:table-cell table:style-name="Table8.A1" office:value-type="string">
            <text:p text:style-name="P216"><text:span text:style-name="T313">Directed </text:span><text:s/>Commands <text:span text:style-name="T313">Set 1</text:span></text:p>
          </table:table-cell>
          <table:table-cell table:style-name="Table8.B1" office:value-type="string">
            <text:p text:style-name="Table_20_Contents_20_Condensed">I <text:span text:style-name="T604">wiggle my fingers</text:span>. <text:line-break/>» You <text:span text:style-name="T604">wiggle your fingers</text:span>. <text:line-break/>» We <text:span text:style-name="T604">wiggle our fingers</text:span>.</text:p>
          </table:table-cell>
        </table:table-row>
        <table:table-row>
          <table:table-cell table:style-name="Table8.A2" office:value-type="string">
            <text:p text:style-name="P216"/>
          </table:table-cell>
          <table:table-cell table:style-name="Table8.B2" office:value-type="string">
            <text:p text:style-name="Table_20_Contents_20_Condensed"/>
          </table:table-cell>
        </table:table-row>
        <table:table-row>
          <table:table-cell table:style-name="Table8.A1" office:value-type="string">
            <text:p text:style-name="P216"><text:span text:style-name="T313">Directed </text:span><text:s/>Commands <text:span text:style-name="T313">Set 2</text:span></text:p>
          </table:table-cell>
          <table:table-cell table:style-name="Table8.B1" office:value-type="string">
            <text:p text:style-name="Table_20_Contents_20_Condensed">I <text:span text:style-name="T604">fold the paper and unfold it. <text:s/></text:span><text:line-break/>» You <text:span text:style-name="T604">fold the paper but do not unfold it</text:span>. <text:line-break/>» We <text:span text:style-name="T604">fold the papers and unfold them</text:span>. </text:p>
          </table:table-cell>
        </table:table-row>
        <table:table-row>
          <table:table-cell table:style-name="Table8.A4" office:value-type="string">
            <text:p text:style-name="P216"/>
          </table:table-cell>
          <table:table-cell table:style-name="Table8.B2" office:value-type="string">
            <text:p text:style-name="Table_20_Contents_20_Condensed"/>
          </table:table-cell>
        </table:table-row>
        <table:table-row>
          <table:table-cell table:style-name="Table8.A1" office:value-type="string">
            <text:p text:style-name="P216"><text:span text:style-name="T313">Directed </text:span><text:s/>Commands <text:span text:style-name="T313">Set 3</text:span></text:p>
          </table:table-cell>
          <table:table-cell table:style-name="Table8.B1" office:value-type="string">
            <text:p text:style-name="Table_20_Contents_20_Condensed">I <text:span text:style-name="T604">roll the paper and unroll it. </text:span><text:line-break/>» You <text:span text:style-name="T604">roll the paper but do not unroll it</text:span>. <text:line-break/>» We <text:span text:style-name="T604">roll the papers and unroll them</text:span>.</text:p>
          </table:table-cell>
        </table:table-row>
      </table:table>
      <text:p text:style-name="P104"/>
      <text:p text:style-name="P115"/>
      <table:table table:name="Table10" table:style-name="Table10">
        <table:table-column table:style-name="Table10.A"/>
        <table:table-column table:style-name="Table10.B"/>
        <table:table-row>
          <table:table-cell table:style-name="Table10.A1" office:value-type="string">
            <text:h text:style-name="P535" text:outline-level="1">Power <text:span text:style-name="T10">Story</text:span></text:h>
          </table:table-cell>
          <table:table-cell table:style-name="Table10.A1" office:value-type="string">
            <text:h text:style-name="P562" text:outline-level="2"><text:span text:style-name="Prefix"><text:span text:style-name="T6">Session</text:span></text:span><text:span text:style-name="T6"> 39</text:span></text:h>
          </table:table-cell>
        </table:table-row>
      </table:table>
      <text:h text:style-name="P402" text:outline-level="3">Focus </text:h>
      <text:h text:style-name="P416" text:outline-level="3">Listening to the Story</text:h>
      <text:list xml:id="list1760992188081050747" text:style-name="L23">
        <text:list-item>
          <text:p text:style-name="P746"><text:span text:style-name="T10">Listen to and watch an expressive narration of the story </text:span><text:span text:style-name="T16">The Fox and the Squirrel</text:span><text:span text:style-name="T10"> (Track 2) on the </text:span><text:span text:style-name="T15">Voices and Expression</text:span><text:span text:style-name="T511"> DVD.</text:span></text:p>
        </text:list-item>
      </text:list>
      <text:h text:style-name="P417" text:outline-level="3">Expressive Reading</text:h>
      <text:list xml:id="list5999418877150616142" text:style-name="L24">
        <text:list-item>
          <text:p text:style-name="P752"><text:span text:style-name="T310">Ask the students to </text:span>listen to <text:span text:style-name="T310">P</text:span>age <text:span text:style-name="T519">12</text:span> read expressively on the <text:span text:style-name="T173">DVD</text:span> (<text:span text:style-name="T56">T</text:span>rack <text:span text:style-name="T519">8</text:span>). </text:p>
        </text:list-item>
        <text:list-item>
          <text:p text:style-name="P773">Read out aloud <text:span text:style-name="T172">P</text:span>age <text:span text:style-name="T523">12</text:span> (from “<text:span text:style-name="T519">Gilehri knew that Laalu</text:span>” to “<text:span text:style-name="T519">house to rest</text:span>”), modulating pitch, volume and tone, <text:span text:style-name="T339">and p</text:span>aus<text:span text:style-name="T339">ing</text:span> at the right places. </text:p>
        </text:list-item>
        <text:list-item>
          <text:p text:style-name="P779">Ask groups of <text:span text:style-name="T339">4</text:span> students to come to the front of the class and encourage them to read out the passage<text:span text:style-name="T519">s</text:span> expressively.</text:p>
        </text:list-item>
        <text:list-item>
          <text:p text:style-name="P779"><text:s/><text:span text:style-name="T340">Repeat the activity with more groups of students. You may also ask a student to stand up and read the passages aloud instead of doing the reading as a group activity. </text:span></text:p>
        </text:list-item>
        <text:list-item>
          <text:p text:style-name="P755">If the students seem to be struggling with the activity, <text:span text:style-name="T311">change the mode of the activity to Guided Expressive Reading where you read out the passages expressively and ask the students to repeat after you. </text:span></text:p>
          <text:p text:style-name="P757"/>
        </text:list-item>
      </text:list>
      <text:p text:style-name="P237"/>
      <text:p text:style-name="P238"/>
      <table:table table:name="Table9" table:style-name="Table9">
        <table:table-column table:style-name="Table9.A"/>
        <table:table-column table:style-name="Table9.B"/>
        <table:table-row>
          <table:table-cell table:style-name="Table9.A1" office:value-type="string">
            <text:h text:style-name="P535" text:outline-level="1">Power <text:span text:style-name="T6">Action</text:span></text:h>
          </table:table-cell>
          <table:table-cell table:style-name="Table9.A1" office:value-type="string">
            <text:h text:style-name="P562" text:outline-level="2"><text:span text:style-name="Prefix"><text:span text:style-name="T6">Session</text:span></text:span><text:span text:style-name="T6"> 40</text:span></text:h>
          </table:table-cell>
        </table:table-row>
      </table:table>
      <text:h text:style-name="P402" text:outline-level="3">Focus</text:h>
      <text:p text:style-name="P19">Objects required: a book, <text:span text:style-name="T618">an eraser, a sheet of paper</text:span></text:p>
      <table:table table:name="Table11" table:style-name="Table11">
        <table:table-column table:style-name="Table11.A"/>
        <table:table-column table:style-name="Table11.B"/>
        <table:table-row>
          <table:table-cell table:style-name="Table11.A1" office:value-type="string">
            <text:p text:style-name="P215">Action Commands Review</text:p>
          </table:table-cell>
          <table:table-cell table:style-name="Table11.B1" office:value-type="string">
            <text:p text:style-name="Table_20_Contents_20_Condensed">Put the eraser on your head.</text:p>
            <text:p text:style-name="Table_20_Contents_20_Condensed">Put the eraser on the book.</text:p>
            <text:p text:style-name="Table_20_Contents_20_Condensed">Put the book on the eraser.</text:p>
            <text:p text:style-name="Table_20_Contents_20_Condensed">Put the eraser inside the book.</text:p>
          </table:table-cell>
        </table:table-row>
        <table:table-row>
          <table:table-cell table:style-name="Table11.A2" office:value-type="string">
            <text:p text:style-name="P215"/>
          </table:table-cell>
          <table:table-cell table:style-name="Table11.B2" office:value-type="string">
            <text:p text:style-name="Table_20_Contents_20_Condensed"/>
          </table:table-cell>
        </table:table-row>
        <table:table-row>
          <table:table-cell table:style-name="Table11.A1" office:value-type="string">
            <text:p text:style-name="P215">Spoken Commands</text:p>
          </table:table-cell>
          <table:table-cell table:style-name="Table11.B1" office:value-type="string">
            <text:p text:style-name="Table_20_Contents_20_Condensed">Put the eraser on your head.</text:p>
            <text:p text:style-name="Table_20_Contents_20_Condensed">Put the eraser on the book.</text:p>
            <text:p text:style-name="Table_20_Contents_20_Condensed">Put the book on the eraser.</text:p>
            <text:p text:style-name="Table_20_Contents_20_Condensed">Put the eraser inside the book.</text:p>
          </table:table-cell>
        </table:table-row>
        <table:table-row>
          <table:table-cell table:style-name="Table11.A4" office:value-type="string">
            <text:p text:style-name="P215"/>
          </table:table-cell>
          <table:table-cell table:style-name="Table11.B2" office:value-type="string">
            <text:p text:style-name="Table_20_Contents_20_Condensed"/>
          </table:table-cell>
        </table:table-row>
        <table:table-row>
          <table:table-cell table:style-name="Table11.A1" office:value-type="string">
            <text:p text:style-name="P215">Action Commands New</text:p>
          </table:table-cell>
          <table:table-cell table:style-name="Table11.B1" office:value-type="string">
            <text:p text:style-name="Table_20_Contents_20_Condensed"><text:s/>Roll a sheet of paper.</text:p>
            <text:p text:style-name="Table_20_Contents_20_Condensed">Crumple a sheet of paper. <text:line-break/>» Throw it on the floor. » Pick it up.</text:p>
            <text:p text:style-name="Table_20_Contents_20_Condensed">Crumple a sheet of paper. <text:line-break/>» Throw it at the wall. » Pick it up.</text:p>
          </table:table-cell>
        </table:table-row>
      </table:table>
      <text:p text:style-name="P91"/>
      <text:p text:style-name="P53">Note: <text:s/>Requires sufficient space for movement. For Action Commands-New <text:span text:style-name="T697">that require going near the wall,</text:span> divide the class into at least 5 groups and perform the sequence one group at a time.</text:p>
      <table:table table:name="Table13" table:style-name="Table13">
        <table:table-column table:style-name="Table13.A"/>
        <table:table-column table:style-name="Table13.B"/>
        <table:table-row>
          <table:table-cell table:style-name="Table13.A1" office:value-type="string">
            <text:h text:style-name="P535" text:outline-level="1">Power <text:span text:style-name="T10">Music</text:span></text:h>
          </table:table-cell>
          <table:table-cell table:style-name="Table13.A1" office:value-type="string">
            <text:h text:style-name="P562" text:outline-level="2"><text:span text:style-name="Prefix"><text:span text:style-name="T6">Session</text:span></text:span><text:span text:style-name="T6"> 40</text:span></text:h>
          </table:table-cell>
        </table:table-row>
      </table:table>
      <text:h text:style-name="P402" text:outline-level="3">Focus</text:h>
      <text:h text:style-name="P420" text:outline-level="3">Listening</text:h>
      <text:list xml:id="list5474294326308660507" text:style-name="L25">
        <text:list-item>
          <text:p text:style-name="P774">Listen to the entire rhyme “Sa <text:span text:style-name="T55">S</text:span>ing the <text:span text:style-name="T55">S</text:span>unflowers” on the DVD <text:span text:style-name="T9">(Track 11)</text:span>. Do not sing along.</text:p>
        </text:list-item>
        <text:list-item>
          <text:p text:style-name="P774">Read out the entire rhyme line-by-line and encourage the students to repeat after you. Say each word slowly and clearly. Do not sing.</text:p>
        </text:list-item>
        <text:list-item>
          <text:p text:style-name="P774">Listen to the rhyme on the DVD again and repeat the line-by-line teaching of the rhyme.</text:p>
        </text:list-item>
        <text:list-item>
          <text:p text:style-name="P774">Play the entire rhyme on the DVD again. Encourage the students to sing along.</text:p>
        </text:list-item>
      </text:list>
      <text:p text:style-name="P195">Activity</text:p>
      <text:list xml:id="list4525556082765371169" text:style-name="WWNum1">
        <text:list-item>
          <text:p text:style-name="P325">Write the following words on the blackboard:</text:p>
        </text:list-item>
      </text:list>
      <table:table table:name="Table132" table:style-name="Table132">
        <table:table-column table:style-name="Table132.A"/>
        <table:table-column table:style-name="Table132.B"/>
        <table:table-row table:style-name="Table132.1">
          <table:table-cell table:style-name="Table132.A1" office:value-type="string">
            <text:p text:style-name="P324">sing</text:p>
          </table:table-cell>
          <table:table-cell table:style-name="Table132.A1" office:value-type="string">
            <text:p text:style-name="P324">pop</text:p>
          </table:table-cell>
        </table:table-row>
        <table:table-row table:style-name="Table132.1">
          <table:table-cell table:style-name="Table132.A1" office:value-type="string">
            <text:p text:style-name="P324">ring out</text:p>
          </table:table-cell>
          <table:table-cell table:style-name="Table132.A1" office:value-type="string">
            <text:p text:style-name="P324">dance</text:p>
          </table:table-cell>
        </table:table-row>
        <table:table-row table:style-name="Table132.1">
          <table:table-cell table:style-name="Table132.A1" office:value-type="string">
            <text:p text:style-name="P324">giggle</text:p>
          </table:table-cell>
          <table:table-cell table:style-name="Table132.A1" office:value-type="string">
            <text:p text:style-name="P324">nod</text:p>
          </table:table-cell>
        </table:table-row>
        <table:table-row table:style-name="Table132.1">
          <table:table-cell table:style-name="Table132.A1" office:value-type="string">
            <text:p text:style-name="P324">murmur</text:p>
          </table:table-cell>
          <table:table-cell table:style-name="Table132.A1" office:value-type="string">
            <text:p text:style-name="P323"/>
          </table:table-cell>
        </table:table-row>
      </table:table>
      <text:list xml:id="list104345842161869" text:continue-numbering="true" text:style-name="WWNum1">
        <text:list-item>
          <text:p text:style-name="P326"><text:span text:style-name="T665">Read out the words, mime or enact them and ask the students to repeat after you.</text:span><text:span text:style-name="T666"> </text:span><text:span text:style-name="T665">For instance, when you mime “ring out,” that is, making a loud noise or enacting ringing out of bells, the students have to say the words and mime. </text:span></text:p>
        </text:list-item>
        <text:list-item>
          <text:p text:style-name="P998"><text:span text:style-name="T663">Once you finish that mime say,</text:span><text:span text:style-name="T664"> “I want to giggle like gulmohars. How about you?”</text:span></text:p>
          <text:p text:style-name="P1000">Continued...</text:p>
        </text:list-item>
        <text:list-item>
          <text:p text:style-name="P1001"><text:span text:style-name="T663">Ask the student to your right to answer the question, and then pose the same question to the neighbour to his/her right. They may say, </text:span><text:span text:style-name="T664">“I want to dance like dahlias. How about you?”</text:span></text:p>
        </text:list-item>
        <text:list-item>
          <text:p text:style-name="P999">If a student makes a mistake, just correct the statement and ask him/her to repeat it. Do not explain the meaning of the sentences or words.</text:p>
        </text:list-item>
        <text:list-item>
          <text:p text:style-name="P999">Continue the activity till everyone in the class gets a chance to answer and ask the question.</text:p>
          <text:p text:style-name="P999"/>
        </text:list-item>
      </text:list>
      <text:p text:style-name="P126"/>
      <text:p text:style-name="P109"/>
      <text:h text:style-name="P421" text:outline-level="3"/>
      <text:p text:style-name="P105"/>
      <table:table table:name="Table14" table:style-name="Table14">
        <table:table-column table:style-name="Table14.A"/>
        <table:table-column table:style-name="Table14.B"/>
        <table:table-row>
          <table:table-cell table:style-name="Table14.A1" office:value-type="string">
            <text:h text:style-name="P535" text:outline-level="1">Power <text:span text:style-name="T53">Reader</text:span></text:h>
          </table:table-cell>
          <table:table-cell table:style-name="Table14.A1" office:value-type="string">
            <text:h text:style-name="P562" text:outline-level="2"><text:span text:style-name="Prefix"><text:span text:style-name="T6">Session</text:span></text:span><text:span text:style-name="T6"> 40</text:span></text:h>
          </table:table-cell>
        </table:table-row>
      </table:table>
      <text:h text:style-name="P402" text:outline-level="3">Focus</text:h>
      <text:h text:style-name="P424" text:outline-level="3"><text:span text:style-name="T539">Reading and listening: </text:span>Phonic <text:span text:style-name="T539">Words</text:span></text:h>
      <text:list xml:id="list5214480234729095319" text:style-name="L26">
        <text:list-item>
          <text:p text:style-name="P782">Play the <text:span text:style-name="T539">track “Phonic Words” from</text:span> <text:span text:style-name="T32">The Fox and the Squirrel</text:span><text:span text:style-name="T539"> on the Power Story DVD.</text:span></text:p>
        </text:list-item>
        <text:list-item>
          <text:p text:style-name="P776">Pause the video at the places where the phonic-words have been highlighted in green:</text:p>
        </text:list-item>
      </text:list>
      <table:table table:name="Table152" table:style-name="Table152">
        <table:table-column table:style-name="Table152.A"/>
        <table:table-column table:style-name="Table152.B"/>
        <table:table-column table:style-name="Table152.A"/>
        <table:table-column table:style-name="Table152.D"/>
        <table:table-column table:style-name="Table152.E"/>
        <table:table-row>
          <table:table-cell table:style-name="Table152.A1" office:value-type="string">
            <text:list xml:id="list104345842157054" text:continue-numbering="true" text:style-name="L26">
              <text:list-header>
                <text:p text:style-name="P676">am</text:p>
              </text:list-header>
            </text:list>
          </table:table-cell>
          <table:table-cell table:style-name="Table152.A1" office:value-type="string">
            <text:list xml:id="list104345842167340" text:continue-numbering="true" text:style-name="L26">
              <text:list-header>
                <text:p text:style-name="P676">as</text:p>
              </text:list-header>
            </text:list>
          </table:table-cell>
          <table:table-cell table:style-name="Table152.A1" office:value-type="string">
            <text:list xml:id="list104345858142289" text:continue-numbering="true" text:style-name="L26">
              <text:list-header>
                <text:p text:style-name="P676">of</text:p>
              </text:list-header>
            </text:list>
          </table:table-cell>
          <table:table-cell table:style-name="Table152.A1" office:value-type="string">
            <text:list xml:id="list104345858170887" text:continue-numbering="true" text:style-name="L26">
              <text:list-header>
                <text:p text:style-name="P676">at</text:p>
              </text:list-header>
            </text:list>
          </table:table-cell>
          <table:table-cell table:style-name="Table152.A1" office:value-type="string">
            <text:list xml:id="list104345858164707" text:continue-numbering="true" text:style-name="L26">
              <text:list-header>
                <text:p text:style-name="P676">an</text:p>
              </text:list-header>
            </text:list>
          </table:table-cell>
        </table:table-row>
        <table:table-row>
          <table:table-cell table:style-name="Table152.A1" office:value-type="string">
            <text:list xml:id="list104345858173706" text:continue-numbering="true" text:style-name="L26">
              <text:list-header>
                <text:p text:style-name="P676">is</text:p>
              </text:list-header>
            </text:list>
          </table:table-cell>
          <table:table-cell table:style-name="Table152.A1" office:value-type="string">
            <text:list xml:id="list104345858159186" text:continue-numbering="true" text:style-name="L26">
              <text:list-header>
                <text:p text:style-name="P676">at</text:p>
              </text:list-header>
            </text:list>
          </table:table-cell>
          <table:table-cell table:style-name="Table152.A1" office:value-type="string">
            <text:list xml:id="list104345858164593" text:continue-numbering="true" text:style-name="L26">
              <text:list-header>
                <text:p text:style-name="P676">his</text:p>
              </text:list-header>
            </text:list>
          </table:table-cell>
          <table:table-cell table:style-name="Table152.A1" office:value-type="string">
            <text:list xml:id="list104345858150303" text:continue-numbering="true" text:style-name="L26">
              <text:list-header>
                <text:p text:style-name="P676">up</text:p>
              </text:list-header>
            </text:list>
          </table:table-cell>
          <table:table-cell table:style-name="Table152.A1" office:value-type="string">
            <text:list xml:id="list104345858148135" text:continue-numbering="true" text:style-name="L26">
              <text:list-header>
                <text:p text:style-name="P676">if</text:p>
              </text:list-header>
            </text:list>
          </table:table-cell>
        </table:table-row>
        <table:table-row>
          <table:table-cell table:style-name="Table152.A1" office:value-type="string">
            <text:list xml:id="list104345858161736" text:continue-numbering="true" text:style-name="L26">
              <text:list-header>
                <text:p text:style-name="P676">and</text:p>
              </text:list-header>
            </text:list>
          </table:table-cell>
          <table:table-cell table:style-name="Table152.A1" office:value-type="string">
            <text:list xml:id="list104345858172393" text:continue-numbering="true" text:style-name="L26">
              <text:list-header>
                <text:p text:style-name="P676">in</text:p>
              </text:list-header>
            </text:list>
          </table:table-cell>
          <table:table-cell table:style-name="Table152.A1" office:value-type="string">
            <text:list xml:id="list104345858144616" text:continue-numbering="true" text:style-name="L26">
              <text:list-header>
                <text:p text:style-name="P676">on</text:p>
              </text:list-header>
            </text:list>
          </table:table-cell>
          <table:table-cell table:style-name="Table152.A1" office:value-type="string">
            <text:list xml:id="list104345858149232" text:continue-numbering="true" text:style-name="L26">
              <text:list-header>
                <text:p text:style-name="P676">it</text:p>
              </text:list-header>
            </text:list>
          </table:table-cell>
          <table:table-cell table:style-name="Table152.A1" office:value-type="string">
            <text:list xml:id="list104345858160314" text:continue-numbering="true" text:style-name="L26">
              <text:list-header>
                <text:p text:style-name="P676">or</text:p>
              </text:list-header>
            </text:list>
          </table:table-cell>
        </table:table-row>
      </table:table>
      <text:list xml:id="list104345858145259" text:continue-numbering="true" text:style-name="L26">
        <text:list-header>
          <text:p text:style-name="P786"/>
        </text:list-header>
        <text:list-item>
          <text:p text:style-name="P786">Point to a phonic-word. Join the letter sounds, form the word and ask the students to repeat after you. Do this three times.</text:p>
        </text:list-item>
        <text:list-item>
          <text:p text:style-name="P788">Now point to the words and encourage the students to sound out the words in a similar way on their own.</text:p>
        </text:list-item>
      </text:list>
      <text:p text:style-name="P76"/>
      <table:table table:name="Table15" table:style-name="Table15">
        <table:table-column table:style-name="Table15.A"/>
        <table:table-column table:style-name="Table15.B"/>
        <table:table-row>
          <table:table-cell table:style-name="Table15.A1" office:value-type="string">
            <text:h text:style-name="P535" text:outline-level="1">Power <text:span text:style-name="T53">Action</text:span></text:h>
          </table:table-cell>
          <table:table-cell table:style-name="Table15.A1" office:value-type="string">
            <text:h text:style-name="P562" text:outline-level="2"><text:span text:style-name="Prefix"><text:span text:style-name="T6">Session</text:span></text:span><text:span text:style-name="T6"> 41</text:span></text:h>
          </table:table-cell>
        </table:table-row>
      </table:table>
      <text:h text:style-name="P425" text:outline-level="3">F<text:span text:style-name="T326">ocus</text:span></text:h>
      <text:p text:style-name="P19">Objects required: a <text:span text:style-name="T619">sheet of paper, a book</text:span></text:p>
      <table:table table:name="Table12" table:style-name="Table12">
        <table:table-column table:style-name="Table12.A"/>
        <table:table-column table:style-name="Table12.B"/>
        <table:table-row>
          <table:table-cell table:style-name="Table12.A1" office:value-type="string">
            <text:p text:style-name="P229">Action Commands Review</text:p>
          </table:table-cell>
          <table:table-cell table:style-name="Table12.B1" office:value-type="string">
            <text:p text:style-name="Table_20_Contents_20_Condensed">Roll a sheet of paper.</text:p>
            <text:p text:style-name="Table_20_Contents_20_Condensed">Crumple a sheet of paper. <text:line-break/>» Throw it on the floor. » Pick it up.</text:p>
            <text:p text:style-name="Table_20_Contents_20_Condensed">Crumple a sheet of paper. <text:line-break/>» Throw it at the wall. » Pick it up.</text:p>
          </table:table-cell>
        </table:table-row>
        <table:table-row>
          <table:table-cell table:style-name="Table12.A2" office:value-type="string">
            <text:p text:style-name="P229"/>
          </table:table-cell>
          <table:table-cell table:style-name="Table12.B2" office:value-type="string">
            <text:p text:style-name="Table_20_Contents_20_Condensed"/>
          </table:table-cell>
        </table:table-row>
        <table:table-row>
          <table:table-cell table:style-name="Table12.A1" office:value-type="string">
            <text:p text:style-name="P229">Spoken Commands</text:p>
          </table:table-cell>
          <table:table-cell table:style-name="Table12.B1" office:value-type="string">
            <text:p text:style-name="Table_20_Contents_20_Condensed"><text:span text:style-name="T708">R</text:span>oll a sheet of paper.</text:p>
            <text:p text:style-name="Table_20_Contents_20_Condensed">Crumple a sheet of paper. <text:line-break/>» Throw it on the floor. » Pick it up.</text:p>
            <text:p text:style-name="Table_20_Contents_20_Condensed">Crumple a sheet of paper. <text:line-break/>» Throw it at the wall. » Pick it up.</text:p>
          </table:table-cell>
        </table:table-row>
        <table:table-row>
          <table:table-cell table:style-name="Table12.A4" office:value-type="string">
            <text:p text:style-name="P229"/>
          </table:table-cell>
          <table:table-cell table:style-name="Table12.B2" office:value-type="string">
            <text:p text:style-name="Table_20_Contents_20_Condensed"/>
          </table:table-cell>
        </table:table-row>
        <table:table-row>
          <table:table-cell table:style-name="Table12.A1" office:value-type="string">
            <text:p text:style-name="P229">Action Commands New</text:p>
          </table:table-cell>
          <table:table-cell table:style-name="Table12.B1" office:value-type="string">
            <text:p text:style-name="Table_20_Contents_20_Condensed">Look at the blackboard. <text:span text:style-name="T589">» Stare at the blackboard. </text:span></text:p>
            <text:p text:style-name="Table_20_Contents_20_Condensed">Smile at your neighbour. » Make faces at your neighbour.</text:p>
            <text:p text:style-name="Table_20_Contents_20_Condensed">Open the book. » Hold it up. » Turn to the last page. » Look at the top of the page.</text:p>
          </table:table-cell>
        </table:table-row>
      </table:table>
      <text:p text:style-name="P33"/>
      <text:p text:style-name="P15">Note: <text:s/>Requires sufficient space for movement. For <text:span text:style-name="T697">the commands</text:span> <text:span text:style-name="T697">that require going near the wall,</text:span> divide the class into at least 5 groups and perform the sequence one group at a time.</text:p>
      <table:table table:name="Table17" table:style-name="Table17">
        <table:table-column table:style-name="Table17.A"/>
        <table:table-column table:style-name="Table17.B"/>
        <table:table-row>
          <table:table-cell table:style-name="Table17.A1" office:value-type="string">
            <text:h text:style-name="P535" text:outline-level="1">Power <text:span text:style-name="T53">Music</text:span></text:h>
          </table:table-cell>
          <table:table-cell table:style-name="Table17.A1" office:value-type="string">
            <text:h text:style-name="P562" text:outline-level="2"><text:span text:style-name="Prefix"><text:span text:style-name="T6">Session</text:span></text:span><text:span text:style-name="T6"> 41</text:span></text:h>
          </table:table-cell>
        </table:table-row>
      </table:table>
      <text:h text:style-name="P402" text:outline-level="3">Focus</text:h>
      <text:h text:style-name="P426" text:outline-level="3">Listening</text:h>
      <text:list xml:id="list104345858168225" text:continue-list="list5474294326308660507" text:style-name="L25">
        <text:list-item text:start-value="1">
          <text:p text:style-name="P775">Listen to the entire rhyme “<text:span text:style-name="T547">Monkeys</text:span>” on the DVD <text:span text:style-name="T9">(Track 12)</text:span>. Do not sing along.</text:p>
        </text:list-item>
        <text:list-item>
          <text:p text:style-name="P775">Read out the entire rhyme line-by-line and encourage the students to repeat after you. Say each word slowly and clearly. Do not sing.</text:p>
        </text:list-item>
        <text:list-item>
          <text:p text:style-name="P775">Listen to the rhyme on the DVD again and repeat the line-by-line teaching of the rhyme.</text:p>
        </text:list-item>
        <text:list-item>
          <text:p text:style-name="P761">Play the entire rhyme on the DVD again. Encourage the students to sing along.</text:p>
        </text:list-item>
      </text:list>
      <text:h text:style-name="P427" text:outline-level="3"/>
      <text:p text:style-name="P82"/>
      <table:table table:name="Table149" table:style-name="Table149">
        <table:table-column table:style-name="Table149.A"/>
        <table:table-column table:style-name="Table149.B"/>
        <table:table-row>
          <table:table-cell table:style-name="Table149.A1" office:value-type="string">
            <text:h text:style-name="P541" text:outline-level="1">Power <text:span text:style-name="T54">Reader</text:span></text:h>
          </table:table-cell>
          <table:table-cell table:style-name="Table149.A1" office:value-type="string">
            <text:h text:style-name="P565" text:outline-level="2"><text:span text:style-name="Prefix"><text:span text:style-name="T6">Session</text:span></text:span><text:span text:style-name="T6"> 41</text:span></text:h>
          </table:table-cell>
        </table:table-row>
      </table:table>
      <text:h text:style-name="P428" text:outline-level="3">Focus</text:h>
      <text:h text:style-name="P424" text:outline-level="3">Phonics Song</text:h>
      <text:list xml:id="list104345858150738" text:continue-list="list104345796161375" text:style-name="L16">
        <text:list-item text:start-value="1">
          <text:p text:style-name="P583">Play the phonics song ABCD from the Karadi Power Reader DVD.</text:p>
        </text:list-item>
        <text:list-item>
          <text:p text:style-name="P616">Ask the students to listen to the song carefully.</text:p>
        </text:list-item>
        <text:list-item>
          <text:p text:style-name="P583">Play the phonics song again and encourage the students to sing along.</text:p>
        </text:list-item>
      </text:list>
      <text:h text:style-name="P424" text:outline-level="3">Tactile Writing of Phonic Words: <text:span text:style-name="T492">GATE - INSIDE</text:span></text:h>
      <text:list xml:id="list7105933818342083242" text:style-name="L27">
        <text:list-item>
          <text:p text:style-name="P591">Distribute Tarjani <text:span text:style-name="T100">w</text:span>orkbooks to the students.</text:p>
        </text:list-item>
        <text:list-item>
          <text:p text:style-name="P627">Turn to Page<text:span text:style-name="T303">s</text:span> <text:span text:style-name="T492">22-23</text:span>, Session <text:span text:style-name="T492">10</text:span> in the Tarjani workbook and hold the workbook up so that it is visible to the entire class. Ask the students to turn to the same page.</text:p>
        </text:list-item>
        <text:list-item>
          <text:p text:style-name="P634"><text:span text:style-name="T221">Tell the students they are going to learn “</text:span><text:span text:style-name="T233">Letter</text:span><text:span text:style-name="T222"> </text:span><text:span text:style-name="T233">Sound</text:span><text:span text:style-name="T222"> </text:span><text:span text:style-name="T233">Vowels</text:span><text:span text:style-name="T221">” from “</text:span><text:span text:style-name="T233">gate</text:span><text:span text:style-name="T221">” to “</text:span><text:span text:style-name="T233">inside</text:span><text:span text:style-name="T221">.“</text:span></text:p>
        </text:list-item>
        <text:list-item>
          <text:p text:style-name="P652">Trace out each letter on your workbook and sound it clearly for the class to hear. <text:tab/></text:p>
        </text:list-item>
        <text:list-item>
          <text:p text:style-name="P627">Ask the students to trace out the letters after you, sound by sound.</text:p>
        </text:list-item>
        <text:list-item>
          <text:p text:style-name="P653">Repeat the activity of tracing and sounding out of the letters.</text:p>
        </text:list-item>
        <text:list-item>
          <text:p text:style-name="P643">Now point to the words and encourage the students to say the words on their own.</text:p>
        </text:list-item>
      </text:list>
      <table:table table:name="Table19" table:style-name="Table19">
        <table:table-column table:style-name="Table19.A"/>
        <table:table-column table:style-name="Table19.B"/>
        <table:table-row>
          <table:table-cell table:style-name="Table19.A1" office:value-type="string">
            <text:h text:style-name="P535" text:outline-level="1">Power <text:span text:style-name="T54">Action</text:span></text:h>
          </table:table-cell>
          <table:table-cell table:style-name="Table19.A1" office:value-type="string">
            <text:h text:style-name="P562" text:outline-level="2"><text:span text:style-name="Prefix"><text:span text:style-name="T6">Session</text:span></text:span><text:span text:style-name="T6"> 42</text:span></text:h>
          </table:table-cell>
        </table:table-row>
      </table:table>
      <text:h text:style-name="P402" text:outline-level="3">Focus</text:h>
      <table:table table:name="Table20" table:style-name="Table20">
        <table:table-column table:style-name="Table20.A"/>
        <table:table-column table:style-name="Table20.B"/>
        <table:table-row>
          <table:table-cell table:style-name="Table20.A1" office:value-type="string">
            <text:p text:style-name="P215"><text:span text:style-name="T314">Directed</text:span> Commands <text:span text:style-name="T314">Set 1</text:span></text:p>
          </table:table-cell>
          <table:table-cell table:style-name="Table20.B1" office:value-type="string">
            <text:p text:style-name="Table_20_Contents_20_Condensed">I touch my nose. <text:line-break/>» You touch your nose. <text:line-break/>» We touch our noses.</text:p>
          </table:table-cell>
        </table:table-row>
        <table:table-row>
          <table:table-cell table:style-name="Table20.A2" office:value-type="string">
            <text:p text:style-name="P215"/>
          </table:table-cell>
          <table:table-cell table:style-name="Table20.B2" office:value-type="string">
            <text:p text:style-name="Table_20_Contents_20_Condensed"/>
          </table:table-cell>
        </table:table-row>
        <table:table-row>
          <table:table-cell table:style-name="Table20.A1" office:value-type="string">
            <text:p text:style-name="P217"><text:span text:style-name="T314">Directed</text:span> Commands <text:span text:style-name="T314">Set 2</text:span></text:p>
          </table:table-cell>
          <table:table-cell table:style-name="Table20.B1" office:value-type="string">
            <text:p text:style-name="Table_20_Contents_20_Condensed">I lift my right hand. <text:line-break/>» You lift your right hand. <text:line-break/>» We lift our right hands.</text:p>
          </table:table-cell>
        </table:table-row>
        <table:table-row>
          <table:table-cell table:style-name="Table20.A4" office:value-type="string">
            <text:p text:style-name="P215"/>
          </table:table-cell>
          <table:table-cell table:style-name="Table20.B2" office:value-type="string">
            <text:p text:style-name="Table_20_Contents_20_Condensed"/>
          </table:table-cell>
        </table:table-row>
        <table:table-row>
          <table:table-cell table:style-name="Table20.A1" office:value-type="string">
            <text:p text:style-name="P217"><text:span text:style-name="T314">Directed</text:span> Commands <text:span text:style-name="T314">Set 3</text:span></text:p>
          </table:table-cell>
          <table:table-cell table:style-name="Table20.B1" office:value-type="string">
            <text:p text:style-name="Table_20_Contents_20_Condensed">I scratch my head. <text:line-break/>» You scratch your head. <text:line-break/>» We scratch our heads.</text:p>
          </table:table-cell>
        </table:table-row>
      </table:table>
      <text:p text:style-name="P91"/>
      <text:p text:style-name="Text_20_Body_20_Note"/>
      <table:table table:name="Table21" table:style-name="Table21">
        <table:table-column table:style-name="Table21.A"/>
        <table:table-column table:style-name="Table21.B"/>
        <table:table-row>
          <table:table-cell table:style-name="Table21.A1" office:value-type="string">
            <text:h text:style-name="P535" text:outline-level="1">Power <text:span text:style-name="T54">Music</text:span></text:h>
          </table:table-cell>
          <table:table-cell table:style-name="Table21.A1" office:value-type="string">
            <text:h text:style-name="P562" text:outline-level="2"><text:span text:style-name="Prefix"><text:span text:style-name="T6">Session</text:span></text:span><text:span text:style-name="T6"> 42</text:span></text:h>
          </table:table-cell>
        </table:table-row>
      </table:table>
      <text:h text:style-name="P402" text:outline-level="3">Focus</text:h>
      <text:h text:style-name="P429" text:outline-level="3">Listening</text:h>
      <text:list xml:id="list8987668896920138247" text:style-name="L28">
        <text:list-item>
          <text:p text:style-name="P791">Listen to the entire rhyme “<text:span text:style-name="T548">Monkeys</text:span>” on the DVD (Track <text:span text:style-name="T554">12</text:span>). Do not sing along.</text:p>
        </text:list-item>
        <text:list-item>
          <text:p text:style-name="P791"><text:span text:style-name="T549">Play</text:span> the entire rhyme on the DVD again. <text:span text:style-name="T62">Encourage the students to sing along.</text:span></text:p>
        </text:list-item>
      </text:list>
      <text:h text:style-name="P445" text:outline-level="3">Activity</text:h>
      <text:list xml:id="list5563420421440414890" text:style-name="L29">
        <text:list-item>
          <text:p text:style-name="P592">Split the class into <text:span text:style-name="T550">two</text:span> groups.</text:p>
        </text:list-item>
        <text:list-item>
          <text:p text:style-name="P592">Encourage <text:span text:style-name="T551">both the groups </text:span>to sing <text:span text:style-name="T552">the lines, “Monkeys! We are the monkeys,”</text:span> Group <text:span text:style-name="T553">1</text:span> to sing <text:span text:style-name="T552">the first three lines of the verse (from “we like to sing” to “jump around”), and Group 2 to sing the last four lines (from “We like to prance” to “everywhere”).</text:span></text:p>
        </text:list-item>
        <text:list-item>
          <text:p text:style-name="P592">Help the students by repeating the rhyme with them.</text:p>
        </text:list-item>
        <text:list-item>
          <text:p text:style-name="P729">Switch groups and repeat the activity.</text:p>
        </text:list-item>
      </text:list>
      <text:list xml:id="list4887038263258878016" text:style-name="L30">
        <text:list-header>
          <text:p text:style-name="P401"/>
        </text:list-header>
      </text:list>
      <text:p text:style-name="P116"/>
      <table:table table:name="Table22" table:style-name="Table22">
        <table:table-column table:style-name="Table22.A"/>
        <table:table-column table:style-name="Table22.B"/>
        <table:table-row>
          <table:table-cell table:style-name="Table22.A1" office:value-type="string">
            <text:h text:style-name="P535" text:outline-level="1">Power <text:span text:style-name="T54">Story</text:span></text:h>
          </table:table-cell>
          <table:table-cell table:style-name="Table22.A1" office:value-type="string">
            <text:h text:style-name="P562" text:outline-level="2"><text:span text:style-name="Prefix"><text:span text:style-name="T6">Session</text:span></text:span><text:span text:style-name="T6"> 42</text:span></text:h>
          </table:table-cell>
        </table:table-row>
      </table:table>
      <text:h text:style-name="P402" text:outline-level="3">Focus</text:h>
      <text:h text:style-name="P446" text:outline-level="3">Listening to the Story</text:h>
      <text:list xml:id="list1387983341671018998" text:style-name="L31">
        <text:list-item>
          <text:p text:style-name="P593"><text:span text:style-name="T10">Listen to and watch an expressive narration of the part of the story </text:span><text:span text:style-name="T19">The Fox and the Squirrel</text:span><text:span text:style-name="T10"> (Tracks 3-7) on the </text:span><text:span text:style-name="T15">Voices and Expression</text:span><text:span text:style-name="T162"> DVD. </text:span></text:p>
        </text:list-item>
      </text:list>
      <text:h text:style-name="P447" text:outline-level="3"><text:span text:style-name="T649">Guided </text:span>Mimimg</text:h>
      <text:list xml:id="list8695583739501894958" text:style-name="L32">
        <text:list-item>
          <text:p text:style-name="P805"><text:span text:style-name="T111">Read</text:span><text:span text:style-name="T105"> </text:span><text:span text:style-name="T111">out the passage slowly from</text:span><text:span text:style-name="T105"> “</text:span><text:span text:style-name="T109">What he saw there</text:span><text:span text:style-name="T105">” to “</text:span><text:span text:style-name="T110">It is so dry</text:span><text:span text:style-name="T106">!</text:span><text:span text:style-name="T105">” </text:span><text:span text:style-name="T111">(Page 7) </text:span><text:span text:style-name="T105">and mime </text:span><text:span text:style-name="T111">along.</text:span><text:span text:style-name="T105"> </text:span></text:p>
        </text:list-item>
        <text:list-item>
          <text:p text:style-name="P762">Your miming has to be deliberate and articulate the ideas, themes, mood and tone of the passage. It should convey the meaning of chunks of language rather than approach words in isolation. </text:p>
        </text:list-item>
        <text:list-item>
          <text:p text:style-name="P762">Ask groups of 4-6 students to come to the front of the class. Read out the text and encourage the students to mime as you read. Encourage them to model your actions and also come up with actions of their own. </text:p>
        </text:list-item>
        <text:list-item>
          <text:p text:style-name="P762">Repeat the activity with more groups of students. </text:p>
        </text:list-item>
      </text:list>
      <text:p text:style-name="P83"/>
      <text:h text:style-name="P451" text:outline-level="3"/>
      <text:p text:style-name="P75"/>
      <table:table table:name="Table23" table:style-name="Table23">
        <table:table-column table:style-name="Table23.A"/>
        <table:table-column table:style-name="Table23.B"/>
        <table:table-row>
          <table:table-cell table:style-name="Table23.A1" office:value-type="string">
            <text:h text:style-name="P535" text:outline-level="1">Power <text:span text:style-name="T54">Action</text:span></text:h>
          </table:table-cell>
          <table:table-cell table:style-name="Table23.A1" office:value-type="string">
            <text:h text:style-name="P562" text:outline-level="2"><text:span text:style-name="Prefix"><text:span text:style-name="T6">Session</text:span></text:span><text:span text:style-name="T6"> 43</text:span></text:h>
          </table:table-cell>
        </table:table-row>
      </table:table>
      <text:h text:style-name="P402" text:outline-level="3">Focus</text:h>
      <text:p text:style-name="P35"><text:span text:style-name="T327">Objects required: a book, </text:span><text:span text:style-name="T328">a pencil</text:span></text:p>
      <table:table table:name="Table24" table:style-name="Table24">
        <table:table-column table:style-name="Table24.A"/>
        <table:table-column table:style-name="Table24.B"/>
        <table:table-row>
          <table:table-cell table:style-name="Table24.A1" office:value-type="string">
            <text:p text:style-name="P215">Action Commands Review</text:p>
          </table:table-cell>
          <table:table-cell table:style-name="Table24.B1" office:value-type="string">
            <text:p text:style-name="Table_20_Contents_20_Condensed">Look at the blackboard. <text:span text:style-name="T589">» Stare at the blackboard. </text:span></text:p>
            <text:p text:style-name="Table_20_Contents_20_Condensed">Smile at your neighbour. » Make faces at your neighbour.</text:p>
            <text:p text:style-name="Table_20_Contents_20_Condensed">Open the book. » Hold it up. » Turn to the last page. » Look at the top of the page.</text:p>
          </table:table-cell>
        </table:table-row>
        <table:table-row>
          <table:table-cell table:style-name="Table24.A2" office:value-type="string">
            <text:p text:style-name="P215"/>
          </table:table-cell>
          <table:table-cell table:style-name="Table24.B2" office:value-type="string">
            <text:p text:style-name="Table_20_Contents_20_Condensed"/>
          </table:table-cell>
        </table:table-row>
        <table:table-row>
          <table:table-cell table:style-name="Table24.A1" office:value-type="string">
            <text:p text:style-name="P215">Spoken Commands</text:p>
          </table:table-cell>
          <table:table-cell table:style-name="Table24.B1" office:value-type="string">
            <text:p text:style-name="Table_20_Contents_20_Condensed">Look at the blackboard. <text:span text:style-name="T589">» Stare at the blackboard. </text:span></text:p>
            <text:p text:style-name="Table_20_Contents_20_Condensed">Smile at your neighbour. » Make faces at your neighbour.</text:p>
            <text:p text:style-name="Table_20_Contents_20_Condensed">Open the book. » Hold it up. » Turn to the last page. » Look at the top of the page.</text:p>
          </table:table-cell>
        </table:table-row>
        <table:table-row table:style-name="Table24.4">
          <table:table-cell table:style-name="Table24.A4" office:value-type="string">
            <text:p text:style-name="P215"/>
          </table:table-cell>
          <table:table-cell table:style-name="Table24.B2" office:value-type="string">
            <text:p text:style-name="Table_20_Contents_20_Condensed"/>
          </table:table-cell>
        </table:table-row>
        <table:table-row table:style-name="Table24.4">
          <table:table-cell table:style-name="Table24.A5" office:value-type="string">
            <text:p text:style-name="P230">Action Commands New</text:p>
          </table:table-cell>
          <table:table-cell table:style-name="Table24.B5" office:value-type="string">
            <text:p text:style-name="Table_20_Contents_20_Condensed">Wiggle your fingers.</text:p>
            <text:p text:style-name="Table_20_Contents_20_Condensed">Count to five on your fingers.</text:p>
            <text:p text:style-name="Table_20_Contents_20_Condensed">Place the book on the table. » Place it to your right. » Place it to your left. </text:p>
            <text:p text:style-name="Table_20_Contents_20_Condensed"><text:span text:style-name="T590">Hold the pencil in your hand. » Tilt it to your right. »Tilt it to your left. <text:s/></text:span><text:s/></text:p>
          </table:table-cell>
        </table:table-row>
      </table:table>
      <text:p text:style-name="P102"/>
      <text:p text:style-name="P102">Note: Requires sufficient space for movement.</text:p>
      <text:p text:style-name="P102"/>
      <table:table table:name="Table25" table:style-name="Table25">
        <table:table-column table:style-name="Table25.A"/>
        <table:table-column table:style-name="Table25.B"/>
        <table:table-row>
          <table:table-cell table:style-name="Table25.A1" office:value-type="string">
            <text:h text:style-name="P535" text:outline-level="1">Power <text:span text:style-name="T54">Music</text:span></text:h>
          </table:table-cell>
          <table:table-cell table:style-name="Table25.A1" office:value-type="string">
            <text:h text:style-name="P562" text:outline-level="2"><text:span text:style-name="Prefix"><text:span text:style-name="T6">Session</text:span></text:span><text:span text:style-name="T6"> 43</text:span></text:h>
          </table:table-cell>
        </table:table-row>
      </table:table>
      <text:h text:style-name="P402" text:outline-level="3">Focus</text:h>
      <text:h text:style-name="P430" text:outline-level="3">Listening</text:h>
      <text:list xml:id="list104345905143668" text:continue-list="list8987668896920138247" text:style-name="L28">
        <text:list-item text:start-value="1">
          <text:p text:style-name="P792">Listen to the entire rhyme “<text:span text:style-name="T548">Monkeys</text:span>” on the DVD (Track <text:span text:style-name="T554">12</text:span>). Do not sing along.</text:p>
        </text:list-item>
        <text:list-item>
          <text:p text:style-name="P806">Play the entire rhyme on the DVD again. Encourage the students to sing along.</text:p>
        </text:list-item>
      </text:list>
      <text:h text:style-name="P453" text:outline-level="3">Activity</text:h>
      <text:list xml:id="list8769399309087057419" text:style-name="L33">
        <text:list-item>
          <text:p text:style-name="P810"><text:span text:style-name="T343">Write </text:span><text:span text:style-name="T344">the </text:span><text:span text:style-name="T343">following </text:span><text:span text:style-name="T346">words</text:span><text:span text:style-name="T344"> on </text:span><text:span text:style-name="T343">the blackboard:</text:span></text:p>
        </text:list-item>
      </text:list>
      <table:table table:name="Table136" table:style-name="Table136">
        <table:table-column table:style-name="Table136.A" table:number-columns-repeated="2"/>
        <table:table-row>
          <table:table-cell table:style-name="Table136.A1" office:value-type="string">
            <text:list xml:id="list104345905141279" text:continue-numbering="true" text:style-name="L33">
              <text:list-header>
                <text:p text:style-name="P677"><text:span text:style-name="T667">to </text:span>sing</text:p>
              </text:list-header>
            </text:list>
          </table:table-cell>
          <table:table-cell table:style-name="Table136.A1" office:value-type="string">
            <text:list xml:id="list104345905154073" text:continue-numbering="true" text:style-name="L33">
              <text:list-header>
                <text:p text:style-name="P678">to prance</text:p>
              </text:list-header>
            </text:list>
          </table:table-cell>
        </table:table-row>
        <table:table-row>
          <table:table-cell table:style-name="Table136.A1" office:value-type="string">
            <text:list xml:id="list104345905146857" text:continue-numbering="true" text:style-name="L33">
              <text:list-header>
                <text:p text:style-name="P678">to swing</text:p>
              </text:list-header>
            </text:list>
          </table:table-cell>
          <table:table-cell table:style-name="Table136.A1" office:value-type="string">
            <text:list xml:id="list104345905143853" text:continue-numbering="true" text:style-name="L33">
              <text:list-header>
                <text:p text:style-name="P677"><text:span text:style-name="T667">to </text:span>dance</text:p>
              </text:list-header>
            </text:list>
          </table:table-cell>
        </table:table-row>
        <table:table-row>
          <table:table-cell table:style-name="Table136.A1" office:value-type="string">
            <text:list xml:id="list104345905167733" text:continue-numbering="true" text:style-name="L33">
              <text:list-header>
                <text:p text:style-name="P678">to jump</text:p>
              </text:list-header>
            </text:list>
          </table:table-cell>
          <table:table-cell table:style-name="Table136.A1" office:value-type="string">
            <text:list xml:id="list104345905146837" text:continue-numbering="true" text:style-name="L33">
              <text:list-header>
                <text:p text:style-name="P678">to romp around</text:p>
              </text:list-header>
            </text:list>
          </table:table-cell>
        </table:table-row>
      </table:table>
      <text:p text:style-name="P67"/>
      <text:list xml:id="list104345905148092" text:continue-numbering="true" text:style-name="L33">
        <text:list-item>
          <text:p text:style-name="P915"><text:span text:style-name="T184">Read out the </text:span><text:span text:style-name="T208">words</text:span><text:span text:style-name="T184">,</text:span><text:span text:style-name="T182"> mime </text:span><text:span text:style-name="T204">or enact t</text:span><text:span text:style-name="T182">hem</text:span><text:span text:style-name="T184"> and ask the students to repeat after you. </text:span><text:span text:style-name="T209">When you mime prancing, walk in a jolly energetic way, and when you romp around, ensure you enact the jumping and playing around of a noisy pack of children. <text:s text:c="2"/></text:span></text:p>
        </text:list-item>
        <text:list-item>
          <text:p text:style-name="P811">Say <text:span text:style-name="T668">to a student sitting in the first row, </text:span><text:s/><text:span text:style-name="T68">“</text:span><text:span text:style-name="T83">I </text:span><text:span text:style-name="T84">would </text:span><text:span text:style-name="T83">like to </text:span><text:span text:style-name="T84">romp around in the park</text:span><text:span text:style-name="T83">. What </text:span><text:span text:style-name="T84">would</text:span><text:span text:style-name="T83"> you like to </text:span><text:span text:style-name="T84">do in the park</text:span><text:span text:style-name="T83">?</text:span><text:span text:style-name="T68">” </text:span><text:span text:style-name="T447">Mime the actions.</text:span></text:p>
        </text:list-item>
        <text:list-item>
          <text:p text:style-name="P812">Ask the student to answer the question, <text:span text:style-name="T669">miming the actions based on the words and phrases they have learnt in this module</text:span>. <text:span text:style-name="T306">The student t</text:span>hen <text:span text:style-name="T306">has to </text:span>pose the same question to the neighbour to his/her right. <text:span text:style-name="T381">The student may dance and s</text:span>ay <text:span text:style-name="T68">“</text:span><text:span text:style-name="T83">I </text:span><text:span text:style-name="T84">would </text:span><text:span text:style-name="T83">like to </text:span><text:span text:style-name="T85">dance</text:span><text:span text:style-name="T84"> in the park</text:span><text:span text:style-name="T83">. What </text:span><text:span text:style-name="T84">would</text:span><text:span text:style-name="T83"> you like to </text:span><text:span text:style-name="T84">do in the park</text:span><text:span text:style-name="T83">?</text:span><text:span text:style-name="T68">”</text:span><text:span text:style-name="T83"> <text:s/></text:span></text:p>
        </text:list-item>
        <text:list-item>
          <text:p text:style-name="P813">Continue the process <text:span text:style-name="T694">with the rest of the class.</text:span></text:p>
        </text:list-item>
      </text:list>
      <table:table table:name="Table26" table:style-name="Table26">
        <table:table-column table:style-name="Table26.A"/>
        <table:table-column table:style-name="Table26.B"/>
        <table:table-row>
          <table:table-cell table:style-name="Table26.A1" office:value-type="string">
            <text:h text:style-name="P535" text:outline-level="1">Power <text:span text:style-name="T54">Reader</text:span></text:h>
          </table:table-cell>
          <table:table-cell table:style-name="Table26.A1" office:value-type="string">
            <text:h text:style-name="P562" text:outline-level="2"><text:span text:style-name="Prefix"><text:span text:style-name="T6">Session</text:span></text:span><text:span text:style-name="T6"> 43</text:span></text:h>
          </table:table-cell>
        </table:table-row>
      </table:table>
      <text:h text:style-name="P402" text:outline-level="3">Focus</text:h>
      <text:h text:style-name="P454" text:outline-level="3">Phonics Song</text:h>
      <text:list xml:id="list1120484140528578317" text:style-name="L34">
        <text:list-item text:start-value="1">
          <text:p text:style-name="P597">Play the phonics song ABCD from the Karadi Power Reader DVD.</text:p>
        </text:list-item>
        <text:list-item>
          <text:p text:style-name="P620">Ask the students to listen to the song carefully.</text:p>
        </text:list-item>
        <text:list-item>
          <text:p text:style-name="P597">Play the phonics song again and encourage the students to sing along.</text:p>
        </text:list-item>
      </text:list>
      <text:h text:style-name="P454" text:outline-level="3">Tactile Writing of Phonic Words: <text:span text:style-name="T492">RODE - FUME</text:span></text:h>
      <text:list xml:id="list7795765898189043641" text:style-name="L35">
        <text:list-item>
          <text:p text:style-name="P601">Distribute Tarjani <text:span text:style-name="T100">w</text:span>orkbooks to the students.</text:p>
        </text:list-item>
        <text:list-item>
          <text:p text:style-name="P628">Turn to Page<text:span text:style-name="T303">s</text:span> <text:span text:style-name="T492">24-25</text:span>, Session <text:span text:style-name="T492">11</text:span> in the Tarjani workbook and hold the workbook up so that it is visible to the entire class. Ask the students to turn to the same page.</text:p>
        </text:list-item>
        <text:list-item>
          <text:p text:style-name="P635"><text:span text:style-name="T221">Tell the students they are going to learn “</text:span><text:span text:style-name="T233">Letter</text:span><text:span text:style-name="T222"> </text:span><text:span text:style-name="T233">Sound</text:span><text:span text:style-name="T222"> </text:span><text:span text:style-name="T233">Vowels</text:span><text:span text:style-name="T221">” from “</text:span><text:span text:style-name="T233">rode</text:span><text:span text:style-name="T221">” to “</text:span><text:span text:style-name="T233">fume</text:span><text:span text:style-name="T221">.“</text:span></text:p>
        </text:list-item>
        <text:list-item>
          <text:p text:style-name="P656">Trace out each letter on your workbook and sound it clearly for the class to hear. <text:tab/></text:p>
        </text:list-item>
        <text:list-item>
          <text:p text:style-name="P628">Ask the students to trace out the letters after you, sound by sound.</text:p>
        </text:list-item>
        <text:list-item>
          <text:p text:style-name="P717">Repeat the activity of tracing and sounding out of the letters.</text:p>
        </text:list-item>
        <text:list-item>
          <text:p text:style-name="P724">Now point to the words and encourage the students to say the words on their own.</text:p>
        </text:list-item>
      </text:list>
      <table:table table:name="Table27" table:style-name="Table27">
        <table:table-column table:style-name="Table27.A"/>
        <table:table-column table:style-name="Table27.B"/>
        <table:table-row>
          <table:table-cell table:style-name="Table27.A1" office:value-type="string">
            <text:h text:style-name="P535" text:outline-level="1">Power <text:span text:style-name="T54">Action</text:span></text:h>
          </table:table-cell>
          <table:table-cell table:style-name="Table27.A1" office:value-type="string">
            <text:h text:style-name="P562" text:outline-level="2"><text:span text:style-name="Prefix"><text:span text:style-name="T6">Session</text:span></text:span><text:span text:style-name="T6"> 44</text:span></text:h>
          </table:table-cell>
        </table:table-row>
      </table:table>
      <text:h text:style-name="P402" text:outline-level="3">Focus</text:h>
      <text:p text:style-name="P21">Objects required: a book, <text:span text:style-name="T326">a pencil</text:span></text:p>
      <table:table table:name="Table28" table:style-name="Table28">
        <table:table-column table:style-name="Table28.A"/>
        <table:table-column table:style-name="Table28.B"/>
        <table:table-row>
          <table:table-cell table:style-name="Table28.A1" office:value-type="string">
            <text:p text:style-name="P215">Action Commands Review</text:p>
          </table:table-cell>
          <table:table-cell table:style-name="Table28.B1" office:value-type="string">
            <text:p text:style-name="Table_20_Contents_20_Condensed">Wiggle your fingers.</text:p>
            <text:p text:style-name="Table_20_Contents_20_Condensed">Count to five on your fingers.</text:p>
            <text:p text:style-name="Table_20_Contents_20_Condensed">Place the book on the table. » Place it to your right. » Place it to your left. </text:p>
            <text:p text:style-name="Table_20_Contents_20_Condensed"><text:span text:style-name="T590">Hold the pencil in your hand. » Tilt it to your right. »Tilt it to your left. <text:s/></text:span><text:s/></text:p>
          </table:table-cell>
        </table:table-row>
        <table:table-row>
          <table:table-cell table:style-name="Table28.A2" office:value-type="string">
            <text:p text:style-name="P215"/>
          </table:table-cell>
          <table:table-cell table:style-name="Table28.B2" office:value-type="string">
            <text:p text:style-name="Table_20_Contents_20_Condensed"/>
          </table:table-cell>
        </table:table-row>
        <table:table-row>
          <table:table-cell table:style-name="Table28.A1" office:value-type="string">
            <text:p text:style-name="P215">Spoken Commands</text:p>
          </table:table-cell>
          <table:table-cell table:style-name="Table28.B1" office:value-type="string">
            <text:p text:style-name="Table_20_Contents_20_Condensed">Wiggle your fingers.</text:p>
            <text:p text:style-name="Table_20_Contents_20_Condensed">Count to five on your fingers.</text:p>
            <text:p text:style-name="Table_20_Contents_20_Condensed">Place the book on the table. » Place it to your right. » Place it to your left. </text:p>
            <text:p text:style-name="Table_20_Contents_20_Condensed"><text:span text:style-name="T590">Hold the pencil in your hand. » Tilt it to your right. »Tilt it to your left. <text:s/></text:span><text:s/></text:p>
          </table:table-cell>
        </table:table-row>
        <table:table-row>
          <table:table-cell table:style-name="Table28.A4" office:value-type="string">
            <text:p text:style-name="P215"/>
          </table:table-cell>
          <table:table-cell table:style-name="Table28.B2" office:value-type="string">
            <text:p text:style-name="Table_20_Contents_20_Condensed"/>
          </table:table-cell>
        </table:table-row>
        <table:table-row>
          <table:table-cell table:style-name="Table28.A5" office:value-type="string">
            <text:p text:style-name="P215">Action Commands New</text:p>
          </table:table-cell>
          <table:table-cell table:style-name="Table28.B5" office:value-type="string">
            <text:p text:style-name="Table_20_Contents_20_Condensed">Look around. » Twirl around.</text:p>
            <text:p text:style-name="Table_20_Contents_20_Condensed">Move the pencil around the book.</text:p>
            <text:p text:style-name="Table_20_Contents_20_Condensed">Hold the pencil in your hand. » Tilt it forward. <text:line-break/>»Tilt it backward. <text:s/></text:p>
          </table:table-cell>
        </table:table-row>
      </table:table>
      <text:p text:style-name="P54"/>
      <text:p text:style-name="P54">Note: <text:s/>Requires sufficient space for movement. </text:p>
      <table:table table:name="Table29" table:style-name="Table29">
        <table:table-column table:style-name="Table29.A"/>
        <table:table-column table:style-name="Table29.B"/>
        <table:table-row>
          <table:table-cell table:style-name="Table29.A1" office:value-type="string">
            <text:h text:style-name="P535" text:outline-level="1">Power <text:span text:style-name="T54">Music</text:span></text:h>
          </table:table-cell>
          <table:table-cell table:style-name="Table29.A1" office:value-type="string">
            <text:h text:style-name="P562" text:outline-level="2"><text:span text:style-name="Prefix"><text:span text:style-name="T6">Session</text:span></text:span><text:span text:style-name="T6"> 44</text:span></text:h>
          </table:table-cell>
        </table:table-row>
      </table:table>
      <text:h text:style-name="P402" text:outline-level="3">Focus</text:h>
      <text:h text:style-name="P430" text:outline-level="3">Listening</text:h>
      <text:list xml:id="list104345924170919" text:continue-list="list104345905143668" text:style-name="L28">
        <text:list-item text:start-value="1">
          <text:p text:style-name="P792">Listen to the entire rhyme “<text:span text:style-name="T548">Monkeys</text:span>” on the DVD (Track <text:span text:style-name="T554">12</text:span>). Do not sing along.</text:p>
        </text:list-item>
        <text:list-item>
          <text:p text:style-name="P807">Play the entire rhyme on the DVD again. Encourage the students to sing along.</text:p>
        </text:list-item>
      </text:list>
      <text:h text:style-name="Heading_20_3" text:outline-level="3">Activity</text:h>
      <text:list xml:id="list104345925151732" text:continue-list="list104345924170919" text:style-name="L28">
        <text:list-item text:start-value="1">
          <text:p text:style-name="P817">Tell the students to <text:span text:style-name="T670">c</text:span>ome to the front of the class in groups of five and act like a troop of monkeys. They may chatter like monkeys, scratch their heads, act based o<text:span text:style-name="T698">n</text:span> the words they have learnt from the rhyme, and improvise.</text:p>
          <text:p text:style-name="P817"/>
          <text:p text:style-name="P817"/>
        </text:list-item>
      </text:list>
      <table:table table:name="Table150" table:style-name="Table150">
        <table:table-column table:style-name="Table150.A"/>
        <table:table-column table:style-name="Table150.B"/>
        <table:table-row>
          <table:table-cell table:style-name="Table150.A1" office:value-type="string">
            <text:h text:style-name="P542" text:outline-level="1">Power <text:span text:style-name="T58">Reader</text:span></text:h>
          </table:table-cell>
          <table:table-cell table:style-name="Table150.A1" office:value-type="string">
            <text:h text:style-name="P566" text:outline-level="2"><text:span text:style-name="Prefix"><text:span text:style-name="T6">Session</text:span></text:span><text:span text:style-name="T6"> 44</text:span></text:h>
          </table:table-cell>
        </table:table-row>
      </table:table>
      <text:h text:style-name="P455" text:outline-level="3">Focus</text:h>
      <text:h text:style-name="P454" text:outline-level="3">Phonics Song</text:h>
      <text:list xml:id="list104345927149327" text:continue-list="list104345858150738" text:style-name="L16">
        <text:list-item text:start-value="1">
          <text:p text:style-name="P584">Play the phonics song ABCD from the Karadi Power Reader DVD.</text:p>
        </text:list-item>
        <text:list-item>
          <text:p text:style-name="P617">Ask the students to listen to the song carefully.</text:p>
        </text:list-item>
        <text:list-item>
          <text:p text:style-name="P584">Play the phonics song again and encourage the students to sing along.</text:p>
        </text:list-item>
      </text:list>
      <text:h text:style-name="P454" text:outline-level="3">Phonic Words: <text:span text:style-name="T494">COOL</text:span> - <text:span text:style-name="T494">MONSOON</text:span></text:h>
      <text:list xml:id="list9078909317113891697" text:style-name="L36">
        <text:list-item>
          <text:p text:style-name="P602">Play Session <text:span text:style-name="T494">25</text:span> on Karadi Power Reader DVD.</text:p>
        </text:list-item>
        <text:list-item>
          <text:p text:style-name="P602">Play it again and encourage the students to repeat after the voice on the DVD.</text:p>
        </text:list-item>
      </text:list>
      <text:h text:style-name="P454" text:outline-level="3">Tactile Writing of Phonic <text:span text:style-name="T98">Words</text:span></text:h>
      <text:list xml:id="list3036104756529509155" text:style-name="L37">
        <text:list-item>
          <text:p text:style-name="P672">Distribute Tarjani workbooks to the students.</text:p>
        </text:list-item>
        <text:list-item>
          <text:p text:style-name="P666"><text:span text:style-name="T359">T</text:span><text:span text:style-name="T358">urn to Page</text:span><text:span text:style-name="T360">s</text:span><text:span text:style-name="T358"> </text:span><text:span text:style-name="T360">34-3</text:span><text:span text:style-name="T361">5</text:span><text:span text:style-name="T358">, Session </text:span><text:span text:style-name="T360">16</text:span><text:span text:style-name="T359"> </text:span><text:span text:style-name="T358">in the Tarjani workbook and hold the workbook up so that it is visible to the entire class. Ask the students to turn to the same page.</text:span></text:p>
        </text:list-item>
        <text:list-item>
          <text:p text:style-name="P734">Tell the students they are going to learn “Double Vowel Sounds” from “<text:span text:style-name="T494">cool</text:span>” to “monsoon.”</text:p>
        </text:list-item>
        <text:list-item>
          <text:p text:style-name="P730">Trace out each letter on your workbook and sound it clearly for the class to hear. <text:span text:style-name="T493">Introduce the long sound at this stage: “oo” and “ee”.</text:span></text:p>
        </text:list-item>
        <text:list-item>
          <text:p text:style-name="P713">Ask the students to trace out the letters after you, sound by sound.</text:p>
        </text:list-item>
        <text:list-item>
          <text:p text:style-name="P719">Repeat the activity of tracing and sounding out of the letters. </text:p>
        </text:list-item>
        <text:list-item>
          <text:p text:style-name="P725">Now point to the words and encourage the students to say the words on their own.</text:p>
        </text:list-item>
      </text:list>
      <table:table table:name="Table31" table:style-name="Table31">
        <table:table-column table:style-name="Table31.A"/>
        <table:table-column table:style-name="Table31.B"/>
        <table:table-row>
          <table:table-cell table:style-name="Table31.A1" office:value-type="string">
            <text:h text:style-name="P535" text:outline-level="1">Power <text:span text:style-name="T54">Action</text:span></text:h>
          </table:table-cell>
          <table:table-cell table:style-name="Table31.A1" office:value-type="string">
            <text:h text:style-name="P562" text:outline-level="2"><text:span text:style-name="Prefix"><text:span text:style-name="T6">Session</text:span></text:span><text:span text:style-name="T6"> 45</text:span></text:h>
          </table:table-cell>
        </table:table-row>
      </table:table>
      <text:h text:style-name="P402" text:outline-level="3">Focus</text:h>
      <table:table table:name="Table32" table:style-name="Table32">
        <table:table-column table:style-name="Table32.A"/>
        <table:table-column table:style-name="Table32.B"/>
        <table:table-row>
          <table:table-cell table:style-name="Table32.A1" office:value-type="string">
            <text:p text:style-name="P215"><text:span text:style-name="T315">Directed</text:span> Commands <text:span text:style-name="T315">Set 1</text:span></text:p>
          </table:table-cell>
          <table:table-cell table:style-name="Table32.B1" office:value-type="string">
            <text:p text:style-name="Table_20_Contents_20_Condensed">I <text:span text:style-name="T605">hum a tune</text:span>. <text:line-break/>» You <text:span text:style-name="T605">hum a tune</text:span>. <text:line-break/>» We <text:span text:style-name="T605">hum a tune</text:span>.</text:p>
          </table:table-cell>
        </table:table-row>
        <table:table-row>
          <table:table-cell table:style-name="Table32.A2" office:value-type="string">
            <text:p text:style-name="P215"/>
          </table:table-cell>
          <table:table-cell table:style-name="Table32.B2" office:value-type="string">
            <text:p text:style-name="Table_20_Contents_20_Condensed"/>
          </table:table-cell>
        </table:table-row>
        <table:table-row>
          <table:table-cell table:style-name="Table32.A1" office:value-type="string">
            <text:p text:style-name="P218"><text:span text:style-name="T315">Directed</text:span> Commands <text:span text:style-name="T315">Set 2</text:span></text:p>
          </table:table-cell>
          <table:table-cell table:style-name="Table32.B1" office:value-type="string">
            <text:p text:style-name="Table_20_Contents_20_Condensed">I <text:span text:style-name="T605">tickle my nose.</text:span><text:line-break/>» You <text:span text:style-name="T605">tickle</text:span> your <text:span text:style-name="T605">nose</text:span>. <text:line-break/>» We <text:span text:style-name="T605">tickle</text:span> our <text:span text:style-name="T605">noses</text:span>.</text:p>
          </table:table-cell>
        </table:table-row>
        <table:table-row>
          <table:table-cell table:style-name="Table32.A4" office:value-type="string">
            <text:p text:style-name="P215"/>
          </table:table-cell>
          <table:table-cell table:style-name="Table32.B2" office:value-type="string">
            <text:p text:style-name="Table_20_Contents_20_Condensed"/>
          </table:table-cell>
        </table:table-row>
        <table:table-row>
          <table:table-cell table:style-name="Table32.A1" office:value-type="string">
            <text:p text:style-name="P218"><text:span text:style-name="T315">Directed</text:span> Commands <text:span text:style-name="T315">Set 3</text:span></text:p>
          </table:table-cell>
          <table:table-cell table:style-name="Table32.B1" office:value-type="string">
            <text:p text:style-name="Table_20_Contents_20_Condensed">I <text:span text:style-name="T605">wave my arms around</text:span>. <text:line-break/>» You <text:span text:style-name="T605">wave</text:span> your arms <text:span text:style-name="T605">around</text:span>. <text:line-break/>» We <text:span text:style-name="T605">wave</text:span> our arms <text:span text:style-name="T605">around</text:span>.</text:p>
          </table:table-cell>
        </table:table-row>
        <table:table-row>
          <table:table-cell table:style-name="Table32.A6" office:value-type="string">
            <text:p text:style-name="P215"/>
          </table:table-cell>
          <table:table-cell table:style-name="Table32.B6" office:value-type="string">
            <text:p text:style-name="Table_20_Contents_20_Condensed"/>
          </table:table-cell>
        </table:table-row>
        <table:table-row>
          <table:table-cell table:style-name="Table32.A1" office:value-type="string">
            <text:p text:style-name="P218"><text:span text:style-name="T315">Directed</text:span> Commands <text:span text:style-name="T315">Set 4</text:span></text:p>
          </table:table-cell>
          <table:table-cell table:style-name="Table32.B1" office:value-type="string">
            <text:p text:style-name="Table_20_Contents_20_Condensed">I <text:span text:style-name="T606">walk around the class.</text:span><text:line-break/>» You <text:span text:style-name="T606">walk around the class</text:span>. <text:line-break/>» We <text:span text:style-name="T606">walk around the class.</text:span></text:p>
          </table:table-cell>
        </table:table-row>
      </table:table>
      <text:p text:style-name="P80"/>
      <text:p text:style-name="Text_20_Body_20_Note"/>
      <table:table table:name="Table33" table:style-name="Table33">
        <table:table-column table:style-name="Table33.A"/>
        <table:table-column table:style-name="Table33.B"/>
        <table:table-row>
          <table:table-cell table:style-name="Table33.A1" office:value-type="string">
            <text:h text:style-name="P535" text:outline-level="1">Power <text:span text:style-name="T57">Music</text:span></text:h>
          </table:table-cell>
          <table:table-cell table:style-name="Table33.A1" office:value-type="string">
            <text:h text:style-name="P562" text:outline-level="2"><text:span text:style-name="Prefix"><text:span text:style-name="T6">Session</text:span></text:span><text:span text:style-name="T6"> 45</text:span></text:h>
          </table:table-cell>
        </table:table-row>
      </table:table>
      <text:h text:style-name="P402" text:outline-level="3">Focus</text:h>
      <text:h text:style-name="P431" text:outline-level="3">Listening</text:h>
      <text:list xml:id="list104345936154599" text:continue-list="list104345925151732" text:style-name="L28">
        <text:list-item text:start-value="1">
          <text:p text:style-name="P793">Listen to the entire rhyme “<text:span text:style-name="T555">Ka Ka Shriek the Crows</text:span>” on the DVD (Track <text:span text:style-name="T554">1</text:span>). Do not sing along.</text:p>
        </text:list-item>
        <text:list-item>
          <text:p text:style-name="P808">Play the entire rhyme on the DVD again. Encourage the students to sing along.</text:p>
        </text:list-item>
      </text:list>
      <text:h text:style-name="P456" text:outline-level="3">Activity</text:h>
      <text:list xml:id="list9167753525589054990" text:style-name="L38">
        <text:list-item>
          <text:p text:style-name="P818"><text:span text:style-name="T343">Write out the following </text:span><text:span text:style-name="T348">five</text:span><text:span text:style-name="T347"> </text:span><text:span text:style-name="T343">sentences on animal </text:span><text:span text:style-name="T349">groups </text:span><text:span text:style-name="T343">on the blackboard:</text:span></text:p>
        </text:list-item>
      </text:list>
      <table:table table:name="Table145" table:style-name="Table145">
        <table:table-column table:style-name="Table145.A" table:number-columns-repeated="3"/>
        <table:table-row>
          <table:table-cell table:style-name="Table145.A1" office:value-type="string">
            <text:p text:style-name="P110"><text:span text:style-name="T678">a murder of</text:span> <text:span text:style-name="T672">crows</text:span></text:p>
          </table:table-cell>
          <table:table-cell table:style-name="Table145.A1" office:value-type="string">
            <text:p text:style-name="P679">a colony of cats</text:p>
          </table:table-cell>
          <table:table-cell table:style-name="Table145.A1" office:value-type="string">
            <text:p text:style-name="P916">a gang of dogs</text:p>
          </table:table-cell>
        </table:table-row>
        <table:table-row>
          <table:table-cell table:style-name="Table145.A1" office:value-type="string">
            <text:p text:style-name="P916">a pride of lions</text:p>
          </table:table-cell>
          <table:table-cell table:style-name="Table145.A1" office:value-type="string">
            <text:p text:style-name="P917">a troop of monkeys</text:p>
          </table:table-cell>
          <table:table-cell table:style-name="Table145.A1" office:value-type="string">
            <text:p text:style-name="P68"/>
          </table:table-cell>
        </table:table-row>
      </table:table>
      <text:list xml:id="list104345936149463" text:continue-numbering="true" text:style-name="L38">
        <text:list-header>
          <text:p text:style-name="P918"><text:s text:c="8"/></text:p>
        </text:list-header>
        <text:list-item>
          <text:p text:style-name="P820">Read out the sentences and ask the students to repeat after you.</text:p>
        </text:list-item>
        <text:list-item>
          <text:p text:style-name="P820">Divide the class into five groups. Group 1 will be <text:span text:style-name="T672">crows</text:span>, Group 2 <text:span text:style-name="T672">cats</text:span>, Group 3 <text:span text:style-name="T672">dogs</text:span>, Group 4 <text:span text:style-name="T672">lions</text:span> and Group 5 <text:span text:style-name="T672">monkeys</text:span>. Ask the first group to come to the front of the class and say: </text:p>
          <text:p text:style-name="P822">“We're <text:span text:style-name="T672">a murder of crows</text:span>. <text:span text:style-name="T672">Ka</text:span>, <text:span text:style-name="T672">ka, ka</text:span>.”</text:p>
        </text:list-item>
      </text:list>
      <text:p text:style-name="P127"/>
      <text:p text:style-name="P127">Continued...</text:p>
      <text:list xml:id="list104345936167439" text:continue-numbering="true" text:style-name="L38">
        <text:list-item>
          <text:p text:style-name="P963"><text:span text:style-name="T671">Repeat the activity with the remaining groups. The students have to follow the same sentence pattern and follow it up with appropriate animal sounds. For example, t</text:span>he second group has to role-play <text:span text:style-name="T672">cats. Encourage them to say:</text:span></text:p>
          <text:p text:style-name="P824">“We're <text:span text:style-name="T672">a colony of cats. Meow, meow.”</text:span></text:p>
        </text:list-item>
        <text:list-item>
          <text:p text:style-name="P826">If needed, help the students come up with animal sounds.</text:p>
        </text:list-item>
      </text:list>
      <text:p text:style-name="P113"/>
      <text:p text:style-name="P81"/>
      <table:table table:name="Table34" table:style-name="Table34">
        <table:table-column table:style-name="Table34.A"/>
        <table:table-column table:style-name="Table34.B"/>
        <table:table-row>
          <table:table-cell table:style-name="Table34.A1" office:value-type="string">
            <text:h text:style-name="P535" text:outline-level="1">Power <text:span text:style-name="T57">Story</text:span></text:h>
          </table:table-cell>
          <table:table-cell table:style-name="Table34.A1" office:value-type="string">
            <text:h text:style-name="P562" text:outline-level="2"><text:span text:style-name="Prefix"><text:span text:style-name="T6">Session</text:span></text:span><text:span text:style-name="T6"> 45</text:span></text:h>
          </table:table-cell>
        </table:table-row>
      </table:table>
      <text:h text:style-name="P402" text:outline-level="3">Focus</text:h>
      <text:h text:style-name="P457" text:outline-level="3">Listening to the Story</text:h>
      <text:list xml:id="list718642213849221957" text:style-name="L39">
        <text:list-item text:start-value="1">
          <text:p text:style-name="P749">Listen to <text:span text:style-name="T520">and watch an expressive narration of the part of the story</text:span> <text:span text:style-name="T20">The </text:span><text:span text:style-name="T23">Fox and the Squirrel</text:span><text:span text:style-name="T521"> (Tracks 8-12) on the </text:span><text:span text:style-name="T15">Voices and Expression</text:span><text:span text:style-name="T162"> DVD. </text:span></text:p>
        </text:list-item>
      </text:list>
      <text:h text:style-name="P458" text:outline-level="3">Conversation Practice</text:h>
      <text:list xml:id="list4793864416677311226" text:style-name="L40">
        <text:list-item>
          <text:p text:style-name="P636"><text:span text:style-name="T57">Listen to Page 11 from </text:span><text:span text:style-name="T21">The </text:span><text:span text:style-name="T23">Fox and the Squirrel</text:span><text:span text:style-name="T57"> (Track 7) on the </text:span><text:span text:style-name="T22">Voices and Expression DVD.</text:span></text:p>
        </text:list-item>
        <text:list-item>
          <text:p text:style-name="P636">Write the conversation given below on the blackboard. Read out the entire conversation clearly, modulating pitch, volume and tone, and ask the students to repeat after you.</text:p>
        </text:list-item>
      </text:list>
      <text:p text:style-name="P287">Teacher: Good morning, Lakshmi.</text:p>
      <text:p text:style-name="P287">Lakshmi: Good morning, teacher. </text:p>
      <text:p text:style-name="P269"><text:span text:style-name="T651">Teacher</text:span>: <text:span text:style-name="T651">I am on my way to your class. </text:span></text:p>
      <text:p text:style-name="P271"><text:span text:style-name="T651">Lakshmi</text:span>: <text:span text:style-name="T651">Oh, teacher, you are carrying a stack of books all by yourself. Do you need help?</text:span></text:p>
      <text:p text:style-name="P273"><text:span text:style-name="T651">Teacher</text:span>: <text:span text:style-name="T651">No, thanks dear. I don't need your help.</text:span></text:p>
      <text:p text:style-name="P275"><text:span text:style-name="T651">Lakshmi</text:span>: <text:span text:style-name="T651">Are you sure, ma'am? I can give you a hand.</text:span></text:p>
      <text:p text:style-name="P275"><text:span text:style-name="T651">Teacher</text:span>: <text:span text:style-name="T651">All right, here you go. Thank you, Lakshmi. </text:span></text:p>
      <text:p text:style-name="P275"><text:span text:style-name="T652">Lakshmi</text:span>: <text:span text:style-name="T652">You're welcome teacher. See you in class.</text:span></text:p>
      <text:p text:style-name="P911">Continued...</text:p>
      <text:list xml:id="list104345936149438" text:continue-numbering="true" text:style-name="L40">
        <text:list-item>
          <text:p text:style-name="P972"><text:span text:style-name="T256">Call</text:span><text:span text:style-name="T238"> </text:span><text:span text:style-name="T272">two </text:span><text:span text:style-name="T238">students to the front of the class, assign roles, and ask them to speak their lines expressively.</text:span></text:p>
        </text:list-item>
        <text:list-item>
          <text:p text:style-name="P845"><text:span text:style-name="T244">Repeat the activity with more </text:span><text:span text:style-name="T245">pairs </text:span><text:span text:style-name="T244">of students.</text:span><text:span text:style-name="T246"> </text:span></text:p>
        </text:list-item>
      </text:list>
      <text:p text:style-name="P199"/>
      <table:table table:name="Table35" table:style-name="Table35">
        <table:table-column table:style-name="Table35.A"/>
        <table:table-column table:style-name="Table35.B"/>
        <table:table-row>
          <table:table-cell table:style-name="Table35.A1" office:value-type="string">
            <text:h text:style-name="P535" text:outline-level="1">Power <text:span text:style-name="T54">Action</text:span></text:h>
          </table:table-cell>
          <table:table-cell table:style-name="Table35.A1" office:value-type="string">
            <text:h text:style-name="P562" text:outline-level="2"><text:span text:style-name="Prefix"><text:span text:style-name="T6">Session</text:span></text:span><text:span text:style-name="T6"> 46</text:span></text:h>
          </table:table-cell>
        </table:table-row>
      </table:table>
      <text:h text:style-name="P402" text:outline-level="3">Focus</text:h>
      <text:p text:style-name="P21">Objects required: a book, <text:span text:style-name="T326">a pencil</text:span></text:p>
      <table:table table:name="Table36" table:style-name="Table36">
        <table:table-column table:style-name="Table36.A"/>
        <table:table-column table:style-name="Table36.B"/>
        <table:table-row>
          <table:table-cell table:style-name="Table36.A1" office:value-type="string">
            <text:p text:style-name="P215">Action Commands Review</text:p>
          </table:table-cell>
          <table:table-cell table:style-name="Table36.B1" office:value-type="string">
            <text:p text:style-name="Table_20_Contents_20_Condensed">Look around. » Twirl around.</text:p>
            <text:p text:style-name="Table_20_Contents_20_Condensed">Move the pencil around the book.</text:p>
            <text:p text:style-name="Table_20_Contents_20_Condensed">Hold the pencil in your hand. » Tilt it forward. <text:line-break/>»Tilt it backwards. <text:s/></text:p>
          </table:table-cell>
        </table:table-row>
        <table:table-row>
          <table:table-cell table:style-name="Table36.A2" office:value-type="string">
            <text:p text:style-name="P215"/>
          </table:table-cell>
          <table:table-cell table:style-name="Table36.B2" office:value-type="string">
            <text:p text:style-name="Table_20_Contents_20_Condensed"/>
          </table:table-cell>
        </table:table-row>
        <table:table-row>
          <table:table-cell table:style-name="Table36.A1" office:value-type="string">
            <text:p text:style-name="P215">Spoken Commands</text:p>
          </table:table-cell>
          <table:table-cell table:style-name="Table36.B1" office:value-type="string">
            <text:p text:style-name="Table_20_Contents_20_Condensed">Look around. » Twirl around.</text:p>
            <text:p text:style-name="Table_20_Contents_20_Condensed">Move the pencil around the book.</text:p>
            <text:p text:style-name="Table_20_Contents_20_Condensed">Hold the pencil in your hand. » Tilt it forward. <text:line-break/>»Tilt it backwards. <text:s/></text:p>
          </table:table-cell>
        </table:table-row>
        <table:table-row>
          <table:table-cell table:style-name="Table36.A4" office:value-type="string">
            <text:p text:style-name="P215"/>
          </table:table-cell>
          <table:table-cell table:style-name="Table36.B2" office:value-type="string">
            <text:p text:style-name="Table_20_Contents_20_Condensed"/>
          </table:table-cell>
        </table:table-row>
        <table:table-row>
          <table:table-cell table:style-name="Table36.A5" office:value-type="string">
            <text:p text:style-name="P231">Action Commands New</text:p>
          </table:table-cell>
          <table:table-cell table:style-name="Table36.B5" office:value-type="string">
            <text:p text:style-name="Table_20_Contents_20_Condensed">Put both hands on your hips.</text:p>
            <text:p text:style-name="Table_20_Contents_20_Condensed">Hold the book with both hands.<text:span text:style-name="T591"> <text:line-break/>» Bend down slowly. <text:s/>» Straighten up.</text:span> </text:p>
            <text:p text:style-name="Table_20_Contents_20_Condensed">Hold the book with both hands.<text:span text:style-name="T591"> <text:line-break/>» Bend down quickly. <text:s/>» Straighten up.</text:span> </text:p>
          </table:table-cell>
        </table:table-row>
      </table:table>
      <text:p text:style-name="Text_20_body"/>
      <text:p text:style-name="Text_20_Body_20_Note">Note: Requires sufficient space for movement.</text:p>
      <table:table table:name="Table37" table:style-name="Table37">
        <table:table-column table:style-name="Table37.A"/>
        <table:table-column table:style-name="Table37.B"/>
        <table:table-row>
          <table:table-cell table:style-name="Table37.A1" office:value-type="string">
            <text:h text:style-name="P535" text:outline-level="1">Power <text:span text:style-name="T58">Music</text:span></text:h>
          </table:table-cell>
          <table:table-cell table:style-name="Table37.A1" office:value-type="string">
            <text:h text:style-name="P562" text:outline-level="2"><text:span text:style-name="Prefix"><text:span text:style-name="T6">Session</text:span></text:span><text:span text:style-name="T6"> 46</text:span></text:h>
          </table:table-cell>
        </table:table-row>
      </table:table>
      <text:h text:style-name="P402" text:outline-level="3">Focus</text:h>
      <text:h text:style-name="P432" text:outline-level="3">Listening</text:h>
      <text:list xml:id="list104345952144984" text:continue-list="list104345936154599" text:style-name="L28">
        <text:list-item text:start-value="1">
          <text:p text:style-name="P794">Listen to the entire rhyme “<text:span text:style-name="T555">Ka Ka Shriek the Crows</text:span>” on the DVD (Track <text:span text:style-name="T554">1</text:span>). Do not sing along.</text:p>
        </text:list-item>
        <text:list-item>
          <text:p text:style-name="P809">Play the entire rhyme on the DVD again. Encourage the students to sing along.</text:p>
        </text:list-item>
      </text:list>
      <text:h text:style-name="P461" text:outline-level="3">Activity</text:h>
      <text:list xml:id="list104345952169350" text:continue-list="list104345936167439" text:style-name="L38">
        <text:list-item text:start-value="1">
          <text:p text:style-name="P819"><text:span text:style-name="T343">Write out the following </text:span><text:span text:style-name="T348">five</text:span><text:span text:style-name="T347"> </text:span><text:span text:style-name="T343">sentences on animal </text:span><text:span text:style-name="T349">groups </text:span><text:span text:style-name="T343">on the blackboard:</text:span></text:p>
        </text:list-item>
      </text:list>
      <table:table table:name="Table146" table:style-name="Table146">
        <table:table-column table:style-name="Table146.A" table:number-columns-repeated="3"/>
        <table:table-row>
          <table:table-cell table:style-name="Table146.A1" office:value-type="string">
            <text:p text:style-name="P111"><text:span text:style-name="T679">a flock of</text:span> <text:span text:style-name="T673">sheep</text:span>.</text:p>
          </table:table-cell>
          <table:table-cell table:style-name="Table146.A1" office:value-type="string">
            <text:p text:style-name="P111"><text:span text:style-name="T679">a herd of cows</text:span>.</text:p>
          </table:table-cell>
          <table:table-cell table:style-name="Table146.A1" office:value-type="string">
            <text:p text:style-name="P69"><text:span text:style-name="T679">a swarm of bees</text:span>.</text:p>
          </table:table-cell>
        </table:table-row>
        <table:table-row>
          <table:table-cell table:style-name="Table146.A1" office:value-type="string">
            <text:p text:style-name="P69"><text:span text:style-name="T679">a pack of wolves</text:span>.</text:p>
          </table:table-cell>
          <table:table-cell table:style-name="Table146.A1" office:value-type="string">
            <text:p text:style-name="P69"><text:span text:style-name="T679">a parliament of owls</text:span>.</text:p>
          </table:table-cell>
          <table:table-cell table:style-name="Table146.A1" office:value-type="string">
            <text:p text:style-name="P69"/>
          </table:table-cell>
        </table:table-row>
      </table:table>
      <text:list xml:id="list104345952146746" text:continue-numbering="true" text:style-name="L38">
        <text:list-header>
          <text:p text:style-name="P919"><text:s text:c="8"/></text:p>
        </text:list-header>
        <text:list-item>
          <text:p text:style-name="P821">Read out the sentences and ask the students to repeat after you.</text:p>
        </text:list-item>
        <text:list-item>
          <text:p text:style-name="P821">Divide the class into five groups. Group 1 will be <text:span text:style-name="T673">sheep</text:span>, Group 2 <text:span text:style-name="T673">cows</text:span>, Group 3 <text:span text:style-name="T680">bees</text:span>, Group 4 <text:span text:style-name="T673">wolves</text:span> and Group 5 <text:span text:style-name="T673">owls</text:span>. Ask the first group to come to the front of the class and say: </text:p>
          <text:p text:style-name="P823">“We're <text:span text:style-name="T672">a flock of sheep</text:span>. <text:span text:style-name="T673">Meh-eh, meh-eh, meh-eh</text:span>.”</text:p>
        </text:list-item>
      </text:list>
      <text:p text:style-name="P128"/>
      <text:p text:style-name="P128">Continued...</text:p>
      <text:list xml:id="list104345952156632" text:continue-numbering="true" text:style-name="L38">
        <text:list-item>
          <text:p text:style-name="P964"><text:span text:style-name="T671">Repeat the activity with the remaining groups. The students have to follow the same sentence pattern and follow it up with appropriate animal sounds. For example, t</text:span>he second group has to role-play <text:span text:style-name="T674">cows. Encourage them to say:</text:span></text:p>
          <text:p text:style-name="P825">“We're <text:span text:style-name="T672">a herd of cows. Moo, moo, moo.”</text:span></text:p>
        </text:list-item>
        <text:list-item>
          <text:p text:style-name="P827">If needed, help the students come up with animal sounds.</text:p>
        </text:list-item>
      </text:list>
      <text:p text:style-name="P114"/>
      <table:table table:name="Table38" table:style-name="Table38">
        <table:table-column table:style-name="Table38.A"/>
        <table:table-column table:style-name="Table38.B"/>
        <table:table-row>
          <table:table-cell table:style-name="Table38.A1" office:value-type="string">
            <text:h text:style-name="P535" text:outline-level="1">Power <text:span text:style-name="T58">Reader</text:span></text:h>
          </table:table-cell>
          <table:table-cell table:style-name="Table38.A1" office:value-type="string">
            <text:h text:style-name="P562" text:outline-level="2"><text:span text:style-name="Prefix"><text:span text:style-name="T6">Session</text:span></text:span><text:span text:style-name="T6"> 46</text:span></text:h>
          </table:table-cell>
        </table:table-row>
      </table:table>
      <text:h text:style-name="P402" text:outline-level="3">Focus</text:h>
      <text:h text:style-name="P462" text:outline-level="3">Phonics Song</text:h>
      <text:list xml:id="list104345952167551" text:continue-list="list1120484140528578317" text:style-name="L34">
        <text:list-item text:start-value="1">
          <text:p text:style-name="P598">Play the phonics song ABCD from the Karadi Power Reader DVD.</text:p>
        </text:list-item>
        <text:list-item>
          <text:p text:style-name="P621">Ask the students to listen to the song carefully.</text:p>
        </text:list-item>
        <text:list-item>
          <text:p text:style-name="P598">Play the phonics song again and encourage the students to sing along.</text:p>
        </text:list-item>
      </text:list>
      <text:h text:style-name="P462" text:outline-level="3">Phonic Words: <text:span text:style-name="T495">DEEP</text:span> - <text:span text:style-name="T495">TREE</text:span></text:h>
      <text:list xml:id="list5186230727755189201" text:style-name="L41">
        <text:list-item>
          <text:p text:style-name="P603">Play Session <text:span text:style-name="T495">26</text:span> on Karadi Power Reader DVD.</text:p>
        </text:list-item>
        <text:list-item>
          <text:p text:style-name="P603">Play it again and encourage the students to repeat after the voice on the DVD.</text:p>
        </text:list-item>
      </text:list>
      <text:h text:style-name="P462" text:outline-level="3">Tactile Writing of Phonic <text:span text:style-name="T98">Words</text:span></text:h>
      <text:list xml:id="list877941871564020890" text:style-name="L42">
        <text:list-item>
          <text:p text:style-name="P673">Distribute Tarjani workbooks to the students.</text:p>
        </text:list-item>
        <text:list-item>
          <text:p text:style-name="P667"><text:span text:style-name="T359">T</text:span><text:span text:style-name="T358">urn to Page</text:span><text:span text:style-name="T360">s</text:span><text:span text:style-name="T358"> </text:span><text:span text:style-name="T360">3</text:span><text:span text:style-name="T361">6</text:span><text:span text:style-name="T360">-</text:span><text:span text:style-name="T361">37</text:span><text:span text:style-name="T358">, Session </text:span><text:span text:style-name="T360">1</text:span><text:span text:style-name="T361">7</text:span><text:span text:style-name="T359"> </text:span><text:span text:style-name="T358">in the Tarjani workbook and hold the workbook up so that it is visible to the entire class. Ask the students to turn to the same page.</text:span></text:p>
        </text:list-item>
        <text:list-item>
          <text:p text:style-name="P735">Tell the students they are going to learn “Double Vowel Sounds” from “<text:span text:style-name="T495">deep</text:span>” to “<text:span text:style-name="T495">tree</text:span>.”</text:p>
        </text:list-item>
        <text:list-item>
          <text:p text:style-name="P731">Trace out each letter on your workbook and sound it clearly for the class to hear. <text:span text:style-name="T493">Introduce the long sound at this stage: “oo” and “ee”.</text:span></text:p>
        </text:list-item>
        <text:list-item>
          <text:p text:style-name="P714">Ask the students to trace out the letters after you, sound by sound.</text:p>
        </text:list-item>
        <text:list-item>
          <text:p text:style-name="P720">Repeat the activity of tracing and sounding out of the letters. </text:p>
        </text:list-item>
        <text:list-item>
          <text:p text:style-name="P644">Now point to the words and encourage the students to say the words on their own.</text:p>
        </text:list-item>
      </text:list>
      <table:table table:name="Table39" table:style-name="Table39">
        <table:table-column table:style-name="Table39.A"/>
        <table:table-column table:style-name="Table39.B"/>
        <table:table-row>
          <table:table-cell table:style-name="Table39.A1" office:value-type="string">
            <text:h text:style-name="P535" text:outline-level="1">Power <text:span text:style-name="T54">Action</text:span></text:h>
          </table:table-cell>
          <table:table-cell table:style-name="Table39.A1" office:value-type="string">
            <text:h text:style-name="P562" text:outline-level="2"><text:span text:style-name="Prefix"><text:span text:style-name="T6">Session</text:span></text:span><text:span text:style-name="T6"> 47</text:span></text:h>
          </table:table-cell>
        </table:table-row>
      </table:table>
      <text:h text:style-name="P402" text:outline-level="3">Focus</text:h>
      <text:p text:style-name="P31">Objects required: <text:span text:style-name="T699">a book, a pencil, an eraser</text:span></text:p>
      <table:table table:name="Table40" table:style-name="Table40">
        <table:table-column table:style-name="Table40.A"/>
        <table:table-column table:style-name="Table40.B"/>
        <table:table-row>
          <table:table-cell table:style-name="Table40.A1" office:value-type="string">
            <text:p text:style-name="P215">Action Commands Review</text:p>
          </table:table-cell>
          <table:table-cell table:style-name="Table40.B1" office:value-type="string">
            <text:p text:style-name="Table_20_Contents_20_Condensed">Put both hands on your hips.</text:p>
            <text:p text:style-name="Table_20_Contents_20_Condensed">Hold the book with both hands.<text:span text:style-name="T591"> <text:line-break/>» Bend down slowly. <text:s/>» Straighten up.</text:span> </text:p>
            <text:p text:style-name="Table_20_Contents_20_Condensed">Hold the book with both hands.<text:span text:style-name="T591"> <text:line-break/>» Bend down quickly. <text:s/>» Straighten up.</text:span> </text:p>
          </table:table-cell>
        </table:table-row>
        <table:table-row>
          <table:table-cell table:style-name="Table40.A2" office:value-type="string">
            <text:p text:style-name="P215"/>
          </table:table-cell>
          <table:table-cell table:style-name="Table40.B2" office:value-type="string">
            <text:p text:style-name="Table_20_Contents_20_Condensed"/>
          </table:table-cell>
        </table:table-row>
        <table:table-row>
          <table:table-cell table:style-name="Table40.A1" office:value-type="string">
            <text:p text:style-name="P215">Spoken Commands</text:p>
          </table:table-cell>
          <table:table-cell table:style-name="Table40.B1" office:value-type="string">
            <text:p text:style-name="Table_20_Contents_20_Condensed">Put both hands on your hips.</text:p>
            <text:p text:style-name="Table_20_Contents_20_Condensed">Hold the book with both hands.<text:span text:style-name="T591"> <text:line-break/>» Bend down slowly. <text:s/>» Straighten up.</text:span> </text:p>
            <text:p text:style-name="Table_20_Contents_20_Condensed">Hold the book with both hands.<text:span text:style-name="T591"> <text:line-break/>» Bend down quickly. <text:s/>» Straighten up.</text:span> </text:p>
          </table:table-cell>
        </table:table-row>
        <table:table-row>
          <table:table-cell table:style-name="Table40.A4" office:value-type="string">
            <text:p text:style-name="P215"/>
          </table:table-cell>
          <table:table-cell table:style-name="Table40.B2" office:value-type="string">
            <text:p text:style-name="Table_20_Contents_20_Condensed"/>
          </table:table-cell>
        </table:table-row>
        <table:table-row>
          <table:table-cell table:style-name="Table40.A1" office:value-type="string">
            <text:p text:style-name="P215">Action Commands New</text:p>
          </table:table-cell>
          <table:table-cell table:style-name="Table40.B1" office:value-type="string">
            <text:p text:style-name="Table_20_Contents_20_Condensed">Join arms with your neighbour. <text:span text:style-name="T142">»</text:span> Walk arm in arm.</text:p>
            <text:p text:style-name="Table_20_Contents_20_Condensed">Pick up the pencil and the eraser one by one.</text:p>
            <text:p text:style-name="Table_20_Contents_20_Condensed">Pick up the pencil and the eraser together.</text:p>
            <text:p text:style-name="Table_20_Contents_20_Condensed">Scurry out of the class.</text:p>
          </table:table-cell>
        </table:table-row>
      </table:table>
      <text:p text:style-name="P80"/>
      <text:p text:style-name="P12">Note <text:span text:style-name="T701">1</text:span>: <text:span text:style-name="T592">The Action Commands-New in this module are based on the story </text:span><text:span text:style-name="T78">The Fox and the Squirrel</text:span><text:span text:style-name="T592">.</text:span></text:p>
      <text:p text:style-name="P13">Note <text:span text:style-name="T701">2</text:span>: <text:s/>Requires sufficient space for movement. For <text:span text:style-name="T701">the command that requires scurrying out of the class</text:span>, divide the class into at least 5 groups and perform the sequence one group at a time. </text:p>
      <table:table table:name="Table41" table:style-name="Table41">
        <table:table-column table:style-name="Table41.A"/>
        <table:table-column table:style-name="Table41.B"/>
        <table:table-row>
          <table:table-cell table:style-name="Table41.A1" office:value-type="string">
            <text:h text:style-name="P535" text:outline-level="1">Power <text:span text:style-name="T58">Music</text:span></text:h>
          </table:table-cell>
          <table:table-cell table:style-name="Table41.A1" office:value-type="string">
            <text:h text:style-name="P562" text:outline-level="2"><text:span text:style-name="Prefix"><text:span text:style-name="T6">Session</text:span></text:span><text:span text:style-name="T6"> 47</text:span></text:h>
          </table:table-cell>
        </table:table-row>
      </table:table>
      <text:h text:style-name="P463" text:outline-level="3">Focus</text:h>
      <text:h text:style-name="P433" text:outline-level="3">Listening</text:h>
      <text:list xml:id="list7893503454855070835" text:style-name="L43">
        <text:list-item>
          <text:p text:style-name="P835">Listen to the entire rhyme “<text:span text:style-name="T681">To the Beach, I Like to Go” </text:span>on the DVD (Track <text:span text:style-name="T682">11</text:span>). Do not sing along.</text:p>
        </text:list-item>
        <text:list-item>
          <text:p text:style-name="P835">Read out <text:span text:style-name="T675">the entire rhyme l</text:span>ine-by-line and encourage the students to repeat after you. Say each word slowly and clearly. Do not sing.</text:p>
        </text:list-item>
        <text:list-item>
          <text:p text:style-name="P835">Listen to the rhyme on the DVD again and repeat the line-by-line teaching of the rhyme.</text:p>
        </text:list-item>
        <text:list-item>
          <text:p text:style-name="P835"><text:span text:style-name="T136">Play</text:span> the entire rhyme on the DVD again. <text:span text:style-name="T4">Encourage the students to sing along.</text:span></text:p>
          <text:list>
            <text:list-item>
              <text:list>
                <text:list-header>
                  <text:h text:style-name="P520" text:outline-level="3">Activity</text:h>
                </text:list-header>
              </text:list>
            </text:list-item>
          </text:list>
        </text:list-item>
        <text:list-item text:start-value="1">
          <text:p text:style-name="P847"><text:span text:style-name="T210">Divide the class into </text:span><text:span text:style-name="T212">t</text:span><text:span text:style-name="T213">wo</text:span><text:span text:style-name="T210"> groups.</text:span></text:p>
        </text:list-item>
        <text:list-item>
          <text:p text:style-name="P828">Encourage Group 1 to sing the first verse, <text:span text:style-name="T682">and </text:span>Group 2 to sing the second verse.</text:p>
        </text:list-item>
        <text:list-item>
          <text:p text:style-name="P847"><text:span text:style-name="T176">Help the students by repeating the rhyme with them.</text:span> </text:p>
        </text:list-item>
        <text:list-item>
          <text:p text:style-name="P738">Switch groups and repeat the activity.</text:p>
        </text:list-item>
      </text:list>
      <text:h text:style-name="P404" text:outline-level="3"/>
      <text:list xml:id="list2849699217085763820" text:style-name="L44">
        <text:list-header>
          <text:p text:style-name="P974"/>
        </text:list-header>
      </text:list>
      <table:table table:name="Table42" table:style-name="Table42">
        <table:table-column table:style-name="Table42.A"/>
        <table:table-column table:style-name="Table42.B"/>
        <table:table-row>
          <table:table-cell table:style-name="Table42.A1" office:value-type="string">
            <text:h text:style-name="P535" text:outline-level="1">Power <text:span text:style-name="T58">Reader</text:span></text:h>
          </table:table-cell>
          <table:table-cell table:style-name="Table42.A1" office:value-type="string">
            <text:h text:style-name="P562" text:outline-level="2"><text:span text:style-name="Prefix"><text:span text:style-name="T6">Session</text:span></text:span><text:span text:style-name="T6"> 47</text:span></text:h>
          </table:table-cell>
        </table:table-row>
      </table:table>
      <text:h text:style-name="P402" text:outline-level="3">Focus</text:h>
      <text:h text:style-name="P462" text:outline-level="3">Phonics Song</text:h>
      <text:list xml:id="list104345968166903" text:continue-list="list104345927149327" text:style-name="L16">
        <text:list-item text:start-value="1">
          <text:p text:style-name="P585">Play the phonics song ABCD from the Karadi Power Reader DVD.</text:p>
        </text:list-item>
        <text:list-item>
          <text:p text:style-name="P618">Ask the students to listen to the song carefully.</text:p>
        </text:list-item>
        <text:list-item>
          <text:p text:style-name="P585">Play the phonics song again and encourage the students to sing along.</text:p>
        </text:list-item>
      </text:list>
      <text:h text:style-name="P462" text:outline-level="3">Phonic Words: <text:span text:style-name="T496">AIR</text:span> - <text:span text:style-name="T495">TROUT</text:span></text:h>
      <text:list xml:id="list2966322694443913618" text:style-name="L45">
        <text:list-item>
          <text:p text:style-name="P604">Play Session <text:span text:style-name="T496">27</text:span> on Karadi Power Reader DVD.</text:p>
        </text:list-item>
        <text:list-item>
          <text:p text:style-name="P604">Play it again and encourage the students to repeat after the voice on the DVD.</text:p>
        </text:list-item>
      </text:list>
      <text:h text:style-name="P462" text:outline-level="3">Tactile Writing of Phonic <text:span text:style-name="T98">Words</text:span></text:h>
      <text:list xml:id="list2422930250362263969" text:style-name="L46">
        <text:list-item>
          <text:p text:style-name="P674">Distribute Tarjani workbooks to the students.</text:p>
        </text:list-item>
        <text:list-item>
          <text:p text:style-name="P668"><text:span text:style-name="T359">T</text:span><text:span text:style-name="T358">urn to Page</text:span><text:span text:style-name="T360">s</text:span><text:span text:style-name="T358"> </text:span><text:span text:style-name="T360">3</text:span><text:span text:style-name="T362">8</text:span><text:span text:style-name="T360">-</text:span><text:span text:style-name="T361">3</text:span><text:span text:style-name="T362">9</text:span><text:span text:style-name="T358">, Session </text:span><text:span text:style-name="T360">1</text:span><text:span text:style-name="T362">8</text:span><text:span text:style-name="T359"> </text:span><text:span text:style-name="T358">in the Tarjani workbook and hold the workbook up so that it is visible to the entire class. Ask the students to turn to the same page.</text:span></text:p>
        </text:list-item>
        <text:list-item>
          <text:p text:style-name="P758">Tell the students they are going to learn “Vowel Pairs” from “air” to “trout.” </text:p>
        </text:list-item>
        <text:list-item>
          <text:p text:style-name="P733">Trace out each letter on your workbook and sound it clearly for the class to hear. Illustrate the vowel pair in the word by using the sound that is the combination of their individual sounds. </text:p>
        </text:list-item>
        <text:list-item>
          <text:p text:style-name="P715">Ask the students to trace out the letters after you, sound by sound.</text:p>
        </text:list-item>
        <text:list-item>
          <text:p text:style-name="P721">Repeat the activity of tracing and sounding out of the letters. </text:p>
        </text:list-item>
        <text:list-item>
          <text:p text:style-name="P726">Now point to the words and encourage the students to say the words on their own.</text:p>
        </text:list-item>
      </text:list>
      <table:table table:name="Table43" table:style-name="Table43">
        <table:table-column table:style-name="Table43.A"/>
        <table:table-column table:style-name="Table43.B"/>
        <table:table-row>
          <table:table-cell table:style-name="Table43.A1" office:value-type="string">
            <text:h text:style-name="P535" text:outline-level="1">Power <text:span text:style-name="T54">Action</text:span></text:h>
          </table:table-cell>
          <table:table-cell table:style-name="Table43.A1" office:value-type="string">
            <text:h text:style-name="P562" text:outline-level="2"><text:span text:style-name="Prefix"><text:span text:style-name="T6">Session</text:span></text:span><text:span text:style-name="T6"> 48</text:span></text:h>
          </table:table-cell>
        </table:table-row>
      </table:table>
      <text:h text:style-name="P402" text:outline-level="3">Focus</text:h>
      <table:table table:name="Table44" table:style-name="Table44">
        <table:table-column table:style-name="Table44.A"/>
        <table:table-column table:style-name="Table44.B"/>
        <table:table-row>
          <table:table-cell table:style-name="Table44.A1" office:value-type="string">
            <text:p text:style-name="P215"><text:span text:style-name="T316">Directed </text:span><text:s/>Commands <text:span text:style-name="T316">Set 1</text:span></text:p>
          </table:table-cell>
          <table:table-cell table:style-name="Table44.B1" office:value-type="string">
            <text:p text:style-name="Table_20_Contents_20_Condensed">I <text:span text:style-name="T633">laugh</text:span>. <text:line-break/>» You <text:span text:style-name="T633">laugh</text:span>. <text:line-break/>» We <text:span text:style-name="T633">laugh</text:span>.</text:p>
          </table:table-cell>
        </table:table-row>
        <table:table-row>
          <table:table-cell table:style-name="Table44.A2" office:value-type="string">
            <text:p text:style-name="P215"/>
          </table:table-cell>
          <table:table-cell table:style-name="Table44.B2" office:value-type="string">
            <text:p text:style-name="Table_20_Contents_20_Condensed"/>
          </table:table-cell>
        </table:table-row>
        <table:table-row>
          <table:table-cell table:style-name="Table44.A1" office:value-type="string">
            <text:p text:style-name="P219"><text:span text:style-name="T316">Directed </text:span><text:s/>Commands <text:span text:style-name="T316">Set 2</text:span></text:p>
          </table:table-cell>
          <table:table-cell table:style-name="Table44.B1" office:value-type="string">
            <text:p text:style-name="Table_20_Contents_20_Condensed">I <text:span text:style-name="T633">jump up</text:span>. <text:line-break/>» You <text:span text:style-name="T633">jump up</text:span>. <text:line-break/>» We <text:span text:style-name="T633">jump up</text:span>.</text:p>
          </table:table-cell>
        </table:table-row>
        <table:table-row>
          <table:table-cell table:style-name="Table44.A6" office:value-type="string">
            <text:p text:style-name="P215"/>
          </table:table-cell>
          <table:table-cell table:style-name="Table44.B2" office:value-type="string">
            <text:p text:style-name="Table_20_Contents_20_Condensed"/>
          </table:table-cell>
        </table:table-row>
        <table:table-row>
          <table:table-cell table:style-name="Table44.A5" office:value-type="string">
            <text:p text:style-name="P219"><text:span text:style-name="T316">Directed </text:span><text:s/>Commands <text:span text:style-name="T316">Set 3</text:span></text:p>
          </table:table-cell>
          <table:table-cell table:style-name="Table44.B5" office:value-type="string">
            <text:p text:style-name="Table_20_Contents_20_Condensed"><text:span text:style-name="T634">I c</text:span>lap <text:span text:style-name="T633">my</text:span> hands with glee.<text:span text:style-name="T634"><text:line-break/>» You clap your hands with glee. <text:line-break/>» We clap our hands with glee.</text:span></text:p>
          </table:table-cell>
        </table:table-row>
        <table:table-row>
          <table:table-cell table:style-name="Table44.A6" office:value-type="string">
            <text:p text:style-name="P219"/>
          </table:table-cell>
          <table:table-cell table:style-name="Table44.B2" office:value-type="string">
            <text:p text:style-name="Table_20_Contents_20_Condensed"/>
          </table:table-cell>
        </table:table-row>
        <table:table-row>
          <table:table-cell table:style-name="Table44.A1" office:value-type="string">
            <text:p text:style-name="P226"><text:span text:style-name="T335">Visualised </text:span>Commands </text:p>
          </table:table-cell>
          <table:table-cell table:style-name="Table44.B1" office:value-type="string">
            <text:p text:style-name="Table_20_Contents_20_Condensed">Nibble some nuts.</text:p>
            <text:p text:style-name="Table_20_Contents_20_Condensed">Jump up high.</text:p>
            <text:p text:style-name="Table_20_Contents_20_Condensed">Walk arm in arm with your friend.</text:p>
            <text:p text:style-name="Table_20_Contents_20_Condensed">Walk ahead of your friend.</text:p>
            <text:p text:style-name="Table_20_Contents_20_Condensed">Walk behind your friend.</text:p>
            <text:p text:style-name="Table_20_Contents_20_Condensed">Move the book to the edge of the table.</text:p>
          </table:table-cell>
        </table:table-row>
      </table:table>
      <text:p text:style-name="P194"/>
      <text:p text:style-name="P66"><text:span text:style-name="T10">Note: The Commands in this module are based on the story </text:span><text:span text:style-name="T79">The </text:span><text:span text:style-name="T80">Fox and the Squirrel</text:span><text:span text:style-name="T620">.</text:span></text:p>
      <table:table table:name="Table147" table:style-name="Table147">
        <table:table-column table:style-name="Table147.A"/>
        <table:table-column table:style-name="Table147.B"/>
        <table:table-row>
          <table:table-cell table:style-name="Table147.A1" office:value-type="string">
            <text:h text:style-name="P543" text:outline-level="1">Power <text:span text:style-name="T58">Music</text:span></text:h>
          </table:table-cell>
          <table:table-cell table:style-name="Table147.A1" office:value-type="string">
            <text:h text:style-name="P567" text:outline-level="2"><text:span text:style-name="Prefix"><text:span text:style-name="T6">Session</text:span></text:span><text:span text:style-name="T6"> 48</text:span></text:h>
          </table:table-cell>
        </table:table-row>
      </table:table>
      <text:h text:style-name="P464" text:outline-level="3">Focus</text:h>
      <text:h text:style-name="P434" text:outline-level="3">Listening</text:h>
      <text:list xml:id="list1546338006107513041" text:style-name="L47">
        <text:list-item text:start-value="1">
          <text:p text:style-name="P795">Listen to the entire rhyme “<text:span text:style-name="T556">To the Beach, I Like to Go</text:span>” on the DVD (Track <text:span text:style-name="T581">2</text:span>). Do not sing along.</text:p>
        </text:list-item>
        <text:list-item>
          <text:p text:style-name="P851"><text:span text:style-name="T116">Play the entire rhyme on the DVD again. Encourage the students to sing along.</text:span><text:span text:style-name="T102"> </text:span></text:p>
        </text:list-item>
      </text:list>
      <text:h text:style-name="P526" text:outline-level="3">Activity</text:h>
      <text:list xml:id="list1060410096587414455" text:style-name="L48">
        <text:list-item text:start-value="1">
          <text:p text:style-name="P854">Divide the class into two groups. </text:p>
        </text:list-item>
        <text:list-item>
          <text:p text:style-name="P852">Make the students of Group 1 stand in a circle. You should be part of the circle. (If <text:span text:style-name="T309">enough </text:span>space is not available to form a circle, the children can stand up in their places.) </text:p>
        </text:list-item>
        <text:list-item>
          <text:p text:style-name="P852">Say <text:span text:style-name="T68">“</text:span><text:span text:style-name="T83">My name is xxxx. I like to play with xxxx. What do you like to play with?</text:span><text:span text:style-name="T68">”</text:span></text:p>
        </text:list-item>
        <text:list-item>
          <text:p text:style-name="P852">Ask the student to your right to answer the question. <text:span text:style-name="T306">The student t</text:span>hen <text:span text:style-name="T306">has to </text:span>pose the same question to the neighbour to his/her right. <text:span text:style-name="T381">The student has to s</text:span>ay <text:span text:style-name="T68">“</text:span><text:span text:style-name="T83">My name is xxxx. I like to play with xxxx. What do you like to play with?” <text:s/></text:span><text:span text:style-name="T445">(Hint: sand, water, shells, pebbles, balls, balloons, dolls, toys, toy-cars, building blocks, clay/ play-dough, boxes, twigs, </text:span><text:span text:style-name="T446">paper</text:span><text:span text:style-name="T445">).</text:span></text:p>
        </text:list-item>
        <text:list-item>
          <text:p text:style-name="P814">Continue the process till all the students <text:span text:style-name="T307">of the group </text:span>get a chance to both answer and ask the question. </text:p>
        </text:list-item>
        <text:list-item>
          <text:p text:style-name="P920">If a student makes a mistake, <text:span text:style-name="T648">give </text:span>the <text:span text:style-name="T648">correct </text:span>statement and ask him/her to repeat it.</text:p>
        </text:list-item>
      </text:list>
      <table:table table:name="Table46" table:style-name="Table46">
        <table:table-column table:style-name="Table46.A"/>
        <table:table-column table:style-name="Table46.B"/>
        <table:table-row>
          <table:table-cell table:style-name="Table46.A1" office:value-type="string">
            <text:h text:style-name="P535" text:outline-level="1">Power <text:span text:style-name="T55">Story</text:span></text:h>
          </table:table-cell>
          <table:table-cell table:style-name="Table46.A1" office:value-type="string">
            <text:h text:style-name="P562" text:outline-level="2"><text:span text:style-name="Prefix"><text:span text:style-name="T6">Session</text:span></text:span><text:span text:style-name="T6"> 48</text:span></text:h>
          </table:table-cell>
        </table:table-row>
      </table:table>
      <text:h text:style-name="P402" text:outline-level="3">Focus</text:h>
      <text:h text:style-name="P465" text:outline-level="3">Listening to the Story</text:h>
      <text:list xml:id="list104345983151675" text:continue-list="list718642213849221957" text:style-name="L39">
        <text:list-item text:start-value="1">
          <text:p text:style-name="P750"><text:span text:style-name="T162">Listen to Page 11 from </text:span><text:span text:style-name="T24">T</text:span><text:span text:style-name="T265">he </text:span><text:span text:style-name="T266">Fox and the Squirrel</text:span><text:span text:style-name="T267"> (Track 7</text:span><text:span text:style-name="T268">)</text:span><text:span text:style-name="T162"> on the Power Story DVD. </text:span></text:p>
        </text:list-item>
        <text:list-item>
          <text:p text:style-name="P856">Make sure the students keep their books open and follow along as they listen to the tale.</text:p>
        </text:list-item>
      </text:list>
      <text:h text:style-name="P459" text:outline-level="3">Conversation Practice</text:h>
      <text:list xml:id="list7470592144957416890" text:style-name="L49">
        <text:list-item>
          <text:p text:style-name="P637">Write the conversation given below on the blackboard. Read out the entire conversation clearly, modulating pitch, volume and tone, and ask the students to repeat after you.</text:p>
        </text:list-item>
      </text:list>
      <text:p text:style-name="P270"><text:span text:style-name="T653">Sathish</text:span>: <text:span text:style-name="T653">Hello, grandpa! Where are you coming from?</text:span></text:p>
      <text:p text:style-name="P272"><text:span text:style-name="T653">Grandpa</text:span>: <text:span text:style-name="T653">Hello, child. I am just returning from the grocery store.</text:span></text:p>
      <text:p text:style-name="P274"><text:span text:style-name="T653">Sathish</text:span>: <text:span text:style-name="T653">Why don't I help you carry the bags home? We can climb the stairs together.</text:span></text:p>
      <text:p text:style-name="P276"><text:span text:style-name="T653">Grandpa</text:span>: <text:span text:style-name="T525">Don't bother, Sathish. I can carry it by myself.</text:span></text:p>
      <text:p text:style-name="P276"><text:span text:style-name="T653">Sathish</text:span>: <text:span text:style-name="T653">It seems heavy, grandpa. Let me give you a hand with that.</text:span></text:p>
      <text:p text:style-name="P276"><text:span text:style-name="T653">Grandpa</text:span>: <text:span text:style-name="T524">Thank you, dear. I've picked up some apples for you.</text:span></text:p>
      <text:p text:style-name="P288"/>
      <text:p text:style-name="P332">Continued...</text:p>
      <text:p text:style-name="P339">Sathish: <text:span text:style-name="T655">Thanks</text:span>, grandpa. Next time, take me with you when you <text:span text:style-name="T655">go to the grocery store</text:span>.</text:p>
      <text:p text:style-name="P288">Grandpa: I will do so! But why?</text:p>
      <text:p text:style-name="P288">Sathish: So <text:span text:style-name="T654">that</text:span> I can help you. Also, it will be fun <text:span text:style-name="T656">to go out with you</text:span>.</text:p>
      <text:list xml:id="list104345999158870" text:continue-numbering="true" text:style-name="L49">
        <text:list-item>
          <text:p text:style-name="P838"><text:span text:style-name="T256">Call</text:span><text:span text:style-name="T238"> </text:span><text:span text:style-name="T275">two</text:span><text:span text:style-name="T272"> </text:span><text:span text:style-name="T238">students to the front of the class, assign roles, and ask them to speak their lines expressively.</text:span></text:p>
        </text:list-item>
        <text:list-item>
          <text:p text:style-name="P846"><text:span text:style-name="T244">Repeat the activity with more </text:span><text:span text:style-name="T253">pair</text:span><text:span text:style-name="T247">s</text:span><text:span text:style-name="T245"> </text:span><text:span text:style-name="T244">of students.</text:span><text:span text:style-name="T246"> </text:span></text:p>
        </text:list-item>
      </text:list>
      <text:p text:style-name="P48"/>
      <text:p text:style-name="P48">Note <text:span text:style-name="T657">1</text:span>: Ask the students to listen to the story on their DVD<text:span text:style-name="T658">s</text:span> at home.</text:p>
      <text:p text:style-name="P45"><text:span text:style-name="T276">Note </text:span><text:span text:style-name="T277">2</text:span><text:span text:style-name="T276">: This is the last session of the story </text:span><text:span text:style-name="T284">The Fox and the squirrel</text:span><text:span text:style-name="T276"> in PE L</text:span><text:span text:style-name="T279">3</text:span><text:span text:style-name="T278">M</text:span><text:span text:style-name="T276">. Give the students a copy each of </text:span><text:span text:style-name="T284">The Fox and the squirrel </text:span><text:span text:style-name="T276">for them to take home. The storybook is part of the student’s kit and is the property of the students. </text:span></text:p>
      <table:table table:name="Table47" table:style-name="Table47">
        <table:table-column table:style-name="Table47.A"/>
        <table:table-column table:style-name="Table47.B"/>
        <table:table-row>
          <table:table-cell table:style-name="Table47.A1" office:value-type="string">
            <text:h text:style-name="P535" text:outline-level="1">Power <text:span text:style-name="T54">Action</text:span></text:h>
          </table:table-cell>
          <table:table-cell table:style-name="Table47.A1" office:value-type="string">
            <text:h text:style-name="P562" text:outline-level="2"><text:span text:style-name="Prefix"><text:span text:style-name="T6">Session</text:span></text:span><text:span text:style-name="T6"> 49</text:span></text:h>
          </table:table-cell>
        </table:table-row>
      </table:table>
      <text:h text:style-name="P402" text:outline-level="3">Focus</text:h>
      <text:p text:style-name="P20">Objects required: <text:span text:style-name="T700">a pencil, an eraser, a book</text:span></text:p>
      <table:table table:name="Table48" table:style-name="Table48">
        <table:table-column table:style-name="Table48.A"/>
        <table:table-column table:style-name="Table48.B"/>
        <table:table-row>
          <table:table-cell table:style-name="Table48.A1" office:value-type="string">
            <text:p text:style-name="P215">Action Commands Review</text:p>
          </table:table-cell>
          <table:table-cell table:style-name="Table48.B1" office:value-type="string">
            <text:p text:style-name="Table_20_Contents_20_Condensed">Join arms with your neighbour. <text:span text:style-name="T142">»</text:span> Walk arm in arm.</text:p>
            <text:p text:style-name="Table_20_Contents_20_Condensed">Pick up the pencil and the eraser one by one.</text:p>
            <text:p text:style-name="Table_20_Contents_20_Condensed">Pick up the pencil and the eraser together.</text:p>
            <text:p text:style-name="Table_20_Contents_20_Condensed">Scurry out of the class.</text:p>
          </table:table-cell>
        </table:table-row>
        <table:table-row>
          <table:table-cell table:style-name="Table48.A2" office:value-type="string">
            <text:p text:style-name="P215"/>
          </table:table-cell>
          <table:table-cell table:style-name="Table48.B2" office:value-type="string">
            <text:p text:style-name="Table_20_Contents_20_Condensed"/>
          </table:table-cell>
        </table:table-row>
        <table:table-row>
          <table:table-cell table:style-name="Table48.A1" office:value-type="string">
            <text:p text:style-name="P215">Spoken Commands</text:p>
          </table:table-cell>
          <table:table-cell table:style-name="Table48.B1" office:value-type="string">
            <text:p text:style-name="Table_20_Contents_20_Condensed">Join arms with your neighbour. <text:span text:style-name="T142">»</text:span> Walk arm in arm.</text:p>
            <text:p text:style-name="Table_20_Contents_20_Condensed">Pick up the pencil and the eraser one by one.</text:p>
            <text:p text:style-name="Table_20_Contents_20_Condensed">Pick up the pencil and the eraser together.</text:p>
            <text:p text:style-name="Table_20_Contents_20_Condensed">Scurry out of the class.</text:p>
          </table:table-cell>
        </table:table-row>
        <table:table-row>
          <table:table-cell table:style-name="Table48.A4" office:value-type="string">
            <text:p text:style-name="P215"/>
          </table:table-cell>
          <table:table-cell table:style-name="Table48.B2" office:value-type="string">
            <text:p text:style-name="Table_20_Contents_20_Condensed"/>
          </table:table-cell>
        </table:table-row>
        <table:table-row>
          <table:table-cell table:style-name="Table48.A1" office:value-type="string">
            <text:p text:style-name="P215">Action Commands New</text:p>
          </table:table-cell>
          <table:table-cell table:style-name="Table48.B1" office:value-type="string">
            <text:p text:style-name="Table_20_Contents_20_Condensed">Look up. <text:span text:style-name="T591">» </text:span>Look down.</text:p>
            <text:p text:style-name="Table_20_Contents_20_Condensed">Open your mouth. <text:span text:style-name="T591">» </text:span>Close your mouth.</text:p>
            <text:p text:style-name="Table_20_Contents_20_Condensed">Walk slowly. <text:span text:style-name="T591">» </text:span>Walk quickly.</text:p>
            <text:p text:style-name="Table_20_Contents_20_Condensed">Hold on to the ends of the book. <text:span text:style-name="T591">» </text:span>Pick it up.</text:p>
          </table:table-cell>
        </table:table-row>
      </table:table>
      <text:p text:style-name="P56"/>
      <text:p text:style-name="P10"><text:span text:style-name="T45">Note 1: Action Commands-</text:span><text:span text:style-name="T46">Review and Spoken</text:span><text:span text:style-name="T45"> in this module are based on the story </text:span><text:span text:style-name="T52">The Fox and the Squirrel</text:span><text:span text:style-name="T45">.</text:span></text:p>
      <text:p text:style-name="P16">Note <text:span text:style-name="T701">2</text:span>: <text:s/>Requires sufficient space for movement. For <text:span text:style-name="T701">the command that requires scurrying out of the class</text:span>, divide the class into at least 5 groups and perform the sequence one group at a time. </text:p>
      <table:table table:name="Table49" table:style-name="Table49">
        <table:table-column table:style-name="Table49.A"/>
        <table:table-column table:style-name="Table49.B"/>
        <table:table-row>
          <table:table-cell table:style-name="Table49.A1" office:value-type="string">
            <text:h text:style-name="P535" text:outline-level="1">Power <text:span text:style-name="T59">Music</text:span></text:h>
          </table:table-cell>
          <table:table-cell table:style-name="Table49.A1" office:value-type="string">
            <text:h text:style-name="P562" text:outline-level="2"><text:span text:style-name="Prefix"><text:span text:style-name="T6">Session</text:span></text:span><text:span text:style-name="T6"> 49</text:span></text:h>
          </table:table-cell>
        </table:table-row>
      </table:table>
      <text:h text:style-name="P435" text:outline-level="3">Focus</text:h>
      <text:h text:style-name="P435" text:outline-level="3">Listening</text:h>
      <text:list xml:id="list305943534285031308" text:style-name="L50">
        <text:list-item>
          <text:p text:style-name="P796">Listen to the entire rhyme “<text:span text:style-name="T556">To the Beach, I Like to Go</text:span>” on the DVD (Track <text:span text:style-name="T554">2</text:span>). Do not sing along.</text:p>
        </text:list-item>
        <text:list-item>
          <text:p text:style-name="P857"><text:span text:style-name="T116">Play the entire rhyme on the DVD again. Encourage the students to sing along.</text:span><text:span text:style-name="T102"> </text:span></text:p>
        </text:list-item>
      </text:list>
      <text:h text:style-name="P466" text:outline-level="3">Activity</text:h>
      <text:list xml:id="list2451401327238870757" text:style-name="L51">
        <text:list-item>
          <text:p text:style-name="P984"><text:span text:style-name="T117">Pause the video at the </text:span><text:span text:style-name="T123">beach scene </text:span><text:span text:style-name="T124">that appears at </text:span><text:span text:style-name="T123">00.22 minutes </text:span><text:span text:style-name="T125">(Track 11)</text:span><text:span text:style-name="T123">.</text:span><text:span text:style-name="T117"> </text:span><text:span text:style-name="T124">In a show and tell activity, p</text:span><text:span text:style-name="T122">oint to </text:span><text:span text:style-name="T124">the following </text:span><text:span text:style-name="T122">on the screen and </text:span><text:span text:style-name="T124">tell</text:span><text:span text:style-name="T122"> the students what they are:</text:span></text:p>
          <text:p text:style-name="P975"/>
          <text:p text:style-name="P985"><text:span text:style-name="T126">trees, boys, boats, </text:span><text:span text:style-name="T127">a </text:span><text:span text:style-name="T101">tree, a boy, </text:span><text:span text:style-name="T128">a girl, </text:span><text:span text:style-name="T126">a boat, the water, the sky, the sand, </text:span><text:span text:style-name="T129">the </text:span><text:span text:style-name="T101">clo</text:span><text:span text:style-name="T130">ud, the </text:span><text:span text:style-name="T101">merry-go-round, </text:span><text:span text:style-name="T131">the boy in yellow shirt, </text:span><text:span text:style-name="T128">the boy playing with sand.</text:span></text:p>
          <text:p text:style-name="P976"/>
        </text:list-item>
        <text:list-item>
          <text:p text:style-name="P984"><text:span text:style-name="T132">A</text:span><text:span text:style-name="T122">sk the</text:span><text:span text:style-name="T132"> </text:span><text:span text:style-name="T133">students</text:span><text:span text:style-name="T122"> to repeat </text:span><text:span text:style-name="T132">the words </text:span><text:span text:style-name="T122">after you. </text:span><text:span text:style-name="T134">W</text:span><text:span text:style-name="T121">rite the words</text:span><text:span text:style-name="T101"> on the board. </text:span></text:p>
          <text:p text:style-name="P977"/>
        </text:list-item>
        <text:list-item>
          <text:p text:style-name="P984"><text:span text:style-name="T374">Now, </text:span><text:span text:style-name="T375">point to objects on the </text:span><text:span text:style-name="T374">video</text:span><text:span text:style-name="T375"> and ask the students what they are. </text:span><text:span text:style-name="T376">For example, if you point to a tree </text:span><text:span text:style-name="T377">and ask, “</text:span><text:span text:style-name="T378">What is this?</text:span><text:span text:style-name="T377">”</text:span><text:span text:style-name="T376">they would be expected to say, “</text:span><text:span text:style-name="T378">This is a </text:span><text:span text:style-name="T379">tree.</text:span><text:span text:style-name="T376">” </text:span><text:span text:style-name="T377">Alternately, i</text:span><text:span text:style-name="T376">f you point to three trees </text:span><text:span text:style-name="T377">and ask “</text:span><text:span text:style-name="T378">What are these?</text:span><text:span text:style-name="T377">” </text:span><text:span text:style-name="T376">they have to say, “</text:span><text:span text:style-name="T378">These are trees.</text:span><text:span text:style-name="T376">”</text:span></text:p>
        </text:list-item>
      </text:list>
      <text:list xml:id="list8415217270640119138" text:style-name="L52">
        <text:list-header>
          <text:p text:style-name="P797"/>
        </text:list-header>
      </text:list>
      <text:list xml:id="list1840952189108948266" text:style-name="L53">
        <text:list-header>
          <text:p text:style-name="P858"/>
        </text:list-header>
      </text:list>
      <text:p text:style-name="P79"/>
      <table:table table:name="Table50" table:style-name="Table50">
        <table:table-column table:style-name="Table50.A"/>
        <table:table-column table:style-name="Table50.B"/>
        <table:table-row>
          <table:table-cell table:style-name="Table50.A1" office:value-type="string">
            <text:h text:style-name="P535" text:outline-level="1">Power <text:span text:style-name="T59">Reader</text:span></text:h>
          </table:table-cell>
          <table:table-cell table:style-name="Table50.A1" office:value-type="string">
            <text:h text:style-name="P562" text:outline-level="2"><text:span text:style-name="Prefix"><text:span text:style-name="T6">Session</text:span></text:span><text:span text:style-name="T6"> 49</text:span></text:h>
          </table:table-cell>
        </table:table-row>
      </table:table>
      <text:h text:style-name="P402" text:outline-level="3">Focus</text:h>
      <text:h text:style-name="P462" text:outline-level="3">Phonics Song</text:h>
      <text:list xml:id="list3212706623642038641" text:style-name="L54">
        <text:list-item>
          <text:p text:style-name="P859">Play the phonics song ABCD from the Karadi Power Reader DVD.</text:p>
        </text:list-item>
        <text:list-item>
          <text:p text:style-name="P866">Ask the students to listen to the song carefully.</text:p>
        </text:list-item>
        <text:list-item>
          <text:p text:style-name="P859">Play the phonics song again and encourage the students to sing along.</text:p>
        </text:list-item>
      </text:list>
      <text:h text:style-name="P462" text:outline-level="3">Phonic words: <text:span text:style-name="T304">APPLE</text:span> - <text:span text:style-name="T304">JUNGLE</text:span></text:h>
      <text:list xml:id="list1015228233906020357" text:style-name="L55">
        <text:list-item>
          <text:p text:style-name="P860">Play Session <text:span text:style-name="T497">28</text:span> on Karadi Power Reader DVD <text:span text:style-name="T498">for the words “apple” to “uncle”</text:span>.</text:p>
        </text:list-item>
        <text:list-item>
          <text:p text:style-name="P860">Play it again and encourage the students to repeat after the voice on the DVD.</text:p>
        </text:list-item>
      </text:list>
      <text:h text:style-name="P462" text:outline-level="3">Tactile Writing of Phonic Words</text:h>
      <text:list xml:id="list3738502480419663428" text:style-name="L56">
        <text:list-item>
          <text:p text:style-name="P861">Distribute Tarjani <text:span text:style-name="T99">w</text:span>orkbooks to the students.</text:p>
        </text:list-item>
        <text:list-item>
          <text:p text:style-name="P759">Turn to Pages <text:span text:style-name="T497">40</text:span>-<text:span text:style-name="T497">4</text:span>1, Session <text:span text:style-name="T497">1</text:span>9 in the Tarjani workbook<text:span text:style-name="T587"> </text:span>and hold the workbook up so that it is visible to the entire class. Ask the students to turn to the same page.</text:p>
        </text:list-item>
        <text:list-item>
          <text:p text:style-name="P760">Tell the students they are going to learn “Consonant with ‘LE’ Sounds” from “apple” to “<text:span text:style-name="T587">uncle</text:span>.” </text:p>
        </text:list-item>
        <text:list-item>
          <text:p text:style-name="P760">Trace out each letter on your workbook and sound it clearly for the class to hear. </text:p>
        </text:list-item>
        <text:list-item>
          <text:p text:style-name="P760">Ask the students to trace out the letters after you, sound by sound.</text:p>
        </text:list-item>
        <text:list-item>
          <text:p text:style-name="P657">Repeat the activity of tracing and sounding out of the letters.</text:p>
        </text:list-item>
        <text:list-item>
          <text:p text:style-name="P645">Now point to the words and encourage the students to say the words on their own.</text:p>
        </text:list-item>
      </text:list>
      <table:table table:name="Table51" table:style-name="Table51">
        <table:table-column table:style-name="Table51.A"/>
        <table:table-column table:style-name="Table51.B"/>
        <table:table-row>
          <table:table-cell table:style-name="Table51.A1" office:value-type="string">
            <text:h text:style-name="P535" text:outline-level="1">Power <text:span text:style-name="T54">Action</text:span></text:h>
          </table:table-cell>
          <table:table-cell table:style-name="Table51.A1" office:value-type="string">
            <text:h text:style-name="P562" text:outline-level="2"><text:span text:style-name="Prefix"><text:span text:style-name="T6">Session</text:span></text:span><text:span text:style-name="T6"> 50</text:span></text:h>
          </table:table-cell>
        </table:table-row>
      </table:table>
      <text:h text:style-name="P402" text:outline-level="3">Focus</text:h>
      <text:p text:style-name="P22">Objects required: a book, <text:span text:style-name="T336">a sheet of paper</text:span></text:p>
      <table:table table:name="Table52" table:style-name="Table52">
        <table:table-column table:style-name="Table52.A"/>
        <table:table-column table:style-name="Table52.B"/>
        <table:table-row>
          <table:table-cell table:style-name="Table52.A1" office:value-type="string">
            <text:p text:style-name="P215">Action Commands Review</text:p>
          </table:table-cell>
          <table:table-cell table:style-name="Table52.B1" office:value-type="string">
            <text:p text:style-name="Table_20_Contents_20_Condensed">Look up. <text:span text:style-name="T591">» </text:span>Look down.</text:p>
            <text:p text:style-name="Table_20_Contents_20_Condensed">Open your mouth. <text:span text:style-name="T591">» </text:span>Close your mouth.</text:p>
            <text:p text:style-name="Table_20_Contents_20_Condensed">Walk slowly. <text:span text:style-name="T591">» </text:span>Walk quickly.</text:p>
            <text:p text:style-name="Table_20_Contents_20_Condensed">Hold on to the ends of the book. <text:span text:style-name="T591">» </text:span>Pick it up.</text:p>
          </table:table-cell>
        </table:table-row>
        <table:table-row>
          <table:table-cell table:style-name="Table52.A2" office:value-type="string">
            <text:p text:style-name="P215"/>
          </table:table-cell>
          <table:table-cell table:style-name="Table52.B2" office:value-type="string">
            <text:p text:style-name="Table_20_Contents_20_Condensed"/>
          </table:table-cell>
        </table:table-row>
        <table:table-row>
          <table:table-cell table:style-name="Table52.A1" office:value-type="string">
            <text:p text:style-name="P215">Spoken Commands</text:p>
          </table:table-cell>
          <table:table-cell table:style-name="Table52.B1" office:value-type="string">
            <text:p text:style-name="Table_20_Contents_20_Condensed">Look up. <text:span text:style-name="T591">» </text:span>Look down.</text:p>
            <text:p text:style-name="Table_20_Contents_20_Condensed">Open your mouth. <text:span text:style-name="T591">» </text:span>Close your mouth.</text:p>
            <text:p text:style-name="Table_20_Contents_20_Condensed">Walk slowly. <text:span text:style-name="T591">» </text:span>Walk quickly.</text:p>
            <text:p text:style-name="Table_20_Contents_20_Condensed">Hold on to the ends of the book. <text:span text:style-name="T591">» </text:span>Pick it up.</text:p>
          </table:table-cell>
        </table:table-row>
        <table:table-row>
          <table:table-cell table:style-name="Table52.A4" office:value-type="string">
            <text:p text:style-name="P215"/>
          </table:table-cell>
          <table:table-cell table:style-name="Table52.B2" office:value-type="string">
            <text:p text:style-name="Table_20_Contents_20_Condensed"/>
          </table:table-cell>
        </table:table-row>
        <table:table-row>
          <table:table-cell table:style-name="Table52.A1" office:value-type="string">
            <text:p text:style-name="P215">Action Commands New</text:p>
          </table:table-cell>
          <table:table-cell table:style-name="Table52.B1" office:value-type="string">
            <text:p text:style-name="Table_20_Contents_20_Condensed">Fold the paper in half. <text:span text:style-name="T591">» </text:span>Hold it in your hand. <text:line-break/><text:span text:style-name="T591">» </text:span>Tilt it forward.</text:p>
            <text:p text:style-name="Table_20_Contents_20_Condensed">Fold the paper in half. <text:span text:style-name="T591">» </text:span>Hold it in your hand. <text:line-break/><text:span text:style-name="T591">» </text:span>Tilt it backward.</text:p>
            <text:p text:style-name="Table_20_Contents_20_Condensed">Tear a strip of paper. <text:span text:style-name="T591">» </text:span>Twirl it around your finger.</text:p>
          </table:table-cell>
        </table:table-row>
      </table:table>
      <text:p text:style-name="P89"/>
      <text:p text:style-name="P7">Note: <text:span text:style-name="T593">Requires sufficient space for movement. </text:span></text:p>
      <text:p text:style-name="P90"/>
      <table:table table:name="Table53" table:style-name="Table53">
        <table:table-column table:style-name="Table53.A"/>
        <table:table-column table:style-name="Table53.B"/>
        <table:table-row>
          <table:table-cell table:style-name="Table53.A1" office:value-type="string">
            <text:h text:style-name="P535" text:outline-level="1">Power <text:span text:style-name="T60">Music</text:span></text:h>
          </table:table-cell>
          <table:table-cell table:style-name="Table53.A1" office:value-type="string">
            <text:h text:style-name="P562" text:outline-level="2"><text:span text:style-name="Prefix"><text:span text:style-name="T6">Session</text:span></text:span><text:span text:style-name="T6"> 50</text:span></text:h>
          </table:table-cell>
        </table:table-row>
      </table:table>
      <text:h text:style-name="P402" text:outline-level="3">Focus</text:h>
      <text:h text:style-name="P467" text:outline-level="3">Listening</text:h>
      <text:list xml:id="list3736131306283128717" text:style-name="L57">
        <text:list-item>
          <text:p text:style-name="P605">Listen to the entire rhyme “<text:span text:style-name="T557">Just Like You</text:span>” <text:span text:style-name="T557">(“My Name is Madhavi”)</text:span> (Track <text:span text:style-name="T581">3</text:span>) on the DVD. Do not sing along.</text:p>
        </text:list-item>
        <text:list-item>
          <text:p text:style-name="P605"><text:span text:style-name="T549">Play</text:span> the entire rhyme on the DVD again. <text:span text:style-name="T62">Encourage the students to sing along.</text:span></text:p>
        </text:list-item>
      </text:list>
      <text:h text:style-name="P467" text:outline-level="3">Activity</text:h>
      <text:list xml:id="list104346030145919" text:continue-list="list3736131306283128717" text:style-name="L57">
        <text:list-item text:start-value="1">
          <text:p text:style-name="P798">Divide the class into 2 groups. </text:p>
        </text:list-item>
        <text:list-item>
          <text:p text:style-name="P798">Make the students of Group 1 stand in a circle. You should be part of the circle. (If <text:span text:style-name="T309">enough </text:span>space is not available to form a circle, the children can stand up in their places.) </text:p>
        </text:list-item>
        <text:list-item>
          <text:p text:style-name="P798">Say <text:span text:style-name="T68">“My name is xxxx. </text:span><text:span text:style-name="T70">My favourite </text:span><text:span text:style-name="T71">story</text:span><text:span text:style-name="T70"> is YYYY. </text:span><text:span text:style-name="T71">What is your favourite story</text:span><text:span text:style-name="T72">? </text:span><text:span text:style-name="T441">(Possible answers: </text:span><text:span text:style-name="T48">Monkeys on a Fast, The Fox and the Squirrel, </text:span><text:span text:style-name="T442"><text:s/>or any </text:span><text:span text:style-name="T443">other</text:span><text:span text:style-name="T442"> story the students have read in class or at home</text:span><text:span text:style-name="T441">).</text:span></text:p>
        </text:list-item>
        <text:list-item>
          <text:p text:style-name="P798">Ask the student to your right to answer the question, and then pose the same question to the neighbour to his/ her right. </text:p>
        </text:list-item>
        <text:list-item>
          <text:p text:style-name="P798">If a student makes a mistake, just correct the statement and ask him/her to repeat it. Do not explain the meaning of the sentences or words.</text:p>
        </text:list-item>
        <text:list-item>
          <text:p text:style-name="P921">Repeat the activity with Group 2. </text:p>
        </text:list-item>
      </text:list>
      <text:p text:style-name="P62"/>
      <text:h text:style-name="P422" text:outline-level="3"/>
      <table:table table:name="Table18" table:style-name="Table18">
        <table:table-column table:style-name="Table18.A"/>
        <table:table-column table:style-name="Table18.B"/>
        <table:table-row>
          <table:table-cell table:style-name="Table18.A1" office:value-type="string">
            <text:h text:style-name="P544" text:outline-level="1">Power <text:span text:style-name="T61">Reader</text:span></text:h>
          </table:table-cell>
          <table:table-cell table:style-name="Table18.A1" office:value-type="string">
            <text:h text:style-name="P568" text:outline-level="2"><text:span text:style-name="Prefix"><text:span text:style-name="T6">Session</text:span></text:span><text:span text:style-name="T6"> 50</text:span></text:h>
          </table:table-cell>
        </table:table-row>
      </table:table>
      <text:h text:style-name="P468" text:outline-level="3">Focus</text:h>
      <text:h text:style-name="P462" text:outline-level="3">Phonics Song</text:h>
      <text:list xml:id="list104346030168074" text:continue-list="list104345968166903" text:style-name="L16">
        <text:list-item text:start-value="1">
          <text:p text:style-name="P585">Play the phonics song ABCD from the Karadi Power Reader DVD.</text:p>
        </text:list-item>
        <text:list-item>
          <text:p text:style-name="P618">Ask the students to listen to the song carefully.</text:p>
        </text:list-item>
        <text:list-item>
          <text:p text:style-name="P585">Play the phonics song again and encourage the students to sing along.</text:p>
        </text:list-item>
      </text:list>
      <text:h text:style-name="P462" text:outline-level="3">Tactile Writing of Phonic Words: <text:span text:style-name="T499">MADE - INSIDE</text:span></text:h>
      <text:list xml:id="list2875817552854049187" text:style-name="L58">
        <text:list-item>
          <text:p text:style-name="P607">Distribute Tarjani <text:span text:style-name="T100">w</text:span>orkbooks to the students.</text:p>
        </text:list-item>
        <text:list-item>
          <text:p text:style-name="P629">Turn to Page<text:span text:style-name="T303">s</text:span> <text:span text:style-name="T499">42-43</text:span>, Session <text:span text:style-name="T499">20</text:span> in the Tarjani workbook and hold the workbook up so that it is visible to the entire class. Ask the students to turn to the same page.</text:p>
        </text:list-item>
        <text:list-item>
          <text:p text:style-name="P638"><text:span text:style-name="T221">Tell the students they are going to </text:span><text:span text:style-name="T234">revise</text:span><text:span text:style-name="T221"> “</text:span><text:span text:style-name="T233">Letter</text:span><text:span text:style-name="T222"> </text:span><text:span text:style-name="T233">Sound</text:span><text:span text:style-name="T222"> </text:span><text:span text:style-name="T233">Vowels</text:span><text:span text:style-name="T221">” from “</text:span><text:span text:style-name="T234">made</text:span><text:span text:style-name="T221">” to “</text:span><text:span text:style-name="T233">inside</text:span><text:span text:style-name="T221">.“</text:span></text:p>
        </text:list-item>
        <text:list-item>
          <text:p text:style-name="P658">Trace out each letter on your workbook and sound it clearly for the class to hear. <text:tab/></text:p>
        </text:list-item>
        <text:list-item>
          <text:p text:style-name="P629">Ask the students to trace out the letters after you, sound by sound.</text:p>
        </text:list-item>
        <text:list-item>
          <text:p text:style-name="P654">Repeat the activity of tracing and sounding out of the letters.</text:p>
        </text:list-item>
        <text:list-item>
          <text:p text:style-name="P646">Now point to the words and encourage the students to say the words on their own.</text:p>
        </text:list-item>
      </text:list>
      <table:table table:name="Table55" table:style-name="Table55">
        <table:table-column table:style-name="Table55.A"/>
        <table:table-column table:style-name="Table55.B"/>
        <table:table-row>
          <table:table-cell table:style-name="Table55.A1" office:value-type="string">
            <text:h text:style-name="P535" text:outline-level="1">Power <text:span text:style-name="T54">Action</text:span></text:h>
          </table:table-cell>
          <table:table-cell table:style-name="Table55.A1" office:value-type="string">
            <text:h text:style-name="P562" text:outline-level="2"><text:span text:style-name="Prefix"><text:span text:style-name="T6">Session</text:span></text:span><text:span text:style-name="T6"> 51</text:span></text:h>
          </table:table-cell>
        </table:table-row>
      </table:table>
      <text:h text:style-name="P469" text:outline-level="3">Focus<text:span text:style-name="T103"><text:tab/><text:tab/><text:tab/><text:tab/></text:span></text:h>
      <text:p text:style-name="P17">Objects required: a book, <text:span text:style-name="T621">a sheet of paper</text:span></text:p>
      <text:p text:style-name="P5"/>
      <table:table table:name="Table56" table:style-name="Table56">
        <table:table-column table:style-name="Table56.A"/>
        <table:table-column table:style-name="Table56.B"/>
        <table:table-row>
          <table:table-cell table:style-name="Table56.A1" office:value-type="string">
            <text:p text:style-name="P215"><text:span text:style-name="T317">Directed</text:span> Commands <text:span text:style-name="T317">Set 1</text:span></text:p>
          </table:table-cell>
          <table:table-cell table:style-name="Table56.B1" office:value-type="string">
            <text:p text:style-name="Table_20_Contents_20_Condensed">I <text:span text:style-name="T608">count to ten on my fingers</text:span>. <text:line-break/>» You <text:span text:style-name="T608">count to ten on your fingers</text:span>.<text:line-break/>» We <text:span text:style-name="T608">count to ten on</text:span> our <text:span text:style-name="T608">fingers</text:span>.</text:p>
          </table:table-cell>
        </table:table-row>
        <table:table-row>
          <table:table-cell table:style-name="Table56.A2" office:value-type="string">
            <text:p text:style-name="P215"/>
          </table:table-cell>
          <table:table-cell table:style-name="Table56.B2" office:value-type="string">
            <text:p text:style-name="Table_20_Contents_20_Condensed"/>
          </table:table-cell>
        </table:table-row>
        <table:table-row>
          <table:table-cell table:style-name="Table56.A1" office:value-type="string">
            <text:p text:style-name="P220"><text:span text:style-name="T317">Directed</text:span> Commands <text:span text:style-name="T317">Set 2</text:span></text:p>
          </table:table-cell>
          <table:table-cell table:style-name="Table56.B1" office:value-type="string">
            <text:p text:style-name="Table_20_Contents_20_Condensed">I <text:span text:style-name="T609">place the paper on my book.</text:span><text:line-break/>» You <text:span text:style-name="T609">place the paper on</text:span> your book.<text:line-break/>» We <text:span text:style-name="T609">place the papers on </text:span>our books.</text:p>
          </table:table-cell>
        </table:table-row>
        <table:table-row>
          <table:table-cell table:style-name="Table56.A4" office:value-type="string">
            <text:p text:style-name="P215"/>
          </table:table-cell>
          <table:table-cell table:style-name="Table56.B2" office:value-type="string">
            <text:p text:style-name="Table_20_Contents_20_Condensed"/>
          </table:table-cell>
        </table:table-row>
        <table:table-row>
          <table:table-cell table:style-name="Table56.A1" office:value-type="string">
            <text:p text:style-name="P220"><text:span text:style-name="T317">Directed</text:span> Commands <text:span text:style-name="T317">Set 3</text:span></text:p>
          </table:table-cell>
          <table:table-cell table:style-name="Table56.B1" office:value-type="string">
            <text:p text:style-name="Table_20_Contents_20_Condensed">I f<text:span text:style-name="T607">old the paper and place it inside the book. </text:span><text:line-break/>» You f<text:span text:style-name="T607">old the paper and place it inside the book.</text:span><text:line-break/>» We f<text:span text:style-name="T607">old the papers and place them inside the books.</text:span></text:p>
          </table:table-cell>
        </table:table-row>
        <table:table-row>
          <table:table-cell table:style-name="Table56.A6" office:value-type="string">
            <text:p text:style-name="P218"/>
          </table:table-cell>
          <table:table-cell table:style-name="Table56.B6" office:value-type="string">
            <text:p text:style-name="Table_20_Contents_20_Condensed"/>
          </table:table-cell>
        </table:table-row>
        <table:table-row>
          <table:table-cell table:style-name="Table56.A1" office:value-type="string">
            <text:p text:style-name="P218"><text:span text:style-name="T315">Directed</text:span> Commands <text:span text:style-name="T315">Set 4</text:span></text:p>
          </table:table-cell>
          <table:table-cell table:style-name="Table56.B1" office:value-type="string">
            <text:p text:style-name="Table_20_Contents_20_Condensed">I <text:span text:style-name="T610">fold the paper and place the book inside the fold. </text:span><text:line-break/>» You <text:span text:style-name="T610">fold the paper and place the book inside the fold. </text:span><text:line-break/>» We <text:span text:style-name="T610">fold the papers and place the books inside the folds. </text:span></text:p>
          </table:table-cell>
        </table:table-row>
      </table:table>
      <text:p text:style-name="P117"/>
      <table:table table:name="Table58" table:style-name="Table58">
        <table:table-column table:style-name="Table58.A"/>
        <table:table-column table:style-name="Table58.B"/>
        <table:table-row>
          <table:table-cell table:style-name="Table58.A1" office:value-type="string">
            <text:h text:style-name="P535" text:outline-level="1">Power <text:span text:style-name="T61">Story</text:span></text:h>
          </table:table-cell>
          <table:table-cell table:style-name="Table58.A1" office:value-type="string">
            <text:h text:style-name="P562" text:outline-level="2"><text:span text:style-name="Prefix"><text:span text:style-name="T6">Session</text:span></text:span><text:span text:style-name="T6"> 51</text:span></text:h>
          </table:table-cell>
        </table:table-row>
      </table:table>
      <text:h text:style-name="P402" text:outline-level="3">Focus </text:h>
      <text:h text:style-name="P470" text:outline-level="3">Listening to the Story</text:h>
      <text:list xml:id="list104346046173252" text:continue-list="list1760992188081050747" text:style-name="L23">
        <text:list-item text:start-value="1">
          <text:p text:style-name="P747">Listen to and watch an expressive narration of the story <text:span text:style-name="T16">The </text:span><text:span text:style-name="T25">Blue Jackal</text:span> (Track 2) on the <text:span text:style-name="T15">Voices and Expression</text:span><text:span text:style-name="T511"> DVD.</text:span></text:p>
        </text:list-item>
      </text:list>
      <text:h text:style-name="P418" text:outline-level="3">Expressive Reading</text:h>
      <text:list xml:id="list3652329108855077515" text:style-name="L59">
        <text:list-item>
          <text:p text:style-name="P753"><text:span text:style-name="T310">Ask the students to </text:span>listen to <text:span text:style-name="T310">P</text:span>age <text:span text:style-name="T522">10</text:span> read expressively on the <text:span text:style-name="T173">DVD</text:span> (<text:span text:style-name="T56">T</text:span>rack <text:span text:style-name="T522">7</text:span>). </text:p>
        </text:list-item>
        <text:list-item>
          <text:p text:style-name="P777">Read out aloud <text:span text:style-name="T172">P</text:span>age <text:span text:style-name="T522">10 </text:span>(from “<text:span text:style-name="T522">Chandarva turned and ran</text:span>” to “<text:span text:style-name="T522">heard no more</text:span>”), modulating pitch, volume and tone, <text:span text:style-name="T339">and p</text:span>aus<text:span text:style-name="T339">ing</text:span> at the right places. </text:p>
        </text:list-item>
        <text:list-item>
          <text:p text:style-name="P780">Ask groups of <text:span text:style-name="T339">4</text:span> students to come to the front of the class and encourage them to read out the passage<text:span text:style-name="T519">s</text:span> expressively.</text:p>
        </text:list-item>
        <text:list-item>
          <text:p text:style-name="P780"><text:s/><text:span text:style-name="T340">Repeat the activity with more groups of students. You may also ask a student to stand up and read the passages aloud instead of doing the reading as a group activity. </text:span></text:p>
        </text:list-item>
        <text:list-item>
          <text:p text:style-name="P756">If the students seem to be struggling with the activity, <text:span text:style-name="T311">change the mode of the activity to Guided Expressive Reading where you read out the passages expressively and ask the students to repeat after you. </text:span></text:p>
          <text:p text:style-name="P763"/>
        </text:list-item>
      </text:list>
      <text:h text:style-name="P471" text:outline-level="3"/>
      <text:h text:style-name="P472" text:outline-level="3"/>
      <text:p text:style-name="P80"/>
      <table:table table:name="Table59" table:style-name="Table59">
        <table:table-column table:style-name="Table59.A"/>
        <table:table-column table:style-name="Table59.B"/>
        <table:table-row>
          <table:table-cell table:style-name="Table59.A1" office:value-type="string">
            <text:h text:style-name="P535" text:outline-level="1">Power <text:span text:style-name="T54">Action</text:span></text:h>
          </table:table-cell>
          <table:table-cell table:style-name="Table59.A1" office:value-type="string">
            <text:h text:style-name="P562" text:outline-level="2"><text:span text:style-name="Prefix"><text:span text:style-name="T6">Session</text:span></text:span><text:span text:style-name="T6"> 52</text:span></text:h>
          </table:table-cell>
        </table:table-row>
      </table:table>
      <text:h text:style-name="P402" text:outline-level="3">Focus</text:h>
      <text:p text:style-name="P29">Objects required: <text:span text:style-name="T334">a pencil, a sheet of paper</text:span></text:p>
      <table:table table:name="Table60" table:style-name="Table60">
        <table:table-column table:style-name="Table60.A"/>
        <table:table-column table:style-name="Table60.B"/>
        <table:table-row>
          <table:table-cell table:style-name="Table60.A1" office:value-type="string">
            <text:p text:style-name="P215">Action Commands Review</text:p>
          </table:table-cell>
          <table:table-cell table:style-name="Table60.B1" office:value-type="string">
            <text:p text:style-name="Table_20_Contents_20_Condensed">Fold the paper in half. <text:line-break/><text:span text:style-name="T591">» </text:span>Hold it in your hand. <text:line-break/><text:span text:style-name="T591">» </text:span>Tilt it forward.</text:p>
            <text:p text:style-name="Table_20_Contents_20_Condensed">Fold the paper in half. <text:line-break/><text:span text:style-name="T591">» </text:span>Hold it in your hand. <text:line-break/><text:span text:style-name="T591">» </text:span>Tilt it backward.</text:p>
            <text:p text:style-name="Table_20_Contents_20_Condensed">Tear a strip of paper. <text:line-break/><text:span text:style-name="T591">» </text:span>Twirl it around your finger.</text:p>
          </table:table-cell>
        </table:table-row>
        <table:table-row>
          <table:table-cell table:style-name="Table60.A2" office:value-type="string">
            <text:p text:style-name="P215"/>
          </table:table-cell>
          <table:table-cell table:style-name="Table60.B2" office:value-type="string">
            <text:p text:style-name="Table_20_Contents_20_Condensed"/>
          </table:table-cell>
        </table:table-row>
        <table:table-row>
          <table:table-cell table:style-name="Table60.A1" office:value-type="string">
            <text:p text:style-name="P215">Spoken Commands</text:p>
          </table:table-cell>
          <table:table-cell table:style-name="Table60.B1" office:value-type="string">
            <text:p text:style-name="Table_20_Contents_20_Condensed">Fold the paper in half. <text:line-break/><text:span text:style-name="T591">» </text:span>Hold it in your hand. <text:line-break/><text:span text:style-name="T591">» </text:span>Tilt it forward.</text:p>
            <text:p text:style-name="Table_20_Contents_20_Condensed">Fold the paper in half. <text:line-break/><text:span text:style-name="T591">» </text:span>Hold it in your hand. <text:line-break/><text:span text:style-name="T591">» </text:span>Tilt it backward.</text:p>
            <text:p text:style-name="Table_20_Contents_20_Condensed">Tear a strip of paper. <text:line-break/><text:span text:style-name="T591">» </text:span>Twirl it around your finger.</text:p>
          </table:table-cell>
        </table:table-row>
        <table:table-row>
          <table:table-cell table:style-name="Table60.A4" office:value-type="string">
            <text:p text:style-name="P215"/>
          </table:table-cell>
          <table:table-cell table:style-name="Table60.B2" office:value-type="string">
            <text:p text:style-name="Table_20_Contents_20_Condensed"/>
          </table:table-cell>
        </table:table-row>
        <table:table-row>
          <table:table-cell table:style-name="Table60.A1" office:value-type="string">
            <text:p text:style-name="P215">Action Commands New</text:p>
          </table:table-cell>
          <table:table-cell table:style-name="Table60.B1" office:value-type="string">
            <text:p text:style-name="Table_20_Contents_20_Condensed">Pick up the <text:span text:style-name="T594">pencil</text:span> and put it back on the desk.</text:p>
            <text:p text:style-name="Table_20_Contents_20_Condensed">Give the <text:span text:style-name="T594">pencil</text:span> to your neighbour and take it back.</text:p>
            <text:p text:style-name="Table_20_Contents_20_Condensed">Place your chin on the<text:span text:style-name="T594"> paper</text:span>.</text:p>
          </table:table-cell>
        </table:table-row>
      </table:table>
      <text:p text:style-name="P91"/>
      <table:table table:name="Table61" table:style-name="Table61">
        <table:table-column table:style-name="Table61.A"/>
        <table:table-column table:style-name="Table61.B"/>
        <table:table-row>
          <table:table-cell table:style-name="Table61.A1" office:value-type="string">
            <text:h text:style-name="P535" text:outline-level="1">Power <text:span text:style-name="T61">Music</text:span></text:h>
          </table:table-cell>
          <table:table-cell table:style-name="Table61.A1" office:value-type="string">
            <text:h text:style-name="P562" text:outline-level="2"><text:span text:style-name="Prefix"><text:span text:style-name="T6">Session</text:span></text:span><text:span text:style-name="T6"> 52</text:span></text:h>
          </table:table-cell>
        </table:table-row>
      </table:table>
      <text:h text:style-name="P402" text:outline-level="3">Focus</text:h>
      <text:h text:style-name="P474" text:outline-level="3">Listening</text:h>
      <text:list xml:id="list104346046156663" text:continue-list="list104346030145919" text:style-name="L57">
        <text:list-item text:start-value="1">
          <text:p text:style-name="P606">Listen to the entire rhyme “<text:span text:style-name="T557">Just Like You</text:span>” <text:span text:style-name="T557">(“My Name is Madhavi”)</text:span> (Track <text:span text:style-name="T581">3</text:span>) on the DVD. Do not sing along.</text:p>
        </text:list-item>
        <text:list-item>
          <text:p text:style-name="P606"><text:span text:style-name="T549">Play</text:span> the entire rhyme on the DVD again. <text:span text:style-name="T62">Encourage the students to sing along.</text:span></text:p>
        </text:list-item>
      </text:list>
      <text:h text:style-name="P474" text:outline-level="3">Activity</text:h>
      <text:list xml:id="list191552603021874180" text:style-name="L60">
        <text:list-item>
          <text:p text:style-name="P986"><text:span text:style-name="T117">Pause the video at </text:span><text:span text:style-name="T118">the appropriate</text:span><text:span text:style-name="T117"> scenes from </text:span><text:span text:style-name="T119">the rhyme, </text:span><text:span text:style-name="T120">and tell the students they are going to learn more about places</text:span><text:span text:style-name="T117">. </text:span><text:span text:style-name="T118">In a show-and-tell activity, point to the following and tell the students what they are. </text:span><text:span text:style-name="T121"><text:line-break/></text:span></text:p>
          <text:list>
            <text:list-header>
              <text:p text:style-name="P978"><text:span text:style-name="T73">Allepey</text:span><text:span text:style-name="T558">: A l</text:span>ongboat, <text:span text:style-name="T558">plantains, a Kathakali dancer</text:span></text:p>
              <text:p text:style-name="P980"><text:span text:style-name="T68">Srinagar</text:span>: flowerbeds, a lake, a houseboat, snow-capped hills, conifers, apples</text:p>
              <text:p text:style-name="P980"><text:span text:style-name="T68">Kolkata</text:span>: a river, the Howrah Bridge, an idol of Goddess Kali, a sketch of Rabindranath Tagore</text:p>
              <text:p text:style-name="P980"><text:span text:style-name="T68">Vadodara</text:span>: <text:span text:style-name="T559">the </text:span>Dandi<text:span text:style-name="T559">y</text:span>a folk dancers, a cow, <text:span text:style-name="T560">a haystack, a </text:span>dairy <text:span text:style-name="T560">farm,</text:span></text:p>
              <text:p text:style-name="P980"><text:span text:style-name="T68">Ajmer</text:span>: a mosque, <text:span text:style-name="T561">a string-instrument, a desert, camels</text:span></text:p>
              <text:p text:style-name="P982"><text:span text:style-name="T68">Guwahati</text:span>: te<text:span text:style-name="T562">a-gardens</text:span>, hills, a rhinocerous, the Bihu dancers</text:p>
              <text:p text:style-name="P982"><text:span text:style-name="T68">Panjim</text:span>: <text:span text:style-name="T562">a church, a beach, coconut trees, a harmonica, a string-instrument</text:span> </text:p>
            </text:list-header>
          </text:list>
        </text:list-item>
      </text:list>
      <text:p text:style-name="P239"/>
      <text:list xml:id="list104346061141418" text:continue-numbering="true" text:style-name="L60">
        <text:list-item>
          <text:p text:style-name="P986"><text:span text:style-name="T121">Write the words/ </text:span><text:span text:style-name="T135">phrases</text:span><text:span text:style-name="T101"> on the board. </text:span><text:span text:style-name="T121">You may a</text:span><text:span text:style-name="T101">dd </text:span><text:span text:style-name="T121">more words to the list based on your observation of the video.</text:span></text:p>
        </text:list-item>
        <text:list-item>
          <text:p text:style-name="P987"><text:span text:style-name="T341">Read out aloud the words/ </text:span><text:span text:style-name="T380">phrases</text:span><text:span text:style-name="T341"> you have written and ask the students to repeat after you.</text:span></text:p>
        </text:list-item>
      </text:list>
      <table:table table:name="Table62" table:style-name="Table62">
        <table:table-column table:style-name="Table62.A"/>
        <table:table-column table:style-name="Table62.B"/>
        <table:table-row>
          <table:table-cell table:style-name="Table62.A1" office:value-type="string">
            <text:h text:style-name="P535" text:outline-level="1">Power <text:span text:style-name="T61">Reader</text:span></text:h>
          </table:table-cell>
          <table:table-cell table:style-name="Table62.A1" office:value-type="string">
            <text:h text:style-name="P562" text:outline-level="2"><text:span text:style-name="Prefix"><text:span text:style-name="T6">Session</text:span></text:span><text:span text:style-name="T6"> 52</text:span></text:h>
          </table:table-cell>
        </table:table-row>
      </table:table>
      <text:h text:style-name="P402" text:outline-level="3">Focus</text:h>
      <text:h text:style-name="P475" text:outline-level="3"><text:span text:style-name="T539">Reading and listening: Sight</text:span> <text:span text:style-name="T539">Words</text:span></text:h>
      <text:list xml:id="list104346061144352" text:continue-list="list104345858145259" text:style-name="L26">
        <text:list-item text:start-value="1">
          <text:p text:style-name="P783">Play the <text:span text:style-name="T539">track “Sight Words” from</text:span> <text:span text:style-name="T33">The </text:span><text:span text:style-name="T34">Blue Jackal</text:span><text:span text:style-name="T33"> </text:span><text:span text:style-name="T539">on the Power Story DVD.</text:span></text:p>
        </text:list-item>
        <text:list-item>
          <text:p text:style-name="P867">Pause the video at the places where the sight-words have been highlighted in green:</text:p>
        </text:list-item>
      </text:list>
      <table:table table:name="Table153" table:style-name="Table153">
        <table:table-column table:style-name="Table153.A"/>
        <table:table-column table:style-name="Table153.B"/>
        <table:table-column table:style-name="Table153.C"/>
        <table:table-column table:style-name="Table153.D"/>
        <table:table-row>
          <table:table-cell table:style-name="Table153.A1" office:value-type="string">
            <text:list xml:id="list104346061141888" text:continue-numbering="true" text:style-name="L26">
              <text:list-header>
                <text:p text:style-name="P680">a</text:p>
              </text:list-header>
            </text:list>
          </table:table-cell>
          <table:table-cell table:style-name="Table153.A1" office:value-type="string">
            <text:list xml:id="list104346061152391" text:continue-numbering="true" text:style-name="L26">
              <text:list-header>
                <text:p text:style-name="P680">me</text:p>
              </text:list-header>
            </text:list>
          </table:table-cell>
          <table:table-cell table:style-name="Table153.A1" office:value-type="string">
            <text:list xml:id="list104346061159852" text:continue-numbering="true" text:style-name="L26">
              <text:list-header>
                <text:p text:style-name="P680">what</text:p>
              </text:list-header>
            </text:list>
          </table:table-cell>
          <table:table-cell table:style-name="Table153.A1" office:value-type="string">
            <text:list xml:id="list104346061154176" text:continue-numbering="true" text:style-name="L26">
              <text:list-header>
                <text:p text:style-name="P680">of</text:p>
              </text:list-header>
            </text:list>
          </table:table-cell>
        </table:table-row>
        <table:table-row>
          <table:table-cell table:style-name="Table153.A1" office:value-type="string">
            <text:list xml:id="list104346061162604" text:continue-numbering="true" text:style-name="L26">
              <text:list-header>
                <text:p text:style-name="P680">the</text:p>
              </text:list-header>
            </text:list>
          </table:table-cell>
          <table:table-cell table:style-name="Table153.A1" office:value-type="string">
            <text:list xml:id="list104346061153249" text:continue-numbering="true" text:style-name="L26">
              <text:list-header>
                <text:p text:style-name="P680">there</text:p>
              </text:list-header>
            </text:list>
          </table:table-cell>
          <table:table-cell table:style-name="Table153.A1" office:value-type="string">
            <text:list xml:id="list104346061146758" text:continue-numbering="true" text:style-name="L26">
              <text:list-header>
                <text:p text:style-name="P680">do</text:p>
              </text:list-header>
            </text:list>
          </table:table-cell>
          <table:table-cell table:style-name="Table153.A1" office:value-type="string">
            <text:list xml:id="list104346061148281" text:continue-numbering="true" text:style-name="L26">
              <text:list-header>
                <text:p text:style-name="P680">your</text:p>
              </text:list-header>
            </text:list>
          </table:table-cell>
        </table:table-row>
        <table:table-row>
          <table:table-cell table:style-name="Table153.A1" office:value-type="string">
            <text:list xml:id="list104346061152808" text:continue-numbering="true" text:style-name="L26">
              <text:list-header>
                <text:p text:style-name="P680">are</text:p>
              </text:list-header>
            </text:list>
          </table:table-cell>
          <table:table-cell table:style-name="Table153.A1" office:value-type="string">
            <text:list xml:id="list104346061164275" text:continue-numbering="true" text:style-name="L26">
              <text:list-header>
                <text:p text:style-name="P680">he</text:p>
              </text:list-header>
            </text:list>
          </table:table-cell>
          <table:table-cell table:style-name="Table153.A1" office:value-type="string">
            <text:list xml:id="list104346061143486" text:continue-numbering="true" text:style-name="L26">
              <text:list-header>
                <text:p text:style-name="P680">have</text:p>
              </text:list-header>
            </text:list>
          </table:table-cell>
          <table:table-cell table:style-name="Table153.A1" office:value-type="string">
            <text:list xml:id="list104346061144521" text:continue-numbering="true" text:style-name="L26">
              <text:list-header>
                <text:p text:style-name="P681">me</text:p>
              </text:list-header>
            </text:list>
          </table:table-cell>
        </table:table-row>
        <table:table-row>
          <table:table-cell table:style-name="Table153.A1" office:value-type="string">
            <text:list xml:id="list104346061173902" text:continue-numbering="true" text:style-name="L26">
              <text:list-header>
                <text:p text:style-name="P680">I</text:p>
              </text:list-header>
            </text:list>
          </table:table-cell>
          <table:table-cell table:style-name="Table153.A1" office:value-type="string">
            <text:list xml:id="list104346061164289" text:continue-numbering="true" text:style-name="L26">
              <text:list-header>
                <text:p text:style-name="P680">was</text:p>
              </text:list-header>
            </text:list>
          </table:table-cell>
          <table:table-cell table:style-name="Table153.A1" office:value-type="string">
            <text:list xml:id="list104346061166869" text:continue-numbering="true" text:style-name="L26">
              <text:list-header>
                <text:p text:style-name="P680">be</text:p>
              </text:list-header>
            </text:list>
          </table:table-cell>
          <table:table-cell table:style-name="Table153.A1" office:value-type="string">
            <text:list xml:id="list104346061150590" text:continue-numbering="true" text:style-name="L26">
              <text:list-header>
                <text:p text:style-name="P681">we</text:p>
              </text:list-header>
            </text:list>
          </table:table-cell>
        </table:table-row>
        <table:table-row>
          <table:table-cell table:style-name="Table153.A1" office:value-type="string">
            <text:list xml:id="list104346061142914" text:continue-numbering="true" text:style-name="L26">
              <text:list-header>
                <text:p text:style-name="P680">my</text:p>
              </text:list-header>
            </text:list>
          </table:table-cell>
          <table:table-cell table:style-name="Table153.A1" office:value-type="string">
            <text:list xml:id="list104346061172268" text:continue-numbering="true" text:style-name="L26">
              <text:list-header>
                <text:p text:style-name="P680">by</text:p>
              </text:list-header>
            </text:list>
          </table:table-cell>
          <table:table-cell table:style-name="Table153.A1" office:value-type="string">
            <text:list xml:id="list104346061145274" text:continue-numbering="true" text:style-name="L26">
              <text:list-header>
                <text:p text:style-name="P680">where</text:p>
              </text:list-header>
            </text:list>
          </table:table-cell>
          <table:table-cell table:style-name="Table153.A1" office:value-type="string">
            <text:list xml:id="list104346061146971" text:continue-numbering="true" text:style-name="L26">
              <text:list-header>
                <text:p text:style-name="P681">any</text:p>
              </text:list-header>
            </text:list>
          </table:table-cell>
        </table:table-row>
        <table:table-row>
          <table:table-cell table:style-name="Table153.A1" office:value-type="string">
            <text:list xml:id="list104346061149898" text:continue-numbering="true" text:style-name="L26">
              <text:list-header>
                <text:p text:style-name="P680">to</text:p>
              </text:list-header>
            </text:list>
          </table:table-cell>
          <table:table-cell table:style-name="Table153.A1" office:value-type="string">
            <text:list xml:id="list104346061167605" text:continue-numbering="true" text:style-name="L26">
              <text:list-header>
                <text:p text:style-name="P680">they</text:p>
              </text:list-header>
            </text:list>
          </table:table-cell>
          <table:table-cell table:style-name="Table153.A1" office:value-type="string">
            <text:list xml:id="list104346061161917" text:continue-numbering="true" text:style-name="L26">
              <text:list-header>
                <text:p text:style-name="P680">that</text:p>
              </text:list-header>
            </text:list>
          </table:table-cell>
          <table:table-cell table:style-name="Table153.A1" office:value-type="string">
            <text:list xml:id="list104346061163901" text:continue-numbering="true" text:style-name="L26">
              <text:list-header>
                <text:p text:style-name="P681">is</text:p>
              </text:list-header>
            </text:list>
          </table:table-cell>
        </table:table-row>
        <table:table-row>
          <table:table-cell table:style-name="Table153.A1" office:value-type="string">
            <text:list xml:id="list104346061165601" text:continue-numbering="true" text:style-name="L26">
              <text:list-header>
                <text:p text:style-name="P680">with</text:p>
              </text:list-header>
            </text:list>
          </table:table-cell>
          <table:table-cell table:style-name="Table153.A1" office:value-type="string">
            <text:list xml:id="list104346061168381" text:continue-numbering="true" text:style-name="L26">
              <text:list-header>
                <text:p text:style-name="P680">one</text:p>
              </text:list-header>
            </text:list>
          </table:table-cell>
          <table:table-cell table:style-name="Table153.A1" office:value-type="string">
            <text:list xml:id="list104346061158598" text:continue-numbering="true" text:style-name="L26">
              <text:list-header>
                <text:p text:style-name="P680">were</text:p>
              </text:list-header>
            </text:list>
          </table:table-cell>
          <table:table-cell table:style-name="Table153.A1" office:value-type="string">
            <text:list xml:id="list104346061142079" text:continue-numbering="true" text:style-name="L26">
              <text:list-header>
                <text:p text:style-name="P681">an</text:p>
              </text:list-header>
            </text:list>
          </table:table-cell>
        </table:table-row>
        <table:table-row>
          <table:table-cell table:style-name="Table153.A1" office:value-type="string">
            <text:list xml:id="list104346061168518" text:continue-numbering="true" text:style-name="L26">
              <text:list-header>
                <text:p text:style-name="P680">you</text:p>
              </text:list-header>
            </text:list>
          </table:table-cell>
          <table:table-cell table:style-name="Table153.A1" office:value-type="string">
            <text:list xml:id="list104346061165582" text:continue-numbering="true" text:style-name="L26">
              <text:list-header>
                <text:p text:style-name="P680">eat</text:p>
              </text:list-header>
            </text:list>
          </table:table-cell>
          <table:table-cell table:style-name="Table153.A1" office:value-type="string">
            <text:list xml:id="list104346061169927" text:continue-numbering="true" text:style-name="L26">
              <text:list-header>
                <text:p text:style-name="P680">this</text:p>
              </text:list-header>
            </text:list>
          </table:table-cell>
          <table:table-cell table:style-name="Table153.A1" office:value-type="string">
            <text:list xml:id="list104346061167962" text:continue-numbering="true" text:style-name="L26">
              <text:list-header>
                <text:p text:style-name="P681">his</text:p>
              </text:list-header>
            </text:list>
          </table:table-cell>
        </table:table-row>
      </table:table>
      <text:list xml:id="list104346061163994" text:continue-numbering="true" text:style-name="L26">
        <text:list-header>
          <text:p text:style-name="P787"/>
        </text:list-header>
        <text:list-item>
          <text:p text:style-name="P787">Point to a <text:span text:style-name="T540">sight-</text:span>word <text:span text:style-name="T541">and say it out loud. Ask the students to repeat after you. Do this three times.</text:span> </text:p>
        </text:list-item>
        <text:list-item>
          <text:p text:style-name="P647">Now point to the words and encourage the students to say the words on their own.</text:p>
        </text:list-item>
      </text:list>
      <table:table table:name="Table63" table:style-name="Table63">
        <table:table-column table:style-name="Table63.A"/>
        <table:table-column table:style-name="Table63.B"/>
        <table:table-row>
          <table:table-cell table:style-name="Table63.A1" office:value-type="string">
            <text:h text:style-name="P535" text:outline-level="1">Power <text:span text:style-name="T54">Action</text:span></text:h>
          </table:table-cell>
          <table:table-cell table:style-name="Table63.A1" office:value-type="string">
            <text:h text:style-name="P562" text:outline-level="2"><text:span text:style-name="Prefix"><text:span text:style-name="T6">Session</text:span></text:span><text:span text:style-name="T6"> 53</text:span></text:h>
          </table:table-cell>
        </table:table-row>
      </table:table>
      <text:h text:style-name="P402" text:outline-level="3">Focus</text:h>
      <text:p text:style-name="P29">Objects required: a <text:span text:style-name="T621">pencil</text:span>, <text:span text:style-name="T334">a sheet of paper</text:span></text:p>
      <table:table table:name="Table64" table:style-name="Table64">
        <table:table-column table:style-name="Table64.A"/>
        <table:table-column table:style-name="Table64.B"/>
        <table:table-row>
          <table:table-cell table:style-name="Table64.A1" office:value-type="string">
            <text:p text:style-name="P215">Action Commands Review</text:p>
          </table:table-cell>
          <table:table-cell table:style-name="Table64.B1" office:value-type="string">
            <text:p text:style-name="Table_20_Contents_20_Condensed">Pick up the <text:span text:style-name="T594">pencil</text:span> and put it back on the desk.</text:p>
            <text:p text:style-name="Table_20_Contents_20_Condensed">Give the <text:span text:style-name="T594">pencil</text:span> to your neighbour and take it back.</text:p>
            <text:p text:style-name="Table_20_Contents_20_Condensed">Place your chin on the<text:span text:style-name="T594"> paper</text:span>.</text:p>
          </table:table-cell>
        </table:table-row>
        <table:table-row>
          <table:table-cell table:style-name="Table64.A2" office:value-type="string">
            <text:p text:style-name="P215"/>
          </table:table-cell>
          <table:table-cell table:style-name="Table64.B2" office:value-type="string">
            <text:p text:style-name="Table_20_Contents_20_Condensed"/>
          </table:table-cell>
        </table:table-row>
        <table:table-row>
          <table:table-cell table:style-name="Table64.A1" office:value-type="string">
            <text:p text:style-name="P215">Spoken Commands</text:p>
          </table:table-cell>
          <table:table-cell table:style-name="Table64.B1" office:value-type="string">
            <text:p text:style-name="Table_20_Contents_20_Condensed">Pick up the <text:span text:style-name="T594">pencil</text:span> and put it back on the desk.</text:p>
            <text:p text:style-name="Table_20_Contents_20_Condensed">Give the <text:span text:style-name="T594">pencil</text:span> to your neighbour and take it back.</text:p>
            <text:p text:style-name="Table_20_Contents_20_Condensed">Place your chin on the<text:span text:style-name="T594"> paper</text:span>.</text:p>
          </table:table-cell>
        </table:table-row>
        <table:table-row>
          <table:table-cell table:style-name="Table64.A4" office:value-type="string">
            <text:p text:style-name="P215"/>
          </table:table-cell>
          <table:table-cell table:style-name="Table64.B2" office:value-type="string">
            <text:p text:style-name="Table_20_Contents_20_Condensed"/>
          </table:table-cell>
        </table:table-row>
        <table:table-row>
          <table:table-cell table:style-name="Table64.A1" office:value-type="string">
            <text:p text:style-name="P215">Action Commands New</text:p>
          </table:table-cell>
          <table:table-cell table:style-name="Table64.B1" office:value-type="string">
            <text:p text:style-name="Table_20_Contents_20_Condensed">Smile and swing your arms.</text:p>
            <text:p text:style-name="Table_20_Contents_20_Condensed">Flip the <text:span text:style-name="T595">paper</text:span> over.</text:p>
            <text:p text:style-name="Table_20_Contents_20_Condensed">Lift the <text:span text:style-name="T595">paper</text:span> and touch your ch<text:span text:style-name="T595">in</text:span> with it.</text:p>
            <text:p text:style-name="Table_20_Contents_20_Condensed"><text:span text:style-name="T595">Fold the paper</text:span> and pick it up. <text:line-break/>» <text:span text:style-name="T595">Unfold the paper</text:span> and put it down.</text:p>
          </table:table-cell>
        </table:table-row>
      </table:table>
      <text:p text:style-name="P86"/>
      <text:p text:style-name="P40">Notes: requires sufficient space for movement.</text:p>
      <table:table table:name="Table65" table:style-name="Table65">
        <table:table-column table:style-name="Table65.A"/>
        <table:table-column table:style-name="Table65.B"/>
        <table:table-row>
          <table:table-cell table:style-name="Table65.A1" office:value-type="string">
            <text:h text:style-name="P535" text:outline-level="1">Power <text:span text:style-name="T61">Music</text:span></text:h>
          </table:table-cell>
          <table:table-cell table:style-name="Table65.A1" office:value-type="string">
            <text:h text:style-name="P562" text:outline-level="2"><text:span text:style-name="Prefix"><text:span text:style-name="T6">Session</text:span></text:span><text:span text:style-name="T6"> 53</text:span></text:h>
          </table:table-cell>
        </table:table-row>
      </table:table>
      <text:h text:style-name="P402" text:outline-level="3">Focus</text:h>
      <text:h text:style-name="P476" text:outline-level="3">Listening</text:h>
      <text:list xml:id="list7922450613173714391" text:style-name="L61">
        <text:list-item>
          <text:p text:style-name="P608">Listen to the entire rhyme “<text:span text:style-name="T557">Just Like You</text:span>” <text:span text:style-name="T557">(“My Name is Madhavi”)</text:span> (Track <text:span text:style-name="T581">3</text:span>) on the DVD. Do not sing along.</text:p>
        </text:list-item>
        <text:list-item>
          <text:p text:style-name="P608"><text:span text:style-name="T549">Play</text:span> the entire rhyme on the DVD again. <text:span text:style-name="T62">Encourage the students to sing along.</text:span></text:p>
        </text:list-item>
      </text:list>
      <text:h text:style-name="P476" text:outline-level="3">Activity</text:h>
      <text:list xml:id="list1433768506399849780" text:style-name="L62">
        <text:list-item text:start-value="1">
          <text:p text:style-name="P868">This activity is based on the show-and-tell exercise done in the previous session. List out on the blackboard some of the things the students have already learnt about the different places.</text:p>
          <text:list>
            <text:list-header>
              <text:p text:style-name="P979"><text:span text:style-name="T73">Allepey</text:span><text:span text:style-name="T558">: A l</text:span>ongboat, <text:span text:style-name="T558">plantains, a kathakali dancer</text:span></text:p>
              <text:p text:style-name="P981">Srinagar: flowerbeds, a lake, a houseboat, snow-capped hills, conifers, apples</text:p>
              <text:p text:style-name="P981"><text:span text:style-name="T68">Kolkata</text:span>: a river, the Howrah Bridge, an idol of Goddess Kali, a sketch of Rabindranath Tagore</text:p>
              <text:p text:style-name="P981"><text:span text:style-name="T68">Vadodara</text:span>: <text:span text:style-name="T559">the </text:span>Dandi<text:span text:style-name="T559">y</text:span>a folk dancers, a cow, <text:span text:style-name="T560">a haystack, a </text:span>dairy <text:span text:style-name="T560">farm,</text:span></text:p>
              <text:p text:style-name="P981"><text:span text:style-name="T68">Ajmer</text:span>: a mosque, <text:span text:style-name="T561">a string-instrument, a desert, camels</text:span></text:p>
              <text:p text:style-name="P988"><text:span text:style-name="T368">Guwahati</text:span><text:span text:style-name="T369">: te</text:span><text:span text:style-name="T370">a-gardens</text:span><text:span text:style-name="T369">, hills, a rhinocerous, the Bihu dancers</text:span></text:p>
              <text:p text:style-name="P988"><text:span text:style-name="T368">Panjim</text:span><text:span text:style-name="T369">: </text:span><text:span text:style-name="T370">a church, a beach, coconut trees, a harmonica, a string-instrument</text:span></text:p>
              <text:p text:style-name="P983"/>
            </text:list-header>
          </text:list>
        </text:list-item>
        <text:list-item>
          <text:p text:style-name="P801">Divide the class into <text:span text:style-name="T563">6</text:span> groups. <text:span text:style-name="T563">Each row could form a group.</text:span> </text:p>
        </text:list-item>
      </text:list>
      <text:p text:style-name="P912">Continued...</text:p>
      <text:list xml:id="list104346077151839" text:continue-numbering="true" text:style-name="L62">
        <text:list-item>
          <text:p text:style-name="P965">Say <text:span text:style-name="T563">to first student of Group 1, </text:span><text:span text:style-name="T68">“My name is xxxx. </text:span><text:span text:style-name="T74">I saw a longboat in Allepey.</text:span><text:span text:style-name="T68"> </text:span><text:span text:style-name="T75">What </text:span><text:span text:style-name="T74">did you see in Allepey</text:span><text:span text:style-name="T75">?</text:span><text:span text:style-name="T68">”</text:span></text:p>
        </text:list-item>
        <text:list-item>
          <text:p text:style-name="P801">Ask the student to your right to answer the question, and then pose the same question to the neighbour to his/ her right. </text:p>
        </text:list-item>
        <text:list-item>
          <text:p text:style-name="P801">If a student makes a mistake, just correct the statement and ask him/her to repeat it. Do not explain the meaning of the sentences or words.</text:p>
        </text:list-item>
        <text:list-item>
          <text:p text:style-name="P922">Repeat the activity with <text:span text:style-name="T563">the other groups giving a different place for each of them</text:span>. <text:span text:style-name="T563">For instance, you could say to Group 2, </text:span><text:span text:style-name="T68">“My name is xxxx. </text:span><text:span text:style-name="T74">I saw snow-capped hills in Srinagar.</text:span><text:span text:style-name="T68"> </text:span><text:span text:style-name="T75">What </text:span><text:span text:style-name="T74">did you see in Srinagar</text:span><text:span text:style-name="T75">?</text:span><text:span text:style-name="T68">”</text:span> </text:p>
        </text:list-item>
      </text:list>
      <text:p text:style-name="P108"/>
      <table:table table:name="Table30" table:style-name="Table30">
        <table:table-column table:style-name="Table30.A"/>
        <table:table-column table:style-name="Table30.B"/>
        <table:table-row>
          <table:table-cell table:style-name="Table30.A1" office:value-type="string">
            <text:h text:style-name="P545" text:outline-level="1">Power <text:span text:style-name="T53">Reader</text:span></text:h>
          </table:table-cell>
          <table:table-cell table:style-name="Table30.A1" office:value-type="string">
            <text:h text:style-name="P569" text:outline-level="2"><text:span text:style-name="Prefix"><text:span text:style-name="T6">Session</text:span></text:span><text:span text:style-name="T6"> 53</text:span></text:h>
          </table:table-cell>
        </table:table-row>
      </table:table>
      <text:h text:style-name="P477" text:outline-level="3">Focus</text:h>
      <text:h text:style-name="P478" text:outline-level="3">Phonics Song</text:h>
      <text:list xml:id="list104346077142895" text:continue-list="list104345952167551" text:style-name="L34">
        <text:list-item text:start-value="1">
          <text:p text:style-name="P599">Play the phonics song ABCD from the Karadi Power Reader DVD.</text:p>
        </text:list-item>
        <text:list-item>
          <text:p text:style-name="P622">Ask the students to listen to the song carefully.</text:p>
        </text:list-item>
        <text:list-item>
          <text:p text:style-name="P599">Play the phonics song again and encourage the students to sing along.</text:p>
        </text:list-item>
      </text:list>
      <text:h text:style-name="P478" text:outline-level="3">Tactile Writing of Phonic Words: <text:span text:style-name="T500">LOBE - CUTE</text:span></text:h>
      <text:list xml:id="list7917130408378203551" text:style-name="L63">
        <text:list-item>
          <text:p text:style-name="P609">Distribute Tarjani <text:span text:style-name="T100">w</text:span>orkbooks to the students.</text:p>
        </text:list-item>
        <text:list-item>
          <text:p text:style-name="P630">Turn to Page <text:span text:style-name="T500">44</text:span>, Session <text:span text:style-name="T500">21</text:span> in the Tarjani workbook and hold the workbook up so that it is visible to the entire class. Ask the students to turn to the same page.</text:p>
        </text:list-item>
        <text:list-item>
          <text:p text:style-name="P639"><text:span text:style-name="T221">Tell the students they are going to learn “</text:span><text:span text:style-name="T233">Letter</text:span><text:span text:style-name="T222"> </text:span><text:span text:style-name="T233">Sound</text:span><text:span text:style-name="T222"> </text:span><text:span text:style-name="T233">Vowels</text:span><text:span text:style-name="T221">” from “</text:span><text:span text:style-name="T235">lobe</text:span><text:span text:style-name="T221">” to “</text:span><text:span text:style-name="T235">cute</text:span><text:span text:style-name="T221">.“</text:span></text:p>
        </text:list-item>
        <text:list-item>
          <text:p text:style-name="P659">Trace out each letter on your workbook and sound it clearly for the class to hear. <text:tab/></text:p>
        </text:list-item>
        <text:list-item>
          <text:p text:style-name="P630">Ask the students to trace out the letters after you, sound by sound.</text:p>
        </text:list-item>
        <text:list-item>
          <text:p text:style-name="P655">Repeat the activity of tracing and sounding out of the letters.</text:p>
        </text:list-item>
        <text:list-item>
          <text:p text:style-name="P648">Now point to the words and encourage the students to say the words on their own.</text:p>
        </text:list-item>
      </text:list>
      <table:table table:name="Table67" table:style-name="Table67">
        <table:table-column table:style-name="Table67.A"/>
        <table:table-column table:style-name="Table67.B"/>
        <table:table-row>
          <table:table-cell table:style-name="Table67.A1" office:value-type="string">
            <text:h text:style-name="P535" text:outline-level="1">Power <text:span text:style-name="T54">Action</text:span></text:h>
          </table:table-cell>
          <table:table-cell table:style-name="Table67.A1" office:value-type="string">
            <text:h text:style-name="P562" text:outline-level="2"><text:span text:style-name="Prefix"><text:span text:style-name="T6">Session</text:span></text:span><text:span text:style-name="T6"> 54</text:span></text:h>
          </table:table-cell>
        </table:table-row>
      </table:table>
      <text:h text:style-name="P402" text:outline-level="3">Focus</text:h>
      <text:p text:style-name="P29">Objects required: a <text:span text:style-name="T621">sheet of paper</text:span></text:p>
      <text:p text:style-name="P5"/>
      <table:table table:name="Table68" table:style-name="Table68">
        <table:table-column table:style-name="Table68.A"/>
        <table:table-column table:style-name="Table68.B"/>
        <table:table-row>
          <table:table-cell table:style-name="Table68.A1" office:value-type="string">
            <text:p text:style-name="P215"><text:span text:style-name="T318">Directed</text:span> Commands <text:span text:style-name="T318">Set 1</text:span></text:p>
          </table:table-cell>
          <table:table-cell table:style-name="Table68.B1" office:value-type="string">
            <text:p text:style-name="Table_20_Contents_20_Condensed"><text:span text:style-name="T611">She</text:span> <text:span text:style-name="T611">takes a bow</text:span>. <text:line-break/>» <text:span text:style-name="T611">He takes a bow.</text:span></text:p>
          </table:table-cell>
        </table:table-row>
        <table:table-row>
          <table:table-cell table:style-name="Table68.A2" office:value-type="string">
            <text:p text:style-name="P215"/>
          </table:table-cell>
          <table:table-cell table:style-name="Table68.B2" office:value-type="string">
            <text:p text:style-name="Table_20_Contents_20_Condensed"/>
          </table:table-cell>
        </table:table-row>
        <table:table-row>
          <table:table-cell table:style-name="Table68.A1" office:value-type="string">
            <text:p text:style-name="P221"><text:span text:style-name="T318">Directed</text:span> Commands <text:span text:style-name="T318">Set 2</text:span></text:p>
          </table:table-cell>
          <table:table-cell table:style-name="Table68.B1" office:value-type="string">
            <text:p text:style-name="Table_20_Contents_20_Condensed"><text:span text:style-name="T611">She claps her hands and then smiles</text:span>. <text:line-break/>» <text:span text:style-name="T611">He claps his hands and then smiles</text:span>. </text:p>
          </table:table-cell>
        </table:table-row>
        <table:table-row>
          <table:table-cell table:style-name="Table68.A4" office:value-type="string">
            <text:p text:style-name="P215"/>
          </table:table-cell>
          <table:table-cell table:style-name="Table68.B2" office:value-type="string">
            <text:p text:style-name="Table_20_Contents_20_Condensed"/>
          </table:table-cell>
        </table:table-row>
        <table:table-row>
          <table:table-cell table:style-name="Table68.A5" office:value-type="string">
            <text:p text:style-name="P221"><text:span text:style-name="T318">Directed</text:span> Commands <text:span text:style-name="T318">Set 3</text:span></text:p>
          </table:table-cell>
          <table:table-cell table:style-name="Table68.B1" office:value-type="string">
            <text:p text:style-name="Table_20_Contents_20_Condensed"><text:span text:style-name="T612">She</text:span> <text:span text:style-name="T612">claps her hands and then picks up the paper</text:span>. <text:line-break/>» <text:span text:style-name="T612">He</text:span> <text:span text:style-name="T612">claps his hands and then picks up the paper</text:span>. <text:s/></text:p>
          </table:table-cell>
        </table:table-row>
        <table:table-row>
          <table:table-cell table:style-name="Table68.A6" office:value-type="string">
            <text:p text:style-name="P221"/>
          </table:table-cell>
          <table:table-cell table:style-name="Table68.B6" office:value-type="string">
            <text:p text:style-name="Table_20_Contents_20_Condensed"/>
          </table:table-cell>
        </table:table-row>
        <table:table-row>
          <table:table-cell table:style-name="Table68.A7" office:value-type="string">
            <text:p text:style-name="P221"><text:span text:style-name="T318">Directed</text:span> Commands <text:span text:style-name="T318">Set 4</text:span></text:p>
          </table:table-cell>
          <table:table-cell table:style-name="Table68.B1" office:value-type="string">
            <text:p text:style-name="Table_20_Contents_20_Condensed"><text:span text:style-name="T612">She</text:span> <text:span text:style-name="T612">claps her hands and then crumples the paper</text:span>. <text:line-break/>» <text:span text:style-name="T612">He</text:span> <text:span text:style-name="T612">claps his hands and then crumples the paper</text:span>. <text:s/></text:p>
          </table:table-cell>
        </table:table-row>
      </table:table>
      <text:p text:style-name="P86"/>
      <text:p text:style-name="P6"/>
      <text:p text:style-name="P6"/>
      <table:table table:name="Table69" table:style-name="Table69">
        <table:table-column table:style-name="Table69.A"/>
        <table:table-column table:style-name="Table69.B"/>
        <table:table-row>
          <table:table-cell table:style-name="Table69.A1" office:value-type="string">
            <text:h text:style-name="P535" text:outline-level="1">Power <text:span text:style-name="T63">Music</text:span></text:h>
          </table:table-cell>
          <table:table-cell table:style-name="Table69.A1" office:value-type="string">
            <text:h text:style-name="P562" text:outline-level="2"><text:span text:style-name="Prefix"><text:span text:style-name="T6">Session</text:span></text:span><text:span text:style-name="T6"> 54</text:span></text:h>
          </table:table-cell>
        </table:table-row>
      </table:table>
      <text:h text:style-name="P402" text:outline-level="3">Focus</text:h>
      <text:h text:style-name="P436" text:outline-level="3">Listening</text:h>
      <text:list xml:id="list6180476931960285956" text:style-name="L64">
        <text:list-item>
          <text:p text:style-name="P839">Listen to the entire rhyme “<text:span text:style-name="T676">I Salute My Flag” </text:span>on the DVD (Track <text:span text:style-name="T676">4</text:span>). Do not sing along.</text:p>
        </text:list-item>
        <text:list-item>
          <text:p text:style-name="P839">Read out <text:span text:style-name="T675">the entire rhyme l</text:span>ine-by-line and encourage the students to repeat after you. Say each word slowly and clearly. Do not sing.</text:p>
        </text:list-item>
        <text:list-item>
          <text:p text:style-name="P839">Listen to the rhyme on the DVD again and repeat the line-by-line teaching of the rhyme.</text:p>
        </text:list-item>
        <text:list-item>
          <text:p text:style-name="P839"><text:span text:style-name="T136">Play</text:span> the entire rhyme on the DVD again. <text:span text:style-name="T4">Encourage the students to sing along.</text:span></text:p>
        </text:list-item>
      </text:list>
      <text:list xml:id="list104346093150801" text:continue-list="list7893503454855070835" text:style-name="L43">
        <text:list-item>
          <text:list>
            <text:list-item>
              <text:list>
                <text:list-header>
                  <text:h text:style-name="P521" text:outline-level="3">Activity</text:h>
                </text:list-header>
              </text:list>
            </text:list-item>
          </text:list>
        </text:list-item>
        <text:list-item text:start-value="1">
          <text:p text:style-name="P848"><text:span text:style-name="T210">Divide the class into </text:span><text:span text:style-name="T212">three</text:span><text:span text:style-name="T210"> groups.</text:span></text:p>
        </text:list-item>
        <text:list-item>
          <text:p text:style-name="P829">Encourage Group 1 to sing the first verse, Group 2 to sing the second verse, <text:span text:style-name="T676">and Group 3 to sing the third verse</text:span>.</text:p>
        </text:list-item>
        <text:list-item>
          <text:p text:style-name="P848"><text:span text:style-name="T176">Help the students by repeating the rhyme with them.</text:span> </text:p>
        </text:list-item>
        <text:list-item>
          <text:p text:style-name="P739">Switch groups and repeat the activity.</text:p>
        </text:list-item>
      </text:list>
      <table:table table:name="Table70" table:style-name="Table70">
        <table:table-column table:style-name="Table70.A"/>
        <table:table-column table:style-name="Table70.B"/>
        <table:table-row>
          <table:table-cell table:style-name="Table70.A1" office:value-type="string">
            <text:h text:style-name="P535" text:outline-level="1">Power <text:span text:style-name="T63">Story</text:span></text:h>
          </table:table-cell>
          <table:table-cell table:style-name="Table70.A1" office:value-type="string">
            <text:h text:style-name="P562" text:outline-level="2"><text:span text:style-name="Prefix"><text:span text:style-name="T6">Session</text:span></text:span><text:span text:style-name="T6"> 54</text:span></text:h>
          </table:table-cell>
        </table:table-row>
      </table:table>
      <text:h text:style-name="P402" text:outline-level="3">Focus</text:h>
      <text:h text:style-name="P479" text:outline-level="3">Listening to the Story</text:h>
      <text:list xml:id="list104346093141418" text:continue-list="list1387983341671018998" text:style-name="L31">
        <text:list-item text:start-value="1">
          <text:p text:style-name="P594"><text:span text:style-name="T10">Listen to and watch an expressive narration of the part of the story </text:span><text:span text:style-name="T19">The </text:span><text:span text:style-name="T26">Blue Jackal</text:span><text:span text:style-name="T10"> (Tracks 3-7) on the </text:span><text:span text:style-name="T15">Voices and Expression</text:span><text:span text:style-name="T162"> DVD. </text:span></text:p>
        </text:list-item>
      </text:list>
      <text:h text:style-name="P448" text:outline-level="3"><text:span text:style-name="T649">Guided </text:span>Mimimg</text:h>
      <text:list xml:id="list7816429052610151133" text:style-name="L65">
        <text:list-item>
          <text:p text:style-name="P869"><text:span text:style-name="T111">Read</text:span><text:span text:style-name="T105"> </text:span><text:span text:style-name="T111">out the passage slowly from</text:span><text:span text:style-name="T105"> “</text:span><text:span text:style-name="T107">On the outskirts</text:span><text:span text:style-name="T105">” to “</text:span><text:span text:style-name="T106">so</text:span><text:span text:style-name="T107">ul seemed to stir</text:span><text:span text:style-name="T105">” </text:span><text:span text:style-name="T111">(Page </text:span><text:span text:style-name="T112">6</text:span><text:span text:style-name="T111">) </text:span><text:span text:style-name="T105">and mime </text:span><text:span text:style-name="T111">along.</text:span><text:span text:style-name="T105"> </text:span></text:p>
        </text:list-item>
        <text:list-item>
          <text:p text:style-name="P764">Your miming has to be deliberate and articulate the ideas, themes, mood and tone of the passage. It should convey the meaning of chunks of language rather than approach words in isolation. </text:p>
        </text:list-item>
        <text:list-item>
          <text:p text:style-name="P764">Now, read out the passage slowly and mime as you read. </text:p>
        </text:list-item>
        <text:list-item>
          <text:p text:style-name="P764">Ask groups of 4-6 students to come to the front of the class. Read out the text and encourage the students to mime as you read. Encourage them to model your actions and also come up with actions of their own. </text:p>
        </text:list-item>
        <text:list-item>
          <text:p text:style-name="P764">Repeat the activity with more groups of students. </text:p>
        </text:list-item>
      </text:list>
      <text:p text:style-name="P84"/>
      <text:h text:style-name="P452" text:outline-level="3"/>
      <text:p text:style-name="P112"/>
      <text:p text:style-name="P80"/>
      <table:table table:name="Table71" table:style-name="Table71">
        <table:table-column table:style-name="Table71.A"/>
        <table:table-column table:style-name="Table71.B"/>
        <table:table-row>
          <table:table-cell table:style-name="Table71.A1" office:value-type="string">
            <text:h text:style-name="P535" text:outline-level="1">Power <text:span text:style-name="T54">Action</text:span></text:h>
          </table:table-cell>
          <table:table-cell table:style-name="Table71.A1" office:value-type="string">
            <text:h text:style-name="P562" text:outline-level="2"><text:span text:style-name="Prefix"><text:span text:style-name="T6">Session</text:span></text:span><text:span text:style-name="T6"> 55</text:span></text:h>
          </table:table-cell>
        </table:table-row>
      </table:table>
      <text:h text:style-name="P402" text:outline-level="3">Focus</text:h>
      <text:p text:style-name="P29">Objects required: a book<text:span text:style-name="T334">, a sheet of paper</text:span></text:p>
      <text:p text:style-name="P5"/>
      <table:table table:name="Table72" table:style-name="Table72">
        <table:table-column table:style-name="Table72.A"/>
        <table:table-column table:style-name="Table72.B"/>
        <table:table-row>
          <table:table-cell table:style-name="Table72.A1" office:value-type="string">
            <text:p text:style-name="P215">Action Commands Review</text:p>
          </table:table-cell>
          <table:table-cell table:style-name="Table72.B1" office:value-type="string">
            <text:p text:style-name="Table_20_Contents_20_Condensed">Smile and swing your arms.</text:p>
            <text:p text:style-name="Table_20_Contents_20_Condensed">Flip the <text:span text:style-name="T595">paper</text:span> over.</text:p>
            <text:p text:style-name="Table_20_Contents_20_Condensed">Lift the <text:span text:style-name="T595">paper</text:span> and touch your ch<text:span text:style-name="T595">in</text:span> with it.</text:p>
            <text:p text:style-name="Table_20_Contents_20_Condensed"><text:span text:style-name="T595">Fold the paper</text:span> and pick it up. <text:line-break/>» <text:span text:style-name="T595">Unfold the paper</text:span> and put it down.</text:p>
          </table:table-cell>
        </table:table-row>
        <table:table-row>
          <table:table-cell table:style-name="Table72.A2" office:value-type="string">
            <text:p text:style-name="P215"/>
          </table:table-cell>
          <table:table-cell table:style-name="Table72.B2" office:value-type="string">
            <text:p text:style-name="Table_20_Contents_20_Condensed"/>
          </table:table-cell>
        </table:table-row>
        <table:table-row>
          <table:table-cell table:style-name="Table72.A1" office:value-type="string">
            <text:p text:style-name="P215">Spoken Commands</text:p>
          </table:table-cell>
          <table:table-cell table:style-name="Table72.B1" office:value-type="string">
            <text:p text:style-name="Table_20_Contents_20_Condensed">Smile and swing your arms.</text:p>
            <text:p text:style-name="Table_20_Contents_20_Condensed">Flip the <text:span text:style-name="T595">paper</text:span> over.</text:p>
            <text:p text:style-name="Table_20_Contents_20_Condensed">Lift the <text:span text:style-name="T595">paper</text:span> and touch your ch<text:span text:style-name="T595">in</text:span> with it.</text:p>
            <text:p text:style-name="Table_20_Contents_20_Condensed"><text:span text:style-name="T595">Fold the paper</text:span> and pick it up. <text:line-break/>» <text:span text:style-name="T595">Unfold the paper</text:span> and put it down.</text:p>
          </table:table-cell>
        </table:table-row>
        <table:table-row>
          <table:table-cell table:style-name="Table72.A4" office:value-type="string">
            <text:p text:style-name="P215"/>
          </table:table-cell>
          <table:table-cell table:style-name="Table72.B2" office:value-type="string">
            <text:p text:style-name="Table_20_Contents_20_Condensed"/>
          </table:table-cell>
        </table:table-row>
        <table:table-row>
          <table:table-cell table:style-name="Table72.A1" office:value-type="string">
            <text:p text:style-name="P215">Action Commands New</text:p>
          </table:table-cell>
          <table:table-cell table:style-name="Table72.B1" office:value-type="string">
            <text:p text:style-name="Table_20_Contents_20_Condensed">Smile and jump.</text:p>
            <text:p text:style-name="Table_20_Contents_20_Condensed">Smile and then jump.</text:p>
            <text:p text:style-name="Table_20_Contents_20_Condensed">Frown and then push the book to your right.</text:p>
            <text:p text:style-name="Table_20_Contents_20_Condensed">Laugh and then push the book to your left.</text:p>
          </table:table-cell>
        </table:table-row>
      </table:table>
      <text:p text:style-name="P86"/>
      <text:p text:style-name="P41">Note: Requires sufficient space for movement.</text:p>
      <table:table table:name="Table73" table:style-name="Table73">
        <table:table-column table:style-name="Table73.A"/>
        <table:table-column table:style-name="Table73.B"/>
        <table:table-row>
          <table:table-cell table:style-name="Table73.A1" office:value-type="string">
            <text:h text:style-name="P535" text:outline-level="1">Power <text:span text:style-name="T64">Music</text:span></text:h>
          </table:table-cell>
          <table:table-cell table:style-name="Table73.A1" office:value-type="string">
            <text:h text:style-name="P562" text:outline-level="2"><text:span text:style-name="Prefix"><text:span text:style-name="T6">Session</text:span></text:span><text:span text:style-name="T6"> 55</text:span></text:h>
          </table:table-cell>
        </table:table-row>
      </table:table>
      <text:h text:style-name="P402" text:outline-level="3">Focus</text:h>
      <text:h text:style-name="P437" text:outline-level="3">Listening</text:h>
      <text:list xml:id="list104346108171988" text:continue-list="list104346093150801" text:style-name="L43">
        <text:list-item text:start-value="1">
          <text:p text:style-name="P669"><text:span text:style-name="T371">Listen to the entire rhyme “</text:span><text:span text:style-name="T372">I Salute My Flag</text:span><text:span text:style-name="T371">” (Track </text:span><text:span text:style-name="T373">4</text:span><text:span text:style-name="T371">) on the DVD. Do not sing along.</text:span></text:p>
        </text:list-item>
        <text:list-item>
          <text:p text:style-name="P712">Play the entire rhyme on the DVD again. Encourage the students to sing along.</text:p>
        </text:list-item>
      </text:list>
      <text:h text:style-name="P480" text:outline-level="3">Activity</text:h>
      <text:list xml:id="list5863078100497662326" text:style-name="L66">
        <text:list-item>
          <text:p text:style-name="P870"><text:span text:style-name="T343">Write </text:span><text:span text:style-name="T344">the </text:span><text:span text:style-name="T343">following </text:span><text:span text:style-name="T345">sentences</text:span><text:span text:style-name="T344"> on </text:span><text:span text:style-name="T343">the blackboard:</text:span></text:p>
        </text:list-item>
      </text:list>
      <table:table table:name="Table159" table:style-name="Table159">
        <table:table-column table:style-name="Table159.A" table:number-columns-repeated="2"/>
        <table:table-row>
          <table:table-cell table:style-name="Table159.A1" office:value-type="string">
            <text:list xml:id="list104346108149729" text:continue-numbering="true" text:style-name="L66">
              <text:list-header>
                <text:p text:style-name="P682"><text:span text:style-name="T564">I am as </text:span>proud <text:span text:style-name="T564">as a peacock.</text:span> </text:p>
              </text:list-header>
            </text:list>
          </table:table-cell>
          <table:table-cell table:style-name="Table159.A1" office:value-type="string">
            <text:list xml:id="list104346108154828" text:continue-numbering="true" text:style-name="L66">
              <text:list-header>
                <text:p text:style-name="P682"><text:span text:style-name="T564">I am as </text:span>loud <text:span text:style-name="T564">as thunder.</text:span></text:p>
              </text:list-header>
            </text:list>
          </table:table-cell>
        </table:table-row>
        <table:table-row>
          <table:table-cell table:style-name="Table159.A1" office:value-type="string">
            <text:list xml:id="list104346108163082" text:continue-numbering="true" text:style-name="L66">
              <text:list-header>
                <text:p text:style-name="P682"><text:span text:style-name="T564">I am as </text:span>bright <text:span text:style-name="T564">as a new pin.</text:span></text:p>
              </text:list-header>
            </text:list>
          </table:table-cell>
          <table:table-cell table:style-name="Table159.A1" office:value-type="string">
            <text:list xml:id="list104346108142533" text:continue-numbering="true" text:style-name="L66">
              <text:list-header>
                <text:p text:style-name="P682"><text:span text:style-name="T564">I am as </text:span>light <text:span text:style-name="T564">as a feather. </text:span></text:p>
              </text:list-header>
            </text:list>
          </table:table-cell>
        </table:table-row>
        <table:table-row>
          <table:table-cell table:style-name="Table159.A1" office:value-type="string">
            <text:list xml:id="list104346108147172" text:continue-numbering="true" text:style-name="L66">
              <text:list-header>
                <text:p text:style-name="P683">I am as old as the hills.</text:p>
              </text:list-header>
            </text:list>
          </table:table-cell>
          <table:table-cell table:style-name="Table159.A1" office:value-type="string">
            <text:list xml:id="list104346108158850" text:continue-numbering="true" text:style-name="L66">
              <text:list-header>
                <text:p text:style-name="P683">I am as cold as ice. </text:p>
              </text:list-header>
            </text:list>
          </table:table-cell>
        </table:table-row>
      </table:table>
      <text:p text:style-name="P70"/>
      <text:list xml:id="list104346108172003" text:continue-numbering="true" text:style-name="L66">
        <text:list-item>
          <text:p text:style-name="P927"><text:span text:style-name="T184">Read out the </text:span><text:span text:style-name="T185">sentences, mime them</text:span><text:span text:style-name="T186"> </text:span><text:span text:style-name="T184">and ask the students to repeat after you.</text:span></text:p>
        </text:list-item>
        <text:list-item>
          <text:p text:style-name="P928"><text:span text:style-name="T182">Split the class into two groups. </text:span><text:span text:style-name="T183">Ask the groups to mime your descriptions. For instance, when you tell Group 1, “you are as bright as as a peacock,” they have to mime the sentence. <text:s/>Give Group 2 a different sentence to mime.</text:span></text:p>
        </text:list-item>
      </text:list>
      <text:p text:style-name="P125"/>
      <table:table table:name="Table74" table:style-name="Table74">
        <table:table-column table:style-name="Table74.A"/>
        <table:table-column table:style-name="Table74.B"/>
        <table:table-row>
          <table:table-cell table:style-name="Table74.A1" office:value-type="string">
            <text:h text:style-name="P535" text:outline-level="1">Power <text:span text:style-name="T64">Reader</text:span></text:h>
          </table:table-cell>
          <table:table-cell table:style-name="Table74.A1" office:value-type="string">
            <text:h text:style-name="P562" text:outline-level="2"><text:span text:style-name="Prefix"><text:span text:style-name="T6">Session</text:span></text:span><text:span text:style-name="T6"> 55</text:span></text:h>
          </table:table-cell>
        </table:table-row>
      </table:table>
      <text:h text:style-name="P402" text:outline-level="3">Focus</text:h>
      <text:h text:style-name="P481" text:outline-level="3">Phonics Song</text:h>
      <text:list xml:id="list104346108153728" text:continue-list="list104346077142895" text:style-name="L34">
        <text:list-item text:start-value="1">
          <text:p text:style-name="P600">Play the phonics song ABCD from the Karadi Power Reader DVD.</text:p>
        </text:list-item>
        <text:list-item>
          <text:p text:style-name="P623">Ask the students to listen to the song carefully.</text:p>
        </text:list-item>
        <text:list-item>
          <text:p text:style-name="P600">Play the phonics song again and encourage the students to sing along.</text:p>
        </text:list-item>
      </text:list>
      <text:h text:style-name="P481" text:outline-level="3">Phonic Words: <text:span text:style-name="T491">CHIP</text:span> - <text:span text:style-name="T491">WHY</text:span></text:h>
      <text:list xml:id="list1354824643781059580" text:style-name="L67">
        <text:list-item>
          <text:p text:style-name="P610">Play Session <text:span text:style-name="T491">24</text:span> on Karadi Power Reader DVD.</text:p>
        </text:list-item>
        <text:list-item>
          <text:p text:style-name="P610">Play it again and encourage the students to repeat after the voice on the DVD.</text:p>
        </text:list-item>
      </text:list>
      <text:h text:style-name="P481" text:outline-level="3">Tactile Writing of Phonic Words</text:h>
      <text:list xml:id="list8353331900719430494" text:style-name="L68">
        <text:list-item>
          <text:p text:style-name="P611">Distribute Tarjani <text:span text:style-name="T100">w</text:span>orkbooks to the students.</text:p>
        </text:list-item>
        <text:list-item>
          <text:p text:style-name="P631">Turn to Page<text:span text:style-name="T303">s</text:span> <text:span text:style-name="T491">32-33</text:span>, Session <text:span text:style-name="T508">15</text:span> in the Tarjani workbook and hold the workbook up so that it is visible to the entire class. Ask the students to turn to the same page.</text:p>
        </text:list-item>
        <text:list-item>
          <text:p text:style-name="P640"><text:span text:style-name="T221">Tell the students they are going to </text:span><text:span text:style-name="T236">revise</text:span><text:span text:style-name="T221"> “</text:span><text:span text:style-name="T222">Combination Consonant Sounds</text:span><text:span text:style-name="T221">” from “</text:span><text:span text:style-name="T232">chip</text:span><text:span text:style-name="T221">” to “</text:span><text:span text:style-name="T232">why</text:span><text:span text:style-name="T221">.“</text:span></text:p>
        </text:list-item>
        <text:list-item>
          <text:p text:style-name="P871"><text:span text:style-name="T239">Trace out each letter on your workbook and sound it clearly for the class to hear. Focus on combination consonant sounds such as: </text:span><text:span text:style-name="T254">th sh ch w</text:span><text:span text:style-name="T255">h</text:span><text:span text:style-name="T239"><text:tab/><text:tab/><text:tab/></text:span></text:p>
        </text:list-item>
        <text:list-item>
          <text:p text:style-name="P631">Ask the students to trace out the letters after you, sound by sound.</text:p>
        </text:list-item>
        <text:list-item>
          <text:p text:style-name="P718">Repeat the activity of tracing and sounding out of the letters.</text:p>
        </text:list-item>
        <text:list-item>
          <text:p text:style-name="P727">Now point to the words and encourage the students to say the words on their own.</text:p>
        </text:list-item>
      </text:list>
      <table:table table:name="Table75" table:style-name="Table75">
        <table:table-column table:style-name="Table75.A"/>
        <table:table-column table:style-name="Table75.B"/>
        <table:table-row>
          <table:table-cell table:style-name="Table75.A1" office:value-type="string">
            <text:h text:style-name="P535" text:outline-level="1">Power <text:span text:style-name="T54">Action</text:span></text:h>
          </table:table-cell>
          <table:table-cell table:style-name="Table75.A1" office:value-type="string">
            <text:h text:style-name="P562" text:outline-level="2"><text:span text:style-name="Prefix"><text:span text:style-name="T6">Session</text:span></text:span><text:span text:style-name="T6"> 56</text:span></text:h>
          </table:table-cell>
        </table:table-row>
      </table:table>
      <text:h text:style-name="P402" text:outline-level="3">Focus</text:h>
      <text:p text:style-name="P29">Objects required: a book, <text:span text:style-name="T334">a pencil</text:span></text:p>
      <table:table table:name="Table76" table:style-name="Table76">
        <table:table-column table:style-name="Table76.A"/>
        <table:table-column table:style-name="Table76.B"/>
        <table:table-row>
          <table:table-cell table:style-name="Table76.A1" office:value-type="string">
            <text:p text:style-name="P215">Action Commands Review</text:p>
          </table:table-cell>
          <table:table-cell table:style-name="Table76.B1" office:value-type="string">
            <text:p text:style-name="Table_20_Contents_20_Condensed">Smile and jump.</text:p>
            <text:p text:style-name="Table_20_Contents_20_Condensed">Smile and then jump.</text:p>
            <text:p text:style-name="Table_20_Contents_20_Condensed">Frown and then push the book to your right.</text:p>
            <text:p text:style-name="Table_20_Contents_20_Condensed">Laugh and then push the book to your left.</text:p>
          </table:table-cell>
        </table:table-row>
        <table:table-row>
          <table:table-cell table:style-name="Table76.A2" office:value-type="string">
            <text:p text:style-name="P215"/>
          </table:table-cell>
          <table:table-cell table:style-name="Table76.B2" office:value-type="string">
            <text:p text:style-name="Table_20_Contents_20_Condensed"/>
          </table:table-cell>
        </table:table-row>
        <table:table-row>
          <table:table-cell table:style-name="Table76.A1" office:value-type="string">
            <text:p text:style-name="P215">Spoken Commands</text:p>
          </table:table-cell>
          <table:table-cell table:style-name="Table76.B1" office:value-type="string">
            <text:p text:style-name="Table_20_Contents_20_Condensed">Smile and jump.</text:p>
            <text:p text:style-name="Table_20_Contents_20_Condensed">Smile and then jump.</text:p>
            <text:p text:style-name="Table_20_Contents_20_Condensed">Frown and then push the book to your right.</text:p>
            <text:p text:style-name="Table_20_Contents_20_Condensed">Laugh and then push the book to your left.</text:p>
          </table:table-cell>
        </table:table-row>
        <table:table-row>
          <table:table-cell table:style-name="Table76.A4" office:value-type="string">
            <text:p text:style-name="P215"/>
          </table:table-cell>
          <table:table-cell table:style-name="Table76.B2" office:value-type="string">
            <text:p text:style-name="Table_20_Contents_20_Condensed"/>
          </table:table-cell>
        </table:table-row>
        <table:table-row>
          <table:table-cell table:style-name="Table76.A1" office:value-type="string">
            <text:p text:style-name="P215">Action Commands New</text:p>
          </table:table-cell>
          <table:table-cell table:style-name="Table76.B5" office:value-type="string">
            <text:p text:style-name="Table_20_Contents_20_Condensed">Place the book next to the pencil.</text:p>
            <text:p text:style-name="Table_20_Contents_20_Condensed">Pick up the book and the pencil. <text:line-break/><text:span text:style-name="T596">» </text:span>Put down the book first. <text:line-break/><text:span text:style-name="T596">» </text:span>Put down the pencil next.</text:p>
            <text:p text:style-name="Table_20_Contents_20_Condensed">Raise your arms up over your head. <text:line-break/><text:span text:style-name="T596">» </text:span>Put your right hand down first. <text:line-break/><text:span text:style-name="T596">» </text:span>Put your left hand down next.</text:p>
          </table:table-cell>
        </table:table-row>
      </table:table>
      <text:p text:style-name="P86"/>
      <text:p text:style-name="Text_20_Body_20_Note">Note: Requires sufficient space for movement.</text:p>
      <table:table table:name="Table77" table:style-name="Table77">
        <table:table-column table:style-name="Table77.A"/>
        <table:table-column table:style-name="Table77.B"/>
        <table:table-row>
          <table:table-cell table:style-name="Table77.A1" office:value-type="string">
            <text:h text:style-name="P535" text:outline-level="1">Power <text:span text:style-name="T65">Music</text:span></text:h>
          </table:table-cell>
          <table:table-cell table:style-name="Table77.A1" office:value-type="string">
            <text:h text:style-name="P562" text:outline-level="2"><text:span text:style-name="Prefix"><text:span text:style-name="T6">Session</text:span></text:span><text:span text:style-name="T6"> 56</text:span></text:h>
          </table:table-cell>
        </table:table-row>
      </table:table>
      <text:h text:style-name="P402" text:outline-level="3">Focus</text:h>
      <text:h text:style-name="P438" text:outline-level="3">Listening</text:h>
      <text:list xml:id="list1831586023917863211" text:style-name="L69">
        <text:list-item>
          <text:p text:style-name="P940"><text:span text:style-name="T177">Listen to the entire rhyme “</text:span><text:span text:style-name="T179">Colours”</text:span><text:span text:style-name="T177"> on the DVD (Track </text:span><text:span text:style-name="T179">5</text:span><text:span text:style-name="T177">). Do not sing along.</text:span></text:p>
        </text:list-item>
        <text:list-item>
          <text:p text:style-name="P940"><text:span text:style-name="T179">Ask the students to s</text:span><text:span text:style-name="T176">ing the entire rhyme along with the DVD. </text:span></text:p>
        </text:list-item>
      </text:list>
      <text:h text:style-name="P527" text:outline-level="3">Activity</text:h>
      <text:list xml:id="list5587211796519795436" text:style-name="L70">
        <text:list-item>
          <text:p text:style-name="P872"><text:span text:style-name="T343">Write </text:span><text:span text:style-name="T344">the </text:span><text:span text:style-name="T343">following </text:span><text:span text:style-name="T350">sentences</text:span><text:span text:style-name="T344"> on </text:span><text:span text:style-name="T343">the blackboard:</text:span></text:p>
        </text:list-item>
      </text:list>
      <table:table table:name="Table148" table:style-name="Table148">
        <table:table-column table:style-name="Table148.A"/>
        <table:table-row>
          <table:table-cell table:style-name="Table148.A1" office:value-type="string">
            <text:list xml:id="list104346124155676" text:continue-numbering="true" text:style-name="L70">
              <text:list-header>
                <text:p text:style-name="P684"><text:span text:style-name="T683">Khaki wears the postman r</text:span>unning up <text:span text:style-name="T683">the street.</text:span></text:p>
              </text:list-header>
            </text:list>
          </table:table-cell>
        </table:table-row>
        <table:table-row>
          <table:table-cell table:style-name="Table148.A1" office:value-type="string">
            <text:list xml:id="list104346124161757" text:continue-numbering="true" text:style-name="L70">
              <text:list-header>
                <text:p text:style-name="P685"><text:span text:style-name="T683">Khaki wears the postman c</text:span>ycling up <text:span text:style-name="T683">the lane.</text:span></text:p>
              </text:list-header>
            </text:list>
          </table:table-cell>
        </table:table-row>
        <table:table-row>
          <table:table-cell table:style-name="Table148.A1" office:value-type="string">
            <text:list xml:id="list104346124171021" text:continue-numbering="true" text:style-name="L70">
              <text:list-header>
                <text:p text:style-name="P685"><text:span text:style-name="T683">Khaki wears the postman r</text:span>acing down <text:span text:style-name="T683">the alley.</text:span></text:p>
              </text:list-header>
            </text:list>
          </table:table-cell>
        </table:table-row>
        <table:table-row>
          <table:table-cell table:style-name="Table148.A1" office:value-type="string">
            <text:list xml:id="list104346124149393" text:continue-numbering="true" text:style-name="L70">
              <text:list-header>
                <text:p text:style-name="P685"><text:span text:style-name="T683">Khaki wears the postman w</text:span>alking down <text:span text:style-name="T683">the road.</text:span></text:p>
              </text:list-header>
            </text:list>
          </table:table-cell>
        </table:table-row>
        <table:table-row>
          <table:table-cell table:style-name="Table148.A1" office:value-type="string">
            <text:list xml:id="list104346124142713" text:continue-numbering="true" text:style-name="L70">
              <text:list-header>
                <text:p text:style-name="P685"><text:span text:style-name="T683">Khaki wears the postman jogging up</text:span> <text:span text:style-name="T683">the pathway.</text:span></text:p>
              </text:list-header>
            </text:list>
          </table:table-cell>
        </table:table-row>
      </table:table>
      <text:p text:style-name="P934"/>
      <text:list xml:id="list104346124159833" text:continue-numbering="true" text:style-name="L70">
        <text:list-item>
          <text:p text:style-name="P944"><text:span text:style-name="T568">Sing the above sentences one by one to the tune of the rhyme</text:span><text:span text:style-name="T566">,</text:span><text:span text:style-name="T565"> mime </text:span><text:span text:style-name="T567">t</text:span><text:span text:style-name="T565">hem</text:span><text:span text:style-name="T566"> and ask the students to repeat after you.</text:span></text:p>
        </text:list-item>
        <text:list-item>
          <text:p text:style-name="P929">Split the class into two groups. <text:span text:style-name="T684">Ask the groups to mime the actions based on the cues you will give them. For instance, when you sing to Group 1, </text:span><text:span text:style-name="T86">“</text:span><text:span text:style-name="T356">Khaki wears the postman jogging up</text:span><text:span text:style-name="T355"> </text:span><text:span text:style-name="T356">the pathway,</text:span><text:span text:style-name="T86">”</text:span><text:span text:style-name="T684"> the group has to mime a postman jogging. <text:s/></text:span></text:p>
        </text:list-item>
        <text:list-item>
          <text:p text:style-name="P947"><text:span text:style-name="T569">Jumble the order of the</text:span><text:span text:style-name="T567"> actions and repeat the activity. </text:span></text:p>
        </text:list-item>
      </text:list>
      <table:table table:name="Table54" table:style-name="Table54">
        <table:table-column table:style-name="Table54.A"/>
        <table:table-column table:style-name="Table54.B"/>
        <table:table-row>
          <table:table-cell table:style-name="Table54.A1" office:value-type="string">
            <text:h text:style-name="P546" text:outline-level="1">Power <text:span text:style-name="T58">Reader</text:span></text:h>
          </table:table-cell>
          <table:table-cell table:style-name="Table54.A1" office:value-type="string">
            <text:h text:style-name="P570" text:outline-level="2"><text:span text:style-name="Prefix"><text:span text:style-name="T6">Session</text:span></text:span><text:span text:style-name="T6"> 56</text:span></text:h>
          </table:table-cell>
        </table:table-row>
      </table:table>
      <text:h text:style-name="P482" text:outline-level="3">Focus</text:h>
      <text:h text:style-name="P481" text:outline-level="3">Phonics Song</text:h>
      <text:list xml:id="list104346140163873" text:continue-list="list104346030168074" text:style-name="L16">
        <text:list-item text:start-value="1">
          <text:p text:style-name="P586">Play the phonics song ABCD from the Karadi Power Reader DVD.</text:p>
        </text:list-item>
        <text:list-item>
          <text:p text:style-name="P619">Ask the students to listen to the song carefully.</text:p>
        </text:list-item>
        <text:list-item>
          <text:p text:style-name="P586">Play the phonics song again and encourage the students to sing along.</text:p>
        </text:list-item>
      </text:list>
      <text:h text:style-name="P481" text:outline-level="3">Phonic Words: <text:span text:style-name="T494">COOL</text:span> - <text:span text:style-name="T494">MONSOON</text:span></text:h>
      <text:list xml:id="list7913871900499059837" text:style-name="L71">
        <text:list-item>
          <text:p text:style-name="P612">Play Session <text:span text:style-name="T494">25</text:span> on Karadi Power Reader DVD.</text:p>
        </text:list-item>
        <text:list-item>
          <text:p text:style-name="P612">Play it again and encourage the students to repeat after the voice on the DVD.</text:p>
        </text:list-item>
      </text:list>
      <text:h text:style-name="P481" text:outline-level="3">Tactile Writing of Phonic <text:span text:style-name="T98">Words</text:span></text:h>
      <text:list xml:id="list1042463804006776390" text:style-name="L72">
        <text:list-item>
          <text:p text:style-name="P675">Distribute Tarjani workbooks to the students.</text:p>
        </text:list-item>
        <text:list-item>
          <text:p text:style-name="P670"><text:span text:style-name="T359">T</text:span><text:span text:style-name="T358">urn to Page</text:span><text:span text:style-name="T360">s</text:span><text:span text:style-name="T358"> </text:span><text:span text:style-name="T360">34-3</text:span><text:span text:style-name="T361">5</text:span><text:span text:style-name="T358">, Session </text:span><text:span text:style-name="T360">16</text:span><text:span text:style-name="T359"> </text:span><text:span text:style-name="T358">in the Tarjani workbook and hold the workbook up so that it is visible to the entire class. Ask the students to turn to the same page.</text:span></text:p>
        </text:list-item>
        <text:list-item>
          <text:p text:style-name="P736">Tell the students they are going to <text:span text:style-name="T510">revise</text:span> “Double Vowel Sounds” from “<text:span text:style-name="T494">cool</text:span>” to “monsoon.”</text:p>
        </text:list-item>
        <text:list-item>
          <text:p text:style-name="P732">Trace out each letter on your workbook and sound it clearly for the class to hear. <text:span text:style-name="T493">Introduce the long sound at this stage: “oo” and “ee”.</text:span></text:p>
        </text:list-item>
        <text:list-item>
          <text:p text:style-name="P716">Ask the students to trace out the letters after you, sound by sound.</text:p>
        </text:list-item>
        <text:list-item>
          <text:p text:style-name="P722">Repeat the activity of tracing and sounding out of the letters. </text:p>
        </text:list-item>
        <text:list-item>
          <text:p text:style-name="P728">Now point to the words and encourage the students to say the words on their own.</text:p>
        </text:list-item>
      </text:list>
      <table:table table:name="Table79" table:style-name="Table79">
        <table:table-column table:style-name="Table79.A"/>
        <table:table-column table:style-name="Table79.B"/>
        <table:table-row>
          <table:table-cell table:style-name="Table79.A1" office:value-type="string">
            <text:h text:style-name="P535" text:outline-level="1">Power <text:span text:style-name="T54">Action</text:span></text:h>
          </table:table-cell>
          <table:table-cell table:style-name="Table79.A1" office:value-type="string">
            <text:h text:style-name="P562" text:outline-level="2"><text:span text:style-name="Prefix"><text:span text:style-name="T6">Session</text:span></text:span><text:span text:style-name="T6"> 57</text:span></text:h>
          </table:table-cell>
        </table:table-row>
      </table:table>
      <text:h text:style-name="P402" text:outline-level="3">Focus</text:h>
      <text:p text:style-name="Text_20_Body_20_Intro_20_Timing">Objects required: a pencil, a book</text:p>
      <table:table table:name="Table80" table:style-name="Table80">
        <table:table-column table:style-name="Table80.A"/>
        <table:table-column table:style-name="Table80.B"/>
        <table:table-row>
          <table:table-cell table:style-name="Table80.A1" office:value-type="string">
            <text:p text:style-name="P215"><text:span text:style-name="T319">Directed</text:span> Commands <text:span text:style-name="T319">Set 1</text:span></text:p>
          </table:table-cell>
          <table:table-cell table:style-name="Table80.B1" office:value-type="string">
            <text:p text:style-name="Table_20_Contents_20_Condensed"><text:span text:style-name="T613">She grins and waves her hands</text:span>. <text:line-break/>» He<text:span text:style-name="T613"> grins and waves his hands</text:span>. </text:p>
          </table:table-cell>
        </table:table-row>
        <table:table-row>
          <table:table-cell table:style-name="Table80.A2" office:value-type="string">
            <text:p text:style-name="P215"/>
          </table:table-cell>
          <table:table-cell table:style-name="Table80.B2" office:value-type="string">
            <text:p text:style-name="Table_20_Contents_20_Condensed"/>
          </table:table-cell>
        </table:table-row>
        <table:table-row>
          <table:table-cell table:style-name="Table80.A1" office:value-type="string">
            <text:p text:style-name="P222"><text:span text:style-name="T319">Directed</text:span> Commands <text:span text:style-name="T319">Set 2</text:span></text:p>
          </table:table-cell>
          <table:table-cell table:style-name="Table80.B1" office:value-type="string">
            <text:p text:style-name="Table_20_Contents_20_Condensed"><text:span text:style-name="T613">She places the pencil inside the book. </text:span><text:line-break/>» <text:span text:style-name="T613">He flips the book over first. </text:span><text:line-break/><text:span text:style-name="T613">» She removes the pencil next.</text:span></text:p>
          </table:table-cell>
        </table:table-row>
        <table:table-row>
          <table:table-cell table:style-name="Table80.A4" office:value-type="string">
            <text:p text:style-name="P215"/>
          </table:table-cell>
          <table:table-cell table:style-name="Table80.B2" office:value-type="string">
            <text:p text:style-name="Table_20_Contents_20_Condensed"/>
          </table:table-cell>
        </table:table-row>
        <table:table-row>
          <table:table-cell table:style-name="Table80.A1" office:value-type="string">
            <text:p text:style-name="P222"><text:span text:style-name="T319">Directed</text:span> Commands <text:span text:style-name="T319">Set 3</text:span></text:p>
          </table:table-cell>
          <table:table-cell table:style-name="Table80.B1" office:value-type="string">
            <text:p text:style-name="Table_20_Contents_20_Condensed"><text:span text:style-name="T614">She folds the paper in half. <text:s/></text:span><text:line-break/><text:span text:style-name="T322">» H</text:span>e <text:span text:style-name="T615">draws a line on it.</text:span> <text:line-break/>» <text:span text:style-name="T615">Sh</text:span>e <text:span text:style-name="T615">draws a line inside the fold.</text:span> </text:p>
          </table:table-cell>
        </table:table-row>
      </table:table>
      <text:p text:style-name="P6"/>
      <text:p text:style-name="P38">Note: Requires sufficient space for movement. </text:p>
      <text:p text:style-name="P193"/>
      <table:table table:name="Table57" table:style-name="Table57">
        <table:table-column table:style-name="Table57.A"/>
        <table:table-column table:style-name="Table57.B"/>
        <table:table-row>
          <table:table-cell table:style-name="Table57.A1" office:value-type="string">
            <text:h text:style-name="P547" text:outline-level="1">Power <text:span text:style-name="T65">Music</text:span></text:h>
          </table:table-cell>
          <table:table-cell table:style-name="Table57.A1" office:value-type="string">
            <text:h text:style-name="P571" text:outline-level="2"><text:span text:style-name="Prefix"><text:span text:style-name="T6">Session</text:span></text:span><text:span text:style-name="T6"> 57</text:span></text:h>
          </table:table-cell>
        </table:table-row>
      </table:table>
      <text:h text:style-name="P483" text:outline-level="3">Focus</text:h>
      <text:h text:style-name="P439" text:outline-level="3">Listening</text:h>
      <text:list xml:id="list104346140156929" text:continue-list="list1831586023917863211" text:style-name="L69">
        <text:list-item text:start-value="1">
          <text:p text:style-name="P941"><text:span text:style-name="T177">Listen to the entire rhyme “</text:span><text:span text:style-name="T179">Colours”</text:span><text:span text:style-name="T177"> on the DVD (Track </text:span><text:span text:style-name="T206">5</text:span><text:span text:style-name="T177">). Do not sing along.</text:span></text:p>
        </text:list-item>
        <text:list-item>
          <text:p text:style-name="P941"><text:span text:style-name="T179">Ask the students to s</text:span><text:span text:style-name="T176">ing the entire rhyme along with the DVD. </text:span></text:p>
        </text:list-item>
      </text:list>
      <text:h text:style-name="P528" text:outline-level="3">Activity</text:h>
      <text:list xml:id="list104346140156014" text:continue-list="list104346124159833" text:style-name="L70">
        <text:list-item text:start-value="1">
          <text:p text:style-name="P873"><text:span text:style-name="T343">Write </text:span><text:span text:style-name="T344">the </text:span><text:span text:style-name="T343">following </text:span><text:span text:style-name="T350">sentences</text:span><text:span text:style-name="T344"> on </text:span><text:span text:style-name="T343">the blackboard:</text:span></text:p>
        </text:list-item>
      </text:list>
      <table:table table:name="Table158" table:style-name="Table158">
        <table:table-column table:style-name="Table158.A"/>
        <table:table-row>
          <table:table-cell table:style-name="Table158.A1" office:value-type="string">
            <text:list xml:id="list104346140160750" text:continue-numbering="true" text:style-name="L70">
              <text:list-header>
                <text:p text:style-name="P686">It is raining. The sky is grey and gloomy.</text:p>
              </text:list-header>
            </text:list>
          </table:table-cell>
        </table:table-row>
        <table:table-row>
          <table:table-cell table:style-name="Table158.A1" office:value-type="string">
            <text:list xml:id="list104346140150088" text:continue-numbering="true" text:style-name="L70">
              <text:list-header>
                <text:p text:style-name="P689">It is sunny. The sky is blue and bright.</text:p>
                <text:p text:style-name="P690">It is cold. The sky is purple and misty.</text:p>
              </text:list-header>
            </text:list>
          </table:table-cell>
        </table:table-row>
        <table:table-row>
          <table:table-cell table:style-name="Table158.A1" office:value-type="string">
            <text:list xml:id="list104346140159260" text:continue-numbering="true" text:style-name="L70">
              <text:list-header>
                <text:p text:style-name="P687">It is midnight. The sky is black and silent.</text:p>
              </text:list-header>
            </text:list>
          </table:table-cell>
        </table:table-row>
        <table:table-row>
          <table:table-cell table:style-name="Table158.A1" office:value-type="string">
            <text:list xml:id="list104346140154789" text:continue-numbering="true" text:style-name="L70">
              <text:list-header>
                <text:p text:style-name="P688">It is dawn. The sky is pink and pretty.</text:p>
              </text:list-header>
            </text:list>
          </table:table-cell>
        </table:table-row>
      </table:table>
      <text:p text:style-name="P935"/>
      <text:list xml:id="list104346140153326" text:continue-numbering="true" text:style-name="L70">
        <text:list-item>
          <text:p text:style-name="P945"><text:span text:style-name="T568">S</text:span><text:span text:style-name="T570">ay</text:span><text:span text:style-name="T568"> the above sentences one by one</text:span><text:span text:style-name="T566">,</text:span><text:span text:style-name="T565"> mime </text:span><text:span text:style-name="T567">t</text:span><text:span text:style-name="T565">hem</text:span><text:span text:style-name="T566"> and ask the students to repeat after you.</text:span></text:p>
        </text:list-item>
        <text:list-item>
          <text:p text:style-name="P930">Split the class into two groups. <text:span text:style-name="T684">Ask the groups to mime the actions based on the cues you will give them. For instance, when you say to Group 1, </text:span><text:span text:style-name="T86">“</text:span><text:span text:style-name="T357">It is raining. The sky is grey and gloomy</text:span><text:span text:style-name="T356">,</text:span><text:span text:style-name="T86">”</text:span><text:span text:style-name="T684"> the group has to mime the sentence. <text:s/></text:span></text:p>
        </text:list-item>
        <text:list-item>
          <text:p text:style-name="P948"><text:span text:style-name="T569">Jumble the order of the</text:span><text:span text:style-name="T567"> </text:span><text:span text:style-name="T571">sentences</text:span><text:span text:style-name="T567"> and repeat the activity. </text:span></text:p>
        </text:list-item>
      </text:list>
      <text:p text:style-name="P196"/>
      <table:table table:name="Table82" table:style-name="Table82">
        <table:table-column table:style-name="Table82.A"/>
        <table:table-column table:style-name="Table82.B"/>
        <table:table-row>
          <table:table-cell table:style-name="Table82.A1" office:value-type="string">
            <text:h text:style-name="P535" text:outline-level="1">Power <text:span text:style-name="T65">Story</text:span></text:h>
          </table:table-cell>
          <table:table-cell table:style-name="Table82.A1" office:value-type="string">
            <text:h text:style-name="P562" text:outline-level="2"><text:span text:style-name="Prefix"><text:span text:style-name="T6">Session</text:span></text:span><text:span text:style-name="T6"> 57</text:span></text:h>
          </table:table-cell>
        </table:table-row>
      </table:table>
      <text:h text:style-name="P402" text:outline-level="3">Focus</text:h>
      <text:h text:style-name="P411" text:outline-level="3">Listening to the Story</text:h>
      <text:list xml:id="list104346155154264" text:continue-list="list104345983151675" text:style-name="L39">
        <text:list-item text:start-value="1">
          <text:p text:style-name="P751">Listen to <text:span text:style-name="T520">and watch an expressive narration of the part of the story</text:span> <text:span text:style-name="T20">The </text:span><text:span text:style-name="T37">Blue Jackal</text:span><text:span text:style-name="T521"> (Tracks 8-12) on the </text:span><text:span text:style-name="T15">Voices and Expression</text:span><text:span text:style-name="T162"> DVD. </text:span></text:p>
        </text:list-item>
      </text:list>
      <text:h text:style-name="P460" text:outline-level="3">Conversation Practice</text:h>
      <text:list xml:id="list5538843601223141352" text:style-name="L73">
        <text:list-item>
          <text:p text:style-name="P841">Listen to <text:span text:style-name="T137">Page</text:span><text:span text:style-name="T512"> 8 from </text:span><text:span text:style-name="T13">The Blue Jackal</text:span><text:span text:style-name="T12"> </text:span><text:span text:style-name="T139">(Track 6)</text:span><text:span text:style-name="T57"> on the </text:span><text:span text:style-name="T269">Voices and Expression DVD.</text:span></text:p>
        </text:list-item>
        <text:list-item>
          <text:p text:style-name="P841"><text:span text:style-name="T240">Write the conversation given below on the blackboard. Read out the entire conversation clearly, modulating pitch, volume and tone, </text:span><text:span text:style-name="T241">and ask the students to repeat after you.</text:span></text:p>
        </text:list-item>
      </text:list>
      <text:p text:style-name="P263">Meena: Hi Rohan, how was your visit to the beach yesterday?</text:p>
      <text:p text:style-name="P263">Rohan: It was fun but when I was crossing the road to get to the beach, I was almost run over by a bus!</text:p>
      <text:p text:style-name="P263">Meena: Oh! Are you alright?</text:p>
      <text:p text:style-name="P263">Rohan: Yeah, I am okay now but my heart was in my mouth when this happened.</text:p>
      <text:p text:style-name="P263">Meena: You must have been very frightened and shaken up. You usually cross roads carefully, don’t you?</text:p>
      <text:p text:style-name="P333">Continued...</text:p>
      <text:p text:style-name="P340">Rohan: Yes, I am usually careful while crossing the road. But last evening, I was too excited to get to the shore!</text:p>
      <text:p text:style-name="P263">Meena: You must be more careful, Rohan.</text:p>
      <text:p text:style-name="P264">Rohan: Yes, I agree.</text:p>
      <text:list xml:id="list104346155158583" text:continue-numbering="true" text:style-name="L73">
        <text:list-item>
          <text:p text:style-name="P334"><text:span text:style-name="T256">Call</text:span><text:span text:style-name="T257"> </text:span><text:span text:style-name="T258">two </text:span><text:span text:style-name="T257">students to the front of the class, assign roles, and ask them to speak their lines expressively.</text:span></text:p>
        </text:list-item>
        <text:list-item>
          <text:p text:style-name="P334"><text:span text:style-name="T242">Repeat the activity with more </text:span><text:span text:style-name="T243">pairs </text:span><text:span text:style-name="T242">of students.</text:span></text:p>
        </text:list-item>
      </text:list>
      <table:table table:name="Table83" table:style-name="Table83">
        <table:table-column table:style-name="Table83.A"/>
        <table:table-column table:style-name="Table83.B"/>
        <table:table-row>
          <table:table-cell table:style-name="Table83.A1" office:value-type="string">
            <text:h text:style-name="P535" text:outline-level="1">Power <text:span text:style-name="T54">Action</text:span></text:h>
          </table:table-cell>
          <table:table-cell table:style-name="Table83.A1" office:value-type="string">
            <text:h text:style-name="P562" text:outline-level="2"><text:span text:style-name="Prefix"><text:span text:style-name="T6">Session</text:span></text:span><text:span text:style-name="T6"> 58</text:span></text:h>
          </table:table-cell>
        </table:table-row>
      </table:table>
      <text:h text:style-name="P402" text:outline-level="3">Focus</text:h>
      <text:p text:style-name="P29">Objects required: a book, <text:span text:style-name="T334">a pencil</text:span></text:p>
      <table:table table:name="Table84" table:style-name="Table84">
        <table:table-column table:style-name="Table84.A"/>
        <table:table-column table:style-name="Table84.B"/>
        <table:table-row>
          <table:table-cell table:style-name="Table84.A1" office:value-type="string">
            <text:p text:style-name="P215">Action Commands Review</text:p>
          </table:table-cell>
          <table:table-cell table:style-name="Table84.B1" office:value-type="string">
            <text:p text:style-name="Table_20_Contents_20_Condensed">Place the book next to the pencil.</text:p>
            <text:p text:style-name="Table_20_Contents_20_Condensed">Pick up the book and the pencil. <text:span text:style-name="T596">» </text:span>Put down the book first. <text:span text:style-name="T596">» </text:span>Put down the pencil next.</text:p>
            <text:p text:style-name="Table_20_Contents_20_Condensed">Raise your arms up over your head. <text:span text:style-name="T596">» </text:span>Put your right hand down first. <text:span text:style-name="T596">» </text:span>Put your left hand down next.</text:p>
          </table:table-cell>
        </table:table-row>
        <table:table-row>
          <table:table-cell table:style-name="Table84.A2" office:value-type="string">
            <text:p text:style-name="P215"/>
          </table:table-cell>
          <table:table-cell table:style-name="Table84.B2" office:value-type="string">
            <text:p text:style-name="Table_20_Contents_20_Condensed"/>
          </table:table-cell>
        </table:table-row>
        <table:table-row>
          <table:table-cell table:style-name="Table84.A1" office:value-type="string">
            <text:p text:style-name="P215">Spoken Commands</text:p>
          </table:table-cell>
          <table:table-cell table:style-name="Table84.B1" office:value-type="string">
            <text:p text:style-name="Table_20_Contents_20_Condensed">Place the book next to the pencil.</text:p>
            <text:p text:style-name="Table_20_Contents_20_Condensed">Pick up the book and the pencil. <text:span text:style-name="T596">» </text:span>Put down the book first. <text:span text:style-name="T596">» </text:span>Put down the pencil next.</text:p>
            <text:p text:style-name="Table_20_Contents_20_Condensed">Raise your arms up over your head. <text:span text:style-name="T596">» </text:span>Put your right hand down first. <text:span text:style-name="T596">» </text:span>Put your left hand down next.</text:p>
          </table:table-cell>
        </table:table-row>
        <table:table-row>
          <table:table-cell table:style-name="Table84.A4" office:value-type="string">
            <text:p text:style-name="P215"/>
          </table:table-cell>
          <table:table-cell table:style-name="Table84.B2" office:value-type="string">
            <text:p text:style-name="Table_20_Contents_20_Condensed"/>
          </table:table-cell>
        </table:table-row>
        <table:table-row>
          <table:table-cell table:style-name="Table84.A1" office:value-type="string">
            <text:p text:style-name="P215">Action Commands New</text:p>
          </table:table-cell>
          <table:table-cell table:style-name="Table84.B1" office:value-type="string">
            <text:p text:style-name="Table_20_Contents_20_Condensed">Hold the book behind your head <text:span text:style-name="T598">and close your eyes.</text:span></text:p>
            <text:p text:style-name="Table_20_Contents_20_Condensed">Hold the book behind your head <text:span text:style-name="T599">but do not close your eyes.</text:span></text:p>
            <text:p text:style-name="Table_20_Contents_20_Condensed">Hold the book <text:span text:style-name="T597">in your hand. </text:span>» <text:span text:style-name="T597">Hold it </text:span>in front of your nose <text:span text:style-name="T597">first</text:span>. »<text:span text:style-name="T597">Hold it below your chin next.</text:span></text:p>
          </table:table-cell>
        </table:table-row>
      </table:table>
      <text:p text:style-name="P6"/>
      <text:p text:style-name="P36">Note: <text:s/>Requires sufficient space for movement<text:span text:style-name="T337">. </text:span></text:p>
      <table:table table:name="Table85" table:style-name="Table85">
        <table:table-column table:style-name="Table85.A"/>
        <table:table-column table:style-name="Table85.B"/>
        <table:table-row>
          <table:table-cell table:style-name="Table85.A1" office:value-type="string">
            <text:h text:style-name="P535" text:outline-level="1">Power <text:span text:style-name="T65">Music</text:span></text:h>
          </table:table-cell>
          <table:table-cell table:style-name="Table85.A1" office:value-type="string">
            <text:h text:style-name="P562" text:outline-level="2"><text:span text:style-name="Prefix"><text:span text:style-name="T6">Session</text:span></text:span><text:span text:style-name="T6"> 58</text:span></text:h>
          </table:table-cell>
        </table:table-row>
      </table:table>
      <text:h text:style-name="P402" text:outline-level="3">Focus</text:h>
      <text:h text:style-name="P440" text:outline-level="3">Listening</text:h>
      <text:list xml:id="list104346155150257" text:continue-list="list104346140156929" text:style-name="L69">
        <text:list-item text:start-value="1">
          <text:p text:style-name="P942"><text:span text:style-name="T177">Listen to the entire rhyme “</text:span><text:span text:style-name="T211">Colours</text:span><text:span text:style-name="T179">”</text:span><text:span text:style-name="T177"> on the DVD (Track </text:span><text:span text:style-name="T211">5</text:span><text:span text:style-name="T177">). Do not sing along.</text:span></text:p>
        </text:list-item>
        <text:list-item>
          <text:p text:style-name="P942"><text:span text:style-name="T179">Ask the students to s</text:span><text:span text:style-name="T176">ing the entire rhyme along with the DVD. </text:span></text:p>
        </text:list-item>
      </text:list>
      <text:h text:style-name="P529" text:outline-level="3">Activity</text:h>
      <text:list xml:id="list104346155165168" text:continue-list="list104346140153326" text:style-name="L70">
        <text:list-item text:start-value="1">
          <text:p text:style-name="P874"><text:span text:style-name="T343">Write </text:span><text:span text:style-name="T344">the </text:span><text:span text:style-name="T343">following </text:span><text:span text:style-name="T350">sentences</text:span><text:span text:style-name="T344"> on </text:span><text:span text:style-name="T343">the blackboard:</text:span></text:p>
        </text:list-item>
      </text:list>
      <table:table table:name="Table160" table:style-name="Table160">
        <table:table-column table:style-name="Table160.A"/>
        <table:table-row>
          <table:table-cell table:style-name="Table160.A1" office:value-type="string">
            <text:list xml:id="list104346155155553" text:continue-numbering="true" text:style-name="L70">
              <text:list-header>
                <text:p text:style-name="P691">The dog is chasing me. I'm white with fear.</text:p>
              </text:list-header>
            </text:list>
          </table:table-cell>
        </table:table-row>
        <table:table-row>
          <table:table-cell table:style-name="Table160.A1" office:value-type="string">
            <text:list xml:id="list104346155146226" text:continue-numbering="true" text:style-name="L70">
              <text:list-header>
                <text:p text:style-name="P692">She broke my pencil. I'm red with anger.</text:p>
                <text:p text:style-name="P693">He <text:span text:style-name="T685">draws so well. I'm green with envy.</text:span></text:p>
              </text:list-header>
            </text:list>
          </table:table-cell>
        </table:table-row>
      </table:table>
      <text:p text:style-name="P936"/>
      <text:list xml:id="list104346171169092" text:continue-numbering="true" text:style-name="L70">
        <text:list-item>
          <text:p text:style-name="P946"><text:span text:style-name="T568">S</text:span><text:span text:style-name="T570">ay</text:span><text:span text:style-name="T568"> the above sentences one by one</text:span><text:span text:style-name="T566">,</text:span><text:span text:style-name="T565"> mime </text:span><text:span text:style-name="T567">t</text:span><text:span text:style-name="T565">hem</text:span><text:span text:style-name="T566"> and ask the students to repeat after you.</text:span></text:p>
        </text:list-item>
        <text:list-item>
          <text:p text:style-name="P949"><text:span text:style-name="T176">Split the class into two groups. </text:span><text:span text:style-name="T183">Ask the groups to mime the actions based on the cues you will give them. For instance, when you say to Group 1, </text:span><text:span text:style-name="T193">“</text:span><text:span text:style-name="T352">The dog is chasing </text:span><text:span text:style-name="T353">you</text:span><text:span text:style-name="T352">. </text:span><text:span text:style-name="T353">You're</text:span><text:span text:style-name="T352"> white with fear</text:span><text:span text:style-name="T354">,</text:span><text:span text:style-name="T193">”</text:span><text:span text:style-name="T183"> the group has to mime the sentence. <text:s/></text:span></text:p>
        </text:list-item>
      </text:list>
      <text:h text:style-name="P530" text:outline-level="3"/>
      <table:table table:name="Table86" table:style-name="Table86">
        <table:table-column table:style-name="Table86.A"/>
        <table:table-column table:style-name="Table86.B"/>
        <table:table-row>
          <table:table-cell table:style-name="Table86.A1" office:value-type="string">
            <text:h text:style-name="P535" text:outline-level="1">Power <text:span text:style-name="T66">Reader</text:span></text:h>
          </table:table-cell>
          <table:table-cell table:style-name="Table86.A1" office:value-type="string">
            <text:h text:style-name="P562" text:outline-level="2"><text:span text:style-name="Prefix"><text:span text:style-name="T6">Session</text:span></text:span><text:span text:style-name="T6"> 58</text:span></text:h>
          </table:table-cell>
        </table:table-row>
      </table:table>
      <text:h text:style-name="P402" text:outline-level="3">Focus</text:h>
      <text:h text:style-name="P484" text:outline-level="3">Phonics Song</text:h>
      <text:list xml:id="list8032889705746108264" text:style-name="L74">
        <text:list-item>
          <text:p text:style-name="P875">Play the phonics song ABCD from the Karadi Power Reader DVD.</text:p>
        </text:list-item>
        <text:list-item>
          <text:p text:style-name="P661">Ask the students to listen to the song carefully.</text:p>
        </text:list-item>
        <text:list-item>
          <text:p text:style-name="P875">Play the phonics song again and encourage the students to sing along.</text:p>
        </text:list-item>
      </text:list>
      <text:h text:style-name="P485" text:outline-level="3">Sentence Practice</text:h>
      <text:list xml:id="list6746512821193809951" text:style-name="L75">
        <text:list-item>
          <text:p text:style-name="P862">Distribute Tarjani <text:span text:style-name="T501">w</text:span>orkbooks to the students.</text:p>
        </text:list-item>
        <text:list-item>
          <text:p text:style-name="P862">Turn to Page <text:span text:style-name="T503">45, Session 22</text:span> in the Tarjani workbook and hold the workbook up so that it is visible to the entire class. Ask the students to turn to the same <text:span text:style-name="T502">pages</text:span>.</text:p>
        </text:list-item>
        <text:list-item>
          <text:p text:style-name="P878">Tell the students they are going to learn <text:span text:style-name="T504">simple sentences. </text:span></text:p>
        </text:list-item>
        <text:list-item>
          <text:p text:style-name="P882">Read out a sentence, pointing to the words as you read them. Ask the student to repeat after you, sentence by sentence. </text:p>
        </text:list-item>
        <text:list-item>
          <text:p text:style-name="P882">Do not trace out individual letters or say the letter sounds. </text:p>
        </text:list-item>
        <text:list-item>
          <text:p text:style-name="P723">Repeat the activity.</text:p>
        </text:list-item>
      </text:list>
      <table:table table:name="Table87" table:style-name="Table87">
        <table:table-column table:style-name="Table87.A"/>
        <table:table-column table:style-name="Table87.B"/>
        <table:table-row>
          <table:table-cell table:style-name="Table87.A1" office:value-type="string">
            <text:h text:style-name="P535" text:outline-level="1">Power <text:span text:style-name="T54">Action</text:span></text:h>
          </table:table-cell>
          <table:table-cell table:style-name="Table87.A1" office:value-type="string">
            <text:h text:style-name="P562" text:outline-level="2"><text:span text:style-name="Prefix"><text:span text:style-name="T6">Session</text:span></text:span><text:span text:style-name="T6"> 59</text:span></text:h>
          </table:table-cell>
        </table:table-row>
      </table:table>
      <text:h text:style-name="P402" text:outline-level="3">Focus</text:h>
      <text:p text:style-name="P30"><text:tab/><text:tab/>Objects required: <text:span text:style-name="T600">a book</text:span></text:p>
      <table:table table:name="Table88" table:style-name="Table88">
        <table:table-column table:style-name="Table88.A"/>
        <table:table-column table:style-name="Table88.B"/>
        <table:table-row>
          <table:table-cell table:style-name="Table88.A1" office:value-type="string">
            <text:p text:style-name="P215">Action Commands Review</text:p>
          </table:table-cell>
          <table:table-cell table:style-name="Table88.B1" office:value-type="string">
            <text:p text:style-name="Table_20_Contents_20_Condensed">Hold the book behind your head <text:span text:style-name="T598">and close your eyes.</text:span></text:p>
            <text:p text:style-name="Table_20_Contents_20_Condensed">Hold the book behind your head <text:span text:style-name="T599">but do not close your eyes.</text:span></text:p>
            <text:p text:style-name="Table_20_Contents_20_Condensed">Hold the book <text:span text:style-name="T597">in your hand. </text:span>» <text:span text:style-name="T597">Hold it </text:span>in front of your nose <text:span text:style-name="T597">first</text:span>. »<text:span text:style-name="T597">Hold it below your chin next.</text:span></text:p>
          </table:table-cell>
        </table:table-row>
        <table:table-row>
          <table:table-cell table:style-name="Table88.A2" office:value-type="string">
            <text:p text:style-name="P215"/>
          </table:table-cell>
          <table:table-cell table:style-name="Table88.B2" office:value-type="string">
            <text:p text:style-name="Table_20_Contents_20_Condensed"/>
          </table:table-cell>
        </table:table-row>
        <table:table-row>
          <table:table-cell table:style-name="Table88.A1" office:value-type="string">
            <text:p text:style-name="P215">Spoken Commands</text:p>
          </table:table-cell>
          <table:table-cell table:style-name="Table88.B1" office:value-type="string">
            <text:p text:style-name="Table_20_Contents_20_Condensed">Hold the book behind your head <text:span text:style-name="T598">and close your eyes.</text:span></text:p>
            <text:p text:style-name="Table_20_Contents_20_Condensed">Hold the book behind your head <text:span text:style-name="T599">but do not close your eyes.</text:span></text:p>
            <text:p text:style-name="Table_20_Contents_20_Condensed">Hold the book <text:span text:style-name="T597">in your hand. </text:span>» <text:span text:style-name="T597">Hold it </text:span>in front of your nose <text:span text:style-name="T597">first</text:span>. »<text:span text:style-name="T597">Hold it below your chin next.</text:span></text:p>
          </table:table-cell>
        </table:table-row>
        <table:table-row>
          <table:table-cell table:style-name="Table88.A4" office:value-type="string">
            <text:p text:style-name="P215"/>
          </table:table-cell>
          <table:table-cell table:style-name="Table88.B2" office:value-type="string">
            <text:p text:style-name="Table_20_Contents_20_Condensed"/>
          </table:table-cell>
        </table:table-row>
        <table:table-row>
          <table:table-cell table:style-name="Table88.A5" office:value-type="string">
            <text:p text:style-name="P215">Action Commands New</text:p>
          </table:table-cell>
          <table:table-cell table:style-name="Table88.B5" office:value-type="string">
            <text:p text:style-name="Table_20_Contents_20_Condensed">Look angry.</text:p>
            <text:p text:style-name="Table_20_Contents_20_Condensed">Look behind.</text:p>
            <text:p text:style-name="Table_20_Contents_20_Condensed">Look around. <text:span text:style-name="T596">»</text:span> Sniff around.</text:p>
            <text:p text:style-name="Table_20_Contents_20_Condensed">Howl like a jackal.</text:p>
          </table:table-cell>
        </table:table-row>
      </table:table>
      <text:p text:style-name="P100"/>
      <text:p text:style-name="P101">Note: <text:span text:style-name="T622">The </text:span>Action Commands-New <text:span text:style-name="T622">in this module are based on the story </text:span><text:span text:style-name="T81">The Blue Jackal</text:span>.</text:p>
      <table:table table:name="Table89" table:style-name="Table89">
        <table:table-column table:style-name="Table89.A"/>
        <table:table-column table:style-name="Table89.B"/>
        <table:table-row>
          <table:table-cell table:style-name="Table89.A1" office:value-type="string">
            <text:h text:style-name="P535" text:outline-level="1">Power <text:span text:style-name="T66">Music</text:span></text:h>
          </table:table-cell>
          <table:table-cell table:style-name="Table89.A1" office:value-type="string">
            <text:h text:style-name="P562" text:outline-level="2"><text:span text:style-name="Prefix"><text:span text:style-name="T6">Session</text:span></text:span><text:span text:style-name="T6"> 59</text:span></text:h>
          </table:table-cell>
        </table:table-row>
      </table:table>
      <text:h text:style-name="P488" text:outline-level="3">Focus</text:h>
      <text:h text:style-name="P441" text:outline-level="3">Listening</text:h>
      <text:list xml:id="list104346171163438" text:continue-list="list6180476931960285956" text:style-name="L64">
        <text:list-item text:start-value="1">
          <text:p text:style-name="P840">Listen to the entire rhyme “<text:span text:style-name="T686">Eid is Here” </text:span>on the DVD (Track <text:span text:style-name="T686">6</text:span>). Do not sing along.</text:p>
        </text:list-item>
        <text:list-item>
          <text:p text:style-name="P840">Read out <text:span text:style-name="T675">the entire rhyme l</text:span>ine-by-line and encourage the students to repeat after you. Say each word slowly and clearly. Do not sing.</text:p>
        </text:list-item>
        <text:list-item>
          <text:p text:style-name="P840">Listen to the rhyme on the DVD again and repeat the line-by-line teaching of the rhyme.</text:p>
        </text:list-item>
        <text:list-item>
          <text:p text:style-name="P840"><text:span text:style-name="T136">Play</text:span> the entire rhyme on the DVD again. <text:span text:style-name="T4">Encourage the students to sing along.</text:span></text:p>
        </text:list-item>
      </text:list>
      <text:list xml:id="list1147019910873233177" text:style-name="L76">
        <text:list-item>
          <text:list>
            <text:list-item>
              <text:list>
                <text:list-header>
                  <text:h text:style-name="P525" text:outline-level="3">Activity</text:h>
                </text:list-header>
              </text:list>
            </text:list-item>
          </text:list>
        </text:list-item>
        <text:list-item text:start-value="1">
          <text:p text:style-name="P886"><text:span text:style-name="T210">Divide the class into </text:span><text:span text:style-name="T212">three</text:span><text:span text:style-name="T210"> groups.</text:span></text:p>
        </text:list-item>
        <text:list-item>
          <text:p text:style-name="P832">Encourage Group 1 to sing the first verse, Group 2 to sing the second verse, <text:span text:style-name="T676">and Group 3 to sing the third verse</text:span>.</text:p>
        </text:list-item>
        <text:list-item>
          <text:p text:style-name="P886"><text:span text:style-name="T176">Help the students by repeating the rhyme with them.</text:span> </text:p>
        </text:list-item>
        <text:list-item>
          <text:p text:style-name="P740">Switch groups and repeat the activity.</text:p>
          <text:p text:style-name="P740"/>
        </text:list-item>
      </text:list>
      <text:p text:style-name="P98">Note: <text:span text:style-name="T687">For the activity in the next music module, ask the students to find out their dates of birth. </text:span></text:p>
      <table:table table:name="Table90" table:style-name="Table90">
        <table:table-column table:style-name="Table90.A"/>
        <table:table-column table:style-name="Table90.B"/>
        <table:table-row>
          <table:table-cell table:style-name="Table90.A1" office:value-type="string">
            <text:h text:style-name="P535" text:outline-level="1">Power <text:span text:style-name="T66">Reader</text:span></text:h>
          </table:table-cell>
          <table:table-cell table:style-name="Table90.A1" office:value-type="string">
            <text:h text:style-name="P562" text:outline-level="2"><text:span text:style-name="Prefix"><text:span text:style-name="T6">Session</text:span></text:span><text:span text:style-name="T6"> 59</text:span></text:h>
          </table:table-cell>
        </table:table-row>
      </table:table>
      <text:h text:style-name="P402" text:outline-level="3">Focus</text:h>
      <text:h text:style-name="P489" text:outline-level="3">Phonics Song</text:h>
      <text:list xml:id="list104346186160066" text:continue-list="list8032889705746108264" text:style-name="L74">
        <text:list-item text:start-value="1">
          <text:p text:style-name="P876">Play the phonics song ABCD from the Karadi Power Reader DVD.</text:p>
        </text:list-item>
        <text:list-item>
          <text:p text:style-name="P662">Ask the students to listen to the song carefully.</text:p>
        </text:list-item>
        <text:list-item>
          <text:p text:style-name="P876">Play the phonics song again and encourage the students to sing along.</text:p>
        </text:list-item>
      </text:list>
      <text:h text:style-name="P486" text:outline-level="3">Sentence Practice</text:h>
      <text:list xml:id="list6904204170262578007" text:style-name="L77">
        <text:list-item>
          <text:p text:style-name="P863">Distribute Tarjani <text:span text:style-name="T501">w</text:span>orkbooks to the students.</text:p>
        </text:list-item>
        <text:list-item>
          <text:p text:style-name="P863">Turn to Page <text:span text:style-name="T503">46, Session 22</text:span> in the Tarjani workbook and hold the workbook up so that it is visible to the entire class. Ask the students to turn to the same <text:span text:style-name="T502">pages</text:span>.</text:p>
        </text:list-item>
        <text:list-item>
          <text:p text:style-name="P879">Tell the students they are going to learn <text:span text:style-name="T504">simple sentences. </text:span></text:p>
        </text:list-item>
        <text:list-item>
          <text:p text:style-name="P883">Read out a sentence, pointing to the words as you read them. Ask the student to repeat after you, sentence by sentence. </text:p>
        </text:list-item>
        <text:list-item>
          <text:p text:style-name="P883">Do not trace out individual letters or say the letter sounds. </text:p>
        </text:list-item>
        <text:list-item>
          <text:p text:style-name="P664">Repeat the activity.</text:p>
        </text:list-item>
      </text:list>
      <table:table table:name="Table91" table:style-name="Table91">
        <table:table-column table:style-name="Table91.A"/>
        <table:table-column table:style-name="Table91.B"/>
        <table:table-row>
          <table:table-cell table:style-name="Table91.A1" office:value-type="string">
            <text:h text:style-name="P535" text:outline-level="1">Power <text:span text:style-name="T54">Action</text:span></text:h>
          </table:table-cell>
          <table:table-cell table:style-name="Table91.A1" office:value-type="string">
            <text:h text:style-name="P562" text:outline-level="2"><text:span text:style-name="Prefix"><text:span text:style-name="T6">Session</text:span></text:span><text:span text:style-name="T6"> 60</text:span></text:h>
          </table:table-cell>
        </table:table-row>
      </table:table>
      <text:h text:style-name="P402" text:outline-level="3">Focus</text:h>
      <text:p text:style-name="P3"/>
      <table:table table:name="Table92" table:style-name="Table92">
        <table:table-column table:style-name="Table92.A"/>
        <table:table-column table:style-name="Table92.B"/>
        <table:table-row>
          <table:table-cell table:style-name="Table92.A1" office:value-type="string">
            <text:p text:style-name="P215"><text:span text:style-name="T320">Directed</text:span> Commands <text:span text:style-name="T320">Set 1</text:span></text:p>
          </table:table-cell>
          <table:table-cell table:style-name="Table92.B1" office:value-type="string">
            <text:p text:style-name="Table_20_Contents_20_Condensed"><text:span text:style-name="T611">She</text:span> <text:span text:style-name="T635">licks her lips</text:span>. <text:line-break/>» <text:span text:style-name="T611">He licks his lips.</text:span></text:p>
          </table:table-cell>
        </table:table-row>
        <table:table-row>
          <table:table-cell table:style-name="Table92.A2" office:value-type="string">
            <text:p text:style-name="P215"/>
          </table:table-cell>
          <table:table-cell table:style-name="Table92.B2" office:value-type="string">
            <text:p text:style-name="Table_20_Contents_20_Condensed"/>
          </table:table-cell>
        </table:table-row>
        <table:table-row>
          <table:table-cell table:style-name="Table92.A1" office:value-type="string">
            <text:p text:style-name="P223"><text:span text:style-name="T320">Directed</text:span> Commands <text:span text:style-name="T320">Set 2</text:span></text:p>
          </table:table-cell>
          <table:table-cell table:style-name="Table92.B1" office:value-type="string">
            <text:p text:style-name="Table_20_Contents_20_Condensed"><text:span text:style-name="T611">She</text:span> <text:span text:style-name="T635">bows low</text:span>. <text:line-break/>» <text:span text:style-name="T611">He bows low.</text:span></text:p>
          </table:table-cell>
        </table:table-row>
        <table:table-row>
          <table:table-cell table:style-name="Table92.A4" office:value-type="string">
            <text:p text:style-name="P215"/>
          </table:table-cell>
          <table:table-cell table:style-name="Table92.B2" office:value-type="string">
            <text:p text:style-name="Table_20_Contents_20_Condensed"/>
          </table:table-cell>
        </table:table-row>
        <table:table-row>
          <table:table-cell table:style-name="Table92.A1" office:value-type="string">
            <text:p text:style-name="P223"><text:span text:style-name="T320">Directed</text:span> Commands <text:span text:style-name="T320">Set 3</text:span></text:p>
          </table:table-cell>
          <table:table-cell table:style-name="Table92.B1" office:value-type="string">
            <text:p text:style-name="Table_20_Contents_20_Condensed"><text:span text:style-name="T611">She</text:span> <text:span text:style-name="T636">barks like a dog</text:span>. <text:line-break/>» <text:span text:style-name="T611">He barks like a dog.</text:span></text:p>
          </table:table-cell>
        </table:table-row>
        <table:table-row>
          <table:table-cell table:style-name="Table92.A6" office:value-type="string">
            <text:p text:style-name="P223"/>
          </table:table-cell>
          <table:table-cell table:style-name="Table92.B6" office:value-type="string">
            <text:p text:style-name="Table_20_Contents_20_Condensed"/>
          </table:table-cell>
        </table:table-row>
        <table:table-row>
          <table:table-cell table:style-name="Table92.A1" office:value-type="string">
            <text:p text:style-name="P226"><text:span text:style-name="T335">Visualised </text:span>Commands </text:p>
          </table:table-cell>
          <table:table-cell table:style-name="Table92.B7" office:value-type="string">
            <text:p text:style-name="Table_20_Contents_20_Condensed">Touch your feet.</text:p>
            <text:p text:style-name="Table_20_Contents_20_Condensed">Sit under a tree.</text:p>
            <text:p text:style-name="Table_20_Contents_20_Condensed">Sneak into your classroom.</text:p>
            <text:p text:style-name="Table_20_Contents_20_Condensed">Run as fast as you can.</text:p>
            <text:p text:style-name="Table_20_Contents_20_Condensed">Look at the silhouettes of the trees.</text:p>
          </table:table-cell>
        </table:table-row>
      </table:table>
      <text:p text:style-name="P91"/>
      <text:p text:style-name="P43">Note: <text:span text:style-name="T623">The commands in this module are based on the story </text:span><text:span text:style-name="T82">The Blue Jackal.</text:span></text:p>
      <table:table table:name="Table93" table:style-name="Table93">
        <table:table-column table:style-name="Table93.A"/>
        <table:table-column table:style-name="Table93.B"/>
        <table:table-row>
          <table:table-cell table:style-name="Table93.A1" office:value-type="string">
            <text:h text:style-name="P556" text:outline-level="1">Power <text:span text:style-name="T66">Music</text:span></text:h>
          </table:table-cell>
          <table:table-cell table:style-name="Table93.A1" office:value-type="string">
            <text:h text:style-name="P562" text:outline-level="2"><text:span text:style-name="Prefix"><text:span text:style-name="T6">Session</text:span></text:span><text:span text:style-name="T6"> 60</text:span></text:h>
          </table:table-cell>
        </table:table-row>
      </table:table>
      <text:h text:style-name="P402" text:outline-level="3">Focus</text:h>
      <text:h text:style-name="P442" text:outline-level="3">Listening</text:h>
      <text:list xml:id="list104346186168059" text:continue-list="list104346155150257" text:style-name="L69">
        <text:list-item text:start-value="1">
          <text:p text:style-name="P943"><text:span text:style-name="T177">Listen to the entire rhyme “</text:span><text:span text:style-name="T187">Eid is Here</text:span><text:span text:style-name="T179">”</text:span><text:span text:style-name="T177"> on the DVD (Track </text:span><text:span text:style-name="T207">6</text:span><text:span text:style-name="T177">). Do not sing along.</text:span></text:p>
        </text:list-item>
        <text:list-item>
          <text:p text:style-name="P943"><text:span text:style-name="T179">Ask the students to s</text:span><text:span text:style-name="T176">ing the entire rhyme along with the DVD. </text:span></text:p>
        </text:list-item>
      </text:list>
      <text:h text:style-name="P490" text:outline-level="3">Activity</text:h>
      <text:list xml:id="list104346186159586" text:continue-list="list104346046156663" text:style-name="L57">
        <text:list-item text:start-value="1">
          <text:p text:style-name="P799">Divide the class into 2 groups. </text:p>
        </text:list-item>
        <text:list-item>
          <text:p text:style-name="P799">Make the students of Group 1 stand in a circle. You should be part of the circle. (If <text:span text:style-name="T309">enough </text:span>space is not available to form a circle, the children can stand up in their places.) </text:p>
        </text:list-item>
        <text:list-item>
          <text:p text:style-name="P800">Say <text:span text:style-name="T68">“My name is xxxx. </text:span><text:span text:style-name="T70">My </text:span><text:span text:style-name="T87">birthday is on yyyy (month) zzzz (day)</text:span><text:span text:style-name="T70">.</text:span><text:span text:style-name="T87">When is your birthday?” </text:span><text:span text:style-name="T462">(</text:span><text:span text:style-name="T461">For example, “</text:span><text:span text:style-name="T462">My birthday is on </text:span><text:span text:style-name="T463">June</text:span><text:span text:style-name="T462"> </text:span><text:span text:style-name="T463">28</text:span><text:span text:style-name="T462">th</text:span><text:span text:style-name="T461">” </text:span><text:span text:style-name="T462">or “My birthday is on </text:span><text:span text:style-name="T464">April</text:span><text:span text:style-name="T462"> 2</text:span><text:span text:style-name="T464">2</text:span><text:span text:style-name="T462">nd” or “My birthday is on </text:span><text:span text:style-name="T465">November</text:span><text:span text:style-name="T462"> 1st”).</text:span></text:p>
        </text:list-item>
        <text:list-item>
          <text:p text:style-name="P799">Ask the student to your right to answer the question, and then pose the same question to the neighbour to his/ her right. </text:p>
        </text:list-item>
        <text:list-item>
          <text:p text:style-name="P799">If a student makes a mistake, just correct the statement and ask him/her to repeat it. Do not explain the meaning of the sentences or words.</text:p>
        </text:list-item>
        <text:list-item>
          <text:p text:style-name="P950">Repeat the activity with Group 2. </text:p>
        </text:list-item>
      </text:list>
      <table:table table:name="Table94" table:style-name="Table94">
        <table:table-column table:style-name="Table94.A"/>
        <table:table-column table:style-name="Table94.B"/>
        <table:table-row>
          <table:table-cell table:style-name="Table94.A1" office:value-type="string">
            <text:h text:style-name="P556" text:outline-level="1">Power <text:span text:style-name="T66">Story</text:span></text:h>
          </table:table-cell>
          <table:table-cell table:style-name="Table94.A1" office:value-type="string">
            <text:h text:style-name="P562" text:outline-level="2"><text:span text:style-name="Prefix"><text:span text:style-name="T6">Session</text:span></text:span><text:span text:style-name="T6"> 60</text:span></text:h>
          </table:table-cell>
        </table:table-row>
      </table:table>
      <text:h text:style-name="P491" text:outline-level="3">Focus</text:h>
      <text:h text:style-name="P412" text:outline-level="3">Listening to the Story</text:h>
      <text:list xml:id="list2994311131809276541" text:style-name="L78">
        <text:list-item>
          <text:p text:style-name="P842">Listen to <text:span text:style-name="T137">Page</text:span><text:span text:style-name="T512"> 8 from </text:span><text:span text:style-name="T13">The Blue Jackal</text:span><text:span text:style-name="T12"> </text:span><text:span text:style-name="T139">(Track 6)</text:span><text:span text:style-name="T17"> </text:span><text:span text:style-name="T140">on</text:span><text:span text:style-name="T137"> </text:span><text:span text:style-name="T139">t</text:span>he <text:span text:style-name="T516">Power Story DV</text:span>D.</text:p>
        </text:list-item>
      </text:list>
      <text:h text:style-name="P492" text:outline-level="3">Conversation Practice</text:h>
      <text:list xml:id="list5563437983147447430" text:style-name="L79">
        <text:list-item text:start-value="1">
          <text:p text:style-name="P887"><text:span text:style-name="T240">Write the conversation given below on the blackboard. Read out the entire conversation clearly, modulating pitch, volume and tone, </text:span><text:span text:style-name="T241">and ask the students to repeat after you.</text:span></text:p>
        </text:list-item>
      </text:list>
      <text:p text:style-name="P265">Mom: Why are you standing on the table, Ram?</text:p>
      <text:p text:style-name="P268">Ram: There is a rat running around the house!</text:p>
      <text:p text:style-name="P268">Mom: Okay, but why do you look so white? </text:p>
      <text:p text:style-name="P268">Ram: My heart is in my mouth! It’s such a big rat!</text:p>
      <text:p text:style-name="P268">Mom: Calm down, Ram. <text:span text:style-name="T513">We will chase it out. </text:span></text:p>
      <text:p text:style-name="P268">Ram: <text:span text:style-name="T513">You do that.</text:span> I am going out to play. I’m too scared to stay home. </text:p>
      <text:p text:style-name="P268">Mom: Okay. Go! I’ll call you once I chase <text:span text:style-name="T513">the rat</text:span> away. </text:p>
      <text:p text:style-name="P266"/>
      <text:list xml:id="list104346202160236" text:continue-numbering="true" text:style-name="L79">
        <text:list-header>
          <text:p text:style-name="P330">Continued...</text:p>
        </text:list-header>
        <text:list-item>
          <text:p text:style-name="P966"><text:span text:style-name="T256">Call</text:span><text:span text:style-name="T257"> </text:span><text:span text:style-name="T258">two </text:span><text:span text:style-name="T257">students to the front of the class, assign roles, and ask them to speak their lines expressively.</text:span></text:p>
        </text:list-item>
        <text:list-item>
          <text:p text:style-name="P660"><text:span text:style-name="T514">Repeat the activity with more </text:span><text:span text:style-name="T515">pairs </text:span><text:span text:style-name="T514">of students.</text:span></text:p>
        </text:list-item>
      </text:list>
      <text:p text:style-name="P267"/>
      <text:p text:style-name="P49">Note <text:span text:style-name="T657">1</text:span>: Ask the students to listen to the story on their DVD<text:span text:style-name="T658">s</text:span> at home.</text:p>
      <text:p text:style-name="P47"><text:span text:style-name="T280">Note </text:span><text:span text:style-name="T281">2</text:span><text:span text:style-name="T280">: This is the last session of the story </text:span><text:span text:style-name="T286">The </text:span><text:span text:style-name="T287">Blue Jackal</text:span><text:span text:style-name="T280"> in PE L</text:span><text:span text:style-name="T282">3</text:span><text:span text:style-name="T283">M</text:span><text:span text:style-name="T280">. Give the students a copy each of </text:span><text:span text:style-name="T286">The </text:span><text:span text:style-name="T287">Blue Jackal</text:span><text:span text:style-name="T286"> </text:span><text:span text:style-name="T280">for them to take home. The storybook is part of the student’s kit and is the property of the students. </text:span></text:p>
      <table:table table:name="Table95" table:style-name="Table95">
        <table:table-column table:style-name="Table95.A"/>
        <table:table-column table:style-name="Table95.B"/>
        <table:table-row>
          <table:table-cell table:style-name="Table95.A1" office:value-type="string">
            <text:h text:style-name="P535" text:outline-level="1">Power <text:span text:style-name="T54">Action</text:span></text:h>
          </table:table-cell>
          <table:table-cell table:style-name="Table95.A1" office:value-type="string">
            <text:h text:style-name="P562" text:outline-level="2"><text:span text:style-name="Prefix"><text:span text:style-name="T6">Session</text:span></text:span><text:span text:style-name="T6"> 61</text:span></text:h>
          </table:table-cell>
        </table:table-row>
      </table:table>
      <text:h text:style-name="P402" text:outline-level="3">Focus</text:h>
      <text:p text:style-name="P32">Objects required: a book</text:p>
      <table:table table:name="Table96" table:style-name="Table96">
        <table:table-column table:style-name="Table96.A"/>
        <table:table-column table:style-name="Table96.B"/>
        <table:table-row>
          <table:table-cell table:style-name="Table96.A1" office:value-type="string">
            <text:p text:style-name="P215">Action Commands Review</text:p>
          </table:table-cell>
          <table:table-cell table:style-name="Table96.B1" office:value-type="string">
            <text:p text:style-name="Table_20_Contents_20_Condensed">Look angry.</text:p>
            <text:p text:style-name="Table_20_Contents_20_Condensed">Look behind.</text:p>
            <text:p text:style-name="Table_20_Contents_20_Condensed">Look around. <text:span text:style-name="T596">»</text:span> Sniff around.</text:p>
            <text:p text:style-name="Table_20_Contents_20_Condensed">Howl like a jackal.</text:p>
          </table:table-cell>
        </table:table-row>
        <table:table-row>
          <table:table-cell table:style-name="Table96.A2" office:value-type="string">
            <text:p text:style-name="P215"/>
          </table:table-cell>
          <table:table-cell table:style-name="Table96.B2" office:value-type="string">
            <text:p text:style-name="Table_20_Contents_20_Condensed"/>
          </table:table-cell>
        </table:table-row>
        <table:table-row>
          <table:table-cell table:style-name="Table96.A1" office:value-type="string">
            <text:p text:style-name="P215">Spoken Commands</text:p>
          </table:table-cell>
          <table:table-cell table:style-name="Table96.B1" office:value-type="string">
            <text:p text:style-name="Table_20_Contents_20_Condensed">Look angry.</text:p>
            <text:p text:style-name="Table_20_Contents_20_Condensed">Look behind.</text:p>
            <text:p text:style-name="Table_20_Contents_20_Condensed">Look around. <text:span text:style-name="T596">»</text:span> Sniff around.</text:p>
            <text:p text:style-name="Table_20_Contents_20_Condensed">Howl like a jackal.</text:p>
          </table:table-cell>
        </table:table-row>
        <table:table-row>
          <table:table-cell table:style-name="Table96.A4" office:value-type="string">
            <text:p text:style-name="P215"/>
          </table:table-cell>
          <table:table-cell table:style-name="Table96.B2" office:value-type="string">
            <text:p text:style-name="Table_20_Contents_20_Condensed"/>
          </table:table-cell>
        </table:table-row>
        <table:table-row>
          <table:table-cell table:style-name="Table96.A5" office:value-type="string">
            <text:p text:style-name="P215">Action Commands New</text:p>
          </table:table-cell>
          <table:table-cell table:style-name="Table96.B5" office:value-type="string">
            <text:p text:style-name="Table_20_Contents_20_Condensed">Touch the book with your elbow.</text:p>
            <text:p text:style-name="Table_20_Contents_20_Condensed">Touch the book with your chin.</text:p>
            <text:p text:style-name="Table_20_Contents_20_Condensed"><text:span text:style-name="T602">Place the book on the table. <text:line-break/></text:span>» Move <text:span text:style-name="T603">it towards you.</text:span><text:line-break/>» Move <text:span text:style-name="T603">it away from you</text:span>.</text:p>
            <text:p text:style-name="Table_20_Contents_20_Condensed">Hold the book against your chest and <text:span text:style-name="T601">walk</text:span>.</text:p>
          </table:table-cell>
        </table:table-row>
      </table:table>
      <text:p text:style-name="Text_20_body"/>
      <text:p text:style-name="P42">Note <text:span text:style-name="T623">1</text:span>: <text:span text:style-name="T623">The Review and Spoken Commands in this module are based on the story </text:span><text:span text:style-name="T82">The Blue Jacka</text:span><text:span text:style-name="T92">l</text:span><text:span text:style-name="T82">.</text:span></text:p>
      <text:p text:style-name="P42"><text:span text:style-name="T444">Note 2: </text:span>Requires sufficient space for movement.</text:p>
      <table:table table:name="Table97" table:style-name="Table97">
        <table:table-column table:style-name="Table97.A"/>
        <table:table-column table:style-name="Table97.B"/>
        <table:table-row>
          <table:table-cell table:style-name="Table97.A1" office:value-type="string">
            <text:h text:style-name="P535" text:outline-level="1">Power <text:span text:style-name="T66">Music</text:span></text:h>
          </table:table-cell>
          <table:table-cell table:style-name="Table97.A1" office:value-type="string">
            <text:h text:style-name="P562" text:outline-level="2"><text:span text:style-name="Prefix"><text:span text:style-name="T6">Session</text:span></text:span><text:span text:style-name="T6"> 61</text:span></text:h>
          </table:table-cell>
        </table:table-row>
      </table:table>
      <text:h text:style-name="P402" text:outline-level="3">Focus</text:h>
      <text:h text:style-name="P497" text:outline-level="3">Listening</text:h>
      <text:list xml:id="list2215848962478605899" text:style-name="L80">
        <text:list-item>
          <text:p text:style-name="P951">Listen to the entire rhyme “Mangoes” on the DVD (Track <text:span text:style-name="T582">7</text:span>). Do not sing along.</text:p>
        </text:list-item>
        <text:list-item>
          <text:p text:style-name="P923"><text:span text:style-name="T549">Play</text:span> the entire rhyme on the DVD again. <text:span text:style-name="T62">Encourage the students to sing along.</text:span></text:p>
        </text:list-item>
      </text:list>
      <text:h text:style-name="P497" text:outline-level="3">Activ<text:span text:style-name="T572">i</text:span>ty</text:h>
      <text:list xml:id="list7712354953695485288" text:style-name="L81">
        <text:list-item>
          <text:p text:style-name="P802">Say<text:span text:style-name="T563">, </text:span><text:span text:style-name="T189">“</text:span><text:span text:style-name="T190">Yummy! I </text:span><text:span text:style-name="T189">like </text:span><text:span text:style-name="T191">mangoes</text:span><text:span text:style-name="T189">” </text:span><text:span text:style-name="T196">and enact slurping the fruit. Lick your lips and look happy. Then say, </text:span><text:span text:style-name="T189">“</text:span><text:span text:style-name="T190">Yucky! I do not </text:span><text:span text:style-name="T189">like </text:span><text:span text:style-name="T191">mangoes</text:span><text:span text:style-name="T189">” </text:span><text:span text:style-name="T197"><text:s/></text:span><text:span text:style-name="T196">and look disgusted. Scrunch up your nose and stick your tongue out. Ask the students to repeat after you.</text:span></text:p>
        </text:list-item>
        <text:list-item>
          <text:p text:style-name="P888">Now ask the students <text:span text:style-name="T573">one by one </text:span>to do the same changing the fruit. Their statements have to be in the format, <text:span text:style-name="T189">“</text:span><text:span text:style-name="T188">Yummy! I </text:span><text:span text:style-name="T189">like </text:span><text:span text:style-name="T188">xxxx. Yucky! I do not </text:span><text:span text:style-name="T189">like </text:span><text:span text:style-name="T188">xxxx.</text:span><text:span text:style-name="T189">”</text:span> </text:p>
        </text:list-item>
        <text:list-item>
          <text:p text:style-name="P802">If a student makes a mistake, just correct the statement and ask him/her to repeat it. Do not explain the meaning of the sentences or words.</text:p>
        </text:list-item>
        <text:list-item>
          <text:p text:style-name="P925"><text:span text:style-name="T574">Continue with</text:span> the activity <text:span text:style-name="T574">till</text:span> <text:span text:style-name="T574">all the students in the class get a chance to say and enact the lines. </text:span></text:p>
        </text:list-item>
      </text:list>
      <text:list xml:id="list2378890323305023184" text:style-name="L82">
        <text:list-header>
          <text:p text:style-name="P833"/>
          <text:p text:style-name="P769"/>
        </text:list-header>
      </text:list>
      <text:h text:style-name="P498" text:outline-level="3"/>
      <text:list xml:id="list1331525851184032087" text:style-name="L83">
        <text:list-header>
          <text:p text:style-name="P955"/>
        </text:list-header>
      </text:list>
      <table:table table:name="Table98" table:style-name="Table98">
        <table:table-column table:style-name="Table98.A"/>
        <table:table-column table:style-name="Table98.B"/>
        <table:table-row>
          <table:table-cell table:style-name="Table98.A1" office:value-type="string">
            <text:h text:style-name="P535" text:outline-level="1">Power <text:span text:style-name="T66">Reader</text:span></text:h>
          </table:table-cell>
          <table:table-cell table:style-name="Table98.A1" office:value-type="string">
            <text:h text:style-name="P562" text:outline-level="2"><text:span text:style-name="Prefix"><text:span text:style-name="T6">Session</text:span></text:span><text:span text:style-name="T6"> 61</text:span></text:h>
          </table:table-cell>
        </table:table-row>
      </table:table>
      <text:h text:style-name="P402" text:outline-level="3">Focus</text:h>
      <text:h text:style-name="P499" text:outline-level="3">Phonics Song</text:h>
      <text:list xml:id="list1540692588433082036" text:style-name="L84">
        <text:list-item>
          <text:p text:style-name="P877">Play the phonics song ABCD from the Karadi Power Reader DVD.</text:p>
        </text:list-item>
        <text:list-item>
          <text:p text:style-name="P663">Ask the students to listen to the song carefully.</text:p>
        </text:list-item>
        <text:list-item>
          <text:p text:style-name="P877">Play the phonics song again and encourage the students to sing along.</text:p>
        </text:list-item>
      </text:list>
      <text:h text:style-name="P487" text:outline-level="3">Sentence Practice</text:h>
      <text:list xml:id="list830958818773645047" text:style-name="L85">
        <text:list-item>
          <text:p text:style-name="P864">Distribute Tarjani <text:span text:style-name="T501">w</text:span>orkbooks to the students.</text:p>
        </text:list-item>
        <text:list-item>
          <text:p text:style-name="P864">Turn to Page <text:span text:style-name="T503">47, Session 23</text:span> in the Tarjani workbook and hold the workbook up so that it is visible to the entire class. Ask the students to turn to the same <text:span text:style-name="T502">pages</text:span>.</text:p>
        </text:list-item>
        <text:list-item>
          <text:p text:style-name="P880">Tell the students they are going to learn <text:span text:style-name="T504">simple sentences. </text:span></text:p>
        </text:list-item>
        <text:list-item>
          <text:p text:style-name="P884">Read out a sentence, pointing to the words as you read them. Ask the student to repeat after you, sentence by sentence. </text:p>
        </text:list-item>
        <text:list-item>
          <text:p text:style-name="P884">Do not trace out individual letters or say the letter sounds. </text:p>
        </text:list-item>
        <text:list-item>
          <text:p text:style-name="P770">Repeat the activity.</text:p>
        </text:list-item>
      </text:list>
      <table:table table:name="Table99" table:style-name="Table99">
        <table:table-column table:style-name="Table99.A"/>
        <table:table-column table:style-name="Table99.B"/>
        <table:table-row>
          <table:table-cell table:style-name="Table99.A1" office:value-type="string">
            <text:h text:style-name="P535" text:outline-level="1">Power <text:span text:style-name="T54">Action</text:span></text:h>
          </table:table-cell>
          <table:table-cell table:style-name="Table99.A1" office:value-type="string">
            <text:h text:style-name="P562" text:outline-level="2"><text:span text:style-name="Prefix"><text:span text:style-name="T6">Session</text:span></text:span><text:span text:style-name="T6"> 62</text:span></text:h>
          </table:table-cell>
        </table:table-row>
      </table:table>
      <text:h text:style-name="P402" text:outline-level="3">Focus</text:h>
      <text:p text:style-name="P17">Objects required: a book</text:p>
      <table:table table:name="Table100" table:style-name="Table100">
        <table:table-column table:style-name="Table100.A"/>
        <table:table-column table:style-name="Table100.B"/>
        <table:table-row>
          <table:table-cell table:style-name="Table100.A1" office:value-type="string">
            <text:p text:style-name="P215">Action Commands Review</text:p>
          </table:table-cell>
          <table:table-cell table:style-name="Table100.B1" office:value-type="string">
            <text:p text:style-name="Table_20_Contents_20_Condensed">Touch the book with your elbow.</text:p>
            <text:p text:style-name="Table_20_Contents_20_Condensed">Touch the book with your chin.</text:p>
            <text:p text:style-name="Table_20_Contents_20_Condensed"><text:span text:style-name="T602">Place the book on the table. </text:span>» Move <text:span text:style-name="T603">it towards you.</text:span><text:line-break/>» Move <text:span text:style-name="T603">it away from you</text:span>.</text:p>
            <text:p text:style-name="Table_20_Contents_20_Condensed">Hold the book against your chest and <text:span text:style-name="T601">walk</text:span>.</text:p>
          </table:table-cell>
        </table:table-row>
        <table:table-row>
          <table:table-cell table:style-name="Table100.A2" office:value-type="string">
            <text:p text:style-name="P215"/>
          </table:table-cell>
          <table:table-cell table:style-name="Table100.B2" office:value-type="string">
            <text:p text:style-name="Table_20_Contents_20_Condensed"/>
          </table:table-cell>
        </table:table-row>
        <table:table-row>
          <table:table-cell table:style-name="Table100.A1" office:value-type="string">
            <text:p text:style-name="P215">Spoken Commands</text:p>
          </table:table-cell>
          <table:table-cell table:style-name="Table100.B1" office:value-type="string">
            <text:p text:style-name="Table_20_Contents_20_Condensed">Touch the book with your elbow.</text:p>
            <text:p text:style-name="Table_20_Contents_20_Condensed">Touch the book with your chin.</text:p>
            <text:p text:style-name="Table_20_Contents_20_Condensed"><text:span text:style-name="T602">Place the book on the table. </text:span>» Move <text:span text:style-name="T603">it towards you.</text:span><text:line-break/>» Move <text:span text:style-name="T603">it away from you</text:span>.</text:p>
            <text:p text:style-name="Table_20_Contents_20_Condensed">Hold the book against your chest and <text:span text:style-name="T601">walk</text:span>.</text:p>
          </table:table-cell>
        </table:table-row>
        <table:table-row>
          <table:table-cell table:style-name="Table100.A4" office:value-type="string">
            <text:p text:style-name="P215"/>
          </table:table-cell>
          <table:table-cell table:style-name="Table100.B2" office:value-type="string">
            <text:p text:style-name="Table_20_Contents_20_Condensed"/>
          </table:table-cell>
        </table:table-row>
        <table:table-row>
          <table:table-cell table:style-name="Table100.A1" office:value-type="string">
            <text:p text:style-name="P215">Action Commands New</text:p>
          </table:table-cell>
          <table:table-cell table:style-name="Table100.B1" office:value-type="string">
            <text:p text:style-name="Table_20_Contents_20_Condensed">Touch your elbow. <text:span text:style-name="T596">»</text:span> Touch your knee.</text:p>
            <text:p text:style-name="Table_20_Contents_20_Condensed">Touch either your elbow or your knee.</text:p>
            <text:p text:style-name="Table_20_Contents_20_Condensed">Jump. <text:span text:style-name="T596">»</text:span> Jump higher.</text:p>
          </table:table-cell>
        </table:table-row>
      </table:table>
      <text:p text:style-name="P87"/>
      <table:table table:name="Table101" table:style-name="Table101">
        <table:table-column table:style-name="Table101.A"/>
        <table:table-column table:style-name="Table101.B"/>
        <table:table-row>
          <table:table-cell table:style-name="Table101.A1" office:value-type="string">
            <text:h text:style-name="P535" text:outline-level="1">Power <text:span text:style-name="T67">Music</text:span></text:h>
          </table:table-cell>
          <table:table-cell table:style-name="Table101.A1" office:value-type="string">
            <text:h text:style-name="P562" text:outline-level="2"><text:span text:style-name="Prefix"><text:span text:style-name="T6">Session</text:span></text:span><text:span text:style-name="T6"> 62</text:span></text:h>
          </table:table-cell>
        </table:table-row>
      </table:table>
      <text:h text:style-name="P402" text:outline-level="3">Focus</text:h>
      <text:h text:style-name="P497" text:outline-level="3">Listening</text:h>
      <text:list xml:id="list1240506253212841137" text:style-name="L86">
        <text:list-item>
          <text:p text:style-name="P953">Listen to the entire rhyme “Mangoes” on the DVD (Track <text:span text:style-name="T582">7</text:span>). Do not sing along.</text:p>
        </text:list-item>
        <text:list-item>
          <text:p text:style-name="P926"><text:span text:style-name="T549">Play</text:span> the entire rhyme on the DVD again. <text:span text:style-name="T62">Encourage the students to sing along.</text:span></text:p>
        </text:list-item>
      </text:list>
      <text:h text:style-name="P497" text:outline-level="3">Activity</text:h>
      <text:list xml:id="list2485047615041684434" text:style-name="L87">
        <text:list-item>
          <text:p text:style-name="P1002">Tell the students, <text:span text:style-name="T68">“</text:span><text:span text:style-name="T76">R</text:span><text:span text:style-name="T77">oses smell sweet</text:span><text:span text:style-name="T68">”</text:span> and ask them to come up with other items that <text:span text:style-name="T575">smell sweet</text:span>. Ask, <text:span text:style-name="T68">“What </text:span><text:span text:style-name="T77">smells sweet</text:span><text:span text:style-name="T68">?”</text:span> and encourage the students to reply in complete sentences. A student may say, “<text:span text:style-name="T575">jaggery smells sweet,</text:span>” or “<text:span text:style-name="T575">incense sticks smell </text:span>sweet” <text:span text:style-name="T575">or “perfume smells sweet” or “flowers smell sweet.” (Possible answers: chocolates, cakes, cotton-candy/ candyfloss, sugarcanes, caramel, fruits).</text:span></text:p>
        </text:list-item>
        <text:list-item>
          <text:p text:style-name="P1002">Carry out the activity by asking students to answer one at a time.</text:p>
        </text:list-item>
        <text:list-item>
          <text:p text:style-name="P1002">Repeat the activity replacing “sweet” with two other <text:span text:style-name="T575">smells</text:span>. <text:span text:style-name="T308">Ensure that the students reply in complete sentences.</text:span> For example:</text:p>
          <text:p text:style-name="P1002"><text:span text:style-name="T575">What smells fruity</text:span>? (<text:span text:style-name="T576">P</text:span>ossible answers: <text:span text:style-name="T576">fruits, candy, ice-cream, juice, soaps, floor-cleaner</text:span>)</text:p>
          <text:p text:style-name="P1002">What <text:span text:style-name="T575">smells woody</text:span>? (<text:span text:style-name="T576">P</text:span>ossible answers: <text:span text:style-name="T576">trees, old books, wooden cupboards, trunks, furniture, perfumes, cricket bat</text:span>)</text:p>
          <text:p text:style-name="P1003"/>
        </text:list-item>
      </text:list>
      <text:p text:style-name="P58"/>
      <table:table table:name="Table102" table:style-name="Table102">
        <table:table-column table:style-name="Table102.A"/>
        <table:table-column table:style-name="Table102.B"/>
        <table:table-row>
          <table:table-cell table:style-name="Table102.A1" office:value-type="string">
            <text:h text:style-name="P535" text:outline-level="1">Power <text:span text:style-name="T67">Reader</text:span></text:h>
          </table:table-cell>
          <table:table-cell table:style-name="Table102.A1" office:value-type="string">
            <text:h text:style-name="P562" text:outline-level="2"><text:span text:style-name="Prefix"><text:span text:style-name="T6">Session</text:span></text:span><text:span text:style-name="T6"> 62</text:span></text:h>
          </table:table-cell>
        </table:table-row>
      </table:table>
      <text:h text:style-name="P402" text:outline-level="3">Focus</text:h>
      <text:h text:style-name="P499" text:outline-level="3">Phonics Song</text:h>
      <text:list xml:id="list104346233150978" text:continue-list="list1540692588433082036" text:style-name="L84">
        <text:list-item text:start-value="1">
          <text:p text:style-name="P877">Play the phonics song ABCD from the Karadi Power Reader DVD.</text:p>
        </text:list-item>
        <text:list-item>
          <text:p text:style-name="P663">Ask the students to listen to the song carefully.</text:p>
        </text:list-item>
        <text:list-item>
          <text:p text:style-name="P877">Play the phonics song again and encourage the students to sing along.</text:p>
        </text:list-item>
      </text:list>
      <text:h text:style-name="P487" text:outline-level="3">Sentence Practice</text:h>
      <text:list xml:id="list8759348329070592208" text:style-name="L88">
        <text:list-item>
          <text:p text:style-name="P865">Distribute Tarjani <text:span text:style-name="T501">w</text:span>orkbooks to the students.</text:p>
        </text:list-item>
        <text:list-item>
          <text:p text:style-name="P865">Turn to Page <text:span text:style-name="T503">48, Session 23</text:span> in the Tarjani workbook and hold the workbook up so that it is visible to the entire class. Ask the students to turn to the same <text:span text:style-name="T502">pages</text:span>.</text:p>
        </text:list-item>
        <text:list-item>
          <text:p text:style-name="P881">Tell the students they are going to learn <text:span text:style-name="T504">simple sentences. </text:span></text:p>
        </text:list-item>
        <text:list-item>
          <text:p text:style-name="P885">Read out a sentence, pointing to the words as you read them. Ask the student to repeat after you, sentence by sentence. </text:p>
        </text:list-item>
        <text:list-item>
          <text:p text:style-name="P885">Do not trace out individual letters or say the letter sounds. </text:p>
        </text:list-item>
        <text:list-item>
          <text:p text:style-name="P885">Repeat the activity.</text:p>
        </text:list-item>
      </text:list>
      <text:p text:style-name="P52"/>
      <text:p text:style-name="P52"><text:span text:style-name="T292">Note: This is the last session of </text:span><text:span text:style-name="T291">Tarjani</text:span><text:span text:style-name="T292"> in PE L</text:span><text:span text:style-name="T294">3</text:span><text:span text:style-name="T293">M</text:span><text:span text:style-name="T292">. </text:span><text:span text:style-name="T295">Give the students a copy each of the tactile writing workbook, </text:span><text:span text:style-name="T289">Tarjani</text:span><text:span text:style-name="T295">, for them to take home. </text:span><text:span text:style-name="T290">Tarjani </text:span><text:span text:style-name="T295">is part of the student’s kit and is the property of the students.</text:span></text:p>
      <table:table table:name="Table103" table:style-name="Table103">
        <table:table-column table:style-name="Table103.A"/>
        <table:table-column table:style-name="Table103.B"/>
        <table:table-row>
          <table:table-cell table:style-name="Table103.A1" office:value-type="string">
            <text:h text:style-name="P535" text:outline-level="1">Power <text:span text:style-name="T54">Action</text:span></text:h>
          </table:table-cell>
          <table:table-cell table:style-name="Table103.A1" office:value-type="string">
            <text:h text:style-name="P562" text:outline-level="2"><text:span text:style-name="Prefix"><text:span text:style-name="T6">Session</text:span></text:span><text:span text:style-name="T6"> 63</text:span></text:h>
          </table:table-cell>
        </table:table-row>
      </table:table>
      <text:h text:style-name="P402" text:outline-level="3">Focus</text:h>
      <text:p text:style-name="P23">Objects required: <text:span text:style-name="T702">a pencil, an eraser</text:span></text:p>
      <table:table table:name="Table104" table:style-name="Table104">
        <table:table-column table:style-name="Table104.A"/>
        <table:table-column table:style-name="Table104.B"/>
        <table:table-row>
          <table:table-cell table:style-name="Table104.A1" office:value-type="string">
            <text:p text:style-name="P215"><text:span text:style-name="T321">Directed</text:span> Commands <text:span text:style-name="T321">Set 1</text:span></text:p>
          </table:table-cell>
          <table:table-cell table:style-name="Table104.B1" office:value-type="string">
            <text:p text:style-name="Table_20_Contents_20_Condensed">She bends low and laughs.<text:line-break/>» He bends lower and laughs.</text:p>
          </table:table-cell>
        </table:table-row>
        <table:table-row>
          <table:table-cell table:style-name="Table104.A2" office:value-type="string">
            <text:p text:style-name="P215"/>
          </table:table-cell>
          <table:table-cell table:style-name="Table104.B2" office:value-type="string">
            <text:p text:style-name="Table_20_Contents_20_Condensed"/>
          </table:table-cell>
        </table:table-row>
        <table:table-row>
          <table:table-cell table:style-name="Table104.A1" office:value-type="string">
            <text:p text:style-name="P224"><text:span text:style-name="T321">Directed</text:span> Commands <text:span text:style-name="T321">Set 2</text:span></text:p>
          </table:table-cell>
          <table:table-cell table:style-name="Table104.B1" office:value-type="string">
            <text:p text:style-name="Table_20_Contents_20_Condensed">I <text:span text:style-name="T641">pick up either the pencil or the eraser. <text:line-break/>» She picks up either the pencil or the eraser.<text:line-break/>» He picks up either the pencil or the eraser. <text:line-break/>» We pick up either the pencil or the eraser. </text:span></text:p>
          </table:table-cell>
        </table:table-row>
        <table:table-row>
          <table:table-cell table:style-name="Table104.A4" office:value-type="string">
            <text:p text:style-name="P215"/>
          </table:table-cell>
          <table:table-cell table:style-name="Table104.B2" office:value-type="string">
            <text:p text:style-name="Table_20_Contents_20_Condensed"/>
          </table:table-cell>
        </table:table-row>
        <table:table-row>
          <table:table-cell table:style-name="Table104.A1" office:value-type="string">
            <text:p text:style-name="P224"><text:span text:style-name="T321">Directed</text:span> Commands <text:span text:style-name="T321">Set 3</text:span></text:p>
          </table:table-cell>
          <table:table-cell table:style-name="Table104.B1" office:value-type="string">
            <text:p text:style-name="Table_20_Contents_20_Condensed">I <text:span text:style-name="T641">close</text:span> <text:span text:style-name="T641">my</text:span> <text:span text:style-name="T641">eyes</text:span>. <text:span text:style-name="T638"><text:line-break/>» She closes her eyes.<text:line-break/>» He closes his eyes. <text:line-break/>» We open our eyes. </text:span></text:p>
          </table:table-cell>
        </table:table-row>
      </table:table>
      <text:p text:style-name="P91"/>
      <text:p text:style-name="P8"/>
      <text:p text:style-name="P118"/>
      <table:table table:name="Table106" table:style-name="Table106">
        <table:table-column table:style-name="Table106.A"/>
        <table:table-column table:style-name="Table106.B"/>
        <table:table-row>
          <table:table-cell table:style-name="Table106.A1" office:value-type="string">
            <text:h text:style-name="P535" text:outline-level="1">Power <text:span text:style-name="T67">Story</text:span></text:h>
          </table:table-cell>
          <table:table-cell table:style-name="Table106.A1" office:value-type="string">
            <text:h text:style-name="P562" text:outline-level="2"><text:span text:style-name="Prefix"><text:span text:style-name="T6">Session</text:span></text:span><text:span text:style-name="T6"> 63</text:span></text:h>
          </table:table-cell>
        </table:table-row>
      </table:table>
      <text:h text:style-name="P402" text:outline-level="3">Focus</text:h>
      <text:h text:style-name="P500" text:outline-level="3">Listening to the Story</text:h>
      <text:list xml:id="list104346249166995" text:continue-list="list104346093141418" text:style-name="L31">
        <text:list-item text:start-value="1">
          <text:p text:style-name="P595"><text:span text:style-name="T10">Listen to and watch an expressive narration of the story </text:span><text:span text:style-name="T27">Monkeys on a Fast</text:span><text:span text:style-name="T10"> (Track 2) on the </text:span><text:span text:style-name="T15">Voices and Expression</text:span><text:span text:style-name="T162"> DVD. </text:span></text:p>
        </text:list-item>
      </text:list>
      <text:h text:style-name="P449" text:outline-level="3"><text:span text:style-name="T649">Guided </text:span>Mimimg</text:h>
      <text:list xml:id="list2760249120019887027" text:style-name="L89">
        <text:list-item>
          <text:p text:style-name="P889"><text:span text:style-name="T111">Read</text:span><text:span text:style-name="T112"> </text:span><text:span text:style-name="T111">out the passage slowly from</text:span><text:span text:style-name="T112"> “</text:span><text:span text:style-name="T108">Before Chakku could disagree</text:span><text:span text:style-name="T112">” to “</text:span><text:span text:style-name="T108">licking the bananas</text:span><text:span text:style-name="T112">” </text:span><text:span text:style-name="T113">(P</text:span><text:span text:style-name="T111">age </text:span><text:span text:style-name="T113">21</text:span><text:span text:style-name="T111">) </text:span><text:span text:style-name="T112">and mime </text:span><text:span text:style-name="T111">along.</text:span><text:span text:style-name="T112"> </text:span></text:p>
        </text:list-item>
        <text:list-item>
          <text:p text:style-name="P765">Your miming has to be deliberate and articulate the ideas, themes, mood and tone of the passage. It should convey the meaning of chunks of language rather than approach words in isolation. </text:p>
        </text:list-item>
        <text:list-item>
          <text:p text:style-name="P765">Now, read out the passage slowly and mime as you read. </text:p>
        </text:list-item>
        <text:list-item>
          <text:p text:style-name="P768">Ask groups of 4-6 students to come to the front of the class. Read out the text and encourage the students to mime as you read. Encourage them to model your actions and also come up with actions of their own. </text:p>
        </text:list-item>
        <text:list-item>
          <text:p text:style-name="P737">Repeat the activity with more groups of students. </text:p>
        </text:list-item>
      </text:list>
      <text:p text:style-name="P77"/>
      <table:table table:name="Table107" table:style-name="Table107">
        <table:table-column table:style-name="Table107.A"/>
        <table:table-column table:style-name="Table107.B"/>
        <table:table-row>
          <table:table-cell table:style-name="Table107.A1" office:value-type="string">
            <text:h text:style-name="P535" text:outline-level="1">Power <text:span text:style-name="T54">Action</text:span></text:h>
          </table:table-cell>
          <table:table-cell table:style-name="Table107.A1" office:value-type="string">
            <text:h text:style-name="P562" text:outline-level="2"><text:span text:style-name="Prefix"><text:span text:style-name="T6">Session</text:span></text:span><text:span text:style-name="T6"> 64</text:span></text:h>
          </table:table-cell>
        </table:table-row>
      </table:table>
      <text:h text:style-name="P402" text:outline-level="3">Focus</text:h>
      <text:p text:style-name="P26">Objects required: <text:s/>an eraser, a sheet of paper, a pencil </text:p>
      <table:table table:name="Table108" table:style-name="Table108">
        <table:table-column table:style-name="Table108.A"/>
        <table:table-column table:style-name="Table108.B"/>
        <table:table-row>
          <table:table-cell table:style-name="Table108.A1" office:value-type="string">
            <text:p text:style-name="P215">Action Commands Review</text:p>
          </table:table-cell>
          <table:table-cell table:style-name="Table108.B1" office:value-type="string">
            <text:p text:style-name="Table_20_Contents_20_Condensed">Touch your elbow. <text:span text:style-name="T596">»</text:span> Touch your knee.</text:p>
            <text:p text:style-name="Table_20_Contents_20_Condensed">Touch either your elbow or your knee.</text:p>
            <text:p text:style-name="Table_20_Contents_20_Condensed">Jump. <text:span text:style-name="T596">»</text:span> Jump higher.</text:p>
          </table:table-cell>
        </table:table-row>
        <table:table-row>
          <table:table-cell table:style-name="Table108.A2" office:value-type="string">
            <text:p text:style-name="P215"/>
          </table:table-cell>
          <table:table-cell table:style-name="Table108.B2" office:value-type="string">
            <text:p text:style-name="Table_20_Contents_20_Condensed"/>
          </table:table-cell>
        </table:table-row>
        <table:table-row>
          <table:table-cell table:style-name="Table108.A1" office:value-type="string">
            <text:p text:style-name="P215">Spoken Commands</text:p>
          </table:table-cell>
          <table:table-cell table:style-name="Table108.B1" office:value-type="string">
            <text:p text:style-name="Table_20_Contents_20_Condensed">Touch your elbow. <text:span text:style-name="T596">»</text:span> Touch your knee.</text:p>
            <text:p text:style-name="Table_20_Contents_20_Condensed">Touch either your elbow or your knee.</text:p>
            <text:p text:style-name="Table_20_Contents_20_Condensed">Jump. <text:span text:style-name="T596">»</text:span> Jump higher.</text:p>
          </table:table-cell>
        </table:table-row>
        <table:table-row>
          <table:table-cell table:style-name="Table108.A4" office:value-type="string">
            <text:p text:style-name="P215"/>
          </table:table-cell>
          <table:table-cell table:style-name="Table108.B2" office:value-type="string">
            <text:p text:style-name="Table_20_Contents_20_Condensed"/>
          </table:table-cell>
        </table:table-row>
        <table:table-row>
          <table:table-cell table:style-name="Table108.A1" office:value-type="string">
            <text:p text:style-name="P215">Action Commands New</text:p>
          </table:table-cell>
          <table:table-cell table:style-name="Table108.B1" office:value-type="string">
            <text:p text:style-name="Table_20_Contents_20_Condensed">Close your eyes. <text:line-break/><text:span text:style-name="T596">»</text:span> Feel around for an object that is crisp and pick it up.</text:p>
            <text:p text:style-name="P329">Close your eyes. <text:line-break/><text:span text:style-name="T596">»</text:span> Feel around for an object that can bounce and pick it up.</text:p>
            <text:p text:style-name="Table_20_Contents_20_Condensed">Close your eyes. <text:line-break/><text:span text:style-name="T596">»</text:span> Feel around for an object with which you can write and pick it up. </text:p>
          </table:table-cell>
        </table:table-row>
      </table:table>
      <text:p text:style-name="P9"/>
      <text:p text:style-name="P11"/>
      <table:table table:name="Table109" table:style-name="Table109">
        <table:table-column table:style-name="Table109.A"/>
        <table:table-column table:style-name="Table109.B"/>
        <table:table-row>
          <table:table-cell table:style-name="Table109.A1" office:value-type="string">
            <text:h text:style-name="P535" text:outline-level="1">Power <text:span text:style-name="T67">Music</text:span></text:h>
          </table:table-cell>
          <table:table-cell table:style-name="Table109.A1" office:value-type="string">
            <text:h text:style-name="P562" text:outline-level="2"><text:span text:style-name="Prefix"><text:span text:style-name="T6">Session</text:span></text:span><text:span text:style-name="T6"> 64</text:span></text:h>
          </table:table-cell>
        </table:table-row>
      </table:table>
      <text:h text:style-name="P402" text:outline-level="3">Focus</text:h>
      <text:h text:style-name="P497" text:outline-level="3">Listening</text:h>
      <text:list xml:id="list104346249173333" text:continue-list="list2215848962478605899" text:style-name="L80">
        <text:list-item text:start-value="1">
          <text:p text:style-name="P951">Listen to the entire rhyme “Mangoes” on the DVD (Track <text:span text:style-name="T582">7</text:span>). Do not sing along.</text:p>
        </text:list-item>
        <text:list-item>
          <text:p text:style-name="P923"><text:span text:style-name="T549">Play</text:span> the entire rhyme on the DVD again. <text:span text:style-name="T62">Encourage the students to sing along.</text:span></text:p>
        </text:list-item>
      </text:list>
      <text:h text:style-name="P497" text:outline-level="3">Activity</text:h>
      <text:list xml:id="list1677274870926965321" text:style-name="L90">
        <text:list-item text:start-value="1">
          <text:p text:style-name="P855">Divide the class into two groups. </text:p>
        </text:list-item>
        <text:list-item>
          <text:p text:style-name="P890">Make the students of Group 1 stand in a circle. You should be part of the circle. (If <text:span text:style-name="T309">enough </text:span>space is not available to form a circle, the children can stand up in their places.) </text:p>
        </text:list-item>
        <text:list-item>
          <text:p text:style-name="P956"><text:span text:style-name="T181">S</text:span><text:span text:style-name="T180">ay, </text:span><text:span text:style-name="T189">“</text:span><text:span text:style-name="T192">Round and round. Oranges are round. What other fruit is round?</text:span><text:span text:style-name="T189">” </text:span></text:p>
        </text:list-item>
        <text:list-item>
          <text:p text:style-name="P890">Ask the student to your right to answer the question. <text:span text:style-name="T306">The student t</text:span>hen <text:span text:style-name="T306">has to </text:span>pose the same question to the neighbour to his/her right. <text:span text:style-name="T381">The student has to s</text:span>ay <text:span text:style-name="T189">“</text:span><text:span text:style-name="T192">Round and round. Apples are round. What other fruit is round?</text:span><text:span text:style-name="T189">” <text:s/></text:span><text:span text:style-name="T198">Some of t</text:span><text:span text:style-name="T197">he possible answers are: </text:span><text:span text:style-name="T199">guavas, sweet limes, </text:span><text:span text:style-name="T200">lemons</text:span><text:span text:style-name="T199">, </text:span><text:span text:style-name="T200">tomatoes, grapes, gooseberries, custard apples, </text:span><text:span text:style-name="T199">lychees, melons, </text:span><text:span text:style-name="T200">sapodillas (</text:span><text:span text:style-name="T202">chikkus</text:span><text:span text:style-name="T200">)</text:span><text:span text:style-name="T201">.</text:span></text:p>
        </text:list-item>
        <text:list-item>
          <text:p text:style-name="P816">Continue the process till all the students <text:span text:style-name="T307">of the group </text:span>get a chance to both answer and ask the question. </text:p>
        </text:list-item>
        <text:list-item>
          <text:p text:style-name="P613">If a student makes a mistake, give the correct statement and ask him/her to repeat it.</text:p>
        </text:list-item>
      </text:list>
      <text:p text:style-name="P61"/>
      <text:h text:style-name="P501" text:outline-level="3"/>
      <table:table table:name="Table110" table:style-name="Table110">
        <table:table-column table:style-name="Table110.A"/>
        <table:table-column table:style-name="Table110.B"/>
        <table:table-row>
          <table:table-cell table:style-name="Table110.A1" office:value-type="string">
            <text:h text:style-name="P535" text:outline-level="1">Power <text:span text:style-name="T67">Reader</text:span></text:h>
          </table:table-cell>
          <table:table-cell table:style-name="Table110.A1" office:value-type="string">
            <text:h text:style-name="P562" text:outline-level="2"><text:span text:style-name="Prefix"><text:span text:style-name="T6">Session</text:span></text:span><text:span text:style-name="T6"> 64</text:span></text:h>
          </table:table-cell>
        </table:table-row>
      </table:table>
      <text:h text:style-name="P502" text:outline-level="3">Focus</text:h>
      <text:h text:style-name="P503" text:outline-level="3">Reading and listening: Sight Words</text:h>
      <text:list xml:id="list104346265146778" text:continue-list="list104346061163994" text:style-name="L26">
        <text:list-item text:start-value="1">
          <text:p text:style-name="P784">Play the <text:span text:style-name="T539">track “Phonic and Sight Words” from</text:span> <text:span text:style-name="T35">Monkeys on a Fast</text:span><text:span text:style-name="T539"> on the Power Story DVD.</text:span></text:p>
        </text:list-item>
        <text:list-item>
          <text:p text:style-name="P891">Having stimulated phonic reading in the earlier sessions, the students are now encouraged to recognize both phonic and sight words on sight.</text:p>
        </text:list-item>
        <text:list-item>
          <text:p text:style-name="P893">Pause the video at the places where phonic <text:span text:style-name="T542">and sight </text:span>words have been highlighted in green </text:p>
          <text:p text:style-name="P893"><text:span text:style-name="T543">Sight</text:span>-words:</text:p>
        </text:list-item>
      </text:list>
      <table:table table:name="Table154" table:style-name="Table154">
        <table:table-column table:style-name="Table154.A" table:number-columns-repeated="2"/>
        <table:table-column table:style-name="Table154.C"/>
        <table:table-column table:style-name="Table154.D"/>
        <table:table-column table:style-name="Table154.E"/>
        <table:table-row>
          <table:table-cell table:style-name="Table154.A1" office:value-type="string">
            <text:list xml:id="list104346265159003" text:continue-numbering="true" text:style-name="L26">
              <text:list-header>
                <text:p text:style-name="P694">the</text:p>
              </text:list-header>
            </text:list>
          </table:table-cell>
          <table:table-cell table:style-name="Table154.A1" office:value-type="string">
            <text:list xml:id="list104346265152469" text:continue-numbering="true" text:style-name="L26">
              <text:list-header>
                <text:p text:style-name="P694">and</text:p>
              </text:list-header>
            </text:list>
          </table:table-cell>
          <table:table-cell table:style-name="Table154.A1" office:value-type="string">
            <text:list xml:id="list104346265155810" text:continue-numbering="true" text:style-name="L26">
              <text:list-header>
                <text:p text:style-name="P694">that</text:p>
              </text:list-header>
            </text:list>
          </table:table-cell>
          <table:table-cell table:style-name="Table154.A1" office:value-type="string">
            <text:list xml:id="list104346265152316" text:continue-numbering="true" text:style-name="L26">
              <text:list-header>
                <text:p text:style-name="P694">this</text:p>
              </text:list-header>
            </text:list>
          </table:table-cell>
          <table:table-cell table:style-name="Table154.A1" office:value-type="string">
            <text:list xml:id="list104346265155289" text:continue-numbering="true" text:style-name="L26">
              <text:list-header>
                <text:p text:style-name="P695">I</text:p>
              </text:list-header>
            </text:list>
          </table:table-cell>
        </table:table-row>
        <table:table-row>
          <table:table-cell table:style-name="Table154.A1" office:value-type="string">
            <text:list xml:id="list104346265149044" text:continue-numbering="true" text:style-name="L26">
              <text:list-header>
                <text:p text:style-name="P694">on</text:p>
              </text:list-header>
            </text:list>
          </table:table-cell>
          <table:table-cell table:style-name="Table154.A1" office:value-type="string">
            <text:list xml:id="list104346265170173" text:continue-numbering="true" text:style-name="L26">
              <text:list-header>
                <text:p text:style-name="P694">they</text:p>
              </text:list-header>
            </text:list>
          </table:table-cell>
          <table:table-cell table:style-name="Table154.A1" office:value-type="string">
            <text:list xml:id="list104346265150280" text:continue-numbering="true" text:style-name="L26">
              <text:list-header>
                <text:p text:style-name="P694">is</text:p>
              </text:list-header>
            </text:list>
          </table:table-cell>
          <table:table-cell table:style-name="Table154.A1" office:value-type="string">
            <text:list xml:id="list104346265173220" text:continue-numbering="true" text:style-name="L26">
              <text:list-header>
                <text:p text:style-name="P695">his</text:p>
              </text:list-header>
            </text:list>
          </table:table-cell>
          <table:table-cell table:style-name="Table154.A1" office:value-type="string">
            <text:list xml:id="list104346265146372" text:continue-numbering="true" text:style-name="L26">
              <text:list-header>
                <text:p text:style-name="P695">an</text:p>
              </text:list-header>
            </text:list>
          </table:table-cell>
        </table:table-row>
        <table:table-row>
          <table:table-cell table:style-name="Table154.A1" office:value-type="string">
            <text:list xml:id="list104346265158265" text:continue-numbering="true" text:style-name="L26">
              <text:list-header>
                <text:p text:style-name="P694">a</text:p>
              </text:list-header>
            </text:list>
          </table:table-cell>
          <table:table-cell table:style-name="Table154.A1" office:value-type="string">
            <text:list xml:id="list104346265173136" text:continue-numbering="true" text:style-name="L26">
              <text:list-header>
                <text:p text:style-name="P694">all</text:p>
              </text:list-header>
            </text:list>
          </table:table-cell>
          <table:table-cell table:style-name="Table154.A1" office:value-type="string">
            <text:list xml:id="list104346265164570" text:continue-numbering="true" text:style-name="L26">
              <text:list-header>
                <text:p text:style-name="P694">us</text:p>
              </text:list-header>
            </text:list>
          </table:table-cell>
          <table:table-cell table:style-name="Table154.A1" office:value-type="string">
            <text:list xml:id="list104346265158012" text:continue-numbering="true" text:style-name="L26">
              <text:list-header>
                <text:p text:style-name="P695">be</text:p>
              </text:list-header>
            </text:list>
          </table:table-cell>
          <table:table-cell table:style-name="Table154.A1" office:value-type="string">
            <text:list xml:id="list104346265161474" text:continue-numbering="true" text:style-name="L26">
              <text:list-header>
                <text:p text:style-name="P696">where</text:p>
              </text:list-header>
            </text:list>
          </table:table-cell>
        </table:table-row>
        <table:table-row>
          <table:table-cell table:style-name="Table154.A1" office:value-type="string">
            <text:list xml:id="list104346265161824" text:continue-numbering="true" text:style-name="L26">
              <text:list-header>
                <text:p text:style-name="P694">of</text:p>
              </text:list-header>
            </text:list>
          </table:table-cell>
          <table:table-cell table:style-name="Table154.A1" office:value-type="string">
            <text:list xml:id="list104346265160354" text:continue-numbering="true" text:style-name="L26">
              <text:list-header>
                <text:p text:style-name="P694">by</text:p>
              </text:list-header>
            </text:list>
          </table:table-cell>
          <table:table-cell table:style-name="Table154.A1" office:value-type="string">
            <text:list xml:id="list104346265152570" text:continue-numbering="true" text:style-name="L26">
              <text:list-header>
                <text:p text:style-name="P694">he</text:p>
              </text:list-header>
            </text:list>
          </table:table-cell>
          <table:table-cell table:style-name="Table154.A1" office:value-type="string">
            <text:list xml:id="list104346265170958" text:continue-numbering="true" text:style-name="L26">
              <text:list-header>
                <text:p text:style-name="P695">if</text:p>
              </text:list-header>
            </text:list>
          </table:table-cell>
          <table:table-cell table:style-name="Table154.A1" office:value-type="string">
            <text:list xml:id="list104346265173418" text:continue-numbering="true" text:style-name="L26">
              <text:list-header>
                <text:p text:style-name="P696">why</text:p>
              </text:list-header>
            </text:list>
          </table:table-cell>
        </table:table-row>
        <table:table-row>
          <table:table-cell table:style-name="Table154.A1" office:value-type="string">
            <text:list xml:id="list104346265143484" text:continue-numbering="true" text:style-name="L26">
              <text:list-header>
                <text:p text:style-name="P694">in</text:p>
              </text:list-header>
            </text:list>
          </table:table-cell>
          <table:table-cell table:style-name="Table154.A1" office:value-type="string">
            <text:list xml:id="list104346265161287" text:continue-numbering="true" text:style-name="L26">
              <text:list-header>
                <text:p text:style-name="P694">we</text:p>
              </text:list-header>
            </text:list>
          </table:table-cell>
          <table:table-cell table:style-name="Table154.A1" office:value-type="string">
            <text:list xml:id="list104346265169425" text:continue-numbering="true" text:style-name="L26">
              <text:list-header>
                <text:p text:style-name="P694">do</text:p>
              </text:list-header>
            </text:list>
          </table:table-cell>
          <table:table-cell table:style-name="Table154.A1" office:value-type="string">
            <text:list xml:id="list104346265145184" text:continue-numbering="true" text:style-name="L26">
              <text:list-header>
                <text:p text:style-name="P695">you</text:p>
              </text:list-header>
            </text:list>
          </table:table-cell>
          <table:table-cell table:style-name="Table154.A1" office:value-type="string">
            <text:list xml:id="list104346265170844" text:continue-numbering="true" text:style-name="L26">
              <text:list-header>
                <text:p text:style-name="P696">me</text:p>
              </text:list-header>
            </text:list>
          </table:table-cell>
        </table:table-row>
        <table:table-row>
          <table:table-cell table:style-name="Table154.A1" office:value-type="string">
            <text:list xml:id="list104346265161693" text:continue-numbering="true" text:style-name="L26">
              <text:list-header>
                <text:p text:style-name="P694">was</text:p>
              </text:list-header>
            </text:list>
          </table:table-cell>
          <table:table-cell table:style-name="Table154.A1" office:value-type="string">
            <text:list xml:id="list104346265156592" text:continue-numbering="true" text:style-name="L26">
              <text:list-header>
                <text:p text:style-name="P694">to</text:p>
              </text:list-header>
            </text:list>
          </table:table-cell>
          <table:table-cell table:style-name="Table154.A1" office:value-type="string">
            <text:list xml:id="list104346265166370" text:continue-numbering="true" text:style-name="L26">
              <text:list-header>
                <text:p text:style-name="P694">as</text:p>
              </text:list-header>
            </text:list>
          </table:table-cell>
          <table:table-cell table:style-name="Table154.A1" office:value-type="string">
            <text:list xml:id="list104346265151864" text:continue-numbering="true" text:style-name="L26">
              <text:list-header>
                <text:p text:style-name="P695">at</text:p>
              </text:list-header>
            </text:list>
          </table:table-cell>
          <table:table-cell table:style-name="Table154.A1" office:value-type="string">
            <text:list xml:id="list104346280172518" text:continue-numbering="true" text:style-name="L26">
              <text:list-header>
                <text:p text:style-name="P696">up</text:p>
              </text:list-header>
            </text:list>
          </table:table-cell>
        </table:table-row>
        <table:table-row>
          <table:table-cell table:style-name="Table154.A1" office:value-type="string">
            <text:list xml:id="list104346280163449" text:continue-numbering="true" text:style-name="L26">
              <text:list-header>
                <text:p text:style-name="P694">there</text:p>
              </text:list-header>
            </text:list>
          </table:table-cell>
          <table:table-cell table:style-name="Table154.A1" office:value-type="string">
            <text:list xml:id="list104346280160985" text:continue-numbering="true" text:style-name="L26">
              <text:list-header>
                <text:p text:style-name="P694">are</text:p>
              </text:list-header>
            </text:list>
          </table:table-cell>
          <table:table-cell table:style-name="Table154.A1" office:value-type="string">
            <text:list xml:id="list104346280148896" text:continue-numbering="true" text:style-name="L26">
              <text:list-header>
                <text:p text:style-name="P694">it</text:p>
              </text:list-header>
            </text:list>
          </table:table-cell>
          <table:table-cell table:style-name="Table154.A1" office:value-type="string">
            <text:list xml:id="list104346280159495" text:continue-numbering="true" text:style-name="L26">
              <text:list-header>
                <text:p text:style-name="P695">what</text:p>
              </text:list-header>
            </text:list>
          </table:table-cell>
          <table:table-cell table:style-name="Table154.A1" office:value-type="string">
            <text:list xml:id="list104346280145745" text:continue-numbering="true" text:style-name="L26">
              <text:list-header>
                <text:p text:style-name="P697">or</text:p>
              </text:list-header>
            </text:list>
          </table:table-cell>
        </table:table-row>
      </table:table>
      <text:p text:style-name="P119"/>
      <text:p text:style-name="P119">Continued...</text:p>
      <text:list xml:id="list104346280162275" text:continue-numbering="true" text:style-name="L26">
        <text:list-item>
          <text:p text:style-name="P967">Point to a <text:span text:style-name="T544">highlighted </text:span>word <text:span text:style-name="T541">and say it out loud. Ask the students to repeat after you. Do this once.</text:span> </text:p>
        </text:list-item>
        <text:list-item>
          <text:p text:style-name="P789">When you are done with one page on the screen, point to some of the words and encourage the students to say the words on their own.</text:p>
        </text:list-item>
      </text:list>
      <text:h text:style-name="P505" text:outline-level="3"/>
      <table:table table:name="Table111" table:style-name="Table111">
        <table:table-column table:style-name="Table111.A"/>
        <table:table-column table:style-name="Table111.B"/>
        <table:table-row>
          <table:table-cell table:style-name="Table111.A1" office:value-type="string">
            <text:h text:style-name="P535" text:outline-level="1">Power <text:span text:style-name="T54">Action</text:span></text:h>
          </table:table-cell>
          <table:table-cell table:style-name="Table111.A1" office:value-type="string">
            <text:h text:style-name="P562" text:outline-level="2"><text:span text:style-name="Prefix"><text:span text:style-name="T6">Session</text:span></text:span><text:span text:style-name="T6"> 65</text:span></text:h>
          </table:table-cell>
        </table:table-row>
      </table:table>
      <text:h text:style-name="P402" text:outline-level="3">Focus</text:h>
      <text:p text:style-name="P17">Objects required: <text:s/>an eraser, a sheet of paper, a pencil </text:p>
      <table:table table:name="Table112" table:style-name="Table112">
        <table:table-column table:style-name="Table112.A"/>
        <table:table-column table:style-name="Table112.B"/>
        <table:table-row>
          <table:table-cell table:style-name="Table112.A1" office:value-type="string">
            <text:p text:style-name="P215">Action Commands Review</text:p>
          </table:table-cell>
          <table:table-cell table:style-name="Table112.B1" office:value-type="string">
            <text:p text:style-name="Table_20_Contents_20_Condensed">Close your eyes. <text:span text:style-name="T596">»</text:span> Feel around for an object that is crisp and pick it up.</text:p>
            <text:p text:style-name="Table_20_Contents_20_Condensed">Close your eyes. <text:span text:style-name="T596">»</text:span> Feel around for an object that can bounce and pick it up. </text:p>
            <text:p text:style-name="Table_20_Contents_20_Condensed">Close your eyes. <text:span text:style-name="T596">»</text:span> Feel around for an object with which you can write and pick it up. </text:p>
          </table:table-cell>
        </table:table-row>
        <table:table-row>
          <table:table-cell table:style-name="Table112.A2" office:value-type="string">
            <text:p text:style-name="P215"/>
          </table:table-cell>
          <table:table-cell table:style-name="Table112.B2" office:value-type="string">
            <text:p text:style-name="Table_20_Contents_20_Condensed"/>
          </table:table-cell>
        </table:table-row>
        <table:table-row>
          <table:table-cell table:style-name="Table112.A1" office:value-type="string">
            <text:p text:style-name="P215">Spoken Commands</text:p>
          </table:table-cell>
          <table:table-cell table:style-name="Table112.B1" office:value-type="string">
            <text:p text:style-name="Table_20_Contents_20_Condensed">Close your eyes. <text:span text:style-name="T596">»</text:span> Feel around for an object that is crisp and pick it up. </text:p>
            <text:p text:style-name="Table_20_Contents_20_Condensed">Close your eyes. <text:span text:style-name="T596">»</text:span> Feel around for an object that can bounce and pick it up. </text:p>
            <text:p text:style-name="Table_20_Contents_20_Condensed">Close your eyes. <text:span text:style-name="T596">»</text:span> Feel around for an object with which you can write and pick it up.</text:p>
          </table:table-cell>
        </table:table-row>
        <table:table-row>
          <table:table-cell table:style-name="Table112.A4" office:value-type="string">
            <text:p text:style-name="P215"/>
          </table:table-cell>
          <table:table-cell table:style-name="Table112.B2" office:value-type="string">
            <text:p text:style-name="P328">Continued...</text:p>
          </table:table-cell>
        </table:table-row>
      </table:table>
      <text:p text:style-name="Text_20_body"/>
      <table:table table:name="Table163" table:style-name="Table163">
        <table:table-column table:style-name="Table163.A"/>
        <table:table-column table:style-name="Table163.B"/>
        <table:table-row>
          <table:table-cell table:style-name="Table163.A1" office:value-type="string">
            <text:p text:style-name="P215">Action Commands New</text:p>
          </table:table-cell>
          <table:table-cell table:style-name="Table163.B1" office:value-type="string">
            <text:p text:style-name="Table_20_Contents_20_Condensed">Giggle.</text:p>
            <text:p text:style-name="Table_20_Contents_20_Condensed">Fidget.</text:p>
            <text:p text:style-name="Table_20_Contents_20_Condensed">Scratch your head.</text:p>
            <text:p text:style-name="Table_20_Contents_20_Condensed">Wave your hands in the air.</text:p>
            <text:p text:style-name="Table_20_Contents_20_Condensed">Clear your throat.</text:p>
          </table:table-cell>
        </table:table-row>
      </table:table>
      <text:p text:style-name="P123"/>
      <text:p text:style-name="Text_20_Body_20_Note">Note: T<text:span text:style-name="T623">he </text:span>Action <text:span text:style-name="T623">Commands-</text:span>New<text:span text:style-name="T623"> in this module are based on the story </text:span><text:span text:style-name="T68">Monkeys on a Fast</text:span><text:span text:style-name="T82">.</text:span></text:p>
      <table:table table:name="Table113" table:style-name="Table113">
        <table:table-column table:style-name="Table113.A"/>
        <table:table-column table:style-name="Table113.B"/>
        <table:table-row>
          <table:table-cell table:style-name="Table113.A1" office:value-type="string">
            <text:h text:style-name="P535" text:outline-level="1">Power <text:span text:style-name="T93">Music</text:span></text:h>
          </table:table-cell>
          <table:table-cell table:style-name="Table113.A1" office:value-type="string">
            <text:h text:style-name="P562" text:outline-level="2"><text:span text:style-name="Prefix"><text:span text:style-name="T6">Session</text:span></text:span><text:span text:style-name="T6"> 65</text:span></text:h>
          </table:table-cell>
        </table:table-row>
      </table:table>
      <text:h text:style-name="P402" text:outline-level="3">Focus</text:h>
      <text:h text:style-name="P443" text:outline-level="3">Listening</text:h>
      <text:list xml:id="list104346280147726" text:continue-list="list104346108171988" text:style-name="L43">
        <text:list-item text:start-value="1">
          <text:p text:style-name="P836">Listen to the entire rhyme “<text:span text:style-name="T66">Prayer Houses” </text:span>on the DVD (Track <text:span text:style-name="T677">8</text:span>). Do not sing along.</text:p>
        </text:list-item>
        <text:list-item>
          <text:p text:style-name="P836">Read out <text:span text:style-name="T675">the entire rhyme l</text:span>ine-by-line and encourage the students to repeat after you. Say each word slowly and clearly. Do not sing.</text:p>
        </text:list-item>
        <text:list-item>
          <text:p text:style-name="P836">Listen to the rhyme on the DVD again and repeat the line-by-line teaching of the rhyme.</text:p>
        </text:list-item>
        <text:list-item>
          <text:p text:style-name="P836"><text:span text:style-name="T136">Play</text:span> the entire rhyme on the DVD again. <text:span text:style-name="T4">Encourage the students to sing along.</text:span></text:p>
          <text:list>
            <text:list-item>
              <text:list>
                <text:list-header>
                  <text:h text:style-name="P522" text:outline-level="3">Activity</text:h>
                </text:list-header>
              </text:list>
            </text:list-item>
          </text:list>
        </text:list-item>
        <text:list-item text:start-value="1">
          <text:p text:style-name="P849"><text:span text:style-name="T210">Divide the class into </text:span><text:span text:style-name="T214">four</text:span><text:span text:style-name="T210"> groups.</text:span></text:p>
        </text:list-item>
        <text:list-item>
          <text:p text:style-name="P830">Encourage Group 1 to sing the first verse, Group 2 to sing the second verse, <text:span text:style-name="T676">Group 3 to sing the third verse, and Group 4 to sing the last verse</text:span>.</text:p>
        </text:list-item>
        <text:list-item>
          <text:p text:style-name="P849"><text:span text:style-name="T176">Help the students by repeating the rhyme with them.</text:span> </text:p>
        </text:list-item>
        <text:list-item>
          <text:p text:style-name="P741">Switch groups and repeat the activity.</text:p>
        </text:list-item>
      </text:list>
      <text:p text:style-name="P129"/>
      <table:table table:name="Table114" table:style-name="Table114">
        <table:table-column table:style-name="Table114.A"/>
        <table:table-column table:style-name="Table114.B"/>
        <table:table-row>
          <table:table-cell table:style-name="Table114.A1" office:value-type="string">
            <text:h text:style-name="P548" text:outline-level="1">Power <text:span text:style-name="T94">Story</text:span></text:h>
          </table:table-cell>
          <table:table-cell table:style-name="Table114.A1" office:value-type="string">
            <text:h text:style-name="P572" text:outline-level="2"><text:span text:style-name="Prefix"><text:span text:style-name="T6">Session</text:span></text:span><text:span text:style-name="T6"> 65</text:span></text:h>
          </table:table-cell>
        </table:table-row>
      </table:table>
      <text:h text:style-name="P506" text:outline-level="3">Focus</text:h>
      <text:h text:style-name="P506" text:outline-level="3">Listening to the Story</text:h>
      <text:list xml:id="list3588048407450800683" text:style-name="L91">
        <text:list-item text:start-value="1">
          <text:p text:style-name="P843">Listen to <text:span text:style-name="T137">Page</text:span><text:span text:style-name="T141">s 3-5 from </text:span><text:span text:style-name="T259">“</text:span><text:span text:style-name="T260">But the monkeys' favourite food</text:span><text:span text:style-name="T259">” to “</text:span><text:span text:style-name="T260">a good day to spend in meditation</text:span><text:span text:style-name="T259">” </text:span><text:span text:style-name="T261">(Track</text:span><text:span text:style-name="T262">s</text:span><text:span text:style-name="T261"> </text:span><text:span text:style-name="T262">3-4</text:span><text:span text:style-name="T261">)</text:span><text:span text:style-name="T263"> </text:span><text:span text:style-name="T512">from </text:span><text:span text:style-name="T18">Monkeys on a Fast</text:span><text:span text:style-name="T12"> </text:span><text:span text:style-name="T141">on</text:span><text:span text:style-name="T137"> </text:span><text:span text:style-name="T139">t</text:span>he <text:span text:style-name="T517">Power Story DV</text:span>D.</text:p>
        </text:list-item>
        <text:list-item>
          <text:p text:style-name="P895">Make sure the students keep their books open and follow along as they listen to the tale.</text:p>
        </text:list-item>
      </text:list>
      <text:h text:style-name="P493" text:outline-level="3">Conversation Practice</text:h>
      <text:list xml:id="list1012023485442348088" text:style-name="L92">
        <text:list-item>
          <text:p text:style-name="P649"><text:span text:style-name="T363">Write the conversation given below on the blackboard. Read out the entire conversation clearly, modulating pitch, volume and tone, </text:span><text:span text:style-name="T364">and ask the students to repeat after you.</text:span></text:p>
        </text:list-item>
      </text:list>
      <text:p text:style-name="P285">Teacher: Meera and Sudha! St<text:span text:style-name="T341">op bickering!</text:span></text:p>
      <text:p text:style-name="P284">Meera: Ma’am, Sudha is bothering me all the time.</text:p>
      <text:p text:style-name="P284">Sudha: No ma’am! Meera is the one who’s annoying me.</text:p>
      <text:p text:style-name="P284">Teacher: Please girls, do not disrupt my class. Open your books fast!</text:p>
      <text:p text:style-name="P284">Meera: Ma’am, Sudha has hidden my book and is not telling me where it is.</text:p>
      <text:p text:style-name="P284">Sudha: Meera is lying, ma’am.</text:p>
      <text:p text:style-name="P335">Continued...</text:p>
      <text:p text:style-name="P341">Teacher: Come on, girls. You're driving me bananas! Tell me who has the book.</text:p>
      <text:p text:style-name="P284">Sudha: I’ve hidden it in my bag. Sorry, ma’am.</text:p>
      <text:p text:style-name="P299"><text:span text:style-name="T341"><text:tab/><text:tab/>Teacher: Give it back to Meera and don’t play</text:span><text:span text:style-name="T367"> <text:tab/><text:tab/><text:tab/></text:span><text:span text:style-name="T342">such pranks during class.</text:span></text:p>
      <text:list xml:id="list104346311154461" text:continue-numbering="true" text:style-name="L92">
        <text:list-item>
          <text:p text:style-name="P897"><text:span text:style-name="T270">Call</text:span><text:span text:style-name="T257"> </text:span><text:span text:style-name="T271">three</text:span><text:span text:style-name="T258"> </text:span><text:span text:style-name="T257">students to the front of the class, assign roles, and ask them to speak their lines expressively.</text:span></text:p>
        </text:list-item>
        <text:list-item>
          <text:p text:style-name="P651"><text:span text:style-name="T363">Repeat the activity with more </text:span><text:span text:style-name="T366">groups</text:span><text:span text:style-name="T365"> </text:span><text:span text:style-name="T363">of students.</text:span></text:p>
        </text:list-item>
      </text:list>
      <table:table table:name="Table115" table:style-name="Table115">
        <table:table-column table:style-name="Table115.A"/>
        <table:table-column table:style-name="Table115.B"/>
        <table:table-row>
          <table:table-cell table:style-name="Table115.A1" office:value-type="string">
            <text:h text:style-name="P535" text:outline-level="1">Power <text:span text:style-name="T54">Action</text:span></text:h>
          </table:table-cell>
          <table:table-cell table:style-name="Table115.A1" office:value-type="string">
            <text:h text:style-name="P562" text:outline-level="2"><text:span text:style-name="Prefix"><text:span text:style-name="T6">Session</text:span></text:span><text:span text:style-name="T6"> 66</text:span></text:h>
          </table:table-cell>
        </table:table-row>
      </table:table>
      <text:h text:style-name="P402" text:outline-level="3">Focus</text:h>
      <text:p text:style-name="P17">Objects required: </text:p>
      <table:table table:name="Table116" table:style-name="Table116">
        <table:table-column table:style-name="Table116.A"/>
        <table:table-column table:style-name="Table116.B"/>
        <table:table-row>
          <table:table-cell table:style-name="Table116.A1" office:value-type="string">
            <text:p text:style-name="P215"><text:span text:style-name="T323">Directed</text:span> Commands <text:span text:style-name="T323">Set 1</text:span></text:p>
          </table:table-cell>
          <table:table-cell table:style-name="Table116.B1" office:value-type="string">
            <text:p text:style-name="Table_20_Contents_20_Condensed">I <text:span text:style-name="T639">chant</text:span> <text:span text:style-name="T639">my</text:span> name.<text:line-break/>» She <text:span text:style-name="T639">chants</text:span> her name.<text:line-break/>» He <text:span text:style-name="T639">chants</text:span> his name.<text:line-break/>» We <text:span text:style-name="T639">chant</text:span> our names. </text:p>
          </table:table-cell>
        </table:table-row>
        <table:table-row>
          <table:table-cell table:style-name="Table116.A2" office:value-type="string">
            <text:p text:style-name="P215"/>
          </table:table-cell>
          <table:table-cell table:style-name="Table116.B2" office:value-type="string">
            <text:p text:style-name="Table_20_Contents_20_Condensed"/>
          </table:table-cell>
        </table:table-row>
        <table:table-row>
          <table:table-cell table:style-name="Table116.A1" office:value-type="string">
            <text:p text:style-name="P225"><text:span text:style-name="T323">Directed</text:span> Commands <text:span text:style-name="T323">Set 2</text:span></text:p>
          </table:table-cell>
          <table:table-cell table:style-name="Table116.B1" office:value-type="string">
            <text:p text:style-name="Table_20_Contents_20_Condensed"><text:span text:style-name="T638">I w</text:span>hisper <text:span text:style-name="T639">my</text:span> name.<text:span text:style-name="T638"><text:line-break/>» She whispers her name.<text:line-break/>» He whispers his name.<text:line-break/>» We whisper our names. </text:span></text:p>
          </table:table-cell>
        </table:table-row>
        <table:table-row>
          <table:table-cell table:style-name="Table116.A4" office:value-type="string">
            <text:p text:style-name="P215"/>
          </table:table-cell>
          <table:table-cell table:style-name="Table116.B2" office:value-type="string">
            <text:p text:style-name="Table_20_Contents_20_Condensed"/>
          </table:table-cell>
        </table:table-row>
        <table:table-row>
          <table:table-cell table:style-name="Table116.A1" office:value-type="string">
            <text:p text:style-name="P225"><text:span text:style-name="T323">Directed</text:span> Commands <text:span text:style-name="T323">Set 3</text:span></text:p>
          </table:table-cell>
          <table:table-cell table:style-name="Table116.B1" office:value-type="string">
            <text:p text:style-name="Table_20_Contents_20_Condensed">I <text:span text:style-name="T637">close my eyes</text:span>. <text:line-break/><text:span text:style-name="T322">»</text:span> <text:span text:style-name="T637">I o</text:span>pen <text:span text:style-name="T637">my</text:span> eyes and glare at <text:span text:style-name="T637">my</text:span> neighbour.<text:line-break/><text:span text:style-name="T322">» </text:span>She <text:span text:style-name="T637">closes her eyes</text:span>. <text:line-break/><text:span text:style-name="T322">»</text:span> <text:span text:style-name="T637">She o</text:span>pen<text:span text:style-name="T637">s</text:span> <text:span text:style-name="T637">her</text:span> eyes and glare<text:span text:style-name="T637">s</text:span> at <text:span text:style-name="T637">her</text:span> neighbour. <text:line-break/><text:span text:style-name="T322">» </text:span>He <text:span text:style-name="T637">closes his eyes</text:span>. <text:line-break/><text:span text:style-name="T322">»</text:span> <text:span text:style-name="T637">He o</text:span>pen<text:span text:style-name="T637">s</text:span> <text:span text:style-name="T637">his</text:span> eyes and glare<text:span text:style-name="T637">s</text:span> at <text:span text:style-name="T637">his</text:span> neighbour. <text:span text:style-name="T322">» </text:span>We <text:span text:style-name="T637">close our eyes.</text:span> <text:line-break/><text:span text:style-name="T322">»</text:span> <text:span text:style-name="T637">We o</text:span>pen <text:span text:style-name="T637">our</text:span> eyes and glare at <text:span text:style-name="T637">our</text:span> neighbour<text:span text:style-name="T637">s</text:span>. </text:p>
          </table:table-cell>
        </table:table-row>
      </table:table>
      <text:p text:style-name="P94"/>
      <text:list xml:id="list3647769638671596917" text:style-name="L93">
        <text:list-header>
          <text:p text:style-name="P772"><text:span text:style-name="T237">Continued...</text:span></text:p>
        </text:list-header>
      </text:list>
      <text:p text:style-name="P914"/>
      <table:table table:name="Table16" table:style-name="Table16">
        <table:table-column table:style-name="Table16.A"/>
        <table:table-column table:style-name="Table16.B"/>
        <table:table-row>
          <table:table-cell table:style-name="Table16.A1" office:value-type="string">
            <text:p text:style-name="P559"><text:span text:style-name="T335">Visualised </text:span>Commands </text:p>
          </table:table-cell>
          <table:table-cell table:style-name="Table16.B1" office:value-type="string">
            <text:p text:style-name="Table_20_Contents_20_Condensed">Laugh.</text:p>
            <text:p text:style-name="Table_20_Contents_20_Condensed">Gasp in shock.</text:p>
            <text:p text:style-name="Table_20_Contents_20_Condensed">Take a nap. </text:p>
            <text:p text:style-name="Table_20_Contents_20_Condensed">Sit under a banana plant.</text:p>
            <text:p text:style-name="Table_20_Contents_20_Condensed">Snap at your friend.</text:p>
            <text:p text:style-name="Table_20_Contents_20_Condensed">Sit on a branch of a tree.<text:line-break/><text:span text:style-name="T322">»</text:span> Feel the branch snap under your weight.</text:p>
          </table:table-cell>
        </table:table-row>
      </table:table>
      <text:p text:style-name="P95"/>
      <text:p text:style-name="P95">Note: T<text:span text:style-name="T623">he commands in this module are based on the story </text:span><text:span text:style-name="T68">Monkeys on a Fast</text:span><text:span text:style-name="T82">.</text:span> <text:s/></text:p>
      <table:table table:name="Table105" table:style-name="Table105">
        <table:table-column table:style-name="Table105.A"/>
        <table:table-column table:style-name="Table105.B"/>
        <table:table-row>
          <table:table-cell table:style-name="Table105.A1" office:value-type="string">
            <text:h text:style-name="P549" text:outline-level="1">Power <text:span text:style-name="T10">Music</text:span></text:h>
          </table:table-cell>
          <table:table-cell table:style-name="Table105.A1" office:value-type="string">
            <text:h text:style-name="P573" text:outline-level="2"><text:span text:style-name="Prefix"><text:span text:style-name="T6">Session</text:span></text:span><text:span text:style-name="T6"> 66</text:span></text:h>
          </table:table-cell>
        </table:table-row>
      </table:table>
      <text:h text:style-name="P507" text:outline-level="3">Focus</text:h>
      <text:h text:style-name="P508" text:outline-level="3">Listening</text:h>
      <text:list xml:id="list104346327155054" text:continue-list="list104346249173333" text:style-name="L80">
        <text:list-item text:start-value="1">
          <text:p text:style-name="P952">Listen to the entire rhyme “<text:span text:style-name="T66">Prayer Houses</text:span>” on the DVD (Track <text:span text:style-name="T582">8</text:span>). Do not sing along.</text:p>
        </text:list-item>
        <text:list-item>
          <text:p text:style-name="P924"><text:span text:style-name="T549">Play</text:span> the entire rhyme on the DVD again. <text:span text:style-name="T62">Encourage the students to sing along.</text:span></text:p>
        </text:list-item>
      </text:list>
      <text:list xml:id="list104346327147696" text:continue-list="list104346280147726" text:style-name="L43">
        <text:list-item>
          <text:list>
            <text:list-item>
              <text:list>
                <text:list-header>
                  <text:h text:style-name="P523" text:outline-level="3">Activity</text:h>
                </text:list-header>
              </text:list>
            </text:list-item>
          </text:list>
        </text:list-item>
        <text:list-item text:start-value="1">
          <text:p text:style-name="P899"><text:span text:style-name="T210">A</text:span><text:span text:style-name="T176">sk four students to come to the front of the class and </text:span><text:span text:style-name="T215">role-</text:span><text:span text:style-name="T176">play Madhavi, Benjamin, </text:span><text:span text:style-name="T215">Shamsher and Jaswinder.</text:span></text:p>
        </text:list-item>
        <text:list-item>
          <text:p text:style-name="P834">Encourage the student playing Madhavi to say, “<text:span text:style-name="T68">My name is Madhavi. Iam from Allepey. In my town of Allepey, there stands a temple very old</text:span>” <text:span text:style-name="T688">and enact her lines. Ask the other three students to say their respective lines in a similar format.</text:span></text:p>
        </text:list-item>
        <text:list-item>
          <text:p text:style-name="P900">Repeat the activity with more groups of students.</text:p>
          <text:p text:style-name="P650"/>
        </text:list-item>
      </text:list>
      <text:h text:style-name="P531" text:outline-level="3"/>
      <table:table table:name="Table118" table:style-name="Table118">
        <table:table-column table:style-name="Table118.A"/>
        <table:table-column table:style-name="Table118.B"/>
        <table:table-row>
          <table:table-cell table:style-name="Table118.A1" office:value-type="string">
            <text:h text:style-name="P550" text:outline-level="1">Power <text:span text:style-name="T96">Story</text:span></text:h>
          </table:table-cell>
          <table:table-cell table:style-name="Table118.A1" office:value-type="string">
            <text:h text:style-name="P574" text:outline-level="2"><text:span text:style-name="Prefix"><text:span text:style-name="T6">Session</text:span></text:span><text:span text:style-name="T6"> 66</text:span></text:h>
          </table:table-cell>
        </table:table-row>
      </table:table>
      <text:h text:style-name="P509" text:outline-level="3">Focus</text:h>
      <text:h text:style-name="P509" text:outline-level="3">Listening to the Story</text:h>
      <text:list xml:id="list104346327163518" text:continue-list="list3588048407450800683" text:style-name="L91">
        <text:list-item text:start-value="1">
          <text:p text:style-name="P844">Listen to <text:span text:style-name="T137">Page</text:span><text:span text:style-name="T141">s 3-5 from </text:span><text:span text:style-name="T259">“</text:span><text:span text:style-name="T260">But the monkeys' favourite food</text:span><text:span text:style-name="T259">” to “</text:span><text:span text:style-name="T260">a good day to spend in meditation</text:span><text:span text:style-name="T259">”</text:span><text:span text:style-name="T261">(Track</text:span><text:span text:style-name="T262">s</text:span><text:span text:style-name="T261"> </text:span><text:span text:style-name="T262">3-4</text:span><text:span text:style-name="T261">)</text:span><text:span text:style-name="T264"> </text:span><text:span text:style-name="T263"><text:s/></text:span><text:span text:style-name="T512">from </text:span><text:span text:style-name="T18">Monkeys on a Fast</text:span><text:span text:style-name="T12"> </text:span><text:span text:style-name="T141">on</text:span><text:span text:style-name="T137"> </text:span><text:span text:style-name="T139">t</text:span>he <text:span text:style-name="T518">Power Story</text:span> <text:span text:style-name="T162">DV</text:span>D.</text:p>
        </text:list-item>
        <text:list-item>
          <text:p text:style-name="P896">Make sure the students keep their books open and follow along as they listen to the tale.</text:p>
        </text:list-item>
      </text:list>
      <text:h text:style-name="P494" text:outline-level="3">Conversation Practice</text:h>
      <text:list xml:id="list104346327154630" text:continue-list="list3647769638671596917" text:style-name="L93">
        <text:list-item>
          <text:p text:style-name="P898"><text:span text:style-name="T257">Write the conversation given below on the blackboard. Read out the entire conversation clearly, modulating pitch, volume and tone, </text:span><text:span text:style-name="T256">and ask the students to repeat after you.</text:span></text:p>
        </text:list-item>
      </text:list>
      <text:p text:style-name="P286">Shopkeeper: Hello Shammi! What brings you here?</text:p>
      <text:p text:style-name="P286">Shammi: Hello Uncle! My mom asked me to buy some flour.</text:p>
      <text:p text:style-name="P286">Shopkeeper: Have you come alone?</text:p>
      <text:p text:style-name="P286">Shammi: No, uncle. I have come with my mom. She is right outside talking to her friend.</text:p>
      <text:p text:style-name="P286">Shopkeeper: Okay. I’ll pack some flour for you.</text:p>
      <text:p text:style-name="P286">Shammi: Can I also have a notebook and two pencils?</text:p>
      <text:p text:style-name="P283">Shopkeeper: Of course, my child.</text:p>
      <text:list xml:id="list104346327153542" text:continue-numbering="true" text:style-name="L93">
        <text:list-header>
          <text:p text:style-name="P665">Continued...</text:p>
        </text:list-header>
      </text:list>
      <text:p text:style-name="P338">Shammi: Can you make it fast, uncle.</text:p>
      <text:p text:style-name="P286">Shopkeeper: Yes. Here, take the flour, your notebook and pencils. I’ll take money from your mom later.</text:p>
      <text:p text:style-name="P286">Shammi: What a lovely notebook! Ooooo! I’m so thrilled looking at the colourful cover, and the crisp white sheets.</text:p>
      <text:p text:style-name="P286">Shopkeeper: You must be the only girl your age who goes bananas seeing a notebook.</text:p>
      <text:p text:style-name="P286">Shammi: Uncle, I’m going to fill the pages with poems.</text:p>
      <text:p text:style-name="P283">Shopkeeper: Great! Just remember the “shopkeeper uncle” when you grow up to be a famous writer.</text:p>
      <text:list xml:id="list104346327156332" text:continue-numbering="true" text:style-name="L93">
        <text:list-item>
          <text:p text:style-name="P898"><text:span text:style-name="T256">Call</text:span><text:span text:style-name="T257"> </text:span><text:span text:style-name="T258">two </text:span><text:span text:style-name="T257">students to the front of the class, assign roles, and ask them to speak their lines expressively.</text:span></text:p>
        </text:list-item>
        <text:list-item>
          <text:p text:style-name="P989">Repeat the activity with more pairs of students.</text:p>
        </text:list-item>
      </text:list>
      <table:table table:name="Table119" table:style-name="Table119">
        <table:table-column table:style-name="Table119.A"/>
        <table:table-column table:style-name="Table119.B"/>
        <table:table-row>
          <table:table-cell table:style-name="Table119.A1" office:value-type="string">
            <text:h text:style-name="P535" text:outline-level="1">Power <text:span text:style-name="T54">Action</text:span></text:h>
          </table:table-cell>
          <table:table-cell table:style-name="Table119.A1" office:value-type="string">
            <text:h text:style-name="P562" text:outline-level="2"><text:span text:style-name="Prefix"><text:span text:style-name="T6">Session</text:span></text:span><text:span text:style-name="T6"> 67</text:span></text:h>
          </table:table-cell>
        </table:table-row>
      </table:table>
      <text:h text:style-name="P402" text:outline-level="3">Focus</text:h>
      <text:p text:style-name="P34"><text:span text:style-name="T327">Objects required: a sheet of paper, a book, </text:span><text:span text:style-name="T329">an eraser, a pencil</text:span></text:p>
      <table:table table:name="Table120" table:style-name="Table120">
        <table:table-column table:style-name="Table120.A"/>
        <table:table-column table:style-name="Table120.B"/>
        <table:table-row>
          <table:table-cell table:style-name="Table120.A1" office:value-type="string">
            <text:p text:style-name="P215">Action Commands Review</text:p>
          </table:table-cell>
          <table:table-cell table:style-name="Table120.B1" office:value-type="string">
            <text:p text:style-name="Table_20_Contents_20_Condensed">Giggle.</text:p>
            <text:p text:style-name="Table_20_Contents_20_Condensed">Fidget.</text:p>
            <text:p text:style-name="Table_20_Contents_20_Condensed">Scratch your head.</text:p>
            <text:p text:style-name="Table_20_Contents_20_Condensed">Wave your hands in the air.</text:p>
            <text:p text:style-name="Table_20_Contents_20_Condensed">Clear your throat.</text:p>
          </table:table-cell>
        </table:table-row>
        <table:table-row>
          <table:table-cell table:style-name="Table120.A2" office:value-type="string">
            <text:p text:style-name="P215"/>
          </table:table-cell>
          <table:table-cell table:style-name="Table120.B2" office:value-type="string">
            <text:p text:style-name="Table_20_Contents_20_Condensed"/>
          </table:table-cell>
        </table:table-row>
        <table:table-row>
          <table:table-cell table:style-name="Table120.A1" office:value-type="string">
            <text:p text:style-name="P215">Spoken Commands</text:p>
          </table:table-cell>
          <table:table-cell table:style-name="Table120.B1" office:value-type="string">
            <text:p text:style-name="Table_20_Contents_20_Condensed">Giggle.</text:p>
            <text:p text:style-name="Table_20_Contents_20_Condensed">Fidget.</text:p>
            <text:p text:style-name="Table_20_Contents_20_Condensed">Scratch your head.</text:p>
            <text:p text:style-name="Table_20_Contents_20_Condensed">Wave your hands in the air.</text:p>
            <text:p text:style-name="Table_20_Contents_20_Condensed">Clear your throat.</text:p>
          </table:table-cell>
        </table:table-row>
        <table:table-row>
          <table:table-cell table:style-name="Table120.A4" office:value-type="string">
            <text:p text:style-name="P215"/>
          </table:table-cell>
          <table:table-cell table:style-name="Table120.B2" office:value-type="string">
            <text:p text:style-name="Table_20_Contents_20_Condensed"/>
          </table:table-cell>
        </table:table-row>
        <table:table-row>
          <table:table-cell table:style-name="Table120.A1" office:value-type="string">
            <text:p text:style-name="P215"><text:span text:style-name="T624">Action</text:span> Commands <text:span text:style-name="T624">New</text:span></text:p>
          </table:table-cell>
          <table:table-cell table:style-name="Table120.B1" office:value-type="string">
            <text:p text:style-name="Table_20_Contents_20_Condensed"><text:span text:style-name="T703">Pick up the paper with your right hand and the book with your left hand. <text:line-break/>» Wave the heavier object. <text:line-break/>»</text:span> Fan yourself with the lighter object.</text:p>
            <text:p text:style-name="Table_20_Contents_20_Condensed">Pick up the object with which you write. <text:line-break/><text:span text:style-name="T638">»</text:span> Put it on the object with which you erase.</text:p>
          </table:table-cell>
        </table:table-row>
      </table:table>
      <text:p text:style-name="P124"/>
      <text:p text:style-name="P44">Note: T<text:span text:style-name="T623">he Review and Spoken</text:span> <text:span text:style-name="T624">commands in this module are based on the story </text:span><text:span text:style-name="T68">Monkeys on a Fast</text:span><text:span text:style-name="T82">.</text:span></text:p>
      <table:table table:name="Table121" table:style-name="Table121">
        <table:table-column table:style-name="Table121.A"/>
        <table:table-column table:style-name="Table121.B"/>
        <table:table-row>
          <table:table-cell table:style-name="Table121.A1" office:value-type="string">
            <text:h text:style-name="P535" text:outline-level="1">Power <text:span text:style-name="T95">Music</text:span></text:h>
          </table:table-cell>
          <table:table-cell table:style-name="Table121.A1" office:value-type="string">
            <text:h text:style-name="P562" text:outline-level="2"><text:span text:style-name="Prefix"><text:span text:style-name="T6">Session</text:span></text:span><text:span text:style-name="T6"> 67</text:span></text:h>
          </table:table-cell>
        </table:table-row>
      </table:table>
      <text:h text:style-name="P402" text:outline-level="3">Focus</text:h>
      <text:h text:style-name="P510" text:outline-level="3">Listening</text:h>
      <text:list xml:id="list4140932705814798338" text:style-name="L94">
        <text:list-item text:start-value="1">
          <text:p text:style-name="P803">Listen to the entire rhyme “<text:span text:style-name="T577">Sambar” </text:span>(Track <text:span text:style-name="T582">9</text:span>) on the DVD. Do not sing along.</text:p>
        </text:list-item>
        <text:list-item>
          <text:p text:style-name="P803"><text:span text:style-name="T549">Play</text:span> the entire rhyme on the DVD again. <text:span text:style-name="T62">Encourage the students to sing along.</text:span></text:p>
        </text:list-item>
      </text:list>
      <text:h text:style-name="P510" text:outline-level="3">Activity</text:h>
      <text:list xml:id="list1982142156668107485" text:style-name="L95">
        <text:list-item>
          <text:p text:style-name="P901"><text:span text:style-name="T343">Write </text:span><text:span text:style-name="T344">the </text:span><text:span text:style-name="T343">following </text:span><text:span text:style-name="T346">words</text:span><text:span text:style-name="T344"> on </text:span><text:span text:style-name="T343">the blackboard:</text:span></text:p>
        </text:list-item>
      </text:list>
      <table:table table:name="Table151" table:style-name="Table151">
        <table:table-column table:style-name="Table151.A" table:number-columns-repeated="2"/>
        <table:table-row>
          <table:table-cell table:style-name="Table151.A1" office:value-type="string">
            <text:list xml:id="list104346343154815" text:continue-numbering="true" text:style-name="L95">
              <text:list-header>
                <text:p text:style-name="P699">peel</text:p>
              </text:list-header>
            </text:list>
          </table:table-cell>
          <table:table-cell table:style-name="Table151.A1" office:value-type="string">
            <text:list xml:id="list104346343171684" text:continue-numbering="true" text:style-name="L95">
              <text:list-header>
                <text:p text:style-name="P699">cut</text:p>
              </text:list-header>
            </text:list>
          </table:table-cell>
        </table:table-row>
        <table:table-row>
          <table:table-cell table:style-name="Table151.A1" office:value-type="string">
            <text:list xml:id="list104346343165703" text:continue-numbering="true" text:style-name="L95">
              <text:list-header>
                <text:p text:style-name="P699">dice</text:p>
              </text:list-header>
            </text:list>
          </table:table-cell>
          <table:table-cell table:style-name="Table151.A1" office:value-type="string">
            <text:list xml:id="list104346343149086" text:continue-numbering="true" text:style-name="L95">
              <text:list-header>
                <text:p text:style-name="P699">shred</text:p>
              </text:list-header>
            </text:list>
          </table:table-cell>
        </table:table-row>
      </table:table>
      <text:list xml:id="list104346343152139" text:continue-numbering="true" text:style-name="L95">
        <text:list-header>
          <text:p text:style-name="P957"/>
        </text:list-header>
        <text:list-item>
          <text:p text:style-name="P957"><text:span text:style-name="T184">Read out the </text:span><text:span text:style-name="T203">words</text:span><text:span text:style-name="T184">,</text:span><text:span text:style-name="T182"> mime </text:span><text:span text:style-name="T204">t</text:span><text:span text:style-name="T182">hem</text:span><text:span text:style-name="T184"> and ask the students to repeat after you.</text:span></text:p>
        </text:list-item>
        <text:list-item>
          <text:p text:style-name="P931">Split the class into two groups. <text:span text:style-name="T578">Say the following sentences and ask the groups to repeat after you. While repeating, they have to mime the actions (like cut, shred, etc.) in the sentences. </text:span></text:p>
        </text:list-item>
      </text:list>
      <text:p text:style-name="P63"/>
      <text:p text:style-name="P64">Continued...</text:p>
      <text:p text:style-name="P973"/>
      <table:table table:name="Table155" table:style-name="Table155">
        <table:table-column table:style-name="Table155.A" table:number-columns-repeated="2"/>
        <table:table-row>
          <table:table-cell table:style-name="Table155.A1" office:value-type="string">
            <text:list xml:id="list104346343161373" text:continue-numbering="true" text:style-name="L95">
              <text:list-header>
                <text:p text:style-name="P701">Group 1</text:p>
              </text:list-header>
            </text:list>
          </table:table-cell>
          <table:table-cell table:style-name="Table155.A1" office:value-type="string">
            <text:list xml:id="list104346343165960" text:continue-numbering="true" text:style-name="L95">
              <text:list-header>
                <text:p text:style-name="P701">Group 2</text:p>
              </text:list-header>
            </text:list>
          </table:table-cell>
        </table:table-row>
        <table:table-row>
          <table:table-cell table:style-name="Table155.A1" office:value-type="string">
            <text:list xml:id="list104346343169743" text:continue-numbering="true" text:style-name="L95">
              <text:list-header>
                <text:p text:style-name="P703">I am a carrot. You can peel me.</text:p>
              </text:list-header>
            </text:list>
          </table:table-cell>
          <table:table-cell table:style-name="Table155.A1" office:value-type="string">
            <text:list xml:id="list104346343172116" text:continue-numbering="true" text:style-name="L95">
              <text:list-header>
                <text:p text:style-name="P705">I am a beetroot. You can peel me.</text:p>
              </text:list-header>
            </text:list>
          </table:table-cell>
        </table:table-row>
        <table:table-row>
          <table:table-cell table:style-name="Table155.A1" office:value-type="string">
            <text:list xml:id="list104346343170535" text:continue-numbering="true" text:style-name="L95">
              <text:list-header>
                <text:p text:style-name="P703">I am a carrot. You can <text:span text:style-name="T579">cut</text:span> me.</text:p>
              </text:list-header>
            </text:list>
          </table:table-cell>
          <table:table-cell table:style-name="Table155.A1" office:value-type="string">
            <text:list xml:id="list104346343166015" text:continue-numbering="true" text:style-name="L95">
              <text:list-header>
                <text:p text:style-name="P705">I am a beetroot. You can cut me.</text:p>
              </text:list-header>
            </text:list>
          </table:table-cell>
        </table:table-row>
        <table:table-row>
          <table:table-cell table:style-name="Table155.A1" office:value-type="string">
            <text:list xml:id="list104346343168944" text:continue-numbering="true" text:style-name="L95">
              <text:list-header>
                <text:p text:style-name="P703">I am a carrot. You can <text:span text:style-name="T579">dice</text:span> me.</text:p>
              </text:list-header>
            </text:list>
          </table:table-cell>
          <table:table-cell table:style-name="Table155.A1" office:value-type="string">
            <text:list xml:id="list104346343159839" text:continue-numbering="true" text:style-name="L95">
              <text:list-header>
                <text:p text:style-name="P705">I am a beetroot. You can dice me.</text:p>
              </text:list-header>
            </text:list>
          </table:table-cell>
        </table:table-row>
        <table:table-row>
          <table:table-cell table:style-name="Table155.A1" office:value-type="string">
            <text:list xml:id="list104346343170050" text:continue-numbering="true" text:style-name="L95">
              <text:list-header>
                <text:p text:style-name="P703">I am a carrot. You can <text:span text:style-name="T579">shred</text:span> me.</text:p>
              </text:list-header>
            </text:list>
          </table:table-cell>
          <table:table-cell table:style-name="Table155.A1" office:value-type="string">
            <text:list xml:id="list104346343162997" text:continue-numbering="true" text:style-name="L95">
              <text:list-header>
                <text:p text:style-name="P705">I am a beetroot. You can shred me.</text:p>
              </text:list-header>
            </text:list>
          </table:table-cell>
        </table:table-row>
      </table:table>
      <text:p text:style-name="P65"/>
      <text:list xml:id="list104346343147446" text:continue-numbering="true" text:style-name="L95">
        <text:list-item>
          <text:p text:style-name="P932"><text:span text:style-name="T704">If time permits, ask individual students to come to the front of the class and speak a few lines as carrot or beetroot in the format, “</text:span><text:span text:style-name="T88">I am a carrot. You can peel, cut, dice, and shred me.</text:span><text:span text:style-name="T689">” Ask them to also mime along.</text:span></text:p>
          <text:p text:style-name="P937"/>
        </text:list-item>
      </text:list>
      <text:p text:style-name="P78"/>
      <table:table table:name="Table122" table:style-name="Table122">
        <table:table-column table:style-name="Table122.A"/>
        <table:table-column table:style-name="Table122.B"/>
        <table:table-row>
          <table:table-cell table:style-name="Table122.A1" office:value-type="string">
            <text:h text:style-name="P551" text:outline-level="1">Power <text:span text:style-name="T96">Story</text:span></text:h>
          </table:table-cell>
          <table:table-cell table:style-name="Table122.A1" office:value-type="string">
            <text:h text:style-name="P575" text:outline-level="2"><text:span text:style-name="Prefix"><text:span text:style-name="T6">Session</text:span></text:span><text:span text:style-name="T6"> 67</text:span></text:h>
          </table:table-cell>
        </table:table-row>
      </table:table>
      <text:h text:style-name="P511" text:outline-level="3">Focus</text:h>
      <text:h text:style-name="P495" text:outline-level="3">Tiny Theatre</text:h>
      <text:list xml:id="list4374751786061643873" text:style-name="L96">
        <text:list-item>
          <text:p text:style-name="P902"><text:span text:style-name="T115">Write the lines from the short-script on the blackboard before F</text:span><text:span text:style-name="T248">ocus. You can skip the stage-directions. </text:span><text:span text:style-name="T249">The script is based on the story “Monkeys on a Fast” </text:span><text:span text:style-name="T250">(Pages 5-8)</text:span><text:span text:style-name="T249">.</text:span></text:p>
        </text:list-item>
        <text:list-item>
          <text:p text:style-name="P905">Divide the class into four or five groups.</text:p>
        </text:list-item>
        <text:list-item>
          <text:p text:style-name="P990">Explain the script with the directions, and then read out the conversations clearly, modulating pitch, volume and tone.</text:p>
        </text:list-item>
        <text:list-item>
          <text:p text:style-name="P990">Give the groups five minutes to rehearse the script. Encourage the students to take on roles and learn their lines. They can plan their movements, and improvise on existing materials in the class for props. </text:p>
        </text:list-item>
        <text:list-item>
          <text:p text:style-name="P990">Walk around the class and help the students with planning their little theatre activity. </text:p>
        </text:list-item>
        <text:list-item>
          <text:p text:style-name="P990">Call the groups one-by-one and ask them to present their theatre activity in front of the class. </text:p>
        </text:list-item>
        <text:list-item>
          <text:p text:style-name="P993">The students may look at the blackboard for the lines they have to speak. </text:p>
        </text:list-item>
      </text:list>
      <text:p text:style-name="P913">Continued...</text:p>
      <text:p text:style-name="P969"><text:span text:style-name="T296">Characters: </text:span><text:span text:style-name="T298">Chakku</text:span><text:span text:style-name="T297">, </text:span><text:span text:style-name="T298">Macaque, Bonnet</text:span><text:span text:style-name="T297"><text:line-break/>Setting: </text:span><text:span text:style-name="T298">Banyan Tree near a temple</text:span></text:p>
      <text:p text:style-name="P298">Chakku, the monkey chieftain, realizes that his tribe <text:span text:style-name="T659">is</text:span> growing fatter. He sits pondering the problem and decides to tell his monkeys that they would be fasting on ekadasi along with the humans. </text:p>
      <text:p text:style-name="P290"><text:span text:style-name="T527">Chakku</text:span> <text:span text:style-name="T528">(gathers tribe)</text:span>: <text:span text:style-name="T527">Tomorrow..</text:span></text:p>
      <text:p text:style-name="P295">He is interrupted by the loud chattering of two little monkeys, Bonnet and Macaque. They are fighting over an apple. Chakku clears his throat loudly and glares at them. They look at him and stop chattering.</text:p>
      <text:p text:style-name="P290"><text:span text:style-name="T527">Chakku</text:span>: <text:span text:style-name="T527">Tomorrow is ekadasi.</text:span></text:p>
      <text:p text:style-name="P292">Macaque: Eka...dosa...eka dasi...what?</text:p>
      <text:p text:style-name="P292">Bonnet (giggles): A day of one dosa.</text:p>
      <text:p text:style-name="P295">All monkeys start to laugh.</text:p>
      <text:p text:style-name="P313">Chakku (glares): Stop it! On ekadasi, we have to fast for the whole day.</text:p>
      <text:p text:style-name="P310">Macaque (not understanding): Fast?</text:p>
      <text:p text:style-name="P310">Bonnet (laughs): Eat the eka dosa really fast.</text:p>
      <text:p text:style-name="P311">All monkeys laugh with him.</text:p>
      <text:p text:style-name="P345">Continued...</text:p>
      <text:p text:style-name="P346">Chakku (threatens): Bonnet and Macaque, on<text:span text:style-name="T660">e</text:span> more sound from you and you have had it. <text:span text:style-name="T530">As for the rest of you, a fast means not eating anything.</text:span></text:p>
      <text:p text:style-name="P312">There are loud gasps of shock and protest.</text:p>
      <text:p text:style-name="P277"><text:span text:style-name="T531">Chakku</text:span>: <text:span text:style-name="T531">The humans will be doing this too, so don't we want to do it too?</text:span></text:p>
      <text:p text:style-name="P282">The tribe calms down and murmurs in approval.</text:p>
      <text:p text:style-name="P279">Chakku: So, tomorrow, we will not eat a single thing. Is that clear?</text:p>
      <text:p text:style-name="P280"><text:span text:style-name="T531">Bonnet</text:span>: <text:span text:style-name="T531">What about breakfast?</text:span></text:p>
      <text:p text:style-name="P279">Macaque: Lunch?</text:p>
      <text:p text:style-name="P279">Chakku: No! No breakfast, no lunch, no dinner!</text:p>
      <text:p text:style-name="P279">Bonnet: But surely we can eat nuts, can't we?</text:p>
      <text:p text:style-name="P279">Chakku: No, you cannot eat nuts.</text:p>
      <text:p text:style-name="P279">An old monkey: Yes, I agree with Chief Chakku. Tomorrow, no eating anything except bananas.</text:p>
      <text:p text:style-name="P277"><text:span text:style-name="T531">Chakku (exasperatedly)</text:span>: <text:span text:style-name="T531">No! No nuts, no bananas, no apples, no guavas, no rice, no roti, nothing! We will not eat a single thing tomorrow!</text:span></text:p>
      <text:p text:style-name="P305">The entire tribe is stunned into silence.</text:p>
      <text:p text:style-name="P336">Continued...</text:p>
      <text:p text:style-name="P342"><text:span text:style-name="T531">Bonnet and Macaque</text:span>: <text:span text:style-name="T529">Nothing? For the whole day?</text:span></text:p>
      <text:p text:style-name="P279">Chakku (feels better): Yes, for the whole day. Also, we shall meditate all day long, so that we become more calm, peaceful and intelligent monkeys.</text:p>
      <text:p text:style-name="P307"/>
      <text:p text:style-name="P50">Note <text:span text:style-name="T657">1</text:span>: Ask the students to listen to the story on their DVD<text:span text:style-name="T658">s</text:span> at home.</text:p>
      <text:p text:style-name="P71"><text:span text:style-name="T280">Note </text:span><text:span text:style-name="T281">2</text:span><text:span text:style-name="T280">: This is the last session of the story </text:span><text:span text:style-name="T288">Monkeys on a Fast</text:span><text:span text:style-name="T280"> in PE L</text:span><text:span text:style-name="T282">3</text:span><text:span text:style-name="T283">M</text:span><text:span text:style-name="T280">. Give the students a copy each of </text:span><text:span text:style-name="T288">Monkeys on a Fast</text:span><text:span text:style-name="T286"> </text:span><text:span text:style-name="T280">for them to take home. The storybook is part of the student’s kit and is the property of the students. </text:span></text:p>
      <table:table table:name="Table123" table:style-name="Table123">
        <table:table-column table:style-name="Table123.A"/>
        <table:table-column table:style-name="Table123.B"/>
        <table:table-row>
          <table:table-cell table:style-name="Table123.A1" office:value-type="string">
            <text:h text:style-name="P535" text:outline-level="1">Power <text:span text:style-name="T54">Action</text:span></text:h>
          </table:table-cell>
          <table:table-cell table:style-name="Table123.A1" office:value-type="string">
            <text:h text:style-name="P562" text:outline-level="2"><text:span text:style-name="Prefix"><text:span text:style-name="T6">Session</text:span></text:span><text:span text:style-name="T6"> 68</text:span></text:h>
          </table:table-cell>
        </table:table-row>
      </table:table>
      <text:h text:style-name="P402" text:outline-level="3">Focus</text:h>
      <text:p text:style-name="P27">Objects required: a sheet of paper, a book, <text:span text:style-name="T642">an eraser, a pencil</text:span></text:p>
      <table:table table:name="Table124" table:style-name="Table124">
        <table:table-column table:style-name="Table124.A"/>
        <table:table-column table:style-name="Table124.B"/>
        <table:table-row>
          <table:table-cell table:style-name="Table124.A1" office:value-type="string">
            <text:p text:style-name="P233">Action Commands Review</text:p>
          </table:table-cell>
          <table:table-cell table:style-name="Table124.B1" office:value-type="string">
            <text:p text:style-name="Table_20_Contents_20_Condensed"><text:span text:style-name="T703">Pick up the paper with your right hand and the book with your left hand. <text:line-break/>» Wave the heavier object. <text:line-break/>»</text:span> Fan yourself with the lighter object.</text:p>
            <text:p text:style-name="Table_20_Contents_20_Condensed">Pick up the object with which you write. <text:line-break/><text:span text:style-name="T638">»</text:span> Put it on the object with which you erase.</text:p>
          </table:table-cell>
        </table:table-row>
        <table:table-row>
          <table:table-cell table:style-name="Table124.A2" office:value-type="string">
            <text:p text:style-name="P215"/>
          </table:table-cell>
          <table:table-cell table:style-name="Table124.B2" office:value-type="string">
            <text:p text:style-name="Table_20_Contents_20_Condensed"/>
          </table:table-cell>
        </table:table-row>
        <table:table-row>
          <table:table-cell table:style-name="Table124.A1" office:value-type="string">
            <text:p text:style-name="P233">Spoken Commands</text:p>
          </table:table-cell>
          <table:table-cell table:style-name="Table124.B1" office:value-type="string">
            <text:p text:style-name="Table_20_Contents_20_Condensed"><text:span text:style-name="T703">Pick up the paper with your right hand and the book with your left hand. <text:line-break/>» Wave the heavier object. <text:line-break/>»</text:span> Fan yourself with the lighter object.</text:p>
            <text:p text:style-name="Table_20_Contents_20_Condensed">Pick up the object with which you write. <text:line-break/><text:span text:style-name="T638">»</text:span> Put it on the object with which you erase.</text:p>
          </table:table-cell>
        </table:table-row>
      </table:table>
      <text:p text:style-name="P122"/>
      <table:table table:name="Table117" table:style-name="Table117">
        <table:table-column table:style-name="Table117.A"/>
        <table:table-column table:style-name="Table117.B"/>
        <table:table-row table:style-name="Table117.1">
          <table:table-cell table:style-name="Table117.A1" office:value-type="string">
            <text:p text:style-name="P228">Action Commands New</text:p>
          </table:table-cell>
          <table:table-cell table:style-name="Table117.B1" office:value-type="string">
            <text:p text:style-name="Table_20_Contents_20_Condensed">Pick up a book. <text:span text:style-name="T638">»</text:span> Feel the spine and the cover of the book with your hand.</text:p>
            <text:p text:style-name="Table_20_Contents_20_Condensed">Pick up a book. <text:span text:style-name="T638">»</text:span> Feel either the spine or the cover of the book with your hand.</text:p>
            <text:p text:style-name="Table_20_Contents_20_Condensed">Pick up a book. <text:span text:style-name="T638">»</text:span> Feel neither the spine nor the cover of the book with your hand.</text:p>
          </table:table-cell>
        </table:table-row>
      </table:table>
      <text:p text:style-name="Text_20_body"/>
      <text:p text:style-name="Text_20_body"/>
      <table:table table:name="Table130" table:style-name="Table130">
        <table:table-column table:style-name="Table130.A"/>
        <table:table-column table:style-name="Table130.B"/>
        <table:table-row>
          <table:table-cell table:style-name="Table130.A1" office:value-type="string">
            <text:h text:style-name="P552" text:outline-level="1">Power <text:span text:style-name="T96">Story</text:span></text:h>
          </table:table-cell>
          <table:table-cell table:style-name="Table130.A1" office:value-type="string">
            <text:h text:style-name="P576" text:outline-level="2"><text:span text:style-name="Prefix"><text:span text:style-name="T6">Session</text:span></text:span><text:span text:style-name="T6"> 68</text:span></text:h>
          </table:table-cell>
        </table:table-row>
      </table:table>
      <text:h text:style-name="P512" text:outline-level="3">Focus</text:h>
      <text:h text:style-name="P512" text:outline-level="3">Listening to the Story</text:h>
      <text:list xml:id="list104346374152981" text:continue-list="list104346046173252" text:style-name="L23">
        <text:list-item text:start-value="1">
          <text:p text:style-name="P748">Listen to and watch an expressive narration of the story <text:span text:style-name="T16">The </text:span><text:span text:style-name="T29">Musical Donkey</text:span> (Track 2) on the <text:span text:style-name="T15">Voices and Expression</text:span><text:span text:style-name="T511"> DVD.</text:span></text:p>
        </text:list-item>
      </text:list>
      <text:h text:style-name="P419" text:outline-level="3">Expressive Reading</text:h>
      <text:list xml:id="list519842560246099492" text:style-name="L97">
        <text:list-item>
          <text:p text:style-name="P754"><text:span text:style-name="T310">Ask the students to </text:span>listen to <text:span text:style-name="T310">P</text:span>age <text:span text:style-name="T526">5</text:span> read expressively on the <text:span text:style-name="T173">DVD</text:span> (<text:span text:style-name="T56">T</text:span>rack <text:span text:style-name="T526">5</text:span>). </text:p>
        </text:list-item>
        <text:list-item>
          <text:p text:style-name="P778">Read out aloud <text:span text:style-name="T172">P</text:span>age <text:span text:style-name="T526">5</text:span> (from “<text:span text:style-name="T526">Dhondu used to work</text:span>” to “<text:span text:style-name="T519">he was old and lean.</text:span>”), modulating pitch, volume and tone, <text:span text:style-name="T339">and p</text:span>aus<text:span text:style-name="T339">ing</text:span> at the right places. </text:p>
        </text:list-item>
        <text:list-item>
          <text:p text:style-name="P781">Ask groups of <text:span text:style-name="T339">4</text:span> students to come to the front of the class and encourage them to read out the passage<text:span text:style-name="T519">s</text:span> expressively.</text:p>
        </text:list-item>
        <text:list-item>
          <text:p text:style-name="P781"><text:s/><text:span text:style-name="T340">Repeat the activity with more groups of students. You may also ask a student to stand up and read the passages aloud instead of doing the reading as a group activity. </text:span></text:p>
        </text:list-item>
        <text:list-item>
          <text:p text:style-name="P790"><text:span text:style-name="T273">If the students seem to be struggling with the activity, </text:span><text:span text:style-name="T274">change the mode of the activity to Guided Expressive Reading where you read out the passages expressively and ask the students to repeat after you. </text:span></text:p>
        </text:list-item>
      </text:list>
      <table:table table:name="Table127" table:style-name="Table127">
        <table:table-column table:style-name="Table127.A"/>
        <table:table-column table:style-name="Table127.B"/>
        <table:table-row>
          <table:table-cell table:style-name="Table127.A1" office:value-type="string">
            <text:h text:style-name="P535" text:outline-level="1">Power <text:span text:style-name="T54">Action</text:span></text:h>
          </table:table-cell>
          <table:table-cell table:style-name="Table127.A1" office:value-type="string">
            <text:h text:style-name="P562" text:outline-level="2"><text:span text:style-name="Prefix"><text:span text:style-name="T6">Session</text:span></text:span><text:span text:style-name="T6"> 69</text:span></text:h>
          </table:table-cell>
        </table:table-row>
      </table:table>
      <text:h text:style-name="P402" text:outline-level="3">Focus</text:h>
      <text:p text:style-name="P17">Objects required: <text:span text:style-name="T690">a sheet of paper</text:span></text:p>
      <table:table table:name="Table128" table:style-name="Table128">
        <table:table-column table:style-name="Table128.A"/>
        <table:table-column table:style-name="Table128.B"/>
        <table:table-row>
          <table:table-cell table:style-name="Table128.A1" office:value-type="string">
            <text:p text:style-name="P227"><text:span text:style-name="T324">Directed</text:span> Commands <text:span text:style-name="T324">Set 1</text:span></text:p>
          </table:table-cell>
          <table:table-cell table:style-name="Table128.B1" office:value-type="string">
            <text:p text:style-name="Table_20_Contents_20_Condensed"><text:span text:style-name="T638">I pick up</text:span> <text:span text:style-name="T645">the</text:span> <text:span text:style-name="T645">paper</text:span>.<text:span text:style-name="T638"><text:line-break/>» She picks up the paper.<text:line-break/>» He picks up the paper.<text:line-break/>» We pick up the papers. </text:span></text:p>
          </table:table-cell>
        </table:table-row>
        <table:table-row>
          <table:table-cell table:style-name="Table128.A2" office:value-type="string">
            <text:p text:style-name="P215"/>
          </table:table-cell>
          <table:table-cell table:style-name="Table128.B2" office:value-type="string">
            <text:p text:style-name="Table_20_Contents_20_Condensed"/>
          </table:table-cell>
        </table:table-row>
        <table:table-row>
          <table:table-cell table:style-name="Table128.A1" office:value-type="string">
            <text:p text:style-name="P227"><text:span text:style-name="T324">Directed</text:span> Commands <text:span text:style-name="T324">Set 2</text:span></text:p>
          </table:table-cell>
          <table:table-cell table:style-name="Table128.B1" office:value-type="string">
            <text:p text:style-name="Table_20_Contents_20_Condensed"><text:span text:style-name="T638">I wave my</text:span> <text:span text:style-name="T646">arms</text:span> <text:span text:style-name="T646">around</text:span>.<text:span text:style-name="T638"><text:line-break/>» She waves her arms around.<text:line-break/>» He waves his arms around.<text:line-break/>» We wave our arms around. </text:span></text:p>
          </table:table-cell>
        </table:table-row>
        <table:table-row>
          <table:table-cell table:style-name="Table128.A4" office:value-type="string">
            <text:p text:style-name="P215"/>
          </table:table-cell>
          <table:table-cell table:style-name="Table128.B2" office:value-type="string">
            <text:p text:style-name="Table_20_Contents_20_Condensed"/>
          </table:table-cell>
        </table:table-row>
        <table:table-row>
          <table:table-cell table:style-name="Table128.A5" office:value-type="string">
            <text:p text:style-name="P232"><text:span text:style-name="T324">Directed</text:span> Commands <text:span text:style-name="T324">Set 3</text:span></text:p>
          </table:table-cell>
          <table:table-cell table:style-name="Table128.B5" office:value-type="string">
            <text:p text:style-name="Table_20_Contents_20_Condensed"><text:span text:style-name="T638">I walk</text:span> <text:span text:style-name="T705">fast.<text:line-break/>» She walks fast.<text:line-break/>» He walks fast.<text:line-break/>» We walk fast. </text:span></text:p>
          </table:table-cell>
        </table:table-row>
      </table:table>
      <text:p text:style-name="P85"/>
      <text:p text:style-name="P59"/>
      <text:p text:style-name="P59"/>
      <text:p text:style-name="P59"/>
      <text:p text:style-name="P60"/>
      <table:table table:name="Table162" table:style-name="Table162">
        <table:table-column table:style-name="Table162.A"/>
        <table:table-column table:style-name="Table162.B"/>
        <table:table-row>
          <table:table-cell table:style-name="Table162.A1" office:value-type="string">
            <text:h text:style-name="P553" text:outline-level="1">Power <text:span text:style-name="T95">Music</text:span></text:h>
          </table:table-cell>
          <table:table-cell table:style-name="Table162.A1" office:value-type="string">
            <text:h text:style-name="P577" text:outline-level="2"><text:span text:style-name="Prefix"><text:span text:style-name="T6">Session</text:span></text:span><text:span text:style-name="T6"> 69</text:span></text:h>
          </table:table-cell>
        </table:table-row>
      </table:table>
      <text:h text:style-name="P513" text:outline-level="3">Focus</text:h>
      <text:h text:style-name="P513" text:outline-level="3">Listening</text:h>
      <text:list xml:id="list4768068290650507522" text:style-name="L98">
        <text:list-item text:start-value="1">
          <text:p text:style-name="P804">Listen to the entire rhyme “<text:span text:style-name="T577">Sambar” </text:span>(Track <text:span text:style-name="T582">9</text:span>) on the DVD. Do not sing along.</text:p>
        </text:list-item>
        <text:list-item>
          <text:p text:style-name="P804"><text:span text:style-name="T549">Play</text:span> the entire rhyme on the DVD again. <text:span text:style-name="T62">Encourage the students to sing along.</text:span></text:p>
        </text:list-item>
      </text:list>
      <text:h text:style-name="P513" text:outline-level="3">Activity</text:h>
      <text:list xml:id="list7530083749178140181" text:style-name="L99">
        <text:list-item text:start-value="1">
          <text:p text:style-name="P908"><text:span text:style-name="T343">Write </text:span><text:span text:style-name="T344">the </text:span><text:span text:style-name="T343">following </text:span><text:span text:style-name="T346">words</text:span><text:span text:style-name="T344"> on </text:span><text:span text:style-name="T343">the blackboard:</text:span></text:p>
        </text:list-item>
      </text:list>
      <table:table table:name="Table156" table:style-name="Table156">
        <table:table-column table:style-name="Table156.A"/>
        <table:table-column table:style-name="Table156.B"/>
        <table:table-row>
          <table:table-cell table:style-name="Table156.A1" office:value-type="string">
            <text:list xml:id="list104346390172805" text:continue-numbering="true" text:style-name="L99">
              <text:list-header>
                <text:p text:style-name="P700">peel</text:p>
              </text:list-header>
            </text:list>
          </table:table-cell>
          <table:table-cell table:style-name="Table156.A1" office:value-type="string">
            <text:list xml:id="list104346390150136" text:continue-numbering="true" text:style-name="L99">
              <text:list-header>
                <text:p text:style-name="P700">cut</text:p>
              </text:list-header>
            </text:list>
          </table:table-cell>
        </table:table-row>
        <table:table-row>
          <table:table-cell table:style-name="Table156.A1" office:value-type="string">
            <text:list xml:id="list104346390144583" text:continue-numbering="true" text:style-name="L99">
              <text:list-header>
                <text:p text:style-name="P700">dice</text:p>
              </text:list-header>
            </text:list>
          </table:table-cell>
          <table:table-cell table:style-name="Table156.A1" office:value-type="string">
            <text:list xml:id="list104346390156695" text:continue-numbering="true" text:style-name="L99">
              <text:list-header>
                <text:p text:style-name="P700">shred</text:p>
              </text:list-header>
            </text:list>
          </table:table-cell>
        </table:table-row>
      </table:table>
      <text:list xml:id="list104346390170718" text:continue-numbering="true" text:style-name="L99">
        <text:list-header>
          <text:p text:style-name="P958"/>
        </text:list-header>
        <text:list-item>
          <text:p text:style-name="P958"><text:span text:style-name="T184">Read out the </text:span><text:span text:style-name="T203">words</text:span><text:span text:style-name="T184">,</text:span><text:span text:style-name="T182"> mime </text:span><text:span text:style-name="T204">t</text:span><text:span text:style-name="T182">hem</text:span><text:span text:style-name="T184"> and ask the students to repeat after you.</text:span></text:p>
        </text:list-item>
        <text:list-item>
          <text:p text:style-name="P933">Split the class into two groups. <text:span text:style-name="T578">Say the following sentences and ask the groups to repeat after you. While repeating, they have to mime the actions (like cut, shred, etc.) in the sentences. </text:span></text:p>
        </text:list-item>
      </text:list>
      <text:p text:style-name="P197"/>
      <text:p text:style-name="P121">Continued...</text:p>
      <text:p text:style-name="P327"/>
      <text:p text:style-name="P197"/>
      <table:table table:name="Table157" table:style-name="Table157">
        <table:table-column table:style-name="Table157.A" table:number-columns-repeated="2"/>
        <table:table-row>
          <table:table-cell table:style-name="Table157.A1" office:value-type="string">
            <text:list xml:id="list104346390145936" text:continue-numbering="true" text:style-name="L99">
              <text:list-header>
                <text:p text:style-name="P702">Group 1</text:p>
              </text:list-header>
            </text:list>
          </table:table-cell>
          <table:table-cell table:style-name="Table157.A1" office:value-type="string">
            <text:list xml:id="list104346390171225" text:continue-numbering="true" text:style-name="L99">
              <text:list-header>
                <text:p text:style-name="P702">Group 2</text:p>
              </text:list-header>
            </text:list>
          </table:table-cell>
        </table:table-row>
        <table:table-row>
          <table:table-cell table:style-name="Table157.A1" office:value-type="string">
            <text:list xml:id="list104346390152211" text:continue-numbering="true" text:style-name="L99">
              <text:list-header>
                <text:p text:style-name="P704">I am a <text:span text:style-name="T580">potato</text:span>. You can peel me.</text:p>
              </text:list-header>
            </text:list>
          </table:table-cell>
          <table:table-cell table:style-name="Table157.A1" office:value-type="string">
            <text:list xml:id="list104346390162197" text:continue-numbering="true" text:style-name="L99">
              <text:list-header>
                <text:p text:style-name="P706">I am a radish. You can peel me.</text:p>
              </text:list-header>
            </text:list>
          </table:table-cell>
        </table:table-row>
        <table:table-row>
          <table:table-cell table:style-name="Table157.A1" office:value-type="string">
            <text:list xml:id="list104346390148660" text:continue-numbering="true" text:style-name="L99">
              <text:list-header>
                <text:p text:style-name="P704">I am a <text:span text:style-name="T580">potato</text:span>. You can <text:span text:style-name="T579">cut</text:span> me.</text:p>
              </text:list-header>
            </text:list>
          </table:table-cell>
          <table:table-cell table:style-name="Table157.A1" office:value-type="string">
            <text:list xml:id="list104346390170200" text:continue-numbering="true" text:style-name="L99">
              <text:list-header>
                <text:p text:style-name="P706">I am a radish. You can cut me.</text:p>
              </text:list-header>
            </text:list>
          </table:table-cell>
        </table:table-row>
        <table:table-row>
          <table:table-cell table:style-name="Table157.A1" office:value-type="string">
            <text:list xml:id="list104346390154133" text:continue-numbering="true" text:style-name="L99">
              <text:list-header>
                <text:p text:style-name="P704">I am a <text:span text:style-name="T580">potato</text:span>. You can <text:span text:style-name="T579">dice</text:span> me.</text:p>
              </text:list-header>
            </text:list>
          </table:table-cell>
          <table:table-cell table:style-name="Table157.A1" office:value-type="string">
            <text:list xml:id="list104346390164560" text:continue-numbering="true" text:style-name="L99">
              <text:list-header>
                <text:p text:style-name="P706">I am a radish. You can dice me.</text:p>
              </text:list-header>
            </text:list>
          </table:table-cell>
        </table:table-row>
        <table:table-row>
          <table:table-cell table:style-name="Table157.A1" office:value-type="string">
            <text:list xml:id="list104346390168701" text:continue-numbering="true" text:style-name="L99">
              <text:list-header>
                <text:p text:style-name="P704">I am a <text:span text:style-name="T580">potato</text:span>. You can <text:span text:style-name="T579">shred</text:span> me.</text:p>
              </text:list-header>
            </text:list>
          </table:table-cell>
          <table:table-cell table:style-name="Table157.A1" office:value-type="string">
            <text:list xml:id="list104346390169033" text:continue-numbering="true" text:style-name="L99">
              <text:list-header>
                <text:p text:style-name="P706">I am a radish. You can shred me.</text:p>
              </text:list-header>
            </text:list>
          </table:table-cell>
        </table:table-row>
      </table:table>
      <text:list xml:id="list104346390149535" text:continue-numbering="true" text:style-name="L99">
        <text:list-header>
          <text:p text:style-name="P939"/>
        </text:list-header>
        <text:list-item>
          <text:p text:style-name="P933"><text:span text:style-name="T578">If time permits, ask individual students to come to the front of the class and speak a few lines as carrot or beetroot in the format, “</text:span><text:span text:style-name="T88">I am a </text:span><text:span text:style-name="T90">radish</text:span><text:span text:style-name="T88">. You can peel, cut, dice, and shred me.</text:span><text:span text:style-name="T689">” Ask them to also mime along.</text:span></text:p>
        </text:list-item>
      </text:list>
      <text:list xml:id="list104346405155100" text:continue-list="list4768068290650507522" text:style-name="L98">
        <text:list-header>
          <text:p text:style-name="P938"/>
        </text:list-header>
      </text:list>
      <text:p text:style-name="P88"/>
      <table:table table:name="Table134" table:style-name="Table134">
        <table:table-column table:style-name="Table134.A"/>
        <table:table-column table:style-name="Table134.B"/>
        <table:table-row>
          <table:table-cell table:style-name="Table134.A1" office:value-type="string">
            <text:h text:style-name="P554" text:outline-level="1">Power <text:span text:style-name="T67">Reader</text:span></text:h>
          </table:table-cell>
          <table:table-cell table:style-name="Table134.A1" office:value-type="string">
            <text:h text:style-name="P578" text:outline-level="2"><text:span text:style-name="Prefix"><text:span text:style-name="T6">Session</text:span></text:span><text:span text:style-name="T6"> 69</text:span></text:h>
          </table:table-cell>
        </table:table-row>
      </table:table>
      <text:h text:style-name="P514" text:outline-level="3">Focus</text:h>
      <text:h text:style-name="P504" text:outline-level="3">Reading and listening: Sight Words</text:h>
      <text:list xml:id="list104346405147354" text:continue-list="list104346280162275" text:style-name="L26">
        <text:list-item text:start-value="1">
          <text:p text:style-name="P785">Play the <text:span text:style-name="T539">track “Phonic and Sight Words” from</text:span> <text:span text:style-name="T35">The Musical Donkey</text:span><text:span text:style-name="T539"> on the Power Story DVD.</text:span></text:p>
        </text:list-item>
        <text:list-item>
          <text:p text:style-name="P892">Having stimulated phonic reading in the earlier sessions, the students are now encouraged to recognize both phonic and sight words on sight.</text:p>
        </text:list-item>
        <text:list-item>
          <text:p text:style-name="P894">Pause the video at the places where phonic <text:span text:style-name="T542">and sight </text:span>words have been highlighted in green </text:p>
          <text:p text:style-name="P894"><text:span text:style-name="T543">Sight</text:span>-words:</text:p>
        </text:list-item>
      </text:list>
      <table:table table:name="Table138" table:style-name="Table138">
        <table:table-column table:style-name="Table138.A" table:number-columns-repeated="3"/>
        <table:table-column table:style-name="Table138.D"/>
        <table:table-column table:style-name="Table138.E"/>
        <table:table-row>
          <table:table-cell table:style-name="Table138.A1" office:value-type="string">
            <text:list xml:id="list104346405150894" text:continue-numbering="true" text:style-name="L26">
              <text:list-header>
                <text:p text:style-name="P707">it</text:p>
              </text:list-header>
            </text:list>
          </table:table-cell>
          <table:table-cell table:style-name="Table138.A1" office:value-type="string">
            <text:list xml:id="list104346405161531" text:continue-numbering="true" text:style-name="L26">
              <text:list-header>
                <text:p text:style-name="P707">are</text:p>
              </text:list-header>
            </text:list>
          </table:table-cell>
          <table:table-cell table:style-name="Table138.A1" office:value-type="string">
            <text:list xml:id="list104346405162986" text:continue-numbering="true" text:style-name="L26">
              <text:list-header>
                <text:p text:style-name="P707">was</text:p>
              </text:list-header>
            </text:list>
          </table:table-cell>
          <table:table-cell table:style-name="Table138.A1" office:value-type="string">
            <text:list xml:id="list104346405143942" text:continue-numbering="true" text:style-name="L26">
              <text:list-header>
                <text:p text:style-name="P708">what</text:p>
              </text:list-header>
            </text:list>
          </table:table-cell>
          <table:table-cell table:style-name="Table138.A1" office:value-type="string">
            <text:list xml:id="list104346405169065" text:continue-numbering="true" text:style-name="L26">
              <text:list-header>
                <text:p text:style-name="P708">all</text:p>
              </text:list-header>
            </text:list>
          </table:table-cell>
        </table:table-row>
        <table:table-row>
          <table:table-cell table:style-name="Table138.A1" office:value-type="string">
            <text:list xml:id="list104346405172112" text:continue-numbering="true" text:style-name="L26">
              <text:list-header>
                <text:p text:style-name="P707">is</text:p>
              </text:list-header>
            </text:list>
          </table:table-cell>
          <table:table-cell table:style-name="Table138.A1" office:value-type="string">
            <text:list xml:id="list104346405160792" text:continue-numbering="true" text:style-name="L26">
              <text:list-header>
                <text:p text:style-name="P707">I</text:p>
              </text:list-header>
            </text:list>
          </table:table-cell>
          <table:table-cell table:style-name="Table138.A1" office:value-type="string">
            <text:list xml:id="list104346405173815" text:continue-numbering="true" text:style-name="L26">
              <text:list-header>
                <text:p text:style-name="P707">we</text:p>
              </text:list-header>
            </text:list>
          </table:table-cell>
          <table:table-cell table:style-name="Table138.A1" office:value-type="string">
            <text:list xml:id="list104346405165283" text:continue-numbering="true" text:style-name="L26">
              <text:list-header>
                <text:p text:style-name="P708">us</text:p>
              </text:list-header>
            </text:list>
          </table:table-cell>
          <table:table-cell table:style-name="Table138.A1" office:value-type="string">
            <text:list xml:id="list104346405146932" text:continue-numbering="true" text:style-name="L26">
              <text:list-header>
                <text:p text:style-name="P708">if</text:p>
              </text:list-header>
            </text:list>
          </table:table-cell>
        </table:table-row>
        <table:table-row>
          <table:table-cell table:style-name="Table138.A1" office:value-type="string">
            <text:list xml:id="list104346405141682" text:continue-numbering="true" text:style-name="L26">
              <text:list-header>
                <text:p text:style-name="P707">the</text:p>
              </text:list-header>
            </text:list>
          </table:table-cell>
          <table:table-cell table:style-name="Table138.A1" office:value-type="string">
            <text:list xml:id="list104346405144728" text:continue-numbering="true" text:style-name="L26">
              <text:list-header>
                <text:p text:style-name="P707">am</text:p>
              </text:list-header>
            </text:list>
          </table:table-cell>
          <table:table-cell table:style-name="Table138.A1" office:value-type="string">
            <text:list xml:id="list104346405148335" text:continue-numbering="true" text:style-name="L26">
              <text:list-header>
                <text:p text:style-name="P707">there</text:p>
              </text:list-header>
            </text:list>
          </table:table-cell>
          <table:table-cell table:style-name="Table138.A1" office:value-type="string">
            <text:list xml:id="list104346405158977" text:continue-numbering="true" text:style-name="L26">
              <text:list-header>
                <text:p text:style-name="P708">by</text:p>
              </text:list-header>
            </text:list>
          </table:table-cell>
          <table:table-cell table:style-name="Table138.A1" office:value-type="string">
            <text:list xml:id="list104346405162105" text:continue-numbering="true" text:style-name="L26">
              <text:list-header>
                <text:p text:style-name="P708">me</text:p>
              </text:list-header>
            </text:list>
          </table:table-cell>
        </table:table-row>
        <table:table-row>
          <table:table-cell table:style-name="Table138.A1" office:value-type="string">
            <text:list xml:id="list104346405158842" text:continue-numbering="true" text:style-name="L26">
              <text:list-header>
                <text:p text:style-name="P707">a</text:p>
              </text:list-header>
            </text:list>
          </table:table-cell>
          <table:table-cell table:style-name="Table138.A1" office:value-type="string">
            <text:list xml:id="list104346405160491" text:continue-numbering="true" text:style-name="L26">
              <text:list-header>
                <text:p text:style-name="P707">to</text:p>
              </text:list-header>
            </text:list>
          </table:table-cell>
          <table:table-cell table:style-name="Table138.A1" office:value-type="string">
            <text:list xml:id="list104346405165675" text:continue-numbering="true" text:style-name="L26">
              <text:list-header>
                <text:p text:style-name="P707">where</text:p>
              </text:list-header>
            </text:list>
          </table:table-cell>
          <table:table-cell table:style-name="Table138.A1" office:value-type="string">
            <text:list xml:id="list104346405146211" text:continue-numbering="true" text:style-name="L26">
              <text:list-header>
                <text:p text:style-name="P708">be</text:p>
              </text:list-header>
            </text:list>
          </table:table-cell>
          <table:table-cell table:style-name="Table138.A1" office:value-type="string">
            <text:list xml:id="list104346405153286" text:continue-numbering="true" text:style-name="L26">
              <text:list-header>
                <text:p text:style-name="P708">were</text:p>
              </text:list-header>
            </text:list>
          </table:table-cell>
        </table:table-row>
        <table:table-row>
          <table:table-cell table:style-name="Table138.A1" office:value-type="string">
            <text:list xml:id="list104346405163879" text:continue-numbering="true" text:style-name="L26">
              <text:list-header>
                <text:p text:style-name="P707">of</text:p>
              </text:list-header>
            </text:list>
          </table:table-cell>
          <table:table-cell table:style-name="Table138.A1" office:value-type="string">
            <text:list xml:id="list104346405157264" text:continue-numbering="true" text:style-name="L26">
              <text:list-header>
                <text:p text:style-name="P707">on</text:p>
              </text:list-header>
            </text:list>
          </table:table-cell>
          <table:table-cell table:style-name="Table138.A1" office:value-type="string">
            <text:list xml:id="list104346405149346" text:continue-numbering="true" text:style-name="L26">
              <text:list-header>
                <text:p text:style-name="P707">at</text:p>
              </text:list-header>
            </text:list>
          </table:table-cell>
          <table:table-cell table:style-name="Table138.A1" office:value-type="string">
            <text:list xml:id="list104346405162359" text:continue-numbering="true" text:style-name="L26">
              <text:list-header>
                <text:p text:style-name="P708">an</text:p>
              </text:list-header>
            </text:list>
          </table:table-cell>
          <table:table-cell table:style-name="Table138.A1" office:value-type="string">
            <text:list xml:id="list104346405159114" text:continue-numbering="true" text:style-name="L26">
              <text:list-header>
                <text:p text:style-name="P709">as</text:p>
              </text:list-header>
            </text:list>
          </table:table-cell>
        </table:table-row>
        <table:table-row>
          <table:table-cell table:style-name="Table138.A1" office:value-type="string">
            <text:list xml:id="list104346405165457" text:continue-numbering="true" text:style-name="L26">
              <text:list-header>
                <text:p text:style-name="P707">and</text:p>
              </text:list-header>
            </text:list>
          </table:table-cell>
          <table:table-cell table:style-name="Table138.A1" office:value-type="string">
            <text:list xml:id="list104346405155945" text:continue-numbering="true" text:style-name="L26">
              <text:list-header>
                <text:p text:style-name="P707">me</text:p>
              </text:list-header>
            </text:list>
          </table:table-cell>
          <table:table-cell table:style-name="Table138.A1" office:value-type="string">
            <text:list xml:id="list104346405141510" text:continue-numbering="true" text:style-name="L26">
              <text:list-header>
                <text:p text:style-name="P707">up</text:p>
              </text:list-header>
            </text:list>
          </table:table-cell>
          <table:table-cell table:style-name="Table138.A1" office:value-type="string">
            <text:list xml:id="list104346405143985" text:continue-numbering="true" text:style-name="L26">
              <text:list-header>
                <text:p text:style-name="P708">or</text:p>
              </text:list-header>
            </text:list>
          </table:table-cell>
          <table:table-cell table:style-name="Table138.A1" office:value-type="string">
            <text:list xml:id="list104346405162081" text:continue-numbering="true" text:style-name="L26">
              <text:list-header>
                <text:p text:style-name="P709">with</text:p>
              </text:list-header>
            </text:list>
          </table:table-cell>
        </table:table-row>
        <table:table-row>
          <table:table-cell table:style-name="Table138.A1" office:value-type="string">
            <text:list xml:id="list104346405141933" text:continue-numbering="true" text:style-name="L26">
              <text:list-header>
                <text:p text:style-name="P707">my</text:p>
              </text:list-header>
            </text:list>
          </table:table-cell>
          <table:table-cell table:style-name="Table138.A1" office:value-type="string">
            <text:list xml:id="list104346405144677" text:continue-numbering="true" text:style-name="L26">
              <text:list-header>
                <text:p text:style-name="P707">you</text:p>
              </text:list-header>
            </text:list>
          </table:table-cell>
          <table:table-cell table:style-name="Table138.A1" office:value-type="string">
            <text:list xml:id="list104346405159000" text:continue-numbering="true" text:style-name="L26">
              <text:list-header>
                <text:p text:style-name="P708">he</text:p>
              </text:list-header>
            </text:list>
          </table:table-cell>
          <table:table-cell table:style-name="Table138.A1" office:value-type="string">
            <text:list xml:id="list104346405155931" text:continue-numbering="true" text:style-name="L26">
              <text:list-header>
                <text:p text:style-name="P708">that</text:p>
              </text:list-header>
            </text:list>
          </table:table-cell>
          <table:table-cell table:style-name="Table138.A1" office:value-type="string">
            <text:list xml:id="list104346405165097" text:continue-numbering="true" text:style-name="L26">
              <text:list-header>
                <text:p text:style-name="P698"/>
              </text:list-header>
            </text:list>
          </table:table-cell>
        </table:table-row>
        <table:table-row>
          <table:table-cell table:style-name="Table138.A1" office:value-type="string">
            <text:list xml:id="list104346421155567" text:continue-numbering="true" text:style-name="L26">
              <text:list-header>
                <text:p text:style-name="P707">in</text:p>
              </text:list-header>
            </text:list>
          </table:table-cell>
          <table:table-cell table:style-name="Table138.A1" office:value-type="string">
            <text:list xml:id="list104346424158654" text:continue-numbering="true" text:style-name="L26">
              <text:list-header>
                <text:p text:style-name="P707">his</text:p>
              </text:list-header>
            </text:list>
          </table:table-cell>
          <table:table-cell table:style-name="Table138.A1" office:value-type="string">
            <text:list xml:id="list104346425157081" text:continue-numbering="true" text:style-name="L26">
              <text:list-header>
                <text:p text:style-name="P708">they</text:p>
              </text:list-header>
            </text:list>
          </table:table-cell>
          <table:table-cell table:style-name="Table138.A1" office:value-type="string">
            <text:list xml:id="list104346425164964" text:continue-numbering="true" text:style-name="L26">
              <text:list-header>
                <text:p text:style-name="P708">do</text:p>
              </text:list-header>
            </text:list>
          </table:table-cell>
          <table:table-cell table:style-name="Table138.A1" office:value-type="string">
            <text:list xml:id="list104346425167840" text:continue-numbering="true" text:style-name="L26">
              <text:list-header>
                <text:p text:style-name="P698"/>
              </text:list-header>
            </text:list>
          </table:table-cell>
        </table:table-row>
      </table:table>
      <text:p text:style-name="P120">Continued...</text:p>
      <text:list xml:id="list104346426151812" text:continue-numbering="true" text:style-name="L26">
        <text:list-item>
          <text:p text:style-name="P968">Point to a <text:span text:style-name="T544">highlighted </text:span>word <text:span text:style-name="T541">and say it out loud. Ask the students to repeat after you. Do this once.</text:span> </text:p>
        </text:list-item>
        <text:list-item>
          <text:p text:style-name="P771">When you are done with one page on the screen, point to some of the words and encourage the students to say the words on their own.</text:p>
        </text:list-item>
      </text:list>
      <table:table table:name="Table131" table:style-name="Table131">
        <table:table-column table:style-name="Table131.A"/>
        <table:table-column table:style-name="Table131.B"/>
        <table:table-row>
          <table:table-cell table:style-name="Table131.A1" office:value-type="string">
            <text:h text:style-name="P535" text:outline-level="1">Power <text:span text:style-name="T54">Action</text:span></text:h>
          </table:table-cell>
          <table:table-cell table:style-name="Table131.A1" office:value-type="string">
            <text:h text:style-name="P562" text:outline-level="2"><text:span text:style-name="Prefix"><text:span text:style-name="T6">Session</text:span></text:span><text:span text:style-name="T6"> 70</text:span></text:h>
          </table:table-cell>
        </table:table-row>
      </table:table>
      <text:h text:style-name="P402" text:outline-level="3">Focus</text:h>
      <text:p text:style-name="P17">Objects required: a book, <text:span text:style-name="T643">a pencil, an eraser</text:span></text:p>
      <table:table table:name="Table45" table:style-name="Table45">
        <table:table-column table:style-name="Table45.A"/>
        <table:table-column table:style-name="Table45.B"/>
        <table:table-row>
          <table:table-cell table:style-name="Table45.A1" office:value-type="string">
            <text:p text:style-name="P234">Action Commands Review</text:p>
          </table:table-cell>
          <table:table-cell table:style-name="Table45.B1" office:value-type="string">
            <text:p text:style-name="Table_20_Contents_20_Condensed">Pick up a book. <text:span text:style-name="T638">»</text:span> Feel the spine and the cover of the book with your hand.</text:p>
            <text:p text:style-name="Table_20_Contents_20_Condensed">Pick up a book. <text:span text:style-name="T638">»</text:span> Feel either the spine or the cover of the book with your hand.</text:p>
            <text:p text:style-name="Table_20_Contents_20_Condensed">Pick up a book. <text:span text:style-name="T638">»</text:span> Feel neither the spine nor the cover of the book with your hand.</text:p>
          </table:table-cell>
        </table:table-row>
        <table:table-row>
          <table:table-cell table:style-name="Table45.A2" office:value-type="string">
            <text:p text:style-name="P234"/>
          </table:table-cell>
          <table:table-cell table:style-name="Table45.B2" office:value-type="string">
            <text:p text:style-name="Table_20_Contents_20_Condensed"/>
          </table:table-cell>
        </table:table-row>
        <table:table-row>
          <table:table-cell table:style-name="Table45.A1" office:value-type="string">
            <text:p text:style-name="P234">Spoken Commands</text:p>
          </table:table-cell>
          <table:table-cell table:style-name="Table45.B1" office:value-type="string">
            <text:p text:style-name="Table_20_Contents_20_Condensed">Pick up a book. <text:span text:style-name="T638">»</text:span> Feel the spine and the cover of the book with your hand.</text:p>
            <text:p text:style-name="Table_20_Contents_20_Condensed">Pick up a book. <text:span text:style-name="T638">»</text:span> Feel either the spine or the cover of the book with your hand.</text:p>
            <text:p text:style-name="Table_20_Contents_20_Condensed">Pick up a book. <text:span text:style-name="T638">»</text:span> Feel neither the spine nor the cover of the book with your hand.</text:p>
          </table:table-cell>
        </table:table-row>
        <table:table-row>
          <table:table-cell table:style-name="Table45.A4" office:value-type="string">
            <text:p text:style-name="P234"/>
          </table:table-cell>
          <table:table-cell table:style-name="Table45.B2" office:value-type="string">
            <text:p text:style-name="Table_20_Contents_20_Condensed"/>
          </table:table-cell>
        </table:table-row>
        <table:table-row>
          <table:table-cell table:style-name="Table45.A1" office:value-type="string">
            <text:p text:style-name="P234">Action Commands New</text:p>
          </table:table-cell>
          <table:table-cell table:style-name="Table45.B1" office:value-type="string">
            <text:p text:style-name="Table_20_Contents_20_Condensed">Pick up the pencil and the eraser. <text:span text:style-name="T638">»</text:span> Put down either the pencil or the eraser.</text:p>
            <text:p text:style-name="Table_20_Contents_20_Condensed">Pick up the pencil and the eraser. <text:span text:style-name="T638">»</text:span> Put down neither the pencil nor the eraser. </text:p>
          </table:table-cell>
        </table:table-row>
      </table:table>
      <text:p text:style-name="P96"/>
      <text:p text:style-name="P93"/>
      <table:table table:name="Table133" table:style-name="Table133">
        <table:table-column table:style-name="Table133.A"/>
        <table:table-column table:style-name="Table133.B"/>
        <table:table-row>
          <table:table-cell table:style-name="Table133.A1" office:value-type="string">
            <text:h text:style-name="P535" text:outline-level="1">Power <text:span text:style-name="T96">Music</text:span></text:h>
          </table:table-cell>
          <table:table-cell table:style-name="Table133.A1" office:value-type="string">
            <text:h text:style-name="P562" text:outline-level="2"><text:span text:style-name="Prefix"><text:span text:style-name="T6">Session</text:span></text:span><text:span text:style-name="T6"> 70</text:span></text:h>
          </table:table-cell>
        </table:table-row>
      </table:table>
      <text:h text:style-name="P444" text:outline-level="3">Listening</text:h>
      <text:list xml:id="list104346432153026" text:continue-list="list104346327147696" text:style-name="L43">
        <text:list-item text:start-value="1">
          <text:p text:style-name="P837">Listen to the entire rhyme “<text:span text:style-name="T691">Trees” </text:span>on the DVD (Track <text:span text:style-name="T691">10</text:span>). Do not sing along.</text:p>
        </text:list-item>
        <text:list-item>
          <text:p text:style-name="P837">Read out <text:span text:style-name="T675">the entire rhyme l</text:span>ine-by-line and encourage the students to repeat after you. Say each word slowly and clearly. Do not sing.</text:p>
        </text:list-item>
        <text:list-item>
          <text:p text:style-name="P837">Listen to the rhyme on the DVD again and repeat the line-by-line teaching of the rhyme.</text:p>
        </text:list-item>
        <text:list-item>
          <text:p text:style-name="P837"><text:span text:style-name="T136">Play</text:span> the entire rhyme on the DVD again. <text:span text:style-name="T4">Encourage the students to sing along.</text:span></text:p>
          <text:list>
            <text:list-item>
              <text:list>
                <text:list-header>
                  <text:h text:style-name="P524" text:outline-level="3">Activity</text:h>
                </text:list-header>
              </text:list>
            </text:list-item>
          </text:list>
        </text:list-item>
        <text:list-item text:start-value="1">
          <text:p text:style-name="P850"><text:span text:style-name="T210">Divide the class into </text:span><text:span text:style-name="T214">four</text:span><text:span text:style-name="T210"> groups.</text:span></text:p>
        </text:list-item>
        <text:list-item>
          <text:p text:style-name="P831">Encourage Group 1 to sing the first verse, Group 2 to sing the second verse, <text:span text:style-name="T692">and Group 3 to sing the third verse</text:span>.</text:p>
        </text:list-item>
        <text:list-item>
          <text:p text:style-name="P850"><text:span text:style-name="T176">Help the students by repeating the rhyme with them.</text:span> </text:p>
        </text:list-item>
        <text:list-item>
          <text:p text:style-name="P742">Switch groups and repeat the activity.</text:p>
        </text:list-item>
      </text:list>
      <text:p text:style-name="P130"/>
      <text:list xml:id="list1352187401286668722" text:style-name="L100">
        <text:list-header>
          <text:p text:style-name="P954"/>
        </text:list-header>
      </text:list>
      <text:h text:style-name="P532" text:outline-level="3"/>
      <table:table table:name="Table126" table:style-name="Table126">
        <table:table-column table:style-name="Table126.A"/>
        <table:table-column table:style-name="Table126.B"/>
        <table:table-row>
          <table:table-cell table:style-name="Table126.A1" office:value-type="string">
            <text:h text:style-name="P555" text:outline-level="1">Power <text:span text:style-name="T96">Story</text:span></text:h>
          </table:table-cell>
          <table:table-cell table:style-name="Table126.A1" office:value-type="string">
            <text:h text:style-name="P579" text:outline-level="2"><text:span text:style-name="Prefix"><text:span text:style-name="T6">Session</text:span></text:span><text:span text:style-name="T6"> 70</text:span></text:h>
          </table:table-cell>
        </table:table-row>
      </table:table>
      <text:h text:style-name="P515" text:outline-level="3">Focus</text:h>
      <text:h text:style-name="P516" text:outline-level="3">Listening to the Story</text:h>
      <text:list xml:id="list104346437153142" text:continue-list="list104346249166995" text:style-name="L31">
        <text:list-item text:start-value="1">
          <text:p text:style-name="P596"><text:span text:style-name="T10">Listen to and watch an expressive narration of the part of the story </text:span><text:span text:style-name="T19">The </text:span><text:span text:style-name="T28">Musical Donkey</text:span><text:span text:style-name="T10"> (Track 2) on the </text:span><text:span text:style-name="T15">Voices and Expression</text:span><text:span text:style-name="T162"> DVD. </text:span></text:p>
        </text:list-item>
      </text:list>
      <text:h text:style-name="P450" text:outline-level="3"><text:span text:style-name="T649">Guided </text:span>Mimimg</text:h>
      <text:list xml:id="list3792003590706584708" text:style-name="L101">
        <text:list-item>
          <text:p text:style-name="P909"><text:span text:style-name="T111">Read</text:span><text:span text:style-name="T112"> </text:span><text:span text:style-name="T111">out the passage slowly from</text:span><text:span text:style-name="T112"> “</text:span><text:span text:style-name="T114">In shades of green</text:span><text:span text:style-name="T112">” to “</text:span><text:span text:style-name="T114">staggered out of the cucumber garden</text:span><text:span text:style-name="T112">” </text:span><text:span text:style-name="T113">(P</text:span><text:span text:style-name="T111">age </text:span><text:span text:style-name="T114">9</text:span><text:span text:style-name="T111">) </text:span><text:span text:style-name="T112">and mime </text:span><text:span text:style-name="T111">along.</text:span><text:span text:style-name="T112"> </text:span></text:p>
        </text:list-item>
        <text:list-item>
          <text:p text:style-name="P766">Your miming has to be deliberate and articulate the ideas, themes, mood and tone of the passage. It should convey the meaning of chunks of language rather than approach words in isolation. </text:p>
        </text:list-item>
        <text:list-item>
          <text:p text:style-name="P766">Now, read out the passage slowly and mime as you read. </text:p>
        </text:list-item>
        <text:list-item>
          <text:p text:style-name="P766">Ask groups of 4-6 students to come to the front of the class. Read out the text and encourage the students to mime as you read. Encourage them to model your actions and also come up with actions of their own. </text:p>
        </text:list-item>
        <text:list-item>
          <text:p text:style-name="P767">Repeat the activity with more groups of students. </text:p>
        </text:list-item>
      </text:list>
      <table:table table:name="Table135" table:style-name="Table135">
        <table:table-column table:style-name="Table135.A"/>
        <table:table-column table:style-name="Table135.B"/>
        <table:table-row>
          <table:table-cell table:style-name="Table135.A1" office:value-type="string">
            <text:h text:style-name="P535" text:outline-level="1">Power <text:span text:style-name="T54">Action</text:span></text:h>
          </table:table-cell>
          <table:table-cell table:style-name="Table135.A1" office:value-type="string">
            <text:h text:style-name="P562" text:outline-level="2"><text:span text:style-name="Prefix"><text:span text:style-name="T6">Session</text:span></text:span><text:span text:style-name="T6"> 71</text:span></text:h>
          </table:table-cell>
        </table:table-row>
      </table:table>
      <text:h text:style-name="P402" text:outline-level="3">Focus</text:h>
      <text:p text:style-name="P25">Objects required: <text:span text:style-name="T644">a pencil, an eraser</text:span></text:p>
      <table:table table:name="Table81" table:style-name="Table81">
        <table:table-column table:style-name="Table81.A"/>
        <table:table-column table:style-name="Table81.B"/>
        <table:table-row>
          <table:table-cell table:style-name="Table81.A1" office:value-type="string">
            <text:p text:style-name="P235">Action Commands Review</text:p>
          </table:table-cell>
          <table:table-cell table:style-name="Table81.B1" office:value-type="string">
            <text:p text:style-name="Table_20_Contents_20_Condensed">Pick up the pencil and the eraser. <text:span text:style-name="T638">»</text:span> Put down either the pencil or the eraser.</text:p>
            <text:p text:style-name="Table_20_Contents_20_Condensed">Pick up the pencil and the eraser. <text:span text:style-name="T638">»</text:span> Put down neither the pencil nor the eraser. </text:p>
          </table:table-cell>
        </table:table-row>
        <table:table-row>
          <table:table-cell table:style-name="Table81.A2" office:value-type="string">
            <text:p text:style-name="P235"/>
          </table:table-cell>
          <table:table-cell table:style-name="Table81.B2" office:value-type="string">
            <text:p text:style-name="Table_20_Contents_20_Condensed"/>
          </table:table-cell>
        </table:table-row>
        <table:table-row>
          <table:table-cell table:style-name="Table81.A1" office:value-type="string">
            <text:p text:style-name="P235">Spoken Commands</text:p>
          </table:table-cell>
          <table:table-cell table:style-name="Table81.B1" office:value-type="string">
            <text:p text:style-name="Table_20_Contents_20_Condensed">Pick up the pencil and the eraser. <text:span text:style-name="T638">»</text:span> Put down either the pencil or the eraser.</text:p>
            <text:p text:style-name="Table_20_Contents_20_Condensed">Pick up the pencil and the eraser. <text:span text:style-name="T638">»</text:span> Put down neither the pencil nor the eraser. </text:p>
          </table:table-cell>
        </table:table-row>
        <table:table-row>
          <table:table-cell table:style-name="Table81.A4" office:value-type="string">
            <text:p text:style-name="P235"/>
          </table:table-cell>
          <table:table-cell table:style-name="Table81.B2" office:value-type="string">
            <text:p text:style-name="Table_20_Contents_20_Condensed"/>
          </table:table-cell>
        </table:table-row>
        <table:table-row>
          <table:table-cell table:style-name="Table81.A1" office:value-type="string">
            <text:p text:style-name="P235">Action Commands New</text:p>
          </table:table-cell>
          <table:table-cell table:style-name="Table81.B1" office:value-type="string">
            <text:p text:style-name="Table_20_Contents_20_Condensed">Twirl around.</text:p>
            <text:p text:style-name="Table_20_Contents_20_Condensed">Spin the eraser on the table.</text:p>
            <text:p text:style-name="Table_20_Contents_20_Condensed">Smack your lips.</text:p>
            <text:p text:style-name="Table_20_Contents_20_Condensed">Drag your feet and walk.</text:p>
          </table:table-cell>
        </table:table-row>
      </table:table>
      <text:p text:style-name="P97"/>
      <text:p text:style-name="P99">Note: <text:span text:style-name="T622">The </text:span>Action Commands-New <text:span text:style-name="T622">in this module are based on the story </text:span><text:span text:style-name="T81">The </text:span><text:span text:style-name="T91">Musical Donkey</text:span>.</text:p>
      <text:p text:style-name="P14"/>
      <table:table table:name="Table137" table:style-name="Table137">
        <table:table-column table:style-name="Table137.A"/>
        <table:table-column table:style-name="Table137.B"/>
        <table:table-row>
          <table:table-cell table:style-name="Table137.A1" office:value-type="string">
            <text:h text:style-name="P535" text:outline-level="1">Power <text:span text:style-name="T96">Music</text:span></text:h>
          </table:table-cell>
          <table:table-cell table:style-name="Table137.A1" office:value-type="string">
            <text:h text:style-name="P562" text:outline-level="2"><text:span text:style-name="Prefix"><text:span text:style-name="T6">Session</text:span></text:span><text:span text:style-name="T6"> 71</text:span></text:h>
          </table:table-cell>
        </table:table-row>
      </table:table>
      <text:h text:style-name="P402" text:outline-level="3">Focus</text:h>
      <text:h text:style-name="P517" text:outline-level="3">Listening</text:h>
      <text:list xml:id="list1321067313747150053" text:style-name="L102">
        <text:list-item text:start-value="1">
          <text:p text:style-name="P959"><text:span text:style-name="T177">Listen to the entire rhyme “</text:span><text:span text:style-name="T205">Trees</text:span><text:span text:style-name="T178">”</text:span><text:span text:style-name="T177"> on the DVD (Track </text:span><text:span text:style-name="T205">10</text:span><text:span text:style-name="T177">). Do not sing along.</text:span></text:p>
        </text:list-item>
        <text:list-item>
          <text:p text:style-name="P959"><text:span text:style-name="T104">Ask the students to s</text:span><text:span text:style-name="T176">ing the entire rhyme along with the DVD.</text:span></text:p>
        </text:list-item>
      </text:list>
      <text:h text:style-name="P518" text:outline-level="3">Activity</text:h>
      <text:list xml:id="list6638932365383857462" text:style-name="L103">
        <text:list-item text:start-value="1">
          <text:p text:style-name="P910"><text:span text:style-name="T343">Write </text:span><text:span text:style-name="T344">the </text:span><text:span text:style-name="T343">following </text:span><text:span text:style-name="T351">sentences</text:span><text:span text:style-name="T344"> on </text:span><text:span text:style-name="T343">the blackboard:</text:span></text:p>
        </text:list-item>
      </text:list>
      <table:table table:name="Table161" table:style-name="Table161">
        <table:table-column table:style-name="Table161.A"/>
        <table:table-row>
          <table:table-cell table:style-name="Table161.A1" office:value-type="string">
            <text:list xml:id="list104346437142465" text:continue-numbering="true" text:style-name="L103">
              <text:list-header>
                <text:p text:style-name="P710">Trees are home for birds and bees.</text:p>
              </text:list-header>
            </text:list>
          </table:table-cell>
        </table:table-row>
        <table:table-row>
          <table:table-cell table:style-name="Table161.A1" office:value-type="string">
            <text:list xml:id="list104346437153495" text:continue-numbering="true" text:style-name="L103">
              <text:list-header>
                <text:p text:style-name="P710">Seas are home for whales and fish.</text:p>
              </text:list-header>
            </text:list>
          </table:table-cell>
        </table:table-row>
        <table:table-row>
          <table:table-cell table:style-name="Table161.A1" office:value-type="string">
            <text:list xml:id="list104346437159139" text:continue-numbering="true" text:style-name="L103">
              <text:list-header>
                <text:p text:style-name="P710">Caves are home for bears and tigers.</text:p>
              </text:list-header>
            </text:list>
          </table:table-cell>
        </table:table-row>
        <table:table-row>
          <table:table-cell table:style-name="Table161.A1" office:value-type="string">
            <text:list xml:id="list104346437147977" text:continue-numbering="true" text:style-name="L103">
              <text:list-header>
                <text:p text:style-name="P710">Hills are home for yak and sheep. </text:p>
              </text:list-header>
            </text:list>
          </table:table-cell>
        </table:table-row>
      </table:table>
      <text:list xml:id="list104346437142311" text:continue-numbering="true" text:style-name="L103">
        <text:list-header>
          <text:p text:style-name="P961"/>
        </text:list-header>
        <text:list-item>
          <text:p text:style-name="P961"><text:span text:style-name="T184">Read out the </text:span><text:span text:style-name="T216">sentences or sing them to the tune of the rhyme</text:span><text:span text:style-name="T184">,</text:span><text:span text:style-name="T182"> mime </text:span><text:span text:style-name="T216">along, </text:span><text:span text:style-name="T184">and ask the students to repeat after you.</text:span></text:p>
        </text:list-item>
      </text:list>
      <text:h text:style-name="P423" text:outline-level="3"/>
      <text:h text:style-name="P532" text:outline-level="3"/>
      <table:table table:name="Table129" table:style-name="Table129">
        <table:table-column table:style-name="Table129.A"/>
        <table:table-column table:style-name="Table129.B"/>
        <table:table-row>
          <table:table-cell table:style-name="Table129.A1" office:value-type="string">
            <text:h text:style-name="P555" text:outline-level="1">Power <text:span text:style-name="T96">Story</text:span></text:h>
          </table:table-cell>
          <table:table-cell table:style-name="Table129.A1" office:value-type="string">
            <text:h text:style-name="P579" text:outline-level="2"><text:span text:style-name="Prefix"><text:span text:style-name="T6">Session</text:span></text:span><text:span text:style-name="T6"> 71</text:span></text:h>
          </table:table-cell>
        </table:table-row>
      </table:table>
      <text:h text:style-name="P515" text:outline-level="3">Focus</text:h>
      <text:h text:style-name="P496" text:outline-level="3">Tiny Theatre</text:h>
      <text:list xml:id="list104346452162062" text:continue-list="list4374751786061643873" text:style-name="L96">
        <text:list-item text:start-value="1">
          <text:p text:style-name="P903"><text:span text:style-name="T115">Write the lines from the short-script on the blackboard before F</text:span><text:span text:style-name="T248">ocus. You can skip the stage-directions. </text:span><text:span text:style-name="T249">The script is based on the story “</text:span><text:span text:style-name="T251">The Musical Donkey</text:span><text:span text:style-name="T249">” </text:span><text:span text:style-name="T250">(Pages </text:span><text:span text:style-name="T251">1</text:span><text:span text:style-name="T250">5-</text:span><text:span text:style-name="T251">21</text:span><text:span text:style-name="T250">)</text:span><text:span text:style-name="T249">.</text:span></text:p>
        </text:list-item>
        <text:list-item>
          <text:p text:style-name="P906">Divide the class into four or five groups.</text:p>
        </text:list-item>
        <text:list-item>
          <text:p text:style-name="P991">Explain the script with the directions, and then read out the conversations clearly, modulating pitch, volume and tone.</text:p>
        </text:list-item>
        <text:list-item>
          <text:p text:style-name="P991">Give the groups five minutes to rehearse the script. Encourage the students to take on roles and learn their lines. They can plan their movements, and improvise on existing materials in the class for props. </text:p>
        </text:list-item>
        <text:list-item>
          <text:p text:style-name="P991">Walk around the class and help the students with planning their little theatre activity. </text:p>
        </text:list-item>
        <text:list-item>
          <text:p text:style-name="P991">Call the groups one-by-one and ask them to present their theatre activity in front of the class. </text:p>
        </text:list-item>
        <text:list-item>
          <text:p text:style-name="P994">The students may look at the blackboard for the lines they have to speak. </text:p>
          <text:p text:style-name="P997">Continued...</text:p>
        </text:list-item>
      </text:list>
      <text:p text:style-name="P970"><text:span text:style-name="T296">Characters: </text:span><text:span text:style-name="T299">Dhondu</text:span><text:span text:style-name="T297">, </text:span><text:span text:style-name="T299">Juno</text:span><text:span text:style-name="T298">, </text:span><text:span text:style-name="T300">washerman, </text:span><text:span text:style-name="T299">villagers</text:span><text:span text:style-name="T297"><text:line-break/>Setting: </text:span><text:span text:style-name="T299">Cucumber field</text:span></text:p>
      <text:p text:style-name="P296">One night, Dhondu eats to his heart and stomach's content. A great feeling of joy sweeps over Dhondu. He looks up at the moon and sighs. </text:p>
      <text:p text:style-name="P289"><text:span text:style-name="T532">Dhondu</text:span>: <text:span text:style-name="T532">Juno, I feel like singing.</text:span></text:p>
      <text:p text:style-name="P314"><text:span text:style-name="T532">Juno (panics)</text:span>: <text:span text:style-name="T532">Don't, Dhondu. Please don't. Come, let us leave now before someone sees us.</text:span></text:p>
      <text:p text:style-name="P317"><text:span text:style-name="T532">Dhondu</text:span>: <text:span text:style-name="T532">Oh, Juno, <text:s/>I know you envy my voice. But this is the perfect time! It's a beautiful night. I have to sing!</text:span></text:p>
      <text:p text:style-name="P293">Dhondu insists <text:span text:style-name="T661">on singing</text:span>, clears his throat and gets ready to break into a song.</text:p>
      <text:p text:style-name="P318"><text:span text:style-name="T30">Juno</text:span><text:span text:style-name="T11"> (</text:span><text:span text:style-name="T30">begs</text:span><text:span text:style-name="T11">): </text:span><text:span text:style-name="T30">The farmers will hear you and come after us. And your voice isn't exactly very sweet, you know.</text:span></text:p>
      <text:p text:style-name="P321"><text:span text:style-name="T533">Dhondu (angrily)</text:span>: <text:span text:style-name="T533">Juno, I am tired of your arguments. Please leave if you wish to.</text:span></text:p>
      <text:p text:style-name="P300">Dhondu raises his head, clears his throat and starts to sing.</text:p>
      <text:p text:style-name="P278"><text:span text:style-name="T533">Juno (leaves)</text:span>: <text:span text:style-name="T533">Don't say you were not warned.</text:span></text:p>
      <text:p text:style-name="P337">Continued...</text:p>
      <text:p text:style-name="P344"><text:span text:style-name="T11">Dhondu</text:span> <text:span text:style-name="T31">(sings)</text:span>: <text:span text:style-name="T11">Shining, shimmering beautiful moon, I would like to sing you a tune. White and Winsome, way up high, You're the prettiest in the sky!</text:span></text:p>
      <text:p text:style-name="P302">Dhondu's song awakens the villagers and the forest animals as well. <text:span text:style-name="T706">T</text:span>he villagers rush to the cucumber garden. Blissfully unaware of the riot, Dhondu continues his full-throated braying.</text:p>
      <text:p text:style-name="P304">Dhondu opens his eyes and sees the villagers. A smile lights his face. He sings more loudly. It is unbearable. The villagers think their eardrums would burst.</text:p>
      <text:p text:style-name="P278"><text:span text:style-name="T534">Washerman (shouts)</text:span>: <text:span text:style-name="T534">Dhondu, stop that noise, you stupid donkey!</text:span></text:p>
      <text:p text:style-name="P278">A <text:span text:style-name="T535">villager</text:span>: <text:span text:style-name="T536">Stop that horrible sound!</text:span></text:p>
      <text:p text:style-name="P308"/>
      <table:table table:name="Table139" table:style-name="Table139">
        <table:table-column table:style-name="Table139.A"/>
        <table:table-column table:style-name="Table139.B"/>
        <table:table-row>
          <table:table-cell table:style-name="Table139.A1" office:value-type="string">
            <text:h text:style-name="P535" text:outline-level="1">Power <text:span text:style-name="T54">Action</text:span></text:h>
          </table:table-cell>
          <table:table-cell table:style-name="Table139.A1" office:value-type="string">
            <text:h text:style-name="P562" text:outline-level="2"><text:span text:style-name="Prefix"><text:span text:style-name="T6">Session</text:span></text:span><text:span text:style-name="T6"> 72</text:span></text:h>
          </table:table-cell>
        </table:table-row>
      </table:table>
      <text:h text:style-name="P402" text:outline-level="3">Focus</text:h>
      <text:p text:style-name="P17"/>
      <table:table table:name="Table142" table:style-name="Table142">
        <table:table-column table:style-name="Table142.A"/>
        <table:table-column table:style-name="Table142.B"/>
        <table:table-row>
          <table:table-cell table:style-name="Table142.A1" office:value-type="string">
            <text:p text:style-name="P226"><text:span text:style-name="T325">Directed</text:span> Commands <text:span text:style-name="T325">Set 1</text:span></text:p>
          </table:table-cell>
          <table:table-cell table:style-name="Table142.B1" office:value-type="string">
            <text:p text:style-name="Table_20_Contents_20_Condensed"><text:span text:style-name="T638">I smack my</text:span> <text:span text:style-name="T647">lips and twirl around</text:span>.<text:span text:style-name="T638"><text:line-break/>» She smacks her lips and twirls around.<text:line-break/>» He smacks his lips and twirls around.<text:line-break/>» We smack our lips and twirl around. </text:span></text:p>
          </table:table-cell>
        </table:table-row>
        <table:table-row>
          <table:table-cell table:style-name="Table142.A2" office:value-type="string">
            <text:p text:style-name="P215"/>
          </table:table-cell>
          <table:table-cell table:style-name="Table142.B2" office:value-type="string">
            <text:p text:style-name="Table_20_Contents_20_Condensed"/>
          </table:table-cell>
        </table:table-row>
        <table:table-row>
          <table:table-cell table:style-name="Table142.A1" office:value-type="string">
            <text:p text:style-name="P226"><text:span text:style-name="T325">Directed</text:span> Commands <text:span text:style-name="T325">Set 2</text:span></text:p>
          </table:table-cell>
          <table:table-cell table:style-name="Table142.B1" office:value-type="string">
            <text:p text:style-name="Table_20_Contents_20_Condensed"><text:span text:style-name="T638">I drag my feet and walk</text:span>.<text:span text:style-name="T638"><text:line-break/>» She drags her feet and walks.<text:line-break/>» He drags his feet and walks.<text:line-break/>» We drag our feet and walk.</text:span></text:p>
          </table:table-cell>
        </table:table-row>
        <table:table-row>
          <table:table-cell table:style-name="Table142.A4" office:value-type="string">
            <text:p text:style-name="P215"/>
          </table:table-cell>
          <table:table-cell table:style-name="Table142.B2" office:value-type="string">
            <text:p text:style-name="Table_20_Contents_20_Condensed"/>
          </table:table-cell>
        </table:table-row>
        <table:table-row>
          <table:table-cell table:style-name="Table142.A1" office:value-type="string">
            <text:p text:style-name="P236">Visualised Commands</text:p>
          </table:table-cell>
          <table:table-cell table:style-name="Table142.B1" office:value-type="string">
            <text:p text:style-name="Table_20_Contents_20_Condensed">Snore loudly.</text:p>
            <text:p text:style-name="Table_20_Contents_20_Condensed">Sing a song.</text:p>
            <text:p text:style-name="Table_20_Contents_20_Condensed">Bite into fat juicy cucumbers.</text:p>
            <text:p text:style-name="Table_20_Contents_20_Condensed">Hold a bowl of ice-cream in your hand and swirl it with a spoon. <text:span text:style-name="T640"><text:s/></text:span></text:p>
          </table:table-cell>
        </table:table-row>
      </table:table>
      <text:p text:style-name="P57"/>
      <text:p text:style-name="P72"><text:span text:style-name="T217">Note </text:span><text:span text:style-name="T219">1</text:span><text:span text:style-name="T217">: </text:span><text:span text:style-name="T218">The </text:span><text:span text:style-name="T219">commands </text:span><text:span text:style-name="T218">in this module are based on the story </text:span><text:span text:style-name="T194">The </text:span><text:span text:style-name="T195">Musical Donkey</text:span><text:span text:style-name="T217">.</text:span></text:p>
      <text:p text:style-name="P72">Note <text:span text:style-name="T707">2</text:span>: <text:s/>Requires sufficient space for movement. </text:p>
      <table:table table:name="Table143" table:style-name="Table143">
        <table:table-column table:style-name="Table143.A"/>
        <table:table-column table:style-name="Table143.B"/>
        <table:table-row>
          <table:table-cell table:style-name="Table143.A1" office:value-type="string">
            <text:h text:style-name="P535" text:outline-level="1">Power <text:span text:style-name="T96">Music</text:span></text:h>
          </table:table-cell>
          <table:table-cell table:style-name="Table143.A1" office:value-type="string">
            <text:h text:style-name="P562" text:outline-level="2"><text:span text:style-name="Prefix"><text:span text:style-name="T6">Session</text:span></text:span><text:span text:style-name="T6"> 72</text:span></text:h>
          </table:table-cell>
        </table:table-row>
      </table:table>
      <text:h text:style-name="P402" text:outline-level="3">Focus</text:h>
      <text:h text:style-name="P519" text:outline-level="3">Listening</text:h>
      <text:list xml:id="list104346468160130" text:continue-list="list1321067313747150053" text:style-name="L102">
        <text:list-item text:start-value="1">
          <text:p text:style-name="P960"><text:span text:style-name="T177">Listen to the entire rhyme “</text:span><text:span text:style-name="T205">Trees</text:span><text:span text:style-name="T178">”</text:span><text:span text:style-name="T177"> on the DVD (Track </text:span><text:span text:style-name="T205">10</text:span><text:span text:style-name="T177">). Do not sing along.</text:span></text:p>
        </text:list-item>
        <text:list-item>
          <text:p text:style-name="P960"><text:span text:style-name="T104">Ask the students to s</text:span><text:span text:style-name="T176">ing the entire rhyme along with the DVD.</text:span></text:p>
        </text:list-item>
      </text:list>
      <text:h text:style-name="P533" text:outline-level="3">Activity</text:h>
      <text:list xml:id="list104346468141277" text:continue-list="list1060410096587414455" text:style-name="L48">
        <text:list-item text:start-value="1">
          <text:p text:style-name="P853">Say <text:span text:style-name="T693">to a student in the front row, </text:span><text:span text:style-name="T68">“</text:span><text:span text:style-name="T89">Water is precious. What else is precious</text:span><text:span text:style-name="T83">?</text:span><text:span text:style-name="T68">”</text:span></text:p>
        </text:list-item>
        <text:list-item>
          <text:p text:style-name="P853"><text:span text:style-name="T306">The student has to answer the question and t</text:span>hen pose the same question to the neighbour to his/her right. <text:span text:style-name="T381">The students may come up with their own answers like</text:span> <text:span text:style-name="T68">“</text:span><text:span text:style-name="T89">Trees are precious</text:span><text:span text:style-name="T83">. </text:span><text:span text:style-name="T89">What else is precious?</text:span><text:span text:style-name="T83">” </text:span><text:span text:style-name="T466">or </text:span><text:span text:style-name="T89">“Time is precious</text:span><text:span text:style-name="T83">. </text:span><text:span text:style-name="T89">What else is precious?</text:span><text:span text:style-name="T83">”</text:span></text:p>
        </text:list-item>
        <text:list-item>
          <text:p text:style-name="P815">Continue the process till all the students <text:span text:style-name="T693">in the class </text:span>get a chance to both answer and ask the question. </text:p>
        </text:list-item>
        <text:list-item>
          <text:p text:style-name="P962">If a student makes a mistake, give the correct statement and ask him/her to repeat it. </text:p>
        </text:list-item>
      </text:list>
      <table:table table:name="Table144" table:style-name="Table144">
        <table:table-column table:style-name="Table144.A"/>
        <table:table-column table:style-name="Table144.B"/>
        <table:table-row>
          <table:table-cell table:style-name="Table144.A1" office:value-type="string">
            <text:h text:style-name="P535" text:outline-level="1">Power <text:span text:style-name="T97">Story </text:span></text:h>
          </table:table-cell>
          <table:table-cell table:style-name="Table144.A1" office:value-type="string">
            <text:h text:style-name="P562" text:outline-level="2"><text:span text:style-name="Prefix"><text:span text:style-name="T6">Session</text:span></text:span><text:span text:style-name="T6"> 72</text:span></text:h>
          </table:table-cell>
        </table:table-row>
      </table:table>
      <text:h text:style-name="P402" text:outline-level="3">Focus</text:h>
      <text:h text:style-name="P473" text:outline-level="3">Tiny Theatre</text:h>
      <text:list xml:id="list104346468173917" text:continue-list="list104346452162062" text:style-name="L96">
        <text:list-item text:start-value="1">
          <text:p text:style-name="P904"><text:span text:style-name="T115">Write the lines from the short-script on the blackboard before F</text:span><text:span text:style-name="T248">ocus. You can skip the stage-directions. </text:span><text:span text:style-name="T249">The script is based on the story “</text:span><text:span text:style-name="T252">The Musical Donkey</text:span><text:span text:style-name="T249">” </text:span><text:span text:style-name="T250">(Pages </text:span><text:span text:style-name="T252">1</text:span><text:span text:style-name="T250">5-</text:span><text:span text:style-name="T252">21</text:span><text:span text:style-name="T250">)</text:span><text:span text:style-name="T249">.</text:span></text:p>
        </text:list-item>
        <text:list-item>
          <text:p text:style-name="P907">Divide the class into four or five groups.</text:p>
        </text:list-item>
        <text:list-item>
          <text:p text:style-name="P992">Explain the script with the directions, and then read out the conversations clearly, modulating pitch, volume and tone.</text:p>
        </text:list-item>
        <text:list-item>
          <text:p text:style-name="P992">Give the groups five minutes to rehearse the script. Encourage the students to take on roles and learn their lines. They can plan their movements, and improvise on existing materials in the class for props. </text:p>
        </text:list-item>
        <text:list-item>
          <text:p text:style-name="P992">Walk around the class and help the students with planning their little theatre activity. </text:p>
        </text:list-item>
        <text:list-item>
          <text:p text:style-name="P992">Call the groups one-by-one and ask them to present their theatre activity in front of the class. </text:p>
        </text:list-item>
        <text:list-item>
          <text:p text:style-name="P995">The students may look at the blackboard for the lines they have to speak. </text:p>
        </text:list-item>
      </text:list>
      <text:p text:style-name="P996"/>
      <text:p text:style-name="P971"><text:span text:style-name="T296">Characters: </text:span><text:span text:style-name="T301">Meera</text:span><text:span text:style-name="T297">, </text:span><text:span text:style-name="T301">Jake</text:span><text:span text:style-name="T298">, </text:span><text:span text:style-name="T302">Teacher</text:span><text:span text:style-name="T297"><text:line-break/>Setting: </text:span><text:span text:style-name="T302">Arts and craft class</text:span></text:p>
      <text:p text:style-name="P297">One <text:span text:style-name="T586">day</text:span>, <text:span text:style-name="T662">Meera and Jake attend their arts and craft class. Their teacher is instructing them to make paper swans and flowers.</text:span></text:p>
      <text:p text:style-name="P291"><text:span text:style-name="T662">Meera (sighs happily)</text:span>: <text:span text:style-name="T586">Jake, I feel so happy making paper swans.</text:span></text:p>
      <text:p text:style-name="P315"><text:span text:style-name="T586">Jake</text:span>: <text:span text:style-name="T586">I can't even make flowers with paper.</text:span></text:p>
      <text:p text:style-name="P316"><text:span text:style-name="T586">Teacher (looks at them)</text:span>: <text:span text:style-name="T532"><text:s/>Meera and Jake, are you both done yet? Show me what you have made. I will check on you in some time.</text:span></text:p>
      <text:p text:style-name="P294"><text:span text:style-name="T662">Meera</text:span> <text:span text:style-name="T586">scrambles around and reaches for her paper swan. Jake eyes her swan and gulps loudly in panic.</text:span></text:p>
      <text:p text:style-name="P319"><text:span text:style-name="T36">Jake</text:span><text:span text:style-name="T11"> (</text:span><text:span text:style-name="T30">begs</text:span><text:span text:style-name="T11">): </text:span><text:span text:style-name="T30"><text:s/></text:span><text:span text:style-name="T38">Meera</text:span><text:span text:style-name="T36">, please make me a paper swan too. I beg you. I don't know how to make </text:span><text:span text:style-name="T39">it</text:span><text:span text:style-name="T36">.</text:span></text:p>
      <text:p text:style-name="P322"><text:span text:style-name="T38">Meera</text:span><text:span text:style-name="T11">: </text:span><text:span text:style-name="T36">Jake, I know you envy my work but I can only help you make it yourself. I can't just make one and hand it to you.</text:span></text:p>
      <text:p text:style-name="P301"><text:span text:style-name="T586">Teacher</text:span> raises <text:span text:style-name="T586">her</text:span> head <text:span text:style-name="T586">from her desk</text:span>, clears <text:span text:style-name="T586">her </text:span><text:s/>throat and starts <text:span text:style-name="T586">walking towards them</text:span>.</text:p>
      <text:p text:style-name="P336">Continued...</text:p>
      <text:p text:style-name="P343"><text:span text:style-name="T586">Jake (panics)</text:span>: <text:span text:style-name="T586">I am going to be in such big trouble! I should just make a paper flower by myself.</text:span></text:p>
      <text:p text:style-name="P303"><text:span text:style-name="T586">Jake gives up on asking Meera again and</text:span> <text:span text:style-name="T586">hurriedly makes another paper flower himself and breathes hard. </text:span></text:p>
      <text:p text:style-name="P281"><text:span text:style-name="T38">Meera</text:span> <text:span text:style-name="T31">(sings </text:span><text:span text:style-name="T36">softly holding her paper swan</text:span><text:span text:style-name="T31">)</text:span>: <text:span text:style-name="T11">Shining, shimmering beautiful </text:span><text:span text:style-name="T36">paper</text:span><text:span text:style-name="T11">, I would like to </text:span><text:span text:style-name="T36">turn you to a swan</text:span><text:span text:style-name="T11">. </text:span><text:span text:style-name="T36">Pretty and dainty</text:span><text:span text:style-name="T11">, </text:span><text:span text:style-name="T40">I'll make you</text:span><text:span text:style-name="T11"> the </text:span><text:span text:style-name="T36">best</text:span><text:span text:style-name="T11"> in the </text:span><text:span text:style-name="T36">class</text:span><text:span text:style-name="T11">!</text:span></text:p>
      <text:p text:style-name="P306"><text:span text:style-name="T145">The teacher</text:span><text:span text:style-name="T146"> </text:span><text:span text:style-name="T145">comes to </text:span><text:span text:style-name="T148">their</text:span><text:span text:style-name="T145"> desk</text:span><text:span text:style-name="T146"> </text:span><text:span text:style-name="T145">and</text:span><text:span text:style-name="T146"> sees </text:span><text:span text:style-name="T145">both their craft work</text:span><text:span text:style-name="T146">. A smile lights </text:span><text:span text:style-name="T147">her</text:span><text:span text:style-name="T146"> face. </text:span><text:span text:style-name="T147">She appreciates both their work</text:span><text:span text:style-name="T146">.</text:span></text:p>
      <text:p text:style-name="P309"><text:span text:style-name="T584">T</text:span><text:span text:style-name="T583">eacher (smiles): What a lovely flower, Jake! And what a beautiful swan, </text:span><text:span text:style-name="T585">Meera</text:span><text:span text:style-name="T583">! </text:span></text:p>
      <text:p text:style-name="P320"/>
      <text:p text:style-name="P51">Note <text:span text:style-name="T657">1</text:span>: Ask the students to listen to the story on their DVD<text:span text:style-name="T658">s</text:span> at home.</text:p>
      <text:p text:style-name="P46"><text:span text:style-name="T276">Note </text:span><text:span text:style-name="T277">2</text:span><text:span text:style-name="T276">: This is the last session of the story </text:span><text:span text:style-name="T284">The </text:span><text:span text:style-name="T285">Musical Donkey</text:span><text:span text:style-name="T276"> in PE L</text:span><text:span text:style-name="T279">3</text:span><text:span text:style-name="T278">M</text:span><text:span text:style-name="T276">. Give the students a copy each of </text:span><text:span text:style-name="T284">The </text:span><text:span text:style-name="T285">Musical Donkey</text:span><text:span text:style-name="T284"> </text:span><text:span text:style-name="T276">for them to take home. The storybook is part of the student’s kit and is the property of the students. </text:span></text:p>
      <text:p text:style-name="Text_20_Body_20_Note"/>
      <text:p text:style-name="P19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arial" svg:font-family="arial, helvetica, sans-serif"/>
    <style:font-face style:name="Aileron" svg:font-family="Aileron" style:font-family-generic="roman"/>
    <style:font-face style:name="Times New Roman1" svg:font-family="'Times New Roman'" style:font-family-generic="roman"/>
    <style:font-face style:name="Droid Sans1" svg:font-family="'Droid Sans'" style:font-adornments="Regular" style:font-family-generic="swiss"/>
    <style:font-face style:name="Times New Roman2" svg:font-family="'Times New Roman'" style:font-family-generic="system"/>
    <style:font-face style:name="Courier New" svg:font-family="'Courier New'" style:font-family-generic="modern" style:font-pitch="fixed"/>
    <style:font-face style:name="Courier New1" svg:font-family="'Courier New'" style:font-adornments="Regular" style:font-family-generic="modern" style:font-pitch="fixed"/>
    <style:font-face style:name="NSimSun" svg:font-family="NSimSun" style:font-family-generic="modern" style:font-pitch="fixed"/>
    <style:font-face style:name="Oswald" svg:font-family="Oswald" style:font-adornments="Regular" style:font-pitch="variable"/>
    <style:font-face style:name="Aileron3" svg:font-family="Aileron" style:font-family-generic="modern" style:font-pitch="variable"/>
    <style:font-face style:name="Aileron2" svg:font-family="Aileron" style:font-adornments="Bold" style:font-family-generic="modern" style:font-pitch="variable"/>
    <style:font-face style:name="Aileron1" svg:font-family="Aileron" style:font-adornments="Regular" style:font-family-generic="modern" style:font-pitch="variable"/>
    <style:font-face style:name="Aileron Heavy" svg:font-family="'Aileron Heavy'" style:font-adornments="Heavy Italic" style:font-family-generic="modern" style:font-pitch="variable"/>
    <style:font-face style:name="Aileron Light" svg:font-family="'Aileron Light'" style:font-adornments="Light Italic" style:font-family-generic="modern" style:font-pitch="variable"/>
    <style:font-face style:name="Aileron SemiBold" svg:font-family="'Aileron SemiBold'" style:font-adornments="SemiBold" style:font-family-generic="modern" style:font-pitch="variable"/>
    <style:font-face style:name="Aileron Thin" svg:font-family="'Aileron Thin'" style:font-adornments="Thi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1201in" loext:contextual-spacing="false" fo:line-height="118%" style:page-number="auto"/>
      <style:text-properties style:font-name="Aileron1" fo:font-family="Aileron" style:font-style-name="Regular" style:font-family-generic="modern" style:font-pitch="variable" fo:font-size="14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ContentsTiny" style:family="paragraph" style:master-page-name="">
      <style:paragraph-properties fo:text-align="start" style:justify-single-word="false" style:page-number="auto"/>
      <style:text-properties style:font-name="Droid Sans" fo:font-family="'Droid Sans'" style:font-style-name="Regular" style:font-family-generic="swiss" style:font-pitch="variable" fo:font-size="9pt" fo:language="en" fo:country="GB" style:font-size-asian="10.5pt"/>
    </style:style>
    <style:style style:name="Session_20_Table_20_Contents" style:display-name="Session Table Contents" style:family="paragraph" style:auto-update="true" style:master-page-name="">
      <style:paragraph-properties fo:text-align="center" style:justify-single-word="false" style:page-number="auto" fo:background-color="transparent" style:shadow="none" style:vertical-align="middle" style:snap-to-layout-grid="false" style:writing-mode="lr-tb">
        <style:tab-stops/>
        <style:background-image/>
      </style:paragraph-properties>
      <style:text-properties style:font-name="Aileron1" fo:font-family="Aileron" style:font-style-name="Regular" style:font-family-generic="modern" style:font-pitch="variable" fo:font-size="9pt" fo:font-style="italic" fo:font-weight="normal" style:font-size-asian="10.5pt" style:font-style-asian="italic" style:font-style-complex="italic"/>
    </style:style>
    <style:style style:name="Text_20_Body_20_Note" style:display-name="Text Body Note" style:family="paragraph" style:parent-style-name="Text_20_body">
      <style:text-properties fo:font-size="11pt" fo:font-style="italic" style:font-size-asian="10.5pt"/>
    </style:style>
    <style:style style:name="Text_20_Body_20_Intro_20_Timing" style:display-name="Text Body Intro Timing" style:family="paragraph" style:parent-style-name="Text_20_Body_20_Intro" style:master-page-name="">
      <style:paragraph-properties fo:text-align="end" style:justify-single-word="false" fo:orphans="0" fo:widows="0" style:page-number="auto" fo:keep-with-next="always"/>
      <style:text-properties fo:font-style="italic" fo:font-weight="bold" style:font-size-asian="10.5pt"/>
    </style:style>
    <style:style style:name="Text_20_Body_20_CP" style:display-name="Text Body CP" style:family="paragraph" style:parent-style-name="Text_20_body">
      <style:paragraph-properties fo:margin-left="1.5in" fo:margin-right="1in" fo:text-indent="-0.5in" style:auto-text-indent="false">
        <style:tab-stops/>
      </style:paragraph-properties>
      <style:text-properties fo:font-style="italic" style:font-size-asian="10.5pt"/>
    </style:style>
    <style:style style:name="Table_20_Contents_20_Condensed" style:display-name="Table Contents Condensed" style:family="paragraph" style:parent-style-name="Table_20_Contents">
      <style:paragraph-properties fo:margin-top="0.0799in" fo:margin-bottom="0.0799in" loext:contextual-spacing="false" fo:line-height="115%"/>
      <style:text-properties style:font-name="Aileron1" fo:font-family="Aileron" style:font-style-name="Regular" style:font-family-generic="modern" style:font-pitch="variable" style:font-size-asian="10.5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er" style:family="paragraph" style:parent-style-name="Standard" style:class="extra" style:master-page-name="">
      <style:paragraph-properties fo:line-height="80%" style:page-number="auto" text:number-lines="false" text:line-number="0">
        <style:tab-stops>
          <style:tab-stop style:position="3.0091in" style:type="center"/>
          <style:tab-stop style:position="6.0181in" style:type="right"/>
        </style:tab-stops>
      </style:paragraph-properties>
      <style:text-properties style:font-name="Aileron Thin" fo:font-family="'Aileron Thin'" style:font-style-name="Thin" style:font-family-generic="modern" style:font-pitch="variable" fo:font-size="10pt" fo:font-weight="250" style:font-size-asian="10.5pt"/>
    </style:style>
    <style:style style:name="Text_20_Body_20_Intro_20_Bullet" style:display-name="Text Body Intro Bullet" style:family="paragraph" style:parent-style-name="Text_20_Body_20_Intro" style:master-page-name="">
      <style:paragraph-properties fo:margin-top="0in" fo:margin-bottom="0.0799in" loext:contextual-spacing="false" style:page-number="auto">
        <style:tab-stops/>
      </style:paragraph-properties>
    </style:style>
    <style:style style:name="Text_20_Body_20_Intro" style:display-name="Text Body Intro" style:family="paragraph" style:parent-style-name="Text_20_body" style:master-page-name="">
      <style:paragraph-properties fo:margin-top="0in" fo:margin-bottom="0.15in" loext:contextual-spacing="false" fo:line-height="115%" fo:orphans="2" fo:widows="2" style:page-number="auto"/>
      <style:text-properties style:font-name="Aileron1" fo:font-family="Aileron" style:font-style-name="Regular" style:font-family-generic="modern" style:font-pitch="variable" fo:font-size="12pt" style:font-size-asian="10.5pt"/>
    </style:style>
    <style:style style:name="Heading_20_4" style:display-name="Heading 4" style:family="paragraph" style:parent-style-name="Heading" style:next-style-name="Text_20_body" style:default-outline-level="4" style:class="text">
      <style:paragraph-properties fo:margin-left="0in" fo:margin-right="0in" fo:margin-top="0.1in" fo:margin-bottom="0.1in" loext:contextual-spacing="false" fo:text-indent="0in" style:auto-text-indent="false"/>
      <style:text-properties fo:text-transform="uppercase" style:font-name="Oswald" fo:font-family="Oswald" style:font-style-name="Regular" style:font-pitch="variable" fo:font-size="12pt" fo:font-style="normal" style:text-underline-style="solid" style:text-underline-width="auto" style:text-underline-color="font-color" fo:font-weight="normal"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left="0.4in" fo:margin-right="0.25in" fo:margin-top="0.1in" fo:margin-bottom="0.15in" loext:contextual-spacing="false" fo:line-height="120%" fo:text-indent="-0.3in" style:auto-text-indent="false" fo:background-color="transparent" style:shadow="none" text:number-lines="false" text:line-number="0">
        <style:tab-stops/>
        <style:background-image/>
      </style:paragraph-properties>
      <style:text-properties style:font-name="Droid Sans" fo:font-family="'Droid Sans'" style:font-style-name="Regular" style:font-family-generic="swiss" style:font-pitch="variable" fo:font-size="14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5in" fo:margin-bottom="0.1in" loext:contextual-spacing="false" fo:text-indent="0in" style:auto-text-indent="false"/>
      <style:text-properties fo:font-variant="small-caps" style:font-name="Aileron2" fo:font-family="Aileron" style:font-style-name="Bold" style:font-family-generic="modern" style:font-pitch="variable" fo:font-size="16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class="text">
      <style:paragraph-properties fo:margin-left="0in" fo:margin-right="0in" fo:margin-top="0in" fo:margin-bottom="0.45in" loext:contextual-spacing="false" fo:text-align="center" style:justify-single-word="false" fo:text-indent="0in" style:auto-text-indent="false" fo:background-color="transparent">
        <style:background-image/>
      </style:paragraph-properties>
      <style:text-properties style:text-outline="false" style:font-name="Aileron SemiBold" fo:font-family="'Aileron SemiBold'" style:font-style-name="SemiBold" style:font-family-generic="modern" style:font-pitch="variable" fo:font-size="32pt" fo:font-style="normal" fo:font-weight="600"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in" fo:margin-bottom="0.45in" loext:contextual-spacing="false" fo:text-indent="0in" style:auto-text-indent="false" style:page-number="auto" fo:break-before="page"/>
      <style:text-properties style:font-name="Aileron SemiBold" fo:font-family="'Aileron SemiBold'" style:font-style-name="SemiBold" style:font-family-generic="modern" style:font-pitch="variable" fo:font-size="32pt" fo:font-weight="600" style:font-size-asian="115%" style:font-weight-asian="bold" style:font-size-complex="115%" style:font-weight-complex="bold"/>
    </style:style>
    <style:style style:name="TableTags" style:family="paragraph" style:parent-style-name="Table_20_Contents">
      <style:paragraph-properties fo:margin-left="0in" fo:margin-right="0in" fo:text-indent="0in" style:auto-text-indent="false"/>
      <style:text-properties style:font-name="Aileron Heavy" fo:font-family="'Aileron Heavy'" style:font-style-name="Heavy Italic" style:font-family-generic="modern" style:font-pitch="variable" fo:font-style="italic" fo:font-weight="900" style:font-size-asian="10.5pt"/>
    </style:style>
    <style:style style:name="Heading_20_1_20_Index_20_Page" style:display-name="Heading 1 Index Page" style:family="paragraph" style:parent-style-name="Heading_20_1" style:next-style-name="Heading_20_2_20_Index_20_Page" style:default-outline-level="" style:list-style-name="" style:master-page-name="">
      <style:paragraph-properties fo:margin-top="0in" fo:margin-bottom="0.15in" loext:contextual-spacing="false" fo:text-align="center" style:justify-single-word="false" style:page-number="auto" fo:break-before="auto" fo:break-after="auto"/>
      <style:text-properties fo:font-size="22pt"/>
    </style:style>
    <style:style style:name="Heading_20_2_20_Index_20_Page" style:display-name="Heading 2 Index Page" style:family="paragraph" style:parent-style-name="Heading_20_2" style:next-style-name="Heading_20_3_20_Index_20_Page" style:default-outline-level="" style:list-style-name="">
      <style:paragraph-properties fo:margin-top="0in" fo:margin-bottom="0in" loext:contextual-spacing="false"/>
      <style:text-properties fo:font-size="20pt"/>
    </style:style>
    <style:style style:name="Heading_20_3_20_Index_20_Page" style:display-name="Heading 3 Index Page" style:family="paragraph" style:parent-style-name="Heading_20_2_20_Index_20_Page" style:master-page-name="">
      <style:paragraph-properties fo:margin-top="0in" fo:margin-bottom="0.3in" loext:contextual-spacing="false" style:page-number="auto"/>
      <style:text-properties fo:font-size="16pt"/>
    </style:style>
    <style:style style:name="Header" style:family="paragraph" style:parent-style-name="Standard" style:class="extra">
      <style:paragraph-properties text:number-lines="false" text:line-number="0">
        <style:tab-stops>
          <style:tab-stop style:position="3.0091in" style:type="center"/>
          <style:tab-stop style:position="6.0181in" style:type="right"/>
        </style:tab-stops>
      </style:paragraph-properties>
    </style:style>
    <style:style style:name="Untitled1" style:family="paragraph" style:parent-style-name="Heading_20_2" style:default-outline-level="" style:list-style-name=""/>
    <style:style style:name="SessionTableHeader" style:family="paragraph" style:parent-style-name="Untitled1" style:master-page-name="">
      <style:paragraph-properties fo:margin-top="0in" fo:margin-bottom="0in" loext:contextual-spacing="false" style:page-number="auto"/>
      <style:text-properties fo:font-size="12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Text_20_Body_20_Compressed" style:display-name="Text Body Compressed" style:family="paragraph" style:parent-style-name="Text_20_body">
      <style:paragraph-properties fo:margin-top="0in" fo:margin-bottom="0.1in" loext:contextual-spacing="false" fo:line-height="115%"/>
    </style:style>
    <style:style style:name="Default" style:family="paragraph" style:default-outline-level="">
      <style:paragraph-properties fo:text-align="start" style:justify-single-word="false"/>
      <style:text-properties style:font-name="Aileron" fo:font-family="Aileron" style:font-family-generic="roman" fo:font-size="12pt" style:font-size-asian="12pt"/>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western" style:family="paragraph" style:default-outline-level="">
      <style:paragraph-properties fo:margin-left="0in" fo:margin-right="0in" fo:margin-top="0.0693in" fo:margin-bottom="0.122in" loext:contextual-spacing="false" fo:text-align="start" style:justify-single-word="false" fo:orphans="2" fo:widows="2" fo:text-indent="0in" style:auto-text-indent="false" style:vertical-align="auto"/>
      <style:text-properties style:font-name="Aileron" fo:font-family="Aileron" style:font-family-generic="roman" fo:font-size="14pt" fo:language="en" fo:country="IN" style:font-size-asian="14pt" style:language-asian="en" style:country-asian="IN" style:font-name-complex="Times New Roman2" style:font-family-complex="'Times New Roman'" style:font-family-generic-complex="system" style:font-size-complex="14pt" style:language-complex="ar" style:country-complex="SA"/>
    </style:style>
    <style:style style:name="text-body-cp-western" style:family="paragraph" style:default-outline-level="">
      <style:paragraph-properties fo:margin-left="1.5in" fo:margin-right="1in" fo:margin-top="0.0693in" fo:margin-bottom="0.122in" loext:contextual-spacing="false" fo:text-align="start" style:justify-single-word="false" fo:orphans="2" fo:widows="2" fo:text-indent="-0.5in" style:auto-text-indent="false" style:vertical-align="auto"/>
      <style:text-properties style:font-name="Aileron" fo:font-family="Aileron" style:font-family-generic="roman" fo:font-size="14pt" fo:language="en" fo:country="IN" fo:font-style="italic" style:font-size-asian="14pt" style:language-asian="en" style:country-asian="IN" style:font-style-asian="italic" style:font-name-complex="Times New Roman2" style:font-family-complex="'Times New Roman'" style:font-family-generic-complex="system" style:font-size-complex="14pt" style:language-complex="ar" style:country-complex="SA" style:font-style-complex="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ext_20_Body_20_" style:display-name="Text Body " style:family="paragraph" style:parent-style-name="Text_20_Body_20_CP">
      <style:text-properties style:font-name="Aileron3" fo:font-family="Aileron" style:font-family-generic="modern" style:font-pitch="variable"/>
    </style:style>
    <style:style style:name="text-body-intro-western" style:family="paragraph" style:default-outline-level="">
      <style:paragraph-properties fo:margin-left="0in" fo:margin-right="0in" fo:margin-top="0.0693in" fo:margin-bottom="0.1492in" loext:contextual-spacing="false" fo:text-align="start" style:justify-single-word="false" fo:orphans="2" fo:widows="2" fo:text-indent="0in" style:auto-text-indent="false" style:vertical-align="auto"/>
      <style:text-properties style:font-name="Aileron" fo:font-family="Aileron" style:font-family-generic="roman" fo:font-size="12pt" fo:language="en" fo:country="IN" style:font-size-asian="12pt" style:language-asian="en" style:country-asian="IN" style:font-name-complex="Times New Roman2" style:font-family-complex="'Times New Roman'" style:font-family-generic-complex="system" style:font-size-complex="12pt" style:language-complex="ar" style:country-complex="SA"/>
    </style:style>
    <style:style style:name="table-contents-condensed-western" style:family="paragraph" style:default-outline-level="">
      <style:paragraph-properties fo:margin-left="0in" fo:margin-right="0in" fo:margin-top="0.0693in" fo:margin-bottom="0.122in" loext:contextual-spacing="false" fo:text-align="start" style:justify-single-word="false" fo:orphans="2" fo:widows="2" fo:text-indent="0in" style:auto-text-indent="false" style:vertical-align="auto"/>
      <style:text-properties fo:font-size="12pt" fo:language="en" fo:country="IN" style:font-size-asian="12pt" style:language-asian="en" style:country-asian="IN" style:font-name-complex="Times New Roman2" style:font-family-complex="'Times New Roman'" style:font-family-generic-complex="system" style:font-size-complex="12pt"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refix" style:family="text">
      <style:text-properties style:font-name="Aileron Light" fo:font-family="'Aileron Light'" style:font-style-name="Light Italic" style:font-family-generic="modern" style:font-pitch="variable" fo:font-size="20pt" fo:font-style="italic" fo:font-weight="250" style:font-size-asian="10.5pt"/>
    </style:style>
    <style:style style:name="Exampl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Default_20_Paragraph_20_Font" style:display-name="Default Paragraph Font" style:family="text"/>
    <style:style style:name="ListLabel_20_1" style:display-name="ListLabel 1" style:family="text">
      <style:text-properties style:font-name="Times New Roman1" fo:font-family="'Times New Roman'" style:font-family-generic="roma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font-name="Times New Roman1" fo:font-family="'Times New Roman'" style:font-family-generic="roman" style:font-name-complex="Times New Roman2" style:font-family-complex="'Times New Roman'" style:font-family-generic-complex="system"/>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style:tab-stops>
          <style:tab-stop style:position="2.2083in" style:type="center"/>
          <style:tab-stop style:position="6.0181in" style:type="right"/>
        </style:tab-stops>
      </style:paragraph-properties>
    </style:style>
    <style:style style:name="MT1" style:family="text">
      <style:text-properties style:font-name="Times New Roman1" officeooo:rsid="0033f6bf"/>
    </style:style>
    <style:style style:name="Mfr1" style:family="graphic" style:parent-style-name="Graphics">
      <style:graphic-properties style:wrap="run-through" style:number-wrapped-paragraphs="no-limit" style:vertical-pos="from-top" style:vertical-rel="page-content" style:horizontal-pos="center"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Mfr3" style:family="graphic" style:parent-style-name="Graphics">
      <style:graphic-properties style:wrap="run-through" style:number-wrapped-paragraphs="no-limit" style:vertical-pos="from-top" style:vertical-rel="page-content" style:horizontal-pos="right" style:horizontal-rel="paragraph" style:mirror="none" fo:clip="rect(0in, 0in, 0in, 0in)" draw:luminance="0%" draw:contrast="0%" draw:red="0%" draw:green="0%" draw:blue="0%" draw:gamma="100%" draw:color-inversion="false" draw:image-opacity="100%" draw:color-mode="standard"/>
    </style:style>
    <style:style style:name="Mfr4" style:family="graphic" style:parent-style-name="Graphics">
      <style:graphic-properties style:wrap="run-through" style:number-wrapped-paragraphs="no-limit" style:vertical-pos="from-top" style:vertical-rel="page-content" style:horizontal-pos="left" style:horizontal-rel="paragraph" style:mirror="none" fo:clip="rect(0in, 0in, 0in, 0in)" draw:luminance="0%" draw:contrast="0%" draw:red="0%" draw:green="0%" draw:blue="0%" draw:gamma="100%" draw:color-inversion="false" draw:image-opacity="100%" draw:color-mode="standard"/>
    </style:style>
    <style:page-layout style:name="Mpm1" style:page-usage="mirrored">
      <style:page-layout-properties fo:page-width="8.2681in" fo:page-height="11.6929in" style:num-format="1" style:print-orientation="portrait" fo:margin-top="1in" fo:margin-bottom="1in" fo:margin-left="1.25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i" style:print-orientation="portrait" fo:margin-top="1in" fo:margin-bottom="1in" fo:margin-left="1in" fo:margin-right="1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701in" fo:page-height="11.6902in" style:num-format="1" style:print-orientation="portrait" fo:margin-top="0.4in" fo:margin-bottom="0.5in" fo:margin-left="1in" fo:margin-right="1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1in" fo:margin-bottom="0.5in" fo:margin-left="1in" fo:margin-right="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master-page style:name="First_20_Pages" style:display-name="First Pages" style:page-layout-name="Mpm2">
      <style:footer>
        <text:p text:style-name="MP1"><text:page-number text:select-page="current">xvii</text:page-number></text:p>
      </style:footer>
    </style:master-page>
    <style:master-page style:name="Inner_20_Pages" style:display-name="Inner Pages" style:page-layout-name="Mpm3">
      <style:header>
        <text:p text:style-name="Header"><draw:frame draw:style-name="Mfr1" draw:name="graphics1" text:anchor-type="paragraph" svg:y="0.7in" svg:width="6.2701in" svg:height="0.2709in" draw:z-index="137"><draw:image xlink:href="Pictures/1000020100000BEB00000084F6502480.png" xlink:type="simple" xlink:show="embed" xlink:actuate="onLoad"/></draw:frame></text:p>
      </style:header>
      <style:footer>
        <text:p text:style-name="MP2"><draw:frame draw:style-name="Mfr2" draw:name="graphics2" text:anchor-type="paragraph" svg:width="1.25in" svg:height="0.3902in" draw:z-index="176"><draw:image xlink:href="Pictures/100002010000012C0000005E263BC466.png" xlink:type="simple" xlink:show="embed" xlink:actuate="onLoad"/></draw:frame><text:span text:style-name="MT1"><text:tab/>©</text:span> 2014 Karadi Path Education Company Pvt. Ltd.<text:line-break/><text:line-break/><text:tab/><text:page-number text:select-page="current">51</text:page-number></text:p>
      </style:footer>
    </style:master-page>
    <style:master-page style:name="HTML" style:page-layout-name="Mpm4"/>
    <style:master-page style:name="First_20_Page" style:display-name="First Page" style:page-layout-name="Mpm5" style:next-style-name="First_20_Pages">
      <style:header>
        <text:p text:style-name="Header"><draw:frame draw:style-name="Mfr3" draw:name="graphics3" text:anchor-type="paragraph" svg:y="0in" svg:width="1.1098in" svg:height="1in" draw:z-index="209"><draw:image xlink:href="Pictures/10000201000002A400000260B7158D92.png" xlink:type="simple" xlink:show="embed" xlink:actuate="onLoad"/></draw:frame><draw:frame draw:style-name="Mfr4" draw:name="graphics4" text:anchor-type="paragraph" svg:y="0in" svg:width="1.1098in" svg:height="1in" draw:z-index="211"><draw:image xlink:href="Pictures/10000201000002A400000260B7158D92.png" xlink:type="simple" xlink:show="embed" xlink:actuate="onLoad"/></draw:frame> </text:p>
      </style:header>
    </style:master-page>
    <style:master-page style:name="Index_20_Pages" style:display-name="Index Pages" style:page-layout-name="Mpm2">
      <style:footer>
        <text:p text:style-name="MP1"><text:page-number text:select-page="current">0</text:page-number></text:p>
      </style:footer>
    </style:master-page>
    <style:master-page style:name="Index" style:page-layout-name="Mpm6"/>
    <style:master-page style:name="Footnote" style:page-layout-name="Mpm7"/>
    <style:master-page style:name="Endnote" style:page-layout-name="Mpm7"/>
    <style:master-page style:name="Inner_20_Pages_20_No_20_Paw" style:display-name="Inner Pages No Paw" style:page-layout-name="Mpm8" style:next-style-name="Inner_20_Pages">
      <style:header>
        <text:p text:style-name="Header"/>
      </style:header>
      <style:footer>
        <text:p text:style-name="MP2"><draw:frame draw:style-name="Mfr2" draw:name="Image1" text:anchor-type="paragraph" svg:width="1.25in" svg:height="0.3902in" draw:z-index="225"><draw:image xlink:href="Pictures/100002010000012C0000005E263BC466.png" xlink:type="simple" xlink:show="embed" xlink:actuate="onLoad"/></draw:frame><text:span text:style-name="MT1"><text:tab/>©</text:span> 2014 Karadi Path Education Company Pvt. Ltd.<text:line-break/><text:line-break/><text:tab/><text:page-number text:select-page="current">3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5T11:34:00</meta:creation-date>
    <dc:date>2014-12-04T10:43:45.338000000</dc:date>
    <meta:editing-duration>P6DT17H6M1S</meta:editing-duration>
    <meta:editing-cycles>1170</meta:editing-cycles>
    <meta:generator>LibreOffice/4.3.4.1$Windows_x86 LibreOffice_project/bc356b2f991740509f321d70e4512a6a54c5f243</meta:generator>
    <meta:print-date>2014-12-02T21:59:04.702000000</meta:print-date>
    <meta:document-statistic meta:table-count="162" meta:image-count="5" meta:object-count="0" meta:page-count="149" meta:paragraph-count="2199" meta:word-count="21871" meta:character-count="116868" meta:non-whitespace-character-count="97280"/>
  </office:meta>
</office:document-meta>
</file>